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2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 style:data-style-name="N116">
      <style:table-cell-properties fo:background-color="transparent"/>
    </style:style>
    <style:style style:name="ce3" style:family="table-cell" style:parent-style-name="Default" style:data-style-name="N116">
      <style:text-properties fo:font-weight="bold" style:font-weight-asian="bold" style:font-weight-complex="bold"/>
    </style:style>
    <style:style style:name="ce4" style:family="table-cell" style:parent-style-name="Default" style:data-style-name="N116"/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2"/>
        <table:table-column table:style-name="co1" table:number-columns-repeated="6" table:default-cell-style-name="ce4"/>
        <table:table-column table:style-name="co2" table:number-columns-repeated="1014" table:default-cell-style-name="Default"/>
        <table:table-row table:style-name="ro1">
          <table:table-cell table:style-name="ce1" office:value-type="string">
            <text:p>Px</text:p>
          </table:table-cell>
          <table:table-cell table:style-name="ce1" office:value-type="string">
            <text:p>Py</text:p>
          </table:table-cell>
          <table:table-cell table:style-name="ce1" office:value-type="string">
            <text:p>Pz</text:p>
          </table:table-cell>
          <table:table-cell table:style-name="ce3" office:value-type="string">
            <text:p>J0</text:p>
          </table:table-cell>
          <table:table-cell table:style-name="ce3" office:value-type="string">
            <text:p>J1</text:p>
          </table:table-cell>
          <table:table-cell table:style-name="ce3" office:value-type="string">
            <text:p>J2</text:p>
          </table:table-cell>
          <table:table-cell table:style-name="ce3" office:value-type="string">
            <text:p>J3</text:p>
          </table:table-cell>
          <table:table-cell table:style-name="ce3" office:value-type="string">
            <text:p>J4</text:p>
          </table:table-cell>
          <table:table-cell table:style-name="ce3" office:value-type="string">
            <text:p>J5</text:p>
          </table:table-cell>
          <table:table-cell table:style-name="ce5" table:number-columns-repeated="1014"/>
        </table:table-row>
        <table:table-row table:style-name="ro2">
          <table:table-cell office:value-type="float" office:value="44.5577">
            <text:p>44.558</text:p>
          </table:table-cell>
          <table:table-cell office:value-type="float" office:value="-20">
            <text:p>-20.000</text:p>
          </table:table-cell>
          <table:table-cell office:value-type="float" office:value="57.7101">
            <text:p>57.710</text:p>
          </table:table-cell>
          <table:table-cell office:value-type="float" office:value="3.40741600511705">
            <text:p>3.407</text:p>
          </table:table-cell>
          <table:table-cell office:value-type="float" office:value="-1.69769144568205">
            <text:p>-1.698</text:p>
          </table:table-cell>
          <table:table-cell office:value-type="float" office:value="1.88783376206206">
            <text:p>1.888</text:p>
          </table:table-cell>
          <table:table-cell office:value-type="float" office:value="2.3002187272156">
            <text:p>2.300</text:p>
          </table:table-cell>
          <table:table-cell office:value-type="float" office:value="-3.25163611428748">
            <text:p>-3.252</text:p>
          </table:table-cell>
          <table:table-cell office:value-type="float" office:value="-2.12928412504665">
            <text:p>-2.129</text:p>
          </table:table-cell>
          <table:table-cell table:number-columns-repeated="1014"/>
        </table:table-row>
        <table:table-row table:style-name="ro2">
          <table:table-cell office:value-type="float" office:value="44.5579264536745">
            <text:p>44.558</text:p>
          </table:table-cell>
          <table:table-cell office:value-type="float" office:value="-19.9101771788955">
            <text:p>-19.910</text:p>
          </table:table-cell>
          <table:table-cell office:value-type="float" office:value="57.709905080922">
            <text:p>57.710</text:p>
          </table:table-cell>
          <table:table-cell office:value-type="float" office:value="3.41337973074129">
            <text:p>3.413</text:p>
          </table:table-cell>
          <table:table-cell office:value-type="float" office:value="-1.69130873526778">
            <text:p>-1.691</text:p>
          </table:table-cell>
          <table:table-cell office:value-type="float" office:value="1.87910641451941">
            <text:p>1.879</text:p>
          </table:table-cell>
          <table:table-cell office:value-type="float" office:value="2.31522148599499">
            <text:p>2.315</text:p>
          </table:table-cell>
          <table:table-cell office:value-type="float" office:value="-3.25675014861623">
            <text:p>-3.257</text:p>
          </table:table-cell>
          <table:table-cell office:value-type="float" office:value="-2.14307470321538">
            <text:p>-2.143</text:p>
          </table:table-cell>
          <table:table-cell table:number-columns-repeated="3"/>
          <table:table-cell office:value-type="string">
            <text:p>Position over time</text:p>
          </table:table-cell>
          <table:table-cell table:number-columns-repeated="1010"/>
        </table:table-row>
        <table:table-row table:style-name="ro2">
          <table:table-cell office:value-type="float" office:value="44.5581534264463">
            <text:p>44.558</text:p>
          </table:table-cell>
          <table:table-cell office:value-type="float" office:value="-19.8203538574111">
            <text:p>-19.820</text:p>
          </table:table-cell>
          <table:table-cell office:value-type="float" office:value="57.7097108791892">
            <text:p>57.710</text:p>
          </table:table-cell>
          <table:table-cell office:value-type="float" office:value="3.4193372969658">
            <text:p>3.419</text:p>
          </table:table-cell>
          <table:table-cell office:value-type="float" office:value="-1.68491333495205">
            <text:p>-1.685</text:p>
          </table:table-cell>
          <table:table-cell office:value-type="float" office:value="1.87038323729299">
            <text:p>1.870</text:p>
          </table:table-cell>
          <table:table-cell office:value-type="float" office:value="2.33044553626887">
            <text:p>2.330</text:p>
          </table:table-cell>
          <table:table-cell office:value-type="float" office:value="-3.2618444838889">
            <text:p>-3.262</text:p>
          </table:table-cell>
          <table:table-cell office:value-type="float" office:value="-2.15709669624122">
            <text:p>-2.157</text:p>
          </table:table-cell>
          <table:table-cell>
            <draw:frame table:end-cell-address="Sheet1.R24" table:end-x="0.0622in" table:end-y="0.1472in" draw:z-index="0" draw:style-name="gr1" draw:text-style-name="P1" svg:width="6.3055in" svg:height="3.5457in" svg:x="0.8693in" svg:y="0.1575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2">
          <table:table-cell office:value-type="float" office:value="44.5583809181173">
            <text:p>44.558</text:p>
          </table:table-cell>
          <table:table-cell office:value-type="float" office:value="-19.7305300311605">
            <text:p>-19.731</text:p>
          </table:table-cell>
          <table:table-cell office:value-type="float" office:value="57.7095173955629">
            <text:p>57.710</text:p>
          </table:table-cell>
          <table:table-cell office:value-type="float" office:value="3.42528852994326">
            <text:p>3.425</text:p>
          </table:table-cell>
          <table:table-cell office:value-type="float" office:value="-1.67850520176052">
            <text:p>-1.679</text:p>
          </table:table-cell>
          <table:table-cell office:value-type="float" office:value="1.86166416639402">
            <text:p>1.862</text:p>
          </table:table-cell>
          <table:table-cell office:value-type="float" office:value="2.34589447893165">
            <text:p>2.346</text:p>
          </table:table-cell>
          <table:table-cell office:value-type="float" office:value="-3.26691869170539">
            <text:p>-3.267</text:p>
          </table:table-cell>
          <table:table-cell office:value-type="float" office:value="-2.17135366187274">
            <text:p>-2.171</text:p>
          </table:table-cell>
          <table:table-cell table:number-columns-repeated="1014"/>
        </table:table-row>
        <table:table-row table:style-name="ro2">
          <table:table-cell office:value-type="float" office:value="44.5586089284775">
            <text:p>44.559</text:p>
          </table:table-cell>
          <table:table-cell office:value-type="float" office:value="-19.6407056957435">
            <text:p>-19.641</text:p>
          </table:table-cell>
          <table:table-cell office:value-type="float" office:value="57.7093246307909">
            <text:p>57.709</text:p>
          </table:table-cell>
          <table:table-cell office:value-type="float" office:value="3.43123325491425">
            <text:p>3.431</text:p>
          </table:table-cell>
          <table:table-cell office:value-type="float" office:value="-1.67208429360527">
            <text:p>-1.672</text:p>
          </table:table-cell>
          <table:table-cell office:value-type="float" office:value="1.85294913849572">
            <text:p>1.853</text:p>
          </table:table-cell>
          <table:table-cell office:value-type="float" office:value="2.36157198705884">
            <text:p>2.362</text:p>
          </table:table-cell>
          <table:table-cell office:value-type="float" office:value="-3.27197233788903">
            <text:p>-3.272</text:p>
          </table:table-cell>
          <table:table-cell office:value-type="float" office:value="-2.18584922987235">
            <text:p>-2.186</text:p>
          </table:table-cell>
          <table:table-cell table:number-columns-repeated="1014"/>
        </table:table-row>
        <table:table-row table:style-name="ro2">
          <table:table-cell office:value-type="float" office:value="44.5588374573053">
            <text:p>44.559</text:p>
          </table:table-cell>
          <table:table-cell office:value-type="float" office:value="-19.550880846746">
            <text:p>-19.551</text:p>
          </table:table-cell>
          <table:table-cell office:value-type="float" office:value="57.7091325856073">
            <text:p>57.709</text:p>
          </table:table-cell>
          <table:table-cell office:value-type="float" office:value="3.43717129621388">
            <text:p>3.437</text:p>
          </table:table-cell>
          <table:table-cell office:value-type="float" office:value="-1.6656505692879">
            <text:p>-1.666</text:p>
          </table:table-cell>
          <table:table-cell office:value-type="float" office:value="1.84423809092937">
            <text:p>1.844</text:p>
          </table:table-cell>
          <table:table-cell office:value-type="float" office:value="2.37748180759574">
            <text:p>2.377</text:p>
          </table:table-cell>
          <table:table-cell office:value-type="float" office:value="-3.27700498237094">
            <text:p>-3.277</text:p>
          </table:table-cell>
          <table:table-cell office:value-type="float" office:value="-2.20058710370617">
            <text:p>-2.201</text:p>
          </table:table-cell>
          <table:table-cell table:number-columns-repeated="1014"/>
        </table:table-row>
        <table:table-row table:style-name="ro2">
          <table:table-cell office:value-type="float" office:value="44.559066504367">
            <text:p>44.559</text:p>
          </table:table-cell>
          <table:table-cell office:value-type="float" office:value="-19.4610554797402">
            <text:p>-19.461</text:p>
          </table:table-cell>
          <table:table-cell office:value-type="float" office:value="57.7089412607318">
            <text:p>57.709</text:p>
          </table:table-cell>
          <table:table-cell office:value-type="float" office:value="3.4431024772775">
            <text:p>3.443</text:p>
          </table:table-cell>
          <table:table-cell office:value-type="float" office:value="-1.65920398850095">
            <text:p>-1.659</text:p>
          </table:table-cell>
          <table:table-cell office:value-type="float" office:value="1.83553096167765">
            <text:p>1.836</text:p>
          </table:table-cell>
          <table:table-cell office:value-type="float" office:value="2.39362776309083">
            <text:p>2.394</text:p>
          </table:table-cell>
          <table:table-cell office:value-type="float" office:value="-3.28201617907014">
            <text:p>-3.282</text:p>
          </table:table-cell>
          <table:table-cell office:value-type="float" office:value="-2.21557106227571">
            <text:p>-2.216</text:p>
          </table:table-cell>
          <table:table-cell table:number-columns-repeated="1014"/>
        </table:table-row>
        <table:table-row table:style-name="ro2">
          <table:table-cell office:value-type="float" office:value="44.5592960694168">
            <text:p>44.559</text:p>
          </table:table-cell>
          <table:table-cell office:value-type="float" office:value="-19.3712295902844">
            <text:p>-19.371</text:p>
          </table:table-cell>
          <table:table-cell office:value-type="float" office:value="57.7087506568703">
            <text:p>57.709</text:p>
          </table:table-cell>
          <table:table-cell office:value-type="float" office:value="3.44902662064675">
            <text:p>3.449</text:p>
          </table:table-cell>
          <table:table-cell office:value-type="float" office:value="-1.65274451183157">
            <text:p>-1.653</text:p>
          </table:table-cell>
          <table:table-cell office:value-type="float" office:value="1.82682768937108">
            <text:p>1.827</text:p>
          </table:table-cell>
          <table:table-cell office:value-type="float" office:value="2.41001375347611">
            <text:p>2.410</text:p>
          </table:table-cell>
          <table:table-cell office:value-type="float" office:value="-3.28700547577102">
            <text:p>-3.287</text:p>
          </table:table-cell>
          <table:table-cell office:value-type="float" office:value="-2.23080496169759">
            <text:p>-2.231</text:p>
          </table:table-cell>
          <table:table-cell table:number-columns-repeated="1014"/>
        </table:table-row>
        <table:table-row table:style-name="ro2">
          <table:table-cell office:value-type="float" office:value="44.559526152197">
            <text:p>44.560</text:p>
          </table:table-cell>
          <table:table-cell office:value-type="float" office:value="-19.2814031739231">
            <text:p>-19.281</text:p>
          </table:table-cell>
          <table:table-cell office:value-type="float" office:value="57.7085607747135">
            <text:p>57.709</text:p>
          </table:table-cell>
          <table:table-cell office:value-type="float" office:value="3.45494354797702">
            <text:p>3.455</text:p>
          </table:table-cell>
          <table:table-cell office:value-type="float" office:value="-1.64627210076211">
            <text:p>-1.646</text:p>
          </table:table-cell>
          <table:table-cell office:value-type="float" office:value="1.81812821328048">
            <text:p>1.818</text:p>
          </table:table-cell>
          <table:table-cell office:value-type="float" office:value="2.42664375789165">
            <text:p>2.427</text:p>
          </table:table-cell>
          <table:table-cell office:value-type="float" office:value="-3.29197241399748">
            <text:p>-3.292</text:p>
          </table:table-cell>
          <table:table-cell office:value-type="float" office:value="-2.24629273713018">
            <text:p>-2.246</text:p>
          </table:table-cell>
          <table:table-cell table:number-columns-repeated="1014"/>
        </table:table-row>
        <table:table-row table:style-name="ro2">
          <table:table-cell office:value-type="float" office:value="44.5597567524377">
            <text:p>44.560</text:p>
          </table:table-cell>
          <table:table-cell office:value-type="float" office:value="-19.1915762261868">
            <text:p>-19.192</text:p>
          </table:table-cell>
          <table:table-cell office:value-type="float" office:value="57.7083716149375">
            <text:p>57.708</text:p>
          </table:table-cell>
          <table:table-cell office:value-type="float" office:value="3.46085308004283">
            <text:p>3.461</text:p>
          </table:table-cell>
          <table:table-cell office:value-type="float" office:value="-1.63978671767502">
            <text:p>-1.640</text:p>
          </table:table-cell>
          <table:table-cell office:value-type="float" office:value="1.80943247331538">
            <text:p>1.809</text:p>
          </table:table-cell>
          <table:table-cell office:value-type="float" office:value="2.44352183656692">
            <text:p>2.444</text:p>
          </table:table-cell>
          <table:table-cell office:value-type="float" office:value="-3.29691652888245">
            <text:p>-3.297</text:p>
          </table:table-cell>
          <table:table-cell office:value-type="float" office:value="-2.26203840465076">
            <text:p>-2.262</text:p>
          </table:table-cell>
          <table:table-cell table:number-columns-repeated="1014"/>
        </table:table-row>
        <table:table-row table:style-name="ro2">
          <table:table-cell office:value-type="float" office:value="44.5599878698567">
            <text:p>44.560</text:p>
          </table:table-cell>
          <table:table-cell office:value-type="float" office:value="-19.1017487425922">
            <text:p>-19.102</text:p>
          </table:table-cell>
          <table:table-cell office:value-type="float" office:value="57.7081831782031">
            <text:p>57.708</text:p>
          </table:table-cell>
          <table:table-cell office:value-type="float" office:value="3.46675503674556">
            <text:p>3.467</text:p>
          </table:table-cell>
          <table:table-cell office:value-type="float" office:value="-1.63328832585315">
            <text:p>-1.633</text:p>
          </table:table-cell>
          <table:table-cell office:value-type="float" office:value="1.80074041001577">
            <text:p>1.801</text:p>
          </table:table-cell>
          <table:table-cell office:value-type="float" office:value="2.46065213274368">
            <text:p>2.461</text:p>
          </table:table-cell>
          <table:table-cell office:value-type="float" office:value="-3.30183734903477">
            <text:p>-3.302</text:p>
          </table:table-cell>
          <table:table-cell office:value-type="float" office:value="-2.27804606318292">
            <text:p>-2.278</text:p>
          </table:table-cell>
          <table:table-cell table:number-columns-repeated="1014"/>
        </table:table-row>
        <table:table-row table:style-name="ro2">
          <table:table-cell office:value-type="float" office:value="44.5602195041596">
            <text:p>44.560</text:p>
          </table:table-cell>
          <table:table-cell office:value-type="float" office:value="-19.011920718642">
            <text:p>-19.012</text:p>
          </table:table-cell>
          <table:table-cell office:value-type="float" office:value="57.7079954651554">
            <text:p>57.708</text:p>
          </table:table-cell>
          <table:table-cell office:value-type="float" office:value="3.47264923711973">
            <text:p>3.473</text:p>
          </table:table-cell>
          <table:table-cell office:value-type="float" office:value="-1.62677688948302">
            <text:p>-1.627</text:p>
          </table:table-cell>
          <table:table-cell office:value-type="float" office:value="1.79205196454858">
            <text:p>1.792</text:p>
          </table:table-cell>
          <table:table-cell office:value-type="float" office:value="2.47803887465719">
            <text:p>2.478</text:p>
          </table:table-cell>
          <table:table-cell office:value-type="float" office:value="-3.30673439640079">
            <text:p>-3.307</text:p>
          </table:table-cell>
          <table:table-cell office:value-type="float" office:value="-2.29431989647438">
            <text:p>-2.294</text:p>
          </table:table-cell>
          <table:table-cell table:number-columns-repeated="1014"/>
        </table:table-row>
        <table:table-row table:style-name="ro2">
          <table:table-cell office:value-type="float" office:value="44.5604516550396">
            <text:p>44.560</text:p>
          </table:table-cell>
          <table:table-cell office:value-type="float" office:value="-18.9220921498249">
            <text:p>-18.922</text:p>
          </table:table-cell>
          <table:table-cell office:value-type="float" office:value="57.7078084764239">
            <text:p>57.708</text:p>
          </table:table-cell>
          <table:table-cell office:value-type="float" office:value="3.47853549934086">
            <text:p>3.479</text:p>
          </table:table-cell>
          <table:table-cell office:value-type="float" office:value="-1.62025237365734">
            <text:p>-1.620</text:p>
          </table:table-cell>
          <table:table-cell office:value-type="float" office:value="1.78336707870274">
            <text:p>1.783</text:p>
          </table:table-cell>
          <table:table-cell office:value-type="float" office:value="2.49568637756967">
            <text:p>2.496</text:p>
          </table:table-cell>
          <table:table-cell office:value-type="float" office:value="-3.311607186124">
            <text:p>-3.312</text:p>
          </table:table-cell>
          <table:table-cell office:value-type="float" office:value="-2.31086417513116">
            <text:p>-2.311</text:p>
          </table:table-cell>
          <table:table-cell table:number-columns-repeated="1014"/>
        </table:table-row>
        <table:table-row table:style-name="ro2">
          <table:table-cell office:value-type="float" office:value="44.5606843221773">
            <text:p>44.561</text:p>
          </table:table-cell>
          <table:table-cell office:value-type="float" office:value="-18.8322630316158">
            <text:p>-18.832</text:p>
          </table:table-cell>
          <table:table-cell office:value-type="float" office:value="57.7076222126219">
            <text:p>57.708</text:p>
          </table:table-cell>
          <table:table-cell office:value-type="float" office:value="3.48441364073203">
            <text:p>3.484</text:p>
          </table:table-cell>
          <table:table-cell office:value-type="float" office:value="-1.61371474437751">
            <text:p>-1.614</text:p>
          </table:table-cell>
          <table:table-cell office:value-type="float" office:value="1.77468569488444">
            <text:p>1.775</text:p>
          </table:table-cell>
          <table:table-cell office:value-type="float" office:value="2.51359904585795">
            <text:p>2.514</text:p>
          </table:table-cell>
          <table:table-cell office:value-type="float" office:value="-3.3164552263983">
            <text:p>-3.316</text:p>
          </table:table-cell>
          <table:table-cell office:value-type="float" office:value="-2.32768325870754">
            <text:p>-2.328</text:p>
          </table:table-cell>
          <table:table-cell table:number-columns-repeated="1014"/>
        </table:table-row>
        <table:table-row table:style-name="ro2">
          <table:table-cell office:value-type="float" office:value="44.5609175052411">
            <text:p>44.561</text:p>
          </table:table-cell>
          <table:table-cell office:value-type="float" office:value="-18.7424333594754">
            <text:p>-18.742</text:p>
          </table:table-cell>
          <table:table-cell office:value-type="float" office:value="57.7074366743462">
            <text:p>57.707</text:p>
          </table:table-cell>
          <table:table-cell office:value-type="float" office:value="3.49028347777212">
            <text:p>3.490</text:p>
          </table:table-cell>
          <table:table-cell office:value-type="float" office:value="-1.60716396855559">
            <text:p>-1.607</text:p>
          </table:table-cell>
          <table:table-cell office:value-type="float" office:value="1.76600775611152">
            <text:p>1.766</text:p>
          </table:table-cell>
          <table:table-cell office:value-type="float" office:value="2.53178137515862">
            <text:p>2.532</text:p>
          </table:table-cell>
          <table:table-cell office:value-type="float" office:value="-3.32127801831866">
            <text:p>-3.321</text:p>
          </table:table-cell>
          <table:table-cell office:value-type="float" office:value="-2.3447815978479">
            <text:p>-2.345</text:p>
          </table:table-cell>
          <table:table-cell table:number-columns-repeated="1014"/>
        </table:table-row>
        <table:table-row table:style-name="ro2">
          <table:table-cell office:value-type="float" office:value="44.5611512038867">
            <text:p>44.561</text:p>
          </table:table-cell>
          <table:table-cell office:value-type="float" office:value="-18.6526031288505">
            <text:p>-18.653</text:p>
          </table:table-cell>
          <table:table-cell office:value-type="float" office:value="57.7072518621768">
            <text:p>57.707</text:p>
          </table:table-cell>
          <table:table-cell office:value-type="float" office:value="3.49614482610309">
            <text:p>3.496</text:p>
          </table:table-cell>
          <table:table-cell office:value-type="float" office:value="-1.60060001401747">
            <text:p>-1.601</text:p>
          </table:table-cell>
          <table:table-cell office:value-type="float" office:value="1.75733320600974">
            <text:p>1.757</text:p>
          </table:table-cell>
          <table:table-cell office:value-type="float" office:value="2.55023795457273">
            <text:p>2.550</text:p>
          </table:table-cell>
          <table:table-cell office:value-type="float" office:value="-3.32607505572681">
            <text:p>-3.326</text:p>
          </table:table-cell>
          <table:table-cell office:value-type="float" office:value="-2.36216373649517">
            <text:p>-2.362</text:p>
          </table:table-cell>
          <table:table-cell table:number-columns-repeated="1014"/>
        </table:table-row>
        <table:table-row table:style-name="ro2">
          <table:table-cell office:value-type="float" office:value="44.5613854177572">
            <text:p>44.561</text:p>
          </table:table-cell>
          <table:table-cell office:value-type="float" office:value="-18.5627723351739">
            <text:p>-18.563</text:p>
          </table:table-cell>
          <table:table-cell office:value-type="float" office:value="57.7070677766768">
            <text:p>57.707</text:p>
          </table:table-cell>
          <table:table-cell office:value-type="float" office:value="3.50199750053761">
            <text:p>3.502</text:p>
          </table:table-cell>
          <table:table-cell office:value-type="float" office:value="-1.59402284950428">
            <text:p>-1.594</text:p>
          </table:table-cell>
          <table:table-cell office:value-type="float" office:value="1.74866198880676">
            <text:p>1.749</text:p>
          </table:table-cell>
          <table:table-cell office:value-type="float" office:value="2.56897346892789">
            <text:p>2.569</text:p>
          </table:table-cell>
          <table:table-cell office:value-type="float" office:value="-3.33084582505142">
            <text:p>-3.331</text:p>
          </table:table-cell>
          <table:table-cell office:value-type="float" office:value="-2.37983431415203">
            <text:p>-2.380</text:p>
          </table:table-cell>
          <table:table-cell table:number-columns-repeated="1014"/>
        </table:table-row>
        <table:table-row table:style-name="ro2">
          <table:table-cell office:value-type="float" office:value="44.5616201464828">
            <text:p>44.562</text:p>
          </table:table-cell>
          <table:table-cell office:value-type="float" office:value="-18.472940973864">
            <text:p>-18.473</text:p>
          </table:table-cell>
          <table:table-cell office:value-type="float" office:value="57.7068844183916">
            <text:p>57.707</text:p>
          </table:table-cell>
          <table:table-cell office:value-type="float" office:value="3.50784131506761">
            <text:p>3.508</text:p>
          </table:table-cell>
          <table:table-cell office:value-type="float" office:value="-1.58743244467589">
            <text:p>-1.587</text:p>
          </table:table-cell>
          <table:table-cell office:value-type="float" office:value="1.73999404932887">
            <text:p>1.740</text:p>
          </table:table-cell>
          <table:table-cell office:value-type="float" office:value="2.58799270110701">
            <text:p>2.588</text:p>
          </table:table-cell>
          <table:table-cell office:value-type="float" office:value="-3.33558980514509">
            <text:p>-3.336</text:p>
          </table:table-cell>
          <table:table-cell office:value-type="float" office:value="-2.39779806820966">
            <text:p>-2.398</text:p>
          </table:table-cell>
          <table:table-cell table:number-columns-repeated="1014"/>
        </table:table-row>
        <table:table-row table:style-name="ro2">
          <table:table-cell office:value-type="float" office:value="44.5618553896814">
            <text:p>44.562</text:p>
          </table:table-cell>
          <table:table-cell office:value-type="float" office:value="-18.3831090403255">
            <text:p>-18.383</text:p>
          </table:table-cell>
          <table:table-cell office:value-type="float" office:value="57.7067017878491">
            <text:p>57.707</text:p>
          </table:table-cell>
          <table:table-cell office:value-type="float" office:value="3.51367608287245">
            <text:p>3.514</text:p>
          </table:table-cell>
          <table:table-cell office:value-type="float" office:value="-1.58082877011275">
            <text:p>-1.581</text:p>
          </table:table-cell>
          <table:table-cell office:value-type="float" office:value="1.73132933299555">
            <text:p>1.731</text:p>
          </table:table-cell>
          <table:table-cell office:value-type="float" office:value="2.60730053443843">
            <text:p>2.607</text:p>
          </table:table-cell>
          <table:table-cell office:value-type="float" office:value="-3.34030646711594">
            <text:p>-3.340</text:p>
          </table:table-cell>
          <table:table-cell office:value-type="float" office:value="-2.41605983633871">
            <text:p>-2.416</text:p>
          </table:table-cell>
          <table:table-cell table:number-columns-repeated="1014"/>
        </table:table-row>
        <table:table-row table:style-name="ro2">
          <table:table-cell office:value-type="float" office:value="44.5620911469576">
            <text:p>44.562</text:p>
          </table:table-cell>
          <table:table-cell office:value-type="float" office:value="-18.2932765299486">
            <text:p>-18.293</text:p>
          </table:table-cell>
          <table:table-cell office:value-type="float" office:value="57.7065198855591">
            <text:p>57.707</text:p>
          </table:table-cell>
          <table:table-cell office:value-type="float" office:value="3.51950161632659">
            <text:p>3.520</text:p>
          </table:table-cell>
          <table:table-cell office:value-type="float" office:value="-1.57421179731809">
            <text:p>-1.574</text:p>
          </table:table-cell>
          <table:table-cell office:value-type="float" office:value="1.72266778581436">
            <text:p>1.723</text:p>
          </table:table-cell>
          <table:table-cell office:value-type="float" office:value="2.6269019551488">
            <text:p>2.627</text:p>
          </table:table-cell>
          <table:table-cell office:value-type="float" office:value="-3.34499527415313">
            <text:p>-3.345</text:p>
          </table:table-cell>
          <table:table-cell office:value-type="float" office:value="-2.43462455894394">
            <text:p>-2.435</text:p>
          </table:table-cell>
          <table:table-cell table:number-columns-repeated="1014"/>
        </table:table-row>
        <table:table-row table:style-name="ro2">
          <table:table-cell office:value-type="float" office:value="44.5623274179037">
            <text:p>44.562</text:p>
          </table:table-cell>
          <table:table-cell office:value-type="float" office:value="-18.2034434381096">
            <text:p>-18.203</text:p>
          </table:table-cell>
          <table:table-cell office:value-type="float" office:value="57.7063387120128">
            <text:p>57.706</text:p>
          </table:table-cell>
          <table:table-cell office:value-type="float" office:value="3.52531772700944">
            <text:p>3.525</text:p>
          </table:table-cell>
          <table:table-cell office:value-type="float" office:value="-1.56758149872137">
            <text:p>-1.568</text:p>
          </table:table-cell>
          <table:table-cell office:value-type="float" office:value="1.71400935437783">
            <text:p>1.714</text:p>
          </table:table-cell>
          <table:table-cell office:value-type="float" office:value="2.64680205489065">
            <text:p>2.647</text:p>
          </table:table-cell>
          <table:table-cell office:value-type="float" office:value="-3.34965568134839">
            <text:p>-3.350</text:p>
          </table:table-cell>
          <table:table-cell office:value-type="float" office:value="-2.45349728169268">
            <text:p>-2.453</text:p>
          </table:table-cell>
          <table:table-cell table:number-columns-repeated="1014"/>
        </table:table-row>
        <table:table-row table:style-name="ro2">
          <table:table-cell office:value-type="float" office:value="44.5625642020986">
            <text:p>44.563</text:p>
          </table:table-cell>
          <table:table-cell office:value-type="float" office:value="-18.1136097601702">
            <text:p>-18.114</text:p>
          </table:table-cell>
          <table:table-cell office:value-type="float" office:value="57.7061582676828">
            <text:p>57.706</text:p>
          </table:table-cell>
          <table:table-cell office:value-type="float" office:value="3.53112422571258">
            <text:p>3.531</text:p>
          </table:table-cell>
          <table:table-cell office:value-type="float" office:value="-1.56093784767938">
            <text:p>-1.561</text:p>
          </table:table-cell>
          <table:table-cell office:value-type="float" office:value="1.70535398585763">
            <text:p>1.705</text:p>
          </table:table-cell>
          <table:table-cell office:value-type="float" office:value="2.66700603333608">
            <text:p>2.667</text:p>
          </table:table-cell>
          <table:table-cell office:value-type="float" office:value="-3.35428713551156">
            <text:p>-3.354</text:p>
          </table:table-cell>
          <table:table-cell office:value-type="float" office:value="-2.47268315810637">
            <text:p>-2.473</text:p>
          </table:table-cell>
          <table:table-cell table:number-columns-repeated="1014"/>
        </table:table-row>
        <table:table-row table:style-name="ro2">
          <table:table-cell office:value-type="float" office:value="44.5628014991085">
            <text:p>44.563</text:p>
          </table:table-cell>
          <table:table-cell office:value-type="float" office:value="-18.0237754914782">
            <text:p>-18.024</text:p>
          </table:table-cell>
          <table:table-cell office:value-type="float" office:value="57.7059785530225">
            <text:p>57.706</text:p>
          </table:table-cell>
          <table:table-cell office:value-type="float" office:value="3.53692092245018">
            <text:p>3.537</text:p>
          </table:table-cell>
          <table:table-cell office:value-type="float" office:value="-1.55428081847905">
            <text:p>-1.554</text:p>
          </table:table-cell>
          <table:table-cell office:value-type="float" office:value="1.69670162800009">
            <text:p>1.697</text:p>
          </table:table-cell>
          <table:table-cell office:value-type="float" office:value="2.68751920083957">
            <text:p>2.688</text:p>
          </table:table-cell>
          <table:table-cell office:value-type="float" office:value="-3.35888907498104">
            <text:p>-3.359</text:p>
          </table:table-cell>
          <table:table-cell office:value-type="float" office:value="-2.49218745223037">
            <text:p>-2.492</text:p>
          </table:table-cell>
          <table:table-cell table:number-columns-repeated="1014"/>
        </table:table-row>
        <table:table-row table:style-name="ro2">
          <table:table-cell office:value-type="float" office:value="44.5630393084866">
            <text:p>44.563</text:p>
          </table:table-cell>
          <table:table-cell office:value-type="float" office:value="-17.9339406273669">
            <text:p>-17.934</text:p>
          </table:table-cell>
          <table:table-cell office:value-type="float" office:value="57.705799568466">
            <text:p>57.706</text:p>
          </table:table-cell>
          <table:table-cell office:value-type="float" office:value="3.54270762646707">
            <text:p>3.543</text:p>
          </table:table-cell>
          <table:table-cell office:value-type="float" office:value="-1.54761038634074">
            <text:p>-1.548</text:p>
          </table:table-cell>
          <table:table-cell office:value-type="float" office:value="1.68805222912334">
            <text:p>1.688</text:p>
          </table:table-cell>
          <table:table-cell office:value-type="float" office:value="2.7083469811818">
            <text:p>2.708</text:p>
          </table:table-cell>
          <table:table-cell office:value-type="float" office:value="-3.36346092942719">
            <text:p>-3.363</text:p>
          </table:table-cell>
          <table:table-cell office:value-type="float" office:value="-2.51201554137276">
            <text:p>-2.512</text:p>
          </table:table-cell>
          <table:table-cell table:number-columns-repeated="1014"/>
        </table:table-row>
        <table:table-row table:style-name="ro2">
          <table:table-cell office:value-type="float" office:value="44.5632776297731">
            <text:p>44.563</text:p>
          </table:table-cell>
          <table:table-cell office:value-type="float" office:value="-17.8441051631552">
            <text:p>-17.844</text:p>
          </table:table-cell>
          <table:table-cell office:value-type="float" office:value="57.7056213144274">
            <text:p>57.706</text:p>
          </table:table-cell>
          <table:table-cell office:value-type="float" office:value="3.54848414624872">
            <text:p>3.548</text:p>
          </table:table-cell>
          <table:table-cell office:value-type="float" office:value="-1.54092652741895">
            <text:p>-1.541</text:p>
          </table:table-cell>
          <table:table-cell office:value-type="float" office:value="1.67940573811049">
            <text:p>1.679</text:p>
          </table:table-cell>
          <table:table-cell office:value-type="float" office:value="2.72949491438418">
            <text:p>2.729</text:p>
          </table:table-cell>
          <table:table-cell office:value-type="float" office:value="-3.36800211965144">
            <text:p>-3.368</text:p>
          </table:table-cell>
          <table:table-cell office:value-type="float" office:value="-2.53217291892392">
            <text:p>-2.532</text:p>
          </table:table-cell>
          <table:table-cell table:number-columns-repeated="1014"/>
        </table:table-row>
        <table:table-row table:style-name="ro2">
          <table:table-cell office:value-type="float" office:value="44.5635164624949">
            <text:p>44.564</text:p>
          </table:table-cell>
          <table:table-cell office:value-type="float" office:value="-17.7542690941477">
            <text:p>-17.754</text:p>
          </table:table-cell>
          <table:table-cell office:value-type="float" office:value="57.7054437913006">
            <text:p>57.705</text:p>
          </table:table-cell>
          <table:table-cell office:value-type="float" office:value="3.55425028953">
            <text:p>3.554</text:p>
          </table:table-cell>
          <table:table-cell office:value-type="float" office:value="-1.53422921880642">
            <text:p>-1.534</text:p>
          </table:table-cell>
          <table:table-cell office:value-type="float" office:value="1.67076210440747">
            <text:p>1.671</text:p>
          </table:table-cell>
          <table:table-cell office:value-type="float" office:value="2.75096865960366">
            <text:p>2.751</text:p>
          </table:table-cell>
          <table:table-cell office:value-type="float" office:value="-3.37251205737758">
            <text:p>-3.373</text:p>
          </table:table-cell>
          <table:table-cell office:value-type="float" office:value="-2.55266519725193">
            <text:p>-2.553</text:p>
          </table:table-cell>
          <table:table-cell table:number-columns-repeated="3"/>
          <table:table-cell office:value-type="string">
            <text:p>Joint velocities over time</text:p>
          </table:table-cell>
          <table:table-cell table:number-columns-repeated="1010"/>
        </table:table-row>
        <table:table-row table:style-name="ro2">
          <table:table-cell office:value-type="float" office:value="44.5637558061661">
            <text:p>44.564</text:p>
          </table:table-cell>
          <table:table-cell office:value-type="float" office:value="-17.6644324156345">
            <text:p>-17.664</text:p>
          </table:table-cell>
          <table:table-cell office:value-type="float" office:value="57.705266999459">
            <text:p>57.705</text:p>
          </table:table-cell>
          <table:table-cell office:value-type="float" office:value="3.56000586330565">
            <text:p>3.560</text:p>
          </table:table-cell>
          <table:table-cell office:value-type="float" office:value="-1.52751843853476">
            <text:p>-1.528</text:p>
          </table:table-cell>
          <table:table-cell office:value-type="float" office:value="1.66212127801714">
            <text:p>1.662</text:p>
          </table:table-cell>
          <table:table-cell office:value-type="float" office:value="2.77277399811019">
            <text:p>2.773</text:p>
          </table:table-cell>
          <table:table-cell office:value-type="float" office:value="-3.37699014503803">
            <text:p>-3.377</text:p>
          </table:table-cell>
          <table:table-cell office:value-type="float" office:value="-2.57349811068058">
            <text:p>-2.573</text:p>
          </table:table-cell>
          <table:table-cell table:number-columns-repeated="1014"/>
        </table:table-row>
        <table:table-row table:style-name="ro2">
          <table:table-cell office:value-type="float" office:value="44.5639956602875">
            <text:p>44.564</text:p>
          </table:table-cell>
          <table:table-cell office:value-type="float" office:value="-17.5745951228912">
            <text:p>-17.575</text:p>
          </table:table-cell>
          <table:table-cell office:value-type="float" office:value="57.7050909392552">
            <text:p>57.705</text:p>
          </table:table-cell>
          <table:table-cell office:value-type="float" office:value="3.56575067383979">
            <text:p>3.566</text:p>
          </table:table-cell>
          <table:table-cell office:value-type="float" office:value="-1.52079416557824">
            <text:p>-1.521</text:p>
          </table:table-cell>
          <table:table-cell office:value-type="float" office:value="1.65348320949594">
            <text:p>1.653</text:p>
          </table:table-cell>
          <table:table-cell office:value-type="float" office:value="2.79491683634529">
            <text:p>2.795</text:p>
          </table:table-cell>
          <table:table-cell office:value-type="float" office:value="-3.38143577555245">
            <text:p>-3.381</text:p>
          </table:table-cell>
          <table:table-cell office:value-type="float" office:value="-2.59467751855057">
            <text:p>-2.595</text:p>
          </table:table-cell>
          <table:table-cell>
            <draw:frame table:end-cell-address="Sheet1.R48" table:end-x="0.0512in" table:end-y="0.1681in" draw:z-index="1" draw:style-name="gr1" draw:text-style-name="P1" svg:width="6.2945in" svg:height="3.5457in" svg:x="0.8693in" svg:y="0.0008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3"/>
        </table:table-row>
        <table:table-row table:style-name="ro2">
          <table:table-cell office:value-type="float" office:value="44.5642360243466">
            <text:p>44.564</text:p>
          </table:table-cell>
          <table:table-cell office:value-type="float" office:value="-17.4847572111787">
            <text:p>-17.485</text:p>
          </table:table-cell>
          <table:table-cell office:value-type="float" office:value="57.7049156110201">
            <text:p>57.705</text:p>
          </table:table-cell>
          <table:table-cell office:value-type="float" office:value="3.57148452667574">
            <text:p>3.571</text:p>
          </table:table-cell>
          <table:table-cell office:value-type="float" office:value="-1.51405637985478">
            <text:p>-1.514</text:p>
          </table:table-cell>
          <table:table-cell office:value-type="float" office:value="1.64484784994864">
            <text:p>1.645</text:p>
          </table:table-cell>
          <table:table-cell office:value-type="float" office:value="2.81740320906795">
            <text:p>2.817</text:p>
          </table:table-cell>
          <table:table-cell office:value-type="float" office:value="-3.38584833209988">
            <text:p>-3.386</text:p>
          </table:table-cell>
          <table:table-cell office:value-type="float" office:value="-2.61620940836768">
            <text:p>-2.616</text:p>
          </table:table-cell>
          <table:table-cell table:number-columns-repeated="1014"/>
        </table:table-row>
        <table:table-row table:style-name="ro2">
          <table:table-cell office:value-type="float" office:value="44.564476897818">
            <text:p>44.564</text:p>
          </table:table-cell>
          <table:table-cell office:value-type="float" office:value="-17.3949186757435">
            <text:p>-17.395</text:p>
          </table:table-cell>
          <table:table-cell office:value-type="float" office:value="57.7047410150633">
            <text:p>57.705</text:p>
          </table:table-cell>
          <table:table-cell office:value-type="float" office:value="3.57720722664662">
            <text:p>3.577</text:p>
          </table:table-cell>
          <table:table-cell office:value-type="float" office:value="-1.50730506222946">
            <text:p>-1.507</text:p>
          </table:table-cell>
          <table:table-cell office:value-type="float" office:value="1.63621515102555">
            <text:p>1.636</text:p>
          </table:table-cell>
          <table:table-cell office:value-type="float" office:value="2.84023928258951">
            <text:p>2.840</text:p>
          </table:table-cell>
          <table:table-cell office:value-type="float" office:value="-3.39022718788347">
            <text:p>-3.390</text:p>
          </table:table-cell>
          <table:table-cell office:value-type="float" office:value="-2.63809989903716">
            <text:p>-2.638</text:p>
          </table:table-cell>
          <table:table-cell table:number-columns-repeated="1014"/>
        </table:table-row>
        <table:table-row table:style-name="ro2">
          <table:table-cell office:value-type="float" office:value="44.5647182801626">
            <text:p>44.565</text:p>
          </table:table-cell>
          <table:table-cell office:value-type="float" office:value="-17.3050795118171">
            <text:p>-17.305</text:p>
          </table:table-cell>
          <table:table-cell office:value-type="float" office:value="57.7045671516721">
            <text:p>57.705</text:p>
          </table:table-cell>
          <table:table-cell office:value-type="float" office:value="3.58291857788555">
            <text:p>3.583</text:p>
          </table:table-cell>
          <table:table-cell office:value-type="float" office:value="-1.5005401945156">
            <text:p>-1.501</text:p>
          </table:table-cell>
          <table:table-cell office:value-type="float" office:value="1.62758506491679">
            <text:p>1.628</text:p>
          </table:table-cell>
          <table:table-cell office:value-type="float" office:value="2.86343135809836">
            <text:p>2.863</text:p>
          </table:table-cell>
          <table:table-cell office:value-type="float" office:value="-3.3945717058887">
            <text:p>-3.395</text:p>
          </table:table-cell>
          <table:table-cell office:value-type="float" office:value="-2.66035524419251">
            <text:p>-2.660</text:p>
          </table:table-cell>
          <table:table-cell table:number-columns-repeated="1014"/>
        </table:table-row>
        <table:table-row table:style-name="ro2">
          <table:table-cell office:value-type="float" office:value="44.5649601708285">
            <text:p>44.565</text:p>
          </table:table-cell>
          <table:table-cell office:value-type="float" office:value="-17.2152397146165">
            <text:p>-17.215</text:p>
          </table:table-cell>
          <table:table-cell office:value-type="float" office:value="57.7043940211112">
            <text:p>57.704</text:p>
          </table:table-cell>
          <table:table-cell office:value-type="float" office:value="3.58861838383608">
            <text:p>3.589</text:p>
          </table:table-cell>
          <table:table-cell office:value-type="float" office:value="-1.49376175947778">
            <text:p>-1.494</text:p>
          </table:table-cell>
          <table:table-cell office:value-type="float" office:value="1.61895754434904">
            <text:p>1.619</text:p>
          </table:table-cell>
          <table:table-cell office:value-type="float" office:value="2.88698587507979">
            <text:p>2.887</text:p>
          </table:table-cell>
          <table:table-cell office:value-type="float" office:value="-3.39888123863245">
            <text:p>-3.399</text:p>
          </table:table-cell>
          <table:table-cell office:value-type="float" office:value="-2.68298183561747">
            <text:p>-2.683</text:p>
          </table:table-cell>
          <table:table-cell table:number-columns-repeated="1014"/>
        </table:table-row>
        <table:table-row table:style-name="ro2">
          <table:table-cell office:value-type="float" office:value="44.5652025692503">
            <text:p>44.565</text:p>
          </table:table-cell>
          <table:table-cell office:value-type="float" office:value="-17.1253992793438">
            <text:p>-17.125</text:p>
          </table:table-cell>
          <table:table-cell office:value-type="float" office:value="57.7042216236226">
            <text:p>57.704</text:p>
          </table:table-cell>
          <table:table-cell office:value-type="float" office:value="3.59430644726349">
            <text:p>3.594</text:p>
          </table:table-cell>
          <table:table-cell office:value-type="float" office:value="-1.4869697408337">
            <text:p>-1.487</text:p>
          </table:table-cell>
          <table:table-cell office:value-type="float" office:value="1.61033254258121">
            <text:p>1.610</text:p>
          </table:table-cell>
          <table:table-cell office:value-type="float" office:value="2.91090941483289">
            <text:p>2.911</text:p>
          </table:table-cell>
          <table:table-cell office:value-type="float" office:value="-3.40315512790603">
            <text:p>-3.403</text:p>
          </table:table-cell>
          <table:table-cell office:value-type="float" office:value="-2.70598620676299">
            <text:p>-2.706</text:p>
          </table:table-cell>
          <table:table-cell table:number-columns-repeated="1014"/>
        </table:table-row>
        <table:table-row table:style-name="ro2">
          <table:table-cell office:value-type="float" office:value="44.5654454748493">
            <text:p>44.565</text:p>
          </table:table-cell>
          <table:table-cell office:value-type="float" office:value="-17.0355582011862">
            <text:p>-17.036</text:p>
          </table:table-cell>
          <table:table-cell office:value-type="float" office:value="57.704049959425">
            <text:p>57.704</text:p>
          </table:table-cell>
          <table:table-cell office:value-type="float" office:value="3.5999825702652">
            <text:p>3.600</text:p>
          </table:table-cell>
          <table:table-cell office:value-type="float" office:value="-1.48016412325651">
            <text:p>-1.480</text:p>
          </table:table-cell>
          <table:table-cell office:value-type="float" office:value="1.60171001340044">
            <text:p>1.602</text:p>
          </table:table-cell>
          <table:table-cell office:value-type="float" office:value="2.93520870408526">
            <text:p>2.935</text:p>
          </table:table-cell>
          <table:table-cell office:value-type="float" office:value="-3.40739270450843">
            <text:p>-3.407</text:p>
          </table:table-cell>
          <table:table-cell office:value-type="float" office:value="-2.72937503636761">
            <text:p>-2.729</text:p>
          </table:table-cell>
          <table:table-cell table:number-columns-repeated="1014"/>
        </table:table-row>
        <table:table-row table:style-name="ro2">
          <table:table-cell office:value-type="float" office:value="44.5656888870335">
            <text:p>44.566</text:p>
          </table:table-cell>
          <table:table-cell office:value-type="float" office:value="-16.9457164753157">
            <text:p>-16.946</text:p>
          </table:table-cell>
          <table:table-cell office:value-type="float" office:value="57.7038790287131">
            <text:p>57.704</text:p>
          </table:table-cell>
          <table:table-cell office:value-type="float" office:value="3.60564655428228">
            <text:p>3.606</text:p>
          </table:table-cell>
          <table:table-cell office:value-type="float" office:value="-1.47334489237643">
            <text:p>-1.473</text:p>
          </table:table-cell>
          <table:table-cell office:value-type="float" office:value="1.59308991111716">
            <text:p>1.593</text:p>
          </table:table-cell>
          <table:table-cell office:value-type="float" office:value="2.95989061871399">
            <text:p>2.960</text:p>
          </table:table-cell>
          <table:table-cell office:value-type="float" office:value="-3.41159328797214">
            <text:p>-3.412</text:p>
          </table:table-cell>
          <table:table-cell office:value-type="float" office:value="-2.75315515217701">
            <text:p>-2.753</text:p>
          </table:table-cell>
          <table:table-cell table:number-columns-repeated="1014"/>
        </table:table-row>
        <table:table-row table:style-name="ro2">
          <table:table-cell office:value-type="float" office:value="44.5659328051976">
            <text:p>44.566</text:p>
          </table:table-cell>
          <table:table-cell office:value-type="float" office:value="-16.8558740968896">
            <text:p>-16.856</text:p>
          </table:table-cell>
          <table:table-cell office:value-type="float" office:value="57.7037088316577">
            <text:p>57.704</text:p>
          </table:table-cell>
          <table:table-cell office:value-type="float" office:value="3.61129820011075">
            <text:p>3.611</text:p>
          </table:table-cell>
          <table:table-cell office:value-type="float" office:value="-1.46651203478359">
            <text:p>-1.467</text:p>
          </table:table-cell>
          <table:table-cell office:value-type="float" office:value="1.58447219056237">
            <text:p>1.584</text:p>
          </table:table-cell>
          <table:table-cell office:value-type="float" office:value="2.98496218756883">
            <text:p>2.985</text:p>
          </table:table-cell>
          <table:table-cell office:value-type="float" office:value="-3.41575618627959">
            <text:p>-3.416</text:p>
          </table:table-cell>
          <table:table-cell office:value-type="float" office:value="-2.77733353477239">
            <text:p>-2.777</text:p>
          </table:table-cell>
          <table:table-cell table:number-columns-repeated="1014"/>
        </table:table-row>
        <table:table-row table:style-name="ro2">
          <table:table-cell office:value-type="float" office:value="44.566177228723">
            <text:p>44.566</text:p>
          </table:table-cell>
          <table:table-cell office:value-type="float" office:value="-16.7660310610498">
            <text:p>-16.766</text:p>
          </table:table-cell>
          <table:table-cell office:value-type="float" office:value="57.7035393684048">
            <text:p>57.704</text:p>
          </table:table-cell>
          <table:table-cell office:value-type="float" office:value="3.61693730791236">
            <text:p>3.617</text:p>
          </table:table-cell>
          <table:table-cell office:value-type="float" office:value="-1.45966553802974">
            <text:p>-1.460</text:p>
          </table:table-cell>
          <table:table-cell office:value-type="float" office:value="1.57585680708293">
            <text:p>1.576</text:p>
          </table:table-cell>
          <table:table-cell office:value-type="float" office:value="3.01043059640777">
            <text:p>3.010</text:p>
          </table:table-cell>
          <table:table-cell office:value-type="float" office:value="-3.41988069557017">
            <text:p>-3.420</text:p>
          </table:table-cell>
          <table:table-cell office:value-type="float" office:value="-2.80191732150762">
            <text:p>-2.802</text:p>
          </table:table-cell>
          <table:table-cell table:number-columns-repeated="1014"/>
        </table:table-row>
        <table:table-row table:style-name="ro2">
          <table:table-cell office:value-type="float" office:value="44.5664221569777">
            <text:p>44.566</text:p>
          </table:table-cell>
          <table:table-cell office:value-type="float" office:value="-16.6761873629229">
            <text:p>-16.676</text:p>
          </table:table-cell>
          <table:table-cell office:value-type="float" office:value="57.7033706390756">
            <text:p>57.703</text:p>
          </table:table-cell>
          <table:table-cell office:value-type="float" office:value="3.62256367722779">
            <text:p>3.623</text:p>
          </table:table-cell>
          <table:table-cell office:value-type="float" office:value="-1.45280539063008">
            <text:p>-1.453</text:p>
          </table:table-cell>
          <table:table-cell office:value-type="float" office:value="1.56724371653726">
            <text:p>1.567</text:p>
          </table:table-cell>
          <table:table-cell office:value-type="float" office:value="3.03630319194073">
            <text:p>3.036</text:p>
          </table:table-cell>
          <table:table-cell office:value-type="float" office:value="-3.42396609984008">
            <text:p>-3.424</text:p>
          </table:table-cell>
          <table:table-cell office:value-type="float" office:value="-2.82691381055754">
            <text:p>-2.827</text:p>
          </table:table-cell>
          <table:table-cell table:number-columns-repeated="1014"/>
        </table:table-row>
        <table:table-row table:style-name="ro2">
          <table:table-cell office:value-type="float" office:value="44.5666675893163">
            <text:p>44.567</text:p>
          </table:table-cell>
          <table:table-cell office:value-type="float" office:value="-16.5863429976204">
            <text:p>-16.586</text:p>
          </table:table-cell>
          <table:table-cell office:value-type="float" office:value="57.7032026437657">
            <text:p>57.703</text:p>
          </table:table-cell>
          <table:table-cell office:value-type="float" office:value="3.62817710698711">
            <text:p>3.628</text:p>
          </table:table-cell>
          <table:table-cell office:value-type="float" office:value="-1.44593158206555">
            <text:p>-1.446</text:p>
          </table:table-cell>
          <table:table-cell office:value-type="float" office:value="1.5586328752919">
            <text:p>1.559</text:p>
          </table:table-cell>
          <table:table-cell office:value-type="float" office:value="3.0625874859958">
            <text:p>3.063</text:p>
          </table:table-cell>
          <table:table-cell office:value-type="float" office:value="-3.42801167062922">
            <text:p>-3.428</text:p>
          </table:table-cell>
          <table:table-cell office:value-type="float" office:value="-2.85233046508421">
            <text:p>-2.852</text:p>
          </table:table-cell>
          <table:table-cell table:number-columns-repeated="1014"/>
        </table:table-row>
        <table:table-row table:style-name="ro2">
          <table:table-cell office:value-type="float" office:value="44.5669135250803">
            <text:p>44.567</text:p>
          </table:table-cell>
          <table:table-cell office:value-type="float" office:value="-16.4964979602382">
            <text:p>-16.496</text:p>
          </table:table-cell>
          <table:table-cell office:value-type="float" office:value="57.7030353825448">
            <text:p>57.703</text:p>
          </table:table-cell>
          <table:table-cell office:value-type="float" office:value="3.63377739552258">
            <text:p>3.634</text:p>
          </table:table-cell>
          <table:table-cell office:value-type="float" office:value="-1.43904410278453">
            <text:p>-1.439</text:p>
          </table:table-cell>
          <table:table-cell office:value-type="float" office:value="1.55002424021715">
            <text:p>1.550</text:p>
          </table:table-cell>
          <table:table-cell office:value-type="float" office:value="3.08929115979611">
            <text:p>3.089</text:p>
          </table:table-cell>
          <table:table-cell office:value-type="float" office:value="-3.43201666670034">
            <text:p>-3.432</text:p>
          </table:table-cell>
          <table:table-cell office:value-type="float" office:value="-2.87817491752029">
            <text:p>-2.878</text:p>
          </table:table-cell>
          <table:table-cell table:number-columns-repeated="1014"/>
        </table:table-row>
        <table:table-row table:style-name="ro2">
          <table:table-cell office:value-type="float" office:value="44.5671599635977">
            <text:p>44.567</text:p>
          </table:table-cell>
          <table:table-cell office:value-type="float" office:value="-16.4066522458566">
            <text:p>-16.407</text:p>
          </table:table-cell>
          <table:table-cell office:value-type="float" office:value="57.7028688554561">
            <text:p>57.703</text:p>
          </table:table-cell>
          <table:table-cell office:value-type="float" office:value="3.63936434058069">
            <text:p>3.639</text:p>
          </table:table-cell>
          <table:table-cell office:value-type="float" office:value="-1.4321429442052">
            <text:p>-1.432</text:p>
          </table:table-cell>
          <table:table-cell office:value-type="float" office:value="1.54141776868353">
            <text:p>1.541</text:p>
          </table:table-cell>
          <table:table-cell office:value-type="float" office:value="3.11642206836744">
            <text:p>3.116</text:p>
          </table:table-cell>
          <table:table-cell office:value-type="float" office:value="-3.43598033370681">
            <text:p>-3.436</text:p>
          </table:table-cell>
          <table:table-cell office:value-type="float" office:value="-2.90445497397579">
            <text:p>-2.904</text:p>
          </table:table-cell>
          <table:table-cell table:number-columns-repeated="1014"/>
        </table:table-row>
        <table:table-row table:style-name="ro2">
          <table:table-cell office:value-type="float" office:value="44.5674069041832">
            <text:p>44.567</text:p>
          </table:table-cell>
          <table:table-cell office:value-type="float" office:value="-16.3168058495404">
            <text:p>-16.317</text:p>
          </table:table-cell>
          <table:table-cell office:value-type="float" office:value="57.7027030625163">
            <text:p>57.703</text:p>
          </table:table-cell>
          <table:table-cell office:value-type="float" office:value="3.64493773933426">
            <text:p>3.645</text:p>
          </table:table-cell>
          <table:table-cell office:value-type="float" office:value="-1.42522809871734">
            <text:p>-1.425</text:p>
          </table:table-cell>
          <table:table-cell office:value-type="float" office:value="1.53281341855818">
            <text:p>1.533</text:p>
          </table:table-cell>
          <table:table-cell office:value-type="float" office:value="3.14398824506823">
            <text:p>3.144</text:p>
          </table:table-cell>
          <table:table-cell office:value-type="float" office:value="-3.43990190384939">
            <text:p>-3.440</text:p>
          </table:table-cell>
          <table:table-cell office:value-type="float" office:value="-2.9311786187759">
            <text:p>-2.931</text:p>
          </table:table-cell>
          <table:table-cell table:number-columns-repeated="1014"/>
        </table:table-row>
        <table:table-row table:style-name="ro2">
          <table:table-cell office:value-type="float" office:value="44.5676543461383">
            <text:p>44.568</text:p>
          </table:table-cell>
          <table:table-cell office:value-type="float" office:value="-16.2269587663386">
            <text:p>-16.227</text:p>
          </table:table-cell>
          <table:table-cell office:value-type="float" office:value="57.7025380037145">
            <text:p>57.703</text:p>
          </table:table-cell>
          <table:table-cell office:value-type="float" office:value="3.65049738839602">
            <text:p>3.650</text:p>
          </table:table-cell>
          <table:table-cell office:value-type="float" office:value="-1.4182995596835">
            <text:p>-1.418</text:p>
          </table:table-cell>
          <table:table-cell office:value-type="float" office:value="1.52421114819982">
            <text:p>1.524</text:p>
          </table:table-cell>
          <table:table-cell office:value-type="float" office:value="3.17199790624938">
            <text:p>3.172</text:p>
          </table:table-cell>
          <table:table-cell office:value-type="float" office:value="-3.44378059552343">
            <text:p>-3.444</text:p>
          </table:table-cell>
          <table:table-cell office:value-type="float" office:value="-2.95835401912108">
            <text:p>-2.958</text:p>
          </table:table-cell>
          <table:table-cell table:number-columns-repeated="1014"/>
        </table:table-row>
        <table:table-row table:style-name="ro2">
          <table:table-cell office:value-type="float" office:value="44.5679022887512">
            <text:p>44.568</text:p>
          </table:table-cell>
          <table:table-cell office:value-type="float" office:value="-16.1371109912842">
            <text:p>-16.137</text:p>
          </table:table-cell>
          <table:table-cell office:value-type="float" office:value="57.7023736790121">
            <text:p>57.702</text:p>
          </table:table-cell>
          <table:table-cell office:value-type="float" office:value="3.65604308383031">
            <text:p>3.656</text:p>
          </table:table-cell>
          <table:table-cell office:value-type="float" office:value="-1.41135732144118">
            <text:p>-1.411</text:p>
          </table:table-cell>
          <table:table-cell office:value-type="float" office:value="1.51561091645532">
            <text:p>1.516</text:p>
          </table:table-cell>
          <table:table-cell office:value-type="float" office:value="3.200459456052">
            <text:p>3.200</text:p>
          </table:table-cell>
          <table:table-cell office:value-type="float" office:value="-3.44761561295171">
            <text:p>-3.448</text:p>
          </table:table-cell>
          <table:table-cell office:value-type="float" office:value="-2.98598952989037">
            <text:p>-2.986</text:p>
          </table:table-cell>
          <table:table-cell table:number-columns-repeated="1014"/>
        </table:table-row>
        <table:table-row table:style-name="ro2">
          <table:table-cell office:value-type="float" office:value="44.5681507312968">
            <text:p>44.568</text:p>
          </table:table-cell>
          <table:table-cell office:value-type="float" office:value="-16.0472625193943">
            <text:p>-16.047</text:p>
          </table:table-cell>
          <table:table-cell office:value-type="float" office:value="57.7022100883423">
            <text:p>57.702</text:p>
          </table:table-cell>
          <table:table-cell office:value-type="float" office:value="3.66157462116668">
            <text:p>3.662</text:p>
          </table:table-cell>
          <table:table-cell office:value-type="float" office:value="-1.40440137930541">
            <text:p>-1.404</text:p>
          </table:table-cell>
          <table:table-cell office:value-type="float" office:value="1.50701268265727">
            <text:p>1.507</text:p>
          </table:table-cell>
          <table:table-cell office:value-type="float" office:value="3.22938149134009">
            <text:p>3.229</text:p>
          </table:table-cell>
          <table:table-cell office:value-type="float" office:value="-3.45140614580753">
            <text:p>-3.451</text:p>
          </table:table-cell>
          <table:table-cell office:value-type="float" office:value="-3.01409369857614">
            <text:p>-3.014</text:p>
          </table:table-cell>
          <table:table-cell table:number-columns-repeated="1014"/>
        </table:table-row>
        <table:table-row table:style-name="ro2">
          <table:table-cell office:value-type="float" office:value="44.5683996730369">
            <text:p>44.568</text:p>
          </table:table-cell>
          <table:table-cell office:value-type="float" office:value="-15.9574133456697">
            <text:p>-15.957</text:p>
          </table:table-cell>
          <table:table-cell office:value-type="float" office:value="57.7020472316095">
            <text:p>57.702</text:p>
          </table:table-cell>
          <table:table-cell office:value-type="float" office:value="3.66709179541271">
            <text:p>3.667</text:p>
          </table:table-cell>
          <table:table-cell office:value-type="float" office:value="-1.39743172956914">
            <text:p>-1.397</text:p>
          </table:table-cell>
          <table:table-cell office:value-type="float" office:value="1.49841640661826">
            <text:p>1.498</text:p>
          </table:table-cell>
          <table:table-cell office:value-type="float" office:value="3.25877280677672">
            <text:p>3.259</text:p>
          </table:table-cell>
          <table:table-cell office:value-type="float" office:value="-3.45515136882447">
            <text:p>-3.455</text:p>
          </table:table-cell>
          <table:table-cell office:value-type="float" office:value="-3.04267527036613">
            <text:p>-3.043</text:p>
          </table:table-cell>
          <table:table-cell table:number-columns-repeated="1014"/>
        </table:table-row>
        <table:table-row table:style-name="ro2">
          <table:table-cell office:value-type="float" office:value="44.56864911322">
            <text:p>44.569</text:p>
          </table:table-cell>
          <table:table-cell office:value-type="float" office:value="-15.8675634650952">
            <text:p>-15.868</text:p>
          </table:table-cell>
          <table:table-cell office:value-type="float" office:value="57.7018851086888">
            <text:p>57.702</text:p>
          </table:table-cell>
          <table:table-cell office:value-type="float" office:value="3.67259440106777">
            <text:p>3.673</text:p>
          </table:table-cell>
          <table:table-cell office:value-type="float" office:value="-1.39044836950588">
            <text:p>-1.390</text:p>
          </table:table-cell>
          <table:table-cell office:value-type="float" office:value="1.48982204862816">
            <text:p>1.490</text:p>
          </table:table-cell>
          <table:table-cell office:value-type="float" office:value="3.28864240004714">
            <text:p>3.289</text:p>
          </table:table-cell>
          <table:table-cell office:value-type="float" office:value="-3.45885044139337">
            <text:p>-3.459</text:p>
          </table:table-cell>
          <table:table-cell office:value-type="float" office:value="-3.07174319337001">
            <text:p>-3.072</text:p>
          </table:table-cell>
          <table:table-cell table:number-columns-repeated="1014"/>
        </table:table-row>
        <table:table-row table:style-name="ro2">
          <table:table-cell office:value-type="float" office:value="44.5688990510816">
            <text:p>44.569</text:p>
          </table:table-cell>
          <table:table-cell office:value-type="float" office:value="-15.7777128726389">
            <text:p>-15.778</text:p>
          </table:table-cell>
          <table:table-cell office:value-type="float" office:value="57.7017237194257">
            <text:p>57.702</text:p>
          </table:table-cell>
          <table:table-cell office:value-type="float" office:value="3.67808223213605">
            <text:p>3.678</text:p>
          </table:table-cell>
          <table:table-cell office:value-type="float" office:value="-1.3834512973705">
            <text:p>-1.383</text:p>
          </table:table-cell>
          <table:table-cell office:value-type="float" office:value="1.48122956944962">
            <text:p>1.481</text:p>
          </table:table-cell>
          <table:table-cell office:value-type="float" office:value="3.31899947723314">
            <text:p>3.319</text:p>
          </table:table-cell>
          <table:table-cell office:value-type="float" office:value="-3.46250250714585">
            <text:p>-3.463</text:p>
          </table:table-cell>
          <table:table-cell office:value-type="float" office:value="-3.10130662399713">
            <text:p>-3.101</text:p>
          </table:table-cell>
          <table:table-cell table:number-columns-repeated="1014"/>
        </table:table-row>
        <table:table-row table:style-name="ro2">
          <table:table-cell office:value-type="float" office:value="44.5691494858439">
            <text:p>44.569</text:p>
          </table:table-cell>
          <table:table-cell office:value-type="float" office:value="-15.6878615632524">
            <text:p>-15.688</text:p>
          </table:table-cell>
          <table:table-cell office:value-type="float" office:value="57.7015630636352">
            <text:p>57.702</text:p>
          </table:table-cell>
          <table:table-cell office:value-type="float" office:value="3.68355508214051">
            <text:p>3.684</text:p>
          </table:table-cell>
          <table:table-cell office:value-type="float" office:value="-1.37644051240147">
            <text:p>-1.376</text:p>
          </table:table-cell>
          <table:table-cell office:value-type="float" office:value="1.47263893031506">
            <text:p>1.473</text:p>
          </table:table-cell>
          <table:table-cell office:value-type="float" office:value="3.34985345834175">
            <text:p>3.350</text:p>
          </table:table-cell>
          <table:table-cell office:value-type="float" office:value="-3.46610669352407">
            <text:p>-3.466</text:p>
          </table:table-cell>
          <table:table-cell office:value-type="float" office:value="-3.13137493249326">
            <text:p>-3.131</text:p>
          </table:table-cell>
          <table:table-cell table:number-columns-repeated="1014"/>
        </table:table-row>
        <table:table-row table:style-name="ro2">
          <table:table-cell office:value-type="float" office:value="44.5694004167164">
            <text:p>44.569</text:p>
          </table:table-cell>
          <table:table-cell office:value-type="float" office:value="-15.5980095318706">
            <text:p>-15.598</text:p>
          </table:table-cell>
          <table:table-cell office:value-type="float" office:value="57.7014031411019">
            <text:p>57.701</text:p>
          </table:table-cell>
          <table:table-cell office:value-type="float" office:value="3.68901274413656">
            <text:p>3.689</text:p>
          </table:table-cell>
          <table:table-cell office:value-type="float" office:value="-1.36941601482239">
            <text:p>-1.369</text:p>
          </table:table-cell>
          <table:table-cell office:value-type="float" office:value="1.46405009292304">
            <text:p>1.464</text:p>
          </table:table-cell>
          <table:table-cell office:value-type="float" office:value="3.38121398299828">
            <text:p>3.381</text:p>
          </table:table-cell>
          <table:table-cell office:value-type="float" office:value="-3.46966211133584">
            <text:p>-3.470</text:p>
          </table:table-cell>
          <table:table-cell office:value-type="float" office:value="-3.16195770863191">
            <text:p>-3.162</text:p>
          </table:table-cell>
          <table:table-cell table:number-columns-repeated="1014"/>
        </table:table-row>
        <table:table-row table:style-name="ro2">
          <table:table-cell office:value-type="float" office:value="44.5696518428952">
            <text:p>44.570</text:p>
          </table:table-cell>
          <table:table-cell office:value-type="float" office:value="-15.5081567734116">
            <text:p>-15.508</text:p>
          </table:table-cell>
          <table:table-cell office:value-type="float" office:value="57.7012439515787">
            <text:p>57.701</text:p>
          </table:table-cell>
          <table:table-cell office:value-type="float" office:value="3.69445501072636">
            <text:p>3.694</text:p>
          </table:table-cell>
          <table:table-cell office:value-type="float" office:value="-1.36237780584292">
            <text:p>-1.362</text:p>
          </table:table-cell>
          <table:table-cell office:value-type="float" office:value="1.45546301943379">
            <text:p>1.455</text:p>
          </table:table-cell>
          <table:table-cell office:value-type="float" office:value="3.4130909162978">
            <text:p>3.413</text:p>
          </table:table-cell>
          <table:table-cell office:value-type="float" office:value="-3.47316785429535">
            <text:p>-3.473</text:p>
          </table:table-cell>
          <table:table-cell office:value-type="float" office:value="-3.19306476757629">
            <text:p>-3.193</text:p>
          </table:table-cell>
          <table:table-cell table:number-columns-repeated="1014"/>
        </table:table-row>
        <table:table-row table:style-name="ro2">
          <table:table-cell office:value-type="float" office:value="44.5699037635639">
            <text:p>44.570</text:p>
          </table:table-cell>
          <table:table-cell office:value-type="float" office:value="-15.4183032827762">
            <text:p>-15.418</text:p>
          </table:table-cell>
          <table:table-cell office:value-type="float" office:value="57.7010854947867">
            <text:p>57.701</text:p>
          </table:table-cell>
          <table:table-cell office:value-type="float" office:value="3.69988167407294">
            <text:p>3.700</text:p>
          </table:table-cell>
          <table:table-cell office:value-type="float" office:value="-1.35532588766022">
            <text:p>-1.355</text:p>
          </table:table-cell>
          <table:table-cell office:value-type="float" office:value="1.44687767246537">
            <text:p>1.447</text:p>
          </table:table-cell>
          <table:table-cell office:value-type="float" office:value="3.44549435482982">
            <text:p>3.445</text:p>
          </table:table-cell>
          <table:table-cell office:value-type="float" office:value="-3.47662299854829">
            <text:p>-3.477</text:p>
          </table:table-cell>
          <table:table-cell office:value-type="float" office:value="-3.22470615590882">
            <text:p>-3.225</text:p>
          </table:table-cell>
          <table:table-cell table:number-columns-repeated="1014"/>
        </table:table-row>
        <table:table-row table:style-name="ro2">
          <table:table-cell office:value-type="float" office:value="44.570156177893">
            <text:p>44.570</text:p>
          </table:table-cell>
          <table:table-cell office:value-type="float" office:value="-15.3284490548481">
            <text:p>-15.328</text:p>
          </table:table-cell>
          <table:table-cell office:value-type="float" office:value="57.700927770415">
            <text:p>57.701</text:p>
          </table:table-cell>
          <table:table-cell office:value-type="float" office:value="3.70529252591417">
            <text:p>3.705</text:p>
          </table:table-cell>
          <table:table-cell office:value-type="float" office:value="-1.34826026346114">
            <text:p>-1.348</text:p>
          </table:table-cell>
          <table:table-cell office:value-type="float" office:value="1.43829401509156">
            <text:p>1.438</text:p>
          </table:table-cell>
          <table:table-cell office:value-type="float" office:value="3.47843463288185">
            <text:p>3.478</text:p>
          </table:table-cell>
          <table:table-cell office:value-type="float" office:value="-3.48002660218016">
            <text:p>-3.480</text:p>
          </table:table-cell>
          <table:table-cell office:value-type="float" office:value="-3.25689215783569">
            <text:p>-3.257</text:p>
          </table:table-cell>
          <table:table-cell table:number-columns-repeated="1014"/>
        </table:table-row>
        <table:table-row table:style-name="ro2">
          <table:table-cell office:value-type="float" office:value="44.5704090850402">
            <text:p>44.570</text:p>
          </table:table-cell>
          <table:table-cell office:value-type="float" office:value="-15.2385940844937">
            <text:p>-15.239</text:p>
          </table:table-cell>
          <table:table-cell office:value-type="float" office:value="57.7007707781194">
            <text:p>57.701</text:p>
          </table:table-cell>
          <table:table-cell office:value-type="float" office:value="3.71068735757801">
            <text:p>3.711</text:p>
          </table:table-cell>
          <table:table-cell office:value-type="float" office:value="-1.34118093742248">
            <text:p>-1.341</text:p>
          </table:table-cell>
          <table:table-cell office:value-type="float" office:value="1.42971201083626">
            <text:p>1.430</text:p>
          </table:table-cell>
          <table:table-cell office:value-type="float" office:value="3.5119223288142">
            <text:p>3.512</text:p>
          </table:table-cell>
          <table:table-cell office:value-type="float" office:value="-3.48337770470954">
            <text:p>-3.483</text:p>
          </table:table-cell>
          <table:table-cell office:value-type="float" office:value="-3.28963330157153">
            <text:p>-3.290</text:p>
          </table:table-cell>
          <table:table-cell table:number-columns-repeated="1014"/>
        </table:table-row>
        <table:table-row table:style-name="ro2">
          <table:table-cell office:value-type="float" office:value="44.5706624841505">
            <text:p>44.571</text:p>
          </table:table-cell>
          <table:table-cell office:value-type="float" office:value="-15.1487383665615">
            <text:p>-15.149</text:p>
          </table:table-cell>
          <table:table-cell office:value-type="float" office:value="57.7006145175223">
            <text:p>57.701</text:p>
          </table:table-cell>
          <table:table-cell office:value-type="float" office:value="3.71606595999649">
            <text:p>3.716</text:p>
          </table:table-cell>
          <table:table-cell office:value-type="float" office:value="-1.33408791471286">
            <text:p>-1.334</text:p>
          </table:table-cell>
          <table:table-cell office:value-type="float" office:value="1.42113162367121">
            <text:p>1.421</text:p>
          </table:table-cell>
          <table:table-cell office:value-type="float" office:value="3.54596827162765">
            <text:p>3.546</text:p>
          </table:table-cell>
          <table:table-cell office:value-type="float" office:value="-3.48667532656251">
            <text:p>-3.487</text:p>
          </table:table-cell>
          <table:table-cell office:value-type="float" office:value="-3.32294036590912">
            <text:p>-3.323</text:p>
          </table:table-cell>
          <table:table-cell table:number-columns-repeated="1014"/>
        </table:table-row>
        <table:table-row table:style-name="ro2">
          <table:table-cell office:value-type="float" office:value="44.5709163743566">
            <text:p>44.571</text:p>
          </table:table-cell>
          <table:table-cell office:value-type="float" office:value="-15.0588818958824">
            <text:p>-15.059</text:p>
          </table:table-cell>
          <table:table-cell office:value-type="float" office:value="57.7004589882122">
            <text:p>57.700</text:p>
          </table:table-cell>
          <table:table-cell office:value-type="float" office:value="3.7214281237214">
            <text:p>3.721</text:p>
          </table:table-cell>
          <table:table-cell office:value-type="float" office:value="-1.32698120149341">
            <text:p>-1.327</text:p>
          </table:table-cell>
          <table:table-cell office:value-type="float" office:value="1.4125528180115">
            <text:p>1.413</text:p>
          </table:table-cell>
          <table:table-cell office:value-type="float" office:value="3.58058354771866">
            <text:p>3.581</text:p>
          </table:table-cell>
          <table:table-cell office:value-type="float" office:value="-3.48991846853115">
            <text:p>-3.490</text:p>
          </table:table-cell>
          <table:table-cell office:value-type="float" office:value="-3.35682438698432">
            <text:p>-3.357</text:p>
          </table:table-cell>
          <table:table-cell table:number-columns-repeated="1014"/>
        </table:table-row>
        <table:table-row table:style-name="ro2">
          <table:table-cell office:value-type="float" office:value="44.5711707547782">
            <text:p>44.571</text:p>
          </table:table-cell>
          <table:table-cell office:value-type="float" office:value="-14.9690246672691">
            <text:p>-14.969</text:p>
          </table:table-cell>
          <table:table-cell office:value-type="float" office:value="57.7003041897428">
            <text:p>57.700</text:p>
          </table:table-cell>
          <table:table-cell office:value-type="float" office:value="3.72677363893839">
            <text:p>3.727</text:p>
          </table:table-cell>
          <table:table-cell office:value-type="float" office:value="-1.31986080491978">
            <text:p>-1.320</text:p>
          </table:table-cell>
          <table:table-cell office:value-type="float" office:value="1.4039755587129">
            <text:p>1.404</text:p>
          </table:table-cell>
          <table:table-cell office:value-type="float" office:value="3.61577950782799">
            <text:p>3.616</text:p>
          </table:table-cell>
          <table:table-cell office:value-type="float" office:value="-3.49310611121054">
            <text:p>-3.493</text:p>
          </table:table-cell>
          <table:table-cell office:value-type="float" office:value="-3.39129666522858">
            <text:p>-3.391</text:p>
          </table:table-cell>
          <table:table-cell table:number-columns-repeated="1014"/>
        </table:table-row>
        <table:table-row table:style-name="ro2">
          <table:table-cell office:value-type="float" office:value="44.571425624523">
            <text:p>44.571</text:p>
          </table:table-cell>
          <table:table-cell office:value-type="float" office:value="-14.8791666755162">
            <text:p>-14.879</text:p>
          </table:table-cell>
          <table:table-cell office:value-type="float" office:value="57.7001501216328">
            <text:p>57.700</text:p>
          </table:table-cell>
          <table:table-cell office:value-type="float" office:value="3.73210229548334">
            <text:p>3.732</text:p>
          </table:table-cell>
          <table:table-cell office:value-type="float" office:value="-1.31272673314151">
            <text:p>-1.313</text:p>
          </table:table-cell>
          <table:table-cell office:value-type="float" office:value="1.3953998110664">
            <text:p>1.395</text:p>
          </table:table-cell>
          <table:table-cell office:value-type="float" office:value="3.65156777419885">
            <text:p>3.652</text:p>
          </table:table-cell>
          <table:table-cell office:value-type="float" office:value="-3.49623721442063">
            <text:p>-3.496</text:p>
          </table:table-cell>
          <table:table-cell office:value-type="float" office:value="-3.42636877253219">
            <text:p>-3.426</text:p>
          </table:table-cell>
          <table:table-cell table:number-columns-repeated="1014"/>
        </table:table-row>
        <table:table-row table:style-name="ro2">
          <table:table-cell office:value-type="float" office:value="44.5716809826861">
            <text:p>44.572</text:p>
          </table:table-cell>
          <table:table-cell office:value-type="float" office:value="-14.7893079153997">
            <text:p>-14.789</text:p>
          </table:table-cell>
          <table:table-cell office:value-type="float" office:value="57.6999967833649">
            <text:p>57.700</text:p>
          </table:table-cell>
          <table:table-cell office:value-type="float" office:value="3.73741388285626">
            <text:p>3.737</text:p>
          </table:table-cell>
          <table:table-cell office:value-type="float" office:value="-1.30557899530537">
            <text:p>-1.306</text:p>
          </table:table-cell>
          <table:table-cell office:value-type="float" office:value="1.38682554079748">
            <text:p>1.387</text:p>
          </table:table-cell>
          <table:table-cell office:value-type="float" office:value="3.68796024793235">
            <text:p>3.688</text:p>
          </table:table-cell>
          <table:table-cell office:value-type="float" office:value="-3.49931071660412">
            <text:p>-3.499</text:p>
          </table:table-cell>
          <table:table-cell office:value-type="float" office:value="-3.46205255960909">
            <text:p>-3.462</text:p>
          </table:table-cell>
          <table:table-cell table:number-columns-repeated="1014"/>
        </table:table-row>
        <table:table-row table:style-name="ro2">
          <table:table-cell office:value-type="float" office:value="44.5719368283504">
            <text:p>44.572</text:p>
          </table:table-cell>
          <table:table-cell office:value-type="float" office:value="-14.6994483816772">
            <text:p>-14.699</text:p>
          </table:table-cell>
          <table:table-cell office:value-type="float" office:value="57.6998441743858">
            <text:p>57.700</text:p>
          </table:table-cell>
          <table:table-cell office:value-type="float" office:value="3.74270819023844">
            <text:p>3.743</text:p>
          </table:table-cell>
          <table:table-cell office:value-type="float" office:value="-1.29841760155405">
            <text:p>-1.298</text:p>
          </table:table-cell>
          <table:table-cell office:value-type="float" office:value="1.37825271405977">
            <text:p>1.378</text:p>
          </table:table-cell>
          <table:table-cell office:value-type="float" office:value="3.72496911656677">
            <text:p>3.725</text:p>
          </table:table-cell>
          <table:table-cell office:value-type="float" office:value="-3.50232553420708">
            <text:p>-3.502</text:p>
          </table:table-cell>
          <table:table-cell office:value-type="float" office:value="-3.49836016358003">
            <text:p>-3.498</text:p>
          </table:table-cell>
          <table:table-cell table:number-columns-repeated="1014"/>
        </table:table-row>
        <table:table-row table:style-name="ro2">
          <table:table-cell office:value-type="float" office:value="44.572193160587">
            <text:p>44.572</text:p>
          </table:table-cell>
          <table:table-cell office:value-type="float" office:value="-14.6095880690869">
            <text:p>-14.610</text:p>
          </table:table-cell>
          <table:table-cell office:value-type="float" office:value="57.6996922941048">
            <text:p>57.700</text:p>
          </table:table-cell>
          <table:table-cell office:value-type="float" office:value="3.74798500650658">
            <text:p>3.748</text:p>
          </table:table-cell>
          <table:table-cell office:value-type="float" office:value="-1.29124256302821">
            <text:p>-1.291</text:p>
          </table:table-cell>
          <table:table-cell office:value-type="float" office:value="1.36968129743308">
            <text:p>1.370</text:p>
          </table:table-cell>
          <table:table-cell office:value-type="float" office:value="3.76260686186781">
            <text:p>3.763</text:p>
          </table:table-cell>
          <table:table-cell office:value-type="float" office:value="-3.50528056103552">
            <text:p>-3.505</text:p>
          </table:table-cell>
          <table:table-cell office:value-type="float" office:value="-3.53530401577248">
            <text:p>-3.535</text:p>
          </table:table-cell>
          <table:table-cell table:number-columns-repeated="1014"/>
        </table:table-row>
        <table:table-row table:style-name="ro2">
          <table:table-cell office:value-type="float" office:value="44.5724499784547">
            <text:p>44.572</text:p>
          </table:table-cell>
          <table:table-cell office:value-type="float" office:value="-14.5197269723481">
            <text:p>-14.520</text:p>
          </table:table-cell>
          <table:table-cell office:value-type="float" office:value="57.6995411418941">
            <text:p>57.700</text:p>
          </table:table-cell>
          <table:table-cell office:value-type="float" office:value="3.75324412025012">
            <text:p>3.753</text:p>
          </table:table-cell>
          <table:table-cell office:value-type="float" office:value="-1.28405389186699">
            <text:p>-1.284</text:p>
          </table:table-cell>
          <table:table-cell office:value-type="float" office:value="1.36111125791908">
            <text:p>1.361</text:p>
          </table:table-cell>
          <table:table-cell office:value-type="float" office:value="3.80088626784822">
            <text:p>3.801</text:p>
          </table:table-cell>
          <table:table-cell office:value-type="float" office:value="-3.50817466759226">
            <text:p>-3.508</text:p>
          </table:table-cell>
          <table:table-cell office:value-type="float" office:value="-3.57289684974541">
            <text:p>-3.573</text:p>
          </table:table-cell>
          <table:table-cell table:number-columns-repeated="1014"/>
        </table:table-row>
        <table:table-row table:style-name="ro2">
          <table:table-cell office:value-type="float" office:value="44.5727072810007">
            <text:p>44.573</text:p>
          </table:table-cell>
          <table:table-cell office:value-type="float" office:value="-14.4298650861607">
            <text:p>-14.430</text:p>
          </table:table-cell>
          <table:table-cell office:value-type="float" office:value="57.6993907170873">
            <text:p>57.699</text:p>
          </table:table-cell>
          <table:table-cell office:value-type="float" office:value="3.75848531978625">
            <text:p>3.758</text:p>
          </table:table-cell>
          <table:table-cell office:value-type="float" office:value="-1.27685160120867">
            <text:p>-1.277</text:p>
          </table:table-cell>
          <table:table-cell office:value-type="float" office:value="1.35254256293831">
            <text:p>1.353</text:p>
          </table:table-cell>
          <table:table-cell office:value-type="float" office:value="3.83982042902133">
            <text:p>3.840</text:p>
          </table:table-cell>
          <table:table-cell office:value-type="float" office:value="-3.51100670038827">
            <text:p>-3.511</text:p>
          </table:table-cell>
          <table:table-cell office:value-type="float" office:value="-3.61115170955307">
            <text:p>-3.611</text:p>
          </table:table-cell>
          <table:table-cell table:number-columns-repeated="1014"/>
        </table:table-row>
        <table:table-row table:style-name="ro2">
          <table:table-cell office:value-type="float" office:value="44.5729650672603">
            <text:p>44.573</text:p>
          </table:table-cell>
          <table:table-cell office:value-type="float" office:value="-14.3400024052046">
            <text:p>-14.340</text:p>
          </table:table-cell>
          <table:table-cell office:value-type="float" office:value="57.6992410189795">
            <text:p>57.699</text:p>
          </table:table-cell>
          <table:table-cell office:value-type="float" office:value="3.76370839317587">
            <text:p>3.764</text:p>
          </table:table-cell>
          <table:table-cell office:value-type="float" office:value="-1.26963570519149">
            <text:p>-1.270</text:p>
          </table:table-cell>
          <table:table-cell office:value-type="float" office:value="1.34397518032609">
            <text:p>1.344</text:p>
          </table:table-cell>
          <table:table-cell office:value-type="float" office:value="3.87942275888759">
            <text:p>3.879</text:p>
          </table:table-cell>
          <table:table-cell office:value-type="float" office:value="-3.51377548123183">
            <text:p>-3.514</text:p>
          </table:table-cell>
          <table:table-cell office:value-type="float" office:value="-3.65008195823474">
            <text:p>-3.650</text:p>
          </table:table-cell>
          <table:table-cell table:number-columns-repeated="1014"/>
        </table:table-row>
        <table:table-row table:style-name="ro2">
          <table:table-cell office:value-type="float" office:value="44.5732233362577">
            <text:p>44.573</text:p>
          </table:table-cell>
          <table:table-cell office:value-type="float" office:value="-14.2501389241398">
            <text:p>-14.250</text:p>
          </table:table-cell>
          <table:table-cell office:value-type="float" office:value="57.6990920468264">
            <text:p>57.699</text:p>
          </table:table-cell>
          <table:table-cell office:value-type="float" office:value="3.76891312824117">
            <text:p>3.769</text:p>
          </table:table-cell>
          <table:table-cell office:value-type="float" office:value="-1.26240621895381">
            <text:p>-1.262</text:p>
          </table:table-cell>
          <table:table-cell office:value-type="float" office:value="1.33540907832929">
            <text:p>1.335</text:p>
          </table:table-cell>
          <table:table-cell office:value-type="float" office:value="3.91970699867348">
            <text:p>3.920</text:p>
          </table:table-cell>
          <table:table-cell office:value-type="float" office:value="-3.51647980649309">
            <text:p>-3.516</text:p>
          </table:table-cell>
          <table:table-cell office:value-type="float" office:value="-3.68970128656677">
            <text:p>-3.690</text:p>
          </table:table-cell>
          <table:table-cell table:number-columns-repeated="1014"/>
        </table:table-row>
        <table:table-row table:style-name="ro2">
          <table:table-cell office:value-type="float" office:value="44.5734820870052">
            <text:p>44.573</text:p>
          </table:table-cell>
          <table:table-cell office:value-type="float" office:value="-14.1602746376063">
            <text:p>-14.160</text:p>
          </table:table-cell>
          <table:table-cell office:value-type="float" office:value="57.6989437998434">
            <text:p>57.699</text:p>
          </table:table-cell>
          <table:table-cell office:value-type="float" office:value="3.77409931258066">
            <text:p>3.774</text:p>
          </table:table-cell>
          <table:table-cell office:value-type="float" office:value="-1.25516315863489">
            <text:p>-1.255</text:p>
          </table:table-cell>
          <table:table-cell office:value-type="float" office:value="1.32684422560269">
            <text:p>1.327</text:p>
          </table:table-cell>
          <table:table-cell office:value-type="float" office:value="3.96068722631119">
            <text:p>3.961</text:p>
          </table:table-cell>
          <table:table-cell office:value-type="float" office:value="-3.51911844634108">
            <text:p>-3.519</text:p>
          </table:table-cell>
          <table:table-cell office:value-type="float" office:value="-3.73002372204688">
            <text:p>-3.730</text:p>
          </table:table-cell>
          <table:table-cell table:number-columns-repeated="1014"/>
        </table:table-row>
        <table:table-row table:style-name="ro2">
          <table:table-cell office:value-type="float" office:value="44.5737413185042">
            <text:p>44.574</text:p>
          </table:table-cell>
          <table:table-cell office:value-type="float" office:value="-14.070409540223">
            <text:p>-14.070</text:p>
          </table:table-cell>
          <table:table-cell office:value-type="float" office:value="57.6987962772054">
            <text:p>57.699</text:p>
          </table:table-cell>
          <table:table-cell office:value-type="float" office:value="3.7792667335865">
            <text:p>3.779</text:p>
          </table:table-cell>
          <table:table-cell office:value-type="float" office:value="-1.24790654137554">
            <text:p>-1.248</text:p>
          </table:table-cell>
          <table:table-cell office:value-type="float" office:value="1.31828059120583">
            <text:p>1.318</text:p>
          </table:table-cell>
          <table:table-cell office:value-type="float" office:value="4.00237786568967">
            <text:p>4.002</text:p>
          </table:table-cell>
          <table:table-cell office:value-type="float" office:value="-3.52169014395608">
            <text:p>-3.522</text:p>
          </table:table-cell>
          <table:table-cell office:value-type="float" office:value="-3.77106363815724">
            <text:p>-3.771</text:p>
          </table:table-cell>
          <table:table-cell table:number-columns-repeated="1014"/>
        </table:table-row>
        <table:table-row table:style-name="ro2">
          <table:table-cell office:value-type="float" office:value="44.5740010297451">
            <text:p>44.574</text:p>
          </table:table-cell>
          <table:table-cell office:value-type="float" office:value="-13.9805436265883">
            <text:p>-13.981</text:p>
          </table:table-cell>
          <table:table-cell office:value-type="float" office:value="57.6986494780461">
            <text:p>57.699</text:p>
          </table:table-cell>
          <table:table-cell office:value-type="float" office:value="3.78441517846112">
            <text:p>3.784</text:p>
          </table:table-cell>
          <table:table-cell office:value-type="float" office:value="-1.24063638531771">
            <text:p>-1.241</text:p>
          </table:table-cell>
          <table:table-cell office:value-type="float" office:value="1.30971814459858">
            <text:p>1.310</text:p>
          </table:table-cell>
          <table:table-cell office:value-type="float" office:value="4.04479369615924">
            <text:p>4.045</text:p>
          </table:table-cell>
          <table:table-cell office:value-type="float" office:value="-3.52419361471362">
            <text:p>-3.524</text:p>
          </table:table-cell>
          <table:table-cell office:value-type="float" office:value="-3.81283576387333">
            <text:p>-3.813</text:p>
          </table:table-cell>
          <table:table-cell table:number-columns-repeated="1014"/>
        </table:table-row>
        <table:table-row table:style-name="ro2">
          <table:table-cell office:value-type="float" office:value="44.5742612197072">
            <text:p>44.574</text:p>
          </table:table-cell>
          <table:table-cell office:value-type="float" office:value="-13.8906768912792">
            <text:p>-13.891</text:p>
          </table:table-cell>
          <table:table-cell office:value-type="float" office:value="57.698503401457">
            <text:p>57.699</text:p>
          </table:table-cell>
          <table:table-cell office:value-type="float" office:value="3.78954443423377">
            <text:p>3.790</text:p>
          </table:table-cell>
          <table:table-cell office:value-type="float" office:value="-1.23335270960573">
            <text:p>-1.233</text:p>
          </table:table-cell>
          <table:table-cell office:value-type="float" office:value="1.30115685563868">
            <text:p>1.301</text:p>
          </table:table-cell>
          <table:table-cell office:value-type="float" office:value="4.08794986231317">
            <text:p>4.088</text:p>
          </table:table-cell>
          <table:table-cell office:value-type="float" office:value="-3.5266275453391">
            <text:p>-3.527</text:p>
          </table:table-cell>
          <table:table-cell office:value-type="float" office:value="-3.85535519346052">
            <text:p>-3.855</text:p>
          </table:table-cell>
          <table:table-cell table:number-columns-repeated="1014"/>
        </table:table-row>
        <table:table-row table:style-name="ro2">
          <table:table-cell office:value-type="float" office:value="44.5745218873596">
            <text:p>44.575</text:p>
          </table:table-cell>
          <table:table-cell office:value-type="float" office:value="-13.8008093288511">
            <text:p>-13.801</text:p>
          </table:table-cell>
          <table:table-cell office:value-type="float" office:value="57.6983580464871">
            <text:p>57.698</text:p>
          </table:table-cell>
          <table:table-cell office:value-type="float" office:value="3.79465428777834">
            <text:p>3.795</text:p>
          </table:table-cell>
          <table:table-cell office:value-type="float" office:value="-1.22605553438511">
            <text:p>-1.226</text:p>
          </table:table-cell>
          <table:table-cell office:value-type="float" office:value="1.29259669457706">
            <text:p>1.293</text:p>
          </table:table-cell>
          <table:table-cell office:value-type="float" office:value="4.13186188405063">
            <text:p>4.132</text:p>
          </table:table-cell>
          <table:table-cell office:value-type="float" office:value="-3.52899059303386">
            <text:p>-3.529</text:p>
          </table:table-cell>
          <table:table-cell office:value-type="float" office:value="-3.89863739654277">
            <text:p>-3.899</text:p>
          </table:table-cell>
          <table:table-cell table:number-columns-repeated="1014"/>
        </table:table-row>
        <table:table-row table:style-name="ro2">
          <table:table-cell office:value-type="float" office:value="44.5747830316605">
            <text:p>44.575</text:p>
          </table:table-cell>
          <table:table-cell office:value-type="float" office:value="-13.7109409338376">
            <text:p>-13.711</text:p>
          </table:table-cell>
          <table:table-cell office:value-type="float" office:value="57.698213412142">
            <text:p>57.698</text:p>
          </table:table-cell>
          <table:table-cell office:value-type="float" office:value="3.79974452582922">
            <text:p>3.800</text:p>
          </table:table-cell>
          <table:table-cell office:value-type="float" office:value="-1.21874488080427">
            <text:p>-1.219</text:p>
          </table:table-cell>
          <table:table-cell office:value-type="float" office:value="1.28403763205575">
            <text:p>1.284</text:p>
          </table:table-cell>
          <table:table-cell office:value-type="float" office:value="4.17654566692222">
            <text:p>4.177</text:p>
          </table:table-cell>
          <table:table-cell office:value-type="float" office:value="-3.5312813845693">
            <text:p>-3.531</text:p>
          </table:table-cell>
          <table:table-cell office:value-type="float" office:value="-3.94269822845759">
            <text:p>-3.943</text:p>
          </table:table-cell>
          <table:table-cell table:number-columns-repeated="1014"/>
        </table:table-row>
        <table:table-row table:style-name="ro2">
          <table:table-cell office:value-type="float" office:value="44.5750446515582">
            <text:p>44.575</text:p>
          </table:table-cell>
          <table:table-cell office:value-type="float" office:value="-13.62107170075">
            <text:p>-13.621</text:p>
          </table:table-cell>
          <table:table-cell office:value-type="float" office:value="57.6980694973835">
            <text:p>57.698</text:p>
          </table:table-cell>
          <table:table-cell office:value-type="float" office:value="3.80481493499975">
            <text:p>3.805</text:p>
          </table:table-cell>
          <table:table-cell office:value-type="float" office:value="-1.21142077101308">
            <text:p>-1.211</text:p>
          </table:table-cell>
          <table:table-cell office:value-type="float" office:value="1.27547963910305">
            <text:p>1.275</text:p>
          </table:table-cell>
          <table:table-cell office:value-type="float" office:value="4.22201751276844">
            <text:p>4.222</text:p>
          </table:table-cell>
          <table:table-cell office:value-type="float" office:value="-3.53349851534972">
            <text:p>-3.533</text:p>
          </table:table-cell>
          <table:table-cell office:value-type="float" office:value="-3.98755394090843">
            <text:p>-3.988</text:p>
          </table:table-cell>
          <table:table-cell table:number-columns-repeated="1014"/>
        </table:table-row>
        <table:table-row table:style-name="ro2">
          <table:table-cell office:value-type="float" office:value="44.5753067459908">
            <text:p>44.575</text:p>
          </table:table-cell>
          <table:table-cell office:value-type="float" office:value="-13.5312016240769">
            <text:p>-13.531</text:p>
          </table:table-cell>
          <table:table-cell office:value-type="float" office:value="57.6979263011288">
            <text:p>57.698</text:p>
          </table:table-cell>
          <table:table-cell office:value-type="float" office:value="3.80986530179891">
            <text:p>3.810</text:p>
          </table:table-cell>
          <table:table-cell office:value-type="float" office:value="-1.20408322816371">
            <text:p>-1.204</text:p>
          </table:table-cell>
          <table:table-cell office:value-type="float" office:value="1.26692268713063">
            <text:p>1.267</text:p>
          </table:table-cell>
          <table:table-cell office:value-type="float" office:value="4.26829413066037">
            <text:p>4.268</text:p>
          </table:table-cell>
          <table:table-cell office:value-type="float" office:value="-3.53564054844154">
            <text:p>-3.536</text:p>
          </table:table-cell>
          <table:table-cell office:value-type="float" office:value="-4.03322119291335">
            <text:p>-4.033</text:p>
          </table:table-cell>
          <table:table-cell table:number-columns-repeated="1014"/>
        </table:table-row>
        <table:table-row table:style-name="ro2">
          <table:table-cell office:value-type="float" office:value="44.5755693138867">
            <text:p>44.576</text:p>
          </table:table-cell>
          <table:table-cell office:value-type="float" office:value="-13.4413306982841">
            <text:p>-13.441</text:p>
          </table:table-cell>
          <table:table-cell office:value-type="float" office:value="57.6977838222496">
            <text:p>57.698</text:p>
          </table:table-cell>
          <table:table-cell office:value-type="float" office:value="3.81489541264889">
            <text:p>3.815</text:p>
          </table:table-cell>
          <table:table-cell office:value-type="float" office:value="-1.1967322764101">
            <text:p>-1.197</text:p>
          </table:table-cell>
          <table:table-cell office:value-type="float" office:value="1.2583667479303">
            <text:p>1.258</text:p>
          </table:table-cell>
          <table:table-cell office:value-type="float" office:value="4.31539264814941">
            <text:p>4.315</text:p>
          </table:table-cell>
          <table:table-cell office:value-type="float" office:value="-3.53770601356775">
            <text:p>-3.538</text:p>
          </table:table-cell>
          <table:table-cell office:value-type="float" office:value="-4.07971706206597">
            <text:p>-4.080</text:p>
          </table:table-cell>
          <table:table-cell table:number-columns-repeated="1014"/>
        </table:table-row>
        <table:table-row table:style-name="ro2">
          <table:table-cell office:value-type="float" office:value="44.575832354165">
            <text:p>44.576</text:p>
          </table:table-cell>
          <table:table-cell office:value-type="float" office:value="-13.3514589178139">
            <text:p>-13.351</text:p>
          </table:table-cell>
          <table:table-cell office:value-type="float" office:value="57.6976420595718">
            <text:p>57.698</text:p>
          </table:table-cell>
          <table:table-cell office:value-type="float" office:value="3.81990505390307">
            <text:p>3.820</text:p>
          </table:table-cell>
          <table:table-cell office:value-type="float" office:value="-1.1893679409075">
            <text:p>-1.189</text:p>
          </table:table-cell>
          <table:table-cell office:value-type="float" office:value="1.2498117936695">
            <text:p>1.250</text:p>
          </table:table-cell>
          <table:table-cell office:value-type="float" office:value="4.363330622826">
            <text:p>4.363</text:p>
          </table:table-cell>
          <table:table-cell office:value-type="float" office:value="-3.5396934060673">
            <text:p>-3.540</text:p>
          </table:table-cell>
          <table:table-cell office:value-type="float" office:value="-4.12705905610873">
            <text:p>-4.127</text:p>
          </table:table-cell>
          <table:table-cell table:number-columns-repeated="1014"/>
        </table:table-row>
        <table:table-row table:style-name="ro2">
          <table:table-cell office:value-type="float" office:value="44.5760958657352">
            <text:p>44.576</text:p>
          </table:table-cell>
          <table:table-cell office:value-type="float" office:value="-13.2615862770848">
            <text:p>-13.262</text:p>
          </table:table-cell>
          <table:table-cell office:value-type="float" office:value="57.6975010118746">
            <text:p>57.698</text:p>
          </table:table-cell>
          <table:table-cell office:value-type="float" office:value="3.8248940118631">
            <text:p>3.825</text:p>
          </table:table-cell>
          <table:table-cell office:value-type="float" office:value="-1.18199024781209">
            <text:p>-1.182</text:p>
          </table:table-cell>
          <table:table-cell office:value-type="float" office:value="1.24125779688865">
            <text:p>1.241</text:p>
          </table:table-cell>
          <table:table-cell office:value-type="float" office:value="4.41212605421233">
            <text:p>4.412</text:p>
          </table:table-cell>
          <table:table-cell office:value-type="float" office:value="-3.54160118581669">
            <text:p>-3.542</text:p>
          </table:table-cell>
          <table:table-cell office:value-type="float" office:value="-4.17526512483175">
            <text:p>-4.175</text:p>
          </table:table-cell>
          <table:table-cell table:number-columns-repeated="1014"/>
        </table:table-row>
        <table:table-row table:style-name="ro2">
          <table:table-cell office:value-type="float" office:value="44.576359847498">
            <text:p>44.576</text:p>
          </table:table-cell>
          <table:table-cell office:value-type="float" office:value="-13.1717127704911">
            <text:p>-13.172</text:p>
          </table:table-cell>
          <table:table-cell office:value-type="float" office:value="57.69736067789">
            <text:p>57.697</text:p>
          </table:table-cell>
          <table:table-cell office:value-type="float" office:value="3.82986207279724">
            <text:p>3.830</text:p>
          </table:table-cell>
          <table:table-cell office:value-type="float" office:value="-1.17459922428162">
            <text:p>-1.175</text:p>
          </table:table-cell>
          <table:table-cell office:value-type="float" office:value="1.23270473049781">
            <text:p>1.233</text:p>
          </table:table-cell>
          <table:table-cell office:value-type="float" office:value="4.46179739596669">
            <text:p>4.462</text:p>
          </table:table-cell>
          <table:table-cell office:value-type="float" office:value="-3.54342777611318">
            <text:p>-3.543</text:p>
          </table:table-cell>
          <table:table-cell office:value-type="float" office:value="-4.22435367229479">
            <text:p>-4.224</text:p>
          </table:table-cell>
          <table:table-cell table:number-columns-repeated="1014"/>
        </table:table-row>
        <table:table-row table:style-name="ro2">
          <table:table-cell office:value-type="float" office:value="44.5766242983454">
            <text:p>44.577</text:p>
          </table:table-cell>
          <table:table-cell office:value-type="float" office:value="-13.0818383924026">
            <text:p>-13.082</text:p>
          </table:table-cell>
          <table:table-cell office:value-type="float" office:value="57.6972210563018">
            <text:p>57.697</text:p>
          </table:table-cell>
          <table:table-cell office:value-type="float" office:value="3.83480902295831">
            <text:p>3.835</text:p>
          </table:table-cell>
          <table:table-cell office:value-type="float" office:value="-1.16719489847313">
            <text:p>-1.167</text:p>
          </table:table-cell>
          <table:table-cell office:value-type="float" office:value="1.2241525677722">
            <text:p>1.224</text:p>
          </table:table-cell>
          <table:table-cell office:value-type="float" office:value="4.51236356844571">
            <text:p>4.512</text:p>
          </table:table-cell>
          <table:table-cell office:value-type="float" office:value="-3.54517156251842">
            <text:p>-3.545</text:p>
          </table:table-cell>
          <table:table-cell office:value-type="float" office:value="-4.27434356939996">
            <text:p>-4.274</text:p>
          </table:table-cell>
          <table:table-cell table:number-columns-repeated="1014"/>
        </table:table-row>
        <table:table-row table:style-name="ro2">
          <table:table-cell office:value-type="float" office:value="44.576889217161">
            <text:p>44.577</text:p>
          </table:table-cell>
          <table:table-cell office:value-type="float" office:value="-12.9919631371639">
            <text:p>-12.992</text:p>
          </table:table-cell>
          <table:table-cell office:value-type="float" office:value="57.6970821457453">
            <text:p>57.697</text:p>
          </table:table-cell>
          <table:table-cell office:value-type="float" office:value="3.83973464860119">
            <text:p>3.840</text:p>
          </table:table-cell>
          <table:table-cell office:value-type="float" office:value="-1.15977729954335">
            <text:p>-1.160</text:p>
          </table:table-cell>
          <table:table-cell office:value-type="float" office:value="1.21560128234921">
            <text:p>1.216</text:p>
          </table:table-cell>
          <table:table-cell office:value-type="float" office:value="4.56384397158925">
            <text:p>4.564</text:p>
          </table:table-cell>
          <table:table-cell office:value-type="float" office:value="-3.5468308916597">
            <text:p>-3.547</text:p>
          </table:table-cell>
          <table:table-cell office:value-type="float" office:value="-4.32525416679036">
            <text:p>-4.325</text:p>
          </table:table-cell>
          <table:table-cell table:number-columns-repeated="1014"/>
        </table:table-row>
        <table:table-row table:style-name="ro2">
          <table:table-cell office:value-type="float" office:value="44.5771546028203">
            <text:p>44.577</text:p>
          </table:table-cell>
          <table:table-cell office:value-type="float" office:value="-12.9020869990942">
            <text:p>-12.902</text:p>
          </table:table-cell>
          <table:table-cell office:value-type="float" office:value="57.6969439448063">
            <text:p>57.697</text:p>
          </table:table-cell>
          <table:table-cell office:value-type="float" office:value="3.84463873600153">
            <text:p>3.845</text:p>
          </table:table-cell>
          <table:table-cell office:value-type="float" office:value="-1.15234645764771">
            <text:p>-1.152</text:p>
          </table:table-cell>
          <table:table-cell office:value-type="float" office:value="1.2070508482251">
            <text:p>1.207</text:p>
          </table:table-cell>
          <table:table-cell office:value-type="float" office:value="4.61625849817512">
            <text:p>4.616</text:p>
          </table:table-cell>
          <table:table-cell office:value-type="float" office:value="-3.54840406998894">
            <text:p>-3.548</text:p>
          </table:table-cell>
          <table:table-cell office:value-type="float" office:value="-4.3771053081174">
            <text:p>-4.377</text:p>
          </table:table-cell>
          <table:table-cell table:number-columns-repeated="1014"/>
        </table:table-row>
        <table:table-row table:style-name="ro2">
          <table:table-cell office:value-type="float" office:value="44.577420454191">
            <text:p>44.577</text:p>
          </table:table-cell>
          <table:table-cell office:value-type="float" office:value="-12.8122099724867">
            <text:p>-12.812</text:p>
          </table:table-cell>
          <table:table-cell office:value-type="float" office:value="57.6968064520205">
            <text:p>57.697</text:p>
          </table:table-cell>
          <table:table-cell office:value-type="float" office:value="3.84952107147346">
            <text:p>3.850</text:p>
          </table:table-cell>
          <table:table-cell office:value-type="float" office:value="-1.14490240393994">
            <text:p>-1.145</text:p>
          </table:table-cell>
          <table:table-cell office:value-type="float" office:value="1.19850123975136">
            <text:p>1.199</text:p>
          </table:table-cell>
          <table:table-cell office:value-type="float" office:value="4.669627547416">
            <text:p>4.670</text:p>
          </table:table-cell>
          <table:table-cell office:value-type="float" office:value="-3.54988936249676">
            <text:p>-3.550</text:p>
          </table:table-cell>
          <table:table-cell office:value-type="float" office:value="-4.42991734365458">
            <text:p>-4.430</text:p>
          </table:table-cell>
          <table:table-cell table:number-columns-repeated="1014"/>
        </table:table-row>
        <table:table-row table:style-name="ro2">
          <table:table-cell office:value-type="float" office:value="44.5776867701333">
            <text:p>44.578</text:p>
          </table:table-cell>
          <table:table-cell office:value-type="float" office:value="-12.7223320516083">
            <text:p>-12.722</text:p>
          </table:table-cell>
          <table:table-cell office:value-type="float" office:value="57.696669665873">
            <text:p>57.697</text:p>
          </table:table-cell>
          <table:table-cell office:value-type="float" office:value="3.85438144138819">
            <text:p>3.854</text:p>
          </table:table-cell>
          <table:table-cell office:value-type="float" office:value="-1.13744517057021">
            <text:p>-1.137</text:p>
          </table:table-cell>
          <table:table-cell office:value-type="float" office:value="1.18995243163048">
            <text:p>1.190</text:p>
          </table:table-cell>
          <table:table-cell office:value-type="float" office:value="4.72397203892766">
            <text:p>4.724</text:p>
          </table:table-cell>
          <table:table-cell office:value-type="float" office:value="-3.55128499138007">
            <text:p>-3.551</text:p>
          </table:table-cell>
          <table:table-cell office:value-type="float" office:value="-4.48371114427919">
            <text:p>-4.484</text:p>
          </table:table-cell>
          <table:table-cell table:number-columns-repeated="1014"/>
        </table:table-row>
        <table:table-row table:style-name="ro2">
          <table:table-cell office:value-type="float" office:value="44.5779535495005">
            <text:p>44.578</text:p>
          </table:table-cell>
          <table:table-cell office:value-type="float" office:value="-12.6324532306988">
            <text:p>-12.632</text:p>
          </table:table-cell>
          <table:table-cell office:value-type="float" office:value="57.6965335847974">
            <text:p>57.697</text:p>
          </table:table-cell>
          <table:table-cell office:value-type="float" office:value="3.85921963219236">
            <text:p>3.859</text:p>
          </table:table-cell>
          <table:table-cell office:value-type="float" office:value="-1.12997479068485">
            <text:p>-1.130</text:p>
          </table:table-cell>
          <table:table-cell office:value-type="float" office:value="1.18140439891369">
            <text:p>1.181</text:p>
          </table:table-cell>
          <table:table-cell office:value-type="float" office:value="4.77931342707366">
            <text:p>4.779</text:p>
          </table:table-cell>
          <table:table-cell office:value-type="float" office:value="-3.55258913466146">
            <text:p>-3.553</text:p>
          </table:table-cell>
          <table:table-cell office:value-type="float" office:value="-4.5385081158294">
            <text:p>-4.539</text:p>
          </table:table-cell>
          <table:table-cell table:number-columns-repeated="1014"/>
        </table:table-row>
        <table:table-row table:style-name="ro2">
          <table:table-cell office:value-type="float" office:value="44.5782207911391">
            <text:p>44.578</text:p>
          </table:table-cell>
          <table:table-cell office:value-type="float" office:value="-12.5425735039709">
            <text:p>-12.543</text:p>
          </table:table-cell>
          <table:table-cell office:value-type="float" office:value="57.6963982071752">
            <text:p>57.696</text:p>
          </table:table-cell>
          <table:table-cell office:value-type="float" office:value="3.86403543042641">
            <text:p>3.864</text:p>
          </table:table-cell>
          <table:table-cell office:value-type="float" office:value="-1.12249129842423">
            <text:p>-1.122</text:p>
          </table:table-cell>
          <table:table-cell office:value-type="float" office:value="1.17285711699516">
            <text:p>1.173</text:p>
          </table:table-cell>
          <table:table-cell office:value-type="float" office:value="4.83567371567003">
            <text:p>4.836</text:p>
          </table:table-cell>
          <table:table-cell office:value-type="float" office:value="-3.55379992475955">
            <text:p>-3.554</text:p>
          </table:table-cell>
          <table:table-cell office:value-type="float" office:value="-4.59433021383158">
            <text:p>-4.594</text:p>
          </table:table-cell>
          <table:table-cell table:number-columns-repeated="1014"/>
        </table:table-row>
        <table:table-row table:style-name="ro2">
          <table:table-cell office:value-type="float" office:value="44.578488493889">
            <text:p>44.578</text:p>
          </table:table-cell>
          <table:table-cell office:value-type="float" office:value="-12.4526928656092">
            <text:p>-12.453</text:p>
          </table:table-cell>
          <table:table-cell office:value-type="float" office:value="57.6962635313353">
            <text:p>57.696</text:p>
          </table:table-cell>
          <table:table-cell office:value-type="float" office:value="3.86882862274248">
            <text:p>3.869</text:p>
          </table:table-cell>
          <table:table-cell office:value-type="float" office:value="-1.11499472892341">
            <text:p>-1.115</text:p>
          </table:table-cell>
          <table:table-cell office:value-type="float" office:value="1.16431056161205">
            <text:p>1.164</text:p>
          </table:table-cell>
          <table:table-cell office:value-type="float" office:value="4.89307547309429">
            <text:p>4.893</text:p>
          </table:table-cell>
          <table:table-cell office:value-type="float" office:value="-3.55491544700518">
            <text:p>-3.555</text:p>
          </table:table-cell>
          <table:table-cell office:value-type="float" office:value="-4.65119995861633">
            <text:p>-4.651</text:p>
          </table:table-cell>
          <table:table-cell table:number-columns-repeated="1014"/>
        </table:table-row>
        <table:table-row table:style-name="ro2">
          <table:table-cell office:value-type="float" office:value="44.5787566565846">
            <text:p>44.579</text:p>
          </table:table-cell>
          <table:table-cell office:value-type="float" office:value="-12.36281130977">
            <text:p>-12.363</text:p>
          </table:table-cell>
          <table:table-cell office:value-type="float" office:value="57.6961295555527">
            <text:p>57.696</text:p>
          </table:table-cell>
          <table:table-cell office:value-type="float" office:value="3.87359899592436">
            <text:p>3.874</text:p>
          </table:table-cell>
          <table:table-cell office:value-type="float" office:value="-1.10748511830846">
            <text:p>-1.107</text:p>
          </table:table-cell>
          <table:table-cell office:value-type="float" office:value="1.15576470883687">
            <text:p>1.156</text:p>
          </table:table-cell>
          <table:table-cell office:value-type="float" office:value="4.9515418477621">
            <text:p>4.952</text:p>
          </table:table-cell>
          <table:table-cell office:value-type="float" office:value="-3.55593373810822">
            <text:p>-3.556</text:p>
          </table:table-cell>
          <table:table-cell office:value-type="float" office:value="-4.70914045082401">
            <text:p>-4.709</text:p>
          </table:table-cell>
          <table:table-cell table:number-columns-repeated="1014"/>
        </table:table-row>
        <table:table-row table:style-name="ro2">
          <table:table-cell office:value-type="float" office:value="44.5790252780544">
            <text:p>44.579</text:p>
          </table:table-cell>
          <table:table-cell office:value-type="float" office:value="-12.2729288305805">
            <text:p>-12.273</text:p>
          </table:table-cell>
          <table:table-cell office:value-type="float" office:value="57.6959962780489">
            <text:p>57.696</text:p>
          </table:table-cell>
          <table:table-cell office:value-type="float" office:value="3.87834633690444">
            <text:p>3.878</text:p>
          </table:table-cell>
          <table:table-cell office:value-type="float" office:value="-1.0999625036966">
            <text:p>-1.100</text:p>
          </table:table-cell>
          <table:table-cell office:value-type="float" office:value="1.14721953507672">
            <text:p>1.147</text:p>
          </table:table-cell>
          <table:table-cell office:value-type="float" office:value="5.0110965840151">
            <text:p>5.011</text:p>
          </table:table-cell>
          <table:table-cell office:value-type="float" office:value="-3.55685278456352">
            <text:p>-3.557</text:p>
          </table:table-cell>
          <table:table-cell office:value-type="float" office:value="-4.76817538729843">
            <text:p>-4.768</text:p>
          </table:table-cell>
          <table:table-cell table:number-columns-repeated="1014"/>
        </table:table-row>
        <table:table-row table:style-name="ro2">
          <table:table-cell office:value-type="float" office:value="44.579294357122">
            <text:p>44.579</text:p>
          </table:table-cell>
          <table:table-cell office:value-type="float" office:value="-12.1830454221388">
            <text:p>-12.183</text:p>
          </table:table-cell>
          <table:table-cell office:value-type="float" office:value="57.6958636969903">
            <text:p>57.696</text:p>
          </table:table-cell>
          <table:table-cell office:value-type="float" office:value="3.88307043278352">
            <text:p>3.883</text:p>
          </table:table-cell>
          <table:table-cell office:value-type="float" office:value="-1.09242692319428">
            <text:p>-1.092</text:p>
          </table:table-cell>
          <table:table-cell office:value-type="float" office:value="1.13867501706903">
            <text:p>1.139</text:p>
          </table:table-cell>
          <table:table-cell office:value-type="float" office:value="5.07176403839196">
            <text:p>5.072</text:p>
          </table:table-cell>
          <table:table-cell office:value-type="float" office:value="-3.55767052100332">
            <text:p>-3.558</text:p>
          </table:table-cell>
          <table:table-cell office:value-type="float" office:value="-4.82832907738607">
            <text:p>-4.828</text:p>
          </table:table-cell>
          <table:table-cell table:number-columns-repeated="1014"/>
        </table:table-row>
        <table:table-row table:style-name="ro2">
          <table:table-cell office:value-type="float" office:value="44.5795638926061">
            <text:p>44.580</text:p>
          </table:table-cell>
          <table:table-cell office:value-type="float" office:value="-12.0931610785127">
            <text:p>-12.093</text:p>
          </table:table-cell>
          <table:table-cell office:value-type="float" office:value="57.6957318104879">
            <text:p>57.696</text:p>
          </table:table-cell>
          <table:table-cell office:value-type="float" office:value="3.88777107084925">
            <text:p>3.888</text:p>
          </table:table-cell>
          <table:table-cell office:value-type="float" office:value="-1.08487841589416">
            <text:p>-1.085</text:p>
          </table:table-cell>
          <table:table-cell office:value-type="float" office:value="1.13013113187641">
            <text:p>1.130</text:p>
          </table:table-cell>
          <table:table-cell office:value-type="float" office:value="5.13356919631389">
            <text:p>5.134</text:p>
          </table:table-cell>
          <table:table-cell office:value-type="float" office:value="-3.55838482848718">
            <text:p>-3.558</text:p>
          </table:table-cell>
          <table:table-cell office:value-type="float" office:value="-4.88962645963389">
            <text:p>-4.890</text:p>
          </table:table-cell>
          <table:table-cell table:number-columns-repeated="1014"/>
        </table:table-row>
        <table:table-row table:style-name="ro2">
          <table:table-cell office:value-type="float" office:value="44.5798338833216">
            <text:p>44.580</text:p>
          </table:table-cell>
          <table:table-cell office:value-type="float" office:value="-12.0032757937397">
            <text:p>-12.003</text:p>
          </table:table-cell>
          <table:table-cell office:value-type="float" office:value="57.6956006165969">
            <text:p>57.696</text:p>
          </table:table-cell>
          <table:table-cell office:value-type="float" office:value="3.89244803859427">
            <text:p>3.892</text:p>
          </table:table-cell>
          <table:table-cell office:value-type="float" office:value="-1.07731702187551">
            <text:p>-1.077</text:p>
          </table:table-cell>
          <table:table-cell office:value-type="float" office:value="1.12158785688548">
            <text:p>1.122</text:p>
          </table:table-cell>
          <table:table-cell office:value-type="float" office:value="5.19653768916565">
            <text:p>5.197</text:p>
          </table:table-cell>
          <table:table-cell office:value-type="float" office:value="-3.55899353273097">
            <text:p>-3.559</text:p>
          </table:table-cell>
          <table:table-cell office:value-type="float" office:value="-4.95209311889225">
            <text:p>-4.952</text:p>
          </table:table-cell>
          <table:table-cell table:number-columns-repeated="1014"/>
        </table:table-row>
        <table:table-row table:style-name="ro2">
          <table:table-cell office:value-type="float" office:value="44.5801043280791">
            <text:p>44.580</text:p>
          </table:table-cell>
          <table:table-cell office:value-type="float" office:value="-11.9133895618259">
            <text:p>-11.913</text:p>
          </table:table-cell>
          <table:table-cell office:value-type="float" office:value="57.6954701133158">
            <text:p>57.695</text:p>
          </table:table-cell>
          <table:table-cell office:value-type="float" office:value="3.89710112373548">
            <text:p>3.897</text:p>
          </table:table-cell>
          <table:table-cell office:value-type="float" office:value="-1.06974278220076">
            <text:p>-1.070</text:p>
          </table:table-cell>
          <table:table-cell office:value-type="float" office:value="1.11304516980152">
            <text:p>1.113</text:p>
          </table:table-cell>
          <table:table-cell office:value-type="float" office:value="5.26069581178728">
            <text:p>5.261</text:p>
          </table:table-cell>
          <table:table-cell office:value-type="float" office:value="-3.559494402271">
            <text:p>-3.559</text:p>
          </table:table-cell>
          <table:table-cell office:value-type="float" office:value="-5.01575530383076">
            <text:p>-5.016</text:p>
          </table:table-cell>
          <table:table-cell table:number-columns-repeated="1014"/>
        </table:table-row>
        <table:table-row table:style-name="ro2">
          <table:table-cell office:value-type="float" office:value="44.5803752256866">
            <text:p>44.580</text:p>
          </table:table-cell>
          <table:table-cell office:value-type="float" office:value="-11.8235023767461">
            <text:p>-11.824</text:p>
          </table:table-cell>
          <table:table-cell office:value-type="float" office:value="57.6953402985857">
            <text:p>57.695</text:p>
          </table:table-cell>
          <table:table-cell office:value-type="float" office:value="3.90173011423292">
            <text:p>3.902</text:p>
          </table:table-cell>
          <table:table-cell office:value-type="float" office:value="-1.06215573891363">
            <text:p>-1.062</text:p>
          </table:table-cell>
          <table:table-cell office:value-type="float" office:value="1.10450304864493">
            <text:p>1.105</text:p>
          </table:table-cell>
          <table:table-cell office:value-type="float" office:value="5.32607054038243">
            <text:p>5.326</text:p>
          </table:table-cell>
          <table:table-cell office:value-type="float" office:value="-3.55988514656202">
            <text:p>-3.560</text:p>
          </table:table-cell>
          <table:table-cell office:value-type="float" office:value="-5.08063994486229">
            <text:p>-5.081</text:p>
          </table:table-cell>
          <table:table-cell table:number-columns-repeated="1014"/>
        </table:table-row>
        <table:table-row table:style-name="ro2">
          <table:table-cell office:value-type="float" office:value="44.5806465749489">
            <text:p>44.581</text:p>
          </table:table-cell>
          <table:table-cell office:value-type="float" office:value="-11.7336142324427">
            <text:p>-11.734</text:p>
          </table:table-cell>
          <table:table-cell office:value-type="float" office:value="57.6952111702902">
            <text:p>57.695</text:p>
          </table:table-cell>
          <table:table-cell office:value-type="float" office:value="3.90633479830791">
            <text:p>3.906</text:p>
          </table:table-cell>
          <table:table-cell office:value-type="float" office:value="-1.05455593503763">
            <text:p>-1.055</text:p>
          </table:table-cell>
          <table:table-cell office:value-type="float" office:value="1.09596147174873">
            <text:p>1.096</text:p>
          </table:table-cell>
          <table:table-cell office:value-type="float" office:value="5.39268955082606">
            <text:p>5.393</text:p>
          </table:table-cell>
          <table:table-cell office:value-type="float" office:value="-3.56016341400449">
            <text:p>-3.560</text:p>
          </table:table-cell>
          <table:table-cell office:value-type="float" office:value="-5.14677467247673">
            <text:p>-5.147</text:p>
          </table:table-cell>
          <table:table-cell table:number-columns-repeated="1014"/>
        </table:table-row>
        <table:table-row table:style-name="ro2">
          <table:table-cell office:value-type="float" office:value="44.5809183746689">
            <text:p>44.581</text:p>
          </table:table-cell>
          <table:table-cell office:value-type="float" office:value="-11.6437251228252">
            <text:p>-11.644</text:p>
          </table:table-cell>
          <table:table-cell office:value-type="float" office:value="57.6950827262543">
            <text:p>57.695</text:p>
          </table:table-cell>
          <table:table-cell office:value-type="float" office:value="3.91091496446223">
            <text:p>3.911</text:p>
          </table:table-cell>
          <table:table-cell office:value-type="float" office:value="-1.04694341457273">
            <text:p>-1.047</text:p>
          </table:table-cell>
          <table:table-cell office:value-type="float" office:value="1.08742041775296">
            <text:p>1.087</text:p>
          </table:table-cell>
          <table:table-cell office:value-type="float" office:value="5.46058123738866">
            <text:p>5.461</text:p>
          </table:table-cell>
          <table:table-cell office:value-type="float" office:value="-3.56032678990185">
            <text:p>-3.560</text:p>
          </table:table-cell>
          <table:table-cell office:value-type="float" office:value="-5.21418783598594">
            <text:p>-5.214</text:p>
          </table:table-cell>
          <table:table-cell table:number-columns-repeated="1014"/>
        </table:table-row>
        <table:table-row table:style-name="ro2">
          <table:table-cell office:value-type="float" office:value="44.5811906236478">
            <text:p>44.581</text:p>
          </table:table-cell>
          <table:table-cell office:value-type="float" office:value="-11.55383504177">
            <text:p>-11.554</text:p>
          </table:table-cell>
          <table:table-cell office:value-type="float" office:value="57.6949549642442">
            <text:p>57.695</text:p>
          </table:table-cell>
          <table:table-cell office:value-type="float" office:value="3.91547040149676">
            <text:p>3.915</text:p>
          </table:table-cell>
          <table:table-cell office:value-type="float" office:value="-1.03931822249396">
            <text:p>-1.039</text:p>
          </table:table-cell>
          <table:table-cell office:value-type="float" office:value="1.07887986560296">
            <text:p>1.079</text:p>
          </table:table-cell>
          <table:table-cell office:value-type="float" office:value="5.52977473186728">
            <text:p>5.530</text:p>
          </table:table-cell>
          <table:table-cell office:value-type="float" office:value="-3.56037279434199">
            <text:p>-3.560</text:p>
          </table:table-cell>
          <table:table-cell office:value-type="float" office:value="-5.28290852268219">
            <text:p>-5.283</text:p>
          </table:table-cell>
          <table:table-cell table:number-columns-repeated="1014"/>
        </table:table-row>
        <table:table-row table:style-name="ro2">
          <table:table-cell office:value-type="float" office:value="44.5814633206858">
            <text:p>44.581</text:p>
          </table:table-cell>
          <table:table-cell office:value-type="float" office:value="-11.4639439831192">
            <text:p>-11.464</text:p>
          </table:table-cell>
          <table:table-cell office:value-type="float" office:value="57.6948278819666">
            <text:p>57.695</text:p>
          </table:table-cell>
          <table:table-cell office:value-type="float" office:value="3.92000089853018">
            <text:p>3.920</text:p>
          </table:table-cell>
          <table:table-cell office:value-type="float" office:value="-1.03168040474812">
            <text:p>-1.032</text:p>
          </table:table-cell>
          <table:table-cell office:value-type="float" office:value="1.07033979454375">
            <text:p>1.070</text:p>
          </table:table-cell>
          <table:table-cell office:value-type="float" office:value="5.60029992312641">
            <text:p>5.600</text:p>
          </table:table-cell>
          <table:table-cell office:value-type="float" office:value="-3.56029888000346">
            <text:p>-3.560</text:p>
          </table:table-cell>
          <table:table-cell office:value-type="float" office:value="-5.35296657739805">
            <text:p>-5.353</text:p>
          </table:table-cell>
          <table:table-cell table:number-columns-repeated="1014"/>
        </table:table-row>
        <table:table-row table:style-name="ro2">
          <table:table-cell office:value-type="float" office:value="44.5817364645827">
            <text:p>44.582</text:p>
          </table:table-cell>
          <table:table-cell office:value-type="float" office:value="-11.3740519406806">
            <text:p>-11.374</text:p>
          </table:table-cell>
          <table:table-cell office:value-type="float" office:value="57.6947014770685">
            <text:p>57.695</text:p>
          </table:table-cell>
          <table:table-cell office:value-type="float" office:value="3.92450624501743">
            <text:p>3.925</text:p>
          </table:table-cell>
          <table:table-cell office:value-type="float" office:value="-1.02403000825194">
            <text:p>-1.024</text:p>
          </table:table-cell>
          <table:table-cell office:value-type="float" office:value="1.0618001841184">
            <text:p>1.062</text:p>
          </table:table-cell>
          <table:table-cell office:value-type="float" office:value="5.67218747703133">
            <text:p>5.672</text:p>
          </table:table-cell>
          <table:table-cell office:value-type="float" office:value="-3.56010242987921">
            <text:p>-3.560</text:p>
          </table:table-cell>
          <table:table-cell office:value-type="float" office:value="-5.42439262247067">
            <text:p>-5.424</text:p>
          </table:table-cell>
          <table:table-cell table:number-columns-repeated="1014"/>
        </table:table-row>
        <table:table-row table:style-name="ro2">
          <table:table-cell office:value-type="float" office:value="44.5820100541383">
            <text:p>44.582</text:p>
          </table:table-cell>
          <table:table-cell office:value-type="float" office:value="-11.2841589082268">
            <text:p>-11.284</text:p>
          </table:table-cell>
          <table:table-cell office:value-type="float" office:value="57.6945757471363">
            <text:p>57.695</text:p>
          </table:table-cell>
          <table:table-cell office:value-type="float" office:value="3.92898623076899">
            <text:p>3.929</text:p>
          </table:table-cell>
          <table:table-cell office:value-type="float" office:value="-1.01636708088766">
            <text:p>-1.016</text:p>
          </table:table-cell>
          <table:table-cell office:value-type="float" office:value="1.0532610141613">
            <text:p>1.053</text:p>
          </table:table-cell>
          <table:table-cell office:value-type="float" office:value="5.74546885678654">
            <text:p>5.745</text:p>
          </table:table-cell>
          <table:table-cell office:value-type="float" office:value="-3.55978075492107">
            <text:p>-3.560</text:p>
          </table:table-cell>
          <table:table-cell office:value-type="float" office:value="-5.4972180781067">
            <text:p>-5.497</text:p>
          </table:table-cell>
          <table:table-cell table:number-columns-repeated="1014"/>
        </table:table-row>
        <table:table-row table:style-name="ro2">
          <table:table-cell office:value-type="float" office:value="44.5822840881536">
            <text:p>44.582</text:p>
          </table:table-cell>
          <table:table-cell office:value-type="float" office:value="-11.1942648794946">
            <text:p>-11.194</text:p>
          </table:table-cell>
          <table:table-cell office:value-type="float" office:value="57.6944506896959">
            <text:p>57.694</text:p>
          </table:table-cell>
          <table:table-cell office:value-type="float" office:value="3.93344064596837">
            <text:p>3.933</text:p>
          </table:table-cell>
          <table:table-cell office:value-type="float" office:value="-1.00869167150246">
            <text:p>-1.009</text:p>
          </table:table-cell>
          <table:table-cell office:value-type="float" office:value="1.04472226479737">
            <text:p>1.045</text:p>
          </table:table-cell>
          <table:table-cell office:value-type="float" office:value="5.82017634365347">
            <text:p>5.820</text:p>
          </table:table-cell>
          <table:table-cell office:value-type="float" office:value="-3.55933109159509">
            <text:p>-3.559</text:p>
          </table:table-cell>
          <table:table-cell office:value-type="float" office:value="-5.57147518312232">
            <text:p>-5.571</text:p>
          </table:table-cell>
          <table:table-cell table:number-columns-repeated="1014"/>
        </table:table-row>
        <table:table-row table:style-name="ro2">
          <table:table-cell office:value-type="float" office:value="44.5825585654309">
            <text:p>44.583</text:p>
          </table:table-cell>
          <table:table-cell office:value-type="float" office:value="-11.1043698481848">
            <text:p>-11.104</text:p>
          </table:table-cell>
          <table:table-cell office:value-type="float" office:value="57.6943263022118">
            <text:p>57.694</text:p>
          </table:table-cell>
          <table:table-cell office:value-type="float" office:value="3.93786928119177">
            <text:p>3.938</text:p>
          </table:table-cell>
          <table:table-cell office:value-type="float" office:value="-1.00100382990346">
            <text:p>-1.001</text:p>
          </table:table-cell>
          <table:table-cell office:value-type="float" office:value="1.0361839164366">
            <text:p>1.036</text:p>
          </table:table-cell>
          <table:table-cell office:value-type="float" office:value="5.89634305805353">
            <text:p>5.896</text:p>
          </table:table-cell>
          <table:table-cell office:value-type="float" office:value="-3.55875059935119">
            <text:p>-3.559</text:p>
          </table:table-cell>
          <table:table-cell office:value-type="float" office:value="-5.64719701608402">
            <text:p>-5.647</text:p>
          </table:table-cell>
          <table:table-cell table:number-columns-repeated="1014"/>
        </table:table-row>
        <table:table-row table:style-name="ro2">
          <table:table-cell office:value-type="float" office:value="44.5828334847748">
            <text:p>44.583</text:p>
          </table:table-cell>
          <table:table-cell office:value-type="float" office:value="-11.0144738079609">
            <text:p>-11.014</text:p>
          </table:table-cell>
          <table:table-cell office:value-type="float" office:value="57.6942025820872">
            <text:p>57.694</text:p>
          </table:table-cell>
          <table:table-cell office:value-type="float" office:value="3.94227192742574">
            <text:p>3.942</text:p>
          </table:table-cell>
          <table:table-cell office:value-type="float" office:value="-0.993303606855512">
            <text:p>-0.993</text:p>
          </table:table-cell>
          <table:table-cell office:value-type="float" office:value="1.02764594977035">
            <text:p>1.028</text:p>
          </table:table-cell>
          <table:table-cell office:value-type="float" office:value="5.97400298102971">
            <text:p>5.974</text:p>
          </table:table-cell>
          <table:table-cell office:value-type="float" office:value="-3.55803635800015">
            <text:p>-3.558</text:p>
          </table:table-cell>
          <table:table-cell office:value-type="float" office:value="-5.72441751679088">
            <text:p>-5.724</text:p>
          </table:table-cell>
          <table:table-cell table:number-columns-repeated="1014"/>
        </table:table-row>
        <table:table-row table:style-name="ro2">
          <table:table-cell office:value-type="float" office:value="44.5831088449928">
            <text:p>44.583</text:p>
          </table:table-cell>
          <table:table-cell office:value-type="float" office:value="-10.9245767524493">
            <text:p>-10.925</text:p>
          </table:table-cell>
          <table:table-cell office:value-type="float" office:value="57.6940795266635">
            <text:p>57.694</text:p>
          </table:table-cell>
          <table:table-cell office:value-type="float" office:value="3.94664837608574">
            <text:p>3.947</text:p>
          </table:table-cell>
          <table:table-cell office:value-type="float" office:value="-0.98559105407721">
            <text:p>-0.986</text:p>
          </table:table-cell>
          <table:table-cell office:value-type="float" office:value="1.01910834576736">
            <text:p>1.019</text:p>
          </table:table-cell>
          <table:table-cell office:value-type="float" office:value="6.05319097606059">
            <text:p>6.053</text:p>
          </table:table-cell>
          <table:table-cell office:value-type="float" office:value="-3.5571853649949">
            <text:p>-3.557</text:p>
          </table:table-cell>
          <table:table-cell office:value-type="float" office:value="-5.80317150812589">
            <text:p>-5.803</text:p>
          </table:table-cell>
          <table:table-cell table:number-columns-repeated="1014"/>
        </table:table-row>
        <table:table-row table:style-name="ro2">
          <table:table-cell office:value-type="float" office:value="44.583384644896">
            <text:p>44.583</text:p>
          </table:table-cell>
          <table:table-cell office:value-type="float" office:value="-10.8346786752383">
            <text:p>-10.835</text:p>
          </table:table-cell>
          <table:table-cell office:value-type="float" office:value="57.6939571332199">
            <text:p>57.694</text:p>
          </table:table-cell>
          <table:table-cell office:value-type="float" office:value="3.95099841903471">
            <text:p>3.951</text:p>
          </table:table-cell>
          <table:table-cell office:value-type="float" office:value="-0.977866224238341">
            <text:p>-0.978</text:p>
          </table:table-cell>
          <table:table-cell office:value-type="float" office:value="1.01057108567068">
            <text:p>1.011</text:p>
          </table:table-cell>
          <table:table-cell office:value-type="float" office:value="6.13394281120732">
            <text:p>6.134</text:p>
          </table:table-cell>
          <table:table-cell office:value-type="float" office:value="-3.55619453261571">
            <text:p>-3.556</text:p>
          </table:table-cell>
          <table:table-cell office:value-type="float" office:value="-5.88349471823568">
            <text:p>-5.883</text:p>
          </table:table-cell>
          <table:table-cell table:number-columns-repeated="1014"/>
        </table:table-row>
        <table:table-row table:style-name="ro2">
          <table:table-cell office:value-type="float" office:value="44.5836608833004">
            <text:p>44.584</text:p>
          </table:table-cell>
          <table:table-cell office:value-type="float" office:value="-10.7447795698779">
            <text:p>-10.745</text:p>
          </table:table-cell>
          <table:table-cell office:value-type="float" office:value="57.6938353989737">
            <text:p>57.694</text:p>
          </table:table-cell>
          <table:table-cell office:value-type="float" office:value="3.95532184860061">
            <text:p>3.955</text:p>
          </table:table-cell>
          <table:table-cell office:value-type="float" office:value="-0.970129170955737">
            <text:p>-0.970</text:p>
          </table:table-cell>
          <table:table-cell office:value-type="float" office:value="1.0020341509926">
            <text:p>1.002</text:p>
          </table:table-cell>
          <table:table-cell office:value-type="float" office:value="6.2162951815745">
            <text:p>6.216</text:p>
          </table:table-cell>
          <table:table-cell office:value-type="float" office:value="-3.55506068505213">
            <text:p>-3.555</text:p>
          </table:table-cell>
          <table:table-cell office:value-type="float" office:value="-5.96542380301946">
            <text:p>-5.965</text:p>
          </table:table-cell>
          <table:table-cell table:number-columns-repeated="1014"/>
        </table:table-row>
        <table:table-row table:style-name="ro2">
          <table:table-cell office:value-type="float" office:value="44.5839375590268">
            <text:p>44.584</text:p>
          </table:table-cell>
          <table:table-cell office:value-type="float" office:value="-10.6548794298787">
            <text:p>-10.655</text:p>
          </table:table-cell>
          <table:table-cell office:value-type="float" office:value="57.6937143210795">
            <text:p>57.694</text:p>
          </table:table-cell>
          <table:table-cell office:value-type="float" office:value="3.95961845759495">
            <text:p>3.960</text:p>
          </table:table-cell>
          <table:table-cell office:value-type="float" office:value="-0.962379948789087">
            <text:p>-0.962</text:p>
          </table:table-cell>
          <table:table-cell office:value-type="float" office:value="0.993497523511169">
            <text:p>0.993</text:p>
          </table:table-cell>
          <table:table-cell office:value-type="float" office:value="6.30028573205637">
            <text:p>6.300</text:p>
          </table:table-cell>
          <table:table-cell office:value-type="float" office:value="-3.55378055538156">
            <text:p>-3.554</text:p>
          </table:table-cell>
          <table:table-cell office:value-type="float" office:value="-6.04899636891396">
            <text:p>-6.049</text:p>
          </table:table-cell>
          <table:table-cell table:number-columns-repeated="1014"/>
        </table:table-row>
        <table:table-row table:style-name="ro2">
          <table:table-cell office:value-type="float" office:value="44.5842146709024">
            <text:p>44.584</text:p>
          </table:table-cell>
          <table:table-cell office:value-type="float" office:value="-10.564978248712">
            <text:p>-10.565</text:p>
          </table:table-cell>
          <table:table-cell office:value-type="float" office:value="57.6935938966299">
            <text:p>57.694</text:p>
          </table:table-cell>
          <table:table-cell office:value-type="float" office:value="3.96388803933026">
            <text:p>3.964</text:p>
          </table:table-cell>
          <table:table-cell office:value-type="float" office:value="-0.954618613238554">
            <text:p>-0.955</text:p>
          </table:table-cell>
          <table:table-cell office:value-type="float" office:value="0.984961185266831">
            <text:p>0.985</text:p>
          </table:table-cell>
          <table:table-cell office:value-type="float" office:value="6.38595308034226">
            <text:p>6.386</text:p>
          </table:table-cell>
          <table:table-cell office:value-type="float" office:value="-3.55235078243899">
            <text:p>-3.552</text:p>
          </table:table-cell>
          <table:table-cell office:value-type="float" office:value="-6.13425099593554">
            <text:p>-6.134</text:p>
          </table:table-cell>
          <table:table-cell table:number-columns-repeated="1014"/>
        </table:table-row>
        <table:table-row table:style-name="ro2">
          <table:table-cell office:value-type="float" office:value="44.5844922177614">
            <text:p>44.584</text:p>
          </table:table-cell>
          <table:table-cell office:value-type="float" office:value="-10.4750760198091">
            <text:p>-10.475</text:p>
          </table:table-cell>
          <table:table-cell office:value-type="float" office:value="57.6934741226548">
            <text:p>57.693</text:p>
          </table:table-cell>
          <table:table-cell office:value-type="float" office:value="3.96813038763828">
            <text:p>3.968</text:p>
          </table:table-cell>
          <table:table-cell office:value-type="float" office:value="-0.946845220738949">
            <text:p>-0.947</text:p>
          </table:table-cell>
          <table:table-cell office:value-type="float" office:value="0.976425118556706">
            <text:p>0.976</text:p>
          </table:table-cell>
          <table:table-cell office:value-type="float" office:value="6.47333684015326">
            <text:p>6.473</text:p>
          </table:table-cell>
          <table:table-cell office:value-type="float" office:value="-3.55076790757549">
            <text:p>-3.551</text:p>
          </table:table-cell>
          <table:table-cell office:value-type="float" office:value="-6.22122726095278">
            <text:p>-6.221</text:p>
          </table:table-cell>
          <table:table-cell table:number-columns-repeated="1014"/>
        </table:table-row>
        <table:table-row table:style-name="ro2">
          <table:table-cell office:value-type="float" office:value="44.5847701984458">
            <text:p>44.585</text:p>
          </table:table-cell>
          <table:table-cell office:value-type="float" office:value="-10.3851727365608">
            <text:p>-10.385</text:p>
          </table:table-cell>
          <table:table-cell office:value-type="float" office:value="57.6933549961219">
            <text:p>57.693</text:p>
          </table:table-cell>
          <table:table-cell office:value-type="float" office:value="3.97234529688692">
            <text:p>3.972</text:p>
          </table:table-cell>
          <table:table-cell office:value-type="float" office:value="-0.939059828656795">
            <text:p>-0.939</text:p>
          </table:table-cell>
          <table:table-cell office:value-type="float" office:value="0.967889305932196">
            <text:p>0.968</text:p>
          </table:table-cell>
          <table:table-cell office:value-type="float" office:value="6.56247764466676">
            <text:p>6.562</text:p>
          </table:table-cell>
          <table:table-cell office:value-type="float" office:value="-3.54902837130089">
            <text:p>-3.549</text:p>
          </table:table-cell>
          <table:table-cell office:value-type="float" office:value="-6.30996576115482">
            <text:p>-6.310</text:p>
          </table:table-cell>
          <table:table-cell table:number-columns-repeated="1014"/>
        </table:table-row>
        <table:table-row table:style-name="ro2">
          <table:table-cell office:value-type="float" office:value="44.5850486118065">
            <text:p>44.585</text:p>
          </table:table-cell>
          <table:table-cell office:value-type="float" office:value="-10.295268392317">
            <text:p>-10.295</text:p>
          </table:table-cell>
          <table:table-cell office:value-type="float" office:value="57.6932365139369">
            <text:p>57.693</text:p>
          </table:table-cell>
          <table:table-cell office:value-type="float" office:value="3.97653256199795">
            <text:p>3.977</text:p>
          </table:table-cell>
          <table:table-cell office:value-type="float" office:value="-0.931262495286319">
            <text:p>-0.931</text:p>
          </table:table-cell>
          <table:table-cell office:value-type="float" office:value="0.959353730194772">
            <text:p>0.959</text:p>
          </table:table-cell>
          <table:table-cell office:value-type="float" office:value="6.65341717009614">
            <text:p>6.653</text:p>
          </table:table-cell>
          <table:table-cell office:value-type="float" office:value="-3.5471285098089">
            <text:p>-3.547</text:p>
          </table:table-cell>
          <table:table-cell office:value-type="float" office:value="-6.4005081376601">
            <text:p>-6.401</text:p>
          </table:table-cell>
          <table:table-cell table:number-columns-repeated="1014"/>
        </table:table-row>
        <table:table-row table:style-name="ro2">
          <table:table-cell office:value-type="float" office:value="44.5853274567042">
            <text:p>44.585</text:p>
          </table:table-cell>
          <table:table-cell office:value-type="float" office:value="-10.2053629803866">
            <text:p>-10.205</text:p>
          </table:table-cell>
          <table:table-cell office:value-type="float" office:value="57.6931186729433">
            <text:p>57.693</text:p>
          </table:table-cell>
          <table:table-cell office:value-type="float" office:value="3.98069197846431">
            <text:p>3.981</text:p>
          </table:table-cell>
          <table:table-cell office:value-type="float" office:value="-0.923453279843623">
            <text:p>-0.923</text:p>
          </table:table-cell>
          <table:table-cell office:value-type="float" office:value="0.950818374390384">
            <text:p>0.951</text:p>
          </table:table-cell>
          <table:table-cell office:value-type="float" office:value="6.7461981593693">
            <text:p>6.746</text:p>
          </table:table-cell>
          <table:table-cell office:value-type="float" office:value="-3.54506455137796">
            <text:p>-3.545</text:p>
          </table:table-cell>
          <table:table-cell office:value-type="float" office:value="-6.4928970992478">
            <text:p>-6.493</text:p>
          </table:table-cell>
          <table:table-cell table:number-columns-repeated="1014"/>
        </table:table-row>
        <table:table-row table:style-name="ro2">
          <table:table-cell office:value-type="float" office:value="44.5856067320103">
            <text:p>44.586</text:p>
          </table:table-cell>
          <table:table-cell office:value-type="float" office:value="-10.1154564940366">
            <text:p>-10.115</text:p>
          </table:table-cell>
          <table:table-cell office:value-type="float" office:value="57.6930014699234">
            <text:p>57.693</text:p>
          </table:table-cell>
          <table:table-cell office:value-type="float" office:value="3.98482334236656">
            <text:p>3.985</text:p>
          </table:table-cell>
          <table:table-cell office:value-type="float" office:value="-0.91563224246346">
            <text:p>-0.916</text:p>
          </table:table-cell>
          <table:table-cell office:value-type="float" office:value="0.942283221806933">
            <text:p>0.942</text:p>
          </table:table-cell>
          <table:table-cell office:value-type="float" office:value="6.84086444585759">
            <text:p>6.841</text:p>
          </table:table-cell>
          <table:table-cell office:value-type="float" office:value="-3.54283261264814">
            <text:p>-3.543</text:p>
          </table:table-cell>
          <table:table-cell office:value-type="float" office:value="-6.58717644612929">
            <text:p>-6.587</text:p>
          </table:table-cell>
          <table:table-cell table:number-columns-repeated="1014"/>
        </table:table-row>
        <table:table-row table:style-name="ro2">
          <table:table-cell office:value-type="float" office:value="44.5858864366084">
            <text:p>44.586</text:p>
          </table:table-cell>
          <table:table-cell office:value-type="float" office:value="-10.0255489264924">
            <text:p>-10.026</text:p>
          </table:table-cell>
          <table:table-cell office:value-type="float" office:value="57.6928849015982">
            <text:p>57.693</text:p>
          </table:table-cell>
          <table:table-cell office:value-type="float" office:value="3.98892645039006">
            <text:p>3.989</text:p>
          </table:table-cell>
          <table:table-cell office:value-type="float" office:value="-0.907799444193721">
            <text:p>-0.908</text:p>
          </table:table-cell>
          <table:table-cell office:value-type="float" office:value="0.933748255968729">
            <text:p>0.934</text:p>
          </table:table-cell>
          <table:table-cell office:value-type="float" office:value="6.93746097709714">
            <text:p>6.937</text:p>
          </table:table-cell>
          <table:table-cell office:value-type="float" office:value="-3.54042869476608">
            <text:p>-3.540</text:p>
          </table:table-cell>
          <table:table-cell office:value-type="float" office:value="-6.68339109370852">
            <text:p>-6.683</text:p>
          </table:table-cell>
          <table:table-cell table:number-columns-repeated="1014"/>
        </table:table-row>
        <table:table-row table:style-name="ro2">
          <table:table-cell office:value-type="float" office:value="44.5861665693945">
            <text:p>44.586</text:p>
          </table:table-cell>
          <table:table-cell office:value-type="float" office:value="-9.93564027093731">
            <text:p>-9.936</text:p>
          </table:table-cell>
          <table:table-cell office:value-type="float" office:value="57.6927689646283">
            <text:p>57.693</text:p>
          </table:table-cell>
          <table:table-cell office:value-type="float" office:value="3.9930010998411">
            <text:p>3.993</text:p>
          </table:table-cell>
          <table:table-cell office:value-type="float" office:value="-0.899954946991355">
            <text:p>-0.900</text:p>
          </table:table-cell>
          <table:table-cell office:value-type="float" office:value="0.92521346063351">
            <text:p>0.925</text:p>
          </table:table-cell>
          <table:table-cell office:value-type="float" office:value="7.03603383843664">
            <text:p>7.036</text:p>
          </table:table-cell>
          <table:table-cell office:value-type="float" office:value="-3.53784867939849">
            <text:p>-3.538</text:p>
          </table:table-cell>
          <table:table-cell office:value-type="float" office:value="-6.78158709628268">
            <text:p>-6.782</text:p>
          </table:table-cell>
          <table:table-cell table:number-columns-repeated="1014"/>
        </table:table-row>
        <table:table-row table:style-name="ro2">
          <table:table-cell office:value-type="float" office:value="44.5864471292791">
            <text:p>44.586</text:p>
          </table:table-cell>
          <table:table-cell office:value-type="float" office:value="-9.84573052051243">
            <text:p>-9.846</text:p>
          </table:table-cell>
          <table:table-cell office:value-type="float" office:value="57.6926536556146">
            <text:p>57.693</text:p>
          </table:table-cell>
          <table:table-cell office:value-type="float" office:value="3.9970470886632">
            <text:p>3.997</text:p>
          </table:table-cell>
          <table:table-cell office:value-type="float" office:value="-0.892098813716724">
            <text:p>-0.892</text:p>
          </table:table-cell>
          <table:table-cell office:value-type="float" office:value="0.916678819787614">
            <text:p>0.917</text:p>
          </table:table-cell>
          <table:table-cell office:value-type="float" office:value="7.13663027653291">
            <text:p>7.137</text:p>
          </table:table-cell>
          <table:table-cell office:value-type="float" office:value="-3.53508832460643">
            <text:p>-3.535</text:p>
          </table:table-cell>
          <table:table-cell office:value-type="float" office:value="-6.88181167058366">
            <text:p>-6.882</text:p>
          </table:table-cell>
          <table:table-cell table:number-columns-repeated="1014"/>
        </table:table-row>
        <table:table-row table:style-name="ro2">
          <table:table-cell office:value-type="float" office:value="44.5867281151876">
            <text:p>44.587</text:p>
          </table:table-cell>
          <table:table-cell office:value-type="float" office:value="-9.75581966831658">
            <text:p>-9.756</text:p>
          </table:table-cell>
          <table:table-cell office:value-type="float" office:value="57.6925389710987">
            <text:p>57.693</text:p>
          </table:table-cell>
          <table:table-cell office:value-type="float" office:value="4.00106421545294">
            <text:p>4.001</text:p>
          </table:table-cell>
          <table:table-cell office:value-type="float" office:value="-0.884231108128289">
            <text:p>-0.884</text:p>
          </table:table-cell>
          <table:table-cell office:value-type="float" office:value="0.90814431764118">
            <text:p>0.908</text:p>
          </table:table-cell>
          <table:table-cell office:value-type="float" office:value="7.23929872261557">
            <text:p>7.239</text:p>
          </table:table-cell>
          <table:table-cell office:value-type="float" office:value="-3.53214326058083">
            <text:p>-3.532</text:p>
          </table:table-cell>
          <table:table-cell office:value-type="float" office:value="-6.98411321909342">
            <text:p>-6.984</text:p>
          </table:table-cell>
          <table:table-cell table:number-columns-repeated="1014"/>
        </table:table-row>
        <table:table-row table:style-name="ro2">
          <table:table-cell office:value-type="float" office:value="44.587009526062">
            <text:p>44.587</text:p>
          </table:table-cell>
          <table:table-cell office:value-type="float" office:value="-9.66590770740634">
            <text:p>-9.666</text:p>
          </table:table-cell>
          <table:table-cell office:value-type="float" office:value="57.6924249075645">
            <text:p>57.692</text:p>
          </table:table-cell>
          <table:table-cell office:value-type="float" office:value="4.00505227947538">
            <text:p>4.005</text:p>
          </table:table-cell>
          <table:table-cell office:value-type="float" office:value="-0.876351894878446">
            <text:p>-0.876</text:p>
          </table:table-cell>
          <table:table-cell office:value-type="float" office:value="0.899609938624537">
            <text:p>0.900</text:p>
          </table:table-cell>
          <table:table-cell office:value-type="float" office:value="7.34408881542452">
            <text:p>7.344</text:p>
          </table:table-cell>
          <table:table-cell office:value-type="float" office:value="-3.52900898523201">
            <text:p>-3.529</text:p>
          </table:table-cell>
          <table:table-cell office:value-type="float" office:value="-7.08854135303646">
            <text:p>-7.089</text:p>
          </table:table-cell>
          <table:table-cell table:number-columns-repeated="1014"/>
        </table:table-row>
        <table:table-row table:style-name="ro2">
          <table:table-cell office:value-type="float" office:value="44.5872913608616">
            <text:p>44.587</text:p>
          </table:table-cell>
          <table:table-cell office:value-type="float" office:value="-9.57599463079607">
            <text:p>-9.576</text:p>
          </table:table-cell>
          <table:table-cell office:value-type="float" office:value="57.692311461439">
            <text:p>57.692</text:p>
          </table:table-cell>
          <table:table-cell office:value-type="float" office:value="4.00901108067958">
            <text:p>4.009</text:p>
          </table:table-cell>
          <table:table-cell office:value-type="float" office:value="-0.868461239507001">
            <text:p>-0.868</text:p>
          </table:table-cell>
          <table:table-cell office:value-type="float" office:value="0.891075667383876">
            <text:p>0.891</text:p>
          </table:table-cell>
          <table:table-cell office:value-type="float" office:value="7.45105142372976">
            <text:p>7.451</text:p>
          </table:table-cell>
          <table:table-cell office:value-type="float" office:value="-3.5256808596315">
            <text:p>-3.526</text:p>
          </table:table-cell>
          <table:table-cell office:value-type="float" office:value="-7.195146914948">
            <text:p>-7.195</text:p>
          </table:table-cell>
          <table:table-cell table:number-columns-repeated="1014"/>
        </table:table-row>
        <table:table-row table:style-name="ro2">
          <table:table-cell office:value-type="float" office:value="44.5875736185649">
            <text:p>44.588</text:p>
          </table:table-cell>
          <table:table-cell office:value-type="float" office:value="-9.48608043145821">
            <text:p>-9.486</text:p>
          </table:table-cell>
          <table:table-cell office:value-type="float" office:value="57.6921986290934">
            <text:p>57.692</text:p>
          </table:table-cell>
          <table:table-cell office:value-type="float" office:value="4.01294041971318">
            <text:p>4.013</text:p>
          </table:table-cell>
          <table:table-cell office:value-type="float" office:value="-0.860559208436274">
            <text:p>-0.861</text:p>
          </table:table-cell>
          <table:table-cell office:value-type="float" office:value="0.882541488776595">
            <text:p>0.883</text:p>
          </table:table-cell>
          <table:table-cell office:value-type="float" office:value="7.56023866830033">
            <text:p>7.560</text:p>
          </table:table-cell>
          <table:table-cell office:value-type="float" office:value="-3.52215410330368">
            <text:p>-3.522</text:p>
          </table:table-cell>
          <table:table-cell office:value-type="float" office:value="-7.30398200070784">
            <text:p>-7.304</text:p>
          </table:table-cell>
          <table:table-cell table:number-columns-repeated="1014"/>
        </table:table-row>
        <table:table-row table:style-name="ro2">
          <table:table-cell office:value-type="float" office:value="44.5878562981706">
            <text:p>44.588</text:p>
          </table:table-cell>
          <table:table-cell office:value-type="float" office:value="-9.3961651023235">
            <text:p>-9.396</text:p>
          </table:table-cell>
          <table:table-cell office:value-type="float" office:value="57.6920864068447">
            <text:p>57.692</text:p>
          </table:table-cell>
          <table:table-cell office:value-type="float" office:value="4.0168400979372">
            <text:p>4.017</text:p>
          </table:table-cell>
          <table:table-cell office:value-type="float" office:value="-0.852645868964488">
            <text:p>-0.853</text:p>
          </table:table-cell>
          <table:table-cell office:value-type="float" office:value="0.874007387866024">
            <text:p>0.874</text:p>
          </table:table-cell>
          <table:table-cell office:value-type="float" office:value="7.67170394322504">
            <text:p>7.672</text:p>
          </table:table-cell>
          <table:table-cell office:value-type="float" office:value="-3.51842378936096">
            <text:p>-3.518</text:p>
          </table:table-cell>
          <table:table-cell office:value-type="float" office:value="-7.4150999809047">
            <text:p>-7.415</text:p>
          </table:table-cell>
          <table:table-cell table:number-columns-repeated="1014"/>
        </table:table-row>
        <table:table-row table:style-name="ro2">
          <table:table-cell office:value-type="float" office:value="44.5881393986988">
            <text:p>44.588</text:p>
          </table:table-cell>
          <table:table-cell office:value-type="float" office:value="-9.30624863628147">
            <text:p>-9.306</text:p>
          </table:table-cell>
          <table:table-cell office:value-type="float" office:value="57.6919747909576">
            <text:p>57.692</text:p>
          </table:table-cell>
          <table:table-cell office:value-type="float" office:value="4.02070991743969">
            <text:p>4.021</text:p>
          </table:table-cell>
          <table:table-cell office:value-type="float" office:value="-0.844721289261311">
            <text:p>-0.845</text:p>
          </table:table-cell>
          <table:table-cell office:value-type="float" office:value="0.865473349918845">
            <text:p>0.865</text:p>
          </table:table-cell>
          <table:table-cell office:value-type="float" office:value="7.78550193641261">
            <text:p>7.786</text:p>
          </table:table-cell>
          <table:table-cell office:value-type="float" office:value="-3.51448483948172">
            <text:p>-3.514</text:p>
          </table:table-cell>
          <table:table-cell office:value-type="float" office:value="-7.52855552141742">
            <text:p>-7.529</text:p>
          </table:table-cell>
          <table:table-cell table:number-columns-repeated="1014"/>
        </table:table-row>
        <table:table-row table:style-name="ro2">
          <table:table-cell office:value-type="float" office:value="44.5884229191928">
            <text:p>44.588</text:p>
          </table:table-cell>
          <table:table-cell office:value-type="float" office:value="-9.21633102618103">
            <text:p>-9.216</text:p>
          </table:table-cell>
          <table:table-cell office:value-type="float" office:value="57.691863777646">
            <text:p>57.692</text:p>
          </table:table-cell>
          <table:table-cell office:value-type="float" office:value="4.02454968104974">
            <text:p>4.025</text:p>
          </table:table-cell>
          <table:table-cell office:value-type="float" office:value="-0.836785538360653">
            <text:p>-0.837</text:p>
          </table:table-cell>
          <table:table-cell office:value-type="float" office:value="0.856939360399123">
            <text:p>0.857</text:p>
          </table:table-cell>
          <table:table-cell office:value-type="float" office:value="7.90168864916335">
            <text:p>7.902</text:p>
          </table:table-cell>
          <table:table-cell office:value-type="float" office:value="-3.51033201872779">
            <text:p>-3.510</text:p>
          </table:table-cell>
          <table:table-cell office:value-type="float" office:value="-7.64440460302549">
            <text:p>-7.644</text:p>
          </table:table-cell>
          <table:table-cell table:number-columns-repeated="1014"/>
        </table:table-row>
        <table:table-row table:style-name="ro2">
          <table:table-cell office:value-type="float" office:value="44.5887068587203">
            <text:p>44.589</text:p>
          </table:table-cell>
          <table:table-cell office:value-type="float" office:value="-9.12641226483114">
            <text:p>-9.126</text:p>
          </table:table-cell>
          <table:table-cell office:value-type="float" office:value="57.6917533630752">
            <text:p>57.692</text:p>
          </table:table-cell>
          <table:table-cell office:value-type="float" office:value="4.02835919235049">
            <text:p>4.028</text:p>
          </table:table-cell>
          <table:table-cell office:value-type="float" office:value="-0.828838686155167">
            <text:p>-0.829</text:p>
          </table:table-cell>
          <table:table-cell office:value-type="float" office:value="0.848405404964113">
            <text:p>0.848</text:p>
          </table:table-cell>
          <table:table-cell office:value-type="float" office:value="8.02032141459801">
            <text:p>8.020</text:p>
          </table:table-cell>
          <table:table-cell office:value-type="float" office:value="-3.50595993019785">
            <text:p>-3.506</text:p>
          </table:table-cell>
          <table:table-cell office:value-type="float" office:value="-7.76270453992019">
            <text:p>-7.763</text:p>
          </table:table-cell>
          <table:table-cell table:number-columns-repeated="1014"/>
        </table:table-row>
        <table:table-row table:style-name="ro2">
          <table:table-cell office:value-type="float" office:value="44.5889912163751">
            <text:p>44.589</text:p>
          </table:table-cell>
          <table:table-cell office:value-type="float" office:value="-9.03649234500176">
            <text:p>-9.036</text:p>
          </table:table-cell>
          <table:table-cell office:value-type="float" office:value="57.691643543364">
            <text:p>57.692</text:p>
          </table:table-cell>
          <table:table-cell office:value-type="float" office:value="4.03213825569196">
            <text:p>4.032</text:p>
          </table:table-cell>
          <table:table-cell office:value-type="float" office:value="-0.820880803390089">
            <text:p>-0.821</text:p>
          </table:table-cell>
          <table:table-cell office:value-type="float" office:value="0.839871469460478">
            <text:p>0.840</text:p>
          </table:table-cell>
          <table:table-cell office:value-type="float" office:value="8.14145891479666">
            <text:p>8.141</text:p>
          </table:table-cell>
          <table:table-cell office:value-type="float" office:value="-3.50136300951382">
            <text:p>-3.501</text:p>
          </table:table-cell>
          <table:table-cell office:value-type="float" office:value="-7.8835139969035">
            <text:p>-7.884</text:p>
          </table:table-cell>
          <table:table-cell table:number-columns-repeated="1014"/>
        </table:table-row>
        <table:table-row table:style-name="ro2">
          <table:table-cell office:value-type="float" office:value="44.5892759912785">
            <text:p>44.589</text:p>
          </table:table-cell>
          <table:table-cell office:value-type="float" office:value="-8.94657125942494">
            <text:p>-8.947</text:p>
          </table:table-cell>
          <table:table-cell office:value-type="float" office:value="57.6915343145877">
            <text:p>57.692</text:p>
          </table:table-cell>
          <table:table-cell office:value-type="float" office:value="4.03588667620313">
            <text:p>4.036</text:p>
          </table:table-cell>
          <table:table-cell office:value-type="float" office:value="-0.8129119616562">
            <text:p>-0.813</text:p>
          </table:table-cell>
          <table:table-cell office:value-type="float" office:value="0.831337539918341">
            <text:p>0.831</text:p>
          </table:table-cell>
          <table:table-cell office:value-type="float" office:value="8.26516119643376">
            <text:p>8.265</text:p>
          </table:table-cell>
          <table:table-cell office:value-type="float" office:value="-3.49653551914095">
            <text:p>-3.497</text:p>
          </table:table-cell>
          <table:table-cell office:value-type="float" office:value="-8.00689300508529">
            <text:p>-8.007</text:p>
          </table:table-cell>
          <table:table-cell table:number-columns-repeated="1014"/>
        </table:table-row>
        <table:table-row table:style-name="ro2">
          <table:table-cell office:value-type="float" office:value="44.5895611825809">
            <text:p>44.590</text:p>
          </table:table-cell>
          <table:table-cell office:value-type="float" office:value="-8.85664900079608">
            <text:p>-8.857</text:p>
          </table:table-cell>
          <table:table-cell office:value-type="float" office:value="57.6914256727803">
            <text:p>57.691</text:p>
          </table:table-cell>
          <table:table-cell office:value-type="float" office:value="4.03960425980405">
            <text:p>4.040</text:p>
          </table:table-cell>
          <table:table-cell office:value-type="float" office:value="-0.804932233383694">
            <text:p>-0.805</text:p>
          </table:table-cell>
          <table:table-cell office:value-type="float" office:value="0.822803602547934">
            <text:p>0.823</text:p>
          </table:table-cell>
          <table:table-cell office:value-type="float" office:value="8.39148968468902">
            <text:p>8.391</text:p>
          </table:table-cell>
          <table:table-cell office:value-type="float" office:value="-3.49147154253545">
            <text:p>-3.491</text:p>
          </table:table-cell>
          <table:table-cell office:value-type="float" office:value="-8.13290297587334">
            <text:p>-8.133</text:p>
          </table:table-cell>
          <table:table-cell table:number-columns-repeated="1014"/>
        </table:table-row>
        <table:table-row table:style-name="ro2">
          <table:table-cell office:value-type="float" office:value="44.5898467894637">
            <text:p>44.590</text:p>
          </table:table-cell>
          <table:table-cell office:value-type="float" office:value="-8.76672556177545">
            <text:p>-8.767</text:p>
          </table:table-cell>
          <table:table-cell office:value-type="float" office:value="57.6913176139379">
            <text:p>57.691</text:p>
          </table:table-cell>
          <table:table-cell office:value-type="float" office:value="4.04329081321623">
            <text:p>4.043</text:p>
          </table:table-cell>
          <table:table-cell office:value-type="float" office:value="-0.796941691835983">
            <text:p>-0.797</text:p>
          </table:table-cell>
          <table:table-cell office:value-type="float" office:value="0.814269643734643">
            <text:p>0.814</text:p>
          </table:table-cell>
          <table:table-cell office:value-type="float" office:value="8.52050719517865">
            <text:p>8.521</text:p>
          </table:table-cell>
          <table:table-cell office:value-type="float" office:value="-3.48616497812205">
            <text:p>-3.486</text:p>
          </table:table-cell>
          <table:table-cell office:value-type="float" office:value="-8.2616067129768">
            <text:p>-8.262</text:p>
          </table:table-cell>
          <table:table-cell table:number-columns-repeated="1014"/>
        </table:table-row>
        <table:table-row table:style-name="ro2">
          <table:table-cell office:value-type="float" office:value="44.590132811141">
            <text:p>44.590</text:p>
          </table:table-cell>
          <table:table-cell office:value-type="float" office:value="-8.67680093499001">
            <text:p>-8.677</text:p>
          </table:table-cell>
          <table:table-cell office:value-type="float" office:value="57.691210134022">
            <text:p>57.691</text:p>
          </table:table-cell>
          <table:table-cell office:value-type="float" office:value="4.04694614397402">
            <text:p>4.047</text:p>
          </table:table-cell>
          <table:table-cell office:value-type="float" office:value="-0.788940411101995">
            <text:p>-0.789</text:p>
          </table:table-cell>
          <table:table-cell office:value-type="float" office:value="0.805735650033694">
            <text:p>0.806</text:p>
          </table:table-cell>
          <table:table-cell office:value-type="float" office:value="8.65227794368306">
            <text:p>8.652</text:p>
          </table:table-cell>
          <table:table-cell office:value-type="float" office:value="-3.48060953309884">
            <text:p>-3.481</text:p>
          </table:table-cell>
          <table:table-cell office:value-type="float" office:value="-8.39306842219653">
            <text:p>-8.393</text:p>
          </table:table-cell>
          <table:table-cell table:number-columns-repeated="1014"/>
        </table:table-row>
        <table:table-row table:style-name="ro2">
          <table:table-cell office:value-type="float" office:value="44.5904192468611">
            <text:p>44.590</text:p>
          </table:table-cell>
          <table:table-cell office:value-type="float" office:value="-8.58687511303533">
            <text:p>-8.587</text:p>
          </table:table-cell>
          <table:table-cell office:value-type="float" office:value="57.6911032289632">
            <text:p>57.691</text:p>
          </table:table-cell>
          <table:table-cell office:value-type="float" office:value="4.05057006043413">
            <text:p>4.051</text:p>
          </table:table-cell>
          <table:table-cell office:value-type="float" office:value="-0.780928466089805">
            <text:p>-0.781</text:p>
          </table:table-cell>
          <table:table-cell office:value-type="float" office:value="0.797201608166768">
            <text:p>0.797</text:p>
          </table:table-cell>
          <table:table-cell office:value-type="float" office:value="8.78686755333229">
            <text:p>8.787</text:p>
          </table:table-cell>
          <table:table-cell office:value-type="float" office:value="-3.47479871706906">
            <text:p>-3.475</text:p>
          </table:table-cell>
          <table:table-cell office:value-type="float" office:value="-8.5273537187077">
            <text:p>-8.527</text:p>
          </table:table-cell>
          <table:table-cell table:number-columns-repeated="1014"/>
        </table:table-row>
        <table:table-row table:style-name="ro2">
          <table:table-cell office:value-type="float" office:value="44.5907060959086">
            <text:p>44.591</text:p>
          </table:table-cell>
          <table:table-cell office:value-type="float" office:value="-8.49694808847804">
            <text:p>-8.497</text:p>
          </table:table-cell>
          <table:table-cell office:value-type="float" office:value="57.6909968946652">
            <text:p>57.691</text:p>
          </table:table-cell>
          <table:table-cell office:value-type="float" office:value="4.05416237178476">
            <text:p>4.054</text:p>
          </table:table-cell>
          <table:table-cell office:value-type="float" office:value="-0.772905932519814">
            <text:p>-0.773</text:p>
          </table:table-cell>
          <table:table-cell office:value-type="float" office:value="0.788667505016583">
            <text:p>0.789</text:p>
          </table:table-cell>
          <table:table-cell office:value-type="float" office:value="8.92434305897413">
            <text:p>8.924</text:p>
          </table:table-cell>
          <table:table-cell office:value-type="float" office:value="-3.46872583550081">
            <text:p>-3.469</text:p>
          </table:table-cell>
          <table:table-cell office:value-type="float" office:value="-8.66452963148538">
            <text:p>-8.665</text:p>
          </table:table-cell>
          <table:table-cell table:number-columns-repeated="1014"/>
        </table:table-row>
        <table:table-row table:style-name="ro2">
          <table:table-cell office:value-type="float" office:value="44.5909933576065">
            <text:p>44.591</text:p>
          </table:table-cell>
          <table:table-cell office:value-type="float" office:value="-8.40701985385839">
            <text:p>-8.407</text:p>
          </table:table-cell>
          <table:table-cell office:value-type="float" office:value="57.690891127009">
            <text:p>57.691</text:p>
          </table:table-cell>
          <table:table-cell office:value-type="float" office:value="4.0577228880547">
            <text:p>4.058</text:p>
          </table:table-cell>
          <table:table-cell office:value-type="float" office:value="-0.76487288691707">
            <text:p>-0.765</text:p>
          </table:table-cell>
          <table:table-cell office:value-type="float" office:value="0.780133327622174">
            <text:p>0.780</text:p>
          </table:table-cell>
          <table:table-cell office:value-type="float" office:value="9.06477290836653">
            <text:p>9.065</text:p>
          </table:table-cell>
          <table:table-cell office:value-type="float" office:value="-3.46238398301591">
            <text:p>-3.462</text:p>
          </table:table-cell>
          <table:table-cell office:value-type="float" office:value="-8.80466460459173">
            <text:p>-8.805</text:p>
          </table:table-cell>
          <table:table-cell table:number-columns-repeated="1014"/>
        </table:table-row>
        <table:table-row table:style-name="ro2">
          <table:table-cell office:value-type="float" office:value="44.5912810313176">
            <text:p>44.591</text:p>
          </table:table-cell>
          <table:table-cell office:value-type="float" office:value="-8.31709040169329">
            <text:p>-8.317</text:p>
          </table:table-cell>
          <table:table-cell office:value-type="float" office:value="57.6907859218578">
            <text:p>57.691</text:p>
          </table:table-cell>
          <table:table-cell office:value-type="float" office:value="4.06125142012111">
            <text:p>4.061</text:p>
          </table:table-cell>
          <table:table-cell office:value-type="float" office:value="-0.75682940660427">
            <text:p>-0.757</text:p>
          </table:table-cell>
          <table:table-cell office:value-type="float" office:value="0.771599063174554">
            <text:p>0.772</text:p>
          </table:table-cell>
          <table:table-cell office:value-type="float" office:value="9.20822695981525">
            <text:p>9.208</text:p>
          </table:table-cell>
          <table:table-cell office:value-type="float" office:value="-3.45576603650885">
            <text:p>-3.456</text:p>
          </table:table-cell>
          <table:table-cell office:value-type="float" office:value="-8.94782849489109">
            <text:p>-8.948</text:p>
          </table:table-cell>
          <table:table-cell table:number-columns-repeated="1014"/>
        </table:table-row>
        <table:table-row table:style-name="ro2">
          <table:table-cell office:value-type="float" office:value="44.5915691164473">
            <text:p>44.592</text:p>
          </table:table-cell>
          <table:table-cell office:value-type="float" office:value="-8.22715972447966">
            <text:p>-8.227</text:p>
          </table:table-cell>
          <table:table-cell office:value-type="float" office:value="57.6906812750624">
            <text:p>57.691</text:p>
          </table:table-cell>
          <table:table-cell office:value-type="float" office:value="4.06474777971626">
            <text:p>4.065</text:p>
          </table:table-cell>
          <table:table-cell office:value-type="float" office:value="-0.748775569695572">
            <text:p>-0.749</text:p>
          </table:table-cell>
          <table:table-cell office:value-type="float" office:value="0.763064699013437">
            <text:p>0.763</text:p>
          </table:table-cell>
          <table:table-cell office:value-type="float" office:value="9.3547764758696">
            <text:p>9.355</text:p>
          </table:table-cell>
          <table:table-cell office:value-type="float" office:value="-3.44886464809926">
            <text:p>-3.449</text:p>
          </table:table-cell>
          <table:table-cell office:value-type="float" office:value="-9.0940925658265">
            <text:p>-9.094</text:p>
          </table:table-cell>
          <table:table-cell table:number-columns-repeated="1014"/>
        </table:table-row>
        <table:table-row table:style-name="ro2">
          <table:table-cell office:value-type="float" office:value="44.5918576124449">
            <text:p>44.592</text:p>
          </table:table-cell>
          <table:table-cell office:value-type="float" office:value="-8.13722781469825">
            <text:p>-8.137</text:p>
          </table:table-cell>
          <table:table-cell office:value-type="float" office:value="57.6905771824661">
            <text:p>57.691</text:p>
          </table:table-cell>
          <table:table-cell office:value-type="float" office:value="4.06821177943498">
            <text:p>4.068</text:p>
          </table:table-cell>
          <table:table-cell office:value-type="float" office:value="-0.7407114550864">
            <text:p>-0.741</text:p>
          </table:table-cell>
          <table:table-cell office:value-type="float" office:value="0.754530222618694">
            <text:p>0.755</text:p>
          </table:table-cell>
          <table:table-cell office:value-type="float" office:value="9.50449411261324">
            <text:p>9.504</text:p>
          </table:table-cell>
          <table:table-cell office:value-type="float" office:value="-3.44167223792412">
            <text:p>-3.442</text:p>
          </table:table-cell>
          <table:table-cell office:value-type="float" office:value="-9.24352947680832">
            <text:p>-9.244</text:p>
          </table:table-cell>
          <table:table-cell table:number-columns-repeated="1014"/>
        </table:table-row>
        <table:table-row table:style-name="ro2">
          <table:table-cell office:value-type="float" office:value="44.5921465188065">
            <text:p>44.592</text:p>
          </table:table-cell>
          <table:table-cell office:value-type="float" office:value="-8.04729466481786">
            <text:p>-8.047</text:p>
          </table:table-cell>
          <table:table-cell office:value-type="float" office:value="57.6904736399113">
            <text:p>57.690</text:p>
          </table:table-cell>
          <table:table-cell office:value-type="float" office:value="4.07164323273942">
            <text:p>4.072</text:p>
          </table:table-cell>
          <table:table-cell office:value-type="float" office:value="-0.732637142449315">
            <text:p>-0.733</text:p>
          </table:table-cell>
          <table:table-cell office:value-type="float" office:value="0.745995621611097">
            <text:p>0.746</text:p>
          </table:table-cell>
          <table:table-cell office:value-type="float" office:value="9.65745390410263">
            <text:p>9.657</text:p>
          </table:table-cell>
          <table:table-cell office:value-type="float" office:value="-3.43418098676938">
            <text:p>-3.434</text:p>
          </table:table-cell>
          <table:table-cell office:value-type="float" office:value="-9.39621326772606">
            <text:p>-9.396</text:p>
          </table:table-cell>
          <table:table-cell table:number-columns-repeated="1014"/>
        </table:table-row>
        <table:table-row table:style-name="ro2">
          <table:table-cell office:value-type="float" office:value="44.5924358350767">
            <text:p>44.592</text:p>
          </table:table-cell>
          <table:table-cell office:value-type="float" office:value="-7.95736026730012">
            <text:p>-7.957</text:p>
          </table:table-cell>
          <table:table-cell office:value-type="float" office:value="57.6903706432457">
            <text:p>57.690</text:p>
          </table:table-cell>
          <table:table-cell office:value-type="float" office:value="4.07504195396445">
            <text:p>4.075</text:p>
          </table:table-cell>
          <table:table-cell office:value-type="float" office:value="-0.724552712223666">
            <text:p>-0.725</text:p>
          </table:table-cell>
          <table:table-cell office:value-type="float" office:value="0.737460883743405">
            <text:p>0.737</text:p>
          </table:table-cell>
          <table:table-cell office:value-type="float" office:value="9.81373124140389">
            <text:p>9.814</text:p>
          </table:table-cell>
          <table:table-cell office:value-type="float" office:value="-3.42638282855425">
            <text:p>-3.426</text:p>
          </table:table-cell>
          <table:table-cell office:value-type="float" office:value="-9.55221933808017">
            <text:p>-9.552</text:p>
          </table:table-cell>
          <table:table-cell table:number-columns-repeated="1014"/>
        </table:table-row>
        <table:table-row table:style-name="ro2">
          <table:table-cell office:value-type="float" office:value="44.5927255608512">
            <text:p>44.593</text:p>
          </table:table-cell>
          <table:table-cell office:value-type="float" office:value="-7.86742461460472">
            <text:p>-7.867</text:p>
          </table:table-cell>
          <table:table-cell office:value-type="float" office:value="57.6902681883294">
            <text:p>57.690</text:p>
          </table:table-cell>
          <table:table-cell office:value-type="float" office:value="4.07840775832135">
            <text:p>4.078</text:p>
          </table:table-cell>
          <table:table-cell office:value-type="float" office:value="-0.716458245610278">
            <text:p>-0.716</text:p>
          </table:table-cell>
          <table:table-cell office:value-type="float" office:value="0.728925996898655">
            <text:p>0.729</text:p>
          </table:table-cell>
          <table:table-cell office:value-type="float" office:value="9.97340284568052">
            <text:p>9.973</text:p>
          </table:table-cell>
          <table:table-cell office:value-type="float" office:value="-3.41826944267114">
            <text:p>-3.418</text:p>
          </table:table-cell>
          <table:table-cell office:value-type="float" office:value="-9.7116244201631">
            <text:p>-9.712</text:p>
          </table:table-cell>
          <table:table-cell table:number-columns-repeated="1014"/>
        </table:table-row>
        <table:table-row table:style-name="ro2">
          <table:table-cell office:value-type="float" office:value="44.5930156957791">
            <text:p>44.593</text:p>
          </table:table-cell>
          <table:table-cell office:value-type="float" office:value="-7.77748769919527">
            <text:p>-7.777</text:p>
          </table:table-cell>
          <table:table-cell office:value-type="float" office:value="57.6901662710423">
            <text:p>57.690</text:p>
          </table:table-cell>
          <table:table-cell office:value-type="float" office:value="4.08174046190146">
            <text:p>4.082</text:p>
          </table:table-cell>
          <table:table-cell office:value-type="float" office:value="-0.708353824561546">
            <text:p>-0.708</text:p>
          </table:table-cell>
          <table:table-cell office:value-type="float" office:value="0.720390949084221">
            <text:p>0.720</text:p>
          </table:table-cell>
          <table:table-cell office:value-type="float" office:value="10.1365467347428">
            <text:p>10.137</text:p>
          </table:table-cell>
          <table:table-cell office:value-type="float" office:value="-3.40983224619418">
            <text:p>-3.410</text:p>
          </table:table-cell>
          <table:table-cell office:value-type="float" office:value="-9.87450654569263">
            <text:p>-9.875</text:p>
          </table:table-cell>
          <table:table-cell table:number-columns-repeated="1014"/>
        </table:table-row>
        <table:table-row table:style-name="ro2">
          <table:table-cell office:value-type="float" office:value="44.5933062395655">
            <text:p>44.593</text:p>
          </table:table-cell>
          <table:table-cell office:value-type="float" office:value="-7.68754951354578">
            <text:p>-7.688</text:p>
          </table:table-cell>
          <table:table-cell office:value-type="float" office:value="57.6900648872923">
            <text:p>57.690</text:p>
          </table:table-cell>
          <table:table-cell office:value-type="float" office:value="4.0850398816781">
            <text:p>4.085</text:p>
          </table:table-cell>
          <table:table-cell office:value-type="float" office:value="-0.700239531775148">
            <text:p>-0.700</text:p>
          </table:table-cell>
          <table:table-cell office:value-type="float" office:value="0.711855728427775">
            <text:p>0.712</text:p>
          </table:table-cell>
          <table:table-cell office:value-type="float" office:value="10.3032421823744">
            <text:p>10.303</text:p>
          </table:table-cell>
          <table:table-cell office:value-type="float" office:value="-3.401062385966">
            <text:p>-3.401</text:p>
          </table:table-cell>
          <table:table-cell office:value-type="float" office:value="-10.0409450052351">
            <text:p>-10.041</text:p>
          </table:table-cell>
          <table:table-cell table:number-columns-repeated="1014"/>
        </table:table-row>
        <table:table-row table:style-name="ro2">
          <table:table-cell office:value-type="float" office:value="44.5935971919738">
            <text:p>44.594</text:p>
          </table:table-cell>
          <table:table-cell office:value-type="float" office:value="-7.59761005014781">
            <text:p>-7.598</text:p>
          </table:table-cell>
          <table:table-cell office:value-type="float" office:value="57.6899640330238">
            <text:p>57.690</text:p>
          </table:table-cell>
          <table:table-cell office:value-type="float" office:value="4.08830583550787">
            <text:p>4.088</text:p>
          </table:table-cell>
          <table:table-cell office:value-type="float" office:value="-0.692115450687067">
            <text:p>-0.692</text:p>
          </table:table-cell>
          <table:table-cell office:value-type="float" office:value="0.703320323174633">
            <text:p>0.703</text:p>
          </table:table-cell>
          <table:table-cell office:value-type="float" office:value="10.473569669754">
            <text:p>10.474</text:p>
          </table:table-cell>
          <table:table-cell office:value-type="float" office:value="-3.39195073057727">
            <text:p>-3.392</text:p>
          </table:table-cell>
          <table:table-cell office:value-type="float" office:value="-10.2110202997212">
            <text:p>-10.211</text:p>
          </table:table-cell>
          <table:table-cell table:number-columns-repeated="1014"/>
        </table:table-row>
        <table:table-row table:style-name="ro2">
          <table:table-cell office:value-type="float" office:value="44.5938885528284">
            <text:p>44.594</text:p>
          </table:table-cell>
          <table:table-cell office:value-type="float" office:value="-7.50766930151834">
            <text:p>-7.508</text:p>
          </table:table-cell>
          <table:table-cell office:value-type="float" office:value="57.6898637042268">
            <text:p>57.690</text:p>
          </table:table-cell>
          <table:table-cell office:value-type="float" office:value="4.09153814213127">
            <text:p>4.092</text:p>
          </table:table-cell>
          <table:table-cell office:value-type="float" office:value="-0.683981665462117">
            <text:p>-0.684</text:p>
          </table:table-cell>
          <table:table-cell office:value-type="float" office:value="0.694784721681441">
            <text:p>0.695</text:p>
          </table:table-cell>
          <table:table-cell office:value-type="float" office:value="10.6476108282009">
            <text:p>10.648</text:p>
          </table:table-cell>
          <table:table-cell office:value-type="float" office:value="-3.38248786225606">
            <text:p>-3.382</text:p>
          </table:table-cell>
          <table:table-cell office:value-type="float" office:value="-10.3848140832729">
            <text:p>-10.385</text:p>
          </table:table-cell>
          <table:table-cell table:number-columns-repeated="1014"/>
        </table:table-row>
        <table:table-row table:style-name="ro2">
          <table:table-cell office:value-type="float" office:value="44.5941803220175">
            <text:p>44.594</text:p>
          </table:table-cell>
          <table:table-cell office:value-type="float" office:value="-7.41772726020847">
            <text:p>-7.418</text:p>
          </table:table-cell>
          <table:table-cell office:value-type="float" office:value="57.6897638969474">
            <text:p>57.690</text:p>
          </table:table-cell>
          <table:table-cell office:value-type="float" office:value="4.09473662117245">
            <text:p>4.095</text:p>
          </table:table-cell>
          <table:table-cell office:value-type="float" office:value="-0.675838260987074">
            <text:p>-0.676</text:p>
          </table:table-cell>
          <table:table-cell office:value-type="float" office:value="0.686248912413035">
            <text:p>0.686</text:p>
          </table:table-cell>
          <table:table-cell office:value-type="float" office:value="10.8254483724418">
            <text:p>10.825</text:p>
          </table:table-cell>
          <table:table-cell office:value-type="float" office:value="-3.37266406868432">
            <text:p>-3.373</text:p>
          </table:table-cell>
          <table:table-cell office:value-type="float" office:value="-10.5624090965707">
            <text:p>-10.562</text:p>
          </table:table-cell>
          <table:table-cell table:number-columns-repeated="1014"/>
        </table:table-row>
        <table:table-row table:style-name="ro2">
          <table:table-cell office:value-type="float" office:value="44.5944724994954">
            <text:p>44.594</text:p>
          </table:table-cell>
          <table:table-cell office:value-type="float" office:value="-7.32778391881288">
            <text:p>-7.328</text:p>
          </table:table-cell>
          <table:table-cell office:value-type="float" office:value="57.6896646072976">
            <text:p>57.690</text:p>
          </table:table-cell>
          <table:table-cell office:value-type="float" office:value="4.09790109313715">
            <text:p>4.098</text:p>
          </table:table-cell>
          <table:table-cell office:value-type="float" office:value="-0.667685322863266">
            <text:p>-0.668</text:p>
          </table:table-cell>
          <table:table-cell office:value-type="float" office:value="0.677712883939378">
            <text:p>0.678</text:p>
          </table:table-cell>
          <table:table-cell office:value-type="float" office:value="11.0071660234864">
            <text:p>11.007</text:p>
          </table:table-cell>
          <table:table-cell office:value-type="float" office:value="-3.36246933476276">
            <text:p>-3.362</text:p>
          </table:table-cell>
          <table:table-cell office:value-type="float" office:value="-10.7438890898211">
            <text:p>-10.744</text:p>
          </table:table-cell>
          <table:table-cell table:number-columns-repeated="1014"/>
        </table:table-row>
        <table:table-row table:style-name="ro2">
          <table:table-cell office:value-type="float" office:value="44.5947650852862">
            <text:p>44.595</text:p>
          </table:table-cell>
          <table:table-cell office:value-type="float" office:value="-7.23783926998037">
            <text:p>-7.238</text:p>
          </table:table-cell>
          <table:table-cell office:value-type="float" office:value="57.689565831467">
            <text:p>57.690</text:p>
          </table:table-cell>
          <table:table-cell office:value-type="float" office:value="4.10103137941087">
            <text:p>4.101</text:p>
          </table:table-cell>
          <table:table-cell office:value-type="float" office:value="-0.659522937398434">
            <text:p>-0.660</text:p>
          </table:table-cell>
          <table:table-cell office:value-type="float" office:value="0.669176624929724">
            <text:p>0.669</text:p>
          </table:table-cell>
          <table:table-cell office:value-type="float" office:value="11.1928484202173">
            <text:p>11.193</text:p>
          </table:table-cell>
          <table:table-cell office:value-type="float" office:value="-3.35189333435087">
            <text:p>-3.352</text:p>
          </table:table-cell>
          <table:table-cell office:value-type="float" office:value="-10.9293387344209">
            <text:p>-10.929</text:p>
          </table:table-cell>
          <table:table-cell table:number-columns-repeated="1014"/>
        </table:table-row>
        <table:table-row table:style-name="ro2">
          <table:table-cell office:value-type="float" office:value="44.5950580794858">
            <text:p>44.595</text:p>
          </table:table-cell>
          <table:table-cell office:value-type="float" office:value="-7.14789330642526">
            <text:p>-7.148</text:p>
          </table:table-cell>
          <table:table-cell office:value-type="float" office:value="57.6894675657346">
            <text:p>57.689</text:p>
          </table:table-cell>
          <table:table-cell office:value-type="float" office:value="4.10412730225487">
            <text:p>4.104</text:p>
          </table:table-cell>
          <table:table-cell office:value-type="float" office:value="-0.651351191600314">
            <text:p>-0.651</text:p>
          </table:table-cell>
          <table:table-cell office:value-type="float" office:value="0.660640124152721">
            <text:p>0.661</text:p>
          </table:table-cell>
          <table:table-cell office:value-type="float" office:value="11.3825810186515">
            <text:p>11.383</text:p>
          </table:table-cell>
          <table:table-cell office:value-type="float" office:value="-3.34092542200682">
            <text:p>-3.341</text:p>
          </table:table-cell>
          <table:table-cell office:value-type="float" office:value="-11.1188435223289">
            <text:p>-11.119</text:p>
          </table:table-cell>
          <table:table-cell table:number-columns-repeated="1014"/>
        </table:table-row>
        <table:table-row table:style-name="ro2">
          <table:table-cell office:value-type="float" office:value="44.5953514822654">
            <text:p>44.595</text:p>
          </table:table-cell>
          <table:table-cell office:value-type="float" office:value="-7.05794602093986">
            <text:p>-7.058</text:p>
          </table:table-cell>
          <table:table-cell office:value-type="float" office:value="57.6893698064817">
            <text:p>57.689</text:p>
          </table:table-cell>
          <table:table-cell office:value-type="float" office:value="4.10718868480213">
            <text:p>4.107</text:p>
          </table:table-cell>
          <table:table-cell office:value-type="float" office:value="-0.643170173168054">
            <text:p>-0.643</text:p>
          </table:table-cell>
          <table:table-cell office:value-type="float" office:value="0.652103370469714">
            <text:p>0.652</text:p>
          </table:table-cell>
          <table:table-cell office:value-type="float" office:value="11.5764499778027">
            <text:p>11.576</text:p>
          </table:table-cell>
          <table:table-cell office:value-type="float" office:value="-3.32955462476243">
            <text:p>-3.330</text:p>
          </table:table-cell>
          <table:table-cell office:value-type="float" office:value="-11.3124896519865">
            <text:p>-11.312</text:p>
          </table:table-cell>
          <table:table-cell table:number-columns-repeated="1014"/>
        </table:table-row>
        <table:table-row table:style-name="ro2">
          <table:table-cell office:value-type="float" office:value="44.5956452938743">
            <text:p>44.596</text:p>
          </table:table-cell>
          <table:table-cell office:value-type="float" office:value="-6.96799740640816">
            <text:p>-6.968</text:p>
          </table:table-cell>
          <table:table-cell office:value-type="float" office:value="57.6892725502053">
            <text:p>57.689</text:p>
          </table:table-cell>
          <table:table-cell office:value-type="float" office:value="4.11021535105189">
            <text:p>4.110</text:p>
          </table:table-cell>
          <table:table-cell office:value-type="float" office:value="-0.634979970485478">
            <text:p>-0.635</text:p>
          </table:table-cell>
          <table:table-cell office:value-type="float" office:value="0.643566352833112">
            <text:p>0.644</text:p>
          </table:table-cell>
          <table:table-cell office:value-type="float" office:value="11.7745420310054">
            <text:p>11.775</text:p>
          </table:table-cell>
          <table:table-cell office:value-type="float" office:value="-3.3177696339671">
            <text:p>-3.318</text:p>
          </table:table-cell>
          <table:table-cell office:value-type="float" office:value="-11.5103638997355">
            <text:p>-11.510</text:p>
          </table:table-cell>
          <table:table-cell table:number-columns-repeated="1014"/>
        </table:table-row>
        <table:table-row table:style-name="ro2">
          <table:table-cell office:value-type="float" office:value="44.5959395146435">
            <text:p>44.596</text:p>
          </table:table-cell>
          <table:table-cell office:value-type="float" office:value="-6.87804745582071">
            <text:p>-6.878</text:p>
          </table:table-cell>
          <table:table-cell office:value-type="float" office:value="57.6891757935323">
            <text:p>57.689</text:p>
          </table:table-cell>
          <table:table-cell office:value-type="float" office:value="4.11320712586302">
            <text:p>4.113</text:p>
          </table:table-cell>
          <table:table-cell office:value-type="float" office:value="-0.626780672614881">
            <text:p>-0.627</text:p>
          </table:table-cell>
          <table:table-cell office:value-type="float" office:value="0.63502906028476">
            <text:p>0.635</text:p>
          </table:table-cell>
          <table:table-cell office:value-type="float" office:value="11.9769443414542">
            <text:p>11.977</text:p>
          </table:table-cell>
          <table:table-cell office:value-type="float" office:value="-3.3055587972403">
            <text:p>-3.306</text:p>
          </table:table-cell>
          <table:table-cell office:value-type="float" office:value="-11.7125534754341">
            <text:p>-11.713</text:p>
          </table:table-cell>
          <table:table-cell table:number-columns-repeated="1014"/>
        </table:table-row>
        <table:table-row table:style-name="ro2">
          <table:table-cell office:value-type="float" office:value="44.5962341449881">
            <text:p>44.596</text:p>
          </table:table-cell>
          <table:table-cell office:value-type="float" office:value="-6.78809616229078">
            <text:p>-6.788</text:p>
          </table:table-cell>
          <table:table-cell office:value-type="float" office:value="57.6890795332349">
            <text:p>57.689</text:p>
          </table:table-cell>
          <table:table-cell office:value-type="float" office:value="4.11616383494709">
            <text:p>4.116</text:p>
          </table:table-cell>
          <table:table-cell office:value-type="float" office:value="-0.618572369288034">
            <text:p>-0.619</text:p>
          </table:table-cell>
          <table:table-cell office:value-type="float" office:value="0.626491481950388">
            <text:p>0.626</text:p>
          </table:table-cell>
          <table:table-cell office:value-type="float" office:value="12.1837443406684">
            <text:p>12.184</text:p>
          </table:table-cell>
          <table:table-cell office:value-type="float" office:value="-3.29291011058161">
            <text:p>-3.293</text:p>
          </table:table-cell>
          <table:table-cell office:value-type="float" office:value="-11.9191458609903">
            <text:p>-11.919</text:p>
          </table:table-cell>
          <table:table-cell table:number-columns-repeated="1014"/>
        </table:table-row>
        <table:table-row table:style-name="ro2">
          <table:table-cell office:value-type="float" office:value="44.5965291854115">
            <text:p>44.597</text:p>
          </table:table-cell>
          <table:table-cell office:value-type="float" office:value="-6.69814351907202">
            <text:p>-6.698</text:p>
          </table:table-cell>
          <table:table-cell office:value-type="float" office:value="57.6889837662467">
            <text:p>57.689</text:p>
          </table:table-cell>
          <table:table-cell office:value-type="float" office:value="4.11908530485968">
            <text:p>4.119</text:p>
          </table:table-cell>
          <table:table-cell office:value-type="float" office:value="-0.61035515090221">
            <text:p>-0.610</text:p>
          </table:table-cell>
          <table:table-cell office:value-type="float" office:value="0.617953607041255">
            <text:p>0.618</text:p>
          </table:table-cell>
          <table:table-cell office:value-type="float" office:value="12.3950295485148">
            <text:p>12.395</text:p>
          </table:table-cell>
          <table:table-cell office:value-type="float" office:value="-3.27981121068326">
            <text:p>-3.280</text:p>
          </table:table-cell>
          <table:table-cell office:value-type="float" office:value="-12.1302286304328">
            <text:p>-12.130</text:p>
          </table:table-cell>
          <table:table-cell table:number-columns-repeated="1014"/>
        </table:table-row>
        <table:table-row table:style-name="ro2">
          <table:table-cell office:value-type="float" office:value="44.596824636508">
            <text:p>44.597</text:p>
          </table:table-cell>
          <table:table-cell office:value-type="float" office:value="-6.60818951957756">
            <text:p>-6.608</text:p>
          </table:table-cell>
          <table:table-cell office:value-type="float" office:value="57.6888884896792">
            <text:p>57.689</text:p>
          </table:table-cell>
          <table:table-cell office:value-type="float" office:value="4.12197136299144">
            <text:p>4.122</text:p>
          </table:table-cell>
          <table:table-cell office:value-type="float" office:value="-0.602129108512317">
            <text:p>-0.602</text:p>
          </table:table-cell>
          <table:table-cell office:value-type="float" office:value="0.609415424850973">
            <text:p>0.609</text:p>
          </table:table-cell>
          <table:table-cell office:value-type="float" office:value="12.6108873732825">
            <text:p>12.611</text:p>
          </table:table-cell>
          <table:table-cell office:value-type="float" office:value="-3.26624936750696">
            <text:p>-3.266</text:p>
          </table:table-cell>
          <table:table-cell office:value-type="float" office:value="-12.3458892500657">
            <text:p>-12.346</text:p>
          </table:table-cell>
          <table:table-cell table:number-columns-repeated="1014"/>
        </table:table-row>
        <table:table-row table:style-name="ro2">
          <table:table-cell office:value-type="float" office:value="44.5971204989667">
            <text:p>44.597</text:p>
          </table:table-cell>
          <table:table-cell office:value-type="float" office:value="-6.51823415740076">
            <text:p>-6.518</text:p>
          </table:table-cell>
          <table:table-cell office:value-type="float" office:value="57.6887937008399">
            <text:p>57.689</text:p>
          </table:table-cell>
          <table:table-cell office:value-type="float" office:value="4.1248218375581">
            <text:p>4.125</text:p>
          </table:table-cell>
          <table:table-cell office:value-type="float" office:value="-0.593894333825039">
            <text:p>-0.594</text:p>
          </table:table-cell>
          <table:table-cell office:value-type="float" office:value="0.600876924752228">
            <text:p>0.601</text:p>
          </table:table-cell>
          <table:table-cell office:value-type="float" office:value="12.8314048902915">
            <text:p>12.831</text:p>
          </table:table-cell>
          <table:table-cell office:value-type="float" office:value="-3.25221147718602">
            <text:p>-3.252</text:p>
          </table:table-cell>
          <table:table-cell office:value-type="float" office:value="-12.566214857113">
            <text:p>-12.566</text:p>
          </table:table-cell>
          <table:table-cell table:number-columns-repeated="1014"/>
        </table:table-row>
        <table:table-row table:style-name="ro2">
          <table:table-cell office:value-type="float" office:value="44.5974167735748">
            <text:p>44.597</text:p>
          </table:table-cell>
          <table:table-cell office:value-type="float" office:value="-6.42827742633764">
            <text:p>-6.428</text:p>
          </table:table-cell>
          <table:table-cell office:value-type="float" office:value="57.688699397251">
            <text:p>57.689</text:p>
          </table:table-cell>
          <table:table-cell office:value-type="float" office:value="4.12763655758942">
            <text:p>4.128</text:p>
          </table:table-cell>
          <table:table-cell office:value-type="float" office:value="-0.585650919193727">
            <text:p>-0.586</text:p>
          </table:table-cell>
          <table:table-cell office:value-type="float" office:value="0.592338096199033">
            <text:p>0.592</text:p>
          </table:table-cell>
          <table:table-cell office:value-type="float" office:value="13.0566685974429">
            <text:p>13.057</text:p>
          </table:table-cell>
          <table:table-cell office:value-type="float" office:value="-3.23768405531883">
            <text:p>-3.238</text:p>
          </table:table-cell>
          <table:table-cell office:value-type="float" office:value="-12.7912920152833">
            <text:p>-12.791</text:p>
          </table:table-cell>
          <table:table-cell table:number-columns-repeated="1014"/>
        </table:table-row>
        <table:table-row table:style-name="ro2">
          <table:table-cell office:value-type="float" office:value="44.5977134612211">
            <text:p>44.598</text:p>
          </table:table-cell>
          <table:table-cell office:value-type="float" office:value="-6.33831932041123">
            <text:p>-6.338</text:p>
          </table:table-cell>
          <table:table-cell office:value-type="float" office:value="57.688605576669">
            <text:p>57.689</text:p>
          </table:table-cell>
          <table:table-cell office:value-type="float" office:value="4.1304153529179">
            <text:p>4.130</text:p>
          </table:table-cell>
          <table:table-cell office:value-type="float" office:value="-0.577398957613408">
            <text:p>-0.577</text:p>
          </table:table-cell>
          <table:table-cell office:value-type="float" office:value="0.583798928725828">
            <text:p>0.584</text:p>
          </table:table-cell>
          <table:table-cell office:value-type="float" office:value="13.2867641459121">
            <text:p>13.287</text:p>
          </table:table-cell>
          <table:table-cell office:value-type="float" office:value="-3.22265323073577">
            <text:p>-3.223</text:p>
          </table:table-cell>
          <table:table-cell office:value-type="float" office:value="-13.0212064455274">
            <text:p>-13.021</text:p>
          </table:table-cell>
          <table:table-cell table:number-columns-repeated="1014"/>
        </table:table-row>
        <table:table-row table:style-name="ro2">
          <table:table-cell office:value-type="float" office:value="44.5980105628998">
            <text:p>44.598</text:p>
          </table:table-cell>
          <table:table-cell office:value-type="float" office:value="-6.24835983389774">
            <text:p>-6.248</text:p>
          </table:table-cell>
          <table:table-cell office:value-type="float" office:value="57.6885122371053">
            <text:p>57.689</text:p>
          </table:table-cell>
          <table:table-cell office:value-type="float" office:value="4.13315805416658">
            <text:p>4.133</text:p>
          </table:table-cell>
          <table:table-cell office:value-type="float" office:value="-0.569138542715576">
            <text:p>-0.569</text:p>
          </table:table-cell>
          <table:table-cell office:value-type="float" office:value="0.575259411946395">
            <text:p>0.575</text:p>
          </table:table-cell>
          <table:table-cell office:value-type="float" office:value="13.5217760442938">
            <text:p>13.522</text:p>
          </table:table-cell>
          <table:table-cell office:value-type="float" office:value="-3.20710473982148">
            <text:p>-3.207</text:p>
          </table:table-cell>
          <table:table-cell office:value-type="float" office:value="-13.2560427301604">
            <text:p>-13.256</text:p>
          </table:table-cell>
          <table:table-cell table:number-columns-repeated="1014"/>
        </table:table-row>
        <table:table-row table:style-name="ro2">
          <table:table-cell office:value-type="float" office:value="44.5983080797141">
            <text:p>44.598</text:p>
          </table:table-cell>
          <table:table-cell office:value-type="float" office:value="-6.15839896135495">
            <text:p>-6.158</text:p>
          </table:table-cell>
          <table:table-cell office:value-type="float" office:value="57.6884193768478">
            <text:p>57.688</text:p>
          </table:table-cell>
          <table:table-cell office:value-type="float" office:value="4.13586449273628">
            <text:p>4.136</text:p>
          </table:table-cell>
          <table:table-cell office:value-type="float" office:value="-0.560869768763756">
            <text:p>-0.561</text:p>
          </table:table-cell>
          <table:table-cell office:value-type="float" office:value="0.566719535556012">
            <text:p>0.567</text:p>
          </table:table-cell>
          <table:table-cell office:value-type="float" office:value="13.7617873342944">
            <text:p>13.762</text:p>
          </table:table-cell>
          <table:table-cell office:value-type="float" office:value="-3.1910239214849">
            <text:p>-3.191</text:p>
          </table:table-cell>
          <table:table-cell office:value-type="float" office:value="-13.4958839885564">
            <text:p>-13.496</text:p>
          </table:table-cell>
          <table:table-cell table:number-columns-repeated="1014"/>
        </table:table-row>
        <table:table-row table:style-name="ro2">
          <table:table-cell office:value-type="float" office:value="44.5986060128797">
            <text:p>44.599</text:p>
          </table:table-cell>
          <table:table-cell office:value-type="float" office:value="-6.06843669765266">
            <text:p>-6.068</text:p>
          </table:table-cell>
          <table:table-cell office:value-type="float" office:value="57.6883269944832">
            <text:p>57.688</text:p>
          </table:table-cell>
          <table:table-cell office:value-type="float" office:value="4.13853450079257">
            <text:p>4.139</text:p>
          </table:table-cell>
          <table:table-cell office:value-type="float" office:value="-0.552592730651236">
            <text:p>-0.553</text:p>
          </table:table-cell>
          <table:table-cell office:value-type="float" office:value="0.558179289331951">
            <text:p>0.558</text:p>
          </table:table-cell>
          <table:table-cell office:value-type="float" office:value="14.0068792360291">
            <text:p>14.007</text:p>
          </table:table-cell>
          <table:table-cell office:value-type="float" office:value="-3.17439571288162">
            <text:p>-3.174</text:p>
          </table:table-cell>
          <table:table-cell office:value-type="float" office:value="-13.7408115224198">
            <text:p>-13.741</text:p>
          </table:table-cell>
          <table:table-cell table:number-columns-repeated="1014"/>
        </table:table-row>
        <table:table-row table:style-name="ro2">
          <table:table-cell office:value-type="float" office:value="44.5989043637289">
            <text:p>44.599</text:p>
          </table:table-cell>
          <table:table-cell office:value-type="float" office:value="-5.97847303800557">
            <text:p>-5.978</text:p>
          </table:table-cell>
          <table:table-cell office:value-type="float" office:value="57.6882350889203">
            <text:p>57.688</text:p>
          </table:table-cell>
          <table:table-cell office:value-type="float" office:value="4.14116791125231">
            <text:p>4.141</text:p>
          </table:table-cell>
          <table:table-cell office:value-type="float" office:value="-0.544307523897739">
            <text:p>-0.544</text:p>
          </table:table-cell>
          <table:table-cell office:value-type="float" office:value="0.54963866313863">
            <text:p>0.550</text:p>
          </table:table-cell>
          <table:table-cell office:value-type="float" office:value="14.2571307609536">
            <text:p>14.257</text:p>
          </table:table-cell>
          <table:table-cell office:value-type="float" office:value="-3.1572046459965">
            <text:p>-3.157</text:p>
          </table:table-cell>
          <table:table-cell office:value-type="float" office:value="-13.9909044286764">
            <text:p>-13.991</text:p>
          </table:table-cell>
          <table:table-cell table:number-columns-repeated="1014"/>
        </table:table-row>
        <table:table-row table:style-name="ro2">
          <table:table-cell office:value-type="float" office:value="44.5992031337139">
            <text:p>44.599</text:p>
          </table:table-cell>
          <table:table-cell office:value-type="float" office:value="-5.88850797800852">
            <text:p>-5.889</text:p>
          </table:table-cell>
          <table:table-cell office:value-type="float" office:value="57.6881436594146">
            <text:p>57.688</text:p>
          </table:table-cell>
          <table:table-cell office:value-type="float" office:value="4.14376455777066">
            <text:p>4.144</text:p>
          </table:table-cell>
          <table:table-cell office:value-type="float" office:value="-0.536014244646102">
            <text:p>-0.536</text:p>
          </table:table-cell>
          <table:table-cell office:value-type="float" office:value="0.541097646927142">
            <text:p>0.541</text:p>
          </table:table-cell>
          <table:table-cell office:value-type="float" office:value="14.5126182903717">
            <text:p>14.513</text:p>
          </table:table-cell>
          <table:table-cell office:value-type="float" office:value="-3.13943484521375">
            <text:p>-3.139</text:p>
          </table:table-cell>
          <table:table-cell office:value-type="float" office:value="-14.2462391779085">
            <text:p>-14.246</text:p>
          </table:table-cell>
          <table:table-cell table:number-columns-repeated="1014"/>
        </table:table-row>
        <table:table-row table:style-name="ro2">
          <table:table-cell office:value-type="float" office:value="44.5995023244114">
            <text:p>44.600</text:p>
          </table:table-cell>
          <table:table-cell office:value-type="float" office:value="-5.79854151367436">
            <text:p>-5.799</text:p>
          </table:table-cell>
          <table:table-cell office:value-type="float" office:value="57.6880527055931">
            <text:p>57.688</text:p>
          </table:table-cell>
          <table:table-cell office:value-type="float" office:value="4.14632427472716">
            <text:p>4.146</text:p>
          </table:table-cell>
          <table:table-cell office:value-type="float" office:value="-0.527712989663193">
            <text:p>-0.528</text:p>
          </table:table-cell>
          <table:table-cell office:value-type="float" office:value="0.532556230742298">
            <text:p>0.533</text:p>
          </table:table-cell>
          <table:table-cell office:value-type="float" office:value="14.7734151174206">
            <text:p>14.773</text:p>
          </table:table-cell>
          <table:table-cell office:value-type="float" office:value="-3.12107002600251">
            <text:p>-3.121</text:p>
          </table:table-cell>
          <table:table-cell office:value-type="float" office:value="-14.5068891562419">
            <text:p>-14.507</text:p>
          </table:table-cell>
          <table:table-cell table:number-columns-repeated="1014"/>
        </table:table-row>
        <table:table-row table:style-name="ro2">
          <table:table-cell office:value-type="float" office:value="44.5998019375256">
            <text:p>44.600</text:p>
          </table:table-cell>
          <table:table-cell office:value-type="float" office:value="-5.70857364147452">
            <text:p>-5.709</text:p>
          </table:table-cell>
          <table:table-cell office:value-type="float" office:value="57.6879622274803">
            <text:p>57.688</text:p>
          </table:table-cell>
          <table:table-cell office:value-type="float" office:value="4.14884689721352">
            <text:p>4.149</text:p>
          </table:table-cell>
          <table:table-cell office:value-type="float" office:value="-0.519403856337995">
            <text:p>-0.519</text:p>
          </table:table-cell>
          <table:table-cell office:value-type="float" office:value="0.524014404727215">
            <text:p>0.524</text:p>
          </table:table-cell>
          <table:table-cell office:value-type="float" office:value="15.0395909504018">
            <text:p>15.040</text:p>
          </table:table-cell>
          <table:table-cell office:value-type="float" office:value="-3.10209349486366">
            <text:p>-3.102</text:p>
          </table:table-cell>
          <table:table-cell office:value-type="float" office:value="-14.7729241685716">
            <text:p>-14.773</text:p>
          </table:table-cell>
          <table:table-cell table:number-columns-repeated="1014"/>
        </table:table-row>
        <table:table-row table:style-name="ro2">
          <table:table-cell office:value-type="float" office:value="44.6001019748924">
            <text:p>44.600</text:p>
          </table:table-cell>
          <table:table-cell office:value-type="float" office:value="-5.61860435838243">
            <text:p>-5.619</text:p>
          </table:table-cell>
          <table:table-cell office:value-type="float" office:value="57.6878722255249">
            <text:p>57.688</text:p>
          </table:table-cell>
          <table:table-cell office:value-type="float" office:value="4.15133226102059">
            <text:p>4.151</text:p>
          </table:table-cell>
          <table:table-cell office:value-type="float" office:value="-0.511086942683022">
            <text:p>-0.511</text:p>
          </table:table-cell>
          <table:table-cell office:value-type="float" office:value="0.51547215912789">
            <text:p>0.515</text:p>
          </table:table-cell>
          <table:table-cell office:value-type="float" office:value="15.3112113753308">
            <text:p>15.311</text:p>
          </table:table-cell>
          <table:table-cell office:value-type="float" office:value="-3.08248815069633">
            <text:p>-3.082</text:p>
          </table:table-cell>
          <table:table-cell office:value-type="float" office:value="-15.044409900933">
            <text:p>-15.044</text:p>
          </table:table-cell>
          <table:table-cell table:number-columns-repeated="1014"/>
        </table:table-row>
        <table:table-row table:style-name="ro2">
          <table:table-cell office:value-type="float" office:value="44.6004024384833">
            <text:p>44.600</text:p>
          </table:table-cell>
          <table:table-cell office:value-type="float" office:value="-5.52863366191983">
            <text:p>-5.529</text:p>
          </table:table-cell>
          <table:table-cell office:value-type="float" office:value="57.6877827006272">
            <text:p>57.688</text:p>
          </table:table-cell>
          <table:table-cell office:value-type="float" office:value="4.15378020262763">
            <text:p>4.154</text:p>
          </table:table-cell>
          <table:table-cell office:value-type="float" office:value="-0.502762347334554">
            <text:p>-0.503</text:p>
          </table:table-cell>
          <table:table-cell office:value-type="float" office:value="0.506929484301849">
            <text:p>0.507</text:p>
          </table:table-cell>
          <table:table-cell office:value-type="float" office:value="15.5883372755715">
            <text:p>15.588</text:p>
          </table:table-cell>
          <table:table-cell office:value-type="float" office:value="-3.06223648774784">
            <text:p>-3.062</text:p>
          </table:table-cell>
          <table:table-cell office:value-type="float" office:value="-15.3214073399719">
            <text:p>-15.321</text:p>
          </table:table-cell>
          <table:table-cell table:number-columns-repeated="1014"/>
        </table:table-row>
        <table:table-row table:style-name="ro2">
          <table:table-cell office:value-type="float" office:value="44.6007033304091">
            <text:p>44.601</text:p>
          </table:table-cell>
          <table:table-cell office:value-type="float" office:value="-5.4386615502063">
            <text:p>-5.439</text:p>
          </table:table-cell>
          <table:table-cell office:value-type="float" office:value="57.6876936541669">
            <text:p>57.688</text:p>
          </table:table-cell>
          <table:table-cell office:value-type="float" office:value="4.15619055919134">
            <text:p>4.156</text:p>
          </table:table-cell>
          <table:table-cell office:value-type="float" office:value="-0.494430169558379">
            <text:p>-0.494</text:p>
          </table:table-cell>
          <table:table-cell office:value-type="float" office:value="0.498386370728456">
            <text:p>0.498</text:p>
          </table:table-cell>
          <table:table-cell office:value-type="float" office:value="15.8710242064414">
            <text:p>15.871</text:p>
          </table:table-cell>
          <table:table-cell office:value-type="float" office:value="-3.04132060033292">
            <text:p>-3.041</text:p>
          </table:table-cell>
          <table:table-cell office:value-type="float" office:value="-15.6039721473085">
            <text:p>-15.604</text:p>
          </table:table-cell>
          <table:table-cell table:number-columns-repeated="1014"/>
        </table:table-row>
        <table:table-row table:style-name="ro2">
          <table:table-cell office:value-type="float" office:value="44.6010046529234">
            <text:p>44.601</text:p>
          </table:table-cell>
          <table:table-cell office:value-type="float" office:value="-5.34868802201184">
            <text:p>-5.349</text:p>
          </table:table-cell>
          <table:table-cell office:value-type="float" office:value="57.6876050880318">
            <text:p>57.688</text:p>
          </table:table-cell>
          <table:table-cell office:value-type="float" office:value="4.15856316853783">
            <text:p>4.159</text:p>
          </table:table-cell>
          <table:table-cell office:value-type="float" office:value="-0.486090509250997">
            <text:p>-0.486</text:p>
          </table:table-cell>
          <table:table-cell office:value-type="float" office:value="0.48984280901543">
            <text:p>0.490</text:p>
          </table:table-cell>
          <table:table-cell office:value-type="float" office:value="16.1593217227477">
            <text:p>16.159</text:p>
          </table:table-cell>
          <table:table-cell office:value-type="float" office:value="-3.01972218951607">
            <text:p>-3.020</text:p>
          </table:table-cell>
          <table:table-cell office:value-type="float" office:value="-15.8921539868174">
            <text:p>-15.892</text:p>
          </table:table-cell>
          <table:table-cell table:number-columns-repeated="1014"/>
        </table:table-row>
        <table:table-row table:style-name="ro2">
          <table:table-cell office:value-type="float" office:value="44.6013064084269">
            <text:p>44.601</text:p>
          </table:table-cell>
          <table:table-cell office:value-type="float" office:value="-5.25871307681287">
            <text:p>-5.259</text:p>
          </table:table-cell>
          <table:table-cell office:value-type="float" office:value="57.6875170046465">
            <text:p>57.688</text:p>
          </table:table-cell>
          <table:table-cell office:value-type="float" office:value="4.16089786915591">
            <text:p>4.161</text:p>
          </table:table-cell>
          <table:table-cell office:value-type="float" office:value="-0.477743466946508">
            <text:p>-0.478</text:p>
          </table:table-cell>
          <table:table-cell office:value-type="float" office:value="0.481298789913294">
            <text:p>0.481</text:p>
          </table:table-cell>
          <table:table-cell office:value-type="float" office:value="16.4532726573236">
            <text:p>16.453</text:p>
          </table:table-cell>
          <table:table-cell office:value-type="float" office:value="-2.9974225719631">
            <text:p>-2.997</text:p>
          </table:table-cell>
          <table:table-cell office:value-type="float" office:value="-16.1859958028341">
            <text:p>-16.186</text:p>
          </table:table-cell>
          <table:table-cell table:number-columns-repeated="1014"/>
        </table:table-row>
        <table:table-row table:style-name="ro2">
          <table:table-cell office:value-type="float" office:value="44.6016085994705">
            <text:p>44.602</text:p>
          </table:table-cell>
          <table:table-cell office:value-type="float" office:value="-5.16873671485157">
            <text:p>-5.169</text:p>
          </table:table-cell>
          <table:table-cell office:value-type="float" office:value="57.6874294070014">
            <text:p>57.687</text:p>
          </table:table-cell>
          <table:table-cell office:value-type="float" office:value="4.16319450019275">
            <text:p>4.163</text:p>
          </table:table-cell>
          <table:table-cell office:value-type="float" office:value="-0.469389143822861">
            <text:p>-0.469</text:p>
          </table:table-cell>
          <table:table-cell office:value-type="float" office:value="0.472754304324876">
            <text:p>0.473</text:p>
          </table:table-cell>
          <table:table-cell office:value-type="float" office:value="16.7529123486819">
            <text:p>16.753</text:p>
          </table:table-cell>
          <table:table-cell office:value-type="float" office:value="-2.97440269118891">
            <text:p>-2.974</text:p>
          </table:table-cell>
          <table:table-cell office:value-type="float" office:value="-16.4855330474687">
            <text:p>-16.486</text:p>
          </table:table-cell>
          <table:table-cell table:number-columns-repeated="1014"/>
        </table:table-row>
        <table:table-row table:style-name="ro2">
          <table:table-cell office:value-type="float" office:value="44.6019112287589">
            <text:p>44.602</text:p>
          </table:table-cell>
          <table:table-cell office:value-type="float" office:value="-5.0787589371987">
            <text:p>-5.079</text:p>
          </table:table-cell>
          <table:table-cell office:value-type="float" office:value="57.6873422986817">
            <text:p>57.687</text:p>
          </table:table-cell>
          <table:table-cell office:value-type="float" office:value="4.16545290145239">
            <text:p>4.165</text:p>
          </table:table-cell>
          <table:table-cell office:value-type="float" office:value="-0.46102764171191">
            <text:p>-0.461</text:p>
          </table:table-cell>
          <table:table-cell office:value-type="float" office:value="0.464209343324068">
            <text:p>0.464</text:p>
          </table:table-cell>
          <table:table-cell office:value-type="float" office:value="17.0582678162371">
            <text:p>17.058</text:p>
          </table:table-cell>
          <table:table-cell office:value-type="float" office:value="-2.95064313143146">
            <text:p>-2.951</text:p>
          </table:table-cell>
          <table:table-cell office:value-type="float" office:value="-16.7907928553959">
            <text:p>-16.791</text:p>
          </table:table-cell>
          <table:table-cell table:number-columns-repeated="1014"/>
        </table:table-row>
        <table:table-row table:style-name="ro2">
          <table:table-cell office:value-type="float" office:value="44.6022142991543">
            <text:p>44.602</text:p>
          </table:table-cell>
          <table:table-cell office:value-type="float" office:value="-4.98877974582001">
            <text:p>-4.989</text:p>
          </table:table-cell>
          <table:table-cell office:value-type="float" office:value="57.6872556838967">
            <text:p>57.687</text:p>
          </table:table-cell>
          <table:table-cell office:value-type="float" office:value="4.16767291339878">
            <text:p>4.168</text:p>
          </table:table-cell>
          <table:table-cell office:value-type="float" office:value="-0.452659063108388">
            <text:p>-0.453</text:p>
          </table:table-cell>
          <table:table-cell office:value-type="float" office:value="0.455663898170197">
            <text:p>0.456</text:p>
          </table:table-cell>
          <table:table-cell office:value-type="float" office:value="17.3693568815825">
            <text:p>17.369</text:p>
          </table:table-cell>
          <table:table-cell office:value-type="float" office:value="-2.92612413440875">
            <text:p>-2.926</text:p>
          </table:table-cell>
          <table:table-cell office:value-type="float" office:value="-17.1017931646655">
            <text:p>-17.102</text:p>
          </table:table-cell>
          <table:table-cell table:number-columns-repeated="1014"/>
        </table:table-row>
        <table:table-row table:style-name="ro2">
          <table:table-cell office:value-type="float" office:value="44.6025178136792">
            <text:p>44.603</text:p>
          </table:table-cell>
          <table:table-cell office:value-type="float" office:value="-4.89879914364618">
            <text:p>-4.899</text:p>
          </table:table-cell>
          <table:table-cell office:value-type="float" office:value="57.6871695675082">
            <text:p>57.687</text:p>
          </table:table-cell>
          <table:table-cell office:value-type="float" office:value="4.16985437716149">
            <text:p>4.170</text:p>
          </table:table-cell>
          <table:table-cell office:value-type="float" office:value="-0.444283511180557">
            <text:p>-0.444</text:p>
          </table:table-cell>
          <table:table-cell office:value-type="float" office:value="0.447117960323554">
            <text:p>0.447</text:p>
          </table:table-cell>
          <table:table-cell office:value-type="float" office:value="17.6861872347228">
            <text:p>17.686</text:p>
          </table:table-cell>
          <table:table-cell office:value-type="float" office:value="-2.90082561921744">
            <text:p>-2.901</text:p>
          </table:table-cell>
          <table:table-cell office:value-type="float" office:value="-17.4185417823971">
            <text:p>-17.419</text:p>
          </table:table-cell>
          <table:table-cell table:number-columns-repeated="1014"/>
        </table:table-row>
        <table:table-row table:style-name="ro2">
          <table:table-cell office:value-type="float" office:value="44.60282177552">
            <text:p>44.603</text:p>
          </table:table-cell>
          <table:table-cell office:value-type="float" office:value="-4.80881713464636">
            <text:p>-4.809</text:p>
          </table:table-cell>
          <table:table-cell office:value-type="float" office:value="57.6870839550583">
            <text:p>57.687</text:p>
          </table:table-cell>
          <table:table-cell office:value-type="float" office:value="4.17199713454722">
            <text:p>4.172</text:p>
          </table:table-cell>
          <table:table-cell office:value-type="float" office:value="-0.435901089786651">
            <text:p>-0.436</text:p>
          </table:table-cell>
          <table:table-cell office:value-type="float" office:value="0.438571521469872">
            <text:p>0.439</text:p>
          </table:table-cell>
          <table:table-cell office:value-type="float" office:value="18.0087554444754">
            <text:p>18.009</text:p>
          </table:table-cell>
          <table:table-cell office:value-type="float" office:value="-2.87472720565061">
            <text:p>-2.875</text:p>
          </table:table-cell>
          <table:table-cell office:value-type="float" office:value="-17.7410353945883">
            <text:p>-17.741</text:p>
          </table:table-cell>
          <table:table-cell table:number-columns-repeated="1014"/>
        </table:table-row>
        <table:table-row table:style-name="ro2">
          <table:table-cell office:value-type="float" office:value="44.6031261880294">
            <text:p>44.603</text:p>
          </table:table-cell>
          <table:table-cell office:value-type="float" office:value="-4.71883372390531">
            <text:p>-4.719</text:p>
          </table:table-cell>
          <table:table-cell office:value-type="float" office:value="57.6869988527969">
            <text:p>57.687</text:p>
          </table:table-cell>
          <table:table-cell office:value-type="float" office:value="4.17410102805607">
            <text:p>4.174</text:p>
          </table:table-cell>
          <table:table-cell office:value-type="float" office:value="-0.427511903489763">
            <text:p>-0.428</text:p>
          </table:table-cell>
          <table:table-cell office:value-type="float" office:value="0.430024573540853">
            <text:p>0.430</text:p>
          </table:table-cell>
          <table:table-cell office:value-type="float" office:value="18.3370459126478">
            <text:p>18.337</text:p>
          </table:table-cell>
          <table:table-cell office:value-type="float" office:value="-2.84780824122444">
            <text:p>-2.848</text:p>
          </table:table-cell>
          <table:table-cell office:value-type="float" office:value="-18.0692585196138">
            <text:p>-18.069</text:p>
          </table:table-cell>
          <table:table-cell table:number-columns-repeated="1014"/>
        </table:table-row>
        <table:table-row table:style-name="ro2">
          <table:table-cell office:value-type="float" office:value="44.6034310547294">
            <text:p>44.603</text:p>
          </table:table-cell>
          <table:table-cell office:value-type="float" office:value="-4.62884891770405">
            <text:p>-4.629</text:p>
          </table:table-cell>
          <table:table-cell office:value-type="float" office:value="57.6869142677072">
            <text:p>57.687</text:p>
          </table:table-cell>
          <table:table-cell office:value-type="float" office:value="4.17616590090485">
            <text:p>4.176</text:p>
          </table:table-cell>
          <table:table-cell office:value-type="float" office:value="-0.419116057573971">
            <text:p>-0.419</text:p>
          </table:table-cell>
          <table:table-cell office:value-type="float" office:value="0.421477108736331">
            <text:p>0.421</text:p>
          </table:table-cell>
          <table:table-cell office:value-type="float" office:value="18.6710297721103">
            <text:p>18.671</text:p>
          </table:table-cell>
          <table:table-cell office:value-type="float" office:value="-2.8200478322118">
            <text:p>-2.820</text:p>
          </table:table-cell>
          <table:table-cell office:value-type="float" office:value="-18.4031824055558">
            <text:p>-18.403</text:p>
          </table:table-cell>
          <table:table-cell table:number-columns-repeated="1014"/>
        </table:table-row>
        <table:table-row table:style-name="ro2">
          <table:table-cell office:value-type="float" office:value="44.6037363793134">
            <text:p>44.604</text:p>
          </table:table-cell>
          <table:table-cell office:value-type="float" office:value="-4.53886272360389">
            <text:p>-4.539</text:p>
          </table:table-cell>
          <table:table-cell office:value-type="float" office:value="57.6868302075302">
            <text:p>57.687</text:p>
          </table:table-cell>
          <table:table-cell office:value-type="float" office:value="4.1781915970568">
            <text:p>4.178</text:p>
          </table:table-cell>
          <table:table-cell office:value-type="float" office:value="-0.410713658066822">
            <text:p>-0.411</text:p>
          </table:table-cell>
          <table:table-cell office:value-type="float" office:value="0.412929119553532">
            <text:p>0.413</text:p>
          </table:table-cell>
          <table:table-cell office:value-type="float" office:value="19.0106637294756">
            <text:p>19.011</text:p>
          </table:table-cell>
          <table:table-cell office:value-type="float" office:value="-2.79142487899117">
            <text:p>-2.791</text:p>
          </table:table-cell>
          <table:table-cell office:value-type="float" office:value="-18.7427638720625">
            <text:p>-18.743</text:p>
          </table:table-cell>
          <table:table-cell table:number-columns-repeated="1014"/>
        </table:table-row>
        <table:table-row table:style-name="ro2">
          <table:table-cell office:value-type="float" office:value="44.6040421656485">
            <text:p>44.604</text:p>
          </table:table-cell>
          <table:table-cell office:value-type="float" office:value="-4.44887515053377">
            <text:p>-4.449</text:p>
          </table:table-cell>
          <table:table-cell office:value-type="float" office:value="57.6867466807875">
            <text:p>57.687</text:p>
          </table:table-cell>
          <table:table-cell office:value-type="float" office:value="4.18017796125898">
            <text:p>4.180</text:p>
          </table:table-cell>
          <table:table-cell office:value-type="float" office:value="-0.40230481176125">
            <text:p>-0.402</text:p>
          </table:table-cell>
          <table:table-cell office:value-type="float" office:value="0.404380598815087">
            <text:p>0.404</text:p>
          </table:table-cell>
          <table:table-cell office:value-type="float" office:value="19.3558888537475">
            <text:p>19.356</text:p>
          </table:table-cell>
          <table:table-cell office:value-type="float" office:value="-2.76191811602651">
            <text:p>-2.762</text:p>
          </table:table-cell>
          <table:table-cell office:value-type="float" office:value="-19.087944098094">
            <text:p>-19.088</text:p>
          </table:table-cell>
          <table:table-cell table:number-columns-repeated="1014"/>
        </table:table-row>
        <table:table-row table:style-name="ro2">
          <table:table-cell office:value-type="float" office:value="44.6043484177769">
            <text:p>44.604</text:p>
          </table:table-cell>
          <table:table-cell office:value-type="float" office:value="-4.3588862088807">
            <text:p>-4.359</text:p>
          </table:table-cell>
          <table:table-cell office:value-type="float" office:value="57.6866636968008">
            <text:p>57.687</text:p>
          </table:table-cell>
          <table:table-cell office:value-type="float" office:value="4.18212483908989">
            <text:p>4.182</text:p>
          </table:table-cell>
          <table:table-cell office:value-type="float" office:value="-0.393889626238347">
            <text:p>-0.394</text:p>
          </table:table-cell>
          <table:table-cell office:value-type="float" office:value="0.395831539700094">
            <text:p>0.396</text:p>
          </table:table-cell>
          <table:table-cell office:value-type="float" office:value="19.7066293131283">
            <text:p>19.707</text:p>
          </table:table-cell>
          <table:table-cell office:value-type="float" office:value="-2.73150615679913">
            <text:p>-2.732</text:p>
          </table:table-cell>
          <table:table-cell office:value-type="float" office:value="-19.4386473577352">
            <text:p>-19.439</text:p>
          </table:table-cell>
          <table:table-cell table:number-columns-repeated="1014"/>
        </table:table-row>
        <table:table-row table:style-name="ro2">
          <table:table-cell office:value-type="float" office:value="44.6046551399174">
            <text:p>44.605</text:p>
          </table:table-cell>
          <table:table-cell office:value-type="float" office:value="-4.26889591058292">
            <text:p>-4.269</text:p>
          </table:table-cell>
          <table:table-cell office:value-type="float" office:value="57.6865812657096">
            <text:p>57.687</text:p>
          </table:table-cell>
          <table:table-cell office:value-type="float" office:value="4.18403207701518">
            <text:p>4.184</text:p>
          </table:table-cell>
          <table:table-cell office:value-type="float" office:value="-0.38546820989784">
            <text:p>-0.385</text:p>
          </table:table-cell>
          <table:table-cell office:value-type="float" office:value="0.387281935777918">
            <text:p>0.387</text:p>
          </table:table-cell>
          <table:table-cell office:value-type="float" office:value="20.06279106298">
            <text:p>20.063</text:p>
          </table:table-cell>
          <table:table-cell office:value-type="float" office:value="-2.70016754401597">
            <text:p>-2.700</text:p>
          </table:table-cell>
          <table:table-cell office:value-type="float" office:value="-19.7947797070811">
            <text:p>-19.795</text:p>
          </table:table-cell>
          <table:table-cell table:number-columns-repeated="1014"/>
        </table:table-row>
        <table:table-row table:style-name="ro2">
          <table:table-cell office:value-type="float" office:value="44.6049623364664">
            <text:p>44.605</text:p>
          </table:table-cell>
          <table:table-cell office:value-type="float" office:value="-4.17890426922558">
            <text:p>-4.179</text:p>
          </table:table-cell>
          <table:table-cell office:value-type="float" office:value="57.6864993984851">
            <text:p>57.686</text:p>
          </table:table-cell>
          <table:table-cell office:value-type="float" office:value="4.18589952245569">
            <text:p>4.186</text:p>
          </table:table-cell>
          <table:table-cell office:value-type="float" office:value="-0.377040671984026">
            <text:p>-0.377</text:p>
          </table:table-cell>
          <table:table-cell office:value-type="float" office:value="0.378731781044383">
            <text:p>0.379</text:p>
          </table:table-cell>
          <table:table-cell office:value-type="float" office:value="20.424260489012">
            <text:p>20.424</text:p>
          </table:table-cell>
          <table:table-cell office:value-type="float" office:value="-2.66788080540827">
            <text:p>-2.668</text:p>
          </table:table-cell>
          <table:table-cell office:value-type="float" office:value="-20.1562276262699">
            <text:p>-20.156</text:p>
          </table:table-cell>
          <table:table-cell table:number-columns-repeated="1014"/>
        </table:table-row>
        <table:table-row table:style-name="ro2">
          <table:table-cell office:value-type="float" office:value="44.6052700119977">
            <text:p>44.605</text:p>
          </table:table-cell>
          <table:table-cell office:value-type="float" office:value="-4.08891130013847">
            <text:p>-4.089</text:p>
          </table:table-cell>
          <table:table-cell office:value-type="float" office:value="57.6864181069408">
            <text:p>57.686</text:p>
          </table:table-cell>
          <table:table-cell office:value-type="float" office:value="4.18772702386647">
            <text:p>4.188</text:p>
          </table:table-cell>
          <table:table-cell office:value-type="float" office:value="-0.368607122620206">
            <text:p>-0.369</text:p>
          </table:table-cell>
          <table:table-cell office:value-type="float" office:value="0.370181069960993">
            <text:p>0.370</text:p>
          </table:table-cell>
          <table:table-cell office:value-type="float" office:value="20.7909030108873">
            <text:p>20.791</text:p>
          </table:table-cell>
          <table:table-cell office:value-type="float" office:value="-2.63462451544367">
            <text:p>-2.635</text:p>
          </table:table-cell>
          <table:table-cell office:value-type="float" office:value="-20.5228566218125">
            <text:p>-20.523</text:p>
          </table:table-cell>
          <table:table-cell table:number-columns-repeated="1014"/>
        </table:table-row>
        <table:table-row table:style-name="ro2">
          <table:table-cell office:value-type="float" office:value="44.6055781712629">
            <text:p>44.606</text:p>
          </table:table-cell>
          <table:table-cell office:value-type="float" office:value="-3.99891702049525">
            <text:p>-3.999</text:p>
          </table:table-cell>
          <table:table-cell office:value-type="float" office:value="57.6863374037381">
            <text:p>57.686</text:p>
          </table:table-cell>
          <table:table-cell office:value-type="float" office:value="4.18951443082948">
            <text:p>4.190</text:p>
          </table:table-cell>
          <table:table-cell office:value-type="float" office:value="-0.360167672842518">
            <text:p>-0.360</text:p>
          </table:table-cell>
          <table:table-cell office:value-type="float" office:value="0.361629797495">
            <text:p>0.362</text:p>
          </table:table-cell>
          <table:table-cell office:value-type="float" office:value="21.1625616525845">
            <text:p>21.163</text:p>
          </table:table-cell>
          <table:table-cell office:value-type="float" office:value="-2.6003773632498">
            <text:p>-2.600</text:p>
          </table:table-cell>
          <table:table-cell office:value-type="float" office:value="-20.8945097956249">
            <text:p>-20.895</text:p>
          </table:table-cell>
          <table:table-cell table:number-columns-repeated="1014"/>
        </table:table-row>
        <table:table-row table:style-name="ro2">
          <table:table-cell office:value-type="float" office:value="44.6058868191904">
            <text:p>44.606</text:p>
          </table:table-cell>
          <table:table-cell office:value-type="float" office:value="-3.90892144941372">
            <text:p>-3.909</text:p>
          </table:table-cell>
          <table:table-cell office:value-type="float" office:value="57.6862573023876">
            <text:p>57.686</text:p>
          </table:table-cell>
          <table:table-cell office:value-type="float" office:value="4.19126159415984">
            <text:p>4.191</text:p>
          </table:table-cell>
          <table:table-cell office:value-type="float" office:value="-0.351722434637474">
            <text:p>-0.352</text:p>
          </table:table-cell>
          <table:table-cell office:value-type="float" office:value="0.353077959165742">
            <text:p>0.353</text:p>
          </table:table-cell>
          <table:table-cell office:value-type="float" office:value="21.5390555873802">
            <text:p>21.539</text:p>
          </table:table-cell>
          <table:table-cell office:value-type="float" office:value="-2.56511822703519">
            <text:p>-2.565</text:p>
          </table:table-cell>
          <table:table-cell office:value-type="float" office:value="-21.2710063885616">
            <text:p>-21.271</text:p>
          </table:table-cell>
          <table:table-cell table:number-columns-repeated="1014"/>
        </table:table-row>
        <table:table-row table:style-name="ro2">
          <table:table-cell office:value-type="float" office:value="44.6061959608837">
            <text:p>44.606</text:p>
          </table:table-cell>
          <table:table-cell office:value-type="float" office:value="-3.81892460805622">
            <text:p>-3.819</text:p>
          </table:table-cell>
          <table:table-cell office:value-type="float" office:value="57.686177817245">
            <text:p>57.686</text:p>
          </table:table-cell>
          <table:table-cell office:value-type="float" office:value="4.19296836602759">
            <text:p>4.193</text:p>
          </table:table-cell>
          <table:table-cell office:value-type="float" office:value="-0.343271520982085">
            <text:p>-0.343</text:p>
          </table:table-cell>
          <table:table-cell office:value-type="float" office:value="0.34452555108952">
            <text:p>0.345</text:p>
          </table:table-cell>
          <table:table-cell office:value-type="float" office:value="21.9201786666593">
            <text:p>21.920</text:p>
          </table:table-cell>
          <table:table-cell office:value-type="float" office:value="-2.52882625527714">
            <text:p>-2.529</text:p>
          </table:table-cell>
          <table:table-cell office:value-type="float" office:value="-21.6521403076961">
            <text:p>-21.652</text:p>
          </table:table-cell>
          <table:table-cell table:number-columns-repeated="1014"/>
        </table:table-row>
        <table:table-row table:style-name="ro2">
          <table:table-cell office:value-type="float" office:value="44.6065056016196">
            <text:p>44.607</text:p>
          </table:table-cell>
          <table:table-cell office:value-type="float" office:value="-3.72892651972957">
            <text:p>-3.729</text:p>
          </table:table-cell>
          <table:table-cell office:value-type="float" office:value="57.6860989635">
            <text:p>57.686</text:p>
          </table:table-cell>
          <table:table-cell office:value-type="float" office:value="4.19463460009621">
            <text:p>4.195</text:p>
          </table:table-cell>
          <table:table-cell office:value-type="float" office:value="-0.334815045884094">
            <text:p>-0.335</text:p>
          </table:table-cell>
          <table:table-cell office:value-type="float" office:value="0.335972570029223">
            <text:p>0.336</text:p>
          </table:table-cell>
          <table:table-cell office:value-type="float" office:value="22.3056979434799">
            <text:p>22.306</text:p>
          </table:table-cell>
          <table:table-cell office:value-type="float" office:value="-2.49148095490142">
            <text:p>-2.491</text:p>
          </table:table-cell>
          <table:table-cell office:value-type="float" office:value="-22.0376786482864">
            <text:p>-22.038</text:p>
          </table:table-cell>
          <table:table-cell table:number-columns-repeated="1014"/>
        </table:table-row>
        <table:table-row table:style-name="ro2">
          <table:table-cell office:value-type="float" office:value="44.6068157468447">
            <text:p>44.607</text:p>
          </table:table-cell>
          <table:table-cell office:value-type="float" office:value="-3.6389272099835">
            <text:p>-3.639</text:p>
          </table:table-cell>
          <table:table-cell office:value-type="float" office:value="57.6860207571598">
            <text:p>57.686</text:p>
          </table:table-cell>
          <table:table-cell office:value-type="float" office:value="4.19626015167798">
            <text:p>4.196</text:p>
          </table:table-cell>
          <table:table-cell office:value-type="float" office:value="-0.3263531244277">
            <text:p>-0.326</text:p>
          </table:table-cell>
          <table:table-cell office:value-type="float" office:value="0.32741901344445">
            <text:p>0.327</text:p>
          </table:table-cell>
          <table:table-cell office:value-type="float" office:value="22.6953522034799">
            <text:p>22.695</text:p>
          </table:table-cell>
          <table:table-cell office:value-type="float" office:value="-2.45306228665703">
            <text:p>-2.453</text:p>
          </table:table-cell>
          <table:table-cell office:value-type="float" office:value="-22.4273602229801">
            <text:p>-22.427</text:p>
          </table:table-cell>
          <table:table-cell table:number-columns-repeated="1014"/>
        </table:table-row>
        <table:table-row table:style-name="ro2">
          <table:table-cell office:value-type="float" office:value="44.6071264021723">
            <text:p>44.607</text:p>
          </table:table-cell>
          <table:table-cell office:value-type="float" office:value="-3.54892670670649">
            <text:p>-3.549</text:p>
          </table:table-cell>
          <table:table-cell office:value-type="float" office:value="57.6859432150246">
            <text:p>57.686</text:p>
          </table:table-cell>
          <table:table-cell office:value-type="float" office:value="4.19784487790788">
            <text:p>4.198</text:p>
          </table:table-cell>
          <table:table-cell office:value-type="float" office:value="-0.317885872820241">
            <text:p>-0.318</text:p>
          </table:table-cell>
          <table:table-cell office:value-type="float" office:value="0.31886487954663">
            <text:p>0.319</text:p>
          </table:table-cell>
          <table:table-cell office:value-type="float" office:value="23.08885051757">
            <text:p>23.089</text:p>
          </table:table-cell>
          <table:table-cell office:value-type="float" office:value="-2.41355076782447">
            <text:p>-2.414</text:p>
          </table:table-cell>
          <table:table-cell office:value-type="float" office:value="-22.8208941127516">
            <text:p>-22.821</text:p>
          </table:table-cell>
          <table:table-cell table:number-columns-repeated="1014"/>
        </table:table-row>
        <table:table-row table:style-name="ro2">
          <table:table-cell office:value-type="float" office:value="44.607437573377">
            <text:p>44.607</text:p>
          </table:table-cell>
          <table:table-cell office:value-type="float" office:value="-3.45892504021795">
            <text:p>-3.459</text:p>
          </table:table-cell>
          <table:table-cell office:value-type="float" office:value="57.6858663546545">
            <text:p>57.686</text:p>
          </table:table-cell>
          <table:table-cell office:value-type="float" office:value="4.19938863793742">
            <text:p>4.199</text:p>
          </table:table-cell>
          <table:table-cell office:value-type="float" office:value="-0.309413408440326">
            <text:p>-0.309</text:p>
          </table:table-cell>
          <table:table-cell office:value-type="float" office:value="0.310310167354138">
            <text:p>0.310</text:p>
          </table:table-cell>
          <table:table-cell office:value-type="float" office:value="23.4858708327723">
            <text:p>23.486</text:p>
          </table:table-cell>
          <table:table-cell office:value-type="float" office:value="-2.37292758235376">
            <text:p>-2.373</text:p>
          </table:table-cell>
          <table:table-cell office:value-type="float" office:value="-23.2179582559161">
            <text:p>-23.218</text:p>
          </table:table-cell>
          <table:table-cell table:number-columns-repeated="1014"/>
        </table:table-row>
        <table:table-row table:style-name="ro2">
          <table:table-cell office:value-type="float" office:value="44.6077492663893">
            <text:p>44.608</text:p>
          </table:table-cell>
          <table:table-cell office:value-type="float" office:value="-3.36892224335541">
            <text:p>-3.369</text:p>
          </table:table-cell>
          <table:table-cell office:value-type="float" office:value="57.6857901943296">
            <text:p>57.686</text:p>
          </table:table-cell>
          <table:table-cell office:value-type="float" office:value="4.20089129314798">
            <text:p>4.201</text:p>
          </table:table-cell>
          <table:table-cell office:value-type="float" office:value="-0.300935849887275">
            <text:p>-0.301</text:p>
          </table:table-cell>
          <table:table-cell office:value-type="float" office:value="0.301754876749987">
            <text:p>0.302</text:p>
          </table:table-cell>
          <table:table-cell office:value-type="float" office:value="23.8860586194944">
            <text:p>23.886</text:p>
          </table:table-cell>
          <table:table-cell office:value-type="float" office:value="-2.33117469844924">
            <text:p>-2.331</text:p>
          </table:table-cell>
          <table:table-cell office:value-type="float" office:value="-23.6181980935203">
            <text:p>-23.618</text:p>
          </table:table-cell>
          <table:table-cell table:number-columns-repeated="1014"/>
        </table:table-row>
        <table:table-row table:style-name="ro2">
          <table:table-cell office:value-type="float" office:value="44.6080614872886">
            <text:p>44.608</text:p>
          </table:table-cell>
          <table:table-cell office:value-type="float" office:value="-3.27891835155511">
            <text:p>-3.279</text:p>
          </table:table-cell>
          <table:table-cell office:value-type="float" office:value="57.6857147529991">
            <text:p>57.686</text:p>
          </table:table-cell>
          <table:table-cell office:value-type="float" office:value="4.20235270738566">
            <text:p>4.202</text:p>
          </table:table-cell>
          <table:table-cell office:value-type="float" office:value="-0.292453317034316">
            <text:p>-0.292</text:p>
          </table:table-cell>
          <table:table-cell office:value-type="float" office:value="0.293199008538521">
            <text:p>0.293</text:p>
          </table:table-cell>
          <table:table-cell office:value-type="float" office:value="24.2890255955328">
            <text:p>24.289</text:p>
          </table:table-cell>
          <table:table-cell office:value-type="float" office:value="-2.28827499355117">
            <text:p>-2.288</text:p>
          </table:table-cell>
          <table:table-cell office:value-type="float" office:value="-24.0212252914533">
            <text:p>-24.021</text:p>
          </table:table-cell>
          <table:table-cell table:number-columns-repeated="1014"/>
        </table:table-row>
        <table:table-row table:style-name="ro2">
          <table:table-cell office:value-type="float" office:value="44.6083742422955">
            <text:p>44.608</text:p>
          </table:table-cell>
          <table:table-cell office:value-type="float" office:value="-3.18891340292465">
            <text:p>-3.189</text:p>
          </table:table-cell>
          <table:table-cell office:value-type="float" office:value="57.6856400502222">
            <text:p>57.686</text:p>
          </table:table-cell>
          <table:table-cell office:value-type="float" office:value="4.20377274721751">
            <text:p>4.204</text:p>
          </table:table-cell>
          <table:table-cell office:value-type="float" office:value="-0.283965931080221">
            <text:p>-0.284</text:p>
          </table:table-cell>
          <table:table-cell office:value-type="float" office:value="0.284642564509485">
            <text:p>0.285</text:p>
          </table:table-cell>
          <table:table-cell office:value-type="float" office:value="24.6943485491834">
            <text:p>24.694</text:p>
          </table:table-cell>
          <table:table-cell office:value-type="float" office:value="-2.24421238655581">
            <text:p>-2.244</text:p>
          </table:table-cell>
          <table:table-cell office:value-type="float" office:value="-24.4266165616184">
            <text:p>-24.427</text:p>
          </table:table-cell>
          <table:table-cell table:number-columns-repeated="1014"/>
        </table:table-row>
        <table:table-row table:style-name="ro2">
          <table:table-cell office:value-type="float" office:value="44.6086875377627">
            <text:p>44.609</text:p>
          </table:table-cell>
          <table:table-cell office:value-type="float" office:value="-3.09890743830587">
            <text:p>-3.099</text:p>
          </table:table-cell>
          <table:table-cell office:value-type="float" office:value="57.6855661060983">
            <text:p>57.686</text:p>
          </table:table-cell>
          <table:table-cell office:value-type="float" office:value="4.20515128220946">
            <text:p>4.205</text:p>
          </table:table-cell>
          <table:table-cell office:value-type="float" office:value="-0.27547381460322">
            <text:p>-0.275</text:p>
          </table:table-cell>
          <table:table-cell office:value-type="float" office:value="0.276085547495243">
            <text:p>0.276</text:p>
          </table:table-cell>
          <table:table-cell office:value-type="float" office:value="25.1015682856148">
            <text:p>25.102</text:p>
          </table:table-cell>
          <table:table-cell office:value-type="float" office:value="-2.19897197703633">
            <text:p>-2.199</text:p>
          </table:table-cell>
          <table:table-cell office:value-type="float" office:value="-24.8339126063764">
            <text:p>-24.834</text:p>
          </table:table-cell>
          <table:table-cell table:number-columns-repeated="1014"/>
        </table:table-row>
        <table:table-row table:style-name="ro2">
          <table:table-cell office:value-type="float" office:value="44.6090013801644">
            <text:p>44.609</text:p>
          </table:table-cell>
          <table:table-cell office:value-type="float" office:value="-3.00890050132614">
            <text:p>-3.009</text:p>
          </table:table-cell>
          <table:table-cell office:value-type="float" office:value="57.6854929411871">
            <text:p>57.685</text:p>
          </table:table-cell>
          <table:table-cell office:value-type="float" office:value="4.20648818522615">
            <text:p>4.206</text:p>
          </table:table-cell>
          <table:table-cell office:value-type="float" office:value="-0.266977091614619">
            <text:p>-0.267</text:p>
          </table:table-cell>
          <table:table-cell office:value-type="float" office:value="0.26752796143367">
            <text:p>0.268</text:p>
          </table:table-cell>
          <table:table-cell office:value-type="float" office:value="25.5101887226399">
            <text:p>25.510</text:p>
          </table:table-cell>
          <table:table-cell office:value-type="float" office:value="-2.15254019109227">
            <text:p>-2.153</text:p>
          </table:table-cell>
          <table:table-cell office:value-type="float" office:value="-25.2426172124341">
            <text:p>-25.243</text:p>
          </table:table-cell>
          <table:table-cell table:number-columns-repeated="1014"/>
        </table:table-row>
        <table:table-row table:style-name="ro2">
          <table:table-cell office:value-type="float" office:value="44.6093157760851">
            <text:p>44.609</text:p>
          </table:table-cell>
          <table:table-cell office:value-type="float" office:value="-2.91889263843609">
            <text:p>-2.919</text:p>
          </table:table-cell>
          <table:table-cell office:value-type="float" office:value="57.6854205764176">
            <text:p>57.685</text:p>
          </table:table-cell>
          <table:table-cell office:value-type="float" office:value="4.20778333275291">
            <text:p>4.208</text:p>
          </table:table-cell>
          <table:table-cell office:value-type="float" office:value="-0.258475887609597">
            <text:p>-0.258</text:p>
          </table:table-cell>
          <table:table-cell office:value-type="float" office:value="0.258969811426008">
            <text:p>0.259</text:p>
          </table:table-cell>
          <table:table-cell office:value-type="float" office:value="25.919676163678">
            <text:p>25.920</text:p>
          </table:table-cell>
          <table:table-cell office:value-type="float" office:value="-2.10490493334">
            <text:p>-2.105</text:p>
          </table:table-cell>
          <table:table-cell office:value-type="float" office:value="-25.6521965219417">
            <text:p>-25.652</text:p>
          </table:table-cell>
          <table:table-cell table:number-columns-repeated="1014"/>
        </table:table-row>
        <table:table-row table:style-name="ro2">
          <table:table-cell office:value-type="float" office:value="44.6096307322061">
            <text:p>44.610</text:p>
          </table:table-cell>
          <table:table-cell office:value-type="float" office:value="-2.82888389893189">
            <text:p>-2.829</text:p>
          </table:table-cell>
          <table:table-cell office:value-type="float" office:value="57.6853490329868">
            <text:p>57.685</text:p>
          </table:table-cell>
          <table:table-cell office:value-type="float" office:value="4.20903660523807">
            <text:p>4.209</text:p>
          </table:table-cell>
          <table:table-cell office:value-type="float" office:value="-0.249970329625285">
            <text:p>-0.250</text:p>
          </table:table-cell>
          <table:table-cell office:value-type="float" office:value="0.250411103802935">
            <text:p>0.250</text:p>
          </table:table-cell>
          <table:table-cell office:value-type="float" office:value="26.3294587770921">
            <text:p>26.329</text:p>
          </table:table-cell>
          <table:table-cell office:value-type="float" office:value="-2.05605574441458">
            <text:p>-2.056</text:p>
          </table:table-cell>
          <table:table-cell office:value-type="float" office:value="-26.0620785100793">
            <text:p>-26.062</text:p>
          </table:table-cell>
          <table:table-cell table:number-columns-repeated="1014"/>
        </table:table-row>
        <table:table-row table:style-name="ro2">
          <table:table-cell office:value-type="float" office:value="44.6099462552915">
            <text:p>44.610</text:p>
          </table:table-cell>
          <table:table-cell office:value-type="float" office:value="-2.73887433495983">
            <text:p>-2.739</text:p>
          </table:table-cell>
          <table:table-cell office:value-type="float" office:value="57.6852783322476">
            <text:p>57.685</text:p>
          </table:table-cell>
          <table:table-cell office:value-type="float" office:value="4.21024788745621">
            <text:p>4.210</text:p>
          </table:table-cell>
          <table:table-cell office:value-type="float" office:value="-0.241460546284481">
            <text:p>-0.241</text:p>
          </table:table-cell>
          <table:table-cell office:value-type="float" office:value="0.241851846173937">
            <text:p>0.242</text:p>
          </table:table-cell>
          <table:table-cell office:value-type="float" office:value="26.7389263123105">
            <text:p>26.739</text:p>
          </table:table-cell>
          <table:table-cell office:value-type="float" office:value="-2.00598396320898">
            <text:p>-2.006</text:p>
          </table:table-cell>
          <table:table-cell office:value-type="float" office:value="-26.47165269951">
            <text:p>-26.472</text:p>
          </table:table-cell>
          <table:table-cell table:number-columns-repeated="1014"/>
        </table:table-row>
        <table:table-row table:style-name="ro2">
          <table:table-cell office:value-type="float" office:value="44.6102623521721">
            <text:p>44.610</text:p>
          </table:table-cell>
          <table:table-cell office:value-type="float" office:value="-2.64886400150111">
            <text:p>-2.649</text:p>
          </table:table-cell>
          <table:table-cell office:value-type="float" office:value="57.6852084955859">
            <text:p>57.685</text:p>
          </table:table-cell>
          <table:table-cell office:value-type="float" office:value="4.21141706889017">
            <text:p>4.211</text:p>
          </table:table-cell>
          <table:table-cell office:value-type="float" office:value="-0.232946667848615">
            <text:p>-0.233</text:p>
          </table:table-cell>
          <table:table-cell office:value-type="float" office:value="0.2332920474919">
            <text:p>0.233</text:p>
          </table:table-cell>
          <table:table-cell office:value-type="float" office:value="27.1474300839297">
            <text:p>27.147</text:p>
          </table:table-cell>
          <table:table-cell office:value-type="float" office:value="-1.95468289290716">
            <text:p>-1.955</text:p>
          </table:table-cell>
          <table:table-cell office:value-type="float" office:value="-26.8802701429954">
            <text:p>-26.880</text:p>
          </table:table-cell>
          <table:table-cell table:number-columns-repeated="1014"/>
        </table:table-row>
        <table:table-row table:style-name="ro2">
          <table:table-cell office:value-type="float" office:value="44.610579029728">
            <text:p>44.611</text:p>
          </table:table-cell>
          <table:table-cell office:value-type="float" office:value="-2.55885295633465">
            <text:p>-2.559</text:p>
          </table:table-cell>
          <table:table-cell office:value-type="float" office:value="57.6851395442875">
            <text:p>57.685</text:p>
          </table:table-cell>
          <table:table-cell office:value-type="float" office:value="4.21254404413007">
            <text:p>4.213</text:p>
          </table:table-cell>
          <table:table-cell office:value-type="float" office:value="-0.224428826258279">
            <text:p>-0.224</text:p>
          </table:table-cell>
          <table:table-cell office:value-type="float" office:value="0.22473171809695">
            <text:p>0.225</text:p>
          </table:table-cell>
          <table:table-cell office:value-type="float" office:value="27.5542832552004">
            <text:p>27.554</text:p>
          </table:table-cell>
          <table:table-cell office:value-type="float" office:value="-1.90214796972341">
            <text:p>-1.902</text:p>
          </table:table-cell>
          <table:table-cell office:value-type="float" office:value="-27.2872437055558">
            <text:p>-27.287</text:p>
          </table:table-cell>
          <table:table-cell table:number-columns-repeated="1014"/>
        </table:table-row>
        <table:table-row table:style-name="ro2">
          <table:table-cell office:value-type="float" office:value="44.6108962948699">
            <text:p>44.611</text:p>
          </table:table-cell>
          <table:table-cell office:value-type="float" office:value="-2.46884125997594">
            <text:p>-2.469</text:p>
          </table:table-cell>
          <table:table-cell office:value-type="float" office:value="57.6850714993957">
            <text:p>57.685</text:p>
          </table:table-cell>
          <table:table-cell office:value-type="float" office:value="4.21362871328687">
            <text:p>4.214</text:p>
          </table:table-cell>
          <table:table-cell office:value-type="float" office:value="-0.215907155180005">
            <text:p>-0.216</text:p>
          </table:table-cell>
          <table:table-cell office:value-type="float" office:value="0.216170869775001">
            <text:p>0.216</text:p>
          </table:table-cell>
          <table:table-cell office:value-type="float" office:value="27.9587614522132">
            <text:p>27.959</text:p>
          </table:table-cell>
          <table:table-cell office:value-type="float" office:value="-1.84837693306036">
            <text:p>-1.848</text:p>
          </table:table-cell>
          <table:table-cell office:value-type="float" office:value="-27.6918486775732">
            <text:p>-27.692</text:p>
          </table:table-cell>
          <table:table-cell table:number-columns-repeated="1014"/>
        </table:table-row>
        <table:table-row table:style-name="ro2">
          <table:table-cell office:value-type="float" office:value="44.6112141545188">
            <text:p>44.611</text:p>
          </table:table-cell>
          <table:table-cell office:value-type="float" office:value="-2.37882897558952">
            <text:p>-2.379</text:p>
          </table:table-cell>
          <table:table-cell office:value-type="float" office:value="57.6850043815601">
            <text:p>57.685</text:p>
          </table:table-cell>
          <table:table-cell office:value-type="float" office:value="4.21467098241865">
            <text:p>4.215</text:p>
          </table:table-cell>
          <table:table-cell office:value-type="float" office:value="-0.207381790034449">
            <text:p>-0.207</text:p>
          </table:table-cell>
          <table:table-cell office:value-type="float" office:value="0.207609515791812">
            <text:p>0.208</text:p>
          </table:table-cell>
          <table:table-cell office:value-type="float" office:value="28.3601037390858">
            <text:p>28.360</text:p>
          </table:table-cell>
          <table:table-cell office:value-type="float" office:value="-1.79336999565403">
            <text:p>-1.793</text:p>
          </table:table-cell>
          <table:table-cell office:value-type="float" office:value="-28.0933237491454">
            <text:p>-28.093</text:p>
          </table:table-cell>
          <table:table-cell table:number-columns-repeated="1014"/>
        </table:table-row>
        <table:table-row table:style-name="ro2">
          <table:table-cell office:value-type="float" office:value="44.6115326155836">
            <text:p>44.612</text:p>
          </table:table-cell>
          <table:table-cell office:value-type="float" office:value="-2.28881616887352">
            <text:p>-2.289</text:p>
          </table:table-cell>
          <table:table-cell office:value-type="float" office:value="57.6849382108772">
            <text:p>57.685</text:p>
          </table:table-cell>
          <table:table-cell office:value-type="float" office:value="4.21567076396464">
            <text:p>4.216</text:p>
          </table:table-cell>
          <table:table-cell office:value-type="float" office:value="-0.198852868032436">
            <text:p>-0.199</text:p>
          </table:table-cell>
          <table:table-cell office:value-type="float" office:value="0.199047670937129">
            <text:p>0.199</text:p>
          </table:table-cell>
          <table:table-cell office:value-type="float" office:value="28.7575139828998">
            <text:p>28.758</text:p>
          </table:table-cell>
          <table:table-cell office:value-type="float" office:value="-1.73713001207731">
            <text:p>-1.737</text:p>
          </table:table-cell>
          <table:table-cell office:value-type="float" office:value="-28.4908723745262">
            <text:p>-28.491</text:p>
          </table:table-cell>
          <table:table-cell table:number-columns-repeated="1014"/>
        </table:table-row>
        <table:table-row table:style-name="ro2">
          <table:table-cell office:value-type="float" office:value="44.6118516849381">
            <text:p>44.612</text:p>
          </table:table-cell>
          <table:table-cell office:value-type="float" office:value="-2.19880290791421">
            <text:p>-2.199</text:p>
          </table:table-cell>
          <table:table-cell office:value-type="float" office:value="57.6848730067258">
            <text:p>57.685</text:p>
          </table:table-cell>
          <table:table-cell office:value-type="float" office:value="4.21662797718473">
            <text:p>4.217</text:p>
          </table:table-cell>
          <table:table-cell office:value-type="float" office:value="-0.190320528194213">
            <text:p>-0.190</text:p>
          </table:table-cell>
          <table:table-cell office:value-type="float" office:value="0.190485351553815">
            <text:p>0.190</text:p>
          </table:table-cell>
          <table:table-cell office:value-type="float" office:value="29.1501626347859">
            <text:p>29.150</text:p>
          </table:table-cell>
          <table:table-cell office:value-type="float" office:value="-1.67966264381801">
            <text:p>-1.680</text:p>
          </table:table-cell>
          <table:table-cell office:value-type="float" office:value="-28.8836645530341">
            <text:p>-28.884</text:p>
          </table:table-cell>
          <table:table-cell table:number-columns-repeated="1014"/>
        </table:table-row>
        <table:table-row table:style-name="ro2">
          <table:table-cell office:value-type="float" office:value="44.6121713693959">
            <text:p>44.612</text:p>
          </table:table-cell>
          <table:table-cell office:value-type="float" office:value="-2.1087892630091">
            <text:p>-2.109</text:p>
          </table:table-cell>
          <table:table-cell office:value-type="float" office:value="57.6848087875962">
            <text:p>57.685</text:p>
          </table:table-cell>
          <table:table-cell office:value-type="float" office:value="4.21754254859889">
            <text:p>4.218</text:p>
          </table:table-cell>
          <table:table-cell office:value-type="float" office:value="-0.181784911363483">
            <text:p>-0.182</text:p>
          </table:table-cell>
          <table:table-cell office:value-type="float" office:value="0.181922575558949">
            <text:p>0.182</text:p>
          </table:table-cell>
          <table:table-cell office:value-type="float" office:value="29.5371889501283">
            <text:p>29.537</text:p>
          </table:table-cell>
          <table:table-cell office:value-type="float" office:value="-1.62097651898598">
            <text:p>-1.621</text:p>
          </table:table-cell>
          <table:table-cell office:value-type="float" office:value="-29.2708390494986">
            <text:p>-29.271</text:p>
          </table:table-cell>
          <table:table-cell table:number-columns-repeated="1014"/>
        </table:table-row>
        <table:table-row table:style-name="ro2">
          <table:table-cell office:value-type="float" office:value="44.6124916756841">
            <text:p>44.612</text:p>
          </table:table-cell>
          <table:table-cell office:value-type="float" office:value="-2.01877530645732">
            <text:p>-2.019</text:p>
          </table:table-cell>
          <table:table-cell office:value-type="float" office:value="57.684745570918">
            <text:p>57.685</text:p>
          </table:table-cell>
          <table:table-cell office:value-type="float" office:value="4.21841441242153">
            <text:p>4.218</text:p>
          </table:table-cell>
          <table:table-cell office:value-type="float" office:value="-0.173246160215239">
            <text:p>-0.173</text:p>
          </table:table-cell>
          <table:table-cell office:value-type="float" office:value="0.173359362460742">
            <text:p>0.173</text:p>
          </table:table-cell>
          <table:table-cell office:value-type="float" office:value="29.9177036668191">
            <text:p>29.918</text:p>
          </table:table-cell>
          <table:table-cell office:value-type="float" office:value="-1.56108338455598">
            <text:p>-1.561</text:p>
          </table:table-cell>
          <table:table-cell office:value-type="float" office:value="-29.6515060731663">
            <text:p>-29.652</text:p>
          </table:table-cell>
          <table:table-cell table:number-columns-repeated="1014"/>
        </table:table-row>
        <table:table-row table:style-name="ro2">
          <table:table-cell office:value-type="float" office:value="44.6128126104158">
            <text:p>44.613</text:p>
          </table:table-cell>
          <table:table-cell office:value-type="float" office:value="-1.9287611123164">
            <text:p>-1.929</text:p>
          </table:table-cell>
          <table:table-cell office:value-type="float" office:value="57.6846833728857">
            <text:p>57.685</text:p>
          </table:table-cell>
          <table:table-cell office:value-type="float" office:value="4.21924351098604">
            <text:p>4.219</text:p>
          </table:table-cell>
          <table:table-cell office:value-type="float" office:value="-0.164704419250139">
            <text:p>-0.165</text:p>
          </table:table-cell>
          <table:table-cell office:value-type="float" office:value="0.164795733361624">
            <text:p>0.165</text:p>
          </table:table-cell>
          <table:table-cell office:value-type="float" office:value="30.2907921552199">
            <text:p>30.291</text:p>
          </table:table-cell>
          <table:table-cell office:value-type="float" office:value="-1.49999824892837">
            <text:p>-1.500</text:p>
          </table:table-cell>
          <table:table-cell office:value-type="float" office:value="-30.0247504288003">
            <text:p>-30.025</text:p>
          </table:table-cell>
          <table:table-cell table:number-columns-repeated="1014"/>
        </table:table-row>
        <table:table-row table:style-name="ro2">
          <table:table-cell office:value-type="float" office:value="44.6131341800605">
            <text:p>44.613</text:p>
          </table:table-cell>
          <table:table-cell office:value-type="float" office:value="-1.83874675612486">
            <text:p>-1.839</text:p>
          </table:table-cell>
          <table:table-cell office:value-type="float" office:value="57.6846222082877">
            <text:p>57.685</text:p>
          </table:table-cell>
          <table:table-cell office:value-type="float" office:value="4.22002979515277">
            <text:p>4.220</text:p>
          </table:table-cell>
          <table:table-cell office:value-type="float" office:value="-0.156159834777681">
            <text:p>-0.156</text:p>
          </table:table-cell>
          <table:table-cell office:value-type="float" office:value="0.156231710949461">
            <text:p>0.156</text:p>
          </table:table-cell>
          <table:table-cell office:value-type="float" office:value="30.6555180474294">
            <text:p>30.656</text:p>
          </table:table-cell>
          <table:table-cell office:value-type="float" office:value="-1.43773951249232">
            <text:p>-1.438</text:p>
          </table:table-cell>
          <table:table-cell office:value-type="float" office:value="-30.3896351475688">
            <text:p>-30.390</text:p>
          </table:table-cell>
          <table:table-cell table:number-columns-repeated="1014"/>
        </table:table-row>
        <table:table-row table:style-name="ro2">
          <table:table-cell office:value-type="float" office:value="44.6134563909148">
            <text:p>44.613</text:p>
          </table:table-cell>
          <table:table-cell office:value-type="float" office:value="-1.74873231459081">
            <text:p>-1.749</text:p>
          </table:table-cell>
          <table:table-cell office:value-type="float" office:value="57.6845620903377">
            <text:p>57.685</text:p>
          </table:table-cell>
          <table:table-cell office:value-type="float" office:value="4.22077322469404">
            <text:p>4.221</text:p>
          </table:table-cell>
          <table:table-cell office:value-type="float" office:value="-0.147612554892573">
            <text:p>-0.148</text:p>
          </table:table-cell>
          <table:table-cell office:value-type="float" office:value="0.147667319486753">
            <text:p>0.148</text:p>
          </table:table-cell>
          <table:table-cell office:value-type="float" office:value="31.0109273463715">
            <text:p>31.011</text:p>
          </table:table-cell>
          <table:table-cell office:value-type="float" office:value="-1.37432908379556">
            <text:p>-1.374</text:p>
          </table:table-cell>
          <table:table-cell office:value-type="float" office:value="-30.745205598283">
            <text:p>-30.745</text:p>
          </table:table-cell>
          <table:table-cell table:number-columns-repeated="1014"/>
        </table:table-row>
        <table:table-row table:style-name="ro2">
          <table:table-cell office:value-type="float" office:value="44.6137792490704">
            <text:p>44.614</text:p>
          </table:table-cell>
          <table:table-cell office:value-type="float" office:value="-1.65871786524687">
            <text:p>-1.659</text:p>
          </table:table-cell>
          <table:table-cell office:value-type="float" office:value="57.6845030305144">
            <text:p>57.685</text:p>
          </table:table-cell>
          <table:table-cell office:value-type="float" office:value="4.22147376865035">
            <text:p>4.221</text:p>
          </table:table-cell>
          <table:table-cell office:value-type="float" office:value="-0.139062729427118">
            <text:p>-0.139</text:p>
          </table:table-cell>
          <table:table-cell office:value-type="float" office:value="0.139102584764904">
            <text:p>0.139</text:p>
          </table:table-cell>
          <table:table-cell office:value-type="float" office:value="31.3560530072775">
            <text:p>31.356</text:p>
          </table:table-cell>
          <table:table-cell office:value-type="float" office:value="-1.30979247891469">
            <text:p>-1.310</text:p>
          </table:table-cell>
          <table:table-cell office:value-type="float" office:value="-31.0904940715618">
            <text:p>-31.090</text:p>
          </table:table-cell>
          <table:table-cell table:number-columns-repeated="1014"/>
        </table:table-row>
        <table:table-row table:style-name="ro2">
          <table:table-cell office:value-type="float" office:value="44.6141027603827">
            <text:p>44.614</text:p>
          </table:table-cell>
          <table:table-cell office:value-type="float" office:value="-1.56870348607278">
            <text:p>-1.569</text:p>
          </table:table-cell>
          <table:table-cell office:value-type="float" office:value="57.6844450384109">
            <text:p>57.684</text:p>
          </table:table-cell>
          <table:table-cell office:value-type="float" office:value="4.22213140564918">
            <text:p>4.222</text:p>
          </table:table-cell>
          <table:table-cell office:value-type="float" office:value="-0.130510509907216">
            <text:p>-0.131</text:p>
          </table:table-cell>
          <table:table-cell office:value-type="float" office:value="0.13053753407902">
            <text:p>0.131</text:p>
          </table:table-cell>
          <table:table-cell office:value-type="float" office:value="31.6899199754338">
            <text:p>31.690</text:p>
          </table:table-cell>
          <table:table-cell office:value-type="float" office:value="-1.24415890158855">
            <text:p>-1.244</text:p>
          </table:table-cell>
          <table:table-cell office:value-type="float" office:value="-31.4245248208293">
            <text:p>-31.425</text:p>
          </table:table-cell>
          <table:table-cell table:number-columns-repeated="1014"/>
        </table:table-row>
        <table:table-row table:style-name="ro2">
          <table:table-cell office:value-type="float" office:value="44.6144269304376">
            <text:p>44.614</text:p>
          </table:table-cell>
          <table:table-cell office:value-type="float" office:value="-1.47868925508739">
            <text:p>-1.479</text:p>
          </table:table-cell>
          <table:table-cell office:value-type="float" office:value="57.6843881215967">
            <text:p>57.684</text:p>
          </table:table-cell>
          <table:table-cell office:value-type="float" office:value="4.22274612418154">
            <text:p>4.223</text:p>
          </table:table-cell>
          <table:table-cell office:value-type="float" office:value="-0.121956049479215">
            <text:p>-0.122</text:p>
          </table:table-cell>
          <table:table-cell office:value-type="float" office:value="0.121972196155705">
            <text:p>0.122</text:p>
          </table:table-cell>
          <table:table-cell office:value-type="float" office:value="32.0115506546714">
            <text:p>32.012</text:p>
          </table:table-cell>
          <table:table-cell office:value-type="float" office:value="-1.17746130178762">
            <text:p>-1.177</text:p>
          </table:table-cell>
          <table:table-cell office:value-type="float" office:value="-31.7463195345839">
            <text:p>-31.746</text:p>
          </table:table-cell>
          <table:table-cell table:number-columns-repeated="1014"/>
        </table:table-row>
        <table:table-row table:style-name="ro2">
          <table:table-cell office:value-type="float" office:value="44.6147517645185">
            <text:p>44.615</text:p>
          </table:table-cell>
          <table:table-cell office:value-type="float" office:value="-1.3886752499125">
            <text:p>-1.389</text:p>
          </table:table-cell>
          <table:table-cell office:value-type="float" office:value="57.6843322854963">
            <text:p>57.684</text:p>
          </table:table-cell>
          <table:table-cell office:value-type="float" office:value="4.22331792282749">
            <text:p>4.223</text:p>
          </table:table-cell>
          <table:table-cell office:value-type="float" office:value="-0.113399502827699">
            <text:p>-0.113</text:p>
          </table:table-cell>
          <table:table-cell office:value-type="float" office:value="0.113406601087919">
            <text:p>0.113</text:p>
          </table:table-cell>
          <table:table-cell office:value-type="float" office:value="32.3199707712496">
            <text:p>32.320</text:p>
          </table:table-cell>
          <table:table-cell office:value-type="float" office:value="-1.10973641043799">
            <text:p>-1.110</text:p>
          </table:table-cell>
          <table:table-cell office:value-type="float" office:value="-32.0549032045938">
            <text:p>-32.055</text:p>
          </table:table-cell>
          <table:table-cell table:number-columns-repeated="1014"/>
        </table:table-row>
        <table:table-row table:style-name="ro2">
          <table:table-cell office:value-type="float" office:value="44.6150772675723">
            <text:p>44.615</text:p>
          </table:table-cell>
          <table:table-cell office:value-type="float" office:value="-1.2986615473118">
            <text:p>-1.299</text:p>
          </table:table-cell>
          <table:table-cell office:value-type="float" office:value="57.6842775332867">
            <text:p>57.684</text:p>
          </table:table-cell>
          <table:table-cell office:value-type="float" office:value="4.22384681042474">
            <text:p>4.224</text:p>
          </table:table-cell>
          <table:table-cell office:value-type="float" office:value="-0.104841026084031">
            <text:p>-0.105</text:p>
          </table:table-cell>
          <table:table-cell office:value-type="float" office:value="0.10484078024897">
            <text:p>0.105</text:p>
          </table:table-cell>
          <table:table-cell office:value-type="float" office:value="32.6142155876288">
            <text:p>32.614</text:p>
          </table:table-cell>
          <table:table-cell office:value-type="float" office:value="-1.04102474823767">
            <text:p>-1.041</text:p>
          </table:table-cell>
          <table:table-cell office:value-type="float" office:value="-32.3493103445246">
            <text:p>-32.349</text:p>
          </table:table-cell>
          <table:table-cell table:number-columns-repeated="1014"/>
        </table:table-row>
        <table:table-row table:style-name="ro2">
          <table:table-cell office:value-type="float" office:value="44.6154034441764">
            <text:p>44.615</text:p>
          </table:table-cell>
          <table:table-cell office:value-type="float" office:value="-1.20864822270879">
            <text:p>-1.209</text:p>
          </table:table-cell>
          <table:table-cell office:value-type="float" office:value="57.6842238658163">
            <text:p>57.684</text:p>
          </table:table-cell>
          <table:table-cell office:value-type="float" office:value="4.22433280617422">
            <text:p>4.224</text:p>
          </table:table-cell>
          <table:table-cell office:value-type="float" office:value="-0.096280776713065">
            <text:p>-0.096</text:p>
          </table:table-cell>
          <table:table-cell office:value-type="float" office:value="0.096274766190049">
            <text:p>0.096</text:p>
          </table:table-cell>
          <table:table-cell office:value-type="float" office:value="32.8933364106301">
            <text:p>32.893</text:p>
          </table:table-cell>
          <table:table-cell office:value-type="float" office:value="-0.97137060667667">
            <text:p>-0.971</text:p>
          </table:table-cell>
          <table:table-cell office:value-type="float" office:value="-32.6285915033914">
            <text:p>-32.629</text:p>
          </table:table-cell>
          <table:table-cell table:number-columns-repeated="1014"/>
        </table:table-row>
        <table:table-row table:style-name="ro2">
          <table:table-cell office:value-type="float" office:value="44.6157302985048">
            <text:p>44.616</text:p>
          </table:table-cell>
          <table:table-cell office:value-type="float" office:value="-1.11863534968816">
            <text:p>-1.119</text:p>
          </table:table-cell>
          <table:table-cell office:value-type="float" office:value="57.6841712815499">
            <text:p>57.684</text:p>
          </table:table-cell>
          <table:table-cell office:value-type="float" office:value="4.22477593967645">
            <text:p>4.225</text:p>
          </table:table-cell>
          <table:table-cell office:value-type="float" office:value="-0.0877189133889904">
            <text:p>-0.088</text:p>
          </table:table-cell>
          <table:table-cell office:value-type="float" office:value="0.0877085925308869">
            <text:p>0.088</text:p>
          </table:table-cell>
          <table:table-cell office:value-type="float" office:value="33.1564073285401">
            <text:p>33.156</text:p>
          </table:table-cell>
          <table:table-cell office:value-type="float" office:value="-0.900821999666059">
            <text:p>-0.901</text:p>
          </table:table-cell>
          <table:table-cell office:value-type="float" office:value="-32.8918200084239">
            <text:p>-32.892</text:p>
          </table:table-cell>
          <table:table-cell table:number-columns-repeated="1014"/>
        </table:table-row>
        <table:table-row table:style-name="ro2">
          <table:table-cell office:value-type="float" office:value="44.616057834295">
            <text:p>44.616</text:p>
          </table:table-cell>
          <table:table-cell office:value-type="float" office:value="-1.02862299948596">
            <text:p>-1.029</text:p>
          </table:table-cell>
          <table:table-cell office:value-type="float" office:value="57.684119776539">
            <text:p>57.684</text:p>
          </table:table-cell>
          <table:table-cell office:value-type="float" office:value="4.22517625089391">
            <text:p>4.225</text:p>
          </table:table-cell>
          <table:table-cell office:value-type="float" office:value="-0.0791555958570704">
            <text:p>-0.079</text:p>
          </table:table-cell>
          <table:table-cell office:value-type="float" office:value="0.079142293827665">
            <text:p>0.079</text:p>
          </table:table-cell>
          <table:table-cell office:value-type="float" office:value="33.4025321026036">
            <text:p>33.403</text:p>
          </table:table-cell>
          <table:table-cell office:value-type="float" office:value="-0.829430584519455">
            <text:p>-0.829</text:p>
          </table:table-cell>
          <table:table-cell office:value-type="float" office:value="-33.1380988626539">
            <text:p>-33.138</text:p>
          </table:table-cell>
          <table:table-cell table:number-columns-repeated="1014"/>
        </table:table-row>
        <table:table-row table:style-name="ro2">
          <table:table-cell office:value-type="float" office:value="44.6163860548163">
            <text:p>44.616</text:p>
          </table:table-cell>
          <table:table-cell office:value-type="float" office:value="-0.938611240474366">
            <text:p>-0.939</text:p>
          </table:table-cell>
          <table:table-cell office:value-type="float" office:value="57.6840693444227">
            <text:p>57.684</text:p>
          </table:table-cell>
          <table:table-cell office:value-type="float" office:value="4.22553379003547">
            <text:p>4.226</text:p>
          </table:table-cell>
          <table:table-cell office:value-type="float" office:value="-0.0705909847862919">
            <text:p>-0.071</text:p>
          </table:table-cell>
          <table:table-cell office:value-type="float" office:value="0.0705759054359423">
            <text:p>0.071</text:p>
          </table:table-cell>
          <table:table-cell office:value-type="float" office:value="33.6308511299757">
            <text:p>33.631</text:p>
          </table:table-cell>
          <table:table-cell office:value-type="float" office:value="-0.757251551391672">
            <text:p>-0.757</text:p>
          </table:table-cell>
          <table:table-cell office:value-type="float" office:value="-33.3665677142504">
            <text:p>-33.367</text:p>
          </table:table-cell>
          <table:table-cell table:number-columns-repeated="1014"/>
        </table:table-row>
        <table:table-row table:style-name="ro2">
          <table:table-cell office:value-type="float" office:value="44.6167149628382">
            <text:p>44.617</text:p>
          </table:table-cell>
          <table:table-cell office:value-type="float" office:value="-0.848600137647267">
            <text:p>-0.849</text:p>
          </table:table-cell>
          <table:table-cell office:value-type="float" office:value="57.6840199764587">
            <text:p>57.684</text:p>
          </table:table-cell>
          <table:table-cell office:value-type="float" office:value="4.22584861736002">
            <text:p>4.226</text:p>
          </table:table-cell>
          <table:table-cell office:value-type="float" office:value="-0.0620252416032249">
            <text:p>-0.062</text:p>
          </table:table-cell>
          <table:table-cell office:value-type="float" office:value="0.0620094633623513">
            <text:p>0.062</text:p>
          </table:table-cell>
          <table:table-cell office:value-type="float" office:value="33.8405483881909">
            <text:p>33.841</text:p>
          </table:table-cell>
          <table:table-cell office:value-type="float" office:value="-0.684343480712872">
            <text:p>-0.684</text:p>
          </table:table-cell>
          <table:table-cell office:value-type="float" office:value="-33.5764098076235">
            <text:p>-33.576</text:p>
          </table:table-cell>
          <table:table-cell table:number-columns-repeated="1014"/>
        </table:table-row>
        <table:table-row table:style-name="ro2">
          <table:table-cell office:value-type="float" office:value="44.6170445606002">
            <text:p>44.617</text:p>
          </table:table-cell>
          <table:table-cell office:value-type="float" office:value="-0.758589752113477">
            <text:p>-0.759</text:p>
          </table:table-cell>
          <table:table-cell office:value-type="float" office:value="57.6839716615861">
            <text:p>57.684</text:p>
          </table:table-cell>
          <table:table-cell office:value-type="float" office:value="4.22612080289768">
            <text:p>4.226</text:p>
          </table:table-cell>
          <table:table-cell office:value-type="float" office:value="-0.0534585283189131">
            <text:p>-0.053</text:p>
          </table:table-cell>
          <table:table-cell office:value-type="float" office:value="0.0534430040956247">
            <text:p>0.053</text:p>
          </table:table-cell>
          <table:table-cell office:value-type="float" office:value="34.0308582657134">
            <text:p>34.031</text:p>
          </table:table-cell>
          <table:table-cell office:value-type="float" office:value="-0.610768168652025">
            <text:p>-0.611</text:p>
          </table:table-cell>
          <table:table-cell office:value-type="float" office:value="-33.7668588206644">
            <text:p>-33.767</text:p>
          </table:table-cell>
          <table:table-cell table:number-columns-repeated="1014"/>
        </table:table-row>
        <table:table-row table:style-name="ro2">
          <table:table-cell office:value-type="float" office:value="44.6173748497842">
            <text:p>44.617</text:p>
          </table:table-cell>
          <table:table-cell office:value-type="float" office:value="-0.668580140604553">
            <text:p>-0.669</text:p>
          </table:table-cell>
          <table:table-cell office:value-type="float" office:value="57.6839243865207">
            <text:p>57.684</text:p>
          </table:table-cell>
          <table:table-cell office:value-type="float" office:value="4.22635042608799">
            <text:p>4.226</text:p>
          </table:table-cell>
          <table:table-cell office:value-type="float" office:value="-0.0448910073510235">
            <text:p>-0.045</text:p>
          </table:table-cell>
          <table:table-cell office:value-type="float" office:value="0.044876564445021">
            <text:p>0.045</text:p>
          </table:table-cell>
          <table:table-cell office:value-type="float" office:value="34.2010721794651">
            <text:p>34.201</text:p>
          </table:table-cell>
          <table:table-cell office:value-type="float" office:value="-0.536590421096955">
            <text:p>-0.537</text:p>
          </table:table-cell>
          <table:table-cell office:value-type="float" office:value="-33.9372054890036">
            <text:p>-33.937</text:p>
          </table:table-cell>
          <table:table-cell table:number-columns-repeated="1014"/>
        </table:table-row>
        <table:table-row table:style-name="ro2">
          <table:table-cell office:value-type="float" office:value="44.6177058314875">
            <text:p>44.618</text:p>
          </table:table-cell>
          <table:table-cell office:value-type="float" office:value="-0.578571355004344">
            <text:p>-0.579</text:p>
          </table:table-cell>
          <table:table-cell office:value-type="float" office:value="57.6838781358824">
            <text:p>57.684</text:p>
          </table:table-cell>
          <table:table-cell office:value-type="float" office:value="4.22653757533701">
            <text:p>4.227</text:p>
          </table:table-cell>
          <table:table-cell office:value-type="float" office:value="-0.0363228413306478">
            <text:p>-0.036</text:p>
          </table:table-cell>
          <table:table-cell office:value-type="float" office:value="0.036310181356092">
            <text:p>0.036</text:p>
          </table:table-cell>
          <table:table-cell office:value-type="float" office:value="34.3505448787215">
            <text:p>34.351</text:p>
          </table:table-cell>
          <table:table-cell office:value-type="float" office:value="-0.461877817198026">
            <text:p>-0.462</text:p>
          </table:table-cell>
          <table:table-cell office:value-type="float" office:value="-34.0868039165253">
            <text:p>-34.087</text:p>
          </table:table-cell>
          <table:table-cell table:number-columns-repeated="1014"/>
        </table:table-row>
        <table:table-row table:style-name="ro2">
          <table:table-cell office:value-type="float" office:value="44.6180375061985">
            <text:p>44.618</text:p>
          </table:table-cell>
          <table:table-cell office:value-type="float" office:value="-0.488563441907392">
            <text:p>-0.489</text:p>
          </table:table-cell>
          <table:table-cell office:value-type="float" office:value="57.6838328923533">
            <text:p>57.684</text:p>
          </table:table-cell>
          <table:table-cell office:value-type="float" office:value="4.22668234749566">
            <text:p>4.227</text:p>
          </table:table-cell>
          <table:table-cell office:value-type="float" office:value="-0.0277541929097862">
            <text:p>-0.028</text:p>
          </table:table-cell>
          <table:table-cell office:value-type="float" office:value="0.0277438917348987">
            <text:p>0.028</text:p>
          </table:table-cell>
          <table:table-cell office:value-type="float" office:value="34.4787003354825">
            <text:p>34.479</text:p>
          </table:table-cell>
          <table:table-cell office:value-type="float" office:value="-0.386700444021338">
            <text:p>-0.387</text:p>
          </table:table-cell>
          <table:table-cell office:value-type="float" office:value="-34.2150774721418">
            <text:p>-34.215</text:p>
          </table:table-cell>
          <table:table-cell table:number-columns-repeated="1014"/>
        </table:table-row>
        <table:table-row table:style-name="ro2">
          <table:table-cell office:value-type="float" office:value="44.6183698737751">
            <text:p>44.618</text:p>
          </table:table-cell>
          <table:table-cell office:value-type="float" office:value="-0.398556442213126">
            <text:p>-0.399</text:p>
          </table:table-cell>
          <table:table-cell office:value-type="float" office:value="57.6837886368666">
            <text:p>57.684</text:p>
          </table:table-cell>
          <table:table-cell office:value-type="float" office:value="4.22678484726377">
            <text:p>4.227</text:p>
          </table:table-cell>
          <table:table-cell office:value-type="float" office:value="-0.0191852245608293">
            <text:p>-0.019</text:p>
          </table:table-cell>
          <table:table-cell office:value-type="float" office:value="0.0191777322536043">
            <text:p>0.019</text:p>
          </table:table-cell>
          <table:table-cell office:value-type="float" office:value="34.5850371245747">
            <text:p>34.585</text:p>
          </table:table-cell>
          <table:table-cell office:value-type="float" office:value="-0.311130604403214">
            <text:p>-0.311</text:p>
          </table:table-cell>
          <table:table-cell office:value-type="float" office:value="-34.3215241759712">
            <text:p>-34.322</text:p>
          </table:table-cell>
          <table:table-cell table:number-columns-repeated="1014"/>
        </table:table-row>
        <table:table-row table:style-name="ro2">
          <table:table-cell office:value-type="float" office:value="44.6187029334256">
            <text:p>44.619</text:p>
          </table:table-cell>
          <table:table-cell office:value-type="float" office:value="-0.30855039076242">
            <text:p>-0.309</text:p>
          </table:table-cell>
          <table:table-cell office:value-type="float" office:value="57.6837453488223">
            <text:p>57.684</text:p>
          </table:table-cell>
          <table:table-cell office:value-type="float" office:value="4.22684518652566">
            <text:p>4.227</text:p>
          </table:table-cell>
          <table:table-cell office:value-type="float" office:value="-0.0106160983829332">
            <text:p>-0.011</text:p>
          </table:table-cell>
          <table:table-cell office:value-type="float" office:value="0.0106117391739475">
            <text:p>0.011</text:p>
          </table:table-cell>
          <table:table-cell office:value-type="float" office:value="34.6691332023804">
            <text:p>34.669</text:p>
          </table:table-cell>
          <table:table-cell office:value-type="float" office:value="-0.23524250056455">
            <text:p>-0.235</text:p>
          </table:table-cell>
          <table:table-cell office:value-type="float" office:value="-34.4057214836936">
            <text:p>-34.406</text:p>
          </table:table-cell>
          <table:table-cell table:number-columns-repeated="1014"/>
        </table:table-row>
        <table:table-row table:style-name="ro2">
          <table:table-cell office:value-type="float" office:value="44.6190366836915">
            <text:p>44.619</text:p>
          </table:table-cell>
          <table:table-cell office:value-type="float" office:value="-0.218545316022582">
            <text:p>-0.219</text:p>
          </table:table-cell>
          <table:table-cell office:value-type="float" office:value="57.6837030063273">
            <text:p>57.684</text:p>
          </table:table-cell>
          <table:table-cell office:value-type="float" office:value="4.22686348362504">
            <text:p>4.227</text:p>
          </table:table-cell>
          <table:table-cell office:value-type="float" office:value="-0.00204697589787603">
            <text:p>-0.002</text:p>
          </table:table-cell>
          <table:table-cell office:value-type="float" office:value="0.00204594815177534">
            <text:p>0.002</text:p>
          </table:table-cell>
          <table:table-cell office:value-type="float" office:value="34.7306500010224">
            <text:p>34.731</text:p>
          </table:table-cell>
          <table:table-cell office:value-type="float" office:value="-0.159111896546919">
            <text:p>-0.159</text:p>
          </table:table-cell>
          <table:table-cell office:value-type="float" office:value="-34.4673303858458">
            <text:p>-34.467</text:p>
          </table:table-cell>
          <table:table-cell table:number-columns-repeated="1014"/>
        </table:table-row>
        <table:table-row table:style-name="ro2">
          <table:table-cell office:value-type="float" office:value="44.6193711224353">
            <text:p>44.619</text:p>
          </table:table-cell>
          <table:table-cell office:value-type="float" office:value="-0.128541239826139">
            <text:p>-0.129</text:p>
          </table:table-cell>
          <table:table-cell office:value-type="float" office:value="57.6836615864575">
            <text:p>57.684</text:p>
          </table:table-cell>
          <table:table-cell office:value-type="float" office:value="4.22683986258733">
            <text:p>4.227</text:p>
          </table:table-cell>
          <table:table-cell office:value-type="float" office:value="0.00652198213988901">
            <text:p>0.007</text:p>
          </table:table-cell>
          <table:table-cell office:value-type="float" office:value="-0.00651960593554192">
            <text:p>-0.007</text:p>
          </table:table-cell>
          <table:table-cell office:value-type="float" office:value="34.7693357652452">
            <text:p>34.769</text:p>
          </table:table-cell>
          <table:table-cell office:value-type="float" office:value="-0.0828157629147541">
            <text:p>-0.083</text:p>
          </table:table-cell>
          <table:table-cell office:value-type="float" office:value="-34.5060987491236">
            <text:p>-34.506</text:p>
          </table:table-cell>
          <table:table-cell table:number-columns-repeated="1014"/>
        </table:table-row>
        <table:table-row table:style-name="ro2">
          <table:table-cell office:value-type="float" office:value="44.6197062468294">
            <text:p>44.620</text:p>
          </table:table-cell>
          <table:table-cell office:value-type="float" office:value="-0.0385381771679814">
            <text:p>-0.039</text:p>
          </table:table-cell>
          <table:table-cell office:value-type="float" office:value="57.6836210655369">
            <text:p>57.684</text:p>
          </table:table-cell>
          <table:table-cell office:value-type="float" office:value="4.22677445229964">
            <text:p>4.227</text:p>
          </table:table-cell>
          <table:table-cell office:value-type="float" office:value="0.0150906159330476">
            <text:p>0.015</text:p>
          </table:table-cell>
          <table:table-cell office:value-type="float" office:value="-0.015084889171551">
            <text:p>-0.015</text:p>
          </table:table-cell>
          <table:table-cell office:value-type="float" office:value="34.785028071338">
            <text:p>34.785</text:p>
          </table:table-cell>
          <table:table-cell office:value-type="float" office:value="-0.0064319075631419">
            <text:p>-0.006</text:p>
          </table:table-cell>
          <table:table-cell office:value-type="float" office:value="-34.5218638390542">
            <text:p>-34.522</text:p>
          </table:table-cell>
          <table:table-cell table:number-columns-repeated="1014"/>
        </table:table-row>
        <table:table-row table:style-name="ro2">
          <table:table-cell office:value-type="float" office:value="44.62004205335">
            <text:p>44.620</text:p>
          </table:table-cell>
          <table:table-cell office:value-type="float" office:value="0.051463863935568">
            <text:p>0.051</text:p>
          </table:table-cell>
          <table:table-cell office:value-type="float" office:value="57.6835814194284">
            <text:p>57.684</text:p>
          </table:table-cell>
          <table:table-cell office:value-type="float" office:value="4.22666738565925">
            <text:p>4.227</text:p>
          </table:table-cell>
          <table:table-cell office:value-type="float" office:value="0.0236587668236741">
            <text:p>0.024</text:p>
          </table:table-cell>
          <table:table-cell office:value-type="float" office:value="-0.0236498687658563">
            <text:p>-0.024</text:p>
          </table:table-cell>
          <table:table-cell office:value-type="float" office:value="34.7776554818134">
            <text:p>34.778</text:p>
          </table:table-cell>
          <table:table-cell office:value-type="float" office:value="0.069961403287098">
            <text:p>0.070</text:p>
          </table:table-cell>
          <table:table-cell office:value-type="float" office:value="-34.5145539775889">
            <text:p>-34.515</text:p>
          </table:table-cell>
          <table:table-cell table:number-columns-repeated="1014"/>
        </table:table-row>
        <table:table-row table:style-name="ro2">
          <table:table-cell office:value-type="float" office:value="44.6203785377734">
            <text:p>44.620</text:p>
          </table:table-cell>
          <table:table-cell office:value-type="float" office:value="0.141464882523195">
            <text:p>0.141</text:p>
          </table:table-cell>
          <table:table-cell office:value-type="float" office:value="57.6835426238338">
            <text:p>57.684</text:p>
          </table:table-cell>
          <table:table-cell office:value-type="float" office:value="4.22651879870187">
            <text:p>4.227</text:p>
          </table:table-cell>
          <table:table-cell office:value-type="float" office:value="0.0322262774626698">
            <text:p>0.032</text:p>
          </table:table-cell>
          <table:table-cell office:value-type="float" office:value="-0.0322145132155204">
            <text:p>-0.032</text:p>
          </table:table-cell>
          <table:table-cell office:value-type="float" office:value="34.747238304708">
            <text:p>34.747</text:p>
          </table:table-cell>
          <table:table-cell office:value-type="float" office:value="0.146285829575666">
            <text:p>0.146</text:p>
          </table:table-cell>
          <table:table-cell office:value-type="float" office:value="-34.4841893044714">
            <text:p>-34.484</text:p>
          </table:table-cell>
          <table:table-cell table:number-columns-repeated="1014"/>
        </table:table-row>
        <table:table-row table:style-name="ro2">
          <table:table-cell office:value-type="float" office:value="44.6207156951759">
            <text:p>44.621</text:p>
          </table:table-cell>
          <table:table-cell office:value-type="float" office:value="0.231464884699177">
            <text:p>0.231</text:p>
          </table:table-cell>
          <table:table-cell office:value-type="float" office:value="57.6835046545965">
            <text:p>57.684</text:p>
          </table:table-cell>
          <table:table-cell office:value-type="float" office:value="4.22632882972198">
            <text:p>4.226</text:p>
          </table:table-cell>
          <table:table-cell office:value-type="float" office:value="0.0407929919690037">
            <text:p>0.041</text:p>
          </table:table-cell>
          <table:table-cell office:value-type="float" office:value="-0.0407787924470079">
            <text:p>-0.041</text:p>
          </table:table-cell>
          <table:table-cell office:value-type="float" office:value="34.6938884428645">
            <text:p>34.694</text:p>
          </table:table-cell>
          <table:table-cell office:value-type="float" office:value="0.222463342965364">
            <text:p>0.222</text:p>
          </table:table-cell>
          <table:table-cell office:value-type="float" office:value="-34.4308816277229">
            <text:p>-34.431</text:p>
          </table:table-cell>
          <table:table-cell table:number-columns-repeated="1014"/>
        </table:table-row>
        <table:table-row table:style-name="ro2">
          <table:table-cell office:value-type="float" office:value="44.6210535199376">
            <text:p>44.621</text:p>
          </table:table-cell>
          <table:table-cell office:value-type="float" office:value="0.321463883577857">
            <text:p>0.321</text:p>
          </table:table-cell>
          <table:table-cell office:value-type="float" office:value="57.6834674880014">
            <text:p>57.683</text:p>
          </table:table-cell>
          <table:table-cell office:value-type="float" office:value="4.22609761839727">
            <text:p>4.226</text:p>
          </table:table-cell>
          <table:table-cell office:value-type="float" office:value="0.0493587560749714">
            <text:p>0.049</text:p>
          </table:table-cell>
          <table:table-cell office:value-type="float" office:value="-0.0493426779530427">
            <text:p>-0.049</text:p>
          </table:table-cell>
          <table:table-cell office:value-type="float" office:value="34.6178083353741">
            <text:p>34.618</text:p>
          </table:table-cell>
          <table:table-cell office:value-type="float" office:value="0.298416609009267">
            <text:p>0.298</text:p>
          </table:table-cell>
          <table:table-cell office:value-type="float" office:value="-34.3548333653596">
            <text:p>-34.355</text:p>
          </table:table-cell>
          <table:table-cell table:number-columns-repeated="1014"/>
        </table:table-row>
        <table:table-row table:style-name="ro2">
          <table:table-cell office:value-type="float" office:value="44.6213920057493">
            <text:p>44.621</text:p>
          </table:table-cell>
          <table:table-cell office:value-type="float" office:value="0.41146189916299">
            <text:p>0.411</text:p>
          </table:table-cell>
          <table:table-cell office:value-type="float" office:value="57.6834311010681">
            <text:p>57.683</text:p>
          </table:table-cell>
          <table:table-cell office:value-type="float" office:value="4.22582530492913">
            <text:p>4.226</text:p>
          </table:table-cell>
          <table:table-cell office:value-type="float" office:value="0.0579234172584311">
            <text:p>0.058</text:p>
          </table:table-cell>
          <table:table-cell office:value-type="float" office:value="-0.0579061429086425">
            <text:p>-0.058</text:p>
          </table:table-cell>
          <table:table-cell office:value-type="float" office:value="34.5192890100359">
            <text:p>34.519</text:p>
          </table:table-cell>
          <table:table-cell office:value-type="float" office:value="0.374069361556335">
            <text:p>0.374</text:p>
          </table:table-cell>
          <table:table-cell office:value-type="float" office:value="-34.2563355972365">
            <text:p>-34.256</text:p>
          </table:table-cell>
          <table:table-cell table:number-columns-repeated="1014"/>
        </table:table-row>
        <table:table-row table:style-name="ro2">
          <table:table-cell office:value-type="float" office:value="44.6217311456227">
            <text:p>44.622</text:p>
          </table:table-cell>
          <table:table-cell office:value-type="float" office:value="0.501458958164037">
            <text:p>0.501</text:p>
          </table:table-cell>
          <table:table-cell office:value-type="float" office:value="57.6833954718323">
            <text:p>57.683</text:p>
          </table:table-cell>
          <table:table-cell office:value-type="float" office:value="4.2255120292112">
            <text:p>4.226</text:p>
          </table:table-cell>
          <table:table-cell office:value-type="float" office:value="0.0664868248536176">
            <text:p>0.066</text:p>
          </table:table-cell>
          <table:table-cell office:value-type="float" office:value="-0.0664691622753624">
            <text:p>-0.066</text:p>
          </table:table-cell>
          <table:table-cell office:value-type="float" office:value="34.3987072819705">
            <text:p>34.399</text:p>
          </table:table-cell>
          <table:table-cell office:value-type="float" office:value="0.449346765149999">
            <text:p>0.449</text:p>
          </table:table-cell>
          <table:table-cell office:value-type="float" office:value="-34.1357652621561">
            <text:p>-34.136</text:p>
          </table:table-cell>
          <table:table-cell table:number-columns-repeated="1014"/>
        </table:table-row>
        <table:table-row table:style-name="ro2">
          <table:table-cell office:value-type="float" office:value="44.6220709319037">
            <text:p>44.622</text:p>
          </table:table-cell>
          <table:table-cell office:value-type="float" office:value="0.591455093752647">
            <text:p>0.591</text:p>
          </table:table-cell>
          <table:table-cell office:value-type="float" office:value="57.6833605796103">
            <text:p>57.683</text:p>
          </table:table-cell>
          <table:table-cell office:value-type="float" office:value="4.22515793003645">
            <text:p>4.225</text:p>
          </table:table-cell>
          <table:table-cell office:value-type="float" office:value="0.0750488301519875">
            <text:p>0.075</text:p>
          </table:table-cell>
          <table:table-cell office:value-type="float" office:value="-0.0750317128846134">
            <text:p>-0.075</text:p>
          </table:table-cell>
          <table:table-cell office:value-type="float" office:value="34.2565221486513">
            <text:p>34.257</text:p>
          </table:table-cell>
          <table:table-cell office:value-type="float" office:value="0.524175761455475">
            <text:p>0.524</text:p>
          </table:table-cell>
          <table:table-cell office:value-type="float" office:value="-33.9935815505669">
            <text:p>-33.994</text:p>
          </table:table-cell>
          <table:table-cell table:number-columns-repeated="1014"/>
        </table:table-row>
        <table:table-row table:style-name="ro2">
          <table:table-cell office:value-type="float" office:value="44.6224113562891">
            <text:p>44.622</text:p>
          </table:table-cell>
          <table:table-cell office:value-type="float" office:value="0.681450345263509">
            <text:p>0.681</text:p>
          </table:table-cell>
          <table:table-cell office:value-type="float" office:value="57.6833264052428">
            <text:p>57.683</text:p>
          </table:table-cell>
          <table:table-cell office:value-type="float" office:value="4.22476314435341">
            <text:p>4.225</text:p>
          </table:table-cell>
          <table:table-cell office:value-type="float" office:value="0.0836092864796983">
            <text:p>0.084</text:p>
          </table:table-cell>
          <table:table-cell office:value-type="float" office:value="-0.0835937735073385">
            <text:p>-0.084</text:p>
          </table:table-cell>
          <table:table-cell office:value-type="float" office:value="34.0932704454332">
            <text:p>34.093</text:p>
          </table:table-cell>
          <table:table-cell office:value-type="float" office:value="0.598485396031442">
            <text:p>0.598</text:p>
          </table:table-cell>
          <table:table-cell office:value-type="float" office:value="-33.8303215569717">
            <text:p>-33.830</text:p>
          </table:table-cell>
          <table:table-cell table:number-columns-repeated="1014"/>
        </table:table-row>
        <table:table-row table:style-name="ro2">
          <table:table-cell office:value-type="float" office:value="44.6227524098462">
            <text:p>44.623</text:p>
          </table:table-cell>
          <table:table-cell office:value-type="float" office:value="0.771444757844674">
            <text:p>0.771</text:p>
          </table:table-cell>
          <table:table-cell office:value-type="float" office:value="57.6832929313147">
            <text:p>57.683</text:p>
          </table:table-cell>
          <table:table-cell office:value-type="float" office:value="4.22432780657999">
            <text:p>4.224</text:p>
          </table:table-cell>
          <table:table-cell office:value-type="float" office:value="0.092168049259526">
            <text:p>0.092</text:p>
          </table:table-cell>
          <table:table-cell office:value-type="float" office:value="-0.092155324902052">
            <text:p>-0.092</text:p>
          </table:table-cell>
          <table:table-cell office:value-type="float" office:value="33.9095618375652">
            <text:p>33.910</text:p>
          </table:table-cell>
          <table:table-cell office:value-type="float" office:value="0.672207122184737">
            <text:p>0.672</text:p>
          </table:table-cell>
          <table:table-cell office:value-type="float" office:value="-33.6465952680872">
            <text:p>-33.647</text:p>
          </table:table-cell>
          <table:table-cell table:number-columns-repeated="1014"/>
        </table:table-row>
        <table:table-row table:style-name="ro2">
          <table:table-cell office:value-type="float" office:value="44.6230940830347">
            <text:p>44.623</text:p>
          </table:table-cell>
          <table:table-cell office:value-type="float" office:value="0.861438382063199">
            <text:p>0.861</text:p>
          </table:table-cell>
          <table:table-cell office:value-type="float" office:value="57.6832601423468">
            <text:p>57.683</text:p>
          </table:table-cell>
          <table:table-cell office:value-type="float" office:value="4.22385204798283">
            <text:p>4.224</text:p>
          </table:table-cell>
          <table:table-cell office:value-type="float" office:value="0.100724976055808">
            <text:p>0.101</text:p>
          </table:table-cell>
          <table:table-cell office:value-type="float" office:value="-0.100716349851713">
            <text:p>-0.101</text:p>
          </table:table-cell>
          <table:table-cell office:value-type="float" office:value="33.7060732344393">
            <text:p>33.706</text:p>
          </table:table-cell>
          <table:table-cell office:value-type="float" office:value="0.745275079063348">
            <text:p>0.745</text:p>
          </table:table-cell>
          <table:table-cell office:value-type="float" office:value="-33.4430799726551">
            <text:p>-33.443</text:p>
          </table:table-cell>
          <table:table-cell table:number-columns-repeated="1014"/>
        </table:table-row>
        <table:table-row table:style-name="ro2">
          <table:table-cell office:value-type="float" office:value="44.6234363657313">
            <text:p>44.623</text:p>
          </table:table-cell>
          <table:table-cell office:value-type="float" office:value="0.951431273472526">
            <text:p>0.951</text:p>
          </table:table-cell>
          <table:table-cell office:value-type="float" office:value="57.6832280249591">
            <text:p>57.683</text:p>
          </table:table-cell>
          <table:table-cell office:value-type="float" office:value="4.22333599612826">
            <text:p>4.223</text:p>
          </table:table-cell>
          <table:table-cell office:value-type="float" office:value="0.109279926599237">
            <text:p>0.109</text:p>
          </table:table-cell>
          <table:table-cell office:value-type="float" office:value="-0.109276833173285">
            <text:p>-0.109</text:p>
          </table:table-cell>
          <table:table-cell office:value-type="float" office:value="33.4835427194604">
            <text:p>33.484</text:p>
          </table:table-cell>
          <table:table-cell office:value-type="float" office:value="0.817626341654073">
            <text:p>0.818</text:p>
          </table:table-cell>
          <table:table-cell office:value-type="float" office:value="-33.2205141862968">
            <text:p>-33.221</text:p>
          </table:table-cell>
          <table:table-cell table:number-columns-repeated="1014"/>
        </table:table-row>
        <table:table-row table:style-name="ro2">
          <table:table-cell office:value-type="float" office:value="44.6237792472566">
            <text:p>44.624</text:p>
          </table:table-cell>
          <table:table-cell office:value-type="float" office:value="1.04142349214848">
            <text:p>1.041</text:p>
          </table:table-cell>
          <table:table-cell office:value-type="float" office:value="57.6831965680009">
            <text:p>57.683</text:p>
          </table:table-cell>
          <table:table-cell office:value-type="float" office:value="4.22277977440971">
            <text:p>4.223</text:p>
          </table:table-cell>
          <table:table-cell office:value-type="float" office:value="0.117832762795603">
            <text:p>0.118</text:p>
          </table:table-cell>
          <table:table-cell office:value-type="float" office:value="-0.117836761721045">
            <text:p>-0.118</text:p>
          </table:table-cell>
          <table:table-cell office:value-type="float" office:value="33.2427630938744">
            <text:p>33.243</text:p>
          </table:table-cell>
          <table:table-cell office:value-type="float" office:value="0.889201140834624">
            <text:p>0.889</text:p>
          </table:table-cell>
          <table:table-cell office:value-type="float" office:value="-32.9796911899275">
            <text:p>-32.980</text:p>
          </table:table-cell>
          <table:table-cell table:number-columns-repeated="1014"/>
        </table:table-row>
        <table:table-row table:style-name="ro2">
          <table:table-cell office:value-type="float" office:value="44.6241227164034">
            <text:p>44.624</text:p>
          </table:table-cell>
          <table:table-cell office:value-type="float" office:value="1.13141510220093">
            <text:p>1.131</text:p>
          </table:table-cell>
          <table:table-cell office:value-type="float" office:value="57.6831657626504">
            <text:p>57.683</text:p>
          </table:table-cell>
          <table:table-cell office:value-type="float" office:value="4.22218350165414">
            <text:p>4.222</text:p>
          </table:table-cell>
          <table:table-cell office:value-type="float" office:value="0.126383348720798">
            <text:p>0.126</text:p>
          </table:table-cell>
          <table:table-cell office:value-type="float" office:value="-0.126396124367342">
            <text:p>-0.126</text:p>
          </table:table-cell>
          <table:table-cell office:value-type="float" office:value="32.984575135514">
            <text:p>32.985</text:p>
          </table:table-cell>
          <table:table-cell office:value-type="float" office:value="0.959943052193863">
            <text:p>0.960</text:p>
          </table:table-cell>
          <table:table-cell office:value-type="float" office:value="-32.7214522827439">
            <text:p>-32.721</text:p>
          </table:table-cell>
          <table:table-cell table:number-columns-repeated="1014"/>
        </table:table-row>
        <table:table-row table:style-name="ro2">
          <table:table-cell office:value-type="float" office:value="44.6244667614675">
            <text:p>44.624</text:p>
          </table:table-cell>
          <table:table-cell office:value-type="float" office:value="1.22140617126845">
            <text:p>1.221</text:p>
          </table:table-cell>
          <table:table-cell office:value-type="float" office:value="57.6831356024799">
            <text:p>57.683</text:p>
          </table:table-cell>
          <table:table-cell office:value-type="float" office:value="4.22154729181004">
            <text:p>4.222</text:p>
          </table:table-cell>
          <table:table-cell office:value-type="float" office:value="0.134931550597163">
            <text:p>0.135</text:p>
          </table:table-cell>
          <table:table-cell office:value-type="float" office:value="-0.134954911973146">
            <text:p>-0.135</text:p>
          </table:table-cell>
          <table:table-cell office:value-type="float" office:value="32.7098606737241">
            <text:p>32.710</text:p>
          </table:table-cell>
          <table:table-cell office:value-type="float" office:value="1.02979915282936">
            <text:p>1.030</text:p>
          </table:table-cell>
          <table:table-cell office:value-type="float" office:value="-32.4466798511868">
            <text:p>-32.447</text:p>
          </table:table-cell>
          <table:table-cell table:number-columns-repeated="1014"/>
        </table:table-row>
        <table:table-row table:style-name="ro2">
          <table:table-cell office:value-type="float" office:value="44.624811370279">
            <text:p>44.625</text:p>
          </table:table-cell>
          <table:table-cell office:value-type="float" office:value="1.31139677000286">
            <text:p>1.311</text:p>
          </table:table-cell>
          <table:table-cell office:value-type="float" office:value="57.6831060834896">
            <text:p>57.683</text:p>
          </table:table-cell>
          <table:table-cell office:value-type="float" office:value="4.22087125371606">
            <text:p>4.221</text:p>
          </table:table-cell>
          <table:table-cell office:value-type="float" office:value="0.143477236756708">
            <text:p>0.143</text:p>
          </table:table-cell>
          <table:table-cell office:value-type="float" office:value="-0.143513117336441">
            <text:p>-0.144</text:p>
          </table:table-cell>
          <table:table-cell office:value-type="float" office:value="32.4195355794571">
            <text:p>32.420</text:p>
          </table:table-cell>
          <table:table-cell office:value-type="float" office:value="1.09872014587687">
            <text:p>1.099</text:p>
          </table:table-cell>
          <table:table-cell office:value-type="float" office:value="-32.1562903529454">
            <text:p>-32.156</text:p>
          </table:table-cell>
          <table:table-cell table:number-columns-repeated="1014"/>
        </table:table-row>
        <table:table-row table:style-name="ro2">
          <table:table-cell office:value-type="float" office:value="44.6251565302351">
            <text:p>44.625</text:p>
          </table:table-cell>
          <table:table-cell office:value-type="float" office:value="1.4013869715508">
            <text:p>1.401</text:p>
          </table:table-cell>
          <table:table-cell office:value-type="float" office:value="57.6830772041099">
            <text:p>57.683</text:p>
          </table:table-cell>
          <table:table-cell office:value-type="float" office:value="4.22015549094938">
            <text:p>4.220</text:p>
          </table:table-cell>
          <table:table-cell office:value-type="float" office:value="0.152020277594983">
            <text:p>0.152</text:p>
          </table:table-cell>
          <table:table-cell office:value-type="float" office:value="-0.152070735142892">
            <text:p>-0.152</text:p>
          </table:table-cell>
          <table:table-cell office:value-type="float" office:value="32.1145427655738">
            <text:p>32.115</text:p>
          </table:table-cell>
          <table:table-cell office:value-type="float" office:value="1.16666045298356">
            <text:p>1.167</text:p>
          </table:table-cell>
          <table:table-cell office:value-type="float" office:value="-31.8512273111585">
            <text:p>-31.851</text:p>
          </table:table-cell>
          <table:table-cell table:number-columns-repeated="1014"/>
        </table:table-row>
        <table:table-row table:style-name="ro2">
          <table:table-cell office:value-type="float" office:value="44.6255022283336">
            <text:p>44.626</text:p>
          </table:table-cell>
          <table:table-cell office:value-type="float" office:value="1.49137685103871">
            <text:p>1.491</text:p>
          </table:table-cell>
          <table:table-cell office:value-type="float" office:value="57.6830489651732">
            <text:p>57.683</text:p>
          </table:table-cell>
          <table:table-cell office:value-type="float" office:value="4.2194001017516">
            <text:p>4.219</text:p>
          </table:table-cell>
          <table:table-cell office:value-type="float" office:value="0.160560545507569">
            <text:p>0.161</text:p>
          </table:table-cell>
          <table:table-cell office:value-type="float" office:value="-0.160627761888945">
            <text:p>-0.161</text:p>
          </table:table-cell>
          <table:table-cell office:value-type="float" office:value="31.7958452862846">
            <text:p>31.796</text:p>
          </table:table-cell>
          <table:table-cell office:value-type="float" office:value="1.23357827543097">
            <text:p>1.234</text:p>
          </table:table-cell>
          <table:table-cell office:value-type="float" office:value="-31.5324544078494">
            <text:p>-31.532</text:p>
          </table:table-cell>
          <table:table-cell table:number-columns-repeated="1014"/>
        </table:table-row>
        <table:table-row table:style-name="ro2">
          <table:table-cell office:value-type="float" office:value="44.625848451207">
            <text:p>44.626</text:p>
          </table:table-cell>
          <table:table-cell office:value-type="float" office:value="1.58136648506721">
            <text:p>1.581</text:p>
          </table:table-cell>
          <table:table-cell office:value-type="float" office:value="57.6830213698587">
            <text:p>57.683</text:p>
          </table:table-cell>
          <table:table-cell office:value-type="float" office:value="4.21860517902753">
            <text:p>4.219</text:p>
          </table:table-cell>
          <table:table-cell office:value-type="float" office:value="0.169097914823973">
            <text:p>0.169</text:p>
          </table:table-cell>
          <table:table-cell office:value-type="float" office:value="-0.169184195809315">
            <text:p>-0.169</text:p>
          </table:table-cell>
          <table:table-cell office:value-type="float" office:value="31.4644196172759">
            <text:p>31.464</text:p>
          </table:table-cell>
          <table:table-cell office:value-type="float" office:value="1.2994356249887">
            <text:p>1.299</text:p>
          </table:table-cell>
          <table:table-cell office:value-type="float" office:value="-31.2009487581931">
            <text:p>-31.201</text:p>
          </table:table-cell>
          <table:table-cell table:number-columns-repeated="1014"/>
        </table:table-row>
        <table:table-row table:style-name="ro2">
          <table:table-cell office:value-type="float" office:value="44.6261951851564">
            <text:p>44.626</text:p>
          </table:table-cell>
          <table:table-cell office:value-type="float" office:value="1.67135595122063">
            <text:p>1.671</text:p>
          </table:table-cell>
          <table:table-cell office:value-type="float" office:value="57.6829944236111">
            <text:p>57.683</text:p>
          </table:table-cell>
          <table:table-cell office:value-type="float" office:value="4.21777081041289">
            <text:p>4.218</text:p>
          </table:table-cell>
          <table:table-cell office:value-type="float" office:value="0.177632261726588">
            <text:p>0.178</text:p>
          </table:table-cell>
          <table:table-cell office:value-type="float" office:value="-0.177740036786496">
            <text:p>-0.178</text:p>
          </table:table-cell>
          <table:table-cell office:value-type="float" office:value="31.1212491893837">
            <text:p>31.121</text:p>
          </table:table-cell>
          <table:table-cell office:value-type="float" office:value="1.36419832596821">
            <text:p>1.364</text:p>
          </table:table-cell>
          <table:table-cell office:value-type="float" office:value="-30.8576944385898">
            <text:p>-30.858</text:p>
          </table:table-cell>
          <table:table-cell table:number-columns-repeated="1014"/>
        </table:table-row>
        <table:table-row table:style-name="ro2">
          <table:table-cell office:value-type="float" office:value="44.626542416186">
            <text:p>44.627</text:p>
          </table:table-cell>
          <table:table-cell office:value-type="float" office:value="1.76134532759622">
            <text:p>1.761</text:p>
          </table:table-cell>
          <table:table-cell office:value-type="float" office:value="57.6829681340368">
            <text:p>57.683</text:p>
          </table:table-cell>
          <table:table-cell office:value-type="float" office:value="4.21689707840492">
            <text:p>4.217</text:p>
          </table:table-cell>
          <table:table-cell office:value-type="float" office:value="0.186163464169387">
            <text:p>0.186</text:p>
          </table:table-cell>
          <table:table-cell office:value-type="float" office:value="-0.186295286265074">
            <text:p>-0.186</text:p>
          </table:table-cell>
          <table:table-cell office:value-type="float" office:value="30.7673182391223">
            <text:p>30.767</text:p>
          </table:table-cell>
          <table:table-cell office:value-type="float" office:value="1.4278359902339">
            <text:p>1.428</text:p>
          </table:table-cell>
          <table:table-cell office:value-type="float" office:value="-30.5036763318935">
            <text:p>-30.504</text:p>
          </table:table-cell>
          <table:table-cell table:number-columns-repeated="1014"/>
        </table:table-row>
        <table:table-row table:style-name="ro2">
          <table:table-cell office:value-type="float" office:value="44.6268901300367">
            <text:p>44.627</text:p>
          </table:table-cell>
          <table:table-cell office:value-type="float" office:value="1.85133469235745">
            <text:p>1.851</text:p>
          </table:table-cell>
          <table:table-cell office:value-type="float" office:value="57.68294251078">
            <text:p>57.683</text:p>
          </table:table-cell>
          <table:table-cell office:value-type="float" office:value="4.21598406055016">
            <text:p>4.216</text:p>
          </table:table-cell>
          <table:table-cell office:value-type="float" office:value="0.194691401788108">
            <text:p>0.195</text:p>
          </table:table-cell>
          <table:table-cell office:value-type="float" office:value="-0.194849947147463">
            <text:p>-0.195</text:p>
          </table:table-cell>
          <table:table-cell office:value-type="float" office:value="30.4036060294007">
            <text:p>30.404</text:p>
          </table:table-cell>
          <table:table-cell office:value-type="float" office:value="1.49032196720229">
            <text:p>1.490</text:p>
          </table:table-cell>
          <table:table-cell office:value-type="float" office:value="-30.1398743431858">
            <text:p>-30.140</text:p>
          </table:table-cell>
          <table:table-cell table:number-columns-repeated="1014"/>
        </table:table-row>
        <table:table-row table:style-name="ro2">
          <table:table-cell office:value-type="float" office:value="44.6272383122199">
            <text:p>44.627</text:p>
          </table:table-cell>
          <table:table-cell office:value-type="float" office:value="1.94132412331478">
            <text:p>1.941</text:p>
          </table:table-cell>
          <table:table-cell office:value-type="float" office:value="57.6829175653825">
            <text:p>57.683</text:p>
          </table:table-cell>
          <table:table-cell office:value-type="float" office:value="4.21503182968269">
            <text:p>4.215</text:p>
          </table:table-cell>
          <table:table-cell office:value-type="float" office:value="0.203215955805772">
            <text:p>0.203</text:p>
          </table:table-cell>
          <table:table-cell office:value-type="float" office:value="-0.203404023697914">
            <text:p>-0.203</text:p>
          </table:table-cell>
          <table:table-cell office:value-type="float" office:value="30.0310814834039">
            <text:p>30.031</text:p>
          </table:table-cell>
          <table:table-cell office:value-type="float" office:value="1.55163327101576">
            <text:p>1.552</text:p>
          </table:table-cell>
          <table:table-cell office:value-type="float" office:value="-29.7672580291453">
            <text:p>-29.767</text:p>
          </table:table-cell>
          <table:table-cell table:number-columns-repeated="1014"/>
        </table:table-row>
        <table:table-row table:style-name="ro2">
          <table:table-cell office:value-type="float" office:value="44.6275869480499">
            <text:p>44.628</text:p>
          </table:table-cell>
          <table:table-cell office:value-type="float" office:value="2.03131369753657">
            <text:p>2.031</text:p>
          </table:table-cell>
          <table:table-cell office:value-type="float" office:value="57.6828933111293">
            <text:p>57.683</text:p>
          </table:table-cell>
          <table:table-cell office:value-type="float" office:value="4.21404045420564">
            <text:p>4.214</text:p>
          </table:table-cell>
          <table:table-cell office:value-type="float" office:value="0.211737008939081">
            <text:p>0.212</text:p>
          </table:table-cell>
          <table:table-cell office:value-type="float" office:value="-0.211957521438406">
            <text:p>-0.212</text:p>
          </table:table-cell>
          <table:table-cell office:value-type="float" office:value="29.6506982644873">
            <text:p>29.651</text:p>
          </table:table-cell>
          <table:table-cell office:value-type="float" office:value="1.61175048725558">
            <text:p>1.612</text:p>
          </table:table-cell>
          <table:table-cell office:value-type="float" office:value="-29.3867816738284">
            <text:p>-29.387</text:p>
          </table:table-cell>
          <table:table-cell table:number-columns-repeated="1014"/>
        </table:table-row>
        <table:table-row table:style-name="ro2">
          <table:table-cell office:value-type="float" office:value="44.627936022676">
            <text:p>44.628</text:p>
          </table:table-cell>
          <table:table-cell office:value-type="float" office:value="2.12130349099239">
            <text:p>2.121</text:p>
          </table:table-cell>
          <table:table-cell office:value-type="float" office:value="57.6828697628843">
            <text:p>57.683</text:p>
          </table:table-cell>
          <table:table-cell office:value-type="float" office:value="4.2130099984098">
            <text:p>4.213</text:p>
          </table:table-cell>
          <table:table-cell office:value-type="float" office:value="0.220254445302839">
            <text:p>0.220</text:p>
          </table:table-cell>
          <table:table-cell office:value-type="float" office:value="-0.220510447047572">
            <text:p>-0.221</text:p>
          </table:table-cell>
          <table:table-cell office:value-type="float" office:value="29.2633903249777">
            <text:p>29.263</text:p>
          </table:table-cell>
          <table:table-cell office:value-type="float" office:value="1.67065766160768">
            <text:p>1.671</text:p>
          </table:table-cell>
          <table:table-cell office:value-type="float" office:value="-28.9993798338443">
            <text:p>-28.999</text:p>
          </table:table-cell>
          <table:table-cell table:number-columns-repeated="1014"/>
        </table:table-row>
        <table:table-row table:style-name="ro2">
          <table:table-cell office:value-type="float" office:value="44.6282855211134">
            <text:p>44.628</text:p>
          </table:table-cell>
          <table:table-cell office:value-type="float" office:value="2.21129357822983">
            <text:p>2.211</text:p>
          </table:table-cell>
          <table:table-cell office:value-type="float" office:value="57.6828469369181">
            <text:p>57.683</text:p>
          </table:table-cell>
          <table:table-cell office:value-type="float" office:value="4.21194052282207">
            <text:p>4.212</text:p>
          </table:table-cell>
          <table:table-cell office:value-type="float" office:value="0.228768150311038">
            <text:p>0.229</text:p>
          </table:table-cell>
          <table:table-cell office:value-type="float" office:value="-0.229062808251874">
            <text:p>-0.229</text:p>
          </table:table-cell>
          <table:table-cell office:value-type="float" office:value="28.8700679374514">
            <text:p>28.870</text:p>
          </table:table-cell>
          <table:table-cell office:value-type="float" office:value="1.72834217294666">
            <text:p>1.728</text:p>
          </table:table-cell>
          <table:table-cell office:value-type="float" office:value="-28.6059633664699">
            <text:p>-28.606</text:p>
          </table:table-cell>
          <table:table-cell table:number-columns-repeated="1014"/>
        </table:table-row>
        <table:table-row table:style-name="ro2">
          <table:table-cell office:value-type="float" office:value="44.6286354282727">
            <text:p>44.629</text:p>
          </table:table-cell>
          <table:table-cell office:value-type="float" office:value="2.30128403208582">
            <text:p>2.301</text:p>
          </table:table-cell>
          <table:table-cell office:value-type="float" office:value="57.6828248507311">
            <text:p>57.683</text:p>
          </table:table-cell>
          <table:table-cell office:value-type="float" office:value="4.21083208457646">
            <text:p>4.211</text:p>
          </table:table-cell>
          <table:table-cell office:value-type="float" office:value="0.237278010588181">
            <text:p>0.237</text:p>
          </table:table-cell>
          <table:table-cell office:value-type="float" office:value="-0.237614613735025">
            <text:p>-0.238</text:p>
          </table:table-cell>
          <table:table-cell office:value-type="float" office:value="28.4716142134243">
            <text:p>28.472</text:p>
          </table:table-cell>
          <table:table-cell office:value-type="float" office:value="1.78479459327109">
            <text:p>1.785</text:p>
          </table:table-cell>
          <table:table-cell office:value-type="float" office:value="-28.2074159456194">
            <text:p>-28.207</text:p>
          </table:table-cell>
          <table:table-cell table:number-columns-repeated="1014"/>
        </table:table-row>
        <table:table-row table:style-name="ro2">
          <table:table-cell office:value-type="float" office:value="44.6289857289884">
            <text:p>44.629</text:p>
          </table:table-cell>
          <table:table-cell office:value-type="float" office:value="2.39127492343247">
            <text:p>2.391</text:p>
          </table:table-cell>
          <table:table-cell office:value-type="float" office:value="57.6828035228754">
            <text:p>57.683</text:p>
          </table:table-cell>
          <table:table-cell office:value-type="float" office:value="4.20968473780287">
            <text:p>4.210</text:p>
          </table:table-cell>
          <table:table-cell office:value-type="float" office:value="0.24578391387191">
            <text:p>0.246</text:p>
          </table:table-cell>
          <table:table-cell office:value-type="float" office:value="-0.246165873026569">
            <text:p>-0.246</text:p>
          </table:table-cell>
          <table:table-cell office:value-type="float" office:value="28.0688821064567">
            <text:p>28.069</text:p>
          </table:table-cell>
          <table:table-cell office:value-type="float" office:value="1.84000853689954">
            <text:p>1.840</text:p>
          </table:table-cell>
          <table:table-cell office:value-type="float" office:value="-27.8045910627133">
            <text:p>-27.805</text:p>
          </table:table-cell>
          <table:table-cell table:number-columns-repeated="1014"/>
        </table:table-row>
        <table:table-row table:style-name="ro2">
          <table:table-cell office:value-type="float" office:value="44.6293364080465">
            <text:p>44.629</text:p>
          </table:table-cell>
          <table:table-cell office:value-type="float" office:value="2.48126632095716">
            <text:p>2.481</text:p>
          </table:table-cell>
          <table:table-cell office:value-type="float" office:value="57.6827829727764">
            <text:p>57.683</text:p>
          </table:table-cell>
          <table:table-cell office:value-type="float" office:value="4.20849853402609">
            <text:p>4.208</text:p>
          </table:table-cell>
          <table:table-cell office:value-type="float" office:value="0.254285748925995">
            <text:p>0.254</text:p>
          </table:table-cell>
          <table:table-cell office:value-type="float" office:value="-0.254716596413362">
            <text:p>-0.255</text:p>
          </table:table-cell>
          <table:table-cell office:value-type="float" office:value="27.6626918899082">
            <text:p>27.663</text:p>
          </table:table-cell>
          <table:table-cell office:value-type="float" office:value="1.89398050120472">
            <text:p>1.894</text:p>
          </table:table-cell>
          <table:table-cell office:value-type="float" office:value="-27.3983095026385">
            <text:p>-27.398</text:p>
          </table:table-cell>
          <table:table-cell table:number-columns-repeated="1014"/>
        </table:table-row>
        <table:table-row table:style-name="ro2">
          <table:table-cell office:value-type="float" office:value="44.6296874502093">
            <text:p>44.630</text:p>
          </table:table-cell>
          <table:table-cell office:value-type="float" office:value="2.57125829097599">
            <text:p>2.571</text:p>
          </table:table-cell>
          <table:table-cell office:value-type="float" office:value="57.6827632205579">
            <text:p>57.683</text:p>
          </table:table-cell>
          <table:table-cell office:value-type="float" office:value="4.20727352257027">
            <text:p>4.207</text:p>
          </table:table-cell>
          <table:table-cell office:value-type="float" office:value="0.262783405452937">
            <text:p>0.263</text:p>
          </table:table-cell>
          <table:table-cell office:value-type="float" office:value="-0.263266794846904">
            <text:p>-0.263</text:p>
          </table:table-cell>
          <table:table-cell office:value-type="float" office:value="27.2538290934964">
            <text:p>27.254</text:p>
          </table:table-cell>
          <table:table-cell office:value-type="float" office:value="1.94670970108699">
            <text:p>1.947</text:p>
          </table:table-cell>
          <table:table-cell office:value-type="float" office:value="-26.9893572789275">
            <text:p>-26.989</text:p>
          </table:table-cell>
          <table:table-cell table:number-columns-repeated="1014"/>
        </table:table-row>
        <table:table-row table:style-name="ro2">
          <table:table-cell office:value-type="float" office:value="44.6300388402404">
            <text:p>44.630</text:p>
          </table:table-cell>
          <table:table-cell office:value-type="float" office:value="2.66125089727961">
            <text:p>2.661</text:p>
          </table:table-cell>
          <table:table-cell office:value-type="float" office:value="57.6827442868719">
            <text:p>57.683</text:p>
          </table:table-cell>
          <table:table-cell office:value-type="float" office:value="4.20600975096353">
            <text:p>4.206</text:p>
          </table:table-cell>
          <table:table-cell office:value-type="float" office:value="0.271276774015262">
            <text:p>0.271</text:p>
          </table:table-cell>
          <table:table-cell office:value-type="float" office:value="-0.27181647985162">
            <text:p>-0.272</text:p>
          </table:table-cell>
          <table:table-cell office:value-type="float" office:value="26.8430428779092">
            <text:p>26.843</text:p>
          </table:table-cell>
          <table:table-cell office:value-type="float" office:value="1.99819789923535">
            <text:p>1.998</text:p>
          </table:table-cell>
          <table:table-cell office:value-type="float" office:value="-26.578484007392">
            <text:p>-26.578</text:p>
          </table:table-cell>
          <table:table-cell table:number-columns-repeated="1014"/>
        </table:table-row>
        <table:table-row table:style-name="ro2">
          <table:table-cell office:value-type="float" office:value="44.630390562927">
            <text:p>44.630</text:p>
          </table:table-cell>
          <table:table-cell office:value-type="float" office:value="2.7512442010097">
            <text:p>2.751</text:p>
          </table:table-cell>
          <table:table-cell office:value-type="float" office:value="57.6827261927346">
            <text:p>57.683</text:p>
          </table:table-cell>
          <table:table-cell office:value-type="float" office:value="4.20470726533862">
            <text:p>4.205</text:p>
          </table:table-cell>
          <table:table-cell office:value-type="float" office:value="0.279765745957435">
            <text:p>0.280</text:p>
          </table:table-cell>
          <table:table-cell office:value-type="float" office:value="-0.280365663443458">
            <text:p>-0.280</text:p>
          </table:table-cell>
          <table:table-cell office:value-type="float" office:value="26.4310448227492">
            <text:p>26.431</text:p>
          </table:table-cell>
          <table:table-cell office:value-type="float" office:value="2.04844923404877">
            <text:p>2.048</text:p>
          </table:table-cell>
          <table:table-cell office:value-type="float" office:value="-26.1664016934616">
            <text:p>-26.166</text:p>
          </table:table-cell>
          <table:table-cell table:number-columns-repeated="1014"/>
        </table:table-row>
        <table:table-row table:style-name="ro2">
          <table:table-cell office:value-type="float" office:value="44.630742603101">
            <text:p>44.631</text:p>
          </table:table-cell>
          <table:table-cell office:value-type="float" office:value="2.84123826056444">
            <text:p>2.841</text:p>
          </table:table-cell>
          <table:table-cell office:value-type="float" office:value="57.6827089593704">
            <text:p>57.683</text:p>
          </table:table-cell>
          <table:table-cell office:value-type="float" office:value="4.20336611082507">
            <text:p>4.203</text:p>
          </table:table-cell>
          <table:table-cell office:value-type="float" office:value="0.288250213333461">
            <text:p>0.288</text:p>
          </table:table-cell>
          <table:table-cell office:value-type="float" office:value="-0.288914358053449">
            <text:p>-0.289</text:p>
          </table:table-cell>
          <table:table-cell office:value-type="float" office:value="26.0185080999933">
            <text:p>26.019</text:p>
          </table:table-cell>
          <table:table-cell office:value-type="float" office:value="2.09747004694894">
            <text:p>2.097</text:p>
          </table:table-cell>
          <table:table-cell office:value-type="float" office:value="-25.7537839053715">
            <text:p>-25.754</text:p>
          </table:table-cell>
          <table:table-cell table:number-columns-repeated="1014"/>
        </table:table-row>
        <table:table-row table:style-name="ro2">
          <table:table-cell office:value-type="float" office:value="44.6310949456592">
            <text:p>44.631</text:p>
          </table:table-cell>
          <table:table-cell office:value-type="float" office:value="2.93123313153113">
            <text:p>2.931</text:p>
          </table:table-cell>
          <table:table-cell office:value-type="float" office:value="57.682692608065">
            <text:p>57.683</text:p>
          </table:table-cell>
          <table:table-cell office:value-type="float" office:value="4.20198633193004">
            <text:p>4.202</text:p>
          </table:table-cell>
          <table:table-cell office:value-type="float" office:value="0.296730068842165">
            <text:p>0.297</text:p>
          </table:table-cell>
          <table:table-cell office:value-type="float" office:value="-0.297462576449949">
            <text:p>-0.297</text:p>
          </table:table-cell>
          <table:table-cell office:value-type="float" office:value="25.6060670029172">
            <text:p>25.606</text:p>
          </table:table-cell>
          <table:table-cell office:value-type="float" office:value="2.14526871063542">
            <text:p>2.145</text:p>
          </table:table-cell>
          <table:table-cell office:value-type="float" office:value="-25.3412653031187">
            <text:p>-25.341</text:p>
          </table:table-cell>
          <table:table-cell table:number-columns-repeated="1014"/>
        </table:table-row>
        <table:table-row table:style-name="ro2">
          <table:table-cell office:value-type="float" office:value="44.6314475755807">
            <text:p>44.631</text:p>
          </table:table-cell>
          <table:table-cell office:value-type="float" office:value="3.02122886664363">
            <text:p>3.021</text:p>
          </table:table-cell>
          <table:table-cell office:value-type="float" office:value="57.6826771600287">
            <text:p>57.683</text:p>
          </table:table-cell>
          <table:table-cell office:value-type="float" office:value="4.20056797290484">
            <text:p>4.201</text:p>
          </table:table-cell>
          <table:table-cell office:value-type="float" office:value="0.305205205762237">
            <text:p>0.305</text:p>
          </table:table-cell>
          <table:table-cell office:value-type="float" office:value="-0.30601033167378">
            <text:p>-0.306</text:p>
          </table:table-cell>
          <table:table-cell office:value-type="float" office:value="25.1943167991779">
            <text:p>25.194</text:p>
          </table:table-cell>
          <table:table-cell office:value-type="float" office:value="2.19185545963299">
            <text:p>2.192</text:p>
          </table:table-cell>
          <table:table-cell office:value-type="float" office:value="-24.9294414918498">
            <text:p>-24.929</text:p>
          </table:table-cell>
          <table:table-cell table:number-columns-repeated="1014"/>
        </table:table-row>
        <table:table-row table:style-name="ro2">
          <table:table-cell office:value-type="float" office:value="44.6318004779438">
            <text:p>44.632</text:p>
          </table:table-cell>
          <table:table-cell office:value-type="float" office:value="3.11122551576274">
            <text:p>3.111</text:p>
          </table:table-cell>
          <table:table-cell office:value-type="float" office:value="57.6826626362695">
            <text:p>57.683</text:p>
          </table:table-cell>
          <table:table-cell office:value-type="float" office:value="4.19911107809434">
            <text:p>4.199</text:p>
          </table:table-cell>
          <table:table-cell office:value-type="float" office:value="0.31367551790287">
            <text:p>0.314</text:p>
          </table:table-cell>
          <table:table-cell office:value-type="float" office:value="-0.314557636975911">
            <text:p>-0.315</text:p>
          </table:table-cell>
          <table:table-cell office:value-type="float" office:value="24.7838138758902">
            <text:p>24.784</text:p>
          </table:table-cell>
          <table:table-cell office:value-type="float" office:value="2.23724222434451">
            <text:p>2.237</text:p>
          </table:table-cell>
          <table:table-cell office:value-type="float" office:value="-24.5188691674695">
            <text:p>-24.519</text:p>
          </table:table-cell>
          <table:table-cell table:number-columns-repeated="1014"/>
        </table:table-row>
        <table:table-row table:style-name="ro2">
          <table:table-cell office:value-type="float" office:value="44.6321536379413">
            <text:p>44.632</text:p>
          </table:table-cell>
          <table:table-cell office:value-type="float" office:value="3.20122312587707">
            <text:p>3.201</text:p>
          </table:table-cell>
          <table:table-cell office:value-type="float" office:value="57.6826490574778">
            <text:p>57.683</text:p>
          </table:table-cell>
          <table:table-cell office:value-type="float" office:value="4.19761569226823">
            <text:p>4.198</text:p>
          </table:table-cell>
          <table:table-cell office:value-type="float" office:value="0.322140899546731">
            <text:p>0.322</text:p>
          </table:table-cell>
          <table:table-cell office:value-type="float" office:value="-0.323104505759359">
            <text:p>-0.323</text:p>
          </table:table-cell>
          <table:table-cell office:value-type="float" office:value="24.3750761446795">
            <text:p>24.375</text:p>
          </table:table-cell>
          <table:table-cell office:value-type="float" office:value="2.28144246960564">
            <text:p>2.281</text:p>
          </table:table-cell>
          <table:table-cell office:value-type="float" office:value="-24.1100665224392">
            <text:p>-24.110</text:p>
          </table:table-cell>
          <table:table-cell table:number-columns-repeated="1014"/>
        </table:table-row>
        <table:table-row table:style-name="ro2">
          <table:table-cell office:value-type="float" office:value="44.6325070408943">
            <text:p>44.633</text:p>
          </table:table-cell>
          <table:table-cell office:value-type="float" office:value="3.2912217411224">
            <text:p>3.291</text:p>
          </table:table-cell>
          <table:table-cell office:value-type="float" office:value="57.6826364439223">
            <text:p>57.683</text:p>
          </table:table-cell>
          <table:table-cell office:value-type="float" office:value="4.19608186093229">
            <text:p>4.196</text:p>
          </table:table-cell>
          <table:table-cell office:value-type="float" office:value="0.330601245408287">
            <text:p>0.331</text:p>
          </table:table-cell>
          <table:table-cell office:value-type="float" office:value="-0.331650951526114">
            <text:p>-0.332</text:p>
          </table:table-cell>
          <table:table-cell office:value-type="float" office:value="23.9685836750231">
            <text:p>23.969</text:p>
          </table:table-cell>
          <table:table-cell office:value-type="float" office:value="2.32447103861725">
            <text:p>2.324</text:p>
          </table:table-cell>
          <table:table-cell office:value-type="float" office:value="-23.7035138800292">
            <text:p>-23.704</text:p>
          </table:table-cell>
          <table:table-cell table:number-columns-repeated="1014"/>
        </table:table-row>
        <table:table-row table:style-name="ro2">
          <table:table-cell office:value-type="float" office:value="44.632860672264">
            <text:p>44.633</text:p>
          </table:table-cell>
          <table:table-cell office:value-type="float" office:value="3.38122140281727">
            <text:p>3.381</text:p>
          </table:table-cell>
          <table:table-cell office:value-type="float" office:value="57.6826248153566">
            <text:p>57.683</text:p>
          </table:table-cell>
          <table:table-cell office:value-type="float" office:value="4.19450963061871">
            <text:p>4.195</text:p>
          </table:table-cell>
          <table:table-cell office:value-type="float" office:value="0.339056450591989">
            <text:p>0.339</text:p>
          </table:table-cell>
          <table:table-cell office:value-type="float" office:value="-0.340196987831383">
            <text:p>-0.340</text:p>
          </table:table-cell>
          <table:table-cell office:value-type="float" office:value="23.5647795252571">
            <text:p>23.565</text:p>
          </table:table-cell>
          <table:table-cell office:value-type="float" office:value="2.36634400293331">
            <text:p>2.366</text:p>
          </table:table-cell>
          <table:table-cell office:value-type="float" office:value="-23.2996545263684">
            <text:p>-23.300</text:p>
          </table:table-cell>
          <table:table-cell table:number-columns-repeated="1014"/>
        </table:table-row>
        <table:table-row table:style-name="ro2">
          <table:table-cell office:value-type="float" office:value="44.6332145176636">
            <text:p>44.633</text:p>
          </table:table-cell>
          <table:table-cell office:value-type="float" office:value="3.47122214951263">
            <text:p>3.471</text:p>
          </table:table-cell>
          <table:table-cell office:value-type="float" office:value="57.6826141909374">
            <text:p>57.683</text:p>
          </table:table-cell>
          <table:table-cell office:value-type="float" office:value="4.19289904915466">
            <text:p>4.193</text:p>
          </table:table-cell>
          <table:table-cell office:value-type="float" office:value="0.347506410560537">
            <text:p>0.348</text:p>
          </table:table-cell>
          <table:table-cell office:value-type="float" office:value="-0.348742628242197">
            <text:p>-0.349</text:p>
          </table:table-cell>
          <table:table-cell office:value-type="float" office:value="23.164070741855">
            <text:p>23.164</text:p>
          </table:table-cell>
          <table:table-cell office:value-type="float" office:value="2.4070785190708">
            <text:p>2.407</text:p>
          </table:table-cell>
          <table:table-cell office:value-type="float" office:value="-22.898895710893">
            <text:p>-22.899</text:p>
          </table:table-cell>
          <table:table-cell table:number-columns-repeated="1014"/>
        </table:table-row>
        <table:table-row table:style-name="ro2">
          <table:table-cell office:value-type="float" office:value="44.6335685628673">
            <text:p>44.634</text:p>
          </table:table-cell>
          <table:table-cell office:value-type="float" office:value="3.56122401705383">
            <text:p>3.561</text:p>
          </table:table-cell>
          <table:table-cell office:value-type="float" office:value="57.682604589153">
            <text:p>57.683</text:p>
          </table:table-cell>
          <table:table-cell office:value-type="float" office:value="4.19125016590972">
            <text:p>4.191</text:p>
          </table:table-cell>
          <table:table-cell office:value-type="float" office:value="0.355951021101183">
            <text:p>0.356</text:p>
          </table:table-cell>
          <table:table-cell office:value-type="float" office:value="-0.357287886300604">
            <text:p>-0.357</text:p>
          </table:table-cell>
          <table:table-cell office:value-type="float" office:value="22.7668294992423">
            <text:p>22.767</text:p>
          </table:table-cell>
          <table:table-cell office:value-type="float" office:value="2.44669269214523">
            <text:p>2.447</text:p>
          </table:table-cell>
          <table:table-cell office:value-type="float" office:value="-22.5016097874076">
            <text:p>-22.502</text:p>
          </table:table-cell>
          <table:table-cell table:number-columns-repeated="1014"/>
        </table:table-row>
        <table:table-row table:style-name="ro2">
          <table:table-cell office:value-type="float" office:value="44.6339227938193">
            <text:p>44.634</text:p>
          </table:table-cell>
          <table:table-cell office:value-type="float" office:value="3.65122703865274">
            <text:p>3.651</text:p>
          </table:table-cell>
          <table:table-cell office:value-type="float" office:value="57.6825960277631">
            <text:p>57.683</text:p>
          </table:table-cell>
          <table:table-cell office:value-type="float" office:value="4.18956303202134">
            <text:p>4.190</text:p>
          </table:table-cell>
          <table:table-cell office:value-type="float" office:value="0.364390178301674">
            <text:p>0.364</text:p>
          </table:table-cell>
          <table:table-cell office:value-type="float" office:value="-0.365832775491166">
            <text:p>-0.366</text:p>
          </table:table-cell>
          <table:table-cell office:value-type="float" office:value="22.3733943541301">
            <text:p>22.373</text:p>
          </table:table-cell>
          <table:table-cell office:value-type="float" office:value="2.48520544683926">
            <text:p>2.485</text:p>
          </table:table-cell>
          <table:table-cell office:value-type="float" office:value="-22.1081354697176">
            <text:p>-22.108</text:p>
          </table:table-cell>
          <table:table-cell table:number-columns-repeated="1014"/>
        </table:table-row>
        <table:table-row table:style-name="ro2">
          <table:table-cell office:value-type="float" office:value="44.6342771966413">
            <text:p>44.634</text:p>
          </table:table-cell>
          <table:table-cell office:value-type="float" office:value="3.7412312449684">
            <text:p>3.741</text:p>
          </table:table-cell>
          <table:table-cell office:value-type="float" office:value="57.6825885237472">
            <text:p>57.683</text:p>
          </table:table-cell>
          <table:table-cell office:value-type="float" office:value="4.18783770059896">
            <text:p>4.188</text:p>
          </table:table-cell>
          <table:table-cell office:value-type="float" office:value="0.372823778529211">
            <text:p>0.373</text:p>
          </table:table-cell>
          <table:table-cell office:value-type="float" office:value="-0.374377309209704">
            <text:p>-0.374</text:p>
          </table:table-cell>
          <table:table-cell office:value-type="float" office:value="21.9840715903522">
            <text:p>21.984</text:p>
          </table:table-cell>
          <table:table-cell office:value-type="float" office:value="2.52263640588337">
            <text:p>2.523</text:p>
          </table:table-cell>
          <table:table-cell office:value-type="float" office:value="-21.7187791778297">
            <text:p>-21.719</text:p>
          </table:table-cell>
          <table:table-cell table:number-columns-repeated="1014"/>
        </table:table-row>
        <table:table-row table:style-name="ro2">
          <table:table-cell office:value-type="float" office:value="44.6346317576386">
            <text:p>44.635</text:p>
          </table:table-cell>
          <table:table-cell office:value-type="float" office:value="3.83123666419456">
            <text:p>3.831</text:p>
          </table:table-cell>
          <table:table-cell office:value-type="float" office:value="57.6825820932641">
            <text:p>57.683</text:p>
          </table:table-cell>
          <table:table-cell office:value-type="float" office:value="4.18607422690737">
            <text:p>4.186</text:p>
          </table:table-cell>
          <table:table-cell office:value-type="float" office:value="0.381251718411386">
            <text:p>0.381</text:p>
          </table:table-cell>
          <table:table-cell office:value-type="float" office:value="-0.382921500743255">
            <text:p>-0.383</text:p>
          </table:table-cell>
          <table:table-cell office:value-type="float" office:value="21.599136632234">
            <text:p>21.599</text:p>
          </table:table-cell>
          <table:table-cell office:value-type="float" office:value="2.55900577612963">
            <text:p>2.559</text:p>
          </table:table-cell>
          <table:table-cell office:value-type="float" office:value="-21.3338164526708">
            <text:p>-21.334</text:p>
          </table:table-cell>
          <table:table-cell table:number-columns-repeated="1014"/>
        </table:table-row>
        <table:table-row table:style-name="ro2">
          <table:table-cell office:value-type="float" office:value="44.6349864633056">
            <text:p>44.635</text:p>
          </table:table-cell>
          <table:table-cell office:value-type="float" office:value="3.92124332215258">
            <text:p>3.921</text:p>
          </table:table-cell>
          <table:table-cell office:value-type="float" office:value="57.682576751619">
            <text:p>57.683</text:p>
          </table:table-cell>
          <table:table-cell office:value-type="float" office:value="4.18427266852966">
            <text:p>4.184</text:p>
          </table:table-cell>
          <table:table-cell office:value-type="float" office:value="0.389673894825383">
            <text:p>0.390</text:p>
          </table:table-cell>
          <table:table-cell office:value-type="float" office:value="-0.39146536324739">
            <text:p>-0.391</text:p>
          </table:table-cell>
          <table:table-cell office:value-type="float" office:value="21.2188355064609">
            <text:p>21.219</text:p>
          </table:table-cell>
          <table:table-cell office:value-type="float" office:value="2.59433424223584">
            <text:p>2.594</text:p>
          </table:table-cell>
          <table:table-cell office:value-type="float" office:value="-20.9534934193487">
            <text:p>-20.953</text:p>
          </table:table-cell>
          <table:table-cell table:number-columns-repeated="1014"/>
        </table:table-row>
        <table:table-row table:style-name="ro2">
          <table:table-cell office:value-type="float" office:value="44.6353413003305">
            <text:p>44.635</text:p>
          </table:table-cell>
          <table:table-cell office:value-type="float" office:value="4.01125124238831">
            <text:p>4.011</text:p>
          </table:table-cell>
          <table:table-cell office:value-type="float" office:value="57.6825725132392">
            <text:p>57.683</text:p>
          </table:table-cell>
          <table:table-cell office:value-type="float" office:value="4.18243308551103">
            <text:p>4.182</text:p>
          </table:table-cell>
          <table:table-cell office:value-type="float" office:value="0.398090204885636">
            <text:p>0.398</text:p>
          </table:table-cell>
          <table:table-cell office:value-type="float" office:value="-0.400008909730279">
            <text:p>-0.400</text:p>
          </table:table-cell>
          <table:table-cell office:value-type="float" office:value="20.8433863346346">
            <text:p>20.843</text:p>
          </table:table-cell>
          <table:table-cell office:value-type="float" office:value="2.62864286787348">
            <text:p>2.629</text:p>
          </table:table-cell>
          <table:table-cell office:value-type="float" office:value="-20.5780282810531">
            <text:p>-20.578</text:p>
          </table:table-cell>
          <table:table-cell table:number-columns-repeated="1014"/>
        </table:table-row>
        <table:table-row table:style-name="ro2">
          <table:table-cell office:value-type="float" office:value="44.6356962555986">
            <text:p>44.636</text:p>
          </table:table-cell>
          <table:table-cell office:value-type="float" office:value="4.10126044627166">
            <text:p>4.101</text:p>
          </table:table-cell>
          <table:table-cell office:value-type="float" office:value="57.6825693916578">
            <text:p>57.683</text:p>
          </table:table-cell>
          <table:table-cell office:value-type="float" office:value="4.1805555404841">
            <text:p>4.181</text:p>
          </table:table-cell>
          <table:table-cell office:value-type="float" office:value="0.406500545938037">
            <text:p>0.407</text:p>
          </table:table-cell>
          <table:table-cell office:value-type="float" office:value="-0.408552153037036">
            <text:p>-0.409</text:p>
          </table:table-cell>
          <table:table-cell office:value-type="float" office:value="20.4729808405487">
            <text:p>20.473</text:p>
          </table:table-cell>
          <table:table-cell office:value-type="float" office:value="2.6619530043372">
            <text:p>2.662</text:p>
          </table:table-cell>
          <table:table-cell office:value-type="float" office:value="-20.2076128276846">
            <text:p>-20.208</text:p>
          </table:table-cell>
          <table:table-cell table:number-columns-repeated="1014"/>
        </table:table-row>
        <table:table-row table:style-name="ro2">
          <table:table-cell office:value-type="float" office:value="44.6360513161951">
            <text:p>44.636</text:p>
          </table:table-cell>
          <table:table-cell office:value-type="float" office:value="4.19127095309798">
            <text:p>4.191</text:p>
          </table:table-cell>
          <table:table-cell office:value-type="float" office:value="57.6825673995036">
            <text:p>57.683</text:p>
          </table:table-cell>
          <table:table-cell office:value-type="float" office:value="4.17864009877686">
            <text:p>4.179</text:p>
          </table:table-cell>
          <table:table-cell office:value-type="float" office:value="0.414904815556163">
            <text:p>0.415</text:p>
          </table:table-cell>
          <table:table-cell office:value-type="float" office:value="-0.417095105842392">
            <text:p>-0.417</text:p>
          </table:table-cell>
          <table:table-cell office:value-type="float" office:value="20.1077858582774">
            <text:p>20.108</text:p>
          </table:table-cell>
          <table:table-cell office:value-type="float" office:value="2.69428620636039">
            <text:p>2.694</text:p>
          </table:table-cell>
          <table:table-cell office:value-type="float" office:value="-19.8424139452373">
            <text:p>-19.842</text:p>
          </table:table-cell>
          <table:table-cell table:number-columns-repeated="1014"/>
        </table:table-row>
        <table:table-row table:style-name="ro2">
          <table:table-cell office:value-type="float" office:value="44.6364064694072">
            <text:p>44.636</text:p>
          </table:table-cell>
          <table:table-cell office:value-type="float" office:value="4.28128278018999">
            <text:p>4.281</text:p>
          </table:table-cell>
          <table:table-cell office:value-type="float" office:value="57.6825665484983">
            <text:p>57.683</text:p>
          </table:table-cell>
          <table:table-cell office:value-type="float" office:value="4.17668682850377">
            <text:p>4.177</text:p>
          </table:table-cell>
          <table:table-cell office:value-type="float" office:value="0.423302911539667">
            <text:p>0.423</text:p>
          </table:table-cell>
          <table:table-cell office:value-type="float" office:value="-0.425637780638925">
            <text:p>-0.426</text:p>
          </table:table-cell>
          <table:table-cell office:value-type="float" office:value="19.7479448288821">
            <text:p>19.748</text:p>
          </table:table-cell>
          <table:table-cell office:value-type="float" office:value="2.72566415491697">
            <text:p>2.726</text:p>
          </table:table-cell>
          <table:table-cell office:value-type="float" office:value="-19.4825751137848">
            <text:p>-19.483</text:p>
          </table:table-cell>
          <table:table-cell table:number-columns-repeated="1014"/>
        </table:table-row>
        <table:table-row table:style-name="ro2">
          <table:table-cell office:value-type="float" office:value="44.6367617027257">
            <text:p>44.637</text:p>
          </table:table-cell>
          <table:table-cell office:value-type="float" office:value="4.37129594299967">
            <text:p>4.371</text:p>
          </table:table-cell>
          <table:table-cell office:value-type="float" office:value="57.6825668494582">
            <text:p>57.683</text:p>
          </table:table-cell>
          <table:table-cell office:value-type="float" office:value="4.174695800642">
            <text:p>4.175</text:p>
          </table:table-cell>
          <table:table-cell office:value-type="float" office:value="0.431694731916316">
            <text:p>0.432</text:p>
          </table:table-cell>
          <table:table-cell office:value-type="float" office:value="-0.434180189735056">
            <text:p>-0.434</text:p>
          </table:table-cell>
          <table:table-cell office:value-type="float" office:value="19.3935792754351">
            <text:p>19.394</text:p>
          </table:table-cell>
          <table:table-cell office:value-type="float" office:value="2.75610858673778">
            <text:p>2.756</text:p>
          </table:table-cell>
          <table:table-cell office:value-type="float" office:value="-19.128217883708">
            <text:p>-19.128</text:p>
          </table:table-cell>
          <table:table-cell table:number-columns-repeated="1014"/>
        </table:table-row>
        <table:table-row table:style-name="ro2">
          <table:table-cell office:value-type="float" office:value="44.6371170038453">
            <text:p>44.637</text:p>
          </table:table-cell>
          <table:table-cell office:value-type="float" office:value="4.46131045520912">
            <text:p>4.461</text:p>
          </table:table-cell>
          <table:table-cell office:value-type="float" office:value="57.6825683123018">
            <text:p>57.683</text:p>
          </table:table-cell>
          <table:table-cell office:value-type="float" office:value="4.17266708909348">
            <text:p>4.173</text:p>
          </table:table-cell>
          <table:table-cell office:value-type="float" office:value="0.440080174944155">
            <text:p>0.440</text:p>
          </table:table-cell>
          <table:table-cell office:value-type="float" office:value="-0.442722345248173">
            <text:p>-0.443</text:p>
          </table:table-cell>
          <table:table-cell office:value-type="float" office:value="19.0447902474821">
            <text:p>19.045</text:p>
          </table:table-cell>
          <table:table-cell office:value-type="float" office:value="2.78564123026093">
            <text:p>2.786</text:p>
          </table:table-cell>
          <table:table-cell office:value-type="float" office:value="-18.7794433213287">
            <text:p>-18.779</text:p>
          </table:table-cell>
          <table:table-cell table:number-columns-repeated="1014"/>
        </table:table-row>
        <table:table-row table:style-name="ro2">
          <table:table-cell office:value-type="float" office:value="44.6374723606651">
            <text:p>44.637</text:p>
          </table:table-cell>
          <table:table-cell office:value-type="float" office:value="4.55132632883006">
            <text:p>4.551</text:p>
          </table:table-cell>
          <table:table-cell office:value-type="float" office:value="57.6825709460616">
            <text:p>57.683</text:p>
          </table:table-cell>
          <table:table-cell office:value-type="float" office:value="4.17060077073311">
            <text:p>4.171</text:p>
          </table:table-cell>
          <table:table-cell office:value-type="float" office:value="0.448459139119299">
            <text:p>0.448</text:p>
          </table:table-cell>
          <table:table-cell office:value-type="float" office:value="-0.451264259106683">
            <text:p>-0.451</text:p>
          </table:table-cell>
          <table:table-cell office:value-type="float" office:value="18.7016597277134">
            <text:p>18.702</text:p>
          </table:table-cell>
          <table:table-cell office:value-type="float" office:value="2.81428374770108">
            <text:p>2.814</text:p>
          </table:table-cell>
          <table:table-cell office:value-type="float" office:value="-18.4363334166821">
            <text:p>-18.436</text:p>
          </table:table-cell>
          <table:table-cell table:number-columns-repeated="1014"/>
        </table:table-row>
        <table:table-row table:style-name="ro2">
          <table:table-cell office:value-type="float" office:value="44.6378277612884">
            <text:p>44.638</text:p>
          </table:table-cell>
          <table:table-cell office:value-type="float" office:value="4.64134357430118">
            <text:p>4.641</text:p>
          </table:table-cell>
          <table:table-cell office:value-type="float" office:value="57.6825747588993">
            <text:p>57.683</text:p>
          </table:table-cell>
          <table:table-cell office:value-type="float" office:value="4.1684969254458">
            <text:p>4.168</text:p>
          </table:table-cell>
          <table:table-cell office:value-type="float" office:value="0.456831523180881">
            <text:p>0.457</text:p>
          </table:table-cell>
          <table:table-cell office:value-type="float" office:value="-0.459805943048328">
            <text:p>-0.460</text:p>
          </table:table-cell>
          <table:table-cell office:value-type="float" office:value="18.3642519948586">
            <text:p>18.364</text:p>
          </table:table-cell>
          <table:table-cell office:value-type="float" office:value="2.84205768292137">
            <text:p>2.842</text:p>
          </table:table-cell>
          <table:table-cell office:value-type="float" office:value="-18.0989524474674">
            <text:p>-18.099</text:p>
          </table:table-cell>
          <table:table-cell table:number-columns-repeated="1014"/>
        </table:table-row>
        <table:table-row table:style-name="ro2">
          <table:table-cell office:value-type="float" office:value="44.6381831940215">
            <text:p>44.638</text:p>
          </table:table-cell>
          <table:table-cell office:value-type="float" office:value="4.73136220058303">
            <text:p>4.731</text:p>
          </table:table-cell>
          <table:table-cell office:value-type="float" office:value="57.6825797581255">
            <text:p>57.683</text:p>
          </table:table-cell>
          <table:table-cell office:value-type="float" office:value="4.16635563615188">
            <text:p>4.166</text:p>
          </table:table-cell>
          <table:table-cell office:value-type="float" office:value="0.465197226119673">
            <text:p>0.465</text:p>
          </table:table-cell>
          <table:table-cell office:value-type="float" office:value="-0.46834740862154">
            <text:p>-0.468</text:p>
          </table:table-cell>
          <table:table-cell office:value-type="float" office:value="18.0326149381137">
            <text:p>18.033</text:p>
          </table:table-cell>
          <table:table-cell office:value-type="float" office:value="2.86898441477659">
            <text:p>2.869</text:p>
          </table:table-cell>
          <table:table-cell office:value-type="float" office:value="-17.7673482944508">
            <text:p>-17.767</text:p>
          </table:table-cell>
          <table:table-cell table:number-columns-repeated="1014"/>
        </table:table-row>
        <table:table-row table:style-name="ro2">
          <table:table-cell office:value-type="float" office:value="44.6385386473728">
            <text:p>44.639</text:p>
          </table:table-cell>
          <table:table-cell office:value-type="float" office:value="4.82138221525012">
            <text:p>4.821</text:p>
          </table:table-cell>
          <table:table-cell office:value-type="float" office:value="57.6825859502207">
            <text:p>57.683</text:p>
          </table:table-cell>
          <table:table-cell office:value-type="float" office:value="4.16417698882222">
            <text:p>4.164</text:p>
          </table:table-cell>
          <table:table-cell office:value-type="float" office:value="0.473556147191545">
            <text:p>0.474</text:p>
          </table:table-cell>
          <table:table-cell office:value-type="float" office:value="-0.476888667192125">
            <text:p>-0.477</text:p>
          </table:table-cell>
          <table:table-cell office:value-type="float" office:value="17.7067813194617">
            <text:p>17.707</text:p>
          </table:table-cell>
          <table:table-cell office:value-type="float" office:value="2.89508511559724">
            <text:p>2.895</text:p>
          </table:table-cell>
          <table:table-cell office:value-type="float" office:value="-17.4415537047203">
            <text:p>-17.442</text:p>
          </table:table-cell>
          <table:table-cell table:number-columns-repeated="1014"/>
        </table:table-row>
        <table:table-row table:style-name="ro2">
          <table:table-cell office:value-type="float" office:value="44.6388941100512">
            <text:p>44.639</text:p>
          </table:table-cell>
          <table:table-cell office:value-type="float" office:value="4.91140362457982">
            <text:p>4.911</text:p>
          </table:table-cell>
          <table:table-cell office:value-type="float" office:value="57.6825933408599">
            <text:p>57.683</text:p>
          </table:table-cell>
          <table:table-cell office:value-type="float" office:value="4.16196107248552">
            <text:p>4.162</text:p>
          </table:table-cell>
          <table:table-cell office:value-type="float" office:value="0.481908185923521">
            <text:p>0.482</text:p>
          </table:table-cell>
          <table:table-cell office:value-type="float" office:value="-0.485429729944485">
            <text:p>-0.485</text:p>
          </table:table-cell>
          <table:table-cell office:value-type="float" office:value="17.3867699812722">
            <text:p>17.387</text:p>
          </table:table-cell>
          <table:table-cell office:value-type="float" office:value="2.92038071448228">
            <text:p>2.920</text:p>
          </table:table-cell>
          <table:table-cell office:value-type="float" office:value="-17.1215875001373">
            <text:p>-17.122</text:p>
          </table:table-cell>
          <table:table-cell table:number-columns-repeated="1014"/>
        </table:table-row>
        <table:table-row table:style-name="ro2">
          <table:table-cell office:value-type="float" office:value="44.6392495709643">
            <text:p>44.639</text:p>
          </table:table-cell>
          <table:table-cell office:value-type="float" office:value="5.001426433638">
            <text:p>5.001</text:p>
          </table:table-cell>
          <table:table-cell office:value-type="float" office:value="57.6826019349387">
            <text:p>57.683</text:p>
          </table:table-cell>
          <table:table-cell office:value-type="float" office:value="4.15970797922521">
            <text:p>4.160</text:p>
          </table:table-cell>
          <table:table-cell office:value-type="float" office:value="0.49025324213211">
            <text:p>0.490</text:p>
          </table:table-cell>
          <table:table-cell office:value-type="float" office:value="-0.493970607890833">
            <text:p>-0.494</text:p>
          </table:table-cell>
          <table:table-cell office:value-type="float" office:value="17.0725869973546">
            <text:p>17.073</text:p>
          </table:table-cell>
          <table:table-cell office:value-type="float" office:value="2.94489186507629">
            <text:p>2.945</text:p>
          </table:table-cell>
          <table:table-cell office:value-type="float" office:value="-16.8074557291981">
            <text:p>-16.807</text:p>
          </table:table-cell>
          <table:table-cell table:number-columns-repeated="1014"/>
        </table:table-row>
        <table:table-row table:style-name="ro2">
          <table:table-cell office:value-type="float" office:value="44.6396050192159">
            <text:p>44.640</text:p>
          </table:table-cell>
          <table:table-cell office:value-type="float" office:value="5.09145064636118">
            <text:p>5.091</text:p>
          </table:table-cell>
          <table:table-cell office:value-type="float" office:value="57.6826117366006">
            <text:p>57.683</text:p>
          </table:table-cell>
          <table:table-cell office:value-type="float" office:value="4.15741780417184">
            <text:p>4.157</text:p>
          </table:table-cell>
          <table:table-cell office:value-type="float" office:value="0.498591215930406">
            <text:p>0.499</text:p>
          </table:table-cell>
          <table:table-cell office:value-type="float" office:value="-0.502511311872411">
            <text:p>-0.503</text:p>
          </table:table-cell>
          <table:table-cell office:value-type="float" office:value="16.7642267664924">
            <text:p>16.764</text:p>
          </table:table-cell>
          <table:table-cell office:value-type="float" office:value="2.96863891750992">
            <text:p>2.969</text:p>
          </table:table-cell>
          <table:table-cell office:value-type="float" office:value="-16.4991527613102">
            <text:p>-16.499</text:p>
          </table:table-cell>
          <table:table-cell table:number-columns-repeated="1014"/>
        </table:table-row>
        <table:table-row table:style-name="ro2">
          <table:table-cell office:value-type="float" office:value="44.6399604441041">
            <text:p>44.640</text:p>
          </table:table-cell>
          <table:table-cell office:value-type="float" office:value="5.18147626563502">
            <text:p>5.181</text:p>
          </table:table-cell>
          <table:table-cell office:value-type="float" office:value="57.6826227492661">
            <text:p>57.683</text:p>
          </table:table-cell>
          <table:table-cell office:value-type="float" office:value="4.15509064548602">
            <text:p>4.155</text:p>
          </table:table-cell>
          <table:table-cell office:value-type="float" office:value="0.506922007747798">
            <text:p>0.507</text:p>
          </table:table-cell>
          <table:table-cell office:value-type="float" office:value="-0.51105185257463">
            <text:p>-0.511</text:p>
          </table:table-cell>
          <table:table-cell office:value-type="float" office:value="16.461673048053">
            <text:p>16.462</text:p>
          </table:table-cell>
          <table:table-cell office:value-type="float" office:value="2.99164189419052">
            <text:p>2.992</text:p>
          </table:table-cell>
          <table:table-cell office:value-type="float" office:value="-16.196662323085">
            <text:p>-16.197</text:p>
          </table:table-cell>
          <table:table-cell table:number-columns-repeated="1014"/>
        </table:table-row>
        <table:table-row table:style-name="ro2">
          <table:table-cell office:value-type="float" office:value="44.6403158351182">
            <text:p>44.640</text:p>
          </table:table-cell>
          <table:table-cell office:value-type="float" office:value="5.27150329336922">
            <text:p>5.272</text:p>
          </table:table-cell>
          <table:table-cell office:value-type="float" office:value="57.6826349756624">
            <text:p>57.683</text:p>
          </table:table-cell>
          <table:table-cell office:value-type="float" office:value="4.15272660433825">
            <text:p>4.153</text:p>
          </table:table-cell>
          <table:table-cell office:value-type="float" office:value="0.515245518339817">
            <text:p>0.515</text:p>
          </table:table-cell>
          <table:table-cell office:value-type="float" office:value="-0.519592240527838">
            <text:p>-0.520</text:p>
          </table:table-cell>
          <table:table-cell office:value-type="float" office:value="16.1648999398382">
            <text:p>16.165</text:p>
          </table:table-cell>
          <table:table-cell office:value-type="float" office:value="3.01392046915122">
            <text:p>3.014</text:p>
          </table:table-cell>
          <table:table-cell office:value-type="float" office:value="-15.899958476818">
            <text:p>-15.900</text:p>
          </table:table-cell>
          <table:table-cell table:number-columns-repeated="1014"/>
        </table:table-row>
        <table:table-row table:style-name="ro2">
          <table:table-cell office:value-type="float" office:value="44.6406711819362">
            <text:p>44.641</text:p>
          </table:table-cell>
          <table:table-cell office:value-type="float" office:value="5.36153173056869">
            <text:p>5.362</text:p>
          </table:table-cell>
          <table:table-cell office:value-type="float" office:value="57.6826484178535">
            <text:p>57.683</text:p>
          </table:table-cell>
          <table:table-cell office:value-type="float" office:value="4.1503257848817">
            <text:p>4.150</text:p>
          </table:table-cell>
          <table:table-cell office:value-type="float" office:value="0.523561648805707">
            <text:p>0.524</text:p>
          </table:table-cell>
          <table:table-cell office:value-type="float" office:value="-0.528132486121776">
            <text:p>-0.528</text:p>
          </table:table-cell>
          <table:table-cell office:value-type="float" office:value="15.8738727988643">
            <text:p>15.874</text:p>
          </table:table-cell>
          <table:table-cell office:value-type="float" office:value="3.03549395065985">
            <text:p>3.035</text:p>
          </table:table-cell>
          <table:table-cell office:value-type="float" office:value="-15.6090065418412">
            <text:p>-15.609</text:p>
          </table:table-cell>
          <table:table-cell table:number-columns-repeated="1014"/>
        </table:table-row>
        <table:table-row table:style-name="ro2">
          <table:table-cell office:value-type="float" office:value="44.6410264744216">
            <text:p>44.641</text:p>
          </table:table-cell>
          <table:table-cell office:value-type="float" office:value="5.45156157740118">
            <text:p>5.452</text:p>
          </table:table-cell>
          <table:table-cell office:value-type="float" office:value="57.6826630772709">
            <text:p>57.683</text:p>
          </table:table-cell>
          <table:table-cell office:value-type="float" office:value="4.14788829422178">
            <text:p>4.148</text:p>
          </table:table-cell>
          <table:table-cell office:value-type="float" office:value="0.531870300603172">
            <text:p>0.532</text:p>
          </table:table-cell>
          <table:table-cell office:value-type="float" office:value="-0.536672599610058">
            <text:p>-0.537</text:p>
          </table:table-cell>
          <table:table-cell office:value-type="float" office:value="15.5885491060585">
            <text:p>15.589</text:p>
          </table:table-cell>
          <table:table-cell office:value-type="float" office:value="3.05638126682664">
            <text:p>3.056</text:p>
          </table:table-cell>
          <table:table-cell office:value-type="float" office:value="-15.3237639597453">
            <text:p>-15.324</text:p>
          </table:table-cell>
          <table:table-cell table:number-columns-repeated="1014"/>
        </table:table-row>
        <table:table-row table:style-name="ro2">
          <table:table-cell office:value-type="float" office:value="44.6413817026205">
            <text:p>44.641</text:p>
          </table:table-cell>
          <table:table-cell office:value-type="float" office:value="5.54159283326109">
            <text:p>5.542</text:p>
          </table:table-cell>
          <table:table-cell office:value-type="float" office:value="57.682678954744">
            <text:p>57.683</text:p>
          </table:table-cell>
          <table:table-cell office:value-type="float" office:value="4.14541424238134">
            <text:p>4.145</text:p>
          </table:table-cell>
          <table:table-cell office:value-type="float" office:value="0.540171375564417">
            <text:p>0.540</text:p>
          </table:table-cell>
          <table:table-cell office:value-type="float" office:value="-0.545212591124545">
            <text:p>-0.545</text:p>
          </table:table-cell>
          <table:table-cell office:value-type="float" office:value="15.3088792762846">
            <text:p>15.309</text:p>
          </table:table-cell>
          <table:table-cell office:value-type="float" office:value="3.07660095393655">
            <text:p>3.077</text:p>
          </table:table-cell>
          <table:table-cell office:value-type="float" office:value="-15.0441811048838">
            <text:p>-15.044</text:p>
          </table:table-cell>
          <table:table-cell table:number-columns-repeated="1014"/>
        </table:table-row>
        <table:table-row table:style-name="ro2">
          <table:table-cell office:value-type="float" office:value="44.6417368567583">
            <text:p>44.642</text:p>
          </table:table-cell>
          <table:table-cell office:value-type="float" office:value="5.63162549682984">
            <text:p>5.632</text:p>
          </table:table-cell>
          <table:table-cell office:value-type="float" office:value="57.6826960505311">
            <text:p>57.683</text:p>
          </table:table-cell>
          <table:table-cell office:value-type="float" office:value="4.14290374226269">
            <text:p>4.143</text:p>
          </table:table-cell>
          <table:table-cell office:value-type="float" office:value="0.548464775911347">
            <text:p>0.548</text:p>
          </table:table-cell>
          <table:table-cell office:value-type="float" office:value="-0.553752470680194">
            <text:p>-0.554</text:p>
          </table:table-cell>
          <table:table-cell office:value-type="float" office:value="15.0348074152756">
            <text:p>15.035</text:p>
          </table:table-cell>
          <table:table-cell office:value-type="float" office:value="3.0961711472728">
            <text:p>3.096</text:p>
          </table:table-cell>
          <table:table-cell office:value-type="float" office:value="-14.7702020417304">
            <text:p>-14.770</text:p>
          </table:table-cell>
          <table:table-cell table:number-columns-repeated="1014"/>
        </table:table-row>
        <table:table-row table:style-name="ro2">
          <table:table-cell office:value-type="float" office:value="44.6420919272362">
            <text:p>44.642</text:p>
          </table:table-cell>
          <table:table-cell office:value-type="float" office:value="5.7216595661328">
            <text:p>5.722</text:p>
          </table:table-cell>
          <table:table-cell office:value-type="float" office:value="57.6827143643494">
            <text:p>57.683</text:p>
          </table:table-cell>
          <table:table-cell office:value-type="float" office:value="4.14035690960658">
            <text:p>4.140</text:p>
          </table:table-cell>
          <table:table-cell office:value-type="float" office:value="0.556750404273327">
            <text:p>0.557</text:p>
          </table:table-cell>
          <table:table-cell office:value-type="float" office:value="-0.562292248190848">
            <text:p>-0.562</text:p>
          </table:table-cell>
          <table:table-cell office:value-type="float" office:value="14.7662720253302">
            <text:p>14.766</text:p>
          </table:table-cell>
          <table:table-cell office:value-type="float" office:value="3.11510957418912">
            <text:p>3.115</text:p>
          </table:table-cell>
          <table:table-cell office:value-type="float" office:value="-14.5017652309699">
            <text:p>-14.502</text:p>
          </table:table-cell>
          <table:table-cell table:number-columns-repeated="1014"/>
        </table:table-row>
        <table:table-row table:style-name="ro2">
          <table:table-cell office:value-type="float" office:value="44.6424469046284">
            <text:p>44.642</text:p>
          </table:table-cell>
          <table:table-cell office:value-type="float" office:value="5.81169503859268">
            <text:p>5.812</text:p>
          </table:table-cell>
          <table:table-cell office:value-type="float" office:value="57.6827338954046">
            <text:p>57.683</text:p>
          </table:table-cell>
          <table:table-cell office:value-type="float" office:value="4.13777386294982">
            <text:p>4.138</text:p>
          </table:table-cell>
          <table:table-cell office:value-type="float" office:value="0.565028163700311">
            <text:p>0.565</text:p>
          </table:table-cell>
          <table:table-cell office:value-type="float" office:value="-0.570831933472705">
            <text:p>-0.571</text:p>
          </table:table-cell>
          <table:table-cell office:value-type="float" office:value="14.5032066617205">
            <text:p>14.503</text:p>
          </table:table-cell>
          <table:table-cell office:value-type="float" office:value="3.13343354922385">
            <text:p>3.133</text:p>
          </table:table-cell>
          <table:table-cell office:value-type="float" office:value="-14.2388041862451">
            <text:p>-14.239</text:p>
          </table:table-cell>
          <table:table-cell table:number-columns-repeated="1014"/>
        </table:table-row>
        <table:table-row table:style-name="ro2">
          <table:table-cell office:value-type="float" office:value="44.6428017796782">
            <text:p>44.643</text:p>
          </table:table-cell>
          <table:table-cell office:value-type="float" office:value="5.90173191107983">
            <text:p>5.902</text:p>
          </table:table-cell>
          <table:table-cell office:value-type="float" office:value="57.6827546424209">
            <text:p>57.683</text:p>
          </table:table-cell>
          <table:table-cell office:value-type="float" office:value="4.13515472357971">
            <text:p>4.135</text:p>
          </table:table-cell>
          <table:table-cell office:value-type="float" office:value="0.573297957682359">
            <text:p>0.573</text:p>
          </table:table-cell>
          <table:table-cell office:value-type="float" office:value="-0.579371536261393">
            <text:p>-0.579</text:p>
          </table:table-cell>
          <table:table-cell office:value-type="float" office:value="14.2455405419204">
            <text:p>14.246</text:p>
          </table:table-cell>
          <table:table-cell office:value-type="float" office:value="3.15115997104167">
            <text:p>3.151</text:p>
          </table:table-cell>
          <table:table-cell office:value-type="float" office:value="-13.9812480837057">
            <text:p>-13.981</text:p>
          </table:table-cell>
          <table:table-cell table:number-columns-repeated="1014"/>
        </table:table-row>
        <table:table-row table:style-name="ro2">
          <table:table-cell office:value-type="float" office:value="44.6431565432945">
            <text:p>44.643</text:p>
          </table:table-cell>
          <table:table-cell office:value-type="float" office:value="5.99177017995924">
            <text:p>5.992</text:p>
          </table:table-cell>
          <table:table-cell office:value-type="float" office:value="57.6827766036689">
            <text:p>57.683</text:p>
          </table:table-cell>
          <table:table-cell office:value-type="float" office:value="4.13249961548747">
            <text:p>4.132</text:p>
          </table:table-cell>
          <table:table-cell office:value-type="float" office:value="0.581559690163259">
            <text:p>0.582</text:p>
          </table:table-cell>
          <table:table-cell office:value-type="float" office:value="-0.587911066217319">
            <text:p>-0.588</text:p>
          </table:table-cell>
          <table:table-cell office:value-type="float" office:value="13.9931991098073">
            <text:p>13.993</text:p>
          </table:table-cell>
          <table:table-cell office:value-type="float" office:value="3.16830532102384">
            <text:p>3.168</text:p>
          </table:table-cell>
          <table:table-cell office:value-type="float" office:value="-13.7290223264764">
            <text:p>-13.729</text:p>
          </table:table-cell>
          <table:table-cell table:number-columns-repeated="1014"/>
        </table:table-row>
        <table:table-row table:style-name="ro2">
          <table:table-cell office:value-type="float" office:value="44.6435111865489">
            <text:p>44.644</text:p>
          </table:table-cell>
          <table:table-cell office:value-type="float" office:value="6.08180984113453">
            <text:p>6.082</text:p>
          </table:table-cell>
          <table:table-cell office:value-type="float" office:value="57.6827997769937">
            <text:p>57.683</text:p>
          </table:table-cell>
          <table:table-cell office:value-type="float" office:value="4.12980866532054">
            <text:p>4.130</text:p>
          </table:table-cell>
          <table:table-cell office:value-type="float" office:value="0.589813265557911">
            <text:p>0.590</text:p>
          </table:table-cell>
          <table:table-cell office:value-type="float" office:value="-0.596450532939458">
            <text:p>-0.596</text:p>
          </table:table-cell>
          <table:table-cell office:value-type="float" office:value="13.7461045570476">
            <text:p>13.746</text:p>
          </table:table-cell>
          <table:table-cell office:value-type="float" office:value="3.1848856633246">
            <text:p>3.185</text:p>
          </table:table-cell>
          <table:table-cell office:value-type="float" office:value="-13.4820490662884">
            <text:p>-13.482</text:p>
          </table:table-cell>
          <table:table-cell table:number-columns-repeated="1014"/>
        </table:table-row>
        <table:table-row table:style-name="ro2">
          <table:table-cell office:value-type="float" office:value="44.6438657006717">
            <text:p>44.644</text:p>
          </table:table-cell>
          <table:table-cell office:value-type="float" office:value="6.17185089008913">
            <text:p>6.172</text:p>
          </table:table-cell>
          <table:table-cell office:value-type="float" office:value="57.6828241598421">
            <text:p>57.683</text:p>
          </table:table-cell>
          <table:table-cell office:value-type="float" office:value="4.12708200233367">
            <text:p>4.127</text:p>
          </table:table-cell>
          <table:table-cell office:value-type="float" office:value="0.598058588768627">
            <text:p>0.598</text:p>
          </table:table-cell>
          <table:table-cell office:value-type="float" office:value="-0.60498994597359">
            <text:p>-0.605</text:p>
          </table:table-cell>
          <table:table-cell office:value-type="float" office:value="13.5041763038729">
            <text:p>13.504</text:p>
          </table:table-cell>
          <table:table-cell office:value-type="float" office:value="3.20091664623484">
            <text:p>3.201</text:p>
          </table:table-cell>
          <table:table-cell office:value-type="float" office:value="-13.2402476844696">
            <text:p>-13.240</text:p>
          </table:table-cell>
          <table:table-cell table:number-columns-repeated="1014"/>
        </table:table-row>
        <table:table-row table:style-name="ro2">
          <table:table-cell office:value-type="float" office:value="44.6442200770487">
            <text:p>44.644</text:p>
          </table:table-cell>
          <table:table-cell office:value-type="float" office:value="6.26189332192462">
            <text:p>6.262</text:p>
          </table:table-cell>
          <table:table-cell office:value-type="float" office:value="57.6828497492887">
            <text:p>57.683</text:p>
          </table:table-cell>
          <table:table-cell office:value-type="float" office:value="4.12431975833953">
            <text:p>4.124</text:p>
          </table:table-cell>
          <table:table-cell office:value-type="float" office:value="0.606295565199132">
            <text:p>0.606</text:p>
          </table:table-cell>
          <table:table-cell office:value-type="float" office:value="-0.613529314824384">
            <text:p>-0.614</text:p>
          </table:table-cell>
          <table:table-cell office:value-type="float" office:value="13.2673314414923">
            <text:p>13.267</text:p>
          </table:table-cell>
          <table:table-cell office:value-type="float" office:value="3.21641350469882">
            <text:p>3.216</text:p>
          </table:table-cell>
          <table:table-cell office:value-type="float" office:value="-13.0035352345443">
            <text:p>-13.004</text:p>
          </table:table-cell>
          <table:table-cell table:number-columns-repeated="1014"/>
        </table:table-row>
        <table:table-row table:style-name="ro2">
          <table:table-cell office:value-type="float" office:value="44.6445743072179">
            <text:p>44.645</text:p>
          </table:table-cell>
          <table:table-cell office:value-type="float" office:value="6.35193713139639">
            <text:p>6.352</text:p>
          </table:table-cell>
          <table:table-cell office:value-type="float" office:value="57.6828765420611">
            <text:p>57.683</text:p>
          </table:table-cell>
          <table:table-cell office:value-type="float" office:value="4.12152206765884">
            <text:p>4.122</text:p>
          </table:table-cell>
          <table:table-cell office:value-type="float" office:value="0.614524100771672">
            <text:p>0.615</text:p>
          </table:table-cell>
          <table:table-cell office:value-type="float" office:value="-0.622068648963462">
            <text:p>-0.622</text:p>
          </table:table-cell>
          <table:table-cell office:value-type="float" office:value="13.035485138287">
            <text:p>13.035</text:p>
          </table:table-cell>
          <table:table-cell office:value-type="float" office:value="3.23139106385245">
            <text:p>3.231</text:p>
          </table:table-cell>
          <table:table-cell office:value-type="float" office:value="-12.7718268485882">
            <text:p>-12.772</text:p>
          </table:table-cell>
          <table:table-cell table:number-columns-repeated="1014"/>
        </table:table-row>
        <table:table-row table:style-name="ro2">
          <table:table-cell office:value-type="float" office:value="44.6449283828657">
            <text:p>44.645</text:p>
          </table:table-cell>
          <table:table-cell office:value-type="float" office:value="6.4419823129469">
            <text:p>6.442</text:p>
          </table:table-cell>
          <table:table-cell office:value-type="float" office:value="57.6829045345639">
            <text:p>57.683</text:p>
          </table:table-cell>
          <table:table-cell office:value-type="float" office:value="4.11868906706942">
            <text:p>4.119</text:p>
          </table:table-cell>
          <table:table-cell office:value-type="float" office:value="0.622744101942069">
            <text:p>0.623</text:p>
          </table:table-cell>
          <table:table-cell office:value-type="float" office:value="-0.630607957842579">
            <text:p>-0.631</text:p>
          </table:table-cell>
          <table:table-cell office:value-type="float" office:value="12.8085510119695">
            <text:p>12.809</text:p>
          </table:table-cell>
          <table:table-cell office:value-type="float" office:value="3.24586374344713">
            <text:p>3.246</text:p>
          </table:table-cell>
          <table:table-cell office:value-type="float" office:value="-12.5450361095232">
            <text:p>-12.545</text:p>
          </table:table-cell>
          <table:table-cell table:number-columns-repeated="1014"/>
        </table:table-row>
        <table:table-row table:style-name="ro2">
          <table:table-cell office:value-type="float" office:value="44.6452822958239">
            <text:p>44.645</text:p>
          </table:table-cell>
          <table:table-cell office:value-type="float" office:value="6.53202886073652">
            <text:p>6.532</text:p>
          </table:table-cell>
          <table:table-cell office:value-type="float" office:value="57.6829337229028">
            <text:p>57.683</text:p>
          </table:table-cell>
          <table:table-cell office:value-type="float" office:value="4.1158208957569">
            <text:p>4.116</text:p>
          </table:table-cell>
          <table:table-cell office:value-type="float" office:value="0.630955475714707">
            <text:p>0.631</text:p>
          </table:table-cell>
          <table:table-cell office:value-type="float" office:value="-0.639147250900325">
            <text:p>-0.639</text:p>
          </table:table-cell>
          <table:table-cell office:value-type="float" office:value="12.5864414697721">
            <text:p>12.586</text:p>
          </table:table-cell>
          <table:table-cell office:value-type="float" office:value="3.25984556305281">
            <text:p>3.260</text:p>
          </table:table-cell>
          <table:table-cell office:value-type="float" office:value="-12.3230753914274">
            <text:p>-12.323</text:p>
          </table:table-cell>
          <table:table-cell table:number-columns-repeated="1014"/>
        </table:table-row>
        <table:table-row table:style-name="ro2">
          <table:table-cell office:value-type="float" office:value="44.6456360380661">
            <text:p>44.646</text:p>
          </table:table-cell>
          <table:table-cell office:value-type="float" office:value="6.62207676867212">
            <text:p>6.622</text:p>
          </table:table-cell>
          <table:table-cell office:value-type="float" office:value="57.682964102906">
            <text:p>57.683</text:p>
          </table:table-cell>
          <table:table-cell office:value-type="float" office:value="4.11291769526357">
            <text:p>4.113</text:p>
          </table:table-cell>
          <table:table-cell office:value-type="float" office:value="0.639158129657319">
            <text:p>0.639</text:p>
          </table:table-cell>
          <table:table-cell office:value-type="float" office:value="-0.647686537574959">
            <text:p>-0.648</text:p>
          </table:table-cell>
          <table:table-cell office:value-type="float" office:value="12.3690680187214">
            <text:p>12.369</text:p>
          </table:table-cell>
          <table:table-cell office:value-type="float" office:value="3.27335014792424">
            <text:p>3.273</text:p>
          </table:table-cell>
          <table:table-cell office:value-type="float" office:value="-12.1058561699044">
            <text:p>-12.106</text:p>
          </table:table-cell>
          <table:table-cell table:number-columns-repeated="1014"/>
        </table:table-row>
        <table:table-row table:style-name="ro2">
          <table:table-cell office:value-type="float" office:value="44.6459896017049">
            <text:p>44.646</text:p>
          </table:table-cell>
          <table:table-cell office:value-type="float" office:value="6.71212603043355">
            <text:p>6.712</text:p>
          </table:table-cell>
          <table:table-cell office:value-type="float" office:value="57.6829956701462">
            <text:p>57.683</text:p>
          </table:table-cell>
          <table:table-cell office:value-type="float" office:value="4.10997960943856">
            <text:p>4.110</text:p>
          </table:table-cell>
          <table:table-cell office:value-type="float" office:value="0.647351971916183">
            <text:p>0.647</text:p>
          </table:table-cell>
          <table:table-cell office:value-type="float" office:value="-0.656225827312116">
            <text:p>-0.656</text:p>
          </table:table-cell>
          <table:table-cell office:value-type="float" office:value="12.1563415479216">
            <text:p>12.156</text:p>
          </table:table-cell>
          <table:table-cell office:value-type="float" office:value="3.28639073544292">
            <text:p>3.286</text:p>
          </table:table-cell>
          <table:table-cell office:value-type="float" office:value="-11.8932893044502">
            <text:p>-11.893</text:p>
          </table:table-cell>
          <table:table-cell table:number-columns-repeated="1014"/>
        </table:table-row>
        <table:table-row table:style-name="ro2">
          <table:table-cell office:value-type="float" office:value="44.6463429789879">
            <text:p>44.646</text:p>
          </table:table-cell>
          <table:table-cell office:value-type="float" office:value="6.80217663949818">
            <text:p>6.802</text:p>
          </table:table-cell>
          <table:table-cell office:value-type="float" office:value="57.6830284199607">
            <text:p>57.683</text:p>
          </table:table-cell>
          <table:table-cell office:value-type="float" office:value="4.10700678438805">
            <text:p>4.107</text:p>
          </table:table-cell>
          <table:table-cell office:value-type="float" office:value="0.65553691122968">
            <text:p>0.656</text:p>
          </table:table-cell>
          <table:table-cell office:value-type="float" office:value="-0.664765129575205">
            <text:p>-0.665</text:p>
          </table:table-cell>
          <table:table-cell office:value-type="float" office:value="11.9481725847583">
            <text:p>11.948</text:p>
          </table:table-cell>
          <table:table-cell office:value-type="float" office:value="3.29898018203905">
            <text:p>3.299</text:p>
          </table:table-cell>
          <table:table-cell office:value-type="float" office:value="-11.6852852947199">
            <text:p>-11.685</text:p>
          </table:table-cell>
          <table:table-cell table:number-columns-repeated="1014"/>
        </table:table-row>
        <table:table-row table:style-name="ro2">
          <table:table-cell office:value-type="float" office:value="44.6466961622952">
            <text:p>44.647</text:p>
          </table:table-cell>
          <table:table-cell office:value-type="float" office:value="6.89222858916349">
            <text:p>6.892</text:p>
          </table:table-cell>
          <table:table-cell office:value-type="float" office:value="57.6830623474705">
            <text:p>57.683</text:p>
          </table:table-cell>
          <table:table-cell office:value-type="float" office:value="4.10399936842553">
            <text:p>4.104</text:p>
          </table:table-cell>
          <table:table-cell office:value-type="float" office:value="0.663712856943879">
            <text:p>0.664</text:p>
          </table:table-cell>
          <table:table-cell office:value-type="float" office:value="-0.673304453854789">
            <text:p>-0.673</text:p>
          </table:table-cell>
          <table:table-cell office:value-type="float" office:value="11.7444715267903">
            <text:p>11.744</text:p>
          </table:table-cell>
          <table:table-cell office:value-type="float" office:value="3.31113097051965">
            <text:p>3.311</text:p>
          </table:table-cell>
          <table:table-cell office:value-type="float" office:value="-11.4817545124729">
            <text:p>-11.482</text:p>
          </table:table-cell>
          <table:table-cell table:number-columns-repeated="1014"/>
        </table:table-row>
        <table:table-row table:style-name="ro2">
          <table:table-cell office:value-type="float" office:value="44.6470491441361">
            <text:p>44.647</text:p>
          </table:table-cell>
          <table:table-cell office:value-type="float" office:value="6.982281872568">
            <text:p>6.982</text:p>
          </table:table-cell>
          <table:table-cell office:value-type="float" office:value="57.6830974475995">
            <text:p>57.683</text:p>
          </table:table-cell>
          <table:table-cell office:value-type="float" office:value="4.10095751202351">
            <text:p>4.101</text:p>
          </table:table-cell>
          <table:table-cell office:value-type="float" office:value="0.67187971902355">
            <text:p>0.672</text:p>
          </table:table-cell>
          <table:table-cell office:value-type="float" office:value="-0.681843809677452">
            <text:p>-0.682</text:p>
          </table:table-cell>
          <table:table-cell office:value-type="float" office:value="11.5451488510808">
            <text:p>11.545</text:p>
          </table:table-cell>
          <table:table-cell office:value-type="float" office:value="3.32285521772588">
            <text:p>3.323</text:p>
          </table:table-cell>
          <table:table-cell office:value-type="float" office:value="-11.2826074109428">
            <text:p>-11.283</text:p>
          </table:table-cell>
          <table:table-cell table:number-columns-repeated="1014"/>
        </table:table-row>
        <table:table-row table:style-name="ro2">
          <table:table-cell office:value-type="float" office:value="44.6474019171459">
            <text:p>44.647</text:p>
          </table:table-cell>
          <table:table-cell office:value-type="float" office:value="7.07233648271049">
            <text:p>7.072</text:p>
          </table:table-cell>
          <table:table-cell office:value-type="float" office:value="57.683133715091">
            <text:p>57.683</text:p>
          </table:table-cell>
          <table:table-cell office:value-type="float" office:value="4.09788136776402">
            <text:p>4.098</text:p>
          </table:table-cell>
          <table:table-cell office:value-type="float" office:value="0.680037408070089">
            <text:p>0.680</text:p>
          </table:table-cell>
          <table:table-cell office:value-type="float" office:value="-0.690383206615717">
            <text:p>-0.690</text:p>
          </table:table-cell>
          <table:table-cell office:value-type="float" office:value="11.3501153025453">
            <text:p>11.350</text:p>
          </table:table-cell>
          <table:table-cell office:value-type="float" office:value="3.33416468246034">
            <text:p>3.334</text:p>
          </table:table-cell>
          <table:table-cell office:value-type="float" office:value="-11.0877547132096">
            <text:p>-11.088</text:p>
          </table:table-cell>
          <table:table-cell table:number-columns-repeated="1014"/>
        </table:table-row>
        <table:table-row table:style-name="ro2">
          <table:table-cell office:value-type="float" office:value="44.647754474083">
            <text:p>44.648</text:p>
          </table:table-cell>
          <table:table-cell office:value-type="float" office:value="7.1623924124677">
            <text:p>7.162</text:p>
          </table:table-cell>
          <table:table-cell office:value-type="float" office:value="57.6831711445248">
            <text:p>57.683</text:p>
          </table:table-cell>
          <table:table-cell office:value-type="float" office:value="4.09477109029181">
            <text:p>4.095</text:p>
          </table:table-cell>
          <table:table-cell office:value-type="float" office:value="0.688185835328984">
            <text:p>0.688</text:p>
          </table:table-cell>
          <table:table-cell office:value-type="float" office:value="-0.698922654294693">
            <text:p>-0.699</text:p>
          </table:table-cell>
          <table:table-cell office:value-type="float" office:value="11.1592820629225">
            <text:p>11.159</text:p>
          </table:table-cell>
          <table:table-cell office:value-type="float" office:value="3.34507077361936">
            <text:p>3.345</text:p>
          </table:table-cell>
          <table:table-cell office:value-type="float" office:value="-10.8971075811915">
            <text:p>-10.897</text:p>
          </table:table-cell>
          <table:table-cell table:number-columns-repeated="1014"/>
        </table:table-row>
        <table:table-row table:style-name="ro2">
          <table:table-cell office:value-type="float" office:value="44.6481068078262">
            <text:p>44.648</text:p>
          </table:table-cell>
          <table:table-cell office:value-type="float" office:value="7.25244965461059">
            <text:p>7.252</text:p>
          </table:table-cell>
          <table:table-cell office:value-type="float" office:value="57.6832097303328">
            <text:p>57.683</text:p>
          </table:table-cell>
          <table:table-cell office:value-type="float" office:value="4.09162683626639">
            <text:p>4.092</text:p>
          </table:table-cell>
          <table:table-cell office:value-type="float" office:value="0.696324912708477">
            <text:p>0.696</text:p>
          </table:table-cell>
          <table:table-cell office:value-type="float" office:value="-0.707462162404373">
            <text:p>-0.707</text:p>
          </table:table-cell>
          <table:table-cell office:value-type="float" office:value="10.9725609017673">
            <text:p>10.973</text:p>
          </table:table-cell>
          <table:table-cell office:value-type="float" office:value="3.35558455848337">
            <text:p>3.356</text:p>
          </table:table-cell>
          <table:table-cell office:value-type="float" office:value="-10.7105777666452">
            <text:p>-10.711</text:p>
          </table:table-cell>
          <table:table-cell table:number-columns-repeated="1014"/>
        </table:table-row>
        <table:table-row table:style-name="ro2">
          <table:table-cell office:value-type="float" office:value="44.6484589113715">
            <text:p>44.648</text:p>
          </table:table-cell>
          <table:table-cell office:value-type="float" office:value="7.34250820181929">
            <text:p>7.343</text:p>
          </table:table-cell>
          <table:table-cell office:value-type="float" office:value="57.6832494668137">
            <text:p>57.683</text:p>
          </table:table-cell>
          <table:table-cell office:value-type="float" office:value="4.08844876431574">
            <text:p>4.088</text:p>
          </table:table-cell>
          <table:table-cell office:value-type="float" office:value="0.704454552788367">
            <text:p>0.704</text:p>
          </table:table-cell>
          <table:table-cell office:value-type="float" office:value="-0.716001740704005">
            <text:p>-0.716</text:p>
          </table:table-cell>
          <table:table-cell office:value-type="float" office:value="10.7898643108786">
            <text:p>10.790</text:p>
          </table:table-cell>
          <table:table-cell office:value-type="float" office:value="3.36571677111662">
            <text:p>3.366</text:p>
          </table:table-cell>
          <table:table-cell office:value-type="float" office:value="-10.528077745592">
            <text:p>-10.528</text:p>
          </table:table-cell>
          <table:table-cell table:number-columns-repeated="1014"/>
        </table:table-row>
        <table:table-row table:style-name="ro2">
          <table:table-cell office:value-type="float" office:value="44.6488107778295">
            <text:p>44.649</text:p>
          </table:table-cell>
          <table:table-cell office:value-type="float" office:value="7.43256804669679">
            <text:p>7.433</text:p>
          </table:table-cell>
          <table:table-cell office:value-type="float" office:value="57.6832903481467">
            <text:p>57.683</text:p>
          </table:table-cell>
          <table:table-cell office:value-type="float" office:value="4.08523703499079">
            <text:p>4.085</text:p>
          </table:table-cell>
          <table:table-cell office:value-type="float" office:value="0.712574668832906">
            <text:p>0.713</text:p>
          </table:table-cell>
          <table:table-cell office:value-type="float" office:value="-0.724541399032142">
            <text:p>-0.725</text:p>
          </table:table-cell>
          <table:table-cell office:value-type="float" office:value="10.6111056234544">
            <text:p>10.611</text:p>
          </table:table-cell>
          <table:table-cell office:value-type="float" office:value="3.37547782083288">
            <text:p>3.375</text:p>
          </table:table-cell>
          <table:table-cell office:value-type="float" office:value="-10.3495208374672">
            <text:p>-10.350</text:p>
          </table:table-cell>
          <table:table-cell table:number-columns-repeated="1014"/>
        </table:table-row>
        <table:table-row table:style-name="ro2">
          <table:table-cell office:value-type="float" office:value="44.6491624004227">
            <text:p>44.649</text:p>
          </table:table-cell>
          <table:table-cell office:value-type="float" office:value="7.52262918178145">
            <text:p>7.523</text:p>
          </table:table-cell>
          <table:table-cell office:value-type="float" office:value="57.683332368405">
            <text:p>57.683</text:p>
          </table:table-cell>
          <table:table-cell office:value-type="float" office:value="4.08199181071928">
            <text:p>4.082</text:p>
          </table:table-cell>
          <table:table-cell office:value-type="float" office:value="0.720685174805415">
            <text:p>0.721</text:p>
          </table:table-cell>
          <table:table-cell office:value-type="float" office:value="-0.733081147316692">
            <text:p>-0.733</text:p>
          </table:table-cell>
          <table:table-cell office:value-type="float" office:value="10.4361991191639">
            <text:p>10.436</text:p>
          </table:table-cell>
          <table:table-cell office:value-type="float" office:value="3.38487780069255">
            <text:p>3.385</text:p>
          </table:table-cell>
          <table:table-cell office:value-type="float" office:value="-10.1748213101798">
            <text:p>-10.175</text:p>
          </table:table-cell>
          <table:table-cell table:number-columns-repeated="1014"/>
        </table:table-row>
        <table:table-row table:style-name="ro2">
          <table:table-cell office:value-type="float" office:value="44.6495137724831">
            <text:p>44.650</text:p>
          </table:table-cell>
          <table:table-cell office:value-type="float" office:value="7.6126915995584">
            <text:p>7.613</text:p>
          </table:table-cell>
          <table:table-cell office:value-type="float" office:value="57.6833755215677">
            <text:p>57.683</text:p>
          </table:table-cell>
          <table:table-cell office:value-type="float" office:value="4.07871325576265">
            <text:p>4.079</text:p>
          </table:table-cell>
          <table:table-cell office:value-type="float" office:value="0.728785985375209">
            <text:p>0.729</text:p>
          </table:table-cell>
          <table:table-cell office:value-type="float" office:value="-0.741620995577516">
            <text:p>-0.742</text:p>
          </table:table-cell>
          <table:table-cell office:value-type="float" office:value="10.2650601163025">
            <text:p>10.265</text:p>
          </table:table-cell>
          <table:table-cell office:value-type="float" office:value="3.39392649599913">
            <text:p>3.394</text:p>
          </table:table-cell>
          <table:table-cell office:value-type="float" office:value="-10.0038944722503">
            <text:p>-10.004</text:p>
          </table:table-cell>
          <table:table-cell table:number-columns-repeated="1014"/>
        </table:table-row>
        <table:table-row table:style-name="ro2">
          <table:table-cell office:value-type="float" office:value="44.649864887449">
            <text:p>44.650</text:p>
          </table:table-cell>
          <table:table-cell office:value-type="float" office:value="7.70275529247007">
            <text:p>7.703</text:p>
          </table:table-cell>
          <table:table-cell office:value-type="float" office:value="57.6834198015315">
            <text:p>57.683</text:p>
          </table:table-cell>
          <table:table-cell office:value-type="float" office:value="4.07540153617119">
            <text:p>4.075</text:p>
          </table:table-cell>
          <table:table-cell office:value-type="float" office:value="0.736877015933876">
            <text:p>0.737</text:p>
          </table:table-cell>
          <table:table-cell office:value-type="float" office:value="-0.750160953940912">
            <text:p>-0.750</text:p>
          </table:table-cell>
          <table:table-cell office:value-type="float" office:value="10.0976050520824">
            <text:p>10.098</text:p>
          </table:table-cell>
          <table:table-cell office:value-type="float" office:value="3.40263339276082">
            <text:p>3.403</text:p>
          </table:table-cell>
          <table:table-cell office:value-type="float" office:value="-9.83665675307521">
            <text:p>-9.837</text:p>
          </table:table-cell>
          <table:table-cell table:number-columns-repeated="1014"/>
        </table:table-row>
        <table:table-row table:style-name="ro2">
          <table:table-cell office:value-type="float" office:value="44.6502157388632">
            <text:p>44.650</text:p>
          </table:table-cell>
          <table:table-cell office:value-type="float" office:value="7.79282025292559">
            <text:p>7.793</text:p>
          </table:table-cell>
          <table:table-cell office:value-type="float" office:value="57.6834652021219">
            <text:p>57.683</text:p>
          </table:table-cell>
          <table:table-cell office:value-type="float" office:value="4.07205681974169">
            <text:p>4.072</text:p>
          </table:table-cell>
          <table:table-cell office:value-type="float" office:value="0.744958182603354">
            <text:p>0.745</text:p>
          </table:table-cell>
          <table:table-cell office:value-type="float" office:value="-0.758701032640625">
            <text:p>-0.759</text:p>
          </table:table-cell>
          <table:table-cell office:value-type="float" office:value="9.93375155204121">
            <text:p>9.934</text:p>
          </table:table-cell>
          <table:table-cell office:value-type="float" office:value="3.41100768610109">
            <text:p>3.411</text:p>
          </table:table-cell>
          <table:table-cell office:value-type="float" office:value="-9.67302577230802">
            <text:p>-9.673</text:p>
          </table:table-cell>
          <table:table-cell table:number-columns-repeated="1014"/>
        </table:table-row>
        <table:table-row table:style-name="ro2">
          <table:table-cell office:value-type="float" office:value="44.6505663203702">
            <text:p>44.651</text:p>
          </table:table-cell>
          <table:table-cell office:value-type="float" office:value="7.88288647330954">
            <text:p>7.883</text:p>
          </table:table-cell>
          <table:table-cell office:value-type="float" office:value="57.6835117171028">
            <text:p>57.684</text:p>
          </table:table-cell>
          <table:table-cell office:value-type="float" office:value="4.06867927597531">
            <text:p>4.069</text:p>
          </table:table-cell>
          <table:table-cell office:value-type="float" office:value="0.753029402247692">
            <text:p>0.753</text:p>
          </table:table-cell>
          <table:table-cell office:value-type="float" office:value="-0.767241242029878">
            <text:p>-0.767</text:p>
          </table:table-cell>
          <table:table-cell office:value-type="float" office:value="9.77341848952229">
            <text:p>9.773</text:p>
          </table:table-cell>
          <table:table-cell office:value-type="float" office:value="3.4190582885865">
            <text:p>3.419</text:p>
          </table:table-cell>
          <table:table-cell office:value-type="float" office:value="-9.5129203993142">
            <text:p>-9.513</text:p>
          </table:table-cell>
          <table:table-cell table:number-columns-repeated="1014"/>
        </table:table-row>
        <table:table-row table:style-name="ro2">
          <table:table-cell office:value-type="float" office:value="44.6509166257139">
            <text:p>44.651</text:p>
          </table:table-cell>
          <table:table-cell office:value-type="float" office:value="7.97295394598971">
            <text:p>7.973</text:p>
          </table:table-cell>
          <table:table-cell office:value-type="float" office:value="57.683559340186">
            <text:p>57.684</text:p>
          </table:table-cell>
          <table:table-cell office:value-type="float" office:value="4.06526907603536">
            <text:p>4.065</text:p>
          </table:table-cell>
          <table:table-cell office:value-type="float" office:value="0.761090592484083">
            <text:p>0.761</text:p>
          </table:table-cell>
          <table:table-cell office:value-type="float" office:value="-0.775781592585936">
            <text:p>-0.776</text:p>
          </table:table-cell>
          <table:table-cell office:value-type="float" office:value="9.61652603605695">
            <text:p>9.617</text:p>
          </table:table-cell>
          <table:table-cell office:value-type="float" office:value="3.42679383845993">
            <text:p>3.427</text:p>
          </table:table-cell>
          <table:table-cell office:value-type="float" office:value="-9.35626080351415">
            <text:p>-9.356</text:p>
          </table:table-cell>
          <table:table-cell table:number-columns-repeated="1014"/>
        </table:table-row>
        <table:table-row table:style-name="ro2">
          <table:table-cell office:value-type="float" office:value="44.6512666487353">
            <text:p>44.651</text:p>
          </table:table-cell>
          <table:table-cell office:value-type="float" office:value="8.06302266332427">
            <text:p>8.063</text:p>
          </table:table-cell>
          <table:table-cell office:value-type="float" office:value="57.6836080650405">
            <text:p>57.684</text:p>
          </table:table-cell>
          <table:table-cell office:value-type="float" office:value="4.06182639270735">
            <text:p>4.062</text:p>
          </table:table-cell>
          <table:table-cell office:value-type="float" office:value="0.76914167169183">
            <text:p>0.769</text:p>
          </table:table-cell>
          <table:table-cell office:value-type="float" office:value="-0.784322094917935">
            <text:p>-0.784</text:p>
          </table:table-cell>
          <table:table-cell office:value-type="float" office:value="9.46299570347748">
            <text:p>9.463</text:p>
          </table:table-cell>
          <table:table-cell office:value-type="float" office:value="3.43422270775894">
            <text:p>3.434</text:p>
          </table:table-cell>
          <table:table-cell office:value-type="float" office:value="-9.20296849646245">
            <text:p>-9.203</text:p>
          </table:table-cell>
          <table:table-cell table:number-columns-repeated="1014"/>
        </table:table-row>
        <table:table-row table:style-name="ro2">
          <table:table-cell office:value-type="float" office:value="44.6516163833705">
            <text:p>44.652</text:p>
          </table:table-cell>
          <table:table-cell office:value-type="float" office:value="8.15309261766815">
            <text:p>8.153</text:p>
          </table:table-cell>
          <table:table-cell office:value-type="float" office:value="57.6836578853006">
            <text:p>57.684</text:p>
          </table:table-cell>
          <table:table-cell office:value-type="float" office:value="4.05835140035852">
            <text:p>4.058</text:p>
          </table:table-cell>
          <table:table-cell office:value-type="float" office:value="0.77718255902262">
            <text:p>0.777</text:p>
          </table:table-cell>
          <table:table-cell office:value-type="float" office:value="-0.792862759772171">
            <text:p>-0.793</text:p>
          </table:table-cell>
          <table:table-cell office:value-type="float" office:value="9.31275037848282">
            <text:p>9.313</text:p>
          </table:table-cell>
          <table:table-cell office:value-type="float" office:value="3.44135301030756">
            <text:p>3.441</text:p>
          </table:table-cell>
          <table:table-cell office:value-type="float" office:value="-9.05296636637563">
            <text:p>-9.053</text:p>
          </table:table-cell>
          <table:table-cell table:number-columns-repeated="1014"/>
        </table:table-row>
        <table:table-row table:style-name="ro2">
          <table:table-cell office:value-type="float" office:value="44.6519658236483">
            <text:p>44.652</text:p>
          </table:table-cell>
          <table:table-cell office:value-type="float" office:value="8.24316380137888">
            <text:p>8.243</text:p>
          </table:table-cell>
          <table:table-cell office:value-type="float" office:value="57.6837087945732">
            <text:p>57.684</text:p>
          </table:table-cell>
          <table:table-cell office:value-type="float" office:value="4.05484427489828">
            <text:p>4.055</text:p>
          </table:table-cell>
          <table:table-cell office:value-type="float" office:value="0.785213174412632">
            <text:p>0.785</text:p>
          </table:table-cell>
          <table:table-cell office:value-type="float" office:value="-0.80140359804316">
            <text:p>-0.801</text:p>
          </table:table-cell>
          <table:table-cell office:value-type="float" office:value="9.16571435036202">
            <text:p>9.166</text:p>
          </table:table-cell>
          <table:table-cell office:value-type="float" office:value="3.44819260956668">
            <text:p>3.448</text:p>
          </table:table-cell>
          <table:table-cell office:value-type="float" office:value="-8.90617870581674">
            <text:p>-8.906</text:p>
          </table:table-cell>
          <table:table-cell table:number-columns-repeated="1014"/>
        </table:table-row>
        <table:table-row table:style-name="ro2">
          <table:table-cell office:value-type="float" office:value="44.6523149636882">
            <text:p>44.652</text:p>
          </table:table-cell>
          <table:table-cell office:value-type="float" office:value="8.33323620682177">
            <text:p>8.333</text:p>
          </table:table-cell>
          <table:table-cell office:value-type="float" office:value="57.6837607864454">
            <text:p>57.684</text:p>
          </table:table-cell>
          <table:table-cell office:value-type="float" office:value="4.05130519373993">
            <text:p>4.051</text:p>
          </table:table-cell>
          <table:table-cell office:value-type="float" office:value="0.79323343858762">
            <text:p>0.793</text:p>
          </table:table-cell>
          <table:table-cell office:value-type="float" office:value="-0.809944620773889">
            <text:p>-0.810</text:p>
          </table:table-cell>
          <table:table-cell office:value-type="float" office:value="9.02181333250007">
            <text:p>9.022</text:p>
          </table:table-cell>
          <table:table-cell office:value-type="float" office:value="3.45474912633753">
            <text:p>3.455</text:p>
          </table:table-cell>
          <table:table-cell office:value-type="float" office:value="-8.76253123315676">
            <text:p>-8.763</text:p>
          </table:table-cell>
          <table:table-cell table:number-columns-repeated="1014"/>
        </table:table-row>
        <table:table-row table:style-name="ro2">
          <table:table-cell office:value-type="float" office:value="44.6526637976983">
            <text:p>44.653</text:p>
          </table:table-cell>
          <table:table-cell office:value-type="float" office:value="8.4233098263746">
            <text:p>8.423</text:p>
          </table:table-cell>
          <table:table-cell office:value-type="float" office:value="57.6838138544908">
            <text:p>57.684</text:p>
          </table:table-cell>
          <table:table-cell office:value-type="float" office:value="4.04773433576241">
            <text:p>4.048</text:p>
          </table:table-cell>
          <table:table-cell office:value-type="float" office:value="0.801243273075199">
            <text:p>0.801</text:p>
          </table:table-cell>
          <table:table-cell office:value-type="float" office:value="-0.818485839166065">
            <text:p>-0.818</text:p>
          </table:table-cell>
          <table:table-cell office:value-type="float" office:value="8.88097447826315">
            <text:p>8.881</text:p>
          </table:table-cell>
          <table:table-cell office:value-type="float" office:value="3.46102994630496">
            <text:p>3.461</text:p>
          </table:table-cell>
          <table:table-cell office:value-type="float" office:value="-8.62195110842072">
            <text:p>-8.622</text:p>
          </table:table-cell>
          <table:table-cell table:number-columns-repeated="1014"/>
        </table:table-row>
        <table:table-row table:style-name="ro2">
          <table:table-cell office:value-type="float" office:value="44.6530123199735">
            <text:p>44.653</text:p>
          </table:table-cell>
          <table:table-cell office:value-type="float" office:value="8.51338465243183">
            <text:p>8.513</text:p>
          </table:table-cell>
          <table:table-cell office:value-type="float" office:value="57.683867992276">
            <text:p>57.684</text:p>
          </table:table-cell>
          <table:table-cell office:value-type="float" office:value="4.04413188127274">
            <text:p>4.044</text:p>
          </table:table-cell>
          <table:table-cell office:value-type="float" office:value="0.809242600213814">
            <text:p>0.809</text:p>
          </table:table-cell>
          <table:table-cell office:value-type="float" office:value="-0.827027264586129">
            <text:p>-0.827</text:p>
          </table:table-cell>
          <table:table-cell office:value-type="float" office:value="8.74312639180986">
            <text:p>8.743</text:p>
          </table:table-cell>
          <table:table-cell office:value-type="float" office:value="3.4670422274189">
            <text:p>3.467</text:p>
          </table:table-cell>
          <table:table-cell office:value-type="float" office:value="-8.48436694405474">
            <text:p>-8.484</text:p>
          </table:table-cell>
          <table:table-cell table:number-columns-repeated="1014"/>
        </table:table-row>
        <table:table-row table:style-name="ro2">
          <table:table-cell office:value-type="float" office:value="44.6533605248937">
            <text:p>44.653</text:p>
          </table:table-cell>
          <table:table-cell office:value-type="float" office:value="8.60346067740828">
            <text:p>8.603</text:p>
          </table:table-cell>
          <table:table-cell office:value-type="float" office:value="57.6839231933659">
            <text:p>57.684</text:p>
          </table:table-cell>
          <table:table-cell office:value-type="float" office:value="4.0404980119695">
            <text:p>4.040</text:p>
          </table:table-cell>
          <table:table-cell office:value-type="float" office:value="0.817231343159349">
            <text:p>0.817</text:p>
          </table:table-cell>
          <table:table-cell office:value-type="float" office:value="-0.835568908569999">
            <text:p>-0.836</text:p>
          </table:table-cell>
          <table:table-cell office:value-type="float" office:value="8.6081991343244">
            <text:p>8.608</text:p>
          </table:table-cell>
          <table:table-cell office:value-type="float" office:value="3.47279290710424">
            <text:p>3.473</text:p>
          </table:table-cell>
          <table:table-cell office:value-type="float" office:value="-8.34970881111767">
            <text:p>-8.350</text:p>
          </table:table-cell>
          <table:table-cell table:number-columns-repeated="1014"/>
        </table:table-row>
        <table:table-row table:style-name="ro2">
          <table:table-cell office:value-type="float" office:value="44.6537084069216">
            <text:p>44.654</text:p>
          </table:table-cell>
          <table:table-cell office:value-type="float" office:value="8.69353789374252">
            <text:p>8.694</text:p>
          </table:table-cell>
          <table:table-cell office:value-type="float" office:value="57.6839794513294">
            <text:p>57.684</text:p>
          </table:table-cell>
          <table:table-cell office:value-type="float" office:value="4.03683291090675">
            <text:p>4.037</text:p>
          </table:table-cell>
          <table:table-cell office:value-type="float" office:value="0.825209425895249">
            <text:p>0.825</text:p>
          </table:table-cell>
          <table:table-cell office:value-type="float" office:value="-0.844110782829646">
            <text:p>-0.844</text:p>
          </table:table-cell>
          <table:table-cell office:value-type="float" office:value="8.47612422613461">
            <text:p>8.476</text:p>
          </table:table-cell>
          <table:table-cell office:value-type="float" office:value="3.47828870929971">
            <text:p>3.478</text:p>
          </table:table-cell>
          <table:table-cell office:value-type="float" office:value="-8.21790824135242">
            <text:p>-8.218</text:p>
          </table:table-cell>
          <table:table-cell table:number-columns-repeated="1014"/>
        </table:table-row>
        <table:table-row table:style-name="ro2">
          <table:table-cell office:value-type="float" office:value="44.6540559606011">
            <text:p>44.654</text:p>
          </table:table-cell>
          <table:table-cell office:value-type="float" office:value="8.78361629389975">
            <text:p>8.784</text:p>
          </table:table-cell>
          <table:table-cell office:value-type="float" office:value="57.6840367597437">
            <text:p>57.684</text:p>
          </table:table-cell>
          <table:table-cell office:value-type="float" office:value="4.03313676245813">
            <text:p>4.033</text:p>
          </table:table-cell>
          <table:table-cell office:value-type="float" office:value="0.833176773239967">
            <text:p>0.833</text:p>
          </table:table-cell>
          <table:table-cell office:value-type="float" office:value="-0.85265289925882">
            <text:p>-0.853</text:p>
          </table:table-cell>
          <table:table-cell office:value-type="float" office:value="8.34683464514564">
            <text:p>8.347</text:p>
          </table:table-cell>
          <table:table-cell office:value-type="float" office:value="3.48353615131881">
            <text:p>3.484</text:p>
          </table:table-cell>
          <table:table-cell office:value-type="float" office:value="-8.08889822557826">
            <text:p>-8.089</text:p>
          </table:table-cell>
          <table:table-cell table:number-columns-repeated="1014"/>
        </table:table-row>
        <table:table-row table:style-name="ro2">
          <table:table-cell office:value-type="float" office:value="44.6544031805558">
            <text:p>44.654</text:p>
          </table:table-cell>
          <table:table-cell office:value-type="float" office:value="8.87369587037437">
            <text:p>8.874</text:p>
          </table:table-cell>
          <table:table-cell office:value-type="float" office:value="57.6840951121993">
            <text:p>57.684</text:p>
          </table:table-cell>
          <table:table-cell office:value-type="float" office:value="4.0294097522825">
            <text:p>4.029</text:p>
          </table:table-cell>
          <table:table-cell office:value-type="float" office:value="0.841133310854967">
            <text:p>0.841</text:p>
          </table:table-cell>
          <table:table-cell office:value-type="float" office:value="-0.861195269938057">
            <text:p>-0.861</text:p>
          </table:table-cell>
          <table:table-cell office:value-type="float" office:value="8.22026482197495">
            <text:p>8.220</text:p>
          </table:table-cell>
          <table:table-cell office:value-type="float" office:value="3.48854155053439">
            <text:p>3.489</text:p>
          </table:table-cell>
          <table:table-cell office:value-type="float" office:value="-7.96261320878003">
            <text:p>-7.963</text:p>
          </table:table-cell>
          <table:table-cell table:number-columns-repeated="1014"/>
        </table:table-row>
        <table:table-row table:style-name="ro2">
          <table:table-cell office:value-type="float" office:value="44.654750061487">
            <text:p>44.655</text:p>
          </table:table-cell>
          <table:table-cell office:value-type="float" office:value="8.96377661569233">
            <text:p>8.964</text:p>
          </table:table-cell>
          <table:table-cell office:value-type="float" office:value="57.6841545023038">
            <text:p>57.684</text:p>
          </table:table-cell>
          <table:table-cell office:value-type="float" office:value="4.02565206728887">
            <text:p>4.026</text:p>
          </table:table-cell>
          <table:table-cell office:value-type="float" office:value="0.849078965252339">
            <text:p>0.849</text:p>
          </table:table-cell>
          <table:table-cell office:value-type="float" office:value="-0.869737907140912">
            <text:p>-0.870</text:p>
          </table:table-cell>
          <table:table-cell office:value-type="float" office:value="8.09635063215256">
            <text:p>8.096</text:p>
          </table:table-cell>
          <table:table-cell office:value-type="float" office:value="3.49331103088279">
            <text:p>3.493</text:p>
          </table:table-cell>
          <table:table-cell office:value-type="float" office:value="-7.83898908226853">
            <text:p>-7.839</text:p>
          </table:table-cell>
          <table:table-cell table:number-columns-repeated="1014"/>
        </table:table-row>
        <table:table-row table:style-name="ro2">
          <table:table-cell office:value-type="float" office:value="44.6550965981724">
            <text:p>44.655</text:p>
          </table:table-cell>
          <table:table-cell office:value-type="float" office:value="9.05385852241301">
            <text:p>9.054</text:p>
          </table:table-cell>
          <table:table-cell office:value-type="float" office:value="57.6842149236855">
            <text:p>57.684</text:p>
          </table:table-cell>
          <table:table-cell office:value-type="float" office:value="4.021863895603">
            <text:p>4.022</text:p>
          </table:table-cell>
          <table:table-cell office:value-type="float" office:value="0.857013663802678">
            <text:p>0.857</text:p>
          </table:table-cell>
          <table:table-cell office:value-type="float" office:value="-0.878280823339764">
            <text:p>-0.878</text:p>
          </table:table-cell>
          <table:table-cell office:value-type="float" office:value="7.97502938571349">
            <text:p>7.975</text:p>
          </table:table-cell>
          <table:table-cell office:value-type="float" office:value="3.49785052918984">
            <text:p>3.498</text:p>
          </table:table-cell>
          <table:table-cell office:value-type="float" office:value="-7.71796317322339">
            <text:p>-7.718</text:p>
          </table:table-cell>
          <table:table-cell table:number-columns-repeated="1014"/>
        </table:table-row>
        <table:table-row table:style-name="ro2">
          <table:table-cell office:value-type="float" office:value="44.6554427854641">
            <text:p>44.655</text:p>
          </table:table-cell>
          <table:table-cell office:value-type="float" office:value="9.14394158313096">
            <text:p>9.144</text:p>
          </table:table-cell>
          <table:table-cell office:value-type="float" office:value="57.6842763699975">
            <text:p>57.684</text:p>
          </table:table-cell>
          <table:table-cell office:value-type="float" office:value="4.01804542653397">
            <text:p>4.018</text:p>
          </table:table-cell>
          <table:table-cell office:value-type="float" office:value="0.864937334741157">
            <text:p>0.865</text:p>
          </table:table-cell>
          <table:table-cell office:value-type="float" office:value="-0.886824031209281">
            <text:p>-0.887</text:p>
          </table:table-cell>
          <table:table-cell office:value-type="float" office:value="7.85623981448027">
            <text:p>7.856</text:p>
          </table:table-cell>
          <table:table-cell office:value-type="float" office:value="3.50216580131827">
            <text:p>3.502</text:p>
          </table:table-cell>
          <table:table-cell office:value-type="float" office:value="-7.59947423194094">
            <text:p>-7.599</text:p>
          </table:table-cell>
          <table:table-cell table:number-columns-repeated="1014"/>
        </table:table-row>
        <table:table-row table:style-name="ro2">
          <table:table-cell office:value-type="float" office:value="44.6557886182876">
            <text:p>44.656</text:p>
          </table:table-cell>
          <table:table-cell office:value-type="float" office:value="9.23402579047736">
            <text:p>9.234</text:p>
          </table:table-cell>
          <table:table-cell office:value-type="float" office:value="57.6843388349202">
            <text:p>57.684</text:p>
          </table:table-cell>
          <table:table-cell office:value-type="float" office:value="4.01419685054116">
            <text:p>4.014</text:p>
          </table:table-cell>
          <table:table-cell office:value-type="float" office:value="0.872849907176347">
            <text:p>0.873</text:p>
          </table:table-cell>
          <table:table-cell office:value-type="float" office:value="-0.895367543633635">
            <text:p>-0.895</text:p>
          </table:table-cell>
          <table:table-cell office:value-type="float" office:value="7.73992205731943">
            <text:p>7.740</text:p>
          </table:table-cell>
          <table:table-cell office:value-type="float" office:value="3.50626242813747">
            <text:p>3.506</text:p>
          </table:table-cell>
          <table:table-cell office:value-type="float" office:value="-7.48346241704104">
            <text:p>-7.483</text:p>
          </table:table-cell>
          <table:table-cell table:number-columns-repeated="1014"/>
        </table:table-row>
        <table:table-row table:style-name="ro2">
          <table:table-cell office:value-type="float" office:value="44.6561340916402">
            <text:p>44.656</text:p>
          </table:table-cell>
          <table:table-cell office:value-type="float" office:value="9.32411113712123">
            <text:p>9.324</text:p>
          </table:table-cell>
          <table:table-cell office:value-type="float" office:value="57.6844023121642">
            <text:p>57.684</text:p>
          </table:table-cell>
          <table:table-cell office:value-type="float" office:value="4.01031835920216">
            <text:p>4.010</text:p>
          </table:table-cell>
          <table:table-cell office:value-type="float" office:value="0.880751311095312">
            <text:p>0.881</text:p>
          </table:table-cell>
          <table:table-cell office:value-type="float" office:value="-0.903911373710252">
            <text:p>-0.904</text:p>
          </table:table-cell>
          <table:table-cell office:value-type="float" office:value="7.62601764362106">
            <text:p>7.626</text:p>
          </table:table-cell>
          <table:table-cell office:value-type="float" office:value="3.51014582131664">
            <text:p>3.510</text:p>
          </table:table-cell>
          <table:table-cell office:value-type="float" office:value="-7.36986927890846">
            <text:p>-7.370</text:p>
          </table:table-cell>
          <table:table-cell table:number-columns-repeated="1014"/>
        </table:table-row>
        <table:table-row table:style-name="ro2">
          <table:table-cell office:value-type="float" office:value="44.6564792005892">
            <text:p>44.656</text:p>
          </table:table-cell>
          <table:table-cell office:value-type="float" office:value="9.41419761577052">
            <text:p>9.414</text:p>
          </table:table-cell>
          <table:table-cell office:value-type="float" office:value="57.6844667954735">
            <text:p>57.684</text:p>
          </table:table-cell>
          <table:table-cell office:value-type="float" office:value="4.00641014518082">
            <text:p>4.006</text:p>
          </table:table-cell>
          <table:table-cell office:value-type="float" office:value="0.888641477370875">
            <text:p>0.889</text:p>
          </table:table-cell>
          <table:table-cell office:value-type="float" office:value="-0.9124555347557">
            <text:p>-0.912</text:p>
          </table:table-cell>
          <table:table-cell office:value-type="float" office:value="7.51446947523004">
            <text:p>7.514</text:p>
          </table:table-cell>
          <table:table-cell office:value-type="float" office:value="3.51382122894472">
            <text:p>3.514</text:p>
          </table:table-cell>
          <table:table-cell office:value-type="float" office:value="-7.25863774158334">
            <text:p>-7.259</text:p>
          </table:table-cell>
          <table:table-cell table:number-columns-repeated="1014"/>
        </table:table-row>
        <table:table-row table:style-name="ro2">
          <table:table-cell office:value-type="float" office:value="44.6568239402713">
            <text:p>44.657</text:p>
          </table:table-cell>
          <table:table-cell office:value-type="float" office:value="9.50428521917286">
            <text:p>9.504</text:p>
          </table:table-cell>
          <table:table-cell office:value-type="float" office:value="57.6845322786271">
            <text:p>57.685</text:p>
          </table:table-cell>
          <table:table-cell office:value-type="float" office:value="4.00247240219605">
            <text:p>4.002</text:p>
          </table:table-cell>
          <table:table-cell office:value-type="float" office:value="0.896520337767689">
            <text:p>0.897</text:p>
          </table:table-cell>
          <table:table-cell office:value-type="float" office:value="-0.921000040308696">
            <text:p>-0.921</text:p>
          </table:table-cell>
          <table:table-cell office:value-type="float" office:value="7.4052218070324">
            <text:p>7.405</text:p>
          </table:table-cell>
          <table:table-cell office:value-type="float" office:value="3.51729374097903">
            <text:p>3.517</text:p>
          </table:table-cell>
          <table:table-cell office:value-type="float" office:value="-7.1497120833069">
            <text:p>-7.150</text:p>
          </table:table-cell>
          <table:table-cell table:number-columns-repeated="1014"/>
        </table:table-row>
        <table:table-row table:style-name="ro2">
          <table:table-cell office:value-type="float" office:value="44.6571683058904">
            <text:p>44.657</text:p>
          </table:table-cell>
          <table:table-cell office:value-type="float" office:value="9.59437394011633">
            <text:p>9.594</text:p>
          </table:table-cell>
          <table:table-cell office:value-type="float" office:value="57.6845987554415">
            <text:p>57.685</text:p>
          </table:table-cell>
          <table:table-cell office:value-type="float" office:value="3.99850532499021">
            <text:p>3.999</text:p>
          </table:table-cell>
          <table:table-cell office:value-type="float" office:value="0.904387824949397">
            <text:p>0.904</text:p>
          </table:table-cell>
          <table:table-cell office:value-type="float" office:value="-0.929544904138148">
            <text:p>-0.930</text:p>
          </table:table-cell>
          <table:table-cell office:value-type="float" office:value="7.29822022641284">
            <text:p>7.298</text:p>
          </table:table-cell>
          <table:table-cell office:value-type="float" office:value="3.52056829452298">
            <text:p>3.521</text:p>
          </table:table-cell>
          <table:table-cell office:value-type="float" office:value="-7.04303791593786">
            <text:p>-7.043</text:p>
          </table:table-cell>
          <table:table-cell table:number-columns-repeated="1014"/>
        </table:table-row>
        <table:table-row table:style-name="ro2">
          <table:table-cell office:value-type="float" office:value="44.6575122927171">
            <text:p>44.658</text:p>
          </table:table-cell>
          <table:table-cell office:value-type="float" office:value="9.68446377142995">
            <text:p>9.684</text:p>
          </table:table-cell>
          <table:table-cell office:value-type="float" office:value="57.6846662197729">
            <text:p>57.685</text:p>
          </table:table-cell>
          <table:table-cell office:value-type="float" office:value="3.99450910929965">
            <text:p>3.995</text:p>
          </table:table-cell>
          <table:table-cell office:value-type="float" office:value="0.912243872483037">
            <text:p>0.912</text:p>
          </table:table-cell>
          <table:table-cell office:value-type="float" office:value="-0.938090140244499">
            <text:p>-0.938</text:p>
          </table:table-cell>
          <table:table-cell office:value-type="float" office:value="7.19341163172303">
            <text:p>7.193</text:p>
          </table:table-cell>
          <table:table-cell office:value-type="float" office:value="3.52364967894091">
            <text:p>3.524</text:p>
          </table:table-cell>
          <table:table-cell office:value-type="float" office:value="-6.93856216338389">
            <text:p>-6.939</text:p>
          </table:table-cell>
          <table:table-cell table:number-columns-repeated="1014"/>
        </table:table-row>
        <table:table-row table:style-name="ro2">
          <table:table-cell office:value-type="float" office:value="44.6578558960869">
            <text:p>44.658</text:p>
          </table:table-cell>
          <table:table-cell office:value-type="float" office:value="9.77455470598402">
            <text:p>9.775</text:p>
          </table:table-cell>
          <table:table-cell office:value-type="float" office:value="57.6847346655182">
            <text:p>57.685</text:p>
          </table:table-cell>
          <table:table-cell office:value-type="float" office:value="3.99048395182356">
            <text:p>3.990</text:p>
          </table:table-cell>
          <table:table-cell office:value-type="float" office:value="0.920088414845736">
            <text:p>0.920</text:p>
          </table:table-cell>
          <table:table-cell office:value-type="float" office:value="-0.946635762866029">
            <text:p>-0.947</text:p>
          </table:table-cell>
          <table:table-cell office:value-type="float" office:value="7.09074420994351">
            <text:p>7.091</text:p>
          </table:table-cell>
          <table:table-cell office:value-type="float" office:value="3.52654254080722">
            <text:p>3.527</text:p>
          </table:table-cell>
          <table:table-cell office:value-type="float" office:value="-6.8362330392247">
            <text:p>-6.836</text:p>
          </table:table-cell>
          <table:table-cell table:number-columns-repeated="1014"/>
        </table:table-row>
        <table:table-row table:style-name="ro2">
          <table:table-cell office:value-type="float" office:value="44.6581991113995">
            <text:p>44.658</text:p>
          </table:table-cell>
          <table:table-cell office:value-type="float" office:value="9.8646467366905">
            <text:p>9.865</text:p>
          </table:table-cell>
          <table:table-cell office:value-type="float" office:value="57.6848040866171">
            <text:p>57.685</text:p>
          </table:table-cell>
          <table:table-cell office:value-type="float" office:value="3.9864300501947">
            <text:p>3.986</text:p>
          </table:table-cell>
          <table:table-cell office:value-type="float" office:value="0.927921387431162">
            <text:p>0.928</text:p>
          </table:table-cell>
          <table:table-cell office:value-type="float" office:value="-0.955181786484508">
            <text:p>-0.955</text:p>
          </table:table-cell>
          <table:table-cell office:value-type="float" office:value="6.99016741367674">
            <text:p>6.990</text:p>
          </table:table-cell>
          <table:table-cell office:value-type="float" office:value="3.52925138869821">
            <text:p>3.529</text:p>
          </table:table-cell>
          <table:table-cell office:value-type="float" office:value="-6.73600002366839">
            <text:p>-6.736</text:p>
          </table:table-cell>
          <table:table-cell table:number-columns-repeated="1014"/>
        </table:table-row>
        <table:table-row table:style-name="ro2">
          <table:table-cell office:value-type="float" office:value="44.6585419341172">
            <text:p>44.659</text:p>
          </table:table-cell>
          <table:table-cell office:value-type="float" office:value="9.95473985650304">
            <text:p>9.955</text:p>
          </table:table-cell>
          <table:table-cell office:value-type="float" office:value="57.6848744770531">
            <text:p>57.685</text:p>
          </table:table-cell>
          <table:table-cell office:value-type="float" office:value="3.98234760295058">
            <text:p>3.982</text:p>
          </table:table-cell>
          <table:table-cell office:value-type="float" office:value="0.935742726551729">
            <text:p>0.936</text:p>
          </table:table-cell>
          <table:table-cell office:value-type="float" office:value="-0.963728225825543">
            <text:p>-0.964</text:p>
          </table:table-cell>
          <table:table-cell office:value-type="float" office:value="6.89163193758845">
            <text:p>6.892</text:p>
          </table:table-cell>
          <table:table-cell office:value-type="float" office:value="3.53178059782731">
            <text:p>3.532</text:p>
          </table:table-cell>
          <table:table-cell office:value-type="float" office:value="-6.63781383995638">
            <text:p>-6.638</text:p>
          </table:table-cell>
          <table:table-cell table:number-columns-repeated="1014"/>
        </table:table-row>
        <table:table-row table:style-name="ro2">
          <table:table-cell office:value-type="float" office:value="44.658884359764">
            <text:p>44.659</text:p>
          </table:table-cell>
          <table:table-cell office:value-type="float" office:value="10.0448340584171">
            <text:p>10.045</text:p>
          </table:table-cell>
          <table:table-cell office:value-type="float" office:value="57.6849458308551">
            <text:p>57.685</text:p>
          </table:table-cell>
          <table:table-cell office:value-type="float" office:value="3.97823680950337">
            <text:p>3.978</text:p>
          </table:table-cell>
          <table:table-cell office:value-type="float" office:value="0.943552369448618">
            <text:p>0.944</text:p>
          </table:table-cell>
          <table:table-cell office:value-type="float" office:value="-0.972275095868898">
            <text:p>-0.972</text:p>
          </table:table-cell>
          <table:table-cell office:value-type="float" office:value="6.79508969443732">
            <text:p>6.795</text:p>
          </table:table-cell>
          <table:table-cell office:value-type="float" office:value="3.53413441452746">
            <text:p>3.534</text:p>
          </table:table-cell>
          <table:table-cell office:value-type="float" office:value="-6.54162643035746">
            <text:p>-6.542</text:p>
          </table:table-cell>
          <table:table-cell table:number-columns-repeated="1014"/>
        </table:table-row>
        <table:table-row table:style-name="ro2">
          <table:table-cell office:value-type="float" office:value="44.6592263839246">
            <text:p>44.659</text:p>
          </table:table-cell>
          <table:table-cell office:value-type="float" office:value="10.13492933547">
            <text:p>10.135</text:p>
          </table:table-cell>
          <table:table-cell office:value-type="float" office:value="57.6850181420979">
            <text:p>57.685</text:p>
          </table:table-cell>
          <table:table-cell office:value-type="float" office:value="3.97409787011236">
            <text:p>3.974</text:p>
          </table:table-cell>
          <table:table-cell office:value-type="float" office:value="0.95135025429167">
            <text:p>0.951</text:p>
          </table:table-cell>
          <table:table-cell office:value-type="float" office:value="-0.980822411847143">
            <text:p>-0.981</text:p>
          </table:table-cell>
          <table:table-cell office:value-type="float" office:value="6.7004937907765">
            <text:p>6.700</text:p>
          </table:table-cell>
          <table:table-cell office:value-type="float" office:value="3.5363169605863">
            <text:p>3.536</text:p>
          </table:table-cell>
          <table:table-cell office:value-type="float" office:value="-6.44739093183623">
            <text:p>-6.447</text:p>
          </table:table-cell>
          <table:table-cell table:number-columns-repeated="1014"/>
        </table:table-row>
        <table:table-row table:style-name="ro2">
          <table:table-cell office:value-type="float" office:value="44.6595680022433">
            <text:p>44.660</text:p>
          </table:table-cell>
          <table:table-cell office:value-type="float" office:value="10.2250256807406">
            <text:p>10.225</text:p>
          </table:table-cell>
          <table:table-cell office:value-type="float" office:value="57.6850914049036">
            <text:p>57.685</text:p>
          </table:table-cell>
          <table:table-cell office:value-type="float" office:value="3.96993098585517">
            <text:p>3.970</text:p>
          </table:table-cell>
          <table:table-cell office:value-type="float" office:value="0.959136320188722">
            <text:p>0.959</text:p>
          </table:table-cell>
          <table:table-cell office:value-type="float" office:value="-0.989370189253683">
            <text:p>-0.989</text:p>
          </table:table-cell>
          <table:table-cell office:value-type="float" office:value="6.60779850243254">
            <text:p>6.608</text:p>
          </table:table-cell>
          <table:table-cell office:value-type="float" office:value="3.53833223743638">
            <text:p>3.538</text:p>
          </table:table-cell>
          <table:table-cell office:value-type="float" office:value="-6.35506165149648">
            <text:p>-6.355</text:p>
          </table:table-cell>
          <table:table-cell table:number-columns-repeated="1014"/>
        </table:table-row>
        <table:table-row table:style-name="ro2">
          <table:table-cell office:value-type="float" office:value="44.6599092104229">
            <text:p>44.660</text:p>
          </table:table-cell>
          <table:table-cell office:value-type="float" office:value="10.3151230873492">
            <text:p>10.315</text:p>
          </table:table-cell>
          <table:table-cell office:value-type="float" office:value="57.6851656134418">
            <text:p>57.685</text:p>
          </table:table-cell>
          <table:table-cell office:value-type="float" office:value="3.96573635859981">
            <text:p>3.966</text:p>
          </table:table-cell>
          <table:table-cell office:value-type="float" office:value="0.96691050718674">
            <text:p>0.967</text:p>
          </table:table-cell>
          <table:table-cell office:value-type="float" office:value="-0.997918443845649">
            <text:p>-0.998</text:p>
          </table:table-cell>
          <table:table-cell office:value-type="float" office:value="6.516959249853">
            <text:p>6.517</text:p>
          </table:table-cell>
          <table:table-cell office:value-type="float" office:value="3.54018413020254">
            <text:p>3.540</text:p>
          </table:table-cell>
          <table:table-cell office:value-type="float" office:value="-6.26459404189797">
            <text:p>-6.265</text:p>
          </table:table-cell>
          <table:table-cell table:number-columns-repeated="1014"/>
        </table:table-row>
        <table:table-row table:style-name="ro2">
          <table:table-cell office:value-type="float" office:value="44.6602500042237">
            <text:p>44.660</text:p>
          </table:table-cell>
          <table:table-cell office:value-type="float" office:value="10.4052215484573">
            <text:p>10.405</text:p>
          </table:table-cell>
          <table:table-cell office:value-type="float" office:value="57.6852407619308">
            <text:p>57.685</text:p>
          </table:table-cell>
          <table:table-cell office:value-type="float" office:value="3.96151419097789">
            <text:p>3.962</text:p>
          </table:table-cell>
          <table:table-cell office:value-type="float" office:value="0.974672756278882">
            <text:p>0.975</text:p>
          </table:table-cell>
          <table:table-cell office:value-type="float" office:value="-1.00646719164722">
            <text:p>-1.006</text:p>
          </table:table-cell>
          <table:table-cell office:value-type="float" office:value="6.42793257337929">
            <text:p>6.428</text:p>
          </table:table-cell>
          <table:table-cell office:value-type="float" office:value="3.54187641161717">
            <text:p>3.542</text:p>
          </table:table-cell>
          <table:table-cell office:value-type="float" office:value="-6.17594467629628">
            <text:p>-6.176</text:p>
          </table:table-cell>
          <table:table-cell table:number-columns-repeated="1014"/>
        </table:table-row>
        <table:table-row table:style-name="ro2">
          <table:table-cell office:value-type="float" office:value="44.6605903794628">
            <text:p>44.661</text:p>
          </table:table-cell>
          <table:table-cell office:value-type="float" office:value="10.4953210572675">
            <text:p>10.495</text:p>
          </table:table-cell>
          <table:table-cell office:value-type="float" office:value="57.685316844638">
            <text:p>57.685</text:p>
          </table:table-cell>
          <table:table-cell office:value-type="float" office:value="3.95726468635576">
            <text:p>3.957</text:p>
          </table:table-cell>
          <table:table-cell office:value-type="float" office:value="0.982423009407681">
            <text:p>0.982</text:p>
          </table:table-cell>
          <table:table-cell office:value-type="float" office:value="-1.01501644895583">
            <text:p>-1.015</text:p>
          </table:table-cell>
          <table:table-cell office:value-type="float" office:value="6.34067610854013">
            <text:p>6.341</text:p>
          </table:table-cell>
          <table:table-cell office:value-type="float" office:value="3.54341274579535">
            <text:p>3.543</text:p>
          </table:table-cell>
          <table:table-cell office:value-type="float" office:value="-6.08907122390601">
            <text:p>-6.089</text:p>
          </table:table-cell>
          <table:table-cell table:number-columns-repeated="1014"/>
        </table:table-row>
        <table:table-row table:style-name="ro2">
          <table:table-cell office:value-type="float" office:value="44.660930332013">
            <text:p>44.661</text:p>
          </table:table-cell>
          <table:table-cell office:value-type="float" office:value="10.5854216070226">
            <text:p>10.585</text:p>
          </table:table-cell>
          <table:table-cell office:value-type="float" office:value="57.6853938558799">
            <text:p>57.685</text:p>
          </table:table-cell>
          <table:table-cell office:value-type="float" office:value="3.95298804880985">
            <text:p>3.953</text:p>
          </table:table-cell>
          <table:table-cell office:value-type="float" office:value="0.99016120946847">
            <text:p>0.990</text:p>
          </table:table-cell>
          <table:table-cell office:value-type="float" office:value="-1.02356623234389">
            <text:p>-1.024</text:p>
          </table:table-cell>
          <table:table-cell office:value-type="float" office:value="6.25514856140571">
            <text:p>6.255</text:p>
          </table:table-cell>
          <table:table-cell office:value-type="float" office:value="3.54479669188802">
            <text:p>3.545</text:p>
          </table:table-cell>
          <table:table-cell office:value-type="float" office:value="-6.00393242522546">
            <text:p>-6.004</text:p>
          </table:table-cell>
          <table:table-cell table:number-columns-repeated="1014"/>
        </table:table-row>
        <table:table-row table:style-name="ro2">
          <table:table-cell office:value-type="float" office:value="44.661269857802">
            <text:p>44.661</text:p>
          </table:table-cell>
          <table:table-cell office:value-type="float" office:value="10.6755231910059">
            <text:p>10.676</text:p>
          </table:table-cell>
          <table:table-cell office:value-type="float" office:value="57.6854717900229">
            <text:p>57.685</text:p>
          </table:table-cell>
          <table:table-cell office:value-type="float" office:value="3.94868448309763">
            <text:p>3.949</text:p>
          </table:table-cell>
          <table:table-cell office:value-type="float" office:value="0.997887300315406">
            <text:p>0.998</text:p>
          </table:table-cell>
          <table:table-cell office:value-type="float" office:value="-1.03211655866392">
            <text:p>-1.032</text:p>
          </table:table-cell>
          <table:table-cell office:value-type="float" office:value="6.17130968405814">
            <text:p>6.171</text:p>
          </table:table-cell>
          <table:table-cell office:value-type="float" office:value="3.54603170760391">
            <text:p>3.546</text:p>
          </table:table-cell>
          <table:table-cell office:value-type="float" office:value="-5.92048806747506">
            <text:p>-5.920</text:p>
          </table:table-cell>
          <table:table-cell table:number-columns-repeated="1014"/>
        </table:table-row>
        <table:table-row table:style-name="ro2">
          <table:table-cell office:value-type="float" office:value="44.6616089528114">
            <text:p>44.662</text:p>
          </table:table-cell>
          <table:table-cell office:value-type="float" office:value="10.7656258025402">
            <text:p>10.766</text:p>
          </table:table-cell>
          <table:table-cell office:value-type="float" office:value="57.6855506414834">
            <text:p>57.686</text:p>
          </table:table-cell>
          <table:table-cell office:value-type="float" office:value="3.94435419463298">
            <text:p>3.944</text:p>
          </table:table-cell>
          <table:table-cell office:value-type="float" office:value="1.00560122676396">
            <text:p>1.006</text:p>
          </table:table-cell>
          <table:table-cell office:value-type="float" office:value="-1.04066744505349">
            <text:p>-1.041</text:p>
          </table:table-cell>
          <table:table-cell office:value-type="float" office:value="6.08912025024864">
            <text:p>6.089</text:p>
          </table:table-cell>
          <table:table-cell office:value-type="float" office:value="3.54712115261349">
            <text:p>3.547</text:p>
          </table:table-cell>
          <table:table-cell office:value-type="float" office:value="-5.83869896023129">
            <text:p>-5.839</text:p>
          </table:table-cell>
          <table:table-cell table:number-columns-repeated="1014"/>
        </table:table-row>
        <table:table-row table:style-name="ro2">
          <table:table-cell office:value-type="float" office:value="44.661947613076">
            <text:p>44.662</text:p>
          </table:table-cell>
          <table:table-cell office:value-type="float" office:value="10.8557294349874">
            <text:p>10.856</text:p>
          </table:table-cell>
          <table:table-cell office:value-type="float" office:value="57.6856304047281">
            <text:p>57.686</text:p>
          </table:table-cell>
          <table:table-cell office:value-type="float" office:value="3.93999738945931">
            <text:p>3.940</text:p>
          </table:table-cell>
          <table:table-cell office:value-type="float" office:value="1.01330293459449">
            <text:p>1.013</text:p>
          </table:table-cell>
          <table:table-cell office:value-type="float" office:value="-1.0492189089366">
            <text:p>-1.049</text:p>
          </table:table-cell>
          <table:table-cell office:value-type="float" office:value="6.00854203124808">
            <text:p>6.009</text:p>
          </table:table-cell>
          <table:table-cell office:value-type="float" office:value="3.54806829183306">
            <text:p>3.548</text:p>
          </table:table-cell>
          <table:table-cell office:value-type="float" office:value="-5.758526911244">
            <text:p>-5.759</text:p>
          </table:table-cell>
          <table:table-cell table:number-columns-repeated="1014"/>
        </table:table-row>
        <table:table-row table:style-name="ro2">
          <table:table-cell office:value-type="float" office:value="44.662285834683">
            <text:p>44.662</text:p>
          </table:table-cell>
          <table:table-cell office:value-type="float" office:value="10.9458340817485">
            <text:p>10.946</text:p>
          </table:table-cell>
          <table:table-cell office:value-type="float" office:value="57.6857110742735">
            <text:p>57.686</text:p>
          </table:table-cell>
          <table:table-cell office:value-type="float" office:value="3.93561427422421">
            <text:p>3.936</text:p>
          </table:table-cell>
          <table:table-cell office:value-type="float" office:value="1.02099237055643">
            <text:p>1.021</text:p>
          </table:table-cell>
          <table:table-cell office:value-type="float" office:value="-1.05777096802944">
            <text:p>-1.058</text:p>
          </table:table-cell>
          <table:table-cell office:value-type="float" office:value="5.92953777196134">
            <text:p>5.930</text:p>
          </table:table-cell>
          <table:table-cell office:value-type="float" office:value="3.54887629859604">
            <text:p>3.549</text:p>
          </table:table-cell>
          <table:table-cell office:value-type="float" office:value="-5.67993470252825">
            <text:p>-5.680</text:p>
          </table:table-cell>
          <table:table-cell table:number-columns-repeated="1014"/>
        </table:table-row>
        <table:table-row table:style-name="ro2">
          <table:table-cell office:value-type="float" office:value="44.6626236137713">
            <text:p>44.663</text:p>
          </table:table-cell>
          <table:table-cell office:value-type="float" office:value="11.0359397362624">
            <text:p>11.036</text:p>
          </table:table-cell>
          <table:table-cell office:value-type="float" office:value="57.6857926446868">
            <text:p>57.686</text:p>
          </table:table-cell>
          <table:table-cell office:value-type="float" office:value="3.93120505615358">
            <text:p>3.931</text:p>
          </table:table-cell>
          <table:table-cell office:value-type="float" office:value="1.0286694823719">
            <text:p>1.029</text:p>
          </table:table-cell>
          <table:table-cell office:value-type="float" office:value="-1.06632364034454">
            <text:p>-1.066</text:p>
          </table:table-cell>
          <table:table-cell office:value-type="float" office:value="5.85207116731956">
            <text:p>5.852</text:p>
          </table:table-cell>
          <table:table-cell office:value-type="float" office:value="3.54954825771187">
            <text:p>3.550</text:p>
          </table:table-cell>
          <table:table-cell office:value-type="float" office:value="-5.60288606672826">
            <text:p>-5.603</text:p>
          </table:table-cell>
          <table:table-cell table:number-columns-repeated="1014"/>
        </table:table-row>
        <table:table-row table:style-name="ro2">
          <table:table-cell office:value-type="float" office:value="44.6629609465305">
            <text:p>44.663</text:p>
          </table:table-cell>
          <table:table-cell office:value-type="float" office:value="11.1260463920057">
            <text:p>11.126</text:p>
          </table:table-cell>
          <table:table-cell office:value-type="float" office:value="57.6858751105851">
            <text:p>57.686</text:p>
          </table:table-cell>
          <table:table-cell office:value-type="float" office:value="3.9267699430266">
            <text:p>3.927</text:p>
          </table:table-cell>
          <table:table-cell office:value-type="float" office:value="1.0363342187378">
            <text:p>1.036</text:p>
          </table:table-cell>
          <table:table-cell office:value-type="float" office:value="-1.0748769441925">
            <text:p>-1.075</text:p>
          </table:table-cell>
          <table:table-cell office:value-type="float" office:value="5.7761068389788">
            <text:p>5.776</text:p>
          </table:table-cell>
          <table:table-cell office:value-type="float" office:value="3.55008716842005">
            <text:p>3.550</text:p>
          </table:table-cell>
          <table:table-cell office:value-type="float" office:value="-5.52734566379333">
            <text:p>-5.527</text:p>
          </table:table-cell>
          <table:table-cell table:number-columns-repeated="1014"/>
        </table:table-row>
        <table:table-row table:style-name="ro2">
          <table:table-cell office:value-type="float" office:value="44.6632978292004">
            <text:p>44.663</text:p>
          </table:table-cell>
          <table:table-cell office:value-type="float" office:value="11.2161540424924">
            <text:p>11.216</text:p>
          </table:table-cell>
          <table:table-cell office:value-type="float" office:value="57.6859584666357">
            <text:p>57.686</text:p>
          </table:table-cell>
          <table:table-cell office:value-type="float" office:value="3.92230914315045">
            <text:p>3.922</text:p>
          </table:table-cell>
          <table:table-cell office:value-type="float" office:value="1.04398652933045">
            <text:p>1.044</text:p>
          </table:table-cell>
          <table:table-cell office:value-type="float" office:value="-1.08343089818755">
            <text:p>-1.083</text:p>
          </table:table-cell>
          <table:table-cell office:value-type="float" office:value="5.70161031235948">
            <text:p>5.702</text:p>
          </table:table-cell>
          <table:table-cell office:value-type="float" office:value="3.55049594723918">
            <text:p>3.550</text:p>
          </table:table-cell>
          <table:table-cell office:value-type="float" office:value="-5.45327905798957">
            <text:p>-5.453</text:p>
          </table:table-cell>
          <table:table-cell table:number-columns-repeated="1014"/>
        </table:table-row>
        <table:table-row table:style-name="ro2">
          <table:table-cell office:value-type="float" office:value="44.6636342580703">
            <text:p>44.664</text:p>
          </table:table-cell>
          <table:table-cell office:value-type="float" office:value="11.3062626812726">
            <text:p>11.306</text:p>
          </table:table-cell>
          <table:table-cell office:value-type="float" office:value="57.686042707556">
            <text:p>57.686</text:p>
          </table:table-cell>
          <table:table-cell office:value-type="float" office:value="3.91782286533624">
            <text:p>3.918</text:p>
          </table:table-cell>
          <table:table-cell office:value-type="float" office:value="1.05162636480702">
            <text:p>1.052</text:p>
          </table:table-cell>
          <table:table-cell office:value-type="float" office:value="-1.09198552125059">
            <text:p>-1.092</text:p>
          </table:table-cell>
          <table:table-cell office:value-type="float" office:value="5.62854799404229">
            <text:p>5.629</text:p>
          </table:table-cell>
          <table:table-cell office:value-type="float" office:value="3.55077743071587">
            <text:p>3.551</text:p>
          </table:table-cell>
          <table:table-cell office:value-type="float" office:value="-5.38065269527457">
            <text:p>-5.381</text:p>
          </table:table-cell>
          <table:table-cell table:number-columns-repeated="1014"/>
        </table:table-row>
        <table:table-row table:style-name="ro2">
          <table:table-cell office:value-type="float" office:value="44.6639702294779">
            <text:p>44.664</text:p>
          </table:table-cell>
          <table:table-cell office:value-type="float" office:value="11.3963723019328">
            <text:p>11.396</text:p>
          </table:table-cell>
          <table:table-cell office:value-type="float" office:value="57.6861278281127">
            <text:p>57.686</text:p>
          </table:table-cell>
          <table:table-cell office:value-type="float" office:value="3.91331131887353">
            <text:p>3.913</text:p>
          </table:table-cell>
          <table:table-cell office:value-type="float" office:value="1.0592536768102">
            <text:p>1.059</text:p>
          </table:table-cell>
          <table:table-cell office:value-type="float" office:value="-1.10054083261305">
            <text:p>-1.101</text:p>
          </table:table-cell>
          <table:table-cell office:value-type="float" office:value="5.55688714953079">
            <text:p>5.557</text:p>
          </table:table-cell>
          <table:table-cell office:value-type="float" office:value="3.55093437807875">
            <text:p>3.551</text:p>
          </table:table-cell>
          <table:table-cell office:value-type="float" office:value="-5.30943388103746">
            <text:p>-5.309</text:p>
          </table:table-cell>
          <table:table-cell table:number-columns-repeated="1014"/>
        </table:table-row>
        <table:table-row table:style-name="ro2">
          <table:table-cell office:value-type="float" office:value="44.6643057398095">
            <text:p>44.664</text:p>
          </table:table-cell>
          <table:table-cell office:value-type="float" office:value="11.4864828980945">
            <text:p>11.486</text:p>
          </table:table-cell>
          <table:table-cell office:value-type="float" office:value="57.6862138231225">
            <text:p>57.686</text:p>
          </table:table-cell>
          <table:table-cell office:value-type="float" office:value="3.908774713507">
            <text:p>3.909</text:p>
          </table:table-cell>
          <table:table-cell office:value-type="float" office:value="1.06686841796889">
            <text:p>1.067</text:p>
          </table:table-cell>
          <table:table-cell office:value-type="float" office:value="-1.1090968518203">
            <text:p>-1.109</text:p>
          </table:table-cell>
          <table:table-cell office:value-type="float" office:value="5.48659588141119">
            <text:p>5.487</text:p>
          </table:table-cell>
          <table:table-cell office:value-type="float" office:value="3.55096947379584">
            <text:p>3.551</text:p>
          </table:table-cell>
          <table:table-cell office:value-type="float" office:value="-5.23959075823334">
            <text:p>-5.240</text:p>
          </table:table-cell>
          <table:table-cell table:number-columns-repeated="1014"/>
        </table:table-row>
        <table:table-row table:style-name="ro2">
          <table:table-cell office:value-type="float" office:value="44.6646407854983">
            <text:p>44.665</text:p>
          </table:table-cell>
          <table:table-cell office:value-type="float" office:value="11.5765944634141">
            <text:p>11.577</text:p>
          </table:table-cell>
          <table:table-cell office:value-type="float" office:value="57.6863006874507">
            <text:p>57.686</text:p>
          </table:table-cell>
          <table:table-cell office:value-type="float" office:value="3.90421325941202">
            <text:p>3.904</text:p>
          </table:table-cell>
          <table:table-cell office:value-type="float" office:value="1.0744705419024">
            <text:p>1.074</text:p>
          </table:table-cell>
          <table:table-cell office:value-type="float" office:value="-1.11765359873545">
            <text:p>-1.118</text:p>
          </table:table-cell>
          <table:table-cell office:value-type="float" office:value="5.41764310790534">
            <text:p>5.418</text:p>
          </table:table-cell>
          <table:table-cell office:value-type="float" office:value="3.55088533004506">
            <text:p>3.551</text:p>
          </table:table-cell>
          <table:table-cell office:value-type="float" office:value="-5.17109228591846">
            <text:p>-5.171</text:p>
          </table:table-cell>
          <table:table-cell table:number-columns-repeated="1014"/>
        </table:table-row>
        <table:table-row table:style-name="ro2">
          <table:table-cell office:value-type="float" office:value="44.6649753630248">
            <text:p>44.665</text:p>
          </table:table-cell>
          <table:table-cell office:value-type="float" office:value="11.6667069915825">
            <text:p>11.667</text:p>
          </table:table-cell>
          <table:table-cell office:value-type="float" office:value="57.686388416012">
            <text:p>57.686</text:p>
          </table:table-cell>
          <table:table-cell office:value-type="float" office:value="3.89962716717083">
            <text:p>3.900</text:p>
          </table:table-cell>
          <table:table-cell office:value-type="float" office:value="1.0820600032219">
            <text:p>1.082</text:p>
          </table:table-cell>
          <table:table-cell office:value-type="float" office:value="-1.12621109354289">
            <text:p>-1.126</text:p>
          </table:table-cell>
          <table:table-cell office:value-type="float" office:value="5.34999854183847">
            <text:p>5.350</text:p>
          </table:table-cell>
          <table:table-cell office:value-type="float" office:value="3.55068448909456">
            <text:p>3.551</text:p>
          </table:table-cell>
          <table:table-cell office:value-type="float" office:value="-5.10390821819437">
            <text:p>-5.104</text:p>
          </table:table-cell>
          <table:table-cell table:number-columns-repeated="1014"/>
        </table:table-row>
        <table:table-row table:style-name="ro2">
          <table:table-cell office:value-type="float" office:value="44.6653094689153">
            <text:p>44.665</text:p>
          </table:table-cell>
          <table:table-cell office:value-type="float" office:value="11.7568204763237">
            <text:p>11.757</text:p>
          </table:table-cell>
          <table:table-cell office:value-type="float" office:value="57.6864770037692">
            <text:p>57.686</text:p>
          </table:table-cell>
          <table:table-cell office:value-type="float" office:value="3.89501664774913">
            <text:p>3.895</text:p>
          </table:table-cell>
          <table:table-cell office:value-type="float" office:value="1.08963675753404">
            <text:p>1.090</text:p>
          </table:table-cell>
          <table:table-cell office:value-type="float" office:value="-1.13476935675205">
            <text:p>-1.135</text:p>
          </table:table-cell>
          <table:table-cell office:value-type="float" office:value="5.28363267002231">
            <text:p>5.284</text:p>
          </table:table-cell>
          <table:table-cell office:value-type="float" office:value="3.55036942560188">
            <text:p>3.550</text:p>
          </table:table-cell>
          <table:table-cell office:value-type="float" office:value="-5.0380090835722">
            <text:p>-5.038</text:p>
          </table:table-cell>
          <table:table-cell table:number-columns-repeated="1014"/>
        </table:table-row>
        <table:table-row table:style-name="ro2">
          <table:table-cell office:value-type="float" office:value="44.665643099742">
            <text:p>44.666</text:p>
          </table:table-cell>
          <table:table-cell office:value-type="float" office:value="11.8469349113951">
            <text:p>11.847</text:p>
          </table:table-cell>
          <table:table-cell office:value-type="float" office:value="57.6865664457335">
            <text:p>57.687</text:p>
          </table:table-cell>
          <table:table-cell office:value-type="float" office:value="3.89038191247258">
            <text:p>3.890</text:p>
          </table:table-cell>
          <table:table-cell office:value-type="float" office:value="1.09720076144109">
            <text:p>1.097</text:p>
          </table:table-cell>
          <table:table-cell office:value-type="float" office:value="-1.1433284092006">
            <text:p>-1.143</text:p>
          </table:table-cell>
          <table:table-cell office:value-type="float" office:value="5.21851673306582">
            <text:p>5.219</text:p>
          </table:table-cell>
          <table:table-cell office:value-type="float" office:value="3.54994254882788">
            <text:p>3.550</text:p>
          </table:table-cell>
          <table:table-cell office:value-type="float" office:value="-4.97336616476288">
            <text:p>-4.973</text:p>
          </table:table-cell>
          <table:table-cell table:number-columns-repeated="1014"/>
        </table:table-row>
        <table:table-row table:style-name="ro2">
          <table:table-cell office:value-type="float" office:value="44.6659762521219">
            <text:p>44.666</text:p>
          </table:table-cell>
          <table:table-cell office:value-type="float" office:value="11.9370502905862">
            <text:p>11.937</text:p>
          </table:table-cell>
          <table:table-cell office:value-type="float" office:value="57.6866567369635">
            <text:p>57.687</text:p>
          </table:table-cell>
          <table:table-cell office:value-type="float" office:value="3.88572317300427">
            <text:p>3.886</text:p>
          </table:table-cell>
          <table:table-cell office:value-type="float" office:value="1.10475197254435">
            <text:p>1.105</text:p>
          </table:table-cell>
          <table:table-cell office:value-type="float" office:value="-1.15188827205787">
            <text:p>-1.152</text:p>
          </table:table-cell>
          <table:table-cell office:value-type="float" office:value="5.15462270560892">
            <text:p>5.155</text:p>
          </table:table-cell>
          <table:table-cell office:value-type="float" office:value="3.54940620477693">
            <text:p>3.549</text:p>
          </table:table-cell>
          <table:table-cell office:value-type="float" office:value="-4.90995147889272">
            <text:p>-4.910</text:p>
          </table:table-cell>
          <table:table-cell table:number-columns-repeated="1014"/>
        </table:table-row>
        <table:table-row table:style-name="ro2">
          <table:table-cell office:value-type="float" office:value="44.6663089227167">
            <text:p>44.666</text:p>
          </table:table-cell>
          <table:table-cell office:value-type="float" office:value="12.0271666077185">
            <text:p>12.027</text:p>
          </table:table-cell>
          <table:table-cell office:value-type="float" office:value="57.6867478725652">
            <text:p>57.687</text:p>
          </table:table-cell>
          <table:table-cell office:value-type="float" office:value="3.88104064132084">
            <text:p>3.881</text:p>
          </table:table-cell>
          <table:table-cell office:value-type="float" office:value="1.11229034944677">
            <text:p>1.112</text:p>
          </table:table-cell>
          <table:table-cell office:value-type="float" office:value="-1.16044896682945">
            <text:p>-1.160</text:p>
          </table:table-cell>
          <table:table-cell office:value-type="float" office:value="5.09192327698828">
            <text:p>5.092</text:p>
          </table:table-cell>
          <table:table-cell office:value-type="float" office:value="3.54876267825722">
            <text:p>3.549</text:p>
          </table:table-cell>
          <table:table-cell office:value-type="float" office:value="-4.84773775814951">
            <text:p>-4.848</text:p>
          </table:table-cell>
          <table:table-cell table:number-columns-repeated="1014"/>
        </table:table-row>
        <table:table-row table:style-name="ro2">
          <table:table-cell office:value-type="float" office:value="44.6666411082319">
            <text:p>44.667</text:p>
          </table:table-cell>
          <table:table-cell office:value-type="float" office:value="12.1172838566448">
            <text:p>12.117</text:p>
          </table:table-cell>
          <table:table-cell office:value-type="float" office:value="57.6868398476915">
            <text:p>57.687</text:p>
          </table:table-cell>
          <table:table-cell office:value-type="float" office:value="3.87633452969083">
            <text:p>3.876</text:p>
          </table:table-cell>
          <table:table-cell office:value-type="float" office:value="1.11981585175317">
            <text:p>1.120</text:p>
          </table:table-cell>
          <table:table-cell office:value-type="float" office:value="-1.16901051535953">
            <text:p>-1.169</text:p>
          </table:table-cell>
          <table:table-cell office:value-type="float" office:value="5.03039183233605">
            <text:p>5.030</text:p>
          </table:table-cell>
          <table:table-cell office:value-type="float" office:value="3.5480141948709">
            <text:p>3.548</text:p>
          </table:table-cell>
          <table:table-cell office:value-type="float" office:value="-4.78669843086467">
            <text:p>-4.787</text:p>
          </table:table-cell>
          <table:table-cell table:number-columns-repeated="1014"/>
        </table:table-row>
        <table:table-row table:style-name="ro2">
          <table:table-cell office:value-type="float" office:value="44.6669728054166">
            <text:p>44.667</text:p>
          </table:table-cell>
          <table:table-cell office:value-type="float" office:value="12.2074020312483">
            <text:p>12.207</text:p>
          </table:table-cell>
          <table:table-cell office:value-type="float" office:value="57.6869326575414">
            <text:p>57.687</text:p>
          </table:table-cell>
          <table:table-cell office:value-type="float" office:value="3.87160505065172">
            <text:p>3.872</text:p>
          </table:table-cell>
          <table:table-cell office:value-type="float" office:value="1.1273284400728">
            <text:p>1.127</text:p>
          </table:table-cell>
          <table:table-cell office:value-type="float" office:value="-1.17757293983431">
            <text:p>-1.178</text:p>
          </table:table-cell>
          <table:table-cell office:value-type="float" office:value="4.9700024341061">
            <text:p>4.970</text:p>
          </table:table-cell>
          <table:table-cell office:value-type="float" office:value="3.54716292293278">
            <text:p>3.547</text:p>
          </table:table-cell>
          <table:table-cell office:value-type="float" office:value="-4.72680760302163">
            <text:p>-4.727</text:p>
          </table:table-cell>
          <table:table-cell table:number-columns-repeated="1014"/>
        </table:table-row>
        <table:table-row table:style-name="ro2">
          <table:table-cell office:value-type="float" office:value="44.6673040110627">
            <text:p>44.667</text:p>
          </table:table-cell>
          <table:table-cell office:value-type="float" office:value="12.2975211254426">
            <text:p>12.298</text:p>
          </table:table-cell>
          <table:table-cell office:value-type="float" office:value="57.6870262973597">
            <text:p>57.687</text:p>
          </table:table-cell>
          <table:table-cell office:value-type="float" office:value="3.86685241698774">
            <text:p>3.867</text:p>
          </table:table-cell>
          <table:table-cell office:value-type="float" office:value="1.13482807602118">
            <text:p>1.135</text:p>
          </table:table-cell>
          <table:table-cell office:value-type="float" office:value="-1.18613626278673">
            <text:p>-1.186</text:p>
          </table:table-cell>
          <table:table-cell office:value-type="float" office:value="4.91072980403473">
            <text:p>4.911</text:p>
          </table:table-cell>
          <table:table-cell office:value-type="float" office:value="3.54621097532079">
            <text:p>3.546</text:p>
          </table:table-cell>
          <table:table-cell office:value-type="float" office:value="-4.66804004019923">
            <text:p>-4.668</text:p>
          </table:table-cell>
          <table:table-cell table:number-columns-repeated="1014"/>
        </table:table-row>
        <table:table-row table:style-name="ro2">
          <table:table-cell office:value-type="float" office:value="44.6676347220045">
            <text:p>44.668</text:p>
          </table:table-cell>
          <table:table-cell office:value-type="float" office:value="12.3876411331707">
            <text:p>12.388</text:p>
          </table:table-cell>
          <table:table-cell office:value-type="float" office:value="57.6871207624366">
            <text:p>57.687</text:p>
          </table:table-cell>
          <table:table-cell office:value-type="float" office:value="3.8620768417078">
            <text:p>3.862</text:p>
          </table:table-cell>
          <table:table-cell office:value-type="float" office:value="1.14231472222124">
            <text:p>1.142</text:p>
          </table:table-cell>
          <table:table-cell office:value-type="float" office:value="-1.19470050709869">
            <text:p>-1.195</text:p>
          </table:table-cell>
          <table:table-cell office:value-type="float" office:value="4.8525493055242">
            <text:p>4.853</text:p>
          </table:table-cell>
          <table:table-cell office:value-type="float" office:value="3.54516041126196">
            <text:p>3.545</text:p>
          </table:table-cell>
          <table:table-cell office:value-type="float" office:value="-4.61037114993933">
            <text:p>-4.610</text:p>
          </table:table-cell>
          <table:table-cell table:number-columns-repeated="1014"/>
        </table:table-row>
        <table:table-row table:style-name="ro2">
          <table:table-cell office:value-type="float" office:value="44.6679649351184">
            <text:p>44.668</text:p>
          </table:table-cell>
          <table:table-cell office:value-type="float" office:value="12.4777620484044">
            <text:p>12.478</text:p>
          </table:table-cell>
          <table:table-cell office:value-type="float" office:value="57.687216048107">
            <text:p>57.687</text:p>
          </table:table-cell>
          <table:table-cell office:value-type="float" office:value="3.8572785380243">
            <text:p>3.857</text:p>
          </table:table-cell>
          <table:table-cell office:value-type="float" office:value="1.14978834230411">
            <text:p>1.150</text:p>
          </table:table-cell>
          <table:table-cell office:value-type="float" office:value="-1.20326569600468">
            <text:p>-1.203</text:p>
          </table:table-cell>
          <table:table-cell office:value-type="float" office:value="4.79543692645441">
            <text:p>4.795</text:p>
          </table:table-cell>
          <table:table-cell office:value-type="float" office:value="3.54401323805433">
            <text:p>3.544</text:p>
          </table:table-cell>
          <table:table-cell office:value-type="float" office:value="-4.55377696454322">
            <text:p>-4.554</text:p>
          </table:table-cell>
          <table:table-cell table:number-columns-repeated="1014"/>
        </table:table-row>
        <table:table-row table:style-name="ro2">
          <table:table-cell office:value-type="float" office:value="44.6682946473221">
            <text:p>44.668</text:p>
          </table:table-cell>
          <table:table-cell office:value-type="float" office:value="12.5678838651443">
            <text:p>12.568</text:p>
          </table:table-cell>
          <table:table-cell office:value-type="float" office:value="57.6873121497502">
            <text:p>57.687</text:p>
          </table:table-cell>
          <table:table-cell office:value-type="float" office:value="3.85245771933039">
            <text:p>3.852</text:p>
          </table:table-cell>
          <table:table-cell office:value-type="float" office:value="1.15724890091156">
            <text:p>1.157</text:p>
          </table:table-cell>
          <table:table-cell office:value-type="float" office:value="-1.21183185309589">
            <text:p>-1.212</text:p>
          </table:table-cell>
          <table:table-cell office:value-type="float" office:value="4.73936926241285">
            <text:p>4.739</text:p>
          </table:table-cell>
          <table:table-cell office:value-type="float" office:value="3.54277141272874">
            <text:p>3.543</text:p>
          </table:table-cell>
          <table:table-cell office:value-type="float" office:value="-4.49823412428564">
            <text:p>-4.498</text:p>
          </table:table-cell>
          <table:table-cell table:number-columns-repeated="1014"/>
        </table:table-row>
        <table:table-row table:style-name="ro2">
          <table:table-cell office:value-type="float" office:value="44.6686238555745">
            <text:p>44.669</text:p>
          </table:table-cell>
          <table:table-cell office:value-type="float" office:value="12.6580065774186">
            <text:p>12.658</text:p>
          </table:table-cell>
          <table:table-cell office:value-type="float" office:value="57.687409062789">
            <text:p>57.687</text:p>
          </table:table-cell>
          <table:table-cell office:value-type="float" office:value="3.84761459917965">
            <text:p>3.848</text:p>
          </table:table-cell>
          <table:table-cell office:value-type="float" office:value="1.16469636369654">
            <text:p>1.165</text:p>
          </table:table-cell>
          <table:table-cell office:value-type="float" office:value="-1.22039900232278">
            <text:p>-1.220</text:p>
          </table:table-cell>
          <table:table-cell office:value-type="float" office:value="4.68432350034147">
            <text:p>4.684</text:p>
          </table:table-cell>
          <table:table-cell office:value-type="float" office:value="3.54143684365166">
            <text:p>3.541</text:p>
          </table:table-cell>
          <table:table-cell office:value-type="float" office:value="-4.44371986104656">
            <text:p>-4.444</text:p>
          </table:table-cell>
          <table:table-cell table:number-columns-repeated="1014"/>
        </table:table-row>
        <table:table-row table:style-name="ro2">
          <table:table-cell office:value-type="float" office:value="44.6689525568748">
            <text:p>44.669</text:p>
          </table:table-cell>
          <table:table-cell office:value-type="float" office:value="12.7481301792831">
            <text:p>12.748</text:p>
          </table:table-cell>
          <table:table-cell office:value-type="float" office:value="57.6875067826893">
            <text:p>57.688</text:p>
          </table:table-cell>
          <table:table-cell office:value-type="float" office:value="3.84274939126422">
            <text:p>3.843</text:p>
          </table:table-cell>
          <table:table-cell office:value-type="float" office:value="1.1721306973244">
            <text:p>1.172</text:p>
          </table:table-cell>
          <table:table-cell office:value-type="float" office:value="-1.22896716799958">
            <text:p>-1.229</text:p>
          </table:table-cell>
          <table:table-cell office:value-type="float" office:value="4.63027740259534">
            <text:p>4.630</text:p>
          </table:table-cell>
          <table:table-cell office:value-type="float" office:value="3.54001139207111">
            <text:p>3.540</text:p>
          </table:table-cell>
          <table:table-cell office:value-type="float" office:value="-4.39021198235691">
            <text:p>-4.390</text:p>
          </table:table-cell>
          <table:table-cell table:number-columns-repeated="1014"/>
        </table:table-row>
        <table:table-row table:style-name="ro2">
          <table:table-cell office:value-type="float" office:value="44.6692807482627">
            <text:p>44.669</text:p>
          </table:table-cell>
          <table:table-cell office:value-type="float" office:value="12.8382546648202">
            <text:p>12.838</text:p>
          </table:table-cell>
          <table:table-cell office:value-type="float" office:value="57.6876053049599">
            <text:p>57.688</text:p>
          </table:table-cell>
          <table:table-cell office:value-type="float" office:value="3.83786230939437">
            <text:p>3.838</text:p>
          </table:table-cell>
          <table:table-cell office:value-type="float" office:value="1.17955186947316">
            <text:p>1.180</text:p>
          </table:table-cell>
          <table:table-cell office:value-type="float" office:value="-1.23753637480642">
            <text:p>-1.238</text:p>
          </table:table-cell>
          <table:table-cell office:value-type="float" office:value="4.57720929140738">
            <text:p>4.577</text:p>
          </table:table-cell>
          <table:table-cell office:value-type="float" office:value="3.53849687360967">
            <text:p>3.538</text:p>
          </table:table-cell>
          <table:table-cell office:value-type="float" office:value="-4.33768885584734">
            <text:p>-4.338</text:p>
          </table:table-cell>
          <table:table-cell table:number-columns-repeated="1014"/>
        </table:table-row>
        <table:table-row table:style-name="ro2">
          <table:table-cell office:value-type="float" office:value="44.6696084268173">
            <text:p>44.670</text:p>
          </table:table-cell>
          <table:table-cell office:value-type="float" office:value="12.928380028139">
            <text:p>12.928</text:p>
          </table:table-cell>
          <table:table-cell office:value-type="float" office:value="57.6877046251512">
            <text:p>57.688</text:p>
          </table:table-cell>
          <table:table-cell office:value-type="float" office:value="3.83295356747687">
            <text:p>3.833</text:p>
          </table:table-cell>
          <table:table-cell office:value-type="float" office:value="1.18695984883565">
            <text:p>1.187</text:p>
          </table:table-cell>
          <table:table-cell office:value-type="float" office:value="-1.24610664779354">
            <text:p>-1.246</text:p>
          </table:table-cell>
          <table:table-cell office:value-type="float" office:value="4.52509803374599">
            <text:p>4.525</text:p>
          </table:table-cell>
          <table:table-cell office:value-type="float" office:value="3.53689505970247">
            <text:p>3.537</text:p>
          </table:table-cell>
          <table:table-cell office:value-type="float" office:value="-4.28612939409375">
            <text:p>-4.286</text:p>
          </table:table-cell>
          <table:table-cell table:number-columns-repeated="1014"/>
        </table:table-row>
        <table:table-row table:style-name="ro2">
          <table:table-cell office:value-type="float" office:value="44.6699355896572">
            <text:p>44.670</text:p>
          </table:table-cell>
          <table:table-cell office:value-type="float" office:value="13.0185062633742">
            <text:p>13.019</text:p>
          </table:table-cell>
          <table:table-cell office:value-type="float" office:value="57.6878047388554">
            <text:p>57.688</text:p>
          </table:table-cell>
          <table:table-cell office:value-type="float" office:value="3.82802337949566">
            <text:p>3.828</text:p>
          </table:table-cell>
          <table:table-cell office:value-type="float" office:value="1.19435460511883">
            <text:p>1.194</text:p>
          </table:table-cell>
          <table:table-cell office:value-type="float" office:value="-1.25467801238458">
            <text:p>-1.255</text:p>
          </table:table-cell>
          <table:table-cell office:value-type="float" office:value="4.47392302657776">
            <text:p>4.474</text:p>
          </table:table-cell>
          <table:table-cell office:value-type="float" office:value="3.53520767898729">
            <text:p>3.535</text:p>
          </table:table-cell>
          <table:table-cell office:value-type="float" office:value="-4.23551303986665">
            <text:p>-4.236</text:p>
          </table:table-cell>
          <table:table-cell table:number-columns-repeated="1014"/>
        </table:table-row>
        <table:table-row table:style-name="ro2">
          <table:table-cell office:value-type="float" office:value="44.6702622339399">
            <text:p>44.670</text:p>
          </table:table-cell>
          <table:table-cell office:value-type="float" office:value="13.1086333646862">
            <text:p>13.109</text:p>
          </table:table-cell>
          <table:table-cell office:value-type="float" office:value="57.6879056417056">
            <text:p>57.688</text:p>
          </table:table-cell>
          <table:table-cell office:value-type="float" office:value="3.82307195949002">
            <text:p>3.823</text:p>
          </table:table-cell>
          <table:table-cell office:value-type="float" office:value="1.20173610904604">
            <text:p>1.202</text:p>
          </table:table-cell>
          <table:table-cell office:value-type="float" office:value="-1.26325049438012">
            <text:p>-1.263</text:p>
          </table:table-cell>
          <table:table-cell office:value-type="float" office:value="4.42366418250382">
            <text:p>4.424</text:p>
          </table:table-cell>
          <table:table-cell office:value-type="float" office:value="3.53343641864386">
            <text:p>3.533</text:p>
          </table:table-cell>
          <table:table-cell office:value-type="float" office:value="-4.18581975175435">
            <text:p>-4.186</text:p>
          </table:table-cell>
          <table:table-cell table:number-columns-repeated="1014"/>
        </table:table-row>
        <table:table-row table:style-name="ro2">
          <table:table-cell office:value-type="float" office:value="44.6705883568613">
            <text:p>44.671</text:p>
          </table:table-cell>
          <table:table-cell office:value-type="float" office:value="13.1987613262599">
            <text:p>13.199</text:p>
          </table:table-cell>
          <table:table-cell office:value-type="float" office:value="57.6880073293748">
            <text:p>57.688</text:p>
          </table:table-cell>
          <table:table-cell office:value-type="float" office:value="3.81809952153565">
            <text:p>3.818</text:p>
          </table:table-cell>
          <table:table-cell office:value-type="float" office:value="1.2091043323554">
            <text:p>1.209</text:p>
          </table:table-cell>
          <table:table-cell office:value-type="float" office:value="-1.27182411995981">
            <text:p>-1.272</text:p>
          </table:table-cell>
          <table:table-cell office:value-type="float" office:value="4.37430191578355">
            <text:p>4.374</text:p>
          </table:table-cell>
          <table:table-cell office:value-type="float" office:value="3.53158292568772">
            <text:p>3.532</text:p>
          </table:table-cell>
          <table:table-cell office:value-type="float" office:value="-4.13702999017495">
            <text:p>-4.137</text:p>
          </table:table-cell>
          <table:table-cell table:number-columns-repeated="1014"/>
        </table:table-row>
        <table:table-row table:style-name="ro2">
          <table:table-cell office:value-type="float" office:value="44.6709139556555">
            <text:p>44.671</text:p>
          </table:table-cell>
          <table:table-cell office:value-type="float" office:value="13.2888901423052">
            <text:p>13.289</text:p>
          </table:table-cell>
          <table:table-cell office:value-type="float" office:value="57.6881097975763">
            <text:p>57.688</text:p>
          </table:table-cell>
          <table:table-cell office:value-type="float" office:value="3.8131062797237">
            <text:p>3.813</text:p>
          </table:table-cell>
          <table:table-cell office:value-type="float" office:value="1.2164592478028">
            <text:p>1.216</text:p>
          </table:table-cell>
          <table:table-cell office:value-type="float" office:value="-1.28039891568865">
            <text:p>-1.280</text:p>
          </table:table-cell>
          <table:table-cell office:value-type="float" office:value="4.32581712872893">
            <text:p>4.326</text:p>
          </table:table-cell>
          <table:table-cell office:value-type="float" office:value="3.52964880821707">
            <text:p>3.530</text:p>
          </table:table-cell>
          <table:table-cell office:value-type="float" office:value="-4.08912470375818">
            <text:p>-4.089</text:p>
          </table:table-cell>
          <table:table-cell table:number-columns-repeated="1014"/>
        </table:table-row>
        <table:table-row table:style-name="ro2">
          <table:table-cell office:value-type="float" office:value="44.6712390275945">
            <text:p>44.671</text:p>
          </table:table-cell>
          <table:table-cell office:value-type="float" office:value="13.3790198070557">
            <text:p>13.379</text:p>
          </table:table-cell>
          <table:table-cell office:value-type="float" office:value="57.6882130420623">
            <text:p>57.688</text:p>
          </table:table-cell>
          <table:table-cell office:value-type="float" office:value="3.80809244814203">
            <text:p>3.808</text:p>
          </table:table-cell>
          <table:table-cell office:value-type="float" office:value="1.22380082916006">
            <text:p>1.224</text:p>
          </table:table-cell>
          <table:table-cell office:value-type="float" office:value="-1.28897490851683">
            <text:p>-1.289</text:p>
          </table:table-cell>
          <table:table-cell office:value-type="float" office:value="4.27819119845994">
            <text:p>4.278</text:p>
          </table:table-cell>
          <table:table-cell office:value-type="float" office:value="3.52763563661873">
            <text:p>3.528</text:p>
          </table:table-cell>
          <table:table-cell office:value-type="float" office:value="-4.04208531609041">
            <text:p>-4.042</text:p>
          </table:table-cell>
          <table:table-cell table:number-columns-repeated="1014"/>
        </table:table-row>
        <table:table-row table:style-name="ro2">
          <table:table-cell office:value-type="float" office:value="44.6715635699873">
            <text:p>44.672</text:p>
          </table:table-cell>
          <table:table-cell office:value-type="float" office:value="13.4691503147687">
            <text:p>13.469</text:p>
          </table:table-cell>
          <table:table-cell office:value-type="float" office:value="57.6883170586236">
            <text:p>57.688</text:p>
          </table:table-cell>
          <table:table-cell office:value-type="float" office:value="3.80305824085437">
            <text:p>3.803</text:p>
          </table:table-cell>
          <table:table-cell office:value-type="float" office:value="1.23112905121645">
            <text:p>1.231</text:p>
          </table:table-cell>
          <table:table-cell office:value-type="float" office:value="-1.29755212578562">
            <text:p>-1.298</text:p>
          </table:table-cell>
          <table:table-cell office:value-type="float" office:value="4.23140596402232">
            <text:p>4.231</text:p>
          </table:table-cell>
          <table:table-cell office:value-type="float" office:value="3.52554494472863">
            <text:p>3.526</text:p>
          </table:table-cell>
          <table:table-cell office:value-type="float" office:value="-3.99589371281844">
            <text:p>-3.996</text:p>
          </table:table-cell>
          <table:table-cell table:number-columns-repeated="1014"/>
        </table:table-row>
        <table:table-row table:style-name="ro2">
          <table:table-cell office:value-type="float" office:value="44.6718875801802">
            <text:p>44.672</text:p>
          </table:table-cell>
          <table:table-cell office:value-type="float" office:value="13.5592816597248">
            <text:p>13.559</text:p>
          </table:table-cell>
          <table:table-cell office:value-type="float" office:value="57.6884218430891">
            <text:p>57.688</text:p>
          </table:table-cell>
          <table:table-cell office:value-type="float" office:value="3.79800387188206">
            <text:p>3.798</text:p>
          </table:table-cell>
          <table:table-cell office:value-type="float" office:value="1.23844388977837">
            <text:p>1.238</text:p>
          </table:table-cell>
          <table:table-cell office:value-type="float" office:value="-1.3061305952297">
            <text:p>-1.306</text:p>
          </table:table-cell>
          <table:table-cell office:value-type="float" office:value="4.18544371385114">
            <text:p>4.185</text:p>
          </table:table-cell>
          <table:table-cell office:value-type="float" office:value="3.5233782309555">
            <text:p>3.523</text:p>
          </table:table-cell>
          <table:table-cell office:value-type="float" office:value="-3.95053222910613">
            <text:p>-3.951</text:p>
          </table:table-cell>
          <table:table-cell table:number-columns-repeated="1014"/>
        </table:table-row>
        <table:table-row table:style-name="ro2">
          <table:table-cell office:value-type="float" office:value="44.6722110555563">
            <text:p>44.672</text:p>
          </table:table-cell>
          <table:table-cell office:value-type="float" office:value="13.6494138362272">
            <text:p>13.649</text:p>
          </table:table-cell>
          <table:table-cell office:value-type="float" office:value="57.6885273913254">
            <text:p>57.689</text:p>
          </table:table-cell>
          <table:table-cell office:value-type="float" office:value="3.79292955518391">
            <text:p>3.793</text:p>
          </table:table-cell>
          <table:table-cell office:value-type="float" office:value="1.24574532167002">
            <text:p>1.246</text:p>
          </table:table-cell>
          <table:table-cell office:value-type="float" office:value="-1.31471034498129">
            <text:p>-1.315</text:p>
          </table:table-cell>
          <table:table-cell office:value-type="float" office:value="4.14028717357955">
            <text:p>4.140</text:p>
          </table:table-cell>
          <table:table-cell office:value-type="float" office:value="3.52113695936224">
            <text:p>3.521</text:p>
          </table:table-cell>
          <table:table-cell office:value-type="float" office:value="-3.90598363742908">
            <text:p>-3.906</text:p>
          </table:table-cell>
          <table:table-cell table:number-columns-repeated="1014"/>
        </table:table-row>
        <table:table-row table:style-name="ro2">
          <table:table-cell office:value-type="float" office:value="44.6725339935347">
            <text:p>44.673</text:p>
          </table:table-cell>
          <table:table-cell office:value-type="float" office:value="13.7395468386016">
            <text:p>13.740</text:p>
          </table:table-cell>
          <table:table-cell office:value-type="float" office:value="57.6886336992356">
            <text:p>57.689</text:p>
          </table:table-cell>
          <table:table-cell office:value-type="float" office:value="3.78783550463814">
            <text:p>3.788</text:p>
          </table:table-cell>
          <table:table-cell office:value-type="float" office:value="1.25303332473289">
            <text:p>1.253</text:p>
          </table:table-cell>
          <table:table-cell office:value-type="float" office:value="-1.32329140357308">
            <text:p>-1.323</text:p>
          </table:table-cell>
          <table:table-cell office:value-type="float" office:value="4.09591949417895">
            <text:p>4.096</text:p>
          </table:table-cell>
          <table:table-cell office:value-type="float" office:value="3.51882256071222">
            <text:p>3.519</text:p>
          </table:table-cell>
          <table:table-cell office:value-type="float" office:value="-3.86223113570691">
            <text:p>-3.862</text:p>
          </table:table-cell>
          <table:table-cell table:number-columns-repeated="1014"/>
        </table:table-row>
        <table:table-row table:style-name="ro2">
          <table:table-cell office:value-type="float" office:value="44.6728563915708">
            <text:p>44.673</text:p>
          </table:table-cell>
          <table:table-cell office:value-type="float" office:value="13.8296806611959">
            <text:p>13.830</text:p>
          </table:table-cell>
          <table:table-cell office:value-type="float" office:value="57.6887407627597">
            <text:p>57.689</text:p>
          </table:table-cell>
          <table:table-cell office:value-type="float" office:value="3.7827219340228">
            <text:p>3.783</text:p>
          </table:table-cell>
          <table:table-cell office:value-type="float" office:value="1.26030787782514">
            <text:p>1.260</text:p>
          </table:table-cell>
          <table:table-cell office:value-type="float" office:value="-1.33187379994095">
            <text:p>-1.332</text:p>
          </table:table-cell>
          <table:table-cell office:value-type="float" office:value="4.05232424042862">
            <text:p>4.052</text:p>
          </table:table-cell>
          <table:table-cell office:value-type="float" office:value="3.5164364334782">
            <text:p>3.516</text:p>
          </table:table-cell>
          <table:table-cell office:value-type="float" office:value="-3.81925833576113">
            <text:p>-3.819</text:p>
          </table:table-cell>
          <table:table-cell table:number-columns-repeated="1014"/>
        </table:table-row>
        <table:table-row table:style-name="ro2">
          <table:table-cell office:value-type="float" office:value="44.6731782471555">
            <text:p>44.673</text:p>
          </table:table-cell>
          <table:table-cell office:value-type="float" office:value="13.9198152983793">
            <text:p>13.920</text:p>
          </table:table-cell>
          <table:table-cell office:value-type="float" office:value="57.6888485778731">
            <text:p>57.689</text:p>
          </table:table-cell>
          <table:table-cell office:value-type="float" office:value="3.77758905699749">
            <text:p>3.778</text:p>
          </table:table-cell>
          <table:table-cell office:value-type="float" office:value="1.26756896082253">
            <text:p>1.268</text:p>
          </table:table-cell>
          <table:table-cell office:value-type="float" office:value="-1.34045756342855">
            <text:p>-1.340</text:p>
          </table:table-cell>
          <table:table-cell office:value-type="float" office:value="4.00948537970073">
            <text:p>4.009</text:p>
          </table:table-cell>
          <table:table-cell office:value-type="float" office:value="3.51397994481654">
            <text:p>3.514</text:p>
          </table:table-cell>
          <table:table-cell office:value-type="float" office:value="-3.77704925209252">
            <text:p>-3.777</text:p>
          </table:table-cell>
          <table:table-cell table:number-columns-repeated="1014"/>
        </table:table-row>
        <table:table-row table:style-name="ro2">
          <table:table-cell office:value-type="float" office:value="44.6734995578151">
            <text:p>44.673</text:p>
          </table:table-cell>
          <table:table-cell office:value-type="float" office:value="14.0099507445426">
            <text:p>14.010</text:p>
          </table:table-cell>
          <table:table-cell office:value-type="float" office:value="57.6889571405867">
            <text:p>57.689</text:p>
          </table:table-cell>
          <table:table-cell office:value-type="float" office:value="3.77243708708505">
            <text:p>3.772</text:p>
          </table:table-cell>
          <table:table-cell office:value-type="float" office:value="1.27481655461799">
            <text:p>1.275</text:p>
          </table:table-cell>
          <table:table-cell office:value-type="float" office:value="-1.34904272379043">
            <text:p>-1.349</text:p>
          </table:table-cell>
          <table:table-cell office:value-type="float" office:value="3.96738727106158">
            <text:p>3.967</text:p>
          </table:table-cell>
          <table:table-cell office:value-type="float" office:value="3.51145443150831">
            <text:p>3.511</text:p>
          </table:table-cell>
          <table:table-cell office:value-type="float" office:value="-3.73558829097113">
            <text:p>-3.736</text:p>
          </table:table-cell>
          <table:table-cell table:number-columns-repeated="1014"/>
        </table:table-row>
        <table:table-row table:style-name="ro2">
          <table:table-cell office:value-type="float" office:value="44.673820321111">
            <text:p>44.674</text:p>
          </table:table-cell>
          <table:table-cell office:value-type="float" office:value="14.1000869940974">
            <text:p>14.100</text:p>
          </table:table-cell>
          <table:table-cell office:value-type="float" office:value="57.6890664469461">
            <text:p>57.689</text:p>
          </table:table-cell>
          <table:table-cell office:value-type="float" office:value="3.76726623765301">
            <text:p>3.767</text:p>
          </table:table-cell>
          <table:table-cell office:value-type="float" office:value="1.2820506411205">
            <text:p>1.282</text:p>
          </table:table-cell>
          <table:table-cell office:value-type="float" office:value="-1.35762931119482">
            <text:p>-1.358</text:p>
          </table:table-cell>
          <table:table-cell office:value-type="float" office:value="3.92601465467242">
            <text:p>3.926</text:p>
          </table:table-cell>
          <table:table-cell office:value-type="float" office:value="3.50886120086704">
            <text:p>3.509</text:p>
          </table:table-cell>
          <table:table-cell office:value-type="float" office:value="-3.69486023982931">
            <text:p>-3.695</text:p>
          </table:table-cell>
          <table:table-cell table:number-columns-repeated="1014"/>
        </table:table-row>
        <table:table-row table:style-name="ro2">
          <table:table-cell office:value-type="float" office:value="44.6741405346391">
            <text:p>44.674</text:p>
          </table:table-cell>
          <table:table-cell office:value-type="float" office:value="14.1902240414758">
            <text:p>14.190</text:p>
          </table:table-cell>
          <table:table-cell office:value-type="float" office:value="57.6891764930311">
            <text:p>57.689</text:p>
          </table:table-cell>
          <table:table-cell office:value-type="float" office:value="3.76207672189576">
            <text:p>3.762</text:p>
          </table:table-cell>
          <table:table-cell office:value-type="float" office:value="1.28927120325592">
            <text:p>1.289</text:p>
          </table:table-cell>
          <table:table-cell office:value-type="float" office:value="-1.3662173562287">
            <text:p>-1.366</text:p>
          </table:table-cell>
          <table:table-cell office:value-type="float" office:value="3.8853526414891">
            <text:p>3.885</text:p>
          </table:table-cell>
          <table:table-cell office:value-type="float" office:value="3.50620153161578">
            <text:p>3.506</text:p>
          </table:table-cell>
          <table:table-cell office:value-type="float" office:value="-3.65485025695203">
            <text:p>-3.655</text:p>
          </table:table-cell>
          <table:table-cell table:number-columns-repeated="1014"/>
        </table:table-row>
        <table:table-row table:style-name="ro2">
          <table:table-cell office:value-type="float" office:value="44.6744601960299">
            <text:p>44.674</text:p>
          </table:table-cell>
          <table:table-cell office:value-type="float" office:value="14.2803618811304">
            <text:p>14.280</text:p>
          </table:table-cell>
          <table:table-cell office:value-type="float" office:value="57.689287274955">
            <text:p>57.689</text:p>
          </table:table-cell>
          <table:table-cell office:value-type="float" office:value="3.75686875281712">
            <text:p>3.757</text:p>
          </table:table-cell>
          <table:table-cell office:value-type="float" office:value="1.29647822496459">
            <text:p>1.296</text:p>
          </table:table-cell>
          <table:table-cell office:value-type="float" office:value="-1.37480688989786">
            <text:p>-1.375</text:p>
          </table:table-cell>
          <table:table-cell office:value-type="float" office:value="3.84538670324794">
            <text:p>3.845</text:p>
          </table:table-cell>
          <table:table-cell office:value-type="float" office:value="3.50347667473624">
            <text:p>3.503</text:p>
          </table:table-cell>
          <table:table-cell office:value-type="float" office:value="-3.61554386145409">
            <text:p>-3.616</text:p>
          </table:table-cell>
          <table:table-cell table:number-columns-repeated="1014"/>
        </table:table-row>
        <table:table-row table:style-name="ro2">
          <table:table-cell office:value-type="float" office:value="44.674779302948">
            <text:p>44.675</text:p>
          </table:table-cell>
          <table:table-cell office:value-type="float" office:value="14.3705005075337">
            <text:p>14.371</text:p>
          </table:table-cell>
          <table:table-cell office:value-type="float" office:value="57.6893987888646">
            <text:p>57.689</text:p>
          </table:table-cell>
          <table:table-cell office:value-type="float" office:value="3.75164254321195">
            <text:p>3.752</text:p>
          </table:table-cell>
          <table:table-cell office:value-type="float" office:value="1.3036716912033">
            <text:p>1.304</text:p>
          </table:table-cell>
          <table:table-cell office:value-type="float" office:value="-1.38339794363501">
            <text:p>-1.383</text:p>
          </table:table-cell>
          <table:table-cell office:value-type="float" office:value="3.80610266273602">
            <text:p>3.806</text:p>
          </table:table-cell>
          <table:table-cell office:value-type="float" office:value="3.50068785428396">
            <text:p>3.501</text:p>
          </table:table-cell>
          <table:table-cell office:value-type="float" office:value="-3.5769269235433">
            <text:p>-3.577</text:p>
          </table:table-cell>
          <table:table-cell table:number-columns-repeated="1014"/>
        </table:table-row>
        <table:table-row table:style-name="ro2">
          <table:table-cell office:value-type="float" office:value="44.6750978530917">
            <text:p>44.675</text:p>
          </table:table-cell>
          <table:table-cell office:value-type="float" office:value="14.4606399151778">
            <text:p>14.461</text:p>
          </table:table-cell>
          <table:table-cell office:value-type="float" office:value="57.6895110309391">
            <text:p>57.690</text:p>
          </table:table-cell>
          <table:table-cell office:value-type="float" office:value="3.74639830564917">
            <text:p>3.746</text:p>
          </table:table-cell>
          <table:table-cell office:value-type="float" office:value="1.31085158794224">
            <text:p>1.311</text:p>
          </table:table-cell>
          <table:table-cell office:value-type="float" office:value="-1.39199054929899">
            <text:p>-1.392</text:p>
          </table:table-cell>
          <table:table-cell office:value-type="float" office:value="3.76748668433217">
            <text:p>3.767</text:p>
          </table:table-cell>
          <table:table-cell office:value-type="float" office:value="3.49783626818078">
            <text:p>3.498</text:p>
          </table:table-cell>
          <table:table-cell office:value-type="float" office:value="-3.53898565505163">
            <text:p>-3.539</text:p>
          </table:table-cell>
          <table:table-cell table:number-columns-repeated="1014"/>
        </table:table-row>
        <table:table-row table:style-name="ro2">
          <table:table-cell office:value-type="float" office:value="44.6754158441931">
            <text:p>44.675</text:p>
          </table:table-cell>
          <table:table-cell office:value-type="float" office:value="14.5507800985743">
            <text:p>14.551</text:p>
          </table:table-cell>
          <table:table-cell office:value-type="float" office:value="57.6896239973898">
            <text:p>57.690</text:p>
          </table:table-cell>
          <table:table-cell office:value-type="float" office:value="3.74113625245453">
            <text:p>3.741</text:p>
          </table:table-cell>
          <table:table-cell office:value-type="float" office:value="1.31801790216636">
            <text:p>1.318</text:p>
          </table:table-cell>
          <table:table-cell office:value-type="float" office:value="-1.40058473918111">
            <text:p>-1.401</text:p>
          </table:table-cell>
          <table:table-cell office:value-type="float" office:value="3.72952526481799">
            <text:p>3.730</text:p>
          </table:table-cell>
          <table:table-cell office:value-type="float" office:value="3.49492308897779">
            <text:p>3.495</text:p>
          </table:table-cell>
          <table:table-cell office:value-type="float" office:value="-3.50170660023988">
            <text:p>-3.502</text:p>
          </table:table-cell>
          <table:table-cell table:number-columns-repeated="1014"/>
        </table:table-row>
        <table:table-row table:style-name="ro2">
          <table:table-cell office:value-type="float" office:value="44.6757332740173">
            <text:p>44.676</text:p>
          </table:table-cell>
          <table:table-cell office:value-type="float" office:value="14.6409210522537">
            <text:p>14.641</text:p>
          </table:table-cell>
          <table:table-cell office:value-type="float" office:value="57.6897376844598">
            <text:p>57.690</text:p>
          </table:table-cell>
          <table:table-cell office:value-type="float" office:value="3.73585659569348">
            <text:p>3.736</text:p>
          </table:table-cell>
          <table:table-cell office:value-type="float" office:value="1.32517062187276">
            <text:p>1.325</text:p>
          </table:table-cell>
          <table:table-cell office:value-type="float" office:value="-1.40918054600666">
            <text:p>-1.409</text:p>
          </table:table-cell>
          <table:table-cell office:value-type="float" office:value="3.69220522444611">
            <text:p>3.692</text:p>
          </table:table-cell>
          <table:table-cell office:value-type="float" office:value="3.49194946459259">
            <text:p>3.492</text:p>
          </table:table-cell>
          <table:table-cell office:value-type="float" office:value="-3.46507662685787">
            <text:p>-3.465</text:p>
          </table:table-cell>
          <table:table-cell table:number-columns-repeated="1014"/>
        </table:table-row>
        <table:table-row table:style-name="ro2">
          <table:table-cell office:value-type="float" office:value="44.6760501403623">
            <text:p>44.676</text:p>
          </table:table-cell>
          <table:table-cell office:value-type="float" office:value="14.7310627707657">
            <text:p>14.731</text:p>
          </table:table-cell>
          <table:table-cell office:value-type="float" office:value="57.689852088423">
            <text:p>57.690</text:p>
          </table:table-cell>
          <table:table-cell office:value-type="float" office:value="3.73055954715424">
            <text:p>3.731</text:p>
          </table:table-cell>
          <table:table-cell office:value-type="float" office:value="1.33230973607136">
            <text:p>1.332</text:p>
          </table:table-cell>
          <table:table-cell office:value-type="float" office:value="-1.41777800294029">
            <text:p>-1.418</text:p>
          </table:table-cell>
          <table:table-cell office:value-type="float" office:value="3.65551369826312">
            <text:p>3.656</text:p>
          </table:table-cell>
          <table:table-cell office:value-type="float" office:value="3.48891651902171">
            <text:p>3.489</text:p>
          </table:table-cell>
          <table:table-cell office:value-type="float" office:value="-3.42908291746089">
            <text:p>-3.429</text:p>
          </table:table-cell>
          <table:table-cell table:number-columns-repeated="1014"/>
        </table:table-row>
        <table:table-row table:style-name="ro2">
          <table:table-cell office:value-type="float" office:value="44.6763664410591">
            <text:p>44.676</text:p>
          </table:table-cell>
          <table:table-cell office:value-type="float" office:value="14.821205248678">
            <text:p>14.821</text:p>
          </table:table-cell>
          <table:table-cell office:value-type="float" office:value="57.6899672055842">
            <text:p>57.690</text:p>
          </table:table-cell>
          <table:table-cell office:value-type="float" office:value="3.72524531833149">
            <text:p>3.725</text:p>
          </table:table-cell>
          <table:table-cell office:value-type="float" office:value="1.33943523478264">
            <text:p>1.339</text:p>
          </table:table-cell>
          <table:table-cell office:value-type="float" office:value="-1.42637714358762">
            <text:p>-1.426</text:p>
          </table:table-cell>
          <table:table-cell office:value-type="float" office:value="3.6194381276777">
            <text:p>3.619</text:p>
          </table:table-cell>
          <table:table-cell office:value-type="float" office:value="3.4858253530299">
            <text:p>3.486</text:p>
          </table:table-cell>
          <table:table-cell office:value-type="float" office:value="-3.39371296096902">
            <text:p>-3.394</text:p>
          </table:table-cell>
          <table:table-cell table:number-columns-repeated="1014"/>
        </table:table-row>
        <table:table-row table:style-name="ro2">
          <table:table-cell office:value-type="float" office:value="44.6766821739709">
            <text:p>44.677</text:p>
          </table:table-cell>
          <table:table-cell office:value-type="float" office:value="14.9113484805772">
            <text:p>14.911</text:p>
          </table:table-cell>
          <table:table-cell office:value-type="float" office:value="57.6900830322783">
            <text:p>57.690</text:p>
          </table:table-cell>
          <table:table-cell office:value-type="float" office:value="3.7199141204093">
            <text:p>3.720</text:p>
          </table:table-cell>
          <table:table-cell office:value-type="float" office:value="1.34654710903804">
            <text:p>1.347</text:p>
          </table:table-cell>
          <table:table-cell office:value-type="float" office:value="-1.43497800199997">
            <text:p>-1.435</text:p>
          </table:table-cell>
          <table:table-cell office:value-type="float" office:value="3.58396625226624">
            <text:p>3.584</text:p>
          </table:table-cell>
          <table:table-cell office:value-type="float" office:value="3.48267704481491">
            <text:p>3.483</text:p>
          </table:table-cell>
          <table:table-cell office:value-type="float" office:value="-3.35895454446752">
            <text:p>-3.359</text:p>
          </table:table-cell>
          <table:table-cell table:number-columns-repeated="1014"/>
        </table:table-row>
        <table:table-row table:style-name="ro2">
          <table:table-cell office:value-type="float" office:value="44.676997336993">
            <text:p>44.677</text:p>
          </table:table-cell>
          <table:table-cell office:value-type="float" office:value="15.0014924610676">
            <text:p>15.001</text:p>
          </table:table-cell>
          <table:table-cell office:value-type="float" office:value="57.6901995648697">
            <text:p>57.690</text:p>
          </table:table-cell>
          <table:table-cell office:value-type="float" office:value="3.71456616424573">
            <text:p>3.715</text:p>
          </table:table-cell>
          <table:table-cell office:value-type="float" office:value="1.35364535087792">
            <text:p>1.354</text:p>
          </table:table-cell>
          <table:table-cell office:value-type="float" office:value="-1.44358061267788">
            <text:p>-1.444</text:p>
          </table:table-cell>
          <table:table-cell office:value-type="float" office:value="3.54908610181617">
            <text:p>3.549</text:p>
          </table:table-cell>
          <table:table-cell office:value-type="float" office:value="3.47947265065057">
            <text:p>3.479</text:p>
          </table:table-cell>
          <table:table-cell office:value-type="float" office:value="-3.32479574524347">
            <text:p>-3.325</text:p>
          </table:table-cell>
          <table:table-cell table:number-columns-repeated="1014"/>
        </table:table-row>
        <table:table-row table:style-name="ro2">
          <table:table-cell office:value-type="float" office:value="44.6773119280528">
            <text:p>44.677</text:p>
          </table:table-cell>
          <table:table-cell office:value-type="float" office:value="15.0916371847715">
            <text:p>15.092</text:p>
          </table:table-cell>
          <table:table-cell office:value-type="float" office:value="57.6903167997522">
            <text:p>57.690</text:p>
          </table:table-cell>
          <table:table-cell office:value-type="float" office:value="3.70920166035625">
            <text:p>3.709</text:p>
          </table:table-cell>
          <table:table-cell office:value-type="float" office:value="1.36072995335025">
            <text:p>1.361</text:p>
          </table:table-cell>
          <table:table-cell office:value-type="float" office:value="-1.45218501057334">
            <text:p>-1.452</text:p>
          </table:table-cell>
          <table:table-cell office:value-type="float" office:value="3.51478598858915">
            <text:p>3.515</text:p>
          </table:table-cell>
          <table:table-cell office:value-type="float" office:value="3.47621320550838">
            <text:p>3.476</text:p>
          </table:table-cell>
          <table:table-cell office:value-type="float" office:value="-3.29122492304063">
            <text:p>-3.291</text:p>
          </table:table-cell>
          <table:table-cell table:number-columns-repeated="1014"/>
        </table:table-row>
        <table:table-row table:style-name="ro2">
          <table:table-cell office:value-type="float" office:value="44.6776259451092">
            <text:p>44.678</text:p>
          </table:table-cell>
          <table:table-cell office:value-type="float" office:value="15.1817826463286">
            <text:p>15.182</text:p>
          </table:table-cell>
          <table:table-cell office:value-type="float" office:value="57.6904347333481">
            <text:p>57.690</text:p>
          </table:table-cell>
          <table:table-cell office:value-type="float" office:value="3.70382081889732">
            <text:p>3.704</text:p>
          </table:table-cell>
          <table:table-cell office:value-type="float" office:value="1.36780091051111">
            <text:p>1.368</text:p>
          </table:table-cell>
          <table:table-cell office:value-type="float" office:value="-1.46079123109611">
            <text:p>-1.461</text:p>
          </table:table-cell>
          <table:table-cell office:value-type="float" office:value="3.48105449980996">
            <text:p>3.481</text:p>
          </table:table-cell>
          <table:table-cell office:value-type="float" office:value="3.47289972365771">
            <text:p>3.473</text:p>
          </table:table-cell>
          <table:table-cell office:value-type="float" office:value="-3.25823071254525">
            <text:p>-3.258</text:p>
          </table:table-cell>
          <table:table-cell table:number-columns-repeated="1014"/>
        </table:table-row>
        <table:table-row table:style-name="ro2">
          <table:table-cell office:value-type="float" office:value="44.6779393861524">
            <text:p>44.678</text:p>
          </table:table-cell>
          <table:table-cell office:value-type="float" office:value="15.2719288403963">
            <text:p>15.272</text:p>
          </table:table-cell>
          <table:table-cell office:value-type="float" office:value="57.6905533621082">
            <text:p>57.691</text:p>
          </table:table-cell>
          <table:table-cell office:value-type="float" office:value="3.69842384965219">
            <text:p>3.698</text:p>
          </table:table-cell>
          <table:table-cell office:value-type="float" office:value="1.3748582174211">
            <text:p>1.375</text:p>
          </table:table-cell>
          <table:table-cell office:value-type="float" office:value="-1.46939931011379">
            <text:p>-1.469</text:p>
          </table:table-cell>
          <table:table-cell office:value-type="float" office:value="3.44788049036462">
            <text:p>3.448</text:p>
          </table:table-cell>
          <table:table-cell office:value-type="float" office:value="3.4695331992475">
            <text:p>3.470</text:p>
          </table:table-cell>
          <table:table-cell office:value-type="float" office:value="-3.22580201607521">
            <text:p>-3.226</text:p>
          </table:table-cell>
          <table:table-cell table:number-columns-repeated="1014"/>
        </table:table-row>
        <table:table-row table:style-name="ro2">
          <table:table-cell office:value-type="float" office:value="44.6782522492039">
            <text:p>44.678</text:p>
          </table:table-cell>
          <table:table-cell office:value-type="float" office:value="15.3620757616491">
            <text:p>15.362</text:p>
          </table:table-cell>
          <table:table-cell office:value-type="float" office:value="57.6906726825109">
            <text:p>57.691</text:p>
          </table:table-cell>
          <table:table-cell office:value-type="float" office:value="3.69301096201398">
            <text:p>3.693</text:p>
          </table:table-cell>
          <table:table-cell office:value-type="float" office:value="1.38190187014615">
            <text:p>1.382</text:p>
          </table:table-cell>
          <table:table-cell office:value-type="float" office:value="-1.47800928395821">
            <text:p>-1.478</text:p>
          </table:table-cell>
          <table:table-cell office:value-type="float" office:value="3.41525307570899">
            <text:p>3.415</text:p>
          </table:table-cell>
          <table:table-cell office:value-type="float" office:value="3.4661146068665">
            <text:p>3.466</text:p>
          </table:table-cell>
          <table:table-cell office:value-type="float" office:value="-3.193927996484">
            <text:p>-3.194</text:p>
          </table:table-cell>
          <table:table-cell table:number-columns-repeated="1014"/>
        </table:table-row>
        <table:table-row table:style-name="ro2">
          <table:table-cell office:value-type="float" office:value="44.678564532316">
            <text:p>44.679</text:p>
          </table:table-cell>
          <table:table-cell office:value-type="float" office:value="15.4522234047783">
            <text:p>15.452</text:p>
          </table:table-cell>
          <table:table-cell office:value-type="float" office:value="57.6907926910622">
            <text:p>57.691</text:p>
          </table:table-cell>
          <table:table-cell office:value-type="float" office:value="3.68758236497137">
            <text:p>3.688</text:p>
          </table:table-cell>
          <table:table-cell office:value-type="float" office:value="1.38893186575456">
            <text:p>1.389</text:p>
          </table:table-cell>
          <table:table-cell office:value-type="float" office:value="-1.48662118942755">
            <text:p>-1.487</text:p>
          </table:table-cell>
          <table:table-cell office:value-type="float" office:value="3.3831616249793">
            <text:p>3.383</text:p>
          </table:table-cell>
          <table:table-cell office:value-type="float" office:value="3.46264490208703">
            <text:p>3.463</text:p>
          </table:table-cell>
          <table:table-cell office:value-type="float" office:value="-3.16259807026637">
            <text:p>-3.163</text:p>
          </table:table-cell>
          <table:table-cell table:number-columns-repeated="1014"/>
        </table:table-row>
        <table:table-row table:style-name="ro2">
          <table:table-cell office:value-type="float" office:value="44.6788762335716">
            <text:p>44.679</text:p>
          </table:table-cell>
          <table:table-cell office:value-type="float" office:value="15.5423717644922">
            <text:p>15.542</text:p>
          </table:table-cell>
          <table:table-cell office:value-type="float" office:value="57.6909133842948">
            <text:p>57.691</text:p>
          </table:table-cell>
          <table:table-cell office:value-type="float" office:value="3.68213826709301">
            <text:p>3.682</text:p>
          </table:table-cell>
          <table:table-cell office:value-type="float" office:value="1.39594820231647">
            <text:p>1.396</text:p>
          </table:table-cell>
          <table:table-cell office:value-type="float" office:value="-1.49523506379032">
            <text:p>-1.495</text:p>
          </table:table-cell>
          <table:table-cell office:value-type="float" office:value="3.35159575429686">
            <text:p>3.352</text:p>
          </table:table-cell>
          <table:table-cell office:value-type="float" office:value="3.45912502198886">
            <text:p>3.459</text:p>
          </table:table-cell>
          <table:table-cell office:value-type="float" office:value="-3.13180190085628">
            <text:p>-3.132</text:p>
          </table:table-cell>
          <table:table-cell table:number-columns-repeated="1014"/>
        </table:table-row>
        <table:table-row table:style-name="ro2">
          <table:table-cell office:value-type="float" office:value="44.6791873510839">
            <text:p>44.679</text:p>
          </table:table-cell>
          <table:table-cell office:value-type="float" office:value="15.6325208355157">
            <text:p>15.633</text:p>
          </table:table-cell>
          <table:table-cell office:value-type="float" office:value="57.6910347587681">
            <text:p>57.691</text:p>
          </table:table-cell>
          <table:table-cell office:value-type="float" office:value="3.67667887651307">
            <text:p>3.677</text:p>
          </table:table-cell>
          <table:table-cell office:value-type="float" office:value="1.40295087890245">
            <text:p>1.403</text:p>
          </table:table-cell>
          <table:table-cell office:value-type="float" office:value="-1.5038509447895">
            <text:p>-1.504</text:p>
          </table:table-cell>
          <table:table-cell office:value-type="float" office:value="3.32054532026542">
            <text:p>3.321</text:p>
          </table:table-cell>
          <table:table-cell office:value-type="float" office:value="3.45555588566798">
            <text:p>3.456</text:p>
          </table:table-cell>
          <table:table-cell office:value-type="float" office:value="-3.10152939211982">
            <text:p>-3.102</text:p>
          </table:table-cell>
          <table:table-cell table:number-columns-repeated="1014"/>
        </table:table-row>
        <table:table-row table:style-name="ro2">
          <table:table-cell office:value-type="float" office:value="44.6794978829965">
            <text:p>44.679</text:p>
          </table:table-cell>
          <table:table-cell office:value-type="float" office:value="15.7226706125901">
            <text:p>15.723</text:p>
          </table:table-cell>
          <table:table-cell office:value-type="float" office:value="57.6911568110676">
            <text:p>57.691</text:p>
          </table:table-cell>
          <table:table-cell office:value-type="float" office:value="3.67120440091568">
            <text:p>3.671</text:p>
          </table:table-cell>
          <table:table-cell office:value-type="float" office:value="1.4099398955818">
            <text:p>1.410</text:p>
          </table:table-cell>
          <table:table-cell office:value-type="float" office:value="-1.51246887064601">
            <text:p>-1.512</text:p>
          </table:table-cell>
          <table:table-cell office:value-type="float" office:value="3.29000041365224">
            <text:p>3.290</text:p>
          </table:table-cell>
          <table:table-cell office:value-type="float" office:value="3.45193839472594">
            <text:p>3.452</text:p>
          </table:table-cell>
          <table:table-cell office:value-type="float" office:value="-3.07177068203056">
            <text:p>-3.072</text:p>
          </table:table-cell>
          <table:table-cell table:number-columns-repeated="1014"/>
        </table:table-row>
        <table:table-row table:style-name="ro2">
          <table:table-cell office:value-type="float" office:value="44.6798078274825">
            <text:p>44.680</text:p>
          </table:table-cell>
          <table:table-cell office:value-type="float" office:value="15.8128210904731">
            <text:p>15.813</text:p>
          </table:table-cell>
          <table:table-cell office:value-type="float" office:value="57.6912795378043">
            <text:p>57.691</text:p>
          </table:table-cell>
          <table:table-cell office:value-type="float" office:value="3.66571504752203">
            <text:p>3.666</text:p>
          </table:table-cell>
          <table:table-cell office:value-type="float" office:value="1.41691525342031">
            <text:p>1.417</text:p>
          </table:table-cell>
          <table:table-cell office:value-type="float" office:value="-1.52108888006088">
            <text:p>-1.521</text:p>
          </table:table-cell>
          <table:table-cell office:value-type="float" office:value="3.25995135324865">
            <text:p>3.260</text:p>
          </table:table-cell>
          <table:table-cell office:value-type="float" office:value="3.4482734337464">
            <text:p>3.448</text:p>
          </table:table-cell>
          <table:table-cell office:value-type="float" office:value="-3.04251613652486">
            <text:p>-3.043</text:p>
          </table:table-cell>
          <table:table-cell table:number-columns-repeated="1014"/>
        </table:table-row>
        <table:table-row table:style-name="ro2">
          <table:table-cell office:value-type="float" office:value="44.6801171827451">
            <text:p>44.680</text:p>
          </table:table-cell>
          <table:table-cell office:value-type="float" office:value="15.9029722639384">
            <text:p>15.903</text:p>
          </table:table-cell>
          <table:table-cell office:value-type="float" office:value="57.6914029356148">
            <text:p>57.691</text:p>
          </table:table-cell>
          <table:table-cell office:value-type="float" office:value="3.66021102307419">
            <text:p>3.660</text:p>
          </table:table-cell>
          <table:table-cell office:value-type="float" office:value="1.42387695448042">
            <text:p>1.424</text:p>
          </table:table-cell>
          <table:table-cell office:value-type="float" office:value="-1.52971101222245">
            <text:p>-1.530</text:p>
          </table:table-cell>
          <table:table-cell office:value-type="float" office:value="3.23038867990742">
            <text:p>3.230</text:p>
          </table:table-cell>
          <table:table-cell office:value-type="float" office:value="3.4445618707527">
            <text:p>3.445</text:p>
          </table:table-cell>
          <table:table-cell office:value-type="float" office:value="-3.01375634353669">
            <text:p>-3.014</text:p>
          </table:table-cell>
          <table:table-cell table:number-columns-repeated="1014"/>
        </table:table-row>
        <table:table-row table:style-name="ro2">
          <table:table-cell office:value-type="float" office:value="44.6804259470166">
            <text:p>44.680</text:p>
          </table:table-cell>
          <table:table-cell office:value-type="float" office:value="15.9931241277756">
            <text:p>15.993</text:p>
          </table:table-cell>
          <table:table-cell office:value-type="float" office:value="57.6915270011602">
            <text:p>57.692</text:p>
          </table:table-cell>
          <table:table-cell office:value-type="float" office:value="3.65469253382275">
            <text:p>3.655</text:p>
          </table:table-cell>
          <table:table-cell office:value-type="float" office:value="1.4308250018171">
            <text:p>1.431</text:p>
          </table:table-cell>
          <table:table-cell office:value-type="float" office:value="-1.53833530680581">
            <text:p>-1.538</text:p>
          </table:table-cell>
          <table:table-cell office:value-type="float" office:value="3.20130315074625">
            <text:p>3.201</text:p>
          </table:table-cell>
          <table:table-cell office:value-type="float" office:value="3.44080455765347">
            <text:p>3.441</text:p>
          </table:table-cell>
          <table:table-cell office:value-type="float" office:value="-2.9854821071931">
            <text:p>-2.985</text:p>
          </table:table-cell>
          <table:table-cell table:number-columns-repeated="1014"/>
        </table:table-row>
        <table:table-row table:style-name="ro2">
          <table:table-cell office:value-type="float" office:value="44.6807341185587">
            <text:p>44.681</text:p>
          </table:table-cell>
          <table:table-cell office:value-type="float" office:value="16.0832766767904">
            <text:p>16.083</text:p>
          </table:table-cell>
          <table:table-cell office:value-type="float" office:value="57.6916517311264">
            <text:p>57.692</text:p>
          </table:table-cell>
          <table:table-cell office:value-type="float" office:value="3.64915978551156">
            <text:p>3.649</text:p>
          </table:table-cell>
          <table:table-cell office:value-type="float" office:value="1.43775939947856">
            <text:p>1.438</text:p>
          </table:table-cell>
          <table:table-cell office:value-type="float" office:value="-1.54696180398023">
            <text:p>-1.547</text:p>
          </table:table-cell>
          <table:table-cell office:value-type="float" office:value="3.17268573351853">
            <text:p>3.173</text:p>
          </table:table-cell>
          <table:table-cell office:value-type="float" office:value="3.43700233067182">
            <text:p>3.437</text:p>
          </table:table-cell>
          <table:table-cell office:value-type="float" office:value="-2.95768444218328">
            <text:p>-2.958</text:p>
          </table:table-cell>
          <table:table-cell table:number-columns-repeated="1014"/>
        </table:table-row>
        <table:table-row table:style-name="ro2">
          <table:table-cell office:value-type="float" office:value="44.6810416956621">
            <text:p>44.681</text:p>
          </table:table-cell>
          <table:table-cell office:value-type="float" office:value="16.173429905804">
            <text:p>16.173</text:p>
          </table:table-cell>
          <table:table-cell office:value-type="float" office:value="57.6917771222232">
            <text:p>57.692</text:p>
          </table:table-cell>
          <table:table-cell office:value-type="float" office:value="3.64361298336508">
            <text:p>3.644</text:p>
          </table:table-cell>
          <table:table-cell office:value-type="float" office:value="1.44468015250257">
            <text:p>1.445</text:p>
          </table:table-cell>
          <table:table-cell office:value-type="float" office:value="-1.55559054441033">
            <text:p>-1.556</text:p>
          </table:table-cell>
          <table:table-cell office:value-type="float" office:value="3.14452760114239">
            <text:p>3.145</text:p>
          </table:table-cell>
          <table:table-cell office:value-type="float" office:value="3.43315601076147">
            <text:p>3.433</text:p>
          </table:table-cell>
          <table:table-cell office:value-type="float" office:value="-2.93035456828189">
            <text:p>-2.930</text:p>
          </table:table-cell>
          <table:table-cell table:number-columns-repeated="1014"/>
        </table:table-row>
        <table:table-row table:style-name="ro2">
          <table:table-cell office:value-type="float" office:value="44.681348676646">
            <text:p>44.681</text:p>
          </table:table-cell>
          <table:table-cell office:value-type="float" office:value="16.2635838096531">
            <text:p>16.264</text:p>
          </table:table-cell>
          <table:table-cell office:value-type="float" office:value="57.6919031711843">
            <text:p>57.692</text:p>
          </table:table-cell>
          <table:table-cell office:value-type="float" office:value="3.63805233207405">
            <text:p>3.638</text:p>
          </table:table-cell>
          <table:table-cell office:value-type="float" office:value="1.45158726691619">
            <text:p>1.452</text:p>
          </table:table-cell>
          <table:table-cell office:value-type="float" office:value="-1.56422156926175">
            <text:p>-1.564</text:p>
          </table:table-cell>
          <table:table-cell office:value-type="float" office:value="3.11682012638488">
            <text:p>3.117</text:p>
          </table:table-cell>
          <table:table-cell office:value-type="float" office:value="3.42926640400943">
            <text:p>3.429</text:p>
          </table:table-cell>
          <table:table-cell office:value-type="float" office:value="-2.90348390502965">
            <text:p>-2.903</text:p>
          </table:table-cell>
          <table:table-cell table:number-columns-repeated="1014"/>
        </table:table-row>
        <table:table-row table:style-name="ro2">
          <table:table-cell office:value-type="float" office:value="44.6816550598584">
            <text:p>44.682</text:p>
          </table:table-cell>
          <table:table-cell office:value-type="float" office:value="16.35373838319">
            <text:p>16.354</text:p>
          </table:table-cell>
          <table:table-cell office:value-type="float" office:value="57.6920298747666">
            <text:p>57.692</text:p>
          </table:table-cell>
          <table:table-cell office:value-type="float" office:value="3.63247803578298">
            <text:p>3.632</text:p>
          </table:table-cell>
          <table:table-cell office:value-type="float" office:value="1.45848074973263">
            <text:p>1.458</text:p>
          </table:table-cell>
          <table:table-cell office:value-type="float" office:value="-1.57285492020354">
            <text:p>-1.573</text:p>
          </table:table-cell>
          <table:table-cell office:value-type="float" office:value="3.08955487669785">
            <text:p>3.090</text:p>
          </table:table-cell>
          <table:table-cell office:value-type="float" office:value="3.42533430202554">
            <text:p>3.425</text:p>
          </table:table-cell>
          <table:table-cell office:value-type="float" office:value="-2.8770640665654">
            <text:p>-2.877</text:p>
          </table:table-cell>
          <table:table-cell table:number-columns-repeated="1014"/>
        </table:table-row>
        <table:table-row table:style-name="ro2">
          <table:table-cell office:value-type="float" office:value="44.6819608436755">
            <text:p>44.682</text:p>
          </table:table-cell>
          <table:table-cell office:value-type="float" office:value="16.4438936212822">
            <text:p>16.444</text:p>
          </table:table-cell>
          <table:table-cell office:value-type="float" office:value="57.6921572297501">
            <text:p>57.692</text:p>
          </table:table-cell>
          <table:table-cell office:value-type="float" office:value="3.62689029807638">
            <text:p>3.627</text:p>
          </table:table-cell>
          <table:table-cell office:value-type="float" office:value="1.4653606089502">
            <text:p>1.465</text:p>
          </table:table-cell>
          <table:table-cell office:value-type="float" office:value="-1.58149063941302">
            <text:p>-1.581</text:p>
          </table:table-cell>
          <table:table-cell office:value-type="float" office:value="3.06272360919876">
            <text:p>3.063</text:p>
          </table:table-cell>
          <table:table-cell office:value-type="float" office:value="3.42136048231944">
            <text:p>3.421</text:p>
          </table:table-cell>
          <table:table-cell office:value-type="float" office:value="-2.85108685660197">
            <text:p>-2.851</text:p>
          </table:table-cell>
          <table:table-cell table:number-columns-repeated="1014"/>
        </table:table-row>
        <table:table-row table:style-name="ro2">
          <table:table-cell office:value-type="float" office:value="44.6822660265015">
            <text:p>44.682</text:p>
          </table:table-cell>
          <table:table-cell office:value-type="float" office:value="16.5340495188123">
            <text:p>16.534</text:p>
          </table:table-cell>
          <table:table-cell office:value-type="float" office:value="57.6922852329375">
            <text:p>57.692</text:p>
          </table:table-cell>
          <table:table-cell office:value-type="float" office:value="3.62128932196626">
            <text:p>3.621</text:p>
          </table:table-cell>
          <table:table-cell office:value-type="float" office:value="1.47222685355014">
            <text:p>1.472</text:p>
          </table:table-cell>
          <table:table-cell office:value-type="float" office:value="-1.59012876957912">
            <text:p>-1.590</text:p>
          </table:table-cell>
          <table:table-cell office:value-type="float" office:value="3.03631826579338">
            <text:p>3.036</text:p>
          </table:table-cell>
          <table:table-cell office:value-type="float" office:value="3.4173457086657">
            <text:p>3.417</text:p>
          </table:table-cell>
          <table:table-cell office:value-type="float" office:value="-2.82554426354671">
            <text:p>-2.826</text:p>
          </table:table-cell>
          <table:table-cell table:number-columns-repeated="1014"/>
        </table:table-row>
        <table:table-row table:style-name="ro2">
          <table:table-cell office:value-type="float" office:value="44.6825706067686">
            <text:p>44.683</text:p>
          </table:table-cell>
          <table:table-cell office:value-type="float" office:value="16.6242060706783">
            <text:p>16.624</text:p>
          </table:table-cell>
          <table:table-cell office:value-type="float" office:value="57.6924138811536">
            <text:p>57.692</text:p>
          </table:table-cell>
          <table:table-cell office:value-type="float" office:value="3.61567530987901">
            <text:p>3.616</text:p>
          </table:table-cell>
          <table:table-cell office:value-type="float" office:value="1.47907949349498">
            <text:p>1.479</text:p>
          </table:table-cell>
          <table:table-cell office:value-type="float" office:value="-1.59876935390681">
            <text:p>-1.599</text:p>
          </table:table-cell>
          <table:table-cell office:value-type="float" office:value="3.01033096843685">
            <text:p>3.010</text:p>
          </table:table-cell>
          <table:table-cell office:value-type="float" office:value="3.41329073145714">
            <text:p>3.413</text:p>
          </table:table-cell>
          <table:table-cell office:value-type="float" office:value="-2.8004284557576">
            <text:p>-2.800</text:p>
          </table:table-cell>
          <table:table-cell table:number-columns-repeated="1014"/>
        </table:table-row>
        <table:table-row table:style-name="ro2">
          <table:table-cell office:value-type="float" office:value="44.6828745829366">
            <text:p>44.683</text:p>
          </table:table-cell>
          <table:table-cell office:value-type="float" office:value="16.7143632717929">
            <text:p>16.714</text:p>
          </table:table-cell>
          <table:table-cell office:value-type="float" office:value="57.6925431712452">
            <text:p>57.693</text:p>
          </table:table-cell>
          <table:table-cell office:value-type="float" office:value="3.61004846364381">
            <text:p>3.610</text:p>
          </table:table-cell>
          <table:table-cell office:value-type="float" office:value="1.48591853972545">
            <text:p>1.486</text:p>
          </table:table-cell>
          <table:table-cell office:value-type="float" office:value="-1.60741243612001">
            <text:p>-1.607</text:p>
          </table:table-cell>
          <table:table-cell office:value-type="float" office:value="2.98475401452826">
            <text:p>2.985</text:p>
          </table:table-cell>
          <table:table-cell office:value-type="float" office:value="3.4091962880471">
            <text:p>3.409</text:p>
          </table:table-cell>
          <table:table-cell office:value-type="float" office:value="-2.77573177693503">
            <text:p>-2.776</text:p>
          </table:table-cell>
          <table:table-cell table:number-columns-repeated="1014"/>
        </table:table-row>
        <table:table-row table:style-name="ro2">
          <table:table-cell office:value-type="float" office:value="44.6831779534927">
            <text:p>44.683</text:p>
          </table:table-cell>
          <table:table-cell office:value-type="float" office:value="16.8045211170837">
            <text:p>16.805</text:p>
          </table:table-cell>
          <table:table-cell office:value-type="float" office:value="57.6926731000809">
            <text:p>57.693</text:p>
          </table:table-cell>
          <table:table-cell office:value-type="float" office:value="3.60440898447899">
            <text:p>3.604</text:p>
          </table:table-cell>
          <table:table-cell office:value-type="float" office:value="1.49274400415992">
            <text:p>1.493</text:p>
          </table:table-cell>
          <table:table-cell office:value-type="float" office:value="-1.61605806046693">
            <text:p>-1.616</text:p>
          </table:table-cell>
          <table:table-cell office:value-type="float" office:value="2.95957987243312">
            <text:p>2.960</text:p>
          </table:table-cell>
          <table:table-cell office:value-type="float" office:value="3.40506310308046">
            <text:p>3.405</text:p>
          </table:table-cell>
          <table:table-cell office:value-type="float" office:value="-2.75144674164141">
            <text:p>-2.751</text:p>
          </table:table-cell>
          <table:table-cell table:number-columns-repeated="1014"/>
        </table:table-row>
        <table:table-row table:style-name="ro2">
          <table:table-cell office:value-type="float" office:value="44.6834807169513">
            <text:p>44.683</text:p>
          </table:table-cell>
          <table:table-cell office:value-type="float" office:value="16.8946796014933">
            <text:p>16.895</text:p>
          </table:table-cell>
          <table:table-cell office:value-type="float" office:value="57.6928036645503">
            <text:p>57.693</text:p>
          </table:table-cell>
          <table:table-cell office:value-type="float" office:value="3.59875707298101">
            <text:p>3.599</text:p>
          </table:table-cell>
          <table:table-cell office:value-type="float" office:value="1.49955589969123">
            <text:p>1.500</text:p>
          </table:table-cell>
          <table:table-cell office:value-type="float" office:value="-1.6247062717228">
            <text:p>-1.625</text:p>
          </table:table-cell>
          <table:table-cell office:value-type="float" office:value="2.93480117713482">
            <text:p>2.935</text:p>
          </table:table-cell>
          <table:table-cell office:value-type="float" office:value="3.40089188881512">
            <text:p>3.401</text:p>
          </table:table-cell>
          <table:table-cell office:value-type="float" office:value="-2.72756603094903">
            <text:p>-2.728</text:p>
          </table:table-cell>
          <table:table-cell table:number-columns-repeated="1014"/>
        </table:table-row>
        <table:table-row table:style-name="ro2">
          <table:table-cell office:value-type="float" office:value="44.683782871854">
            <text:p>44.684</text:p>
          </table:table-cell>
          <table:table-cell office:value-type="float" office:value="16.9848387199787">
            <text:p>16.985</text:p>
          </table:table-cell>
          <table:table-cell office:value-type="float" office:value="57.6929348615642">
            <text:p>57.693</text:p>
          </table:table-cell>
          <table:table-cell office:value-type="float" office:value="3.59309292911191">
            <text:p>3.593</text:p>
          </table:table-cell>
          <table:table-cell office:value-type="float" office:value="1.50635424018515">
            <text:p>1.506</text:p>
          </table:table-cell>
          <table:table-cell office:value-type="float" office:value="-1.63335711519457">
            <text:p>-1.633</text:p>
          </table:table-cell>
          <table:table-cell office:value-type="float" office:value="2.91041072600489">
            <text:p>2.910</text:p>
          </table:table-cell>
          <table:table-cell office:value-type="float" office:value="3.39668334543177">
            <text:p>3.397</text:p>
          </table:table-cell>
          <table:table-cell office:value-type="float" office:value="-2.70408248820645">
            <text:p>-2.704</text:p>
          </table:table-cell>
          <table:table-cell table:number-columns-repeated="1014"/>
        </table:table-row>
        <table:table-row table:style-name="ro2">
          <table:table-cell office:value-type="float" office:value="44.6840844167689">
            <text:p>44.684</text:p>
          </table:table-cell>
          <table:table-cell office:value-type="float" office:value="17.0749984675119">
            <text:p>17.075</text:p>
          </table:table-cell>
          <table:table-cell office:value-type="float" office:value="57.6930666880538">
            <text:p>57.693</text:p>
          </table:table-cell>
          <table:table-cell office:value-type="float" office:value="3.58741675218815">
            <text:p>3.587</text:p>
          </table:table-cell>
          <table:table-cell office:value-type="float" office:value="1.51313904047798">
            <text:p>1.513</text:p>
          </table:table-cell>
          <table:table-cell office:value-type="float" office:value="-1.6420106367249">
            <text:p>-1.642</text:p>
          </table:table-cell>
          <table:table-cell office:value-type="float" office:value="2.88640147469501">
            <text:p>2.886</text:p>
          </table:table-cell>
          <table:table-cell office:value-type="float" office:value="3.39243816133624">
            <text:p>3.392</text:p>
          </table:table-cell>
          <table:table-cell office:value-type="float" office:value="-2.68098911492914">
            <text:p>-2.681</text:p>
          </table:table-cell>
          <table:table-cell table:number-columns-repeated="1014"/>
        </table:table-row>
        <table:table-row table:style-name="ro2">
          <table:table-cell office:value-type="float" office:value="44.684385350291">
            <text:p>44.684</text:p>
          </table:table-cell>
          <table:table-cell office:value-type="float" office:value="17.165158839079">
            <text:p>17.165</text:p>
          </table:table-cell>
          <table:table-cell office:value-type="float" office:value="57.6931991409709">
            <text:p>57.693</text:p>
          </table:table-cell>
          <table:table-cell office:value-type="float" office:value="3.58172874086818">
            <text:p>3.582</text:p>
          </table:table-cell>
          <table:table-cell office:value-type="float" office:value="1.5199103163747">
            <text:p>1.520</text:p>
          </table:table-cell>
          <table:table-cell office:value-type="float" office:value="-1.65066688269625">
            <text:p>-1.651</text:p>
          </table:table-cell>
          <table:table-cell office:value-type="float" office:value="2.86276653314154">
            <text:p>2.863</text:p>
          </table:table-cell>
          <table:table-cell office:value-type="float" office:value="3.38815701344958">
            <text:p>3.388</text:p>
          </table:table-cell>
          <table:table-cell office:value-type="float" office:value="-2.6582790667999">
            <text:p>-2.658</text:p>
          </table:table-cell>
          <table:table-cell table:number-columns-repeated="1014"/>
        </table:table-row>
        <table:table-row table:style-name="ro2">
          <table:table-cell office:value-type="float" office:value="44.6846856710413">
            <text:p>44.685</text:p>
          </table:table-cell>
          <table:table-cell office:value-type="float" office:value="17.2553198296809">
            <text:p>17.255</text:p>
          </table:table-cell>
          <table:table-cell office:value-type="float" office:value="57.693332217287">
            <text:p>57.693</text:p>
          </table:table-cell>
          <table:table-cell office:value-type="float" office:value="3.57602909314211">
            <text:p>3.576</text:p>
          </table:table-cell>
          <table:table-cell office:value-type="float" office:value="1.52666808464615">
            <text:p>1.527</text:p>
          </table:table-cell>
          <table:table-cell office:value-type="float" office:value="-1.65932590003447">
            <text:p>-1.659</text:p>
          </table:table-cell>
          <table:table-cell office:value-type="float" office:value="2.8394991616816">
            <text:p>2.839</text:p>
          </table:table-cell>
          <table:table-cell office:value-type="float" office:value="3.38384056749181">
            <text:p>3.384</text:p>
          </table:table-cell>
          <table:table-cell office:value-type="float" office:value="-2.63594564978388">
            <text:p>-2.636</text:p>
          </table:table-cell>
          <table:table-cell table:number-columns-repeated="1014"/>
        </table:table-row>
        <table:table-row table:style-name="ro2">
          <table:table-cell office:value-type="float" office:value="44.6849853776675">
            <text:p>44.685</text:p>
          </table:table-cell>
          <table:table-cell office:value-type="float" office:value="17.3454814343327">
            <text:p>17.345</text:p>
          </table:table-cell>
          <table:table-cell office:value-type="float" office:value="57.6934659139935">
            <text:p>57.693</text:p>
          </table:table-cell>
          <table:table-cell office:value-type="float" office:value="3.57031800631985">
            <text:p>3.570</text:p>
          </table:table-cell>
          <table:table-cell office:value-type="float" office:value="1.53341236302756">
            <text:p>1.533</text:p>
          </table:table-cell>
          <table:table-cell office:value-type="float" office:value="-1.66798773621375">
            <text:p>-1.668</text:p>
          </table:table-cell>
          <table:table-cell office:value-type="float" office:value="2.81659276728015">
            <text:p>2.817</text:p>
          </table:table-cell>
          <table:table-cell office:value-type="float" office:value="3.37948947825498">
            <text:p>3.379</text:p>
          </table:table-cell>
          <table:table-cell office:value-type="float" office:value="-2.61398231635121">
            <text:p>-2.614</text:p>
          </table:table-cell>
          <table:table-cell table:number-columns-repeated="1014"/>
        </table:table-row>
        <table:table-row table:style-name="ro2">
          <table:table-cell office:value-type="float" office:value="44.6852844688428">
            <text:p>44.685</text:p>
          </table:table-cell>
          <table:table-cell office:value-type="float" office:value="17.435643648064">
            <text:p>17.436</text:p>
          </table:table-cell>
          <table:table-cell office:value-type="float" office:value="57.6936002281012">
            <text:p>57.694</text:p>
          </table:table-cell>
          <table:table-cell office:value-type="float" office:value="3.56459567702075">
            <text:p>3.565</text:p>
          </table:table-cell>
          <table:table-cell office:value-type="float" office:value="1.540143170216">
            <text:p>1.540</text:p>
          </table:table-cell>
          <table:table-cell office:value-type="float" office:value="-1.67665243926072">
            <text:p>-1.677</text:p>
          </table:table-cell>
          <table:table-cell office:value-type="float" office:value="2.79404089986">
            <text:p>2.794</text:p>
          </table:table-cell>
          <table:table-cell office:value-type="float" office:value="3.37510438986873">
            <text:p>3.375</text:p>
          </table:table-cell>
          <table:table-cell office:value-type="float" office:value="-2.59238266180577">
            <text:p>-2.592</text:p>
          </table:table-cell>
          <table:table-cell table:number-columns-repeated="1014"/>
        </table:table-row>
        <table:table-row table:style-name="ro2">
          <table:table-cell office:value-type="float" office:value="44.6855829432664">
            <text:p>44.686</text:p>
          </table:table-cell>
          <table:table-cell office:value-type="float" office:value="17.5258064659185">
            <text:p>17.526</text:p>
          </table:table-cell>
          <table:table-cell office:value-type="float" office:value="57.6937351566401">
            <text:p>57.694</text:p>
          </table:table-cell>
          <table:table-cell office:value-type="float" office:value="3.55886230116195">
            <text:p>3.559</text:p>
          </table:table-cell>
          <table:table-cell office:value-type="float" office:value="1.54686052586747">
            <text:p>1.547</text:p>
          </table:table-cell>
          <table:table-cell office:value-type="float" office:value="-1.68532005775717">
            <text:p>-1.685</text:p>
          </table:table-cell>
          <table:table-cell office:value-type="float" office:value="2.77183724873178">
            <text:p>2.772</text:p>
          </table:table-cell>
          <table:table-cell office:value-type="float" office:value="3.37068593605693">
            <text:p>3.371</text:p>
          </table:table-cell>
          <table:table-cell office:value-type="float" office:value="-2.571140420713">
            <text:p>-2.571</text:p>
          </table:table-cell>
          <table:table-cell table:number-columns-repeated="1014"/>
        </table:table-row>
        <table:table-row table:style-name="ro2">
          <table:table-cell office:value-type="float" office:value="44.6858807996631">
            <text:p>44.686</text:p>
          </table:table-cell>
          <table:table-cell office:value-type="float" office:value="17.6159698829542">
            <text:p>17.616</text:p>
          </table:table-cell>
          <table:table-cell office:value-type="float" office:value="57.693870696659">
            <text:p>57.694</text:p>
          </table:table-cell>
          <table:table-cell office:value-type="float" office:value="3.55311807394885">
            <text:p>3.553</text:p>
          </table:table-cell>
          <table:table-cell office:value-type="float" office:value="1.55356445059618">
            <text:p>1.554</text:p>
          </table:table-cell>
          <table:table-cell office:value-type="float" office:value="-1.69399064084695">
            <text:p>-1.694</text:p>
          </table:table-cell>
          <table:table-cell office:value-type="float" office:value="2.74997563912904">
            <text:p>2.750</text:p>
          </table:table-cell>
          <table:table-cell office:value-type="float" office:value="3.36623474038762">
            <text:p>3.366</text:p>
          </table:table-cell>
          <table:table-cell office:value-type="float" office:value="-2.55024946343205">
            <text:p>-2.550</text:p>
          </table:table-cell>
          <table:table-cell table:number-columns-repeated="1014"/>
        </table:table-row>
        <table:table-row table:style-name="ro2">
          <table:table-cell office:value-type="float" office:value="44.6861780367828">
            <text:p>44.686</text:p>
          </table:table-cell>
          <table:table-cell office:value-type="float" office:value="17.7061338942432">
            <text:p>17.706</text:p>
          </table:table-cell>
          <table:table-cell office:value-type="float" office:value="57.6940068452251">
            <text:p>57.694</text:p>
          </table:table-cell>
          <table:table-cell office:value-type="float" office:value="3.54736318986431">
            <text:p>3.547</text:p>
          </table:table-cell>
          <table:table-cell office:value-type="float" office:value="1.56025496597045">
            <text:p>1.560</text:p>
          </table:table-cell>
          <table:table-cell office:value-type="float" office:value="-1.70266423823768">
            <text:p>-1.703</text:p>
          </table:table-cell>
          <table:table-cell office:value-type="float" office:value="2.72845002883297">
            <text:p>2.728</text:p>
          </table:table-cell>
          <table:table-cell office:value-type="float" office:value="3.36175141651416">
            <text:p>3.362</text:p>
          </table:table-cell>
          <table:table-cell office:value-type="float" office:value="-2.52970379273892">
            <text:p>-2.530</text:p>
          </table:table-cell>
          <table:table-cell table:number-columns-repeated="1014"/>
        </table:table-row>
        <table:table-row table:style-name="ro2">
          <table:table-cell office:value-type="float" office:value="44.6864746534009">
            <text:p>44.686</text:p>
          </table:table-cell>
          <table:table-cell office:value-type="float" office:value="17.7962984948718">
            <text:p>17.796</text:p>
          </table:table-cell>
          <table:table-cell office:value-type="float" office:value="57.6941435994242">
            <text:p>57.694</text:p>
          </table:table-cell>
          <table:table-cell office:value-type="float" office:value="3.54159784265794">
            <text:p>3.542</text:p>
          </table:table-cell>
          <table:table-cell office:value-type="float" office:value="1.56693209451153">
            <text:p>1.567</text:p>
          </table:table-cell>
          <table:table-cell office:value-type="float" office:value="-1.71134090020671">
            <text:p>-1.711</text:p>
          </table:table-cell>
          <table:table-cell office:value-type="float" office:value="2.70725450489414">
            <text:p>2.707</text:p>
          </table:table-cell>
          <table:table-cell office:value-type="float" office:value="3.35723656840874">
            <text:p>3.357</text:p>
          </table:table-cell>
          <table:table-cell office:value-type="float" office:value="-2.50949754054664">
            <text:p>-2.509</text:p>
          </table:table-cell>
          <table:table-cell table:number-columns-repeated="1014"/>
        </table:table-row>
        <table:table-row table:style-name="ro2">
          <table:table-cell office:value-type="float" office:value="44.6867706483175">
            <text:p>44.687</text:p>
          </table:table-cell>
          <table:table-cell office:value-type="float" office:value="17.8864636799401">
            <text:p>17.886</text:p>
          </table:table-cell>
          <table:table-cell office:value-type="float" office:value="57.6942809563599">
            <text:p>57.694</text:p>
          </table:table-cell>
          <table:table-cell office:value-type="float" office:value="3.53582222533706">
            <text:p>3.536</text:p>
          </table:table-cell>
          <table:table-cell office:value-type="float" office:value="1.57359585969092">
            <text:p>1.574</text:p>
          </table:table-cell>
          <table:table-cell office:value-type="float" office:value="-1.72002067760471">
            <text:p>-1.720</text:p>
          </table:table-cell>
          <table:table-cell office:value-type="float" office:value="2.68638328044296">
            <text:p>2.686</text:p>
          </table:table-cell>
          <table:table-cell office:value-type="float" office:value="3.3526907905906">
            <text:p>3.353</text:p>
          </table:table-cell>
          <table:table-cell office:value-type="float" office:value="-2.48962496471281">
            <text:p>-2.490</text:p>
          </table:table-cell>
          <table:table-cell table:number-columns-repeated="1014"/>
        </table:table-row>
        <table:table-row table:style-name="ro2">
          <table:table-cell office:value-type="float" office:value="44.6870660203576">
            <text:p>44.687</text:p>
          </table:table-cell>
          <table:table-cell office:value-type="float" office:value="17.9766294445625">
            <text:p>17.977</text:p>
          </table:table-cell>
          <table:table-cell office:value-type="float" office:value="57.6944189131536">
            <text:p>57.694</text:p>
          </table:table-cell>
          <table:table-cell office:value-type="float" office:value="3.53003653015601">
            <text:p>3.530</text:p>
          </table:table-cell>
          <table:table-cell office:value-type="float" office:value="1.58024628592811">
            <text:p>1.580</text:p>
          </table:table-cell>
          <table:table-cell office:value-type="float" office:value="-1.72870362186056">
            <text:p>-1.729</text:p>
          </table:table-cell>
          <table:table-cell office:value-type="float" office:value="2.66583069158945">
            <text:p>2.666</text:p>
          </table:table-cell>
          <table:table-cell office:value-type="float" office:value="3.3481146683456">
            <text:p>3.348</text:p>
          </table:table-cell>
          <table:table-cell office:value-type="float" office:value="-2.47008044593882">
            <text:p>-2.470</text:p>
          </table:table-cell>
          <table:table-cell table:number-columns-repeated="1014"/>
        </table:table-row>
        <table:table-row table:style-name="ro2">
          <table:table-cell office:value-type="float" office:value="44.6873607683707">
            <text:p>44.687</text:p>
          </table:table-cell>
          <table:table-cell office:value-type="float" office:value="18.0667957838671">
            <text:p>18.067</text:p>
          </table:table-cell>
          <table:table-cell office:value-type="float" office:value="57.6945574669443">
            <text:p>57.695</text:p>
          </table:table-cell>
          <table:table-cell office:value-type="float" office:value="3.52424094860743">
            <text:p>3.524</text:p>
          </table:table-cell>
          <table:table-cell office:value-type="float" office:value="1.5868833985876">
            <text:p>1.587</text:p>
          </table:table-cell>
          <table:table-cell office:value-type="float" office:value="-1.73738978498486">
            <text:p>-1.737</text:p>
          </table:table-cell>
          <table:table-cell office:value-type="float" office:value="2.64559119440635">
            <text:p>2.646</text:p>
          </table:table-cell>
          <table:table-cell office:value-type="float" office:value="3.34350877793976">
            <text:p>3.344</text:p>
          </table:table-cell>
          <table:table-cell office:value-type="float" office:value="-2.45085848475046">
            <text:p>-2.451</text:p>
          </table:table-cell>
          <table:table-cell table:number-columns-repeated="1014"/>
        </table:table-row>
        <table:table-row table:style-name="ro2">
          <table:table-cell office:value-type="float" office:value="44.6876548912309">
            <text:p>44.688</text:p>
          </table:table-cell>
          <table:table-cell office:value-type="float" office:value="18.1569626929961">
            <text:p>18.157</text:p>
          </table:table-cell>
          <table:table-cell office:value-type="float" office:value="57.6946966148883">
            <text:p>57.695</text:p>
          </table:table-cell>
          <table:table-cell office:value-type="float" office:value="3.51843567141227">
            <text:p>3.518</text:p>
          </table:table-cell>
          <table:table-cell office:value-type="float" office:value="1.59350722397746">
            <text:p>1.594</text:p>
          </table:table-cell>
          <table:table-cell office:value-type="float" office:value="-1.74607921957579">
            <text:p>-1.746</text:p>
          </table:table-cell>
          <table:table-cell office:value-type="float" office:value="2.62565936199693">
            <text:p>2.626</text:p>
          </table:table-cell>
          <table:table-cell office:value-type="float" office:value="3.33887368682639">
            <text:p>3.339</text:p>
          </table:table-cell>
          <table:table-cell office:value-type="float" office:value="-2.43195369856485">
            <text:p>-2.432</text:p>
          </table:table-cell>
          <table:table-cell table:number-columns-repeated="1014"/>
        </table:table-row>
        <table:table-row table:style-name="ro2">
          <table:table-cell office:value-type="float" office:value="44.6879483878361">
            <text:p>44.688</text:p>
          </table:table-cell>
          <table:table-cell office:value-type="float" office:value="18.2471301671056">
            <text:p>18.247</text:p>
          </table:table-cell>
          <table:table-cell office:value-type="float" office:value="57.6948363541587">
            <text:p>57.695</text:p>
          </table:table-cell>
          <table:table-cell office:value-type="float" office:value="3.5126208885103">
            <text:p>3.513</text:p>
          </table:table-cell>
          <table:table-cell office:value-type="float" office:value="1.60011778934622">
            <text:p>1.600</text:p>
          </table:table-cell>
          <table:table-cell office:value-type="float" office:value="-1.75477197882239">
            <text:p>-1.755</text:p>
          </table:table-cell>
          <table:table-cell office:value-type="float" office:value="2.60602988164114">
            <text:p>2.606</text:p>
          </table:table-cell>
          <table:table-cell office:value-type="float" office:value="3.33420995384705">
            <text:p>3.334</text:p>
          </table:table-cell>
          <table:table-cell office:value-type="float" office:value="-2.41336081883476">
            <text:p>-2.413</text:p>
          </table:table-cell>
          <table:table-cell table:number-columns-repeated="1014"/>
        </table:table-row>
        <table:table-row table:style-name="ro2">
          <table:table-cell office:value-type="float" office:value="44.6882412571085">
            <text:p>44.688</text:p>
          </table:table-cell>
          <table:table-cell office:value-type="float" office:value="18.3372982013652">
            <text:p>18.337</text:p>
          </table:table-cell>
          <table:table-cell office:value-type="float" office:value="57.6949766819456">
            <text:p>57.695</text:p>
          </table:table-cell>
          <table:table-cell office:value-type="float" office:value="3.50679678905169">
            <text:p>3.507</text:p>
          </table:table-cell>
          <table:table-cell office:value-type="float" office:value="1.60671512288073">
            <text:p>1.607</text:p>
          </table:table-cell>
          <table:table-cell office:value-type="float" office:value="-1.76346811650975">
            <text:p>-1.763</text:p>
          </table:table-cell>
          <table:table-cell office:value-type="float" office:value="2.58669755202066">
            <text:p>2.587</text:p>
          </table:table-cell>
          <table:table-cell office:value-type="float" office:value="3.32951812942637">
            <text:p>3.330</text:p>
          </table:table-cell>
          <table:table-cell office:value-type="float" office:value="-2.39507468827294">
            <text:p>-2.395</text:p>
          </table:table-cell>
          <table:table-cell table:number-columns-repeated="1014"/>
        </table:table-row>
        <table:table-row table:style-name="ro2">
          <table:table-cell office:value-type="float" office:value="44.6885334979939">
            <text:p>44.689</text:p>
          </table:table-cell>
          <table:table-cell office:value-type="float" office:value="18.4274667909589">
            <text:p>18.427</text:p>
          </table:table-cell>
          <table:table-cell office:value-type="float" office:value="57.6951175954555">
            <text:p>57.695</text:p>
          </table:table-cell>
          <table:table-cell office:value-type="float" office:value="3.50096356138818">
            <text:p>3.501</text:p>
          </table:table-cell>
          <table:table-cell office:value-type="float" office:value="1.61329925370364">
            <text:p>1.613</text:p>
          </table:table-cell>
          <table:table-cell office:value-type="float" office:value="-1.7721676870233">
            <text:p>-1.772</text:p>
          </table:table-cell>
          <table:table-cell office:value-type="float" office:value="2.56765728051993">
            <text:p>2.568</text:p>
          </table:table-cell>
          <table:table-cell office:value-type="float" office:value="3.32479875576123">
            <text:p>3.325</text:p>
          </table:table-cell>
          <table:table-cell office:value-type="float" office:value="-2.37709025815094">
            <text:p>-2.377</text:p>
          </table:table-cell>
          <table:table-cell table:number-columns-repeated="1014"/>
        </table:table-row>
        <table:table-row table:style-name="ro2">
          <table:table-cell office:value-type="float" office:value="44.6888251094617">
            <text:p>44.689</text:p>
          </table:table-cell>
          <table:table-cell office:value-type="float" office:value="18.5176359310839">
            <text:p>18.518</text:p>
          </table:table-cell>
          <table:table-cell office:value-type="float" office:value="57.6952590919112">
            <text:p>57.695</text:p>
          </table:table-cell>
          <table:table-cell office:value-type="float" office:value="3.49512139306339">
            <text:p>3.495</text:p>
          </table:table-cell>
          <table:table-cell office:value-type="float" office:value="1.61987021187119">
            <text:p>1.620</text:p>
          </table:table-cell>
          <table:table-cell office:value-type="float" office:value="-1.78087074535417">
            <text:p>-1.781</text:p>
          </table:table-cell>
          <table:table-cell office:value-type="float" office:value="2.54890408060029">
            <text:p>2.549</text:p>
          </table:table-cell>
          <table:table-cell office:value-type="float" office:value="3.32005236700418">
            <text:p>3.320</text:p>
          </table:table-cell>
          <table:table-cell office:value-type="float" office:value="-2.35940258567342">
            <text:p>-2.359</text:p>
          </table:table-cell>
          <table:table-cell table:number-columns-repeated="1014"/>
        </table:table-row>
        <table:table-row table:style-name="ro2">
          <table:table-cell office:value-type="float" office:value="44.6891160905049">
            <text:p>44.689</text:p>
          </table:table-cell>
          <table:table-cell office:value-type="float" office:value="18.6078056169514">
            <text:p>18.608</text:p>
          </table:table-cell>
          <table:table-cell office:value-type="float" office:value="57.6954011685516">
            <text:p>57.695</text:p>
          </table:table-cell>
          <table:table-cell office:value-type="float" office:value="3.48927047080604">
            <text:p>3.489</text:p>
          </table:table-cell>
          <table:table-cell office:value-type="float" office:value="1.6264280283697">
            <text:p>1.626</text:p>
          </table:table-cell>
          <table:table-cell office:value-type="float" office:value="-1.78957734710184">
            <text:p>-1.790</text:p>
          </table:table-cell>
          <table:table-cell office:value-type="float" office:value="2.53043306924375">
            <text:p>2.530</text:p>
          </table:table-cell>
          <table:table-cell office:value-type="float" office:value="3.31527948944201">
            <text:p>3.315</text:p>
          </table:table-cell>
          <table:table-cell office:value-type="float" office:value="-2.3420068314199">
            <text:p>-2.342</text:p>
          </table:table-cell>
          <table:table-cell table:number-columns-repeated="1014"/>
        </table:table-row>
        <table:table-row table:style-name="ro2">
          <table:table-cell office:value-type="float" office:value="44.6894064401394">
            <text:p>44.689</text:p>
          </table:table-cell>
          <table:table-cell office:value-type="float" office:value="18.6979758437865">
            <text:p>18.698</text:p>
          </table:table-cell>
          <table:table-cell office:value-type="float" office:value="57.6955438226315">
            <text:p>57.696</text:p>
          </table:table-cell>
          <table:table-cell office:value-type="float" office:value="3.48341098051982">
            <text:p>3.483</text:p>
          </table:table-cell>
          <table:table-cell office:value-type="float" office:value="1.63297273511524">
            <text:p>1.633</text:p>
          </table:table-cell>
          <table:table-cell office:value-type="float" office:value="-1.79828754848199">
            <text:p>-1.798</text:p>
          </table:table-cell>
          <table:table-cell office:value-type="float" office:value="2.51223946446883">
            <text:p>2.512</text:p>
          </table:table-cell>
          <table:table-cell office:value-type="float" office:value="3.31048064166748">
            <text:p>3.310</text:p>
          </table:table-cell>
          <table:table-cell office:value-type="float" office:value="-2.32489825686061">
            <text:p>-2.325</text:p>
          </table:table-cell>
          <table:table-cell table:number-columns-repeated="1014"/>
        </table:table-row>
        <table:table-row table:style-name="ro2">
          <table:table-cell office:value-type="float" office:value="44.6896961574045">
            <text:p>44.690</text:p>
          </table:table-cell>
          <table:table-cell office:value-type="float" office:value="18.7881466068277">
            <text:p>18.788</text:p>
          </table:table-cell>
          <table:table-cell office:value-type="float" office:value="57.6956870514212">
            <text:p>57.696</text:p>
          </table:table-cell>
          <table:table-cell office:value-type="float" office:value="3.47754310727678">
            <text:p>3.478</text:p>
          </table:table-cell>
          <table:table-cell office:value-type="float" office:value="1.63950436494863">
            <text:p>1.640</text:p>
          </table:table-cell>
          <table:table-cell office:value-type="float" office:value="-1.80700140632837">
            <text:p>-1.807</text:p>
          </table:table-cell>
          <table:table-cell office:value-type="float" office:value="2.49431858291202">
            <text:p>2.494</text:p>
          </table:table-cell>
          <table:table-cell office:value-type="float" office:value="3.30565633474858">
            <text:p>3.306</text:p>
          </table:table-cell>
          <table:table-cell office:value-type="float" office:value="-2.30807222193595">
            <text:p>-2.308</text:p>
          </table:table-cell>
          <table:table-cell table:number-columns-repeated="1014"/>
        </table:table-row>
        <table:table-row table:style-name="ro2">
          <table:table-cell office:value-type="float" office:value="44.6899852413618">
            <text:p>44.690</text:p>
          </table:table-cell>
          <table:table-cell office:value-type="float" office:value="18.8783179013272">
            <text:p>18.878</text:p>
          </table:table-cell>
          <table:table-cell office:value-type="float" office:value="57.6958308522065">
            <text:p>57.696</text:p>
          </table:table-cell>
          <table:table-cell office:value-type="float" office:value="3.47166703530821">
            <text:p>3.472</text:p>
          </table:table-cell>
          <table:table-cell office:value-type="float" office:value="1.64602295163537">
            <text:p>1.646</text:p>
          </table:table-cell>
          <table:table-cell office:value-type="float" office:value="-1.81571897809953">
            <text:p>-1.816</text:p>
          </table:table-cell>
          <table:table-cell office:value-type="float" office:value="2.47666583747237">
            <text:p>2.477</text:p>
          </table:table-cell>
          <table:table-cell office:value-type="float" office:value="3.30080707238999">
            <text:p>3.301</text:p>
          </table:table-cell>
          <table:table-cell office:value-type="float" office:value="-2.29152418270206">
            <text:p>-2.292</text:p>
          </table:table-cell>
          <table:table-cell table:number-columns-repeated="1014"/>
        </table:table-row>
        <table:table-row table:style-name="ro2">
          <table:table-cell office:value-type="float" office:value="44.6902736910962">
            <text:p>44.690</text:p>
          </table:table-cell>
          <table:table-cell office:value-type="float" office:value="18.9684897225512">
            <text:p>18.968</text:p>
          </table:table-cell>
          <table:table-cell office:value-type="float" office:value="57.6959752222884">
            <text:p>57.696</text:p>
          </table:table-cell>
          <table:table-cell office:value-type="float" office:value="3.46578294799791">
            <text:p>3.466</text:p>
          </table:table-cell>
          <table:table-cell office:value-type="float" office:value="1.65252852986116">
            <text:p>1.653</text:p>
          </table:table-cell>
          <table:table-cell office:value-type="float" office:value="-1.82444032188262">
            <text:p>-1.824</text:p>
          </table:table-cell>
          <table:table-cell office:value-type="float" office:value="2.45927673502438">
            <text:p>2.459</text:p>
          </table:table-cell>
          <table:table-cell office:value-type="float" office:value="3.2959333510924">
            <text:p>3.296</text:p>
          </table:table-cell>
          <table:table-cell office:value-type="float" office:value="-2.27524968904141">
            <text:p>-2.275</text:p>
          </table:table-cell>
          <table:table-cell table:number-columns-repeated="1014"/>
        </table:table-row>
        <table:table-row table:style-name="ro2">
          <table:table-cell office:value-type="float" office:value="44.6905615057144">
            <text:p>44.691</text:p>
          </table:table-cell>
          <table:table-cell office:value-type="float" office:value="19.0586620657791">
            <text:p>19.059</text:p>
          </table:table-cell>
          <table:table-cell office:value-type="float" office:value="57.6961201589828">
            <text:p>57.696</text:p>
          </table:table-cell>
          <table:table-cell office:value-type="float" office:value="3.459891027874">
            <text:p>3.460</text:p>
          </table:table-cell>
          <table:table-cell office:value-type="float" office:value="1.65902113523073">
            <text:p>1.659</text:p>
          </table:table-cell>
          <table:table-cell office:value-type="float" office:value="-1.83316549639867">
            <text:p>-1.833</text:p>
          </table:table-cell>
          <table:table-cell office:value-type="float" office:value="2.44214687418677">
            <text:p>2.442</text:p>
          </table:table-cell>
          <table:table-cell office:value-type="float" office:value="3.29103566030564">
            <text:p>3.291</text:p>
          </table:table-cell>
          <table:table-cell office:value-type="float" office:value="-2.25924438243276">
            <text:p>-2.259</text:p>
          </table:table-cell>
          <table:table-cell table:number-columns-repeated="1014"/>
        </table:table-row>
        <table:table-row table:style-name="ro2">
          <table:table-cell office:value-type="float" office:value="44.6908486843459">
            <text:p>44.691</text:p>
          </table:table-cell>
          <table:table-cell office:value-type="float" office:value="19.1488349263043">
            <text:p>19.149</text:p>
          </table:table-cell>
          <table:table-cell office:value-type="float" office:value="57.6962656596205">
            <text:p>57.696</text:p>
          </table:table-cell>
          <table:table-cell office:value-type="float" office:value="3.45399145660134">
            <text:p>3.454</text:p>
          </table:table-cell>
          <table:table-cell office:value-type="float" office:value="1.66550080426505">
            <text:p>1.666</text:p>
          </table:table-cell>
          <table:table-cell office:value-type="float" office:value="-1.84189456100758">
            <text:p>-1.842</text:p>
          </table:table-cell>
          <table:table-cell office:value-type="float" office:value="2.42527194315441">
            <text:p>2.425</text:p>
          </table:table-cell>
          <table:table-cell office:value-type="float" office:value="3.28611448257764">
            <text:p>3.286</text:p>
          </table:table-cell>
          <table:table-cell office:value-type="float" office:value="-2.24350399378066">
            <text:p>-2.244</text:p>
          </table:table-cell>
          <table:table-cell table:number-columns-repeated="1014"/>
        </table:table-row>
        <table:table-row table:style-name="ro2">
          <table:table-cell office:value-type="float" office:value="44.6911352261419">
            <text:p>44.691</text:p>
          </table:table-cell>
          <table:table-cell office:value-type="float" office:value="19.2390082994334">
            <text:p>19.239</text:p>
          </table:table-cell>
          <table:table-cell office:value-type="float" office:value="57.6964117215468">
            <text:p>57.696</text:p>
          </table:table-cell>
          <table:table-cell office:value-type="float" office:value="3.44808441497545">
            <text:p>3.448</text:p>
          </table:table-cell>
          <table:table-cell office:value-type="float" office:value="1.67196757439831">
            <text:p>1.672</text:p>
          </table:table-cell>
          <table:table-cell office:value-type="float" office:value="-1.85062757571301">
            <text:p>-1.851</text:p>
          </table:table-cell>
          <table:table-cell office:value-type="float" office:value="2.40864771758785">
            <text:p>2.409</text:p>
          </table:table-cell>
          <table:table-cell office:value-type="float" office:value="3.28117029370003">
            <text:p>3.281</text:p>
          </table:table-cell>
          <table:table-cell office:value-type="float" office:value="-2.22802434130714">
            <text:p>-2.228</text:p>
          </table:table-cell>
          <table:table-cell table:number-columns-repeated="1014"/>
        </table:table-row>
        <table:table-row table:style-name="ro2">
          <table:table-cell office:value-type="float" office:value="44.6914211302757">
            <text:p>44.691</text:p>
          </table:table-cell>
          <table:table-cell office:value-type="float" office:value="19.3291821804871">
            <text:p>19.329</text:p>
          </table:table-cell>
          <table:table-cell office:value-type="float" office:value="57.6965583421215">
            <text:p>57.697</text:p>
          </table:table-cell>
          <table:table-cell office:value-type="float" office:value="3.44217008291404">
            <text:p>3.442</text:p>
          </table:table-cell>
          <table:table-cell office:value-type="float" office:value="1.67842148397606">
            <text:p>1.678</text:p>
          </table:table-cell>
          <table:table-cell office:value-type="float" office:value="-1.85936460116715">
            <text:p>-1.859</text:p>
          </table:table-cell>
          <table:table-cell office:value-type="float" office:value="2.39227005855686">
            <text:p>2.392</text:p>
          </table:table-cell>
          <table:table-cell office:value-type="float" office:value="3.27620356284797">
            <text:p>3.276</text:p>
          </table:table-cell>
          <table:table-cell office:value-type="float" office:value="-2.21280132849282">
            <text:p>-2.213</text:p>
          </table:table-cell>
          <table:table-cell table:number-columns-repeated="1014"/>
        </table:table-row>
        <table:table-row table:style-name="ro2">
          <table:table-cell office:value-type="float" office:value="44.6917063959421">
            <text:p>44.692</text:p>
          </table:table-cell>
          <table:table-cell office:value-type="float" office:value="19.4193565647991">
            <text:p>19.419</text:p>
          </table:table-cell>
          <table:table-cell office:value-type="float" office:value="57.6967055187184">
            <text:p>57.697</text:p>
          </table:table-cell>
          <table:table-cell office:value-type="float" office:value="3.43624863945112">
            <text:p>3.436</text:p>
          </table:table-cell>
          <table:table-cell office:value-type="float" office:value="1.68486257225313">
            <text:p>1.685</text:p>
          </table:table-cell>
          <table:table-cell office:value-type="float" office:value="-1.86810569867689">
            <text:p>-1.868</text:p>
          </table:table-cell>
          <table:table-cell office:value-type="float" office:value="2.37613491054136">
            <text:p>2.376</text:p>
          </table:table-cell>
          <table:table-cell office:value-type="float" office:value="3.27121475271788">
            <text:p>3.271</text:p>
          </table:table-cell>
          <table:table-cell office:value-type="float" office:value="-2.19783094207885">
            <text:p>-2.198</text:p>
          </table:table-cell>
          <table:table-cell table:number-columns-repeated="1014"/>
        </table:table-row>
        <table:table-row table:style-name="ro2">
          <table:table-cell office:value-type="float" office:value="44.6919910223577">
            <text:p>44.692</text:p>
          </table:table-cell>
          <table:table-cell office:value-type="float" office:value="19.5095314477172">
            <text:p>19.510</text:p>
          </table:table-cell>
          <table:table-cell office:value-type="float" office:value="57.6968532487254">
            <text:p>57.697</text:p>
          </table:table-cell>
          <table:table-cell office:value-type="float" office:value="3.43032026272962">
            <text:p>3.430</text:p>
          </table:table-cell>
          <table:table-cell office:value-type="float" office:value="1.69129087939007">
            <text:p>1.691</text:p>
          </table:table-cell>
          <table:table-cell office:value-type="float" office:value="-1.87685093020764">
            <text:p>-1.877</text:p>
          </table:table-cell>
          <table:table-cell office:value-type="float" office:value="2.36023829948309">
            <text:p>2.360</text:p>
          </table:table-cell>
          <table:table-cell office:value-type="float" office:value="3.2662043196593">
            <text:p>3.266</text:p>
          </table:table-cell>
          <table:table-cell office:value-type="float" office:value="-2.18310925011883">
            <text:p>-2.183</text:p>
          </table:table-cell>
          <table:table-cell table:number-columns-repeated="1014"/>
        </table:table-row>
        <table:table-row table:style-name="ro2">
          <table:table-cell office:value-type="float" office:value="44.6922750087601">
            <text:p>44.692</text:p>
          </table:table-cell>
          <table:table-cell office:value-type="float" office:value="19.5997068246025">
            <text:p>19.600</text:p>
          </table:table-cell>
          <table:table-cell office:value-type="float" office:value="57.6970015295444">
            <text:p>57.697</text:p>
          </table:table-cell>
          <table:table-cell office:value-type="float" office:value="3.42438512999597">
            <text:p>3.424</text:p>
          </table:table-cell>
          <table:table-cell office:value-type="float" office:value="1.69770644645164">
            <text:p>1.698</text:p>
          </table:table-cell>
          <table:table-cell office:value-type="float" office:value="-1.88560035838958">
            <text:p>-1.886</text:p>
          </table:table-cell>
          <table:table-cell office:value-type="float" office:value="2.34457633089092">
            <text:p>2.345</text:p>
          </table:table-cell>
          <table:table-cell office:value-type="float" office:value="3.26117271380507">
            <text:p>3.261</text:p>
          </table:table-cell>
          <table:table-cell office:value-type="float" office:value="-2.16863240008314">
            <text:p>-2.169</text:p>
          </table:table-cell>
          <table:table-cell table:number-columns-repeated="1014"/>
        </table:table-row>
        <table:table-row table:style-name="ro2">
          <table:table-cell office:value-type="float" office:value="44.6925583544083">
            <text:p>44.693</text:p>
          </table:table-cell>
          <table:table-cell office:value-type="float" office:value="19.6898826908295">
            <text:p>19.690</text:p>
          </table:table-cell>
          <table:table-cell office:value-type="float" office:value="57.6971503585905">
            <text:p>57.697</text:p>
          </table:table-cell>
          <table:table-cell office:value-type="float" office:value="3.41844341759257">
            <text:p>3.418</text:p>
          </table:table-cell>
          <table:table-cell office:value-type="float" office:value="1.70410931540392">
            <text:p>1.704</text:p>
          </table:table-cell>
          <table:table-cell office:value-type="float" office:value="-1.89435404652213">
            <text:p>-1.894</text:p>
          </table:table-cell>
          <table:table-cell office:value-type="float" office:value="2.32914518799355">
            <text:p>2.329</text:p>
          </table:table-cell>
          <table:table-cell office:value-type="float" office:value="3.25612037919632">
            <text:p>3.256</text:p>
          </table:table-cell>
          <table:table-cell office:value-type="float" office:value="-2.15439661701296">
            <text:p>-2.154</text:p>
          </table:table-cell>
          <table:table-cell table:number-columns-repeated="1014"/>
        </table:table-row>
        <table:table-row table:style-name="ro2">
          <table:table-cell office:value-type="float" office:value="44.6928410585821">
            <text:p>44.693</text:p>
          </table:table-cell>
          <table:table-cell office:value-type="float" office:value="19.7800590417866">
            <text:p>19.780</text:p>
          </table:table-cell>
          <table:table-cell office:value-type="float" office:value="57.6972997332928">
            <text:p>57.697</text:p>
          </table:table-cell>
          <table:table-cell office:value-type="float" office:value="3.41249530095237">
            <text:p>3.412</text:p>
          </table:table-cell>
          <table:table-cell office:value-type="float" office:value="1.71049952911215">
            <text:p>1.710</text:p>
          </table:table-cell>
          <table:table-cell office:value-type="float" office:value="-1.90311205857987">
            <text:p>-1.903</text:p>
          </table:table-cell>
          <table:table-cell office:value-type="float" office:value="2.31394112994365">
            <text:p>2.314</text:p>
          </table:table-cell>
          <table:table-cell office:value-type="float" office:value="3.25104775390474">
            <text:p>3.251</text:p>
          </table:table-cell>
          <table:table-cell office:value-type="float" office:value="-2.14039820172346">
            <text:p>-2.140</text:p>
          </table:table-cell>
          <table:table-cell table:number-columns-repeated="1014"/>
        </table:table-row>
        <table:table-row table:style-name="ro2">
          <table:table-cell office:value-type="float" office:value="44.6931231205822">
            <text:p>44.693</text:p>
          </table:table-cell>
          <table:table-cell office:value-type="float" office:value="19.8702358728754">
            <text:p>19.870</text:p>
          </table:table-cell>
          <table:table-cell office:value-type="float" office:value="57.6974496510932">
            <text:p>57.697</text:p>
          </table:table-cell>
          <table:table-cell office:value-type="float" office:value="3.40654095459261">
            <text:p>3.407</text:p>
          </table:table-cell>
          <table:table-cell office:value-type="float" office:value="1.71687713133794">
            <text:p>1.717</text:p>
          </table:table-cell>
          <table:table-cell office:value-type="float" office:value="-1.91187445921763">
            <text:p>-1.912</text:p>
          </table:table-cell>
          <table:table-cell office:value-type="float" office:value="2.29896049006668">
            <text:p>2.299</text:p>
          </table:table-cell>
          <table:table-cell office:value-type="float" office:value="3.2459552701506">
            <text:p>3.246</text:p>
          </table:table-cell>
          <table:table-cell office:value-type="float" office:value="-2.12663352905424">
            <text:p>-2.127</text:p>
          </table:table-cell>
          <table:table-cell table:number-columns-repeated="1014"/>
        </table:table-row>
        <table:table-row table:style-name="ro2">
          <table:table-cell office:value-type="float" office:value="44.6934045397298">
            <text:p>44.693</text:p>
          </table:table-cell>
          <table:table-cell office:value-type="float" office:value="19.9604131795112">
            <text:p>19.960</text:p>
          </table:table-cell>
          <table:table-cell office:value-type="float" office:value="57.6976001094471">
            <text:p>57.698</text:p>
          </table:table-cell>
          <table:table-cell office:value-type="float" office:value="3.40058055210918">
            <text:p>3.401</text:p>
          </table:table-cell>
          <table:table-cell office:value-type="float" office:value="1.72324216673736">
            <text:p>1.723</text:p>
          </table:table-cell>
          <table:table-cell office:value-type="float" office:value="-1.9206413137758">
            <text:p>-1.921</text:p>
          </table:table-cell>
          <table:table-cell office:value-type="float" office:value="2.28419967415661">
            <text:p>2.284</text:p>
          </table:table-cell>
          <table:table-cell office:value-type="float" office:value="3.24084335441895">
            <text:p>3.241</text:p>
          </table:table-cell>
          <table:table-cell office:value-type="float" office:value="-2.11309904616434">
            <text:p>-2.113</text:p>
          </table:table-cell>
          <table:table-cell table:number-columns-repeated="1014"/>
        </table:table-row>
        <table:table-row table:style-name="ro2" table:number-rows-repeated="104812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2">09/02/2019</text:date>, <text:time>11:4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Royer</meta:initial-creator>
    <meta:creation-date>2019-09-01T22:30:32.03</meta:creation-date>
    <dc:date>2019-09-02T11:46:14.55</dc:date>
    <dc:creator>Dan Royer</dc:creator>
    <meta:editing-duration>PT1H29M27S</meta:editing-duration>
    <meta:editing-cycles>1</meta:editing-cycles>
    <meta:document-statistic meta:table-count="3" meta:cell-count="4016" meta:object-count="2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6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6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6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7cm" svg:height="9.007cm" xlink:href="." xlink:type="simple" chart:class="chart:line" chart:style-name="ch1">
        <chart:legend chart:legend-position="end" svg:x="14.25cm" svg:y="3.667cm" style:legend-expansion="high" chart:style-name="ch2"/>
        <chart:plot-area chart:style-name="ch3" chart:data-source-has-labels="both" svg:x="0.77cm" svg:y="0.855cm" svg:width="12.84cm" svg:height="7.552cm">
          <chartooo:coordinate-region svg:x="2.159cm" svg:y="1.067cm" svg:width="11.171cm" svg:height="7.128cm"/>
          <chart:axis chart:dimension="x" chart:name="primary-x" chart:style-name="ch4" chartooo:axis-type="text">
            <chart:categories table:cell-range-address="local-table.$A$2:.$A$4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46" chart:label-cell-address="local-table.$B$1" chart:class="chart:line">
            <chart:data-point chart:repeated="445"/>
          </chart:series>
          <chart:series chart:style-name="ch8" chart:values-cell-range-address="local-table.$C$2:.$C$446" chart:label-cell-address="local-table.$C$1" chart:class="chart:line">
            <chart:data-point chart:repeated="445"/>
          </chart:series>
          <chart:series chart:style-name="ch9" chart:values-cell-range-address="local-table.$D$2:.$D$446" chart:label-cell-address="local-table.$D$1" chart:class="chart:line">
            <chart:data-point chart:repeated="4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x</text:p>
              </table:table-cell>
              <table:table-cell office:value-type="string">
                <text:p>Py</text:p>
              </table:table-cell>
              <table:table-cell office:value-type="string">
                <text:p>P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.5577">
                <text:p>44.5577</text:p>
              </table:table-cell>
              <table:table-cell office:value-type="float" office:value="-20">
                <text:p>-20</text:p>
              </table:table-cell>
              <table:table-cell office:value-type="float" office:value="57.7101">
                <text:p>57.71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5579264536745">
                <text:p>44.5579264536745</text:p>
              </table:table-cell>
              <table:table-cell office:value-type="float" office:value="-19.9101771788955">
                <text:p>-19.9101771788955</text:p>
              </table:table-cell>
              <table:table-cell office:value-type="float" office:value="57.709905080922">
                <text:p>57.7099050809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5581534264463">
                <text:p>44.5581534264463</text:p>
              </table:table-cell>
              <table:table-cell office:value-type="float" office:value="-19.8203538574111">
                <text:p>-19.8203538574111</text:p>
              </table:table-cell>
              <table:table-cell office:value-type="float" office:value="57.7097108791892">
                <text:p>57.7097108791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5583809181173">
                <text:p>44.5583809181173</text:p>
              </table:table-cell>
              <table:table-cell office:value-type="float" office:value="-19.7305300311605">
                <text:p>-19.7305300311605</text:p>
              </table:table-cell>
              <table:table-cell office:value-type="float" office:value="57.7095173955629">
                <text:p>57.70951739556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5586089284775">
                <text:p>44.5586089284775</text:p>
              </table:table-cell>
              <table:table-cell office:value-type="float" office:value="-19.6407056957435">
                <text:p>-19.6407056957435</text:p>
              </table:table-cell>
              <table:table-cell office:value-type="float" office:value="57.7093246307909">
                <text:p>57.7093246307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.5588374573053">
                <text:p>44.5588374573053</text:p>
              </table:table-cell>
              <table:table-cell office:value-type="float" office:value="-19.550880846746">
                <text:p>-19.550880846746</text:p>
              </table:table-cell>
              <table:table-cell office:value-type="float" office:value="57.7091325856073">
                <text:p>57.70913258560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559066504367">
                <text:p>44.559066504367</text:p>
              </table:table-cell>
              <table:table-cell office:value-type="float" office:value="-19.4610554797402">
                <text:p>-19.4610554797402</text:p>
              </table:table-cell>
              <table:table-cell office:value-type="float" office:value="57.7089412607318">
                <text:p>57.7089412607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5592960694168">
                <text:p>44.5592960694168</text:p>
              </table:table-cell>
              <table:table-cell office:value-type="float" office:value="-19.3712295902844">
                <text:p>-19.3712295902844</text:p>
              </table:table-cell>
              <table:table-cell office:value-type="float" office:value="57.7087506568703">
                <text:p>57.70875065687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559526152197">
                <text:p>44.559526152197</text:p>
              </table:table-cell>
              <table:table-cell office:value-type="float" office:value="-19.2814031739231">
                <text:p>-19.2814031739231</text:p>
              </table:table-cell>
              <table:table-cell office:value-type="float" office:value="57.7085607747135">
                <text:p>57.70856077471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5597567524377">
                <text:p>44.5597567524377</text:p>
              </table:table-cell>
              <table:table-cell office:value-type="float" office:value="-19.1915762261868">
                <text:p>-19.1915762261868</text:p>
              </table:table-cell>
              <table:table-cell office:value-type="float" office:value="57.7083716149375">
                <text:p>57.7083716149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5599878698567">
                <text:p>44.5599878698567</text:p>
              </table:table-cell>
              <table:table-cell office:value-type="float" office:value="-19.1017487425922">
                <text:p>-19.1017487425922</text:p>
              </table:table-cell>
              <table:table-cell office:value-type="float" office:value="57.7081831782031">
                <text:p>57.7081831782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5602195041596">
                <text:p>44.5602195041596</text:p>
              </table:table-cell>
              <table:table-cell office:value-type="float" office:value="-19.011920718642">
                <text:p>-19.011920718642</text:p>
              </table:table-cell>
              <table:table-cell office:value-type="float" office:value="57.7079954651554">
                <text:p>57.70799546515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.5604516550396">
                <text:p>44.5604516550396</text:p>
              </table:table-cell>
              <table:table-cell office:value-type="float" office:value="-18.9220921498249">
                <text:p>-18.9220921498249</text:p>
              </table:table-cell>
              <table:table-cell office:value-type="float" office:value="57.7078084764239">
                <text:p>57.70780847642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5606843221773">
                <text:p>44.5606843221773</text:p>
              </table:table-cell>
              <table:table-cell office:value-type="float" office:value="-18.8322630316158">
                <text:p>-18.8322630316158</text:p>
              </table:table-cell>
              <table:table-cell office:value-type="float" office:value="57.7076222126219">
                <text:p>57.70762221262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.5609175052411">
                <text:p>44.5609175052411</text:p>
              </table:table-cell>
              <table:table-cell office:value-type="float" office:value="-18.7424333594754">
                <text:p>-18.7424333594754</text:p>
              </table:table-cell>
              <table:table-cell office:value-type="float" office:value="57.7074366743462">
                <text:p>57.7074366743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.5611512038867">
                <text:p>44.5611512038867</text:p>
              </table:table-cell>
              <table:table-cell office:value-type="float" office:value="-18.6526031288505">
                <text:p>-18.6526031288505</text:p>
              </table:table-cell>
              <table:table-cell office:value-type="float" office:value="57.7072518621768">
                <text:p>57.70725186217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.5613854177572">
                <text:p>44.5613854177572</text:p>
              </table:table-cell>
              <table:table-cell office:value-type="float" office:value="-18.5627723351739">
                <text:p>-18.5627723351739</text:p>
              </table:table-cell>
              <table:table-cell office:value-type="float" office:value="57.7070677766768">
                <text:p>57.70706777667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.5616201464828">
                <text:p>44.5616201464828</text:p>
              </table:table-cell>
              <table:table-cell office:value-type="float" office:value="-18.472940973864">
                <text:p>-18.472940973864</text:p>
              </table:table-cell>
              <table:table-cell office:value-type="float" office:value="57.7068844183916">
                <text:p>57.70688441839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.5618553896814">
                <text:p>44.5618553896814</text:p>
              </table:table-cell>
              <table:table-cell office:value-type="float" office:value="-18.3831090403255">
                <text:p>-18.3831090403255</text:p>
              </table:table-cell>
              <table:table-cell office:value-type="float" office:value="57.7067017878491">
                <text:p>57.7067017878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5620911469576">
                <text:p>44.5620911469576</text:p>
              </table:table-cell>
              <table:table-cell office:value-type="float" office:value="-18.2932765299486">
                <text:p>-18.2932765299486</text:p>
              </table:table-cell>
              <table:table-cell office:value-type="float" office:value="57.7065198855591">
                <text:p>57.70651988555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.5623274179037">
                <text:p>44.5623274179037</text:p>
              </table:table-cell>
              <table:table-cell office:value-type="float" office:value="-18.2034434381096">
                <text:p>-18.2034434381096</text:p>
              </table:table-cell>
              <table:table-cell office:value-type="float" office:value="57.7063387120128">
                <text:p>57.70633871201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.5625642020986">
                <text:p>44.5625642020986</text:p>
              </table:table-cell>
              <table:table-cell office:value-type="float" office:value="-18.1136097601702">
                <text:p>-18.1136097601702</text:p>
              </table:table-cell>
              <table:table-cell office:value-type="float" office:value="57.7061582676828">
                <text:p>57.70615826768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.5628014991085">
                <text:p>44.5628014991085</text:p>
              </table:table-cell>
              <table:table-cell office:value-type="float" office:value="-18.0237754914782">
                <text:p>-18.0237754914782</text:p>
              </table:table-cell>
              <table:table-cell office:value-type="float" office:value="57.7059785530225">
                <text:p>57.70597855302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5630393084866">
                <text:p>44.5630393084866</text:p>
              </table:table-cell>
              <table:table-cell office:value-type="float" office:value="-17.9339406273669">
                <text:p>-17.9339406273669</text:p>
              </table:table-cell>
              <table:table-cell office:value-type="float" office:value="57.705799568466">
                <text:p>57.7057995684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.5632776297731">
                <text:p>44.5632776297731</text:p>
              </table:table-cell>
              <table:table-cell office:value-type="float" office:value="-17.8441051631552">
                <text:p>-17.8441051631552</text:p>
              </table:table-cell>
              <table:table-cell office:value-type="float" office:value="57.7056213144274">
                <text:p>57.70562131442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.5635164624949">
                <text:p>44.5635164624949</text:p>
              </table:table-cell>
              <table:table-cell office:value-type="float" office:value="-17.7542690941477">
                <text:p>-17.7542690941477</text:p>
              </table:table-cell>
              <table:table-cell office:value-type="float" office:value="57.7054437913006">
                <text:p>57.70544379130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5637558061661">
                <text:p>44.5637558061661</text:p>
              </table:table-cell>
              <table:table-cell office:value-type="float" office:value="-17.6644324156345">
                <text:p>-17.6644324156345</text:p>
              </table:table-cell>
              <table:table-cell office:value-type="float" office:value="57.705266999459">
                <text:p>57.7052669994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.5639956602875">
                <text:p>44.5639956602875</text:p>
              </table:table-cell>
              <table:table-cell office:value-type="float" office:value="-17.5745951228912">
                <text:p>-17.5745951228912</text:p>
              </table:table-cell>
              <table:table-cell office:value-type="float" office:value="57.7050909392552">
                <text:p>57.70509093925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5642360243466">
                <text:p>44.5642360243466</text:p>
              </table:table-cell>
              <table:table-cell office:value-type="float" office:value="-17.4847572111787">
                <text:p>-17.4847572111787</text:p>
              </table:table-cell>
              <table:table-cell office:value-type="float" office:value="57.7049156110201">
                <text:p>57.70491561102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564476897818">
                <text:p>44.564476897818</text:p>
              </table:table-cell>
              <table:table-cell office:value-type="float" office:value="-17.3949186757435">
                <text:p>-17.3949186757435</text:p>
              </table:table-cell>
              <table:table-cell office:value-type="float" office:value="57.7047410150633">
                <text:p>57.70474101506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5647182801626">
                <text:p>44.5647182801626</text:p>
              </table:table-cell>
              <table:table-cell office:value-type="float" office:value="-17.3050795118171">
                <text:p>-17.3050795118171</text:p>
              </table:table-cell>
              <table:table-cell office:value-type="float" office:value="57.7045671516721">
                <text:p>57.70456715167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.5649601708285">
                <text:p>44.5649601708285</text:p>
              </table:table-cell>
              <table:table-cell office:value-type="float" office:value="-17.2152397146165">
                <text:p>-17.2152397146165</text:p>
              </table:table-cell>
              <table:table-cell office:value-type="float" office:value="57.7043940211112">
                <text:p>57.70439402111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.5652025692503">
                <text:p>44.5652025692503</text:p>
              </table:table-cell>
              <table:table-cell office:value-type="float" office:value="-17.1253992793438">
                <text:p>-17.1253992793438</text:p>
              </table:table-cell>
              <table:table-cell office:value-type="float" office:value="57.7042216236226">
                <text:p>57.70422162362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.5654454748493">
                <text:p>44.5654454748493</text:p>
              </table:table-cell>
              <table:table-cell office:value-type="float" office:value="-17.0355582011862">
                <text:p>-17.0355582011862</text:p>
              </table:table-cell>
              <table:table-cell office:value-type="float" office:value="57.704049959425">
                <text:p>57.7040499594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.5656888870335">
                <text:p>44.5656888870335</text:p>
              </table:table-cell>
              <table:table-cell office:value-type="float" office:value="-16.9457164753157">
                <text:p>-16.9457164753157</text:p>
              </table:table-cell>
              <table:table-cell office:value-type="float" office:value="57.7038790287131">
                <text:p>57.70387902871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.5659328051976">
                <text:p>44.5659328051976</text:p>
              </table:table-cell>
              <table:table-cell office:value-type="float" office:value="-16.8558740968896">
                <text:p>-16.8558740968896</text:p>
              </table:table-cell>
              <table:table-cell office:value-type="float" office:value="57.7037088316577">
                <text:p>57.70370883165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.566177228723">
                <text:p>44.566177228723</text:p>
              </table:table-cell>
              <table:table-cell office:value-type="float" office:value="-16.7660310610498">
                <text:p>-16.7660310610498</text:p>
              </table:table-cell>
              <table:table-cell office:value-type="float" office:value="57.7035393684048">
                <text:p>57.70353936840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.5664221569777">
                <text:p>44.5664221569777</text:p>
              </table:table-cell>
              <table:table-cell office:value-type="float" office:value="-16.6761873629229">
                <text:p>-16.6761873629229</text:p>
              </table:table-cell>
              <table:table-cell office:value-type="float" office:value="57.7033706390756">
                <text:p>57.70337063907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.5666675893163">
                <text:p>44.5666675893163</text:p>
              </table:table-cell>
              <table:table-cell office:value-type="float" office:value="-16.5863429976204">
                <text:p>-16.5863429976204</text:p>
              </table:table-cell>
              <table:table-cell office:value-type="float" office:value="57.7032026437657">
                <text:p>57.70320264376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.5669135250803">
                <text:p>44.5669135250803</text:p>
              </table:table-cell>
              <table:table-cell office:value-type="float" office:value="-16.4964979602382">
                <text:p>-16.4964979602382</text:p>
              </table:table-cell>
              <table:table-cell office:value-type="float" office:value="57.7030353825448">
                <text:p>57.70303538254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.5671599635977">
                <text:p>44.5671599635977</text:p>
              </table:table-cell>
              <table:table-cell office:value-type="float" office:value="-16.4066522458566">
                <text:p>-16.4066522458566</text:p>
              </table:table-cell>
              <table:table-cell office:value-type="float" office:value="57.7028688554561">
                <text:p>57.70286885545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.5674069041832">
                <text:p>44.5674069041832</text:p>
              </table:table-cell>
              <table:table-cell office:value-type="float" office:value="-16.3168058495404">
                <text:p>-16.3168058495404</text:p>
              </table:table-cell>
              <table:table-cell office:value-type="float" office:value="57.7027030625163">
                <text:p>57.70270306251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5676543461383">
                <text:p>44.5676543461383</text:p>
              </table:table-cell>
              <table:table-cell office:value-type="float" office:value="-16.2269587663386">
                <text:p>-16.2269587663386</text:p>
              </table:table-cell>
              <table:table-cell office:value-type="float" office:value="57.7025380037145">
                <text:p>57.70253800371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.5679022887512">
                <text:p>44.5679022887512</text:p>
              </table:table-cell>
              <table:table-cell office:value-type="float" office:value="-16.1371109912842">
                <text:p>-16.1371109912842</text:p>
              </table:table-cell>
              <table:table-cell office:value-type="float" office:value="57.7023736790121">
                <text:p>57.70237367901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.5681507312968">
                <text:p>44.5681507312968</text:p>
              </table:table-cell>
              <table:table-cell office:value-type="float" office:value="-16.0472625193943">
                <text:p>-16.0472625193943</text:p>
              </table:table-cell>
              <table:table-cell office:value-type="float" office:value="57.7022100883423">
                <text:p>57.70221008834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.5683996730369">
                <text:p>44.5683996730369</text:p>
              </table:table-cell>
              <table:table-cell office:value-type="float" office:value="-15.9574133456697">
                <text:p>-15.9574133456697</text:p>
              </table:table-cell>
              <table:table-cell office:value-type="float" office:value="57.7020472316095">
                <text:p>57.70204723160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.56864911322">
                <text:p>44.56864911322</text:p>
              </table:table-cell>
              <table:table-cell office:value-type="float" office:value="-15.8675634650952">
                <text:p>-15.8675634650952</text:p>
              </table:table-cell>
              <table:table-cell office:value-type="float" office:value="57.7018851086888">
                <text:p>57.70188510868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.5688990510816">
                <text:p>44.5688990510816</text:p>
              </table:table-cell>
              <table:table-cell office:value-type="float" office:value="-15.7777128726389">
                <text:p>-15.7777128726389</text:p>
              </table:table-cell>
              <table:table-cell office:value-type="float" office:value="57.7017237194257">
                <text:p>57.70172371942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.5691494858439">
                <text:p>44.5691494858439</text:p>
              </table:table-cell>
              <table:table-cell office:value-type="float" office:value="-15.6878615632524">
                <text:p>-15.6878615632524</text:p>
              </table:table-cell>
              <table:table-cell office:value-type="float" office:value="57.7015630636352">
                <text:p>57.70156306363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.5694004167164">
                <text:p>44.5694004167164</text:p>
              </table:table-cell>
              <table:table-cell office:value-type="float" office:value="-15.5980095318706">
                <text:p>-15.5980095318706</text:p>
              </table:table-cell>
              <table:table-cell office:value-type="float" office:value="57.7014031411019">
                <text:p>57.70140314110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.5696518428952">
                <text:p>44.5696518428952</text:p>
              </table:table-cell>
              <table:table-cell office:value-type="float" office:value="-15.5081567734116">
                <text:p>-15.5081567734116</text:p>
              </table:table-cell>
              <table:table-cell office:value-type="float" office:value="57.7012439515787">
                <text:p>57.70124395157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.5699037635639">
                <text:p>44.5699037635639</text:p>
              </table:table-cell>
              <table:table-cell office:value-type="float" office:value="-15.4183032827762">
                <text:p>-15.4183032827762</text:p>
              </table:table-cell>
              <table:table-cell office:value-type="float" office:value="57.7010854947867">
                <text:p>57.70108549478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.570156177893">
                <text:p>44.570156177893</text:p>
              </table:table-cell>
              <table:table-cell office:value-type="float" office:value="-15.3284490548481">
                <text:p>-15.3284490548481</text:p>
              </table:table-cell>
              <table:table-cell office:value-type="float" office:value="57.700927770415">
                <text:p>57.7009277704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.5704090850402">
                <text:p>44.5704090850402</text:p>
              </table:table-cell>
              <table:table-cell office:value-type="float" office:value="-15.2385940844937">
                <text:p>-15.2385940844937</text:p>
              </table:table-cell>
              <table:table-cell office:value-type="float" office:value="57.7007707781194">
                <text:p>57.70077077811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.5706624841505">
                <text:p>44.5706624841505</text:p>
              </table:table-cell>
              <table:table-cell office:value-type="float" office:value="-15.1487383665615">
                <text:p>-15.1487383665615</text:p>
              </table:table-cell>
              <table:table-cell office:value-type="float" office:value="57.7006145175223">
                <text:p>57.70061451752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.5709163743566">
                <text:p>44.5709163743566</text:p>
              </table:table-cell>
              <table:table-cell office:value-type="float" office:value="-15.0588818958824">
                <text:p>-15.0588818958824</text:p>
              </table:table-cell>
              <table:table-cell office:value-type="float" office:value="57.7004589882122">
                <text:p>57.70045898821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.5711707547782">
                <text:p>44.5711707547782</text:p>
              </table:table-cell>
              <table:table-cell office:value-type="float" office:value="-14.9690246672691">
                <text:p>-14.9690246672691</text:p>
              </table:table-cell>
              <table:table-cell office:value-type="float" office:value="57.7003041897428">
                <text:p>57.70030418974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.571425624523">
                <text:p>44.571425624523</text:p>
              </table:table-cell>
              <table:table-cell office:value-type="float" office:value="-14.8791666755162">
                <text:p>-14.8791666755162</text:p>
              </table:table-cell>
              <table:table-cell office:value-type="float" office:value="57.7001501216328">
                <text:p>57.70015012163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.5716809826861">
                <text:p>44.5716809826861</text:p>
              </table:table-cell>
              <table:table-cell office:value-type="float" office:value="-14.7893079153997">
                <text:p>-14.7893079153997</text:p>
              </table:table-cell>
              <table:table-cell office:value-type="float" office:value="57.6999967833649">
                <text:p>57.69999678336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.5719368283504">
                <text:p>44.5719368283504</text:p>
              </table:table-cell>
              <table:table-cell office:value-type="float" office:value="-14.6994483816772">
                <text:p>-14.6994483816772</text:p>
              </table:table-cell>
              <table:table-cell office:value-type="float" office:value="57.6998441743858">
                <text:p>57.69984417438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.572193160587">
                <text:p>44.572193160587</text:p>
              </table:table-cell>
              <table:table-cell office:value-type="float" office:value="-14.6095880690869">
                <text:p>-14.6095880690869</text:p>
              </table:table-cell>
              <table:table-cell office:value-type="float" office:value="57.6996922941048">
                <text:p>57.69969229410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.5724499784547">
                <text:p>44.5724499784547</text:p>
              </table:table-cell>
              <table:table-cell office:value-type="float" office:value="-14.5197269723481">
                <text:p>-14.5197269723481</text:p>
              </table:table-cell>
              <table:table-cell office:value-type="float" office:value="57.6995411418941">
                <text:p>57.69954114189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.5727072810007">
                <text:p>44.5727072810007</text:p>
              </table:table-cell>
              <table:table-cell office:value-type="float" office:value="-14.4298650861607">
                <text:p>-14.4298650861607</text:p>
              </table:table-cell>
              <table:table-cell office:value-type="float" office:value="57.6993907170873">
                <text:p>57.69939071708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.5729650672603">
                <text:p>44.5729650672603</text:p>
              </table:table-cell>
              <table:table-cell office:value-type="float" office:value="-14.3400024052046">
                <text:p>-14.3400024052046</text:p>
              </table:table-cell>
              <table:table-cell office:value-type="float" office:value="57.6992410189795">
                <text:p>57.69924101897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.5732233362577">
                <text:p>44.5732233362577</text:p>
              </table:table-cell>
              <table:table-cell office:value-type="float" office:value="-14.2501389241398">
                <text:p>-14.2501389241398</text:p>
              </table:table-cell>
              <table:table-cell office:value-type="float" office:value="57.6990920468264">
                <text:p>57.69909204682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.5734820870052">
                <text:p>44.5734820870052</text:p>
              </table:table-cell>
              <table:table-cell office:value-type="float" office:value="-14.1602746376063">
                <text:p>-14.1602746376063</text:p>
              </table:table-cell>
              <table:table-cell office:value-type="float" office:value="57.6989437998434">
                <text:p>57.69894379984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.5737413185042">
                <text:p>44.5737413185042</text:p>
              </table:table-cell>
              <table:table-cell office:value-type="float" office:value="-14.070409540223">
                <text:p>-14.070409540223</text:p>
              </table:table-cell>
              <table:table-cell office:value-type="float" office:value="57.6987962772054">
                <text:p>57.69879627720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.5740010297451">
                <text:p>44.5740010297451</text:p>
              </table:table-cell>
              <table:table-cell office:value-type="float" office:value="-13.9805436265883">
                <text:p>-13.9805436265883</text:p>
              </table:table-cell>
              <table:table-cell office:value-type="float" office:value="57.6986494780461">
                <text:p>57.69864947804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.5742612197072">
                <text:p>44.5742612197072</text:p>
              </table:table-cell>
              <table:table-cell office:value-type="float" office:value="-13.8906768912792">
                <text:p>-13.8906768912792</text:p>
              </table:table-cell>
              <table:table-cell office:value-type="float" office:value="57.698503401457">
                <text:p>57.6985034014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.5745218873596">
                <text:p>44.5745218873596</text:p>
              </table:table-cell>
              <table:table-cell office:value-type="float" office:value="-13.8008093288511">
                <text:p>-13.8008093288511</text:p>
              </table:table-cell>
              <table:table-cell office:value-type="float" office:value="57.6983580464871">
                <text:p>57.69835804648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.5747830316605">
                <text:p>44.5747830316605</text:p>
              </table:table-cell>
              <table:table-cell office:value-type="float" office:value="-13.7109409338376">
                <text:p>-13.7109409338376</text:p>
              </table:table-cell>
              <table:table-cell office:value-type="float" office:value="57.698213412142">
                <text:p>57.6982134121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.5750446515582">
                <text:p>44.5750446515582</text:p>
              </table:table-cell>
              <table:table-cell office:value-type="float" office:value="-13.62107170075">
                <text:p>-13.62107170075</text:p>
              </table:table-cell>
              <table:table-cell office:value-type="float" office:value="57.6980694973835">
                <text:p>57.69806949738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.5753067459908">
                <text:p>44.5753067459908</text:p>
              </table:table-cell>
              <table:table-cell office:value-type="float" office:value="-13.5312016240769">
                <text:p>-13.5312016240769</text:p>
              </table:table-cell>
              <table:table-cell office:value-type="float" office:value="57.6979263011288">
                <text:p>57.69792630112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.5755693138867">
                <text:p>44.5755693138867</text:p>
              </table:table-cell>
              <table:table-cell office:value-type="float" office:value="-13.4413306982841">
                <text:p>-13.4413306982841</text:p>
              </table:table-cell>
              <table:table-cell office:value-type="float" office:value="57.6977838222496">
                <text:p>57.69778382224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.575832354165">
                <text:p>44.575832354165</text:p>
              </table:table-cell>
              <table:table-cell office:value-type="float" office:value="-13.3514589178139">
                <text:p>-13.3514589178139</text:p>
              </table:table-cell>
              <table:table-cell office:value-type="float" office:value="57.6976420595718">
                <text:p>57.69764205957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.5760958657352">
                <text:p>44.5760958657352</text:p>
              </table:table-cell>
              <table:table-cell office:value-type="float" office:value="-13.2615862770848">
                <text:p>-13.2615862770848</text:p>
              </table:table-cell>
              <table:table-cell office:value-type="float" office:value="57.6975010118746">
                <text:p>57.69750101187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.576359847498">
                <text:p>44.576359847498</text:p>
              </table:table-cell>
              <table:table-cell office:value-type="float" office:value="-13.1717127704911">
                <text:p>-13.1717127704911</text:p>
              </table:table-cell>
              <table:table-cell office:value-type="float" office:value="57.69736067789">
                <text:p>57.697360677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.5766242983454">
                <text:p>44.5766242983454</text:p>
              </table:table-cell>
              <table:table-cell office:value-type="float" office:value="-13.0818383924026">
                <text:p>-13.0818383924026</text:p>
              </table:table-cell>
              <table:table-cell office:value-type="float" office:value="57.6972210563018">
                <text:p>57.69722105630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.576889217161">
                <text:p>44.576889217161</text:p>
              </table:table-cell>
              <table:table-cell office:value-type="float" office:value="-12.9919631371639">
                <text:p>-12.9919631371639</text:p>
              </table:table-cell>
              <table:table-cell office:value-type="float" office:value="57.6970821457453">
                <text:p>57.69708214574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5771546028203">
                <text:p>44.5771546028203</text:p>
              </table:table-cell>
              <table:table-cell office:value-type="float" office:value="-12.9020869990942">
                <text:p>-12.9020869990942</text:p>
              </table:table-cell>
              <table:table-cell office:value-type="float" office:value="57.6969439448063">
                <text:p>57.69694394480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.577420454191">
                <text:p>44.577420454191</text:p>
              </table:table-cell>
              <table:table-cell office:value-type="float" office:value="-12.8122099724867">
                <text:p>-12.8122099724867</text:p>
              </table:table-cell>
              <table:table-cell office:value-type="float" office:value="57.6968064520205">
                <text:p>57.69680645202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.5776867701333">
                <text:p>44.5776867701333</text:p>
              </table:table-cell>
              <table:table-cell office:value-type="float" office:value="-12.7223320516083">
                <text:p>-12.7223320516083</text:p>
              </table:table-cell>
              <table:table-cell office:value-type="float" office:value="57.696669665873">
                <text:p>57.6966696658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.5779535495005">
                <text:p>44.5779535495005</text:p>
              </table:table-cell>
              <table:table-cell office:value-type="float" office:value="-12.6324532306988">
                <text:p>-12.6324532306988</text:p>
              </table:table-cell>
              <table:table-cell office:value-type="float" office:value="57.6965335847974">
                <text:p>57.69653358479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.5782207911391">
                <text:p>44.5782207911391</text:p>
              </table:table-cell>
              <table:table-cell office:value-type="float" office:value="-12.5425735039709">
                <text:p>-12.5425735039709</text:p>
              </table:table-cell>
              <table:table-cell office:value-type="float" office:value="57.6963982071752">
                <text:p>57.69639820717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.578488493889">
                <text:p>44.578488493889</text:p>
              </table:table-cell>
              <table:table-cell office:value-type="float" office:value="-12.4526928656092">
                <text:p>-12.4526928656092</text:p>
              </table:table-cell>
              <table:table-cell office:value-type="float" office:value="57.6962635313353">
                <text:p>57.69626353133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.5787566565846">
                <text:p>44.5787566565846</text:p>
              </table:table-cell>
              <table:table-cell office:value-type="float" office:value="-12.36281130977">
                <text:p>-12.36281130977</text:p>
              </table:table-cell>
              <table:table-cell office:value-type="float" office:value="57.6961295555527">
                <text:p>57.69612955555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.5790252780544">
                <text:p>44.5790252780544</text:p>
              </table:table-cell>
              <table:table-cell office:value-type="float" office:value="-12.2729288305805">
                <text:p>-12.2729288305805</text:p>
              </table:table-cell>
              <table:table-cell office:value-type="float" office:value="57.6959962780489">
                <text:p>57.69599627804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.579294357122">
                <text:p>44.579294357122</text:p>
              </table:table-cell>
              <table:table-cell office:value-type="float" office:value="-12.1830454221388">
                <text:p>-12.1830454221388</text:p>
              </table:table-cell>
              <table:table-cell office:value-type="float" office:value="57.6958636969903">
                <text:p>57.69586369699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.5795638926061">
                <text:p>44.5795638926061</text:p>
              </table:table-cell>
              <table:table-cell office:value-type="float" office:value="-12.0931610785127">
                <text:p>-12.0931610785127</text:p>
              </table:table-cell>
              <table:table-cell office:value-type="float" office:value="57.6957318104879">
                <text:p>57.69573181048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.5798338833216">
                <text:p>44.5798338833216</text:p>
              </table:table-cell>
              <table:table-cell office:value-type="float" office:value="-12.0032757937397">
                <text:p>-12.0032757937397</text:p>
              </table:table-cell>
              <table:table-cell office:value-type="float" office:value="57.6956006165969">
                <text:p>57.69560061659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.5801043280791">
                <text:p>44.5801043280791</text:p>
              </table:table-cell>
              <table:table-cell office:value-type="float" office:value="-11.9133895618259">
                <text:p>-11.9133895618259</text:p>
              </table:table-cell>
              <table:table-cell office:value-type="float" office:value="57.6954701133158">
                <text:p>57.69547011331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.5803752256866">
                <text:p>44.5803752256866</text:p>
              </table:table-cell>
              <table:table-cell office:value-type="float" office:value="-11.8235023767461">
                <text:p>-11.8235023767461</text:p>
              </table:table-cell>
              <table:table-cell office:value-type="float" office:value="57.6953402985857">
                <text:p>57.69534029858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.5806465749489">
                <text:p>44.5806465749489</text:p>
              </table:table-cell>
              <table:table-cell office:value-type="float" office:value="-11.7336142324427">
                <text:p>-11.7336142324427</text:p>
              </table:table-cell>
              <table:table-cell office:value-type="float" office:value="57.6952111702902">
                <text:p>57.69521117029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.5809183746689">
                <text:p>44.5809183746689</text:p>
              </table:table-cell>
              <table:table-cell office:value-type="float" office:value="-11.6437251228252">
                <text:p>-11.6437251228252</text:p>
              </table:table-cell>
              <table:table-cell office:value-type="float" office:value="57.6950827262543">
                <text:p>57.69508272625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.5811906236478">
                <text:p>44.5811906236478</text:p>
              </table:table-cell>
              <table:table-cell office:value-type="float" office:value="-11.55383504177">
                <text:p>-11.55383504177</text:p>
              </table:table-cell>
              <table:table-cell office:value-type="float" office:value="57.6949549642442">
                <text:p>57.69495496424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.5814633206858">
                <text:p>44.5814633206858</text:p>
              </table:table-cell>
              <table:table-cell office:value-type="float" office:value="-11.4639439831192">
                <text:p>-11.4639439831192</text:p>
              </table:table-cell>
              <table:table-cell office:value-type="float" office:value="57.6948278819666">
                <text:p>57.69482788196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.5817364645827">
                <text:p>44.5817364645827</text:p>
              </table:table-cell>
              <table:table-cell office:value-type="float" office:value="-11.3740519406806">
                <text:p>-11.3740519406806</text:p>
              </table:table-cell>
              <table:table-cell office:value-type="float" office:value="57.6947014770685">
                <text:p>57.69470147706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.5820100541383">
                <text:p>44.5820100541383</text:p>
              </table:table-cell>
              <table:table-cell office:value-type="float" office:value="-11.2841589082268">
                <text:p>-11.2841589082268</text:p>
              </table:table-cell>
              <table:table-cell office:value-type="float" office:value="57.6945757471363">
                <text:p>57.69457574713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.5822840881536">
                <text:p>44.5822840881536</text:p>
              </table:table-cell>
              <table:table-cell office:value-type="float" office:value="-11.1942648794946">
                <text:p>-11.1942648794946</text:p>
              </table:table-cell>
              <table:table-cell office:value-type="float" office:value="57.6944506896959">
                <text:p>57.69445068969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.5825585654309">
                <text:p>44.5825585654309</text:p>
              </table:table-cell>
              <table:table-cell office:value-type="float" office:value="-11.1043698481848">
                <text:p>-11.1043698481848</text:p>
              </table:table-cell>
              <table:table-cell office:value-type="float" office:value="57.6943263022118">
                <text:p>57.69432630221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.5828334847748">
                <text:p>44.5828334847748</text:p>
              </table:table-cell>
              <table:table-cell office:value-type="float" office:value="-11.0144738079609">
                <text:p>-11.0144738079609</text:p>
              </table:table-cell>
              <table:table-cell office:value-type="float" office:value="57.6942025820872">
                <text:p>57.69420258208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.5831088449928">
                <text:p>44.5831088449928</text:p>
              </table:table-cell>
              <table:table-cell office:value-type="float" office:value="-10.9245767524493">
                <text:p>-10.9245767524493</text:p>
              </table:table-cell>
              <table:table-cell office:value-type="float" office:value="57.6940795266635">
                <text:p>57.69407952666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.583384644896">
                <text:p>44.583384644896</text:p>
              </table:table-cell>
              <table:table-cell office:value-type="float" office:value="-10.8346786752383">
                <text:p>-10.8346786752383</text:p>
              </table:table-cell>
              <table:table-cell office:value-type="float" office:value="57.6939571332199">
                <text:p>57.69395713321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.5836608833004">
                <text:p>44.5836608833004</text:p>
              </table:table-cell>
              <table:table-cell office:value-type="float" office:value="-10.7447795698779">
                <text:p>-10.7447795698779</text:p>
              </table:table-cell>
              <table:table-cell office:value-type="float" office:value="57.6938353989737">
                <text:p>57.69383539897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.5839375590268">
                <text:p>44.5839375590268</text:p>
              </table:table-cell>
              <table:table-cell office:value-type="float" office:value="-10.6548794298787">
                <text:p>-10.6548794298787</text:p>
              </table:table-cell>
              <table:table-cell office:value-type="float" office:value="57.6937143210795">
                <text:p>57.69371432107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.5842146709024">
                <text:p>44.5842146709024</text:p>
              </table:table-cell>
              <table:table-cell office:value-type="float" office:value="-10.564978248712">
                <text:p>-10.564978248712</text:p>
              </table:table-cell>
              <table:table-cell office:value-type="float" office:value="57.6935938966299">
                <text:p>57.69359389662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.5844922177614">
                <text:p>44.5844922177614</text:p>
              </table:table-cell>
              <table:table-cell office:value-type="float" office:value="-10.4750760198091">
                <text:p>-10.4750760198091</text:p>
              </table:table-cell>
              <table:table-cell office:value-type="float" office:value="57.6934741226548">
                <text:p>57.69347412265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.5847701984458">
                <text:p>44.5847701984458</text:p>
              </table:table-cell>
              <table:table-cell office:value-type="float" office:value="-10.3851727365608">
                <text:p>-10.3851727365608</text:p>
              </table:table-cell>
              <table:table-cell office:value-type="float" office:value="57.6933549961219">
                <text:p>57.69335499612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.5850486118065">
                <text:p>44.5850486118065</text:p>
              </table:table-cell>
              <table:table-cell office:value-type="float" office:value="-10.295268392317">
                <text:p>-10.295268392317</text:p>
              </table:table-cell>
              <table:table-cell office:value-type="float" office:value="57.6932365139369">
                <text:p>57.69323651393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.5853274567042">
                <text:p>44.5853274567042</text:p>
              </table:table-cell>
              <table:table-cell office:value-type="float" office:value="-10.2053629803866">
                <text:p>-10.2053629803866</text:p>
              </table:table-cell>
              <table:table-cell office:value-type="float" office:value="57.6931186729433">
                <text:p>57.69311867294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.5856067320103">
                <text:p>44.5856067320103</text:p>
              </table:table-cell>
              <table:table-cell office:value-type="float" office:value="-10.1154564940366">
                <text:p>-10.1154564940366</text:p>
              </table:table-cell>
              <table:table-cell office:value-type="float" office:value="57.6930014699234">
                <text:p>57.69300146992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.5858864366084">
                <text:p>44.5858864366084</text:p>
              </table:table-cell>
              <table:table-cell office:value-type="float" office:value="-10.0255489264924">
                <text:p>-10.0255489264924</text:p>
              </table:table-cell>
              <table:table-cell office:value-type="float" office:value="57.6928849015982">
                <text:p>57.69288490159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.5861665693945">
                <text:p>44.5861665693945</text:p>
              </table:table-cell>
              <table:table-cell office:value-type="float" office:value="-9.93564027093731">
                <text:p>-9.93564027093731</text:p>
              </table:table-cell>
              <table:table-cell office:value-type="float" office:value="57.6927689646283">
                <text:p>57.69276896462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.5864471292791">
                <text:p>44.5864471292791</text:p>
              </table:table-cell>
              <table:table-cell office:value-type="float" office:value="-9.84573052051243">
                <text:p>-9.84573052051243</text:p>
              </table:table-cell>
              <table:table-cell office:value-type="float" office:value="57.6926536556146">
                <text:p>57.69265365561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.5867281151876">
                <text:p>44.5867281151876</text:p>
              </table:table-cell>
              <table:table-cell office:value-type="float" office:value="-9.75581966831658">
                <text:p>-9.75581966831658</text:p>
              </table:table-cell>
              <table:table-cell office:value-type="float" office:value="57.6925389710987">
                <text:p>57.69253897109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.587009526062">
                <text:p>44.587009526062</text:p>
              </table:table-cell>
              <table:table-cell office:value-type="float" office:value="-9.66590770740634">
                <text:p>-9.66590770740634</text:p>
              </table:table-cell>
              <table:table-cell office:value-type="float" office:value="57.6924249075645">
                <text:p>57.69242490756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.5872913608616">
                <text:p>44.5872913608616</text:p>
              </table:table-cell>
              <table:table-cell office:value-type="float" office:value="-9.57599463079607">
                <text:p>-9.57599463079607</text:p>
              </table:table-cell>
              <table:table-cell office:value-type="float" office:value="57.692311461439">
                <text:p>57.6923114614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.5875736185649">
                <text:p>44.5875736185649</text:p>
              </table:table-cell>
              <table:table-cell office:value-type="float" office:value="-9.48608043145821">
                <text:p>-9.48608043145821</text:p>
              </table:table-cell>
              <table:table-cell office:value-type="float" office:value="57.6921986290934">
                <text:p>57.69219862909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.5878562981706">
                <text:p>44.5878562981706</text:p>
              </table:table-cell>
              <table:table-cell office:value-type="float" office:value="-9.3961651023235">
                <text:p>-9.3961651023235</text:p>
              </table:table-cell>
              <table:table-cell office:value-type="float" office:value="57.6920864068447">
                <text:p>57.69208640684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.5881393986988">
                <text:p>44.5881393986988</text:p>
              </table:table-cell>
              <table:table-cell office:value-type="float" office:value="-9.30624863628147">
                <text:p>-9.30624863628147</text:p>
              </table:table-cell>
              <table:table-cell office:value-type="float" office:value="57.6919747909576">
                <text:p>57.69197479095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.5884229191928">
                <text:p>44.5884229191928</text:p>
              </table:table-cell>
              <table:table-cell office:value-type="float" office:value="-9.21633102618103">
                <text:p>-9.21633102618103</text:p>
              </table:table-cell>
              <table:table-cell office:value-type="float" office:value="57.691863777646">
                <text:p>57.6918637776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.5887068587203">
                <text:p>44.5887068587203</text:p>
              </table:table-cell>
              <table:table-cell office:value-type="float" office:value="-9.12641226483114">
                <text:p>-9.12641226483114</text:p>
              </table:table-cell>
              <table:table-cell office:value-type="float" office:value="57.6917533630752">
                <text:p>57.69175336307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.5889912163751">
                <text:p>44.5889912163751</text:p>
              </table:table-cell>
              <table:table-cell office:value-type="float" office:value="-9.03649234500176">
                <text:p>-9.03649234500176</text:p>
              </table:table-cell>
              <table:table-cell office:value-type="float" office:value="57.691643543364">
                <text:p>57.6916435433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.5892759912785">
                <text:p>44.5892759912785</text:p>
              </table:table-cell>
              <table:table-cell office:value-type="float" office:value="-8.94657125942494">
                <text:p>-8.94657125942494</text:p>
              </table:table-cell>
              <table:table-cell office:value-type="float" office:value="57.6915343145877">
                <text:p>57.69153431458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.5895611825809">
                <text:p>44.5895611825809</text:p>
              </table:table-cell>
              <table:table-cell office:value-type="float" office:value="-8.85664900079608">
                <text:p>-8.85664900079608</text:p>
              </table:table-cell>
              <table:table-cell office:value-type="float" office:value="57.6914256727803">
                <text:p>57.69142567278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.5898467894637">
                <text:p>44.5898467894637</text:p>
              </table:table-cell>
              <table:table-cell office:value-type="float" office:value="-8.76672556177545">
                <text:p>-8.76672556177545</text:p>
              </table:table-cell>
              <table:table-cell office:value-type="float" office:value="57.6913176139379">
                <text:p>57.69131761393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.590132811141">
                <text:p>44.590132811141</text:p>
              </table:table-cell>
              <table:table-cell office:value-type="float" office:value="-8.67680093499001">
                <text:p>-8.67680093499001</text:p>
              </table:table-cell>
              <table:table-cell office:value-type="float" office:value="57.691210134022">
                <text:p>57.6912101340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.5904192468611">
                <text:p>44.5904192468611</text:p>
              </table:table-cell>
              <table:table-cell office:value-type="float" office:value="-8.58687511303533">
                <text:p>-8.58687511303533</text:p>
              </table:table-cell>
              <table:table-cell office:value-type="float" office:value="57.6911032289632">
                <text:p>57.69110322896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.5907060959086">
                <text:p>44.5907060959086</text:p>
              </table:table-cell>
              <table:table-cell office:value-type="float" office:value="-8.49694808847804">
                <text:p>-8.49694808847804</text:p>
              </table:table-cell>
              <table:table-cell office:value-type="float" office:value="57.6909968946652">
                <text:p>57.69099689466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.5909933576065">
                <text:p>44.5909933576065</text:p>
              </table:table-cell>
              <table:table-cell office:value-type="float" office:value="-8.40701985385839">
                <text:p>-8.40701985385839</text:p>
              </table:table-cell>
              <table:table-cell office:value-type="float" office:value="57.690891127009">
                <text:p>57.6908911270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.5912810313176">
                <text:p>44.5912810313176</text:p>
              </table:table-cell>
              <table:table-cell office:value-type="float" office:value="-8.31709040169329">
                <text:p>-8.31709040169329</text:p>
              </table:table-cell>
              <table:table-cell office:value-type="float" office:value="57.6907859218578">
                <text:p>57.69078592185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.5915691164473">
                <text:p>44.5915691164473</text:p>
              </table:table-cell>
              <table:table-cell office:value-type="float" office:value="-8.22715972447966">
                <text:p>-8.22715972447966</text:p>
              </table:table-cell>
              <table:table-cell office:value-type="float" office:value="57.6906812750624">
                <text:p>57.69068127506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.5918576124449">
                <text:p>44.5918576124449</text:p>
              </table:table-cell>
              <table:table-cell office:value-type="float" office:value="-8.13722781469825">
                <text:p>-8.13722781469825</text:p>
              </table:table-cell>
              <table:table-cell office:value-type="float" office:value="57.6905771824661">
                <text:p>57.69057718246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.5921465188065">
                <text:p>44.5921465188065</text:p>
              </table:table-cell>
              <table:table-cell office:value-type="float" office:value="-8.04729466481786">
                <text:p>-8.04729466481786</text:p>
              </table:table-cell>
              <table:table-cell office:value-type="float" office:value="57.6904736399113">
                <text:p>57.69047363991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.5924358350767">
                <text:p>44.5924358350767</text:p>
              </table:table-cell>
              <table:table-cell office:value-type="float" office:value="-7.95736026730012">
                <text:p>-7.95736026730012</text:p>
              </table:table-cell>
              <table:table-cell office:value-type="float" office:value="57.6903706432457">
                <text:p>57.69037064324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.5927255608512">
                <text:p>44.5927255608512</text:p>
              </table:table-cell>
              <table:table-cell office:value-type="float" office:value="-7.86742461460472">
                <text:p>-7.86742461460472</text:p>
              </table:table-cell>
              <table:table-cell office:value-type="float" office:value="57.6902681883294">
                <text:p>57.69026818832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4.5930156957791">
                <text:p>44.5930156957791</text:p>
              </table:table-cell>
              <table:table-cell office:value-type="float" office:value="-7.77748769919527">
                <text:p>-7.77748769919527</text:p>
              </table:table-cell>
              <table:table-cell office:value-type="float" office:value="57.6901662710423">
                <text:p>57.69016627104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.5933062395655">
                <text:p>44.5933062395655</text:p>
              </table:table-cell>
              <table:table-cell office:value-type="float" office:value="-7.68754951354578">
                <text:p>-7.68754951354578</text:p>
              </table:table-cell>
              <table:table-cell office:value-type="float" office:value="57.6900648872923">
                <text:p>57.69006488729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.5935971919738">
                <text:p>44.5935971919738</text:p>
              </table:table-cell>
              <table:table-cell office:value-type="float" office:value="-7.59761005014781">
                <text:p>-7.59761005014781</text:p>
              </table:table-cell>
              <table:table-cell office:value-type="float" office:value="57.6899640330238">
                <text:p>57.68996403302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.5938885528284">
                <text:p>44.5938885528284</text:p>
              </table:table-cell>
              <table:table-cell office:value-type="float" office:value="-7.50766930151834">
                <text:p>-7.50766930151834</text:p>
              </table:table-cell>
              <table:table-cell office:value-type="float" office:value="57.6898637042268">
                <text:p>57.68986370422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.5941803220175">
                <text:p>44.5941803220175</text:p>
              </table:table-cell>
              <table:table-cell office:value-type="float" office:value="-7.41772726020847">
                <text:p>-7.41772726020847</text:p>
              </table:table-cell>
              <table:table-cell office:value-type="float" office:value="57.6897638969474">
                <text:p>57.68976389694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.5944724994954">
                <text:p>44.5944724994954</text:p>
              </table:table-cell>
              <table:table-cell office:value-type="float" office:value="-7.32778391881288">
                <text:p>-7.32778391881288</text:p>
              </table:table-cell>
              <table:table-cell office:value-type="float" office:value="57.6896646072976">
                <text:p>57.68966460729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.5947650852862">
                <text:p>44.5947650852862</text:p>
              </table:table-cell>
              <table:table-cell office:value-type="float" office:value="-7.23783926998037">
                <text:p>-7.23783926998037</text:p>
              </table:table-cell>
              <table:table-cell office:value-type="float" office:value="57.689565831467">
                <text:p>57.6895658314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.5950580794858">
                <text:p>44.5950580794858</text:p>
              </table:table-cell>
              <table:table-cell office:value-type="float" office:value="-7.14789330642526">
                <text:p>-7.14789330642526</text:p>
              </table:table-cell>
              <table:table-cell office:value-type="float" office:value="57.6894675657346">
                <text:p>57.68946756573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.5953514822654">
                <text:p>44.5953514822654</text:p>
              </table:table-cell>
              <table:table-cell office:value-type="float" office:value="-7.05794602093986">
                <text:p>-7.05794602093986</text:p>
              </table:table-cell>
              <table:table-cell office:value-type="float" office:value="57.6893698064817">
                <text:p>57.68936980648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.5956452938743">
                <text:p>44.5956452938743</text:p>
              </table:table-cell>
              <table:table-cell office:value-type="float" office:value="-6.96799740640816">
                <text:p>-6.96799740640816</text:p>
              </table:table-cell>
              <table:table-cell office:value-type="float" office:value="57.6892725502053">
                <text:p>57.68927255020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.5959395146435">
                <text:p>44.5959395146435</text:p>
              </table:table-cell>
              <table:table-cell office:value-type="float" office:value="-6.87804745582071">
                <text:p>-6.87804745582071</text:p>
              </table:table-cell>
              <table:table-cell office:value-type="float" office:value="57.6891757935323">
                <text:p>57.68917579353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.5962341449881">
                <text:p>44.5962341449881</text:p>
              </table:table-cell>
              <table:table-cell office:value-type="float" office:value="-6.78809616229078">
                <text:p>-6.78809616229078</text:p>
              </table:table-cell>
              <table:table-cell office:value-type="float" office:value="57.6890795332349">
                <text:p>57.68907953323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.5965291854115">
                <text:p>44.5965291854115</text:p>
              </table:table-cell>
              <table:table-cell office:value-type="float" office:value="-6.69814351907202">
                <text:p>-6.69814351907202</text:p>
              </table:table-cell>
              <table:table-cell office:value-type="float" office:value="57.6889837662467">
                <text:p>57.68898376624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4.596824636508">
                <text:p>44.596824636508</text:p>
              </table:table-cell>
              <table:table-cell office:value-type="float" office:value="-6.60818951957756">
                <text:p>-6.60818951957756</text:p>
              </table:table-cell>
              <table:table-cell office:value-type="float" office:value="57.6888884896792">
                <text:p>57.68888848967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4.5971204989667">
                <text:p>44.5971204989667</text:p>
              </table:table-cell>
              <table:table-cell office:value-type="float" office:value="-6.51823415740076">
                <text:p>-6.51823415740076</text:p>
              </table:table-cell>
              <table:table-cell office:value-type="float" office:value="57.6887937008399">
                <text:p>57.68879370083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4.5974167735748">
                <text:p>44.5974167735748</text:p>
              </table:table-cell>
              <table:table-cell office:value-type="float" office:value="-6.42827742633764">
                <text:p>-6.42827742633764</text:p>
              </table:table-cell>
              <table:table-cell office:value-type="float" office:value="57.688699397251">
                <text:p>57.6886993972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4.5977134612211">
                <text:p>44.5977134612211</text:p>
              </table:table-cell>
              <table:table-cell office:value-type="float" office:value="-6.33831932041123">
                <text:p>-6.33831932041123</text:p>
              </table:table-cell>
              <table:table-cell office:value-type="float" office:value="57.688605576669">
                <text:p>57.6886055766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4.5980105628998">
                <text:p>44.5980105628998</text:p>
              </table:table-cell>
              <table:table-cell office:value-type="float" office:value="-6.24835983389774">
                <text:p>-6.24835983389774</text:p>
              </table:table-cell>
              <table:table-cell office:value-type="float" office:value="57.6885122371053">
                <text:p>57.68851223710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4.5983080797141">
                <text:p>44.5983080797141</text:p>
              </table:table-cell>
              <table:table-cell office:value-type="float" office:value="-6.15839896135495">
                <text:p>-6.15839896135495</text:p>
              </table:table-cell>
              <table:table-cell office:value-type="float" office:value="57.6884193768478">
                <text:p>57.68841937684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4.5986060128797">
                <text:p>44.5986060128797</text:p>
              </table:table-cell>
              <table:table-cell office:value-type="float" office:value="-6.06843669765266">
                <text:p>-6.06843669765266</text:p>
              </table:table-cell>
              <table:table-cell office:value-type="float" office:value="57.6883269944832">
                <text:p>57.68832699448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.5989043637289">
                <text:p>44.5989043637289</text:p>
              </table:table-cell>
              <table:table-cell office:value-type="float" office:value="-5.97847303800557">
                <text:p>-5.97847303800557</text:p>
              </table:table-cell>
              <table:table-cell office:value-type="float" office:value="57.6882350889203">
                <text:p>57.68823508892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.5992031337139">
                <text:p>44.5992031337139</text:p>
              </table:table-cell>
              <table:table-cell office:value-type="float" office:value="-5.88850797800852">
                <text:p>-5.88850797800852</text:p>
              </table:table-cell>
              <table:table-cell office:value-type="float" office:value="57.6881436594146">
                <text:p>57.68814365941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.5995023244114">
                <text:p>44.5995023244114</text:p>
              </table:table-cell>
              <table:table-cell office:value-type="float" office:value="-5.79854151367436">
                <text:p>-5.79854151367436</text:p>
              </table:table-cell>
              <table:table-cell office:value-type="float" office:value="57.6880527055931">
                <text:p>57.68805270559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4.5998019375256">
                <text:p>44.5998019375256</text:p>
              </table:table-cell>
              <table:table-cell office:value-type="float" office:value="-5.70857364147452">
                <text:p>-5.70857364147452</text:p>
              </table:table-cell>
              <table:table-cell office:value-type="float" office:value="57.6879622274803">
                <text:p>57.68796222748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.6001019748924">
                <text:p>44.6001019748924</text:p>
              </table:table-cell>
              <table:table-cell office:value-type="float" office:value="-5.61860435838243">
                <text:p>-5.61860435838243</text:p>
              </table:table-cell>
              <table:table-cell office:value-type="float" office:value="57.6878722255249">
                <text:p>57.68787222552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4.6004024384833">
                <text:p>44.6004024384833</text:p>
              </table:table-cell>
              <table:table-cell office:value-type="float" office:value="-5.52863366191983">
                <text:p>-5.52863366191983</text:p>
              </table:table-cell>
              <table:table-cell office:value-type="float" office:value="57.6877827006272">
                <text:p>57.68778270062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4.6007033304091">
                <text:p>44.6007033304091</text:p>
              </table:table-cell>
              <table:table-cell office:value-type="float" office:value="-5.4386615502063">
                <text:p>-5.4386615502063</text:p>
              </table:table-cell>
              <table:table-cell office:value-type="float" office:value="57.6876936541669">
                <text:p>57.68769365416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.6010046529234">
                <text:p>44.6010046529234</text:p>
              </table:table-cell>
              <table:table-cell office:value-type="float" office:value="-5.34868802201184">
                <text:p>-5.34868802201184</text:p>
              </table:table-cell>
              <table:table-cell office:value-type="float" office:value="57.6876050880318">
                <text:p>57.68760508803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.6013064084269">
                <text:p>44.6013064084269</text:p>
              </table:table-cell>
              <table:table-cell office:value-type="float" office:value="-5.25871307681287">
                <text:p>-5.25871307681287</text:p>
              </table:table-cell>
              <table:table-cell office:value-type="float" office:value="57.6875170046465">
                <text:p>57.68751700464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.6016085994705">
                <text:p>44.6016085994705</text:p>
              </table:table-cell>
              <table:table-cell office:value-type="float" office:value="-5.16873671485157">
                <text:p>-5.16873671485157</text:p>
              </table:table-cell>
              <table:table-cell office:value-type="float" office:value="57.6874294070014">
                <text:p>57.68742940700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4.6019112287589">
                <text:p>44.6019112287589</text:p>
              </table:table-cell>
              <table:table-cell office:value-type="float" office:value="-5.0787589371987">
                <text:p>-5.0787589371987</text:p>
              </table:table-cell>
              <table:table-cell office:value-type="float" office:value="57.6873422986817">
                <text:p>57.68734229868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4.6022142991543">
                <text:p>44.6022142991543</text:p>
              </table:table-cell>
              <table:table-cell office:value-type="float" office:value="-4.98877974582001">
                <text:p>-4.98877974582001</text:p>
              </table:table-cell>
              <table:table-cell office:value-type="float" office:value="57.6872556838967">
                <text:p>57.68725568389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4.6025178136792">
                <text:p>44.6025178136792</text:p>
              </table:table-cell>
              <table:table-cell office:value-type="float" office:value="-4.89879914364618">
                <text:p>-4.89879914364618</text:p>
              </table:table-cell>
              <table:table-cell office:value-type="float" office:value="57.6871695675082">
                <text:p>57.68716956750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4.60282177552">
                <text:p>44.60282177552</text:p>
              </table:table-cell>
              <table:table-cell office:value-type="float" office:value="-4.80881713464636">
                <text:p>-4.80881713464636</text:p>
              </table:table-cell>
              <table:table-cell office:value-type="float" office:value="57.6870839550583">
                <text:p>57.68708395505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.6031261880294">
                <text:p>44.6031261880294</text:p>
              </table:table-cell>
              <table:table-cell office:value-type="float" office:value="-4.71883372390531">
                <text:p>-4.71883372390531</text:p>
              </table:table-cell>
              <table:table-cell office:value-type="float" office:value="57.6869988527969">
                <text:p>57.68699885279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.6034310547294">
                <text:p>44.6034310547294</text:p>
              </table:table-cell>
              <table:table-cell office:value-type="float" office:value="-4.62884891770405">
                <text:p>-4.62884891770405</text:p>
              </table:table-cell>
              <table:table-cell office:value-type="float" office:value="57.6869142677072">
                <text:p>57.68691426770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.6037363793134">
                <text:p>44.6037363793134</text:p>
              </table:table-cell>
              <table:table-cell office:value-type="float" office:value="-4.53886272360389">
                <text:p>-4.53886272360389</text:p>
              </table:table-cell>
              <table:table-cell office:value-type="float" office:value="57.6868302075302">
                <text:p>57.68683020753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.6040421656485">
                <text:p>44.6040421656485</text:p>
              </table:table-cell>
              <table:table-cell office:value-type="float" office:value="-4.44887515053377">
                <text:p>-4.44887515053377</text:p>
              </table:table-cell>
              <table:table-cell office:value-type="float" office:value="57.6867466807875">
                <text:p>57.68674668078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4.6043484177769">
                <text:p>44.6043484177769</text:p>
              </table:table-cell>
              <table:table-cell office:value-type="float" office:value="-4.3588862088807">
                <text:p>-4.3588862088807</text:p>
              </table:table-cell>
              <table:table-cell office:value-type="float" office:value="57.6866636968008">
                <text:p>57.68666369680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.6046551399174">
                <text:p>44.6046551399174</text:p>
              </table:table-cell>
              <table:table-cell office:value-type="float" office:value="-4.26889591058292">
                <text:p>-4.26889591058292</text:p>
              </table:table-cell>
              <table:table-cell office:value-type="float" office:value="57.6865812657096">
                <text:p>57.68658126570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.6049623364664">
                <text:p>44.6049623364664</text:p>
              </table:table-cell>
              <table:table-cell office:value-type="float" office:value="-4.17890426922558">
                <text:p>-4.17890426922558</text:p>
              </table:table-cell>
              <table:table-cell office:value-type="float" office:value="57.6864993984851">
                <text:p>57.68649939848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.6052700119977">
                <text:p>44.6052700119977</text:p>
              </table:table-cell>
              <table:table-cell office:value-type="float" office:value="-4.08891130013847">
                <text:p>-4.08891130013847</text:p>
              </table:table-cell>
              <table:table-cell office:value-type="float" office:value="57.6864181069408">
                <text:p>57.68641810694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4.6055781712629">
                <text:p>44.6055781712629</text:p>
              </table:table-cell>
              <table:table-cell office:value-type="float" office:value="-3.99891702049525">
                <text:p>-3.99891702049525</text:p>
              </table:table-cell>
              <table:table-cell office:value-type="float" office:value="57.6863374037381">
                <text:p>57.68633740373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4.6058868191904">
                <text:p>44.6058868191904</text:p>
              </table:table-cell>
              <table:table-cell office:value-type="float" office:value="-3.90892144941372">
                <text:p>-3.90892144941372</text:p>
              </table:table-cell>
              <table:table-cell office:value-type="float" office:value="57.6862573023876">
                <text:p>57.68625730238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4.6061959608837">
                <text:p>44.6061959608837</text:p>
              </table:table-cell>
              <table:table-cell office:value-type="float" office:value="-3.81892460805622">
                <text:p>-3.81892460805622</text:p>
              </table:table-cell>
              <table:table-cell office:value-type="float" office:value="57.686177817245">
                <text:p>57.6861778172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4.6065056016196">
                <text:p>44.6065056016196</text:p>
              </table:table-cell>
              <table:table-cell office:value-type="float" office:value="-3.72892651972957">
                <text:p>-3.72892651972957</text:p>
              </table:table-cell>
              <table:table-cell office:value-type="float" office:value="57.6860989635">
                <text:p>57.68609896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4.6068157468447">
                <text:p>44.6068157468447</text:p>
              </table:table-cell>
              <table:table-cell office:value-type="float" office:value="-3.6389272099835">
                <text:p>-3.6389272099835</text:p>
              </table:table-cell>
              <table:table-cell office:value-type="float" office:value="57.6860207571598">
                <text:p>57.68602075715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4.6071264021723">
                <text:p>44.6071264021723</text:p>
              </table:table-cell>
              <table:table-cell office:value-type="float" office:value="-3.54892670670649">
                <text:p>-3.54892670670649</text:p>
              </table:table-cell>
              <table:table-cell office:value-type="float" office:value="57.6859432150246">
                <text:p>57.68594321502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4.607437573377">
                <text:p>44.607437573377</text:p>
              </table:table-cell>
              <table:table-cell office:value-type="float" office:value="-3.45892504021795">
                <text:p>-3.45892504021795</text:p>
              </table:table-cell>
              <table:table-cell office:value-type="float" office:value="57.6858663546545">
                <text:p>57.68586635465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4.6077492663893">
                <text:p>44.6077492663893</text:p>
              </table:table-cell>
              <table:table-cell office:value-type="float" office:value="-3.36892224335541">
                <text:p>-3.36892224335541</text:p>
              </table:table-cell>
              <table:table-cell office:value-type="float" office:value="57.6857901943296">
                <text:p>57.68579019432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4.6080614872886">
                <text:p>44.6080614872886</text:p>
              </table:table-cell>
              <table:table-cell office:value-type="float" office:value="-3.27891835155511">
                <text:p>-3.27891835155511</text:p>
              </table:table-cell>
              <table:table-cell office:value-type="float" office:value="57.6857147529991">
                <text:p>57.68571475299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4.6083742422955">
                <text:p>44.6083742422955</text:p>
              </table:table-cell>
              <table:table-cell office:value-type="float" office:value="-3.18891340292465">
                <text:p>-3.18891340292465</text:p>
              </table:table-cell>
              <table:table-cell office:value-type="float" office:value="57.6856400502222">
                <text:p>57.68564005022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4.6086875377627">
                <text:p>44.6086875377627</text:p>
              </table:table-cell>
              <table:table-cell office:value-type="float" office:value="-3.09890743830587">
                <text:p>-3.09890743830587</text:p>
              </table:table-cell>
              <table:table-cell office:value-type="float" office:value="57.6855661060983">
                <text:p>57.68556610609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4.6090013801644">
                <text:p>44.6090013801644</text:p>
              </table:table-cell>
              <table:table-cell office:value-type="float" office:value="-3.00890050132614">
                <text:p>-3.00890050132614</text:p>
              </table:table-cell>
              <table:table-cell office:value-type="float" office:value="57.6854929411871">
                <text:p>57.68549294118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4.6093157760851">
                <text:p>44.6093157760851</text:p>
              </table:table-cell>
              <table:table-cell office:value-type="float" office:value="-2.91889263843609">
                <text:p>-2.91889263843609</text:p>
              </table:table-cell>
              <table:table-cell office:value-type="float" office:value="57.6854205764176">
                <text:p>57.68542057641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4.6096307322061">
                <text:p>44.6096307322061</text:p>
              </table:table-cell>
              <table:table-cell office:value-type="float" office:value="-2.82888389893189">
                <text:p>-2.82888389893189</text:p>
              </table:table-cell>
              <table:table-cell office:value-type="float" office:value="57.6853490329868">
                <text:p>57.68534903298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4.6099462552915">
                <text:p>44.6099462552915</text:p>
              </table:table-cell>
              <table:table-cell office:value-type="float" office:value="-2.73887433495983">
                <text:p>-2.73887433495983</text:p>
              </table:table-cell>
              <table:table-cell office:value-type="float" office:value="57.6852783322476">
                <text:p>57.68527833224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4.6102623521721">
                <text:p>44.6102623521721</text:p>
              </table:table-cell>
              <table:table-cell office:value-type="float" office:value="-2.64886400150111">
                <text:p>-2.64886400150111</text:p>
              </table:table-cell>
              <table:table-cell office:value-type="float" office:value="57.6852084955859">
                <text:p>57.68520849558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4.610579029728">
                <text:p>44.610579029728</text:p>
              </table:table-cell>
              <table:table-cell office:value-type="float" office:value="-2.55885295633465">
                <text:p>-2.55885295633465</text:p>
              </table:table-cell>
              <table:table-cell office:value-type="float" office:value="57.6851395442875">
                <text:p>57.68513954428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4.6108962948699">
                <text:p>44.6108962948699</text:p>
              </table:table-cell>
              <table:table-cell office:value-type="float" office:value="-2.46884125997594">
                <text:p>-2.46884125997594</text:p>
              </table:table-cell>
              <table:table-cell office:value-type="float" office:value="57.6850714993957">
                <text:p>57.68507149939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4.6112141545188">
                <text:p>44.6112141545188</text:p>
              </table:table-cell>
              <table:table-cell office:value-type="float" office:value="-2.37882897558952">
                <text:p>-2.37882897558952</text:p>
              </table:table-cell>
              <table:table-cell office:value-type="float" office:value="57.6850043815601">
                <text:p>57.68500438156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4.6115326155836">
                <text:p>44.6115326155836</text:p>
              </table:table-cell>
              <table:table-cell office:value-type="float" office:value="-2.28881616887352">
                <text:p>-2.28881616887352</text:p>
              </table:table-cell>
              <table:table-cell office:value-type="float" office:value="57.6849382108772">
                <text:p>57.68493821087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4.6118516849381">
                <text:p>44.6118516849381</text:p>
              </table:table-cell>
              <table:table-cell office:value-type="float" office:value="-2.19880290791421">
                <text:p>-2.19880290791421</text:p>
              </table:table-cell>
              <table:table-cell office:value-type="float" office:value="57.6848730067258">
                <text:p>57.68487300672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4.6121713693959">
                <text:p>44.6121713693959</text:p>
              </table:table-cell>
              <table:table-cell office:value-type="float" office:value="-2.1087892630091">
                <text:p>-2.1087892630091</text:p>
              </table:table-cell>
              <table:table-cell office:value-type="float" office:value="57.6848087875962">
                <text:p>57.68480878759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.6124916756841">
                <text:p>44.6124916756841</text:p>
              </table:table-cell>
              <table:table-cell office:value-type="float" office:value="-2.01877530645732">
                <text:p>-2.01877530645732</text:p>
              </table:table-cell>
              <table:table-cell office:value-type="float" office:value="57.684745570918">
                <text:p>57.6847455709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4.6128126104158">
                <text:p>44.6128126104158</text:p>
              </table:table-cell>
              <table:table-cell office:value-type="float" office:value="-1.9287611123164">
                <text:p>-1.9287611123164</text:p>
              </table:table-cell>
              <table:table-cell office:value-type="float" office:value="57.6846833728857">
                <text:p>57.68468337288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4.6131341800605">
                <text:p>44.6131341800605</text:p>
              </table:table-cell>
              <table:table-cell office:value-type="float" office:value="-1.83874675612486">
                <text:p>-1.83874675612486</text:p>
              </table:table-cell>
              <table:table-cell office:value-type="float" office:value="57.6846222082877">
                <text:p>57.68462220828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4.6134563909148">
                <text:p>44.6134563909148</text:p>
              </table:table-cell>
              <table:table-cell office:value-type="float" office:value="-1.74873231459081">
                <text:p>-1.74873231459081</text:p>
              </table:table-cell>
              <table:table-cell office:value-type="float" office:value="57.6845620903377">
                <text:p>57.68456209033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.6137792490704">
                <text:p>44.6137792490704</text:p>
              </table:table-cell>
              <table:table-cell office:value-type="float" office:value="-1.65871786524687">
                <text:p>-1.65871786524687</text:p>
              </table:table-cell>
              <table:table-cell office:value-type="float" office:value="57.6845030305144">
                <text:p>57.68450303051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.6141027603827">
                <text:p>44.6141027603827</text:p>
              </table:table-cell>
              <table:table-cell office:value-type="float" office:value="-1.56870348607278">
                <text:p>-1.56870348607278</text:p>
              </table:table-cell>
              <table:table-cell office:value-type="float" office:value="57.6844450384109">
                <text:p>57.68444503841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4.6144269304376">
                <text:p>44.6144269304376</text:p>
              </table:table-cell>
              <table:table-cell office:value-type="float" office:value="-1.47868925508739">
                <text:p>-1.47868925508739</text:p>
              </table:table-cell>
              <table:table-cell office:value-type="float" office:value="57.6843881215967">
                <text:p>57.68438812159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4.6147517645185">
                <text:p>44.6147517645185</text:p>
              </table:table-cell>
              <table:table-cell office:value-type="float" office:value="-1.3886752499125">
                <text:p>-1.3886752499125</text:p>
              </table:table-cell>
              <table:table-cell office:value-type="float" office:value="57.6843322854963">
                <text:p>57.68433228549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4.6150772675723">
                <text:p>44.6150772675723</text:p>
              </table:table-cell>
              <table:table-cell office:value-type="float" office:value="-1.2986615473118">
                <text:p>-1.2986615473118</text:p>
              </table:table-cell>
              <table:table-cell office:value-type="float" office:value="57.6842775332867">
                <text:p>57.68427753328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4.6154034441764">
                <text:p>44.6154034441764</text:p>
              </table:table-cell>
              <table:table-cell office:value-type="float" office:value="-1.20864822270879">
                <text:p>-1.20864822270879</text:p>
              </table:table-cell>
              <table:table-cell office:value-type="float" office:value="57.6842238658163">
                <text:p>57.68422386581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4.6157302985048">
                <text:p>44.6157302985048</text:p>
              </table:table-cell>
              <table:table-cell office:value-type="float" office:value="-1.11863534968816">
                <text:p>-1.11863534968816</text:p>
              </table:table-cell>
              <table:table-cell office:value-type="float" office:value="57.6841712815499">
                <text:p>57.68417128154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.616057834295">
                <text:p>44.616057834295</text:p>
              </table:table-cell>
              <table:table-cell office:value-type="float" office:value="-1.02862299948596">
                <text:p>-1.02862299948596</text:p>
              </table:table-cell>
              <table:table-cell office:value-type="float" office:value="57.684119776539">
                <text:p>57.6841197765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4.6163860548163">
                <text:p>44.6163860548163</text:p>
              </table:table-cell>
              <table:table-cell office:value-type="float" office:value="-0.938611240474366">
                <text:p>-0.938611240474366</text:p>
              </table:table-cell>
              <table:table-cell office:value-type="float" office:value="57.6840693444227">
                <text:p>57.68406934442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.6167149628382">
                <text:p>44.6167149628382</text:p>
              </table:table-cell>
              <table:table-cell office:value-type="float" office:value="-0.848600137647267">
                <text:p>-0.848600137647267</text:p>
              </table:table-cell>
              <table:table-cell office:value-type="float" office:value="57.6840199764587">
                <text:p>57.68401997645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.6170445606002">
                <text:p>44.6170445606002</text:p>
              </table:table-cell>
              <table:table-cell office:value-type="float" office:value="-0.758589752113477">
                <text:p>-0.758589752113477</text:p>
              </table:table-cell>
              <table:table-cell office:value-type="float" office:value="57.6839716615861">
                <text:p>57.68397166158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.6173748497842">
                <text:p>44.6173748497842</text:p>
              </table:table-cell>
              <table:table-cell office:value-type="float" office:value="-0.668580140604553">
                <text:p>-0.668580140604553</text:p>
              </table:table-cell>
              <table:table-cell office:value-type="float" office:value="57.6839243865207">
                <text:p>57.68392438652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.6177058314875">
                <text:p>44.6177058314875</text:p>
              </table:table-cell>
              <table:table-cell office:value-type="float" office:value="-0.578571355004344">
                <text:p>-0.578571355004344</text:p>
              </table:table-cell>
              <table:table-cell office:value-type="float" office:value="57.6838781358824">
                <text:p>57.68387813588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.6180375061985">
                <text:p>44.6180375061985</text:p>
              </table:table-cell>
              <table:table-cell office:value-type="float" office:value="-0.488563441907392">
                <text:p>-0.488563441907392</text:p>
              </table:table-cell>
              <table:table-cell office:value-type="float" office:value="57.6838328923533">
                <text:p>57.68383289235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.6183698737751">
                <text:p>44.6183698737751</text:p>
              </table:table-cell>
              <table:table-cell office:value-type="float" office:value="-0.398556442213126">
                <text:p>-0.398556442213126</text:p>
              </table:table-cell>
              <table:table-cell office:value-type="float" office:value="57.6837886368666">
                <text:p>57.68378863686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.6187029334256">
                <text:p>44.6187029334256</text:p>
              </table:table-cell>
              <table:table-cell office:value-type="float" office:value="-0.30855039076242">
                <text:p>-0.30855039076242</text:p>
              </table:table-cell>
              <table:table-cell office:value-type="float" office:value="57.6837453488223">
                <text:p>57.68374534882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.6190366836915">
                <text:p>44.6190366836915</text:p>
              </table:table-cell>
              <table:table-cell office:value-type="float" office:value="-0.218545316022582">
                <text:p>-0.218545316022582</text:p>
              </table:table-cell>
              <table:table-cell office:value-type="float" office:value="57.6837030063273">
                <text:p>57.68370300632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.6193711224353">
                <text:p>44.6193711224353</text:p>
              </table:table-cell>
              <table:table-cell office:value-type="float" office:value="-0.128541239826139">
                <text:p>-0.128541239826139</text:p>
              </table:table-cell>
              <table:table-cell office:value-type="float" office:value="57.6836615864575">
                <text:p>57.68366158645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.6197062468294">
                <text:p>44.6197062468294</text:p>
              </table:table-cell>
              <table:table-cell office:value-type="float" office:value="-0.0385381771679814">
                <text:p>-0.0385381771679814</text:p>
              </table:table-cell>
              <table:table-cell office:value-type="float" office:value="57.6836210655369">
                <text:p>57.68362106553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.62004205335">
                <text:p>44.62004205335</text:p>
              </table:table-cell>
              <table:table-cell office:value-type="float" office:value="0.051463863935568">
                <text:p>0.051463863935568</text:p>
              </table:table-cell>
              <table:table-cell office:value-type="float" office:value="57.6835814194284">
                <text:p>57.68358141942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.6203785377734">
                <text:p>44.6203785377734</text:p>
              </table:table-cell>
              <table:table-cell office:value-type="float" office:value="0.141464882523195">
                <text:p>0.141464882523195</text:p>
              </table:table-cell>
              <table:table-cell office:value-type="float" office:value="57.6835426238338">
                <text:p>57.68354262383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4.6207156951759">
                <text:p>44.6207156951759</text:p>
              </table:table-cell>
              <table:table-cell office:value-type="float" office:value="0.231464884699177">
                <text:p>0.231464884699177</text:p>
              </table:table-cell>
              <table:table-cell office:value-type="float" office:value="57.6835046545965">
                <text:p>57.68350465459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4.6210535199376">
                <text:p>44.6210535199376</text:p>
              </table:table-cell>
              <table:table-cell office:value-type="float" office:value="0.321463883577857">
                <text:p>0.321463883577857</text:p>
              </table:table-cell>
              <table:table-cell office:value-type="float" office:value="57.6834674880014">
                <text:p>57.68346748800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4.6213920057493">
                <text:p>44.6213920057493</text:p>
              </table:table-cell>
              <table:table-cell office:value-type="float" office:value="0.41146189916299">
                <text:p>0.41146189916299</text:p>
              </table:table-cell>
              <table:table-cell office:value-type="float" office:value="57.6834311010681">
                <text:p>57.68343110106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4.6217311456227">
                <text:p>44.6217311456227</text:p>
              </table:table-cell>
              <table:table-cell office:value-type="float" office:value="0.501458958164037">
                <text:p>0.501458958164037</text:p>
              </table:table-cell>
              <table:table-cell office:value-type="float" office:value="57.6833954718323">
                <text:p>57.68339547183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4.6220709319037">
                <text:p>44.6220709319037</text:p>
              </table:table-cell>
              <table:table-cell office:value-type="float" office:value="0.591455093752647">
                <text:p>0.591455093752647</text:p>
              </table:table-cell>
              <table:table-cell office:value-type="float" office:value="57.6833605796103">
                <text:p>57.68336057961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4.6224113562891">
                <text:p>44.6224113562891</text:p>
              </table:table-cell>
              <table:table-cell office:value-type="float" office:value="0.681450345263509">
                <text:p>0.681450345263509</text:p>
              </table:table-cell>
              <table:table-cell office:value-type="float" office:value="57.6833264052428">
                <text:p>57.68332640524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4.6227524098462">
                <text:p>44.6227524098462</text:p>
              </table:table-cell>
              <table:table-cell office:value-type="float" office:value="0.771444757844674">
                <text:p>0.771444757844674</text:p>
              </table:table-cell>
              <table:table-cell office:value-type="float" office:value="57.6832929313147">
                <text:p>57.68329293131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4.6230940830347">
                <text:p>44.6230940830347</text:p>
              </table:table-cell>
              <table:table-cell office:value-type="float" office:value="0.861438382063199">
                <text:p>0.861438382063199</text:p>
              </table:table-cell>
              <table:table-cell office:value-type="float" office:value="57.6832601423468">
                <text:p>57.68326014234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4.6234363657313">
                <text:p>44.6234363657313</text:p>
              </table:table-cell>
              <table:table-cell office:value-type="float" office:value="0.951431273472526">
                <text:p>0.951431273472526</text:p>
              </table:table-cell>
              <table:table-cell office:value-type="float" office:value="57.6832280249591">
                <text:p>57.68322802495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4.6237792472566">
                <text:p>44.6237792472566</text:p>
              </table:table-cell>
              <table:table-cell office:value-type="float" office:value="1.04142349214848">
                <text:p>1.04142349214848</text:p>
              </table:table-cell>
              <table:table-cell office:value-type="float" office:value="57.6831965680009">
                <text:p>57.68319656800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4.6241227164034">
                <text:p>44.6241227164034</text:p>
              </table:table-cell>
              <table:table-cell office:value-type="float" office:value="1.13141510220093">
                <text:p>1.13141510220093</text:p>
              </table:table-cell>
              <table:table-cell office:value-type="float" office:value="57.6831657626504">
                <text:p>57.68316576265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4.6244667614675">
                <text:p>44.6244667614675</text:p>
              </table:table-cell>
              <table:table-cell office:value-type="float" office:value="1.22140617126845">
                <text:p>1.22140617126845</text:p>
              </table:table-cell>
              <table:table-cell office:value-type="float" office:value="57.6831356024799">
                <text:p>57.68313560247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4.624811370279">
                <text:p>44.624811370279</text:p>
              </table:table-cell>
              <table:table-cell office:value-type="float" office:value="1.31139677000286">
                <text:p>1.31139677000286</text:p>
              </table:table-cell>
              <table:table-cell office:value-type="float" office:value="57.6831060834896">
                <text:p>57.68310608348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4.6251565302351">
                <text:p>44.6251565302351</text:p>
              </table:table-cell>
              <table:table-cell office:value-type="float" office:value="1.4013869715508">
                <text:p>1.4013869715508</text:p>
              </table:table-cell>
              <table:table-cell office:value-type="float" office:value="57.6830772041099">
                <text:p>57.68307720410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4.6255022283336">
                <text:p>44.6255022283336</text:p>
              </table:table-cell>
              <table:table-cell office:value-type="float" office:value="1.49137685103871">
                <text:p>1.49137685103871</text:p>
              </table:table-cell>
              <table:table-cell office:value-type="float" office:value="57.6830489651732">
                <text:p>57.68304896517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4.625848451207">
                <text:p>44.625848451207</text:p>
              </table:table-cell>
              <table:table-cell office:value-type="float" office:value="1.58136648506721">
                <text:p>1.58136648506721</text:p>
              </table:table-cell>
              <table:table-cell office:value-type="float" office:value="57.6830213698587">
                <text:p>57.68302136985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4.6261951851564">
                <text:p>44.6261951851564</text:p>
              </table:table-cell>
              <table:table-cell office:value-type="float" office:value="1.67135595122063">
                <text:p>1.67135595122063</text:p>
              </table:table-cell>
              <table:table-cell office:value-type="float" office:value="57.6829944236111">
                <text:p>57.68299442361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4.626542416186">
                <text:p>44.626542416186</text:p>
              </table:table-cell>
              <table:table-cell office:value-type="float" office:value="1.76134532759622">
                <text:p>1.76134532759622</text:p>
              </table:table-cell>
              <table:table-cell office:value-type="float" office:value="57.6829681340368">
                <text:p>57.68296813403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4.6268901300367">
                <text:p>44.6268901300367</text:p>
              </table:table-cell>
              <table:table-cell office:value-type="float" office:value="1.85133469235745">
                <text:p>1.85133469235745</text:p>
              </table:table-cell>
              <table:table-cell office:value-type="float" office:value="57.68294251078">
                <text:p>57.682942510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4.6272383122199">
                <text:p>44.6272383122199</text:p>
              </table:table-cell>
              <table:table-cell office:value-type="float" office:value="1.94132412331478">
                <text:p>1.94132412331478</text:p>
              </table:table-cell>
              <table:table-cell office:value-type="float" office:value="57.6829175653825">
                <text:p>57.68291756538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4.6275869480499">
                <text:p>44.6275869480499</text:p>
              </table:table-cell>
              <table:table-cell office:value-type="float" office:value="2.03131369753657">
                <text:p>2.03131369753657</text:p>
              </table:table-cell>
              <table:table-cell office:value-type="float" office:value="57.6828933111293">
                <text:p>57.68289331112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4.627936022676">
                <text:p>44.627936022676</text:p>
              </table:table-cell>
              <table:table-cell office:value-type="float" office:value="2.12130349099239">
                <text:p>2.12130349099239</text:p>
              </table:table-cell>
              <table:table-cell office:value-type="float" office:value="57.6828697628843">
                <text:p>57.68286976288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4.6282855211134">
                <text:p>44.6282855211134</text:p>
              </table:table-cell>
              <table:table-cell office:value-type="float" office:value="2.21129357822983">
                <text:p>2.21129357822983</text:p>
              </table:table-cell>
              <table:table-cell office:value-type="float" office:value="57.6828469369181">
                <text:p>57.682846936918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4.6286354282727">
                <text:p>44.6286354282727</text:p>
              </table:table-cell>
              <table:table-cell office:value-type="float" office:value="2.30128403208582">
                <text:p>2.30128403208582</text:p>
              </table:table-cell>
              <table:table-cell office:value-type="float" office:value="57.6828248507311">
                <text:p>57.68282485073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4.6289857289884">
                <text:p>44.6289857289884</text:p>
              </table:table-cell>
              <table:table-cell office:value-type="float" office:value="2.39127492343247">
                <text:p>2.39127492343247</text:p>
              </table:table-cell>
              <table:table-cell office:value-type="float" office:value="57.6828035228754">
                <text:p>57.68280352287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4.6293364080465">
                <text:p>44.6293364080465</text:p>
              </table:table-cell>
              <table:table-cell office:value-type="float" office:value="2.48126632095716">
                <text:p>2.48126632095716</text:p>
              </table:table-cell>
              <table:table-cell office:value-type="float" office:value="57.6827829727764">
                <text:p>57.68278297277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4.6296874502093">
                <text:p>44.6296874502093</text:p>
              </table:table-cell>
              <table:table-cell office:value-type="float" office:value="2.57125829097599">
                <text:p>2.57125829097599</text:p>
              </table:table-cell>
              <table:table-cell office:value-type="float" office:value="57.6827632205579">
                <text:p>57.68276322055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.6300388402404">
                <text:p>44.6300388402404</text:p>
              </table:table-cell>
              <table:table-cell office:value-type="float" office:value="2.66125089727961">
                <text:p>2.66125089727961</text:p>
              </table:table-cell>
              <table:table-cell office:value-type="float" office:value="57.6827442868719">
                <text:p>57.68274428687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4.630390562927">
                <text:p>44.630390562927</text:p>
              </table:table-cell>
              <table:table-cell office:value-type="float" office:value="2.7512442010097">
                <text:p>2.7512442010097</text:p>
              </table:table-cell>
              <table:table-cell office:value-type="float" office:value="57.6827261927346">
                <text:p>57.68272619273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4.630742603101">
                <text:p>44.630742603101</text:p>
              </table:table-cell>
              <table:table-cell office:value-type="float" office:value="2.84123826056444">
                <text:p>2.84123826056444</text:p>
              </table:table-cell>
              <table:table-cell office:value-type="float" office:value="57.6827089593704">
                <text:p>57.68270895937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4.6310949456592">
                <text:p>44.6310949456592</text:p>
              </table:table-cell>
              <table:table-cell office:value-type="float" office:value="2.93123313153113">
                <text:p>2.93123313153113</text:p>
              </table:table-cell>
              <table:table-cell office:value-type="float" office:value="57.682692608065">
                <text:p>57.6826926080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4.6314475755807">
                <text:p>44.6314475755807</text:p>
              </table:table-cell>
              <table:table-cell office:value-type="float" office:value="3.02122886664363">
                <text:p>3.02122886664363</text:p>
              </table:table-cell>
              <table:table-cell office:value-type="float" office:value="57.6826771600287">
                <text:p>57.68267716002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4.6318004779438">
                <text:p>44.6318004779438</text:p>
              </table:table-cell>
              <table:table-cell office:value-type="float" office:value="3.11122551576274">
                <text:p>3.11122551576274</text:p>
              </table:table-cell>
              <table:table-cell office:value-type="float" office:value="57.6826626362695">
                <text:p>57.68266263626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4.6321536379413">
                <text:p>44.6321536379413</text:p>
              </table:table-cell>
              <table:table-cell office:value-type="float" office:value="3.20122312587707">
                <text:p>3.20122312587707</text:p>
              </table:table-cell>
              <table:table-cell office:value-type="float" office:value="57.6826490574778">
                <text:p>57.68264905747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4.6325070408943">
                <text:p>44.6325070408943</text:p>
              </table:table-cell>
              <table:table-cell office:value-type="float" office:value="3.2912217411224">
                <text:p>3.2912217411224</text:p>
              </table:table-cell>
              <table:table-cell office:value-type="float" office:value="57.6826364439223">
                <text:p>57.68263644392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4.632860672264">
                <text:p>44.632860672264</text:p>
              </table:table-cell>
              <table:table-cell office:value-type="float" office:value="3.38122140281727">
                <text:p>3.38122140281727</text:p>
              </table:table-cell>
              <table:table-cell office:value-type="float" office:value="57.6826248153566">
                <text:p>57.68262481535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4.6332145176636">
                <text:p>44.6332145176636</text:p>
              </table:table-cell>
              <table:table-cell office:value-type="float" office:value="3.47122214951263">
                <text:p>3.47122214951263</text:p>
              </table:table-cell>
              <table:table-cell office:value-type="float" office:value="57.6826141909374">
                <text:p>57.68261419093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4.6335685628673">
                <text:p>44.6335685628673</text:p>
              </table:table-cell>
              <table:table-cell office:value-type="float" office:value="3.56122401705383">
                <text:p>3.56122401705383</text:p>
              </table:table-cell>
              <table:table-cell office:value-type="float" office:value="57.682604589153">
                <text:p>57.6826045891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.6339227938193">
                <text:p>44.6339227938193</text:p>
              </table:table-cell>
              <table:table-cell office:value-type="float" office:value="3.65122703865274">
                <text:p>3.65122703865274</text:p>
              </table:table-cell>
              <table:table-cell office:value-type="float" office:value="57.6825960277631">
                <text:p>57.68259602776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4.6342771966413">
                <text:p>44.6342771966413</text:p>
              </table:table-cell>
              <table:table-cell office:value-type="float" office:value="3.7412312449684">
                <text:p>3.7412312449684</text:p>
              </table:table-cell>
              <table:table-cell office:value-type="float" office:value="57.6825885237472">
                <text:p>57.682588523747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.6346317576386">
                <text:p>44.6346317576386</text:p>
              </table:table-cell>
              <table:table-cell office:value-type="float" office:value="3.83123666419456">
                <text:p>3.83123666419456</text:p>
              </table:table-cell>
              <table:table-cell office:value-type="float" office:value="57.6825820932641">
                <text:p>57.682582093264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4.6349864633056">
                <text:p>44.6349864633056</text:p>
              </table:table-cell>
              <table:table-cell office:value-type="float" office:value="3.92124332215258">
                <text:p>3.92124332215258</text:p>
              </table:table-cell>
              <table:table-cell office:value-type="float" office:value="57.682576751619">
                <text:p>57.6825767516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4.6353413003305">
                <text:p>44.6353413003305</text:p>
              </table:table-cell>
              <table:table-cell office:value-type="float" office:value="4.01125124238831">
                <text:p>4.01125124238831</text:p>
              </table:table-cell>
              <table:table-cell office:value-type="float" office:value="57.6825725132392">
                <text:p>57.682572513239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4.6356962555986">
                <text:p>44.6356962555986</text:p>
              </table:table-cell>
              <table:table-cell office:value-type="float" office:value="4.10126044627166">
                <text:p>4.10126044627166</text:p>
              </table:table-cell>
              <table:table-cell office:value-type="float" office:value="57.6825693916578">
                <text:p>57.68256939165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4.6360513161951">
                <text:p>44.6360513161951</text:p>
              </table:table-cell>
              <table:table-cell office:value-type="float" office:value="4.19127095309798">
                <text:p>4.19127095309798</text:p>
              </table:table-cell>
              <table:table-cell office:value-type="float" office:value="57.6825673995036">
                <text:p>57.68256739950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4.6364064694072">
                <text:p>44.6364064694072</text:p>
              </table:table-cell>
              <table:table-cell office:value-type="float" office:value="4.28128278018999">
                <text:p>4.28128278018999</text:p>
              </table:table-cell>
              <table:table-cell office:value-type="float" office:value="57.6825665484983">
                <text:p>57.68256654849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.6367617027257">
                <text:p>44.6367617027257</text:p>
              </table:table-cell>
              <table:table-cell office:value-type="float" office:value="4.37129594299967">
                <text:p>4.37129594299967</text:p>
              </table:table-cell>
              <table:table-cell office:value-type="float" office:value="57.6825668494582">
                <text:p>57.682566849458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.6371170038453">
                <text:p>44.6371170038453</text:p>
              </table:table-cell>
              <table:table-cell office:value-type="float" office:value="4.46131045520912">
                <text:p>4.46131045520912</text:p>
              </table:table-cell>
              <table:table-cell office:value-type="float" office:value="57.6825683123018">
                <text:p>57.68256831230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.6374723606651">
                <text:p>44.6374723606651</text:p>
              </table:table-cell>
              <table:table-cell office:value-type="float" office:value="4.55132632883006">
                <text:p>4.55132632883006</text:p>
              </table:table-cell>
              <table:table-cell office:value-type="float" office:value="57.6825709460616">
                <text:p>57.68257094606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.6378277612884">
                <text:p>44.6378277612884</text:p>
              </table:table-cell>
              <table:table-cell office:value-type="float" office:value="4.64134357430118">
                <text:p>4.64134357430118</text:p>
              </table:table-cell>
              <table:table-cell office:value-type="float" office:value="57.6825747588993">
                <text:p>57.68257475889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.6381831940215">
                <text:p>44.6381831940215</text:p>
              </table:table-cell>
              <table:table-cell office:value-type="float" office:value="4.73136220058303">
                <text:p>4.73136220058303</text:p>
              </table:table-cell>
              <table:table-cell office:value-type="float" office:value="57.6825797581255">
                <text:p>57.68257975812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.6385386473728">
                <text:p>44.6385386473728</text:p>
              </table:table-cell>
              <table:table-cell office:value-type="float" office:value="4.82138221525012">
                <text:p>4.82138221525012</text:p>
              </table:table-cell>
              <table:table-cell office:value-type="float" office:value="57.6825859502207">
                <text:p>57.68258595022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.6388941100512">
                <text:p>44.6388941100512</text:p>
              </table:table-cell>
              <table:table-cell office:value-type="float" office:value="4.91140362457982">
                <text:p>4.91140362457982</text:p>
              </table:table-cell>
              <table:table-cell office:value-type="float" office:value="57.6825933408599">
                <text:p>57.68259334085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.6392495709643">
                <text:p>44.6392495709643</text:p>
              </table:table-cell>
              <table:table-cell office:value-type="float" office:value="5.001426433638">
                <text:p>5.001426433638</text:p>
              </table:table-cell>
              <table:table-cell office:value-type="float" office:value="57.6826019349387">
                <text:p>57.68260193493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.6396050192159">
                <text:p>44.6396050192159</text:p>
              </table:table-cell>
              <table:table-cell office:value-type="float" office:value="5.09145064636118">
                <text:p>5.09145064636118</text:p>
              </table:table-cell>
              <table:table-cell office:value-type="float" office:value="57.6826117366006">
                <text:p>57.68261173660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4.6399604441041">
                <text:p>44.6399604441041</text:p>
              </table:table-cell>
              <table:table-cell office:value-type="float" office:value="5.18147626563502">
                <text:p>5.18147626563502</text:p>
              </table:table-cell>
              <table:table-cell office:value-type="float" office:value="57.6826227492661">
                <text:p>57.682622749266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4.6403158351182">
                <text:p>44.6403158351182</text:p>
              </table:table-cell>
              <table:table-cell office:value-type="float" office:value="5.27150329336922">
                <text:p>5.27150329336922</text:p>
              </table:table-cell>
              <table:table-cell office:value-type="float" office:value="57.6826349756624">
                <text:p>57.68263497566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4.6406711819362">
                <text:p>44.6406711819362</text:p>
              </table:table-cell>
              <table:table-cell office:value-type="float" office:value="5.36153173056869">
                <text:p>5.36153173056869</text:p>
              </table:table-cell>
              <table:table-cell office:value-type="float" office:value="57.6826484178535">
                <text:p>57.68264841785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4.6410264744216">
                <text:p>44.6410264744216</text:p>
              </table:table-cell>
              <table:table-cell office:value-type="float" office:value="5.45156157740118">
                <text:p>5.45156157740118</text:p>
              </table:table-cell>
              <table:table-cell office:value-type="float" office:value="57.6826630772709">
                <text:p>57.68266307727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4.6413817026205">
                <text:p>44.6413817026205</text:p>
              </table:table-cell>
              <table:table-cell office:value-type="float" office:value="5.54159283326109">
                <text:p>5.54159283326109</text:p>
              </table:table-cell>
              <table:table-cell office:value-type="float" office:value="57.682678954744">
                <text:p>57.68267895474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4.6417368567583">
                <text:p>44.6417368567583</text:p>
              </table:table-cell>
              <table:table-cell office:value-type="float" office:value="5.63162549682984">
                <text:p>5.63162549682984</text:p>
              </table:table-cell>
              <table:table-cell office:value-type="float" office:value="57.6826960505311">
                <text:p>57.68269605053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4.6420919272362">
                <text:p>44.6420919272362</text:p>
              </table:table-cell>
              <table:table-cell office:value-type="float" office:value="5.7216595661328">
                <text:p>5.7216595661328</text:p>
              </table:table-cell>
              <table:table-cell office:value-type="float" office:value="57.6827143643494">
                <text:p>57.682714364349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4.6424469046284">
                <text:p>44.6424469046284</text:p>
              </table:table-cell>
              <table:table-cell office:value-type="float" office:value="5.81169503859268">
                <text:p>5.81169503859268</text:p>
              </table:table-cell>
              <table:table-cell office:value-type="float" office:value="57.6827338954046">
                <text:p>57.682733895404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4.6428017796782">
                <text:p>44.6428017796782</text:p>
              </table:table-cell>
              <table:table-cell office:value-type="float" office:value="5.90173191107983">
                <text:p>5.90173191107983</text:p>
              </table:table-cell>
              <table:table-cell office:value-type="float" office:value="57.6827546424209">
                <text:p>57.68275464242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4.6431565432945">
                <text:p>44.6431565432945</text:p>
              </table:table-cell>
              <table:table-cell office:value-type="float" office:value="5.99177017995924">
                <text:p>5.99177017995924</text:p>
              </table:table-cell>
              <table:table-cell office:value-type="float" office:value="57.6827766036689">
                <text:p>57.68277660366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4.6435111865489">
                <text:p>44.6435111865489</text:p>
              </table:table-cell>
              <table:table-cell office:value-type="float" office:value="6.08180984113453">
                <text:p>6.08180984113453</text:p>
              </table:table-cell>
              <table:table-cell office:value-type="float" office:value="57.6827997769937">
                <text:p>57.68279977699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4.6438657006717">
                <text:p>44.6438657006717</text:p>
              </table:table-cell>
              <table:table-cell office:value-type="float" office:value="6.17185089008913">
                <text:p>6.17185089008913</text:p>
              </table:table-cell>
              <table:table-cell office:value-type="float" office:value="57.6828241598421">
                <text:p>57.68282415984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4.6442200770487">
                <text:p>44.6442200770487</text:p>
              </table:table-cell>
              <table:table-cell office:value-type="float" office:value="6.26189332192462">
                <text:p>6.26189332192462</text:p>
              </table:table-cell>
              <table:table-cell office:value-type="float" office:value="57.6828497492887">
                <text:p>57.68284974928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4.6445743072179">
                <text:p>44.6445743072179</text:p>
              </table:table-cell>
              <table:table-cell office:value-type="float" office:value="6.35193713139639">
                <text:p>6.35193713139639</text:p>
              </table:table-cell>
              <table:table-cell office:value-type="float" office:value="57.6828765420611">
                <text:p>57.68287654206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4.6449283828657">
                <text:p>44.6449283828657</text:p>
              </table:table-cell>
              <table:table-cell office:value-type="float" office:value="6.4419823129469">
                <text:p>6.4419823129469</text:p>
              </table:table-cell>
              <table:table-cell office:value-type="float" office:value="57.6829045345639">
                <text:p>57.682904534563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4.6452822958239">
                <text:p>44.6452822958239</text:p>
              </table:table-cell>
              <table:table-cell office:value-type="float" office:value="6.53202886073652">
                <text:p>6.53202886073652</text:p>
              </table:table-cell>
              <table:table-cell office:value-type="float" office:value="57.6829337229028">
                <text:p>57.68293372290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4.6456360380661">
                <text:p>44.6456360380661</text:p>
              </table:table-cell>
              <table:table-cell office:value-type="float" office:value="6.62207676867212">
                <text:p>6.62207676867212</text:p>
              </table:table-cell>
              <table:table-cell office:value-type="float" office:value="57.682964102906">
                <text:p>57.6829641029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4.6459896017049">
                <text:p>44.6459896017049</text:p>
              </table:table-cell>
              <table:table-cell office:value-type="float" office:value="6.71212603043355">
                <text:p>6.71212603043355</text:p>
              </table:table-cell>
              <table:table-cell office:value-type="float" office:value="57.6829956701462">
                <text:p>57.68299567014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4.6463429789879">
                <text:p>44.6463429789879</text:p>
              </table:table-cell>
              <table:table-cell office:value-type="float" office:value="6.80217663949818">
                <text:p>6.80217663949818</text:p>
              </table:table-cell>
              <table:table-cell office:value-type="float" office:value="57.6830284199607">
                <text:p>57.683028419960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4.6466961622952">
                <text:p>44.6466961622952</text:p>
              </table:table-cell>
              <table:table-cell office:value-type="float" office:value="6.89222858916349">
                <text:p>6.89222858916349</text:p>
              </table:table-cell>
              <table:table-cell office:value-type="float" office:value="57.6830623474705">
                <text:p>57.68306234747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4.6470491441361">
                <text:p>44.6470491441361</text:p>
              </table:table-cell>
              <table:table-cell office:value-type="float" office:value="6.982281872568">
                <text:p>6.982281872568</text:p>
              </table:table-cell>
              <table:table-cell office:value-type="float" office:value="57.6830974475995">
                <text:p>57.68309744759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4.6474019171459">
                <text:p>44.6474019171459</text:p>
              </table:table-cell>
              <table:table-cell office:value-type="float" office:value="7.07233648271049">
                <text:p>7.07233648271049</text:p>
              </table:table-cell>
              <table:table-cell office:value-type="float" office:value="57.683133715091">
                <text:p>57.6831337150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4.647754474083">
                <text:p>44.647754474083</text:p>
              </table:table-cell>
              <table:table-cell office:value-type="float" office:value="7.1623924124677">
                <text:p>7.1623924124677</text:p>
              </table:table-cell>
              <table:table-cell office:value-type="float" office:value="57.6831711445248">
                <text:p>57.683171144524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4.6481068078262">
                <text:p>44.6481068078262</text:p>
              </table:table-cell>
              <table:table-cell office:value-type="float" office:value="7.25244965461059">
                <text:p>7.25244965461059</text:p>
              </table:table-cell>
              <table:table-cell office:value-type="float" office:value="57.6832097303328">
                <text:p>57.683209730332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4.6484589113715">
                <text:p>44.6484589113715</text:p>
              </table:table-cell>
              <table:table-cell office:value-type="float" office:value="7.34250820181929">
                <text:p>7.34250820181929</text:p>
              </table:table-cell>
              <table:table-cell office:value-type="float" office:value="57.6832494668137">
                <text:p>57.683249466813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4.6488107778295">
                <text:p>44.6488107778295</text:p>
              </table:table-cell>
              <table:table-cell office:value-type="float" office:value="7.43256804669679">
                <text:p>7.43256804669679</text:p>
              </table:table-cell>
              <table:table-cell office:value-type="float" office:value="57.6832903481467">
                <text:p>57.68329034814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4.6491624004227">
                <text:p>44.6491624004227</text:p>
              </table:table-cell>
              <table:table-cell office:value-type="float" office:value="7.52262918178145">
                <text:p>7.52262918178145</text:p>
              </table:table-cell>
              <table:table-cell office:value-type="float" office:value="57.683332368405">
                <text:p>57.6833323684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4.6495137724831">
                <text:p>44.6495137724831</text:p>
              </table:table-cell>
              <table:table-cell office:value-type="float" office:value="7.6126915995584">
                <text:p>7.6126915995584</text:p>
              </table:table-cell>
              <table:table-cell office:value-type="float" office:value="57.6833755215677">
                <text:p>57.68337552156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4.649864887449">
                <text:p>44.649864887449</text:p>
              </table:table-cell>
              <table:table-cell office:value-type="float" office:value="7.70275529247007">
                <text:p>7.70275529247007</text:p>
              </table:table-cell>
              <table:table-cell office:value-type="float" office:value="57.6834198015315">
                <text:p>57.68341980153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4.6502157388632">
                <text:p>44.6502157388632</text:p>
              </table:table-cell>
              <table:table-cell office:value-type="float" office:value="7.79282025292559">
                <text:p>7.79282025292559</text:p>
              </table:table-cell>
              <table:table-cell office:value-type="float" office:value="57.6834652021219">
                <text:p>57.68346520212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4.6505663203702">
                <text:p>44.6505663203702</text:p>
              </table:table-cell>
              <table:table-cell office:value-type="float" office:value="7.88288647330954">
                <text:p>7.88288647330954</text:p>
              </table:table-cell>
              <table:table-cell office:value-type="float" office:value="57.6835117171028">
                <text:p>57.68351171710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4.6509166257139">
                <text:p>44.6509166257139</text:p>
              </table:table-cell>
              <table:table-cell office:value-type="float" office:value="7.97295394598971">
                <text:p>7.97295394598971</text:p>
              </table:table-cell>
              <table:table-cell office:value-type="float" office:value="57.683559340186">
                <text:p>57.68355934018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4.6512666487353">
                <text:p>44.6512666487353</text:p>
              </table:table-cell>
              <table:table-cell office:value-type="float" office:value="8.06302266332427">
                <text:p>8.06302266332427</text:p>
              </table:table-cell>
              <table:table-cell office:value-type="float" office:value="57.6836080650405">
                <text:p>57.68360806504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4.6516163833705">
                <text:p>44.6516163833705</text:p>
              </table:table-cell>
              <table:table-cell office:value-type="float" office:value="8.15309261766815">
                <text:p>8.15309261766815</text:p>
              </table:table-cell>
              <table:table-cell office:value-type="float" office:value="57.6836578853006">
                <text:p>57.68365788530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4.6519658236483">
                <text:p>44.6519658236483</text:p>
              </table:table-cell>
              <table:table-cell office:value-type="float" office:value="8.24316380137888">
                <text:p>8.24316380137888</text:p>
              </table:table-cell>
              <table:table-cell office:value-type="float" office:value="57.6837087945732">
                <text:p>57.68370879457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4.6523149636882">
                <text:p>44.6523149636882</text:p>
              </table:table-cell>
              <table:table-cell office:value-type="float" office:value="8.33323620682177">
                <text:p>8.33323620682177</text:p>
              </table:table-cell>
              <table:table-cell office:value-type="float" office:value="57.6837607864454">
                <text:p>57.68376078644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4.6526637976983">
                <text:p>44.6526637976983</text:p>
              </table:table-cell>
              <table:table-cell office:value-type="float" office:value="8.4233098263746">
                <text:p>8.4233098263746</text:p>
              </table:table-cell>
              <table:table-cell office:value-type="float" office:value="57.6838138544908">
                <text:p>57.683813854490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4.6530123199735">
                <text:p>44.6530123199735</text:p>
              </table:table-cell>
              <table:table-cell office:value-type="float" office:value="8.51338465243183">
                <text:p>8.51338465243183</text:p>
              </table:table-cell>
              <table:table-cell office:value-type="float" office:value="57.683867992276">
                <text:p>57.68386799227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4.6533605248937">
                <text:p>44.6533605248937</text:p>
              </table:table-cell>
              <table:table-cell office:value-type="float" office:value="8.60346067740828">
                <text:p>8.60346067740828</text:p>
              </table:table-cell>
              <table:table-cell office:value-type="float" office:value="57.6839231933659">
                <text:p>57.683923193365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4.6537084069216">
                <text:p>44.6537084069216</text:p>
              </table:table-cell>
              <table:table-cell office:value-type="float" office:value="8.69353789374252">
                <text:p>8.69353789374252</text:p>
              </table:table-cell>
              <table:table-cell office:value-type="float" office:value="57.6839794513294">
                <text:p>57.683979451329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4.6540559606011">
                <text:p>44.6540559606011</text:p>
              </table:table-cell>
              <table:table-cell office:value-type="float" office:value="8.78361629389975">
                <text:p>8.78361629389975</text:p>
              </table:table-cell>
              <table:table-cell office:value-type="float" office:value="57.6840367597437">
                <text:p>57.68403675974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4.6544031805558">
                <text:p>44.6544031805558</text:p>
              </table:table-cell>
              <table:table-cell office:value-type="float" office:value="8.87369587037437">
                <text:p>8.87369587037437</text:p>
              </table:table-cell>
              <table:table-cell office:value-type="float" office:value="57.6840951121993">
                <text:p>57.684095112199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4.654750061487">
                <text:p>44.654750061487</text:p>
              </table:table-cell>
              <table:table-cell office:value-type="float" office:value="8.96377661569233">
                <text:p>8.96377661569233</text:p>
              </table:table-cell>
              <table:table-cell office:value-type="float" office:value="57.6841545023038">
                <text:p>57.68415450230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4.6550965981724">
                <text:p>44.6550965981724</text:p>
              </table:table-cell>
              <table:table-cell office:value-type="float" office:value="9.05385852241301">
                <text:p>9.05385852241301</text:p>
              </table:table-cell>
              <table:table-cell office:value-type="float" office:value="57.6842149236855">
                <text:p>57.68421492368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4.6554427854641">
                <text:p>44.6554427854641</text:p>
              </table:table-cell>
              <table:table-cell office:value-type="float" office:value="9.14394158313096">
                <text:p>9.14394158313096</text:p>
              </table:table-cell>
              <table:table-cell office:value-type="float" office:value="57.6842763699975">
                <text:p>57.68427636999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4.6557886182876">
                <text:p>44.6557886182876</text:p>
              </table:table-cell>
              <table:table-cell office:value-type="float" office:value="9.23402579047736">
                <text:p>9.23402579047736</text:p>
              </table:table-cell>
              <table:table-cell office:value-type="float" office:value="57.6843388349202">
                <text:p>57.68433883492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4.6561340916402">
                <text:p>44.6561340916402</text:p>
              </table:table-cell>
              <table:table-cell office:value-type="float" office:value="9.32411113712123">
                <text:p>9.32411113712123</text:p>
              </table:table-cell>
              <table:table-cell office:value-type="float" office:value="57.6844023121642">
                <text:p>57.68440231216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4.6564792005892">
                <text:p>44.6564792005892</text:p>
              </table:table-cell>
              <table:table-cell office:value-type="float" office:value="9.41419761577052">
                <text:p>9.41419761577052</text:p>
              </table:table-cell>
              <table:table-cell office:value-type="float" office:value="57.6844667954735">
                <text:p>57.68446679547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4.6568239402713">
                <text:p>44.6568239402713</text:p>
              </table:table-cell>
              <table:table-cell office:value-type="float" office:value="9.50428521917286">
                <text:p>9.50428521917286</text:p>
              </table:table-cell>
              <table:table-cell office:value-type="float" office:value="57.6845322786271">
                <text:p>57.68453227862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4.6571683058904">
                <text:p>44.6571683058904</text:p>
              </table:table-cell>
              <table:table-cell office:value-type="float" office:value="9.59437394011633">
                <text:p>9.59437394011633</text:p>
              </table:table-cell>
              <table:table-cell office:value-type="float" office:value="57.6845987554415">
                <text:p>57.68459875544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4.6575122927171">
                <text:p>44.6575122927171</text:p>
              </table:table-cell>
              <table:table-cell office:value-type="float" office:value="9.68446377142995">
                <text:p>9.68446377142995</text:p>
              </table:table-cell>
              <table:table-cell office:value-type="float" office:value="57.6846662197729">
                <text:p>57.684666219772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4.6578558960869">
                <text:p>44.6578558960869</text:p>
              </table:table-cell>
              <table:table-cell office:value-type="float" office:value="9.77455470598402">
                <text:p>9.77455470598402</text:p>
              </table:table-cell>
              <table:table-cell office:value-type="float" office:value="57.6847346655182">
                <text:p>57.68473466551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4.6581991113995">
                <text:p>44.6581991113995</text:p>
              </table:table-cell>
              <table:table-cell office:value-type="float" office:value="9.8646467366905">
                <text:p>9.8646467366905</text:p>
              </table:table-cell>
              <table:table-cell office:value-type="float" office:value="57.6848040866171">
                <text:p>57.68480408661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4.6585419341172">
                <text:p>44.6585419341172</text:p>
              </table:table-cell>
              <table:table-cell office:value-type="float" office:value="9.95473985650304">
                <text:p>9.95473985650304</text:p>
              </table:table-cell>
              <table:table-cell office:value-type="float" office:value="57.6848744770531">
                <text:p>57.684874477053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4.658884359764">
                <text:p>44.658884359764</text:p>
              </table:table-cell>
              <table:table-cell office:value-type="float" office:value="10.0448340584171">
                <text:p>10.0448340584171</text:p>
              </table:table-cell>
              <table:table-cell office:value-type="float" office:value="57.6849458308551">
                <text:p>57.684945830855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4.6592263839246">
                <text:p>44.6592263839246</text:p>
              </table:table-cell>
              <table:table-cell office:value-type="float" office:value="10.13492933547">
                <text:p>10.13492933547</text:p>
              </table:table-cell>
              <table:table-cell office:value-type="float" office:value="57.6850181420979">
                <text:p>57.685018142097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4.6595680022433">
                <text:p>44.6595680022433</text:p>
              </table:table-cell>
              <table:table-cell office:value-type="float" office:value="10.2250256807406">
                <text:p>10.2250256807406</text:p>
              </table:table-cell>
              <table:table-cell office:value-type="float" office:value="57.6850914049036">
                <text:p>57.68509140490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4.6599092104229">
                <text:p>44.6599092104229</text:p>
              </table:table-cell>
              <table:table-cell office:value-type="float" office:value="10.3151230873492">
                <text:p>10.3151230873492</text:p>
              </table:table-cell>
              <table:table-cell office:value-type="float" office:value="57.6851656134418">
                <text:p>57.685165613441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4.6602500042237">
                <text:p>44.6602500042237</text:p>
              </table:table-cell>
              <table:table-cell office:value-type="float" office:value="10.4052215484573">
                <text:p>10.4052215484573</text:p>
              </table:table-cell>
              <table:table-cell office:value-type="float" office:value="57.6852407619308">
                <text:p>57.68524076193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4.6605903794628">
                <text:p>44.6605903794628</text:p>
              </table:table-cell>
              <table:table-cell office:value-type="float" office:value="10.4953210572675">
                <text:p>10.4953210572675</text:p>
              </table:table-cell>
              <table:table-cell office:value-type="float" office:value="57.685316844638">
                <text:p>57.6853168446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4.660930332013">
                <text:p>44.660930332013</text:p>
              </table:table-cell>
              <table:table-cell office:value-type="float" office:value="10.5854216070226">
                <text:p>10.5854216070226</text:p>
              </table:table-cell>
              <table:table-cell office:value-type="float" office:value="57.6853938558799">
                <text:p>57.685393855879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.661269857802">
                <text:p>44.661269857802</text:p>
              </table:table-cell>
              <table:table-cell office:value-type="float" office:value="10.6755231910059">
                <text:p>10.6755231910059</text:p>
              </table:table-cell>
              <table:table-cell office:value-type="float" office:value="57.6854717900229">
                <text:p>57.685471790022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4.6616089528114">
                <text:p>44.6616089528114</text:p>
              </table:table-cell>
              <table:table-cell office:value-type="float" office:value="10.7656258025402">
                <text:p>10.7656258025402</text:p>
              </table:table-cell>
              <table:table-cell office:value-type="float" office:value="57.6855506414834">
                <text:p>57.68555064148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4.661947613076">
                <text:p>44.661947613076</text:p>
              </table:table-cell>
              <table:table-cell office:value-type="float" office:value="10.8557294349874">
                <text:p>10.8557294349874</text:p>
              </table:table-cell>
              <table:table-cell office:value-type="float" office:value="57.6856304047281">
                <text:p>57.685630404728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4.662285834683">
                <text:p>44.662285834683</text:p>
              </table:table-cell>
              <table:table-cell office:value-type="float" office:value="10.9458340817485">
                <text:p>10.9458340817485</text:p>
              </table:table-cell>
              <table:table-cell office:value-type="float" office:value="57.6857110742735">
                <text:p>57.68571107427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4.6626236137713">
                <text:p>44.6626236137713</text:p>
              </table:table-cell>
              <table:table-cell office:value-type="float" office:value="11.0359397362624">
                <text:p>11.0359397362624</text:p>
              </table:table-cell>
              <table:table-cell office:value-type="float" office:value="57.6857926446868">
                <text:p>57.685792644686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4.6629609465305">
                <text:p>44.6629609465305</text:p>
              </table:table-cell>
              <table:table-cell office:value-type="float" office:value="11.1260463920057">
                <text:p>11.1260463920057</text:p>
              </table:table-cell>
              <table:table-cell office:value-type="float" office:value="57.6858751105851">
                <text:p>57.685875110585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4.6632978292004">
                <text:p>44.6632978292004</text:p>
              </table:table-cell>
              <table:table-cell office:value-type="float" office:value="11.2161540424924">
                <text:p>11.2161540424924</text:p>
              </table:table-cell>
              <table:table-cell office:value-type="float" office:value="57.6859584666357">
                <text:p>57.685958466635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4.6636342580703">
                <text:p>44.6636342580703</text:p>
              </table:table-cell>
              <table:table-cell office:value-type="float" office:value="11.3062626812726">
                <text:p>11.3062626812726</text:p>
              </table:table-cell>
              <table:table-cell office:value-type="float" office:value="57.686042707556">
                <text:p>57.68604270755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4.6639702294779">
                <text:p>44.6639702294779</text:p>
              </table:table-cell>
              <table:table-cell office:value-type="float" office:value="11.3963723019328">
                <text:p>11.3963723019328</text:p>
              </table:table-cell>
              <table:table-cell office:value-type="float" office:value="57.6861278281127">
                <text:p>57.68612782811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4.6643057398095">
                <text:p>44.6643057398095</text:p>
              </table:table-cell>
              <table:table-cell office:value-type="float" office:value="11.4864828980945">
                <text:p>11.4864828980945</text:p>
              </table:table-cell>
              <table:table-cell office:value-type="float" office:value="57.6862138231225">
                <text:p>57.68621382312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4.6646407854983">
                <text:p>44.6646407854983</text:p>
              </table:table-cell>
              <table:table-cell office:value-type="float" office:value="11.5765944634141">
                <text:p>11.5765944634141</text:p>
              </table:table-cell>
              <table:table-cell office:value-type="float" office:value="57.6863006874507">
                <text:p>57.686300687450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4.6649753630248">
                <text:p>44.6649753630248</text:p>
              </table:table-cell>
              <table:table-cell office:value-type="float" office:value="11.6667069915825">
                <text:p>11.6667069915825</text:p>
              </table:table-cell>
              <table:table-cell office:value-type="float" office:value="57.686388416012">
                <text:p>57.6863884160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4.6653094689153">
                <text:p>44.6653094689153</text:p>
              </table:table-cell>
              <table:table-cell office:value-type="float" office:value="11.7568204763237">
                <text:p>11.7568204763237</text:p>
              </table:table-cell>
              <table:table-cell office:value-type="float" office:value="57.6864770037692">
                <text:p>57.686477003769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4.665643099742">
                <text:p>44.665643099742</text:p>
              </table:table-cell>
              <table:table-cell office:value-type="float" office:value="11.8469349113951">
                <text:p>11.8469349113951</text:p>
              </table:table-cell>
              <table:table-cell office:value-type="float" office:value="57.6865664457335">
                <text:p>57.686566445733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4.6659762521219">
                <text:p>44.6659762521219</text:p>
              </table:table-cell>
              <table:table-cell office:value-type="float" office:value="11.9370502905862">
                <text:p>11.9370502905862</text:p>
              </table:table-cell>
              <table:table-cell office:value-type="float" office:value="57.6866567369635">
                <text:p>57.686656736963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4.6663089227167">
                <text:p>44.6663089227167</text:p>
              </table:table-cell>
              <table:table-cell office:value-type="float" office:value="12.0271666077185">
                <text:p>12.0271666077185</text:p>
              </table:table-cell>
              <table:table-cell office:value-type="float" office:value="57.6867478725652">
                <text:p>57.68674787256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4.6666411082319">
                <text:p>44.6666411082319</text:p>
              </table:table-cell>
              <table:table-cell office:value-type="float" office:value="12.1172838566448">
                <text:p>12.1172838566448</text:p>
              </table:table-cell>
              <table:table-cell office:value-type="float" office:value="57.6868398476915">
                <text:p>57.68683984769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4.6669728054166">
                <text:p>44.6669728054166</text:p>
              </table:table-cell>
              <table:table-cell office:value-type="float" office:value="12.2074020312483">
                <text:p>12.2074020312483</text:p>
              </table:table-cell>
              <table:table-cell office:value-type="float" office:value="57.6869326575414">
                <text:p>57.68693265754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4.6673040110627">
                <text:p>44.6673040110627</text:p>
              </table:table-cell>
              <table:table-cell office:value-type="float" office:value="12.2975211254426">
                <text:p>12.2975211254426</text:p>
              </table:table-cell>
              <table:table-cell office:value-type="float" office:value="57.6870262973597">
                <text:p>57.687026297359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4.6676347220045">
                <text:p>44.6676347220045</text:p>
              </table:table-cell>
              <table:table-cell office:value-type="float" office:value="12.3876411331707">
                <text:p>12.3876411331707</text:p>
              </table:table-cell>
              <table:table-cell office:value-type="float" office:value="57.6871207624366">
                <text:p>57.687120762436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4.6679649351184">
                <text:p>44.6679649351184</text:p>
              </table:table-cell>
              <table:table-cell office:value-type="float" office:value="12.4777620484044">
                <text:p>12.4777620484044</text:p>
              </table:table-cell>
              <table:table-cell office:value-type="float" office:value="57.687216048107">
                <text:p>57.6872160481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4.6682946473221">
                <text:p>44.6682946473221</text:p>
              </table:table-cell>
              <table:table-cell office:value-type="float" office:value="12.5678838651443">
                <text:p>12.5678838651443</text:p>
              </table:table-cell>
              <table:table-cell office:value-type="float" office:value="57.6873121497502">
                <text:p>57.687312149750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4.6686238555745">
                <text:p>44.6686238555745</text:p>
              </table:table-cell>
              <table:table-cell office:value-type="float" office:value="12.6580065774186">
                <text:p>12.6580065774186</text:p>
              </table:table-cell>
              <table:table-cell office:value-type="float" office:value="57.687409062789">
                <text:p>57.6874090627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4.6689525568748">
                <text:p>44.6689525568748</text:p>
              </table:table-cell>
              <table:table-cell office:value-type="float" office:value="12.7481301792831">
                <text:p>12.7481301792831</text:p>
              </table:table-cell>
              <table:table-cell office:value-type="float" office:value="57.6875067826893">
                <text:p>57.687506782689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4.6692807482627">
                <text:p>44.6692807482627</text:p>
              </table:table-cell>
              <table:table-cell office:value-type="float" office:value="12.8382546648202">
                <text:p>12.8382546648202</text:p>
              </table:table-cell>
              <table:table-cell office:value-type="float" office:value="57.6876053049599">
                <text:p>57.68760530495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4.6696084268173">
                <text:p>44.6696084268173</text:p>
              </table:table-cell>
              <table:table-cell office:value-type="float" office:value="12.928380028139">
                <text:p>12.928380028139</text:p>
              </table:table-cell>
              <table:table-cell office:value-type="float" office:value="57.6877046251512">
                <text:p>57.68770462515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4.6699355896572">
                <text:p>44.6699355896572</text:p>
              </table:table-cell>
              <table:table-cell office:value-type="float" office:value="13.0185062633742">
                <text:p>13.0185062633742</text:p>
              </table:table-cell>
              <table:table-cell office:value-type="float" office:value="57.6878047388554">
                <text:p>57.68780473885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4.6702622339399">
                <text:p>44.6702622339399</text:p>
              </table:table-cell>
              <table:table-cell office:value-type="float" office:value="13.1086333646862">
                <text:p>13.1086333646862</text:p>
              </table:table-cell>
              <table:table-cell office:value-type="float" office:value="57.6879056417056">
                <text:p>57.68790564170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4.6705883568613">
                <text:p>44.6705883568613</text:p>
              </table:table-cell>
              <table:table-cell office:value-type="float" office:value="13.1987613262599">
                <text:p>13.1987613262599</text:p>
              </table:table-cell>
              <table:table-cell office:value-type="float" office:value="57.6880073293748">
                <text:p>57.68800732937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4.6709139556555">
                <text:p>44.6709139556555</text:p>
              </table:table-cell>
              <table:table-cell office:value-type="float" office:value="13.2888901423052">
                <text:p>13.2888901423052</text:p>
              </table:table-cell>
              <table:table-cell office:value-type="float" office:value="57.6881097975763">
                <text:p>57.68810979757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4.6712390275945">
                <text:p>44.6712390275945</text:p>
              </table:table-cell>
              <table:table-cell office:value-type="float" office:value="13.3790198070557">
                <text:p>13.3790198070557</text:p>
              </table:table-cell>
              <table:table-cell office:value-type="float" office:value="57.6882130420623">
                <text:p>57.68821304206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4.6715635699873">
                <text:p>44.6715635699873</text:p>
              </table:table-cell>
              <table:table-cell office:value-type="float" office:value="13.4691503147687">
                <text:p>13.4691503147687</text:p>
              </table:table-cell>
              <table:table-cell office:value-type="float" office:value="57.6883170586236">
                <text:p>57.688317058623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4.6718875801802">
                <text:p>44.6718875801802</text:p>
              </table:table-cell>
              <table:table-cell office:value-type="float" office:value="13.5592816597248">
                <text:p>13.5592816597248</text:p>
              </table:table-cell>
              <table:table-cell office:value-type="float" office:value="57.6884218430891">
                <text:p>57.688421843089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4.6722110555563">
                <text:p>44.6722110555563</text:p>
              </table:table-cell>
              <table:table-cell office:value-type="float" office:value="13.6494138362272">
                <text:p>13.6494138362272</text:p>
              </table:table-cell>
              <table:table-cell office:value-type="float" office:value="57.6885273913254">
                <text:p>57.688527391325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4.6725339935347">
                <text:p>44.6725339935347</text:p>
              </table:table-cell>
              <table:table-cell office:value-type="float" office:value="13.7395468386016">
                <text:p>13.7395468386016</text:p>
              </table:table-cell>
              <table:table-cell office:value-type="float" office:value="57.6886336992356">
                <text:p>57.688633699235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4.6728563915708">
                <text:p>44.6728563915708</text:p>
              </table:table-cell>
              <table:table-cell office:value-type="float" office:value="13.8296806611959">
                <text:p>13.8296806611959</text:p>
              </table:table-cell>
              <table:table-cell office:value-type="float" office:value="57.6887407627597">
                <text:p>57.688740762759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4.6731782471555">
                <text:p>44.6731782471555</text:p>
              </table:table-cell>
              <table:table-cell office:value-type="float" office:value="13.9198152983793">
                <text:p>13.9198152983793</text:p>
              </table:table-cell>
              <table:table-cell office:value-type="float" office:value="57.6888485778731">
                <text:p>57.688848577873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4.6734995578151">
                <text:p>44.6734995578151</text:p>
              </table:table-cell>
              <table:table-cell office:value-type="float" office:value="14.0099507445426">
                <text:p>14.0099507445426</text:p>
              </table:table-cell>
              <table:table-cell office:value-type="float" office:value="57.6889571405867">
                <text:p>57.68895714058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4.673820321111">
                <text:p>44.673820321111</text:p>
              </table:table-cell>
              <table:table-cell office:value-type="float" office:value="14.1000869940974">
                <text:p>14.1000869940974</text:p>
              </table:table-cell>
              <table:table-cell office:value-type="float" office:value="57.6890664469461">
                <text:p>57.689066446946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4.6741405346391">
                <text:p>44.6741405346391</text:p>
              </table:table-cell>
              <table:table-cell office:value-type="float" office:value="14.1902240414758">
                <text:p>14.1902240414758</text:p>
              </table:table-cell>
              <table:table-cell office:value-type="float" office:value="57.6891764930311">
                <text:p>57.68917649303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4.6744601960299">
                <text:p>44.6744601960299</text:p>
              </table:table-cell>
              <table:table-cell office:value-type="float" office:value="14.2803618811304">
                <text:p>14.2803618811304</text:p>
              </table:table-cell>
              <table:table-cell office:value-type="float" office:value="57.689287274955">
                <text:p>57.6892872749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4.674779302948">
                <text:p>44.674779302948</text:p>
              </table:table-cell>
              <table:table-cell office:value-type="float" office:value="14.3705005075337">
                <text:p>14.3705005075337</text:p>
              </table:table-cell>
              <table:table-cell office:value-type="float" office:value="57.6893987888646">
                <text:p>57.689398788864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4.6750978530917">
                <text:p>44.6750978530917</text:p>
              </table:table-cell>
              <table:table-cell office:value-type="float" office:value="14.4606399151778">
                <text:p>14.4606399151778</text:p>
              </table:table-cell>
              <table:table-cell office:value-type="float" office:value="57.6895110309391">
                <text:p>57.68951103093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4.6754158441931">
                <text:p>44.6754158441931</text:p>
              </table:table-cell>
              <table:table-cell office:value-type="float" office:value="14.5507800985743">
                <text:p>14.5507800985743</text:p>
              </table:table-cell>
              <table:table-cell office:value-type="float" office:value="57.6896239973898">
                <text:p>57.689623997389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4.6757332740173">
                <text:p>44.6757332740173</text:p>
              </table:table-cell>
              <table:table-cell office:value-type="float" office:value="14.6409210522537">
                <text:p>14.6409210522537</text:p>
              </table:table-cell>
              <table:table-cell office:value-type="float" office:value="57.6897376844598">
                <text:p>57.689737684459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4.6760501403623">
                <text:p>44.6760501403623</text:p>
              </table:table-cell>
              <table:table-cell office:value-type="float" office:value="14.7310627707657">
                <text:p>14.7310627707657</text:p>
              </table:table-cell>
              <table:table-cell office:value-type="float" office:value="57.689852088423">
                <text:p>57.6898520884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4.6763664410591">
                <text:p>44.6763664410591</text:p>
              </table:table-cell>
              <table:table-cell office:value-type="float" office:value="14.821205248678">
                <text:p>14.821205248678</text:p>
              </table:table-cell>
              <table:table-cell office:value-type="float" office:value="57.6899672055842">
                <text:p>57.689967205584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4.6766821739709">
                <text:p>44.6766821739709</text:p>
              </table:table-cell>
              <table:table-cell office:value-type="float" office:value="14.9113484805772">
                <text:p>14.9113484805772</text:p>
              </table:table-cell>
              <table:table-cell office:value-type="float" office:value="57.6900830322783">
                <text:p>57.69008303227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4.676997336993">
                <text:p>44.676997336993</text:p>
              </table:table-cell>
              <table:table-cell office:value-type="float" office:value="15.0014924610676">
                <text:p>15.0014924610676</text:p>
              </table:table-cell>
              <table:table-cell office:value-type="float" office:value="57.6901995648697">
                <text:p>57.69019956486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4.6773119280528">
                <text:p>44.6773119280528</text:p>
              </table:table-cell>
              <table:table-cell office:value-type="float" office:value="15.0916371847715">
                <text:p>15.0916371847715</text:p>
              </table:table-cell>
              <table:table-cell office:value-type="float" office:value="57.6903167997522">
                <text:p>57.69031679975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4.6776259451092">
                <text:p>44.6776259451092</text:p>
              </table:table-cell>
              <table:table-cell office:value-type="float" office:value="15.1817826463286">
                <text:p>15.1817826463286</text:p>
              </table:table-cell>
              <table:table-cell office:value-type="float" office:value="57.6904347333481">
                <text:p>57.690434733348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.6779393861524">
                <text:p>44.6779393861524</text:p>
              </table:table-cell>
              <table:table-cell office:value-type="float" office:value="15.2719288403963">
                <text:p>15.2719288403963</text:p>
              </table:table-cell>
              <table:table-cell office:value-type="float" office:value="57.6905533621082">
                <text:p>57.690553362108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4.6782522492039">
                <text:p>44.6782522492039</text:p>
              </table:table-cell>
              <table:table-cell office:value-type="float" office:value="15.3620757616491">
                <text:p>15.3620757616491</text:p>
              </table:table-cell>
              <table:table-cell office:value-type="float" office:value="57.6906726825109">
                <text:p>57.69067268251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4.678564532316">
                <text:p>44.678564532316</text:p>
              </table:table-cell>
              <table:table-cell office:value-type="float" office:value="15.4522234047783">
                <text:p>15.4522234047783</text:p>
              </table:table-cell>
              <table:table-cell office:value-type="float" office:value="57.6907926910622">
                <text:p>57.69079269106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4.6788762335716">
                <text:p>44.6788762335716</text:p>
              </table:table-cell>
              <table:table-cell office:value-type="float" office:value="15.5423717644922">
                <text:p>15.5423717644922</text:p>
              </table:table-cell>
              <table:table-cell office:value-type="float" office:value="57.6909133842948">
                <text:p>57.69091338429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4.6791873510839">
                <text:p>44.6791873510839</text:p>
              </table:table-cell>
              <table:table-cell office:value-type="float" office:value="15.6325208355157">
                <text:p>15.6325208355157</text:p>
              </table:table-cell>
              <table:table-cell office:value-type="float" office:value="57.6910347587681">
                <text:p>57.691034758768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4.6794978829965">
                <text:p>44.6794978829965</text:p>
              </table:table-cell>
              <table:table-cell office:value-type="float" office:value="15.7226706125901">
                <text:p>15.7226706125901</text:p>
              </table:table-cell>
              <table:table-cell office:value-type="float" office:value="57.6911568110676">
                <text:p>57.691156811067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4.6798078274825">
                <text:p>44.6798078274825</text:p>
              </table:table-cell>
              <table:table-cell office:value-type="float" office:value="15.8128210904731">
                <text:p>15.8128210904731</text:p>
              </table:table-cell>
              <table:table-cell office:value-type="float" office:value="57.6912795378043">
                <text:p>57.691279537804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.6801171827451">
                <text:p>44.6801171827451</text:p>
              </table:table-cell>
              <table:table-cell office:value-type="float" office:value="15.9029722639384">
                <text:p>15.9029722639384</text:p>
              </table:table-cell>
              <table:table-cell office:value-type="float" office:value="57.6914029356148">
                <text:p>57.691402935614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4.6804259470166">
                <text:p>44.6804259470166</text:p>
              </table:table-cell>
              <table:table-cell office:value-type="float" office:value="15.9931241277756">
                <text:p>15.9931241277756</text:p>
              </table:table-cell>
              <table:table-cell office:value-type="float" office:value="57.6915270011602">
                <text:p>57.69152700116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4.6807341185587">
                <text:p>44.6807341185587</text:p>
              </table:table-cell>
              <table:table-cell office:value-type="float" office:value="16.0832766767904">
                <text:p>16.0832766767904</text:p>
              </table:table-cell>
              <table:table-cell office:value-type="float" office:value="57.6916517311264">
                <text:p>57.691651731126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4.6810416956621">
                <text:p>44.6810416956621</text:p>
              </table:table-cell>
              <table:table-cell office:value-type="float" office:value="16.173429905804">
                <text:p>16.173429905804</text:p>
              </table:table-cell>
              <table:table-cell office:value-type="float" office:value="57.6917771222232">
                <text:p>57.691777122223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4.681348676646">
                <text:p>44.681348676646</text:p>
              </table:table-cell>
              <table:table-cell office:value-type="float" office:value="16.2635838096531">
                <text:p>16.2635838096531</text:p>
              </table:table-cell>
              <table:table-cell office:value-type="float" office:value="57.6919031711843">
                <text:p>57.691903171184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4.6816550598584">
                <text:p>44.6816550598584</text:p>
              </table:table-cell>
              <table:table-cell office:value-type="float" office:value="16.35373838319">
                <text:p>16.35373838319</text:p>
              </table:table-cell>
              <table:table-cell office:value-type="float" office:value="57.6920298747666">
                <text:p>57.69202987476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4.6819608436755">
                <text:p>44.6819608436755</text:p>
              </table:table-cell>
              <table:table-cell office:value-type="float" office:value="16.4438936212822">
                <text:p>16.4438936212822</text:p>
              </table:table-cell>
              <table:table-cell office:value-type="float" office:value="57.6921572297501">
                <text:p>57.69215722975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4.6822660265015">
                <text:p>44.6822660265015</text:p>
              </table:table-cell>
              <table:table-cell office:value-type="float" office:value="16.5340495188123">
                <text:p>16.5340495188123</text:p>
              </table:table-cell>
              <table:table-cell office:value-type="float" office:value="57.6922852329375">
                <text:p>57.69228523293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4.6825706067686">
                <text:p>44.6825706067686</text:p>
              </table:table-cell>
              <table:table-cell office:value-type="float" office:value="16.6242060706783">
                <text:p>16.6242060706783</text:p>
              </table:table-cell>
              <table:table-cell office:value-type="float" office:value="57.6924138811536">
                <text:p>57.69241388115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4.6828745829366">
                <text:p>44.6828745829366</text:p>
              </table:table-cell>
              <table:table-cell office:value-type="float" office:value="16.7143632717929">
                <text:p>16.7143632717929</text:p>
              </table:table-cell>
              <table:table-cell office:value-type="float" office:value="57.6925431712452">
                <text:p>57.692543171245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4.6831779534927">
                <text:p>44.6831779534927</text:p>
              </table:table-cell>
              <table:table-cell office:value-type="float" office:value="16.8045211170837">
                <text:p>16.8045211170837</text:p>
              </table:table-cell>
              <table:table-cell office:value-type="float" office:value="57.6926731000809">
                <text:p>57.69267310008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4.6834807169513">
                <text:p>44.6834807169513</text:p>
              </table:table-cell>
              <table:table-cell office:value-type="float" office:value="16.8946796014933">
                <text:p>16.8946796014933</text:p>
              </table:table-cell>
              <table:table-cell office:value-type="float" office:value="57.6928036645503">
                <text:p>57.692803664550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4.683782871854">
                <text:p>44.683782871854</text:p>
              </table:table-cell>
              <table:table-cell office:value-type="float" office:value="16.9848387199787">
                <text:p>16.9848387199787</text:p>
              </table:table-cell>
              <table:table-cell office:value-type="float" office:value="57.6929348615642">
                <text:p>57.692934861564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4.6840844167689">
                <text:p>44.6840844167689</text:p>
              </table:table-cell>
              <table:table-cell office:value-type="float" office:value="17.0749984675119">
                <text:p>17.0749984675119</text:p>
              </table:table-cell>
              <table:table-cell office:value-type="float" office:value="57.6930666880538">
                <text:p>57.69306668805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4.684385350291">
                <text:p>44.684385350291</text:p>
              </table:table-cell>
              <table:table-cell office:value-type="float" office:value="17.165158839079">
                <text:p>17.165158839079</text:p>
              </table:table-cell>
              <table:table-cell office:value-type="float" office:value="57.6931991409709">
                <text:p>57.693199140970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4.6846856710413">
                <text:p>44.6846856710413</text:p>
              </table:table-cell>
              <table:table-cell office:value-type="float" office:value="17.2553198296809">
                <text:p>17.2553198296809</text:p>
              </table:table-cell>
              <table:table-cell office:value-type="float" office:value="57.693332217287">
                <text:p>57.69333221728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4.6849853776675">
                <text:p>44.6849853776675</text:p>
              </table:table-cell>
              <table:table-cell office:value-type="float" office:value="17.3454814343327">
                <text:p>17.3454814343327</text:p>
              </table:table-cell>
              <table:table-cell office:value-type="float" office:value="57.6934659139935">
                <text:p>57.693465913993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4.6852844688428">
                <text:p>44.6852844688428</text:p>
              </table:table-cell>
              <table:table-cell office:value-type="float" office:value="17.435643648064">
                <text:p>17.435643648064</text:p>
              </table:table-cell>
              <table:table-cell office:value-type="float" office:value="57.6936002281012">
                <text:p>57.69360022810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4.6855829432664">
                <text:p>44.6855829432664</text:p>
              </table:table-cell>
              <table:table-cell office:value-type="float" office:value="17.5258064659185">
                <text:p>17.5258064659185</text:p>
              </table:table-cell>
              <table:table-cell office:value-type="float" office:value="57.6937351566401">
                <text:p>57.693735156640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4.6858807996631">
                <text:p>44.6858807996631</text:p>
              </table:table-cell>
              <table:table-cell office:value-type="float" office:value="17.6159698829542">
                <text:p>17.6159698829542</text:p>
              </table:table-cell>
              <table:table-cell office:value-type="float" office:value="57.693870696659">
                <text:p>57.69387069665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4.6861780367828">
                <text:p>44.6861780367828</text:p>
              </table:table-cell>
              <table:table-cell office:value-type="float" office:value="17.7061338942432">
                <text:p>17.7061338942432</text:p>
              </table:table-cell>
              <table:table-cell office:value-type="float" office:value="57.6940068452251">
                <text:p>57.694006845225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4.6864746534009">
                <text:p>44.6864746534009</text:p>
              </table:table-cell>
              <table:table-cell office:value-type="float" office:value="17.7962984948718">
                <text:p>17.7962984948718</text:p>
              </table:table-cell>
              <table:table-cell office:value-type="float" office:value="57.6941435994242">
                <text:p>57.694143599424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4.6867706483175">
                <text:p>44.6867706483175</text:p>
              </table:table-cell>
              <table:table-cell office:value-type="float" office:value="17.8864636799401">
                <text:p>17.8864636799401</text:p>
              </table:table-cell>
              <table:table-cell office:value-type="float" office:value="57.6942809563599">
                <text:p>57.694280956359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4.6870660203576">
                <text:p>44.6870660203576</text:p>
              </table:table-cell>
              <table:table-cell office:value-type="float" office:value="17.9766294445625">
                <text:p>17.9766294445625</text:p>
              </table:table-cell>
              <table:table-cell office:value-type="float" office:value="57.6944189131536">
                <text:p>57.694418913153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4.6873607683707">
                <text:p>44.6873607683707</text:p>
              </table:table-cell>
              <table:table-cell office:value-type="float" office:value="18.0667957838671">
                <text:p>18.0667957838671</text:p>
              </table:table-cell>
              <table:table-cell office:value-type="float" office:value="57.6945574669443">
                <text:p>57.69455746694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4.6876548912309">
                <text:p>44.6876548912309</text:p>
              </table:table-cell>
              <table:table-cell office:value-type="float" office:value="18.1569626929961">
                <text:p>18.1569626929961</text:p>
              </table:table-cell>
              <table:table-cell office:value-type="float" office:value="57.6946966148883">
                <text:p>57.694696614888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4.6879483878361">
                <text:p>44.6879483878361</text:p>
              </table:table-cell>
              <table:table-cell office:value-type="float" office:value="18.2471301671056">
                <text:p>18.2471301671056</text:p>
              </table:table-cell>
              <table:table-cell office:value-type="float" office:value="57.6948363541587">
                <text:p>57.69483635415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4.6882412571085">
                <text:p>44.6882412571085</text:p>
              </table:table-cell>
              <table:table-cell office:value-type="float" office:value="18.3372982013652">
                <text:p>18.3372982013652</text:p>
              </table:table-cell>
              <table:table-cell office:value-type="float" office:value="57.6949766819456">
                <text:p>57.69497668194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4.6885334979939">
                <text:p>44.6885334979939</text:p>
              </table:table-cell>
              <table:table-cell office:value-type="float" office:value="18.4274667909589">
                <text:p>18.4274667909589</text:p>
              </table:table-cell>
              <table:table-cell office:value-type="float" office:value="57.6951175954555">
                <text:p>57.695117595455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4.6888251094617">
                <text:p>44.6888251094617</text:p>
              </table:table-cell>
              <table:table-cell office:value-type="float" office:value="18.5176359310839">
                <text:p>18.5176359310839</text:p>
              </table:table-cell>
              <table:table-cell office:value-type="float" office:value="57.6952590919112">
                <text:p>57.69525909191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4.6891160905049">
                <text:p>44.6891160905049</text:p>
              </table:table-cell>
              <table:table-cell office:value-type="float" office:value="18.6078056169514">
                <text:p>18.6078056169514</text:p>
              </table:table-cell>
              <table:table-cell office:value-type="float" office:value="57.6954011685516">
                <text:p>57.69540116855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4.6894064401394">
                <text:p>44.6894064401394</text:p>
              </table:table-cell>
              <table:table-cell office:value-type="float" office:value="18.6979758437865">
                <text:p>18.6979758437865</text:p>
              </table:table-cell>
              <table:table-cell office:value-type="float" office:value="57.6955438226315">
                <text:p>57.69554382263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4.6896961574045">
                <text:p>44.6896961574045</text:p>
              </table:table-cell>
              <table:table-cell office:value-type="float" office:value="18.7881466068277">
                <text:p>18.7881466068277</text:p>
              </table:table-cell>
              <table:table-cell office:value-type="float" office:value="57.6956870514212">
                <text:p>57.695687051421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4.6899852413618">
                <text:p>44.6899852413618</text:p>
              </table:table-cell>
              <table:table-cell office:value-type="float" office:value="18.8783179013272">
                <text:p>18.8783179013272</text:p>
              </table:table-cell>
              <table:table-cell office:value-type="float" office:value="57.6958308522065">
                <text:p>57.695830852206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4.6902736910962">
                <text:p>44.6902736910962</text:p>
              </table:table-cell>
              <table:table-cell office:value-type="float" office:value="18.9684897225512">
                <text:p>18.9684897225512</text:p>
              </table:table-cell>
              <table:table-cell office:value-type="float" office:value="57.6959752222884">
                <text:p>57.695975222288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4.6905615057144">
                <text:p>44.6905615057144</text:p>
              </table:table-cell>
              <table:table-cell office:value-type="float" office:value="19.0586620657791">
                <text:p>19.0586620657791</text:p>
              </table:table-cell>
              <table:table-cell office:value-type="float" office:value="57.6961201589828">
                <text:p>57.696120158982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4.6908486843459">
                <text:p>44.6908486843459</text:p>
              </table:table-cell>
              <table:table-cell office:value-type="float" office:value="19.1488349263043">
                <text:p>19.1488349263043</text:p>
              </table:table-cell>
              <table:table-cell office:value-type="float" office:value="57.6962656596205">
                <text:p>57.696265659620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4.6911352261419">
                <text:p>44.6911352261419</text:p>
              </table:table-cell>
              <table:table-cell office:value-type="float" office:value="19.2390082994334">
                <text:p>19.2390082994334</text:p>
              </table:table-cell>
              <table:table-cell office:value-type="float" office:value="57.6964117215468">
                <text:p>57.69641172154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.6914211302757">
                <text:p>44.6914211302757</text:p>
              </table:table-cell>
              <table:table-cell office:value-type="float" office:value="19.3291821804871">
                <text:p>19.3291821804871</text:p>
              </table:table-cell>
              <table:table-cell office:value-type="float" office:value="57.6965583421215">
                <text:p>57.696558342121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.6917063959421">
                <text:p>44.6917063959421</text:p>
              </table:table-cell>
              <table:table-cell office:value-type="float" office:value="19.4193565647991">
                <text:p>19.4193565647991</text:p>
              </table:table-cell>
              <table:table-cell office:value-type="float" office:value="57.6967055187184">
                <text:p>57.696705518718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.6919910223577">
                <text:p>44.6919910223577</text:p>
              </table:table-cell>
              <table:table-cell office:value-type="float" office:value="19.5095314477172">
                <text:p>19.5095314477172</text:p>
              </table:table-cell>
              <table:table-cell office:value-type="float" office:value="57.6968532487254">
                <text:p>57.696853248725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.6922750087601">
                <text:p>44.6922750087601</text:p>
              </table:table-cell>
              <table:table-cell office:value-type="float" office:value="19.5997068246025">
                <text:p>19.5997068246025</text:p>
              </table:table-cell>
              <table:table-cell office:value-type="float" office:value="57.6970015295444">
                <text:p>57.697001529544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.6925583544083">
                <text:p>44.6925583544083</text:p>
              </table:table-cell>
              <table:table-cell office:value-type="float" office:value="19.6898826908295">
                <text:p>19.6898826908295</text:p>
              </table:table-cell>
              <table:table-cell office:value-type="float" office:value="57.6971503585905">
                <text:p>57.69715035859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.6928410585821">
                <text:p>44.6928410585821</text:p>
              </table:table-cell>
              <table:table-cell office:value-type="float" office:value="19.7800590417866">
                <text:p>19.7800590417866</text:p>
              </table:table-cell>
              <table:table-cell office:value-type="float" office:value="57.6972997332928">
                <text:p>57.69729973329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.6931231205822">
                <text:p>44.6931231205822</text:p>
              </table:table-cell>
              <table:table-cell office:value-type="float" office:value="19.8702358728754">
                <text:p>19.8702358728754</text:p>
              </table:table-cell>
              <table:table-cell office:value-type="float" office:value="57.6974496510932">
                <text:p>57.69744965109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.6934045397298">
                <text:p>44.6934045397298</text:p>
              </table:table-cell>
              <table:table-cell office:value-type="float" office:value="19.9604131795112">
                <text:p>19.9604131795112</text:p>
              </table:table-cell>
              <table:table-cell office:value-type="float" office:value="57.6976001094471">
                <text:p>57.69760010944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6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6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6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6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6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6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9cm" svg:height="9.007cm" xlink:href="." xlink:type="simple" chart:class="chart:line" chart:style-name="ch1">
        <chart:legend chart:legend-position="end" svg:x="14.301cm" svg:y="2.881cm" style:legend-expansion="high" chart:style-name="ch2"/>
        <chart:plot-area chart:style-name="ch3" chart:data-source-has-labels="both" svg:x="0.769cm" svg:y="0.855cm" svg:width="12.894cm" svg:height="7.552cm">
          <chartooo:coordinate-region svg:x="2.158cm" svg:y="1.067cm" svg:width="11.225cm" svg:height="7.128cm"/>
          <chart:axis chart:dimension="x" chart:name="primary-x" chart:style-name="ch4" chartooo:axis-type="text">
            <chart:categories table:cell-range-address="local-table.$A$2:.$A$4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46" chart:label-cell-address="local-table.$B$1" chart:class="chart:line">
            <chart:data-point chart:repeated="445"/>
          </chart:series>
          <chart:series chart:style-name="ch8" chart:values-cell-range-address="local-table.$C$2:.$C$446" chart:label-cell-address="local-table.$C$1" chart:class="chart:line">
            <chart:data-point chart:repeated="445"/>
          </chart:series>
          <chart:series chart:style-name="ch9" chart:values-cell-range-address="local-table.$D$2:.$D$446" chart:label-cell-address="local-table.$D$1" chart:class="chart:line">
            <chart:data-point chart:repeated="445"/>
          </chart:series>
          <chart:series chart:style-name="ch10" chart:values-cell-range-address="local-table.$E$2:.$E$446" chart:label-cell-address="local-table.$E$1" chart:class="chart:line">
            <chart:data-point chart:repeated="445"/>
          </chart:series>
          <chart:series chart:style-name="ch11" chart:values-cell-range-address="local-table.$F$2:.$F$446" chart:label-cell-address="local-table.$F$1" chart:class="chart:line">
            <chart:data-point chart:repeated="445"/>
          </chart:series>
          <chart:series chart:style-name="ch12" chart:values-cell-range-address="local-table.$G$2:.$G$446" chart:label-cell-address="local-table.$G$1" chart:class="chart:line">
            <chart:data-point chart:repeated="44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0</text:p>
              </table:table-cell>
              <table:table-cell office:value-type="string">
                <text:p>J1</text:p>
              </table:table-cell>
              <table:table-cell office:value-type="string">
                <text:p>J2</text:p>
              </table:table-cell>
              <table:table-cell office:value-type="string">
                <text:p>J3</text:p>
              </table:table-cell>
              <table:table-cell office:value-type="string">
                <text:p>J4</text:p>
              </table:table-cell>
              <table:table-cell office:value-type="string">
                <text:p>J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40741600511705">
                <text:p>3.40741600511705</text:p>
              </table:table-cell>
              <table:table-cell office:value-type="float" office:value="-1.69769144568205">
                <text:p>-1.69769144568205</text:p>
              </table:table-cell>
              <table:table-cell office:value-type="float" office:value="1.88783376206206">
                <text:p>1.88783376206206</text:p>
              </table:table-cell>
              <table:table-cell office:value-type="float" office:value="2.3002187272156">
                <text:p>2.3002187272156</text:p>
              </table:table-cell>
              <table:table-cell office:value-type="float" office:value="-3.25163611428748">
                <text:p>-3.25163611428748</text:p>
              </table:table-cell>
              <table:table-cell office:value-type="float" office:value="-2.12928412504665">
                <text:p>-2.129284125046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1337973074129">
                <text:p>3.41337973074129</text:p>
              </table:table-cell>
              <table:table-cell office:value-type="float" office:value="-1.69130873526778">
                <text:p>-1.69130873526778</text:p>
              </table:table-cell>
              <table:table-cell office:value-type="float" office:value="1.87910641451941">
                <text:p>1.87910641451941</text:p>
              </table:table-cell>
              <table:table-cell office:value-type="float" office:value="2.31522148599499">
                <text:p>2.31522148599499</text:p>
              </table:table-cell>
              <table:table-cell office:value-type="float" office:value="-3.25675014861623">
                <text:p>-3.25675014861623</text:p>
              </table:table-cell>
              <table:table-cell office:value-type="float" office:value="-2.14307470321538">
                <text:p>-2.14307470321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193372969658">
                <text:p>3.4193372969658</text:p>
              </table:table-cell>
              <table:table-cell office:value-type="float" office:value="-1.68491333495205">
                <text:p>-1.68491333495205</text:p>
              </table:table-cell>
              <table:table-cell office:value-type="float" office:value="1.87038323729299">
                <text:p>1.87038323729299</text:p>
              </table:table-cell>
              <table:table-cell office:value-type="float" office:value="2.33044553626887">
                <text:p>2.33044553626887</text:p>
              </table:table-cell>
              <table:table-cell office:value-type="float" office:value="-3.2618444838889">
                <text:p>-3.2618444838889</text:p>
              </table:table-cell>
              <table:table-cell office:value-type="float" office:value="-2.15709669624122">
                <text:p>-2.157096696241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2528852994326">
                <text:p>3.42528852994326</text:p>
              </table:table-cell>
              <table:table-cell office:value-type="float" office:value="-1.67850520176052">
                <text:p>-1.67850520176052</text:p>
              </table:table-cell>
              <table:table-cell office:value-type="float" office:value="1.86166416639402">
                <text:p>1.86166416639402</text:p>
              </table:table-cell>
              <table:table-cell office:value-type="float" office:value="2.34589447893165">
                <text:p>2.34589447893165</text:p>
              </table:table-cell>
              <table:table-cell office:value-type="float" office:value="-3.26691869170539">
                <text:p>-3.26691869170539</text:p>
              </table:table-cell>
              <table:table-cell office:value-type="float" office:value="-2.17135366187274">
                <text:p>-2.17135366187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3123325491425">
                <text:p>3.43123325491425</text:p>
              </table:table-cell>
              <table:table-cell office:value-type="float" office:value="-1.67208429360527">
                <text:p>-1.67208429360527</text:p>
              </table:table-cell>
              <table:table-cell office:value-type="float" office:value="1.85294913849572">
                <text:p>1.85294913849572</text:p>
              </table:table-cell>
              <table:table-cell office:value-type="float" office:value="2.36157198705884">
                <text:p>2.36157198705884</text:p>
              </table:table-cell>
              <table:table-cell office:value-type="float" office:value="-3.27197233788903">
                <text:p>-3.27197233788903</text:p>
              </table:table-cell>
              <table:table-cell office:value-type="float" office:value="-2.18584922987235">
                <text:p>-2.185849229872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3717129621388">
                <text:p>3.43717129621388</text:p>
              </table:table-cell>
              <table:table-cell office:value-type="float" office:value="-1.6656505692879">
                <text:p>-1.6656505692879</text:p>
              </table:table-cell>
              <table:table-cell office:value-type="float" office:value="1.84423809092937">
                <text:p>1.84423809092937</text:p>
              </table:table-cell>
              <table:table-cell office:value-type="float" office:value="2.37748180759574">
                <text:p>2.37748180759574</text:p>
              </table:table-cell>
              <table:table-cell office:value-type="float" office:value="-3.27700498237094">
                <text:p>-3.27700498237094</text:p>
              </table:table-cell>
              <table:table-cell office:value-type="float" office:value="-2.20058710370617">
                <text:p>-2.200587103706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431024772775">
                <text:p>3.4431024772775</text:p>
              </table:table-cell>
              <table:table-cell office:value-type="float" office:value="-1.65920398850095">
                <text:p>-1.65920398850095</text:p>
              </table:table-cell>
              <table:table-cell office:value-type="float" office:value="1.83553096167765">
                <text:p>1.83553096167765</text:p>
              </table:table-cell>
              <table:table-cell office:value-type="float" office:value="2.39362776309083">
                <text:p>2.39362776309083</text:p>
              </table:table-cell>
              <table:table-cell office:value-type="float" office:value="-3.28201617907014">
                <text:p>-3.28201617907014</text:p>
              </table:table-cell>
              <table:table-cell office:value-type="float" office:value="-2.21557106227571">
                <text:p>-2.21557106227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4902662064675">
                <text:p>3.44902662064675</text:p>
              </table:table-cell>
              <table:table-cell office:value-type="float" office:value="-1.65274451183157">
                <text:p>-1.65274451183157</text:p>
              </table:table-cell>
              <table:table-cell office:value-type="float" office:value="1.82682768937108">
                <text:p>1.82682768937108</text:p>
              </table:table-cell>
              <table:table-cell office:value-type="float" office:value="2.41001375347611">
                <text:p>2.41001375347611</text:p>
              </table:table-cell>
              <table:table-cell office:value-type="float" office:value="-3.28700547577102">
                <text:p>-3.28700547577102</text:p>
              </table:table-cell>
              <table:table-cell office:value-type="float" office:value="-2.23080496169759">
                <text:p>-2.23080496169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5494354797702">
                <text:p>3.45494354797702</text:p>
              </table:table-cell>
              <table:table-cell office:value-type="float" office:value="-1.64627210076211">
                <text:p>-1.64627210076211</text:p>
              </table:table-cell>
              <table:table-cell office:value-type="float" office:value="1.81812821328048">
                <text:p>1.81812821328048</text:p>
              </table:table-cell>
              <table:table-cell office:value-type="float" office:value="2.42664375789165">
                <text:p>2.42664375789165</text:p>
              </table:table-cell>
              <table:table-cell office:value-type="float" office:value="-3.29197241399748">
                <text:p>-3.29197241399748</text:p>
              </table:table-cell>
              <table:table-cell office:value-type="float" office:value="-2.24629273713018">
                <text:p>-2.24629273713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6085308004283">
                <text:p>3.46085308004283</text:p>
              </table:table-cell>
              <table:table-cell office:value-type="float" office:value="-1.63978671767502">
                <text:p>-1.63978671767502</text:p>
              </table:table-cell>
              <table:table-cell office:value-type="float" office:value="1.80943247331538">
                <text:p>1.80943247331538</text:p>
              </table:table-cell>
              <table:table-cell office:value-type="float" office:value="2.44352183656692">
                <text:p>2.44352183656692</text:p>
              </table:table-cell>
              <table:table-cell office:value-type="float" office:value="-3.29691652888245">
                <text:p>-3.29691652888245</text:p>
              </table:table-cell>
              <table:table-cell office:value-type="float" office:value="-2.26203840465076">
                <text:p>-2.262038404650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46675503674556">
                <text:p>3.46675503674556</text:p>
              </table:table-cell>
              <table:table-cell office:value-type="float" office:value="-1.63328832585315">
                <text:p>-1.63328832585315</text:p>
              </table:table-cell>
              <table:table-cell office:value-type="float" office:value="1.80074041001577">
                <text:p>1.80074041001577</text:p>
              </table:table-cell>
              <table:table-cell office:value-type="float" office:value="2.46065213274368">
                <text:p>2.46065213274368</text:p>
              </table:table-cell>
              <table:table-cell office:value-type="float" office:value="-3.30183734903477">
                <text:p>-3.30183734903477</text:p>
              </table:table-cell>
              <table:table-cell office:value-type="float" office:value="-2.27804606318292">
                <text:p>-2.278046063182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7264923711973">
                <text:p>3.47264923711973</text:p>
              </table:table-cell>
              <table:table-cell office:value-type="float" office:value="-1.62677688948302">
                <text:p>-1.62677688948302</text:p>
              </table:table-cell>
              <table:table-cell office:value-type="float" office:value="1.79205196454858">
                <text:p>1.79205196454858</text:p>
              </table:table-cell>
              <table:table-cell office:value-type="float" office:value="2.47803887465719">
                <text:p>2.47803887465719</text:p>
              </table:table-cell>
              <table:table-cell office:value-type="float" office:value="-3.30673439640079">
                <text:p>-3.30673439640079</text:p>
              </table:table-cell>
              <table:table-cell office:value-type="float" office:value="-2.29431989647438">
                <text:p>-2.294319896474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47853549934086">
                <text:p>3.47853549934086</text:p>
              </table:table-cell>
              <table:table-cell office:value-type="float" office:value="-1.62025237365734">
                <text:p>-1.62025237365734</text:p>
              </table:table-cell>
              <table:table-cell office:value-type="float" office:value="1.78336707870274">
                <text:p>1.78336707870274</text:p>
              </table:table-cell>
              <table:table-cell office:value-type="float" office:value="2.49568637756967">
                <text:p>2.49568637756967</text:p>
              </table:table-cell>
              <table:table-cell office:value-type="float" office:value="-3.311607186124">
                <text:p>-3.311607186124</text:p>
              </table:table-cell>
              <table:table-cell office:value-type="float" office:value="-2.31086417513116">
                <text:p>-2.31086417513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48441364073203">
                <text:p>3.48441364073203</text:p>
              </table:table-cell>
              <table:table-cell office:value-type="float" office:value="-1.61371474437751">
                <text:p>-1.61371474437751</text:p>
              </table:table-cell>
              <table:table-cell office:value-type="float" office:value="1.77468569488444">
                <text:p>1.77468569488444</text:p>
              </table:table-cell>
              <table:table-cell office:value-type="float" office:value="2.51359904585795">
                <text:p>2.51359904585795</text:p>
              </table:table-cell>
              <table:table-cell office:value-type="float" office:value="-3.3164552263983">
                <text:p>-3.3164552263983</text:p>
              </table:table-cell>
              <table:table-cell office:value-type="float" office:value="-2.32768325870754">
                <text:p>-2.327683258707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49028347777212">
                <text:p>3.49028347777212</text:p>
              </table:table-cell>
              <table:table-cell office:value-type="float" office:value="-1.60716396855559">
                <text:p>-1.60716396855559</text:p>
              </table:table-cell>
              <table:table-cell office:value-type="float" office:value="1.76600775611152">
                <text:p>1.76600775611152</text:p>
              </table:table-cell>
              <table:table-cell office:value-type="float" office:value="2.53178137515862">
                <text:p>2.53178137515862</text:p>
              </table:table-cell>
              <table:table-cell office:value-type="float" office:value="-3.32127801831866">
                <text:p>-3.32127801831866</text:p>
              </table:table-cell>
              <table:table-cell office:value-type="float" office:value="-2.3447815978479">
                <text:p>-2.34478159784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49614482610309">
                <text:p>3.49614482610309</text:p>
              </table:table-cell>
              <table:table-cell office:value-type="float" office:value="-1.60060001401747">
                <text:p>-1.60060001401747</text:p>
              </table:table-cell>
              <table:table-cell office:value-type="float" office:value="1.75733320600974">
                <text:p>1.75733320600974</text:p>
              </table:table-cell>
              <table:table-cell office:value-type="float" office:value="2.55023795457273">
                <text:p>2.55023795457273</text:p>
              </table:table-cell>
              <table:table-cell office:value-type="float" office:value="-3.32607505572681">
                <text:p>-3.32607505572681</text:p>
              </table:table-cell>
              <table:table-cell office:value-type="float" office:value="-2.36216373649517">
                <text:p>-2.362163736495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0199750053761">
                <text:p>3.50199750053761</text:p>
              </table:table-cell>
              <table:table-cell office:value-type="float" office:value="-1.59402284950428">
                <text:p>-1.59402284950428</text:p>
              </table:table-cell>
              <table:table-cell office:value-type="float" office:value="1.74866198880676">
                <text:p>1.74866198880676</text:p>
              </table:table-cell>
              <table:table-cell office:value-type="float" office:value="2.56897346892789">
                <text:p>2.56897346892789</text:p>
              </table:table-cell>
              <table:table-cell office:value-type="float" office:value="-3.33084582505142">
                <text:p>-3.33084582505142</text:p>
              </table:table-cell>
              <table:table-cell office:value-type="float" office:value="-2.37983431415203">
                <text:p>-2.379834314152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0784131506761">
                <text:p>3.50784131506761</text:p>
              </table:table-cell>
              <table:table-cell office:value-type="float" office:value="-1.58743244467589">
                <text:p>-1.58743244467589</text:p>
              </table:table-cell>
              <table:table-cell office:value-type="float" office:value="1.73999404932887">
                <text:p>1.73999404932887</text:p>
              </table:table-cell>
              <table:table-cell office:value-type="float" office:value="2.58799270110701">
                <text:p>2.58799270110701</text:p>
              </table:table-cell>
              <table:table-cell office:value-type="float" office:value="-3.33558980514509">
                <text:p>-3.33558980514509</text:p>
              </table:table-cell>
              <table:table-cell office:value-type="float" office:value="-2.39779806820966">
                <text:p>-2.39779806820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1367608287245">
                <text:p>3.51367608287245</text:p>
              </table:table-cell>
              <table:table-cell office:value-type="float" office:value="-1.58082877011275">
                <text:p>-1.58082877011275</text:p>
              </table:table-cell>
              <table:table-cell office:value-type="float" office:value="1.73132933299555">
                <text:p>1.73132933299555</text:p>
              </table:table-cell>
              <table:table-cell office:value-type="float" office:value="2.60730053443843">
                <text:p>2.60730053443843</text:p>
              </table:table-cell>
              <table:table-cell office:value-type="float" office:value="-3.34030646711594">
                <text:p>-3.34030646711594</text:p>
              </table:table-cell>
              <table:table-cell office:value-type="float" office:value="-2.41605983633871">
                <text:p>-2.416059836338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1950161632659">
                <text:p>3.51950161632659</text:p>
              </table:table-cell>
              <table:table-cell office:value-type="float" office:value="-1.57421179731809">
                <text:p>-1.57421179731809</text:p>
              </table:table-cell>
              <table:table-cell office:value-type="float" office:value="1.72266778581436">
                <text:p>1.72266778581436</text:p>
              </table:table-cell>
              <table:table-cell office:value-type="float" office:value="2.6269019551488">
                <text:p>2.6269019551488</text:p>
              </table:table-cell>
              <table:table-cell office:value-type="float" office:value="-3.34499527415313">
                <text:p>-3.34499527415313</text:p>
              </table:table-cell>
              <table:table-cell office:value-type="float" office:value="-2.43462455894394">
                <text:p>-2.434624558943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2531772700944">
                <text:p>3.52531772700944</text:p>
              </table:table-cell>
              <table:table-cell office:value-type="float" office:value="-1.56758149872137">
                <text:p>-1.56758149872137</text:p>
              </table:table-cell>
              <table:table-cell office:value-type="float" office:value="1.71400935437783">
                <text:p>1.71400935437783</text:p>
              </table:table-cell>
              <table:table-cell office:value-type="float" office:value="2.64680205489065">
                <text:p>2.64680205489065</text:p>
              </table:table-cell>
              <table:table-cell office:value-type="float" office:value="-3.34965568134839">
                <text:p>-3.34965568134839</text:p>
              </table:table-cell>
              <table:table-cell office:value-type="float" office:value="-2.45349728169268">
                <text:p>-2.453497281692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3112422571258">
                <text:p>3.53112422571258</text:p>
              </table:table-cell>
              <table:table-cell office:value-type="float" office:value="-1.56093784767938">
                <text:p>-1.56093784767938</text:p>
              </table:table-cell>
              <table:table-cell office:value-type="float" office:value="1.70535398585763">
                <text:p>1.70535398585763</text:p>
              </table:table-cell>
              <table:table-cell office:value-type="float" office:value="2.66700603333608">
                <text:p>2.66700603333608</text:p>
              </table:table-cell>
              <table:table-cell office:value-type="float" office:value="-3.35428713551156">
                <text:p>-3.35428713551156</text:p>
              </table:table-cell>
              <table:table-cell office:value-type="float" office:value="-2.47268315810637">
                <text:p>-2.472683158106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3692092245018">
                <text:p>3.53692092245018</text:p>
              </table:table-cell>
              <table:table-cell office:value-type="float" office:value="-1.55428081847905">
                <text:p>-1.55428081847905</text:p>
              </table:table-cell>
              <table:table-cell office:value-type="float" office:value="1.69670162800009">
                <text:p>1.69670162800009</text:p>
              </table:table-cell>
              <table:table-cell office:value-type="float" office:value="2.68751920083957">
                <text:p>2.68751920083957</text:p>
              </table:table-cell>
              <table:table-cell office:value-type="float" office:value="-3.35888907498104">
                <text:p>-3.35888907498104</text:p>
              </table:table-cell>
              <table:table-cell office:value-type="float" office:value="-2.49218745223037">
                <text:p>-2.492187452230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54270762646707">
                <text:p>3.54270762646707</text:p>
              </table:table-cell>
              <table:table-cell office:value-type="float" office:value="-1.54761038634074">
                <text:p>-1.54761038634074</text:p>
              </table:table-cell>
              <table:table-cell office:value-type="float" office:value="1.68805222912334">
                <text:p>1.68805222912334</text:p>
              </table:table-cell>
              <table:table-cell office:value-type="float" office:value="2.7083469811818">
                <text:p>2.7083469811818</text:p>
              </table:table-cell>
              <table:table-cell office:value-type="float" office:value="-3.36346092942719">
                <text:p>-3.36346092942719</text:p>
              </table:table-cell>
              <table:table-cell office:value-type="float" office:value="-2.51201554137276">
                <text:p>-2.512015541372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4848414624872">
                <text:p>3.54848414624872</text:p>
              </table:table-cell>
              <table:table-cell office:value-type="float" office:value="-1.54092652741895">
                <text:p>-1.54092652741895</text:p>
              </table:table-cell>
              <table:table-cell office:value-type="float" office:value="1.67940573811049">
                <text:p>1.67940573811049</text:p>
              </table:table-cell>
              <table:table-cell office:value-type="float" office:value="2.72949491438418">
                <text:p>2.72949491438418</text:p>
              </table:table-cell>
              <table:table-cell office:value-type="float" office:value="-3.36800211965144">
                <text:p>-3.36800211965144</text:p>
              </table:table-cell>
              <table:table-cell office:value-type="float" office:value="-2.53217291892392">
                <text:p>-2.532172918923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5425028953">
                <text:p>3.55425028953</text:p>
              </table:table-cell>
              <table:table-cell office:value-type="float" office:value="-1.53422921880642">
                <text:p>-1.53422921880642</text:p>
              </table:table-cell>
              <table:table-cell office:value-type="float" office:value="1.67076210440747">
                <text:p>1.67076210440747</text:p>
              </table:table-cell>
              <table:table-cell office:value-type="float" office:value="2.75096865960366">
                <text:p>2.75096865960366</text:p>
              </table:table-cell>
              <table:table-cell office:value-type="float" office:value="-3.37251205737758">
                <text:p>-3.37251205737758</text:p>
              </table:table-cell>
              <table:table-cell office:value-type="float" office:value="-2.55266519725193">
                <text:p>-2.552665197251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6000586330565">
                <text:p>3.56000586330565</text:p>
              </table:table-cell>
              <table:table-cell office:value-type="float" office:value="-1.52751843853476">
                <text:p>-1.52751843853476</text:p>
              </table:table-cell>
              <table:table-cell office:value-type="float" office:value="1.66212127801714">
                <text:p>1.66212127801714</text:p>
              </table:table-cell>
              <table:table-cell office:value-type="float" office:value="2.77277399811019">
                <text:p>2.77277399811019</text:p>
              </table:table-cell>
              <table:table-cell office:value-type="float" office:value="-3.37699014503803">
                <text:p>-3.37699014503803</text:p>
              </table:table-cell>
              <table:table-cell office:value-type="float" office:value="-2.57349811068058">
                <text:p>-2.573498110680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56575067383979">
                <text:p>3.56575067383979</text:p>
              </table:table-cell>
              <table:table-cell office:value-type="float" office:value="-1.52079416557824">
                <text:p>-1.52079416557824</text:p>
              </table:table-cell>
              <table:table-cell office:value-type="float" office:value="1.65348320949594">
                <text:p>1.65348320949594</text:p>
              </table:table-cell>
              <table:table-cell office:value-type="float" office:value="2.79491683634529">
                <text:p>2.79491683634529</text:p>
              </table:table-cell>
              <table:table-cell office:value-type="float" office:value="-3.38143577555245">
                <text:p>-3.38143577555245</text:p>
              </table:table-cell>
              <table:table-cell office:value-type="float" office:value="-2.59467751855057">
                <text:p>-2.594677518550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57148452667574">
                <text:p>3.57148452667574</text:p>
              </table:table-cell>
              <table:table-cell office:value-type="float" office:value="-1.51405637985478">
                <text:p>-1.51405637985478</text:p>
              </table:table-cell>
              <table:table-cell office:value-type="float" office:value="1.64484784994864">
                <text:p>1.64484784994864</text:p>
              </table:table-cell>
              <table:table-cell office:value-type="float" office:value="2.81740320906795">
                <text:p>2.81740320906795</text:p>
              </table:table-cell>
              <table:table-cell office:value-type="float" office:value="-3.38584833209988">
                <text:p>-3.38584833209988</text:p>
              </table:table-cell>
              <table:table-cell office:value-type="float" office:value="-2.61620940836768">
                <text:p>-2.616209408367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57720722664662">
                <text:p>3.57720722664662</text:p>
              </table:table-cell>
              <table:table-cell office:value-type="float" office:value="-1.50730506222946">
                <text:p>-1.50730506222946</text:p>
              </table:table-cell>
              <table:table-cell office:value-type="float" office:value="1.63621515102555">
                <text:p>1.63621515102555</text:p>
              </table:table-cell>
              <table:table-cell office:value-type="float" office:value="2.84023928258951">
                <text:p>2.84023928258951</text:p>
              </table:table-cell>
              <table:table-cell office:value-type="float" office:value="-3.39022718788347">
                <text:p>-3.39022718788347</text:p>
              </table:table-cell>
              <table:table-cell office:value-type="float" office:value="-2.63809989903716">
                <text:p>-2.638099899037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58291857788555">
                <text:p>3.58291857788555</text:p>
              </table:table-cell>
              <table:table-cell office:value-type="float" office:value="-1.5005401945156">
                <text:p>-1.5005401945156</text:p>
              </table:table-cell>
              <table:table-cell office:value-type="float" office:value="1.62758506491679">
                <text:p>1.62758506491679</text:p>
              </table:table-cell>
              <table:table-cell office:value-type="float" office:value="2.86343135809836">
                <text:p>2.86343135809836</text:p>
              </table:table-cell>
              <table:table-cell office:value-type="float" office:value="-3.3945717058887">
                <text:p>-3.3945717058887</text:p>
              </table:table-cell>
              <table:table-cell office:value-type="float" office:value="-2.66035524419251">
                <text:p>-2.660355244192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58861838383608">
                <text:p>3.58861838383608</text:p>
              </table:table-cell>
              <table:table-cell office:value-type="float" office:value="-1.49376175947778">
                <text:p>-1.49376175947778</text:p>
              </table:table-cell>
              <table:table-cell office:value-type="float" office:value="1.61895754434904">
                <text:p>1.61895754434904</text:p>
              </table:table-cell>
              <table:table-cell office:value-type="float" office:value="2.88698587507979">
                <text:p>2.88698587507979</text:p>
              </table:table-cell>
              <table:table-cell office:value-type="float" office:value="-3.39888123863245">
                <text:p>-3.39888123863245</text:p>
              </table:table-cell>
              <table:table-cell office:value-type="float" office:value="-2.68298183561747">
                <text:p>-2.682981835617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59430644726349">
                <text:p>3.59430644726349</text:p>
              </table:table-cell>
              <table:table-cell office:value-type="float" office:value="-1.4869697408337">
                <text:p>-1.4869697408337</text:p>
              </table:table-cell>
              <table:table-cell office:value-type="float" office:value="1.61033254258121">
                <text:p>1.61033254258121</text:p>
              </table:table-cell>
              <table:table-cell office:value-type="float" office:value="2.91090941483289">
                <text:p>2.91090941483289</text:p>
              </table:table-cell>
              <table:table-cell office:value-type="float" office:value="-3.40315512790603">
                <text:p>-3.40315512790603</text:p>
              </table:table-cell>
              <table:table-cell office:value-type="float" office:value="-2.70598620676299">
                <text:p>-2.705986206762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5999825702652">
                <text:p>3.5999825702652</text:p>
              </table:table-cell>
              <table:table-cell office:value-type="float" office:value="-1.48016412325651">
                <text:p>-1.48016412325651</text:p>
              </table:table-cell>
              <table:table-cell office:value-type="float" office:value="1.60171001340044">
                <text:p>1.60171001340044</text:p>
              </table:table-cell>
              <table:table-cell office:value-type="float" office:value="2.93520870408526">
                <text:p>2.93520870408526</text:p>
              </table:table-cell>
              <table:table-cell office:value-type="float" office:value="-3.40739270450843">
                <text:p>-3.40739270450843</text:p>
              </table:table-cell>
              <table:table-cell office:value-type="float" office:value="-2.72937503636761">
                <text:p>-2.729375036367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60564655428228">
                <text:p>3.60564655428228</text:p>
              </table:table-cell>
              <table:table-cell office:value-type="float" office:value="-1.47334489237643">
                <text:p>-1.47334489237643</text:p>
              </table:table-cell>
              <table:table-cell office:value-type="float" office:value="1.59308991111716">
                <text:p>1.59308991111716</text:p>
              </table:table-cell>
              <table:table-cell office:value-type="float" office:value="2.95989061871399">
                <text:p>2.95989061871399</text:p>
              </table:table-cell>
              <table:table-cell office:value-type="float" office:value="-3.41159328797214">
                <text:p>-3.41159328797214</text:p>
              </table:table-cell>
              <table:table-cell office:value-type="float" office:value="-2.75315515217701">
                <text:p>-2.753155152177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1129820011075">
                <text:p>3.61129820011075</text:p>
              </table:table-cell>
              <table:table-cell office:value-type="float" office:value="-1.46651203478359">
                <text:p>-1.46651203478359</text:p>
              </table:table-cell>
              <table:table-cell office:value-type="float" office:value="1.58447219056237">
                <text:p>1.58447219056237</text:p>
              </table:table-cell>
              <table:table-cell office:value-type="float" office:value="2.98496218756883">
                <text:p>2.98496218756883</text:p>
              </table:table-cell>
              <table:table-cell office:value-type="float" office:value="-3.41575618627959">
                <text:p>-3.41575618627959</text:p>
              </table:table-cell>
              <table:table-cell office:value-type="float" office:value="-2.77733353477239">
                <text:p>-2.777333534772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1693730791236">
                <text:p>3.61693730791236</text:p>
              </table:table-cell>
              <table:table-cell office:value-type="float" office:value="-1.45966553802974">
                <text:p>-1.45966553802974</text:p>
              </table:table-cell>
              <table:table-cell office:value-type="float" office:value="1.57585680708293">
                <text:p>1.57585680708293</text:p>
              </table:table-cell>
              <table:table-cell office:value-type="float" office:value="3.01043059640777">
                <text:p>3.01043059640777</text:p>
              </table:table-cell>
              <table:table-cell office:value-type="float" office:value="-3.41988069557017">
                <text:p>-3.41988069557017</text:p>
              </table:table-cell>
              <table:table-cell office:value-type="float" office:value="-2.80191732150762">
                <text:p>-2.801917321507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62256367722779">
                <text:p>3.62256367722779</text:p>
              </table:table-cell>
              <table:table-cell office:value-type="float" office:value="-1.45280539063008">
                <text:p>-1.45280539063008</text:p>
              </table:table-cell>
              <table:table-cell office:value-type="float" office:value="1.56724371653726">
                <text:p>1.56724371653726</text:p>
              </table:table-cell>
              <table:table-cell office:value-type="float" office:value="3.03630319194073">
                <text:p>3.03630319194073</text:p>
              </table:table-cell>
              <table:table-cell office:value-type="float" office:value="-3.42396609984008">
                <text:p>-3.42396609984008</text:p>
              </table:table-cell>
              <table:table-cell office:value-type="float" office:value="-2.82691381055754">
                <text:p>-2.826913810557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62817710698711">
                <text:p>3.62817710698711</text:p>
              </table:table-cell>
              <table:table-cell office:value-type="float" office:value="-1.44593158206555">
                <text:p>-1.44593158206555</text:p>
              </table:table-cell>
              <table:table-cell office:value-type="float" office:value="1.5586328752919">
                <text:p>1.5586328752919</text:p>
              </table:table-cell>
              <table:table-cell office:value-type="float" office:value="3.0625874859958">
                <text:p>3.0625874859958</text:p>
              </table:table-cell>
              <table:table-cell office:value-type="float" office:value="-3.42801167062922">
                <text:p>-3.42801167062922</text:p>
              </table:table-cell>
              <table:table-cell office:value-type="float" office:value="-2.85233046508421">
                <text:p>-2.852330465084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63377739552258">
                <text:p>3.63377739552258</text:p>
              </table:table-cell>
              <table:table-cell office:value-type="float" office:value="-1.43904410278453">
                <text:p>-1.43904410278453</text:p>
              </table:table-cell>
              <table:table-cell office:value-type="float" office:value="1.55002424021715">
                <text:p>1.55002424021715</text:p>
              </table:table-cell>
              <table:table-cell office:value-type="float" office:value="3.08929115979611">
                <text:p>3.08929115979611</text:p>
              </table:table-cell>
              <table:table-cell office:value-type="float" office:value="-3.43201666670034">
                <text:p>-3.43201666670034</text:p>
              </table:table-cell>
              <table:table-cell office:value-type="float" office:value="-2.87817491752029">
                <text:p>-2.878174917520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3936434058069">
                <text:p>3.63936434058069</text:p>
              </table:table-cell>
              <table:table-cell office:value-type="float" office:value="-1.4321429442052">
                <text:p>-1.4321429442052</text:p>
              </table:table-cell>
              <table:table-cell office:value-type="float" office:value="1.54141776868353">
                <text:p>1.54141776868353</text:p>
              </table:table-cell>
              <table:table-cell office:value-type="float" office:value="3.11642206836744">
                <text:p>3.11642206836744</text:p>
              </table:table-cell>
              <table:table-cell office:value-type="float" office:value="-3.43598033370681">
                <text:p>-3.43598033370681</text:p>
              </table:table-cell>
              <table:table-cell office:value-type="float" office:value="-2.90445497397579">
                <text:p>-2.904454973975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64493773933426">
                <text:p>3.64493773933426</text:p>
              </table:table-cell>
              <table:table-cell office:value-type="float" office:value="-1.42522809871734">
                <text:p>-1.42522809871734</text:p>
              </table:table-cell>
              <table:table-cell office:value-type="float" office:value="1.53281341855818">
                <text:p>1.53281341855818</text:p>
              </table:table-cell>
              <table:table-cell office:value-type="float" office:value="3.14398824506823">
                <text:p>3.14398824506823</text:p>
              </table:table-cell>
              <table:table-cell office:value-type="float" office:value="-3.43990190384939">
                <text:p>-3.43990190384939</text:p>
              </table:table-cell>
              <table:table-cell office:value-type="float" office:value="-2.9311786187759">
                <text:p>-2.93117861877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65049738839602">
                <text:p>3.65049738839602</text:p>
              </table:table-cell>
              <table:table-cell office:value-type="float" office:value="-1.4182995596835">
                <text:p>-1.4182995596835</text:p>
              </table:table-cell>
              <table:table-cell office:value-type="float" office:value="1.52421114819982">
                <text:p>1.52421114819982</text:p>
              </table:table-cell>
              <table:table-cell office:value-type="float" office:value="3.17199790624938">
                <text:p>3.17199790624938</text:p>
              </table:table-cell>
              <table:table-cell office:value-type="float" office:value="-3.44378059552343">
                <text:p>-3.44378059552343</text:p>
              </table:table-cell>
              <table:table-cell office:value-type="float" office:value="-2.95835401912108">
                <text:p>-2.958354019121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65604308383031">
                <text:p>3.65604308383031</text:p>
              </table:table-cell>
              <table:table-cell office:value-type="float" office:value="-1.41135732144118">
                <text:p>-1.41135732144118</text:p>
              </table:table-cell>
              <table:table-cell office:value-type="float" office:value="1.51561091645532">
                <text:p>1.51561091645532</text:p>
              </table:table-cell>
              <table:table-cell office:value-type="float" office:value="3.200459456052">
                <text:p>3.200459456052</text:p>
              </table:table-cell>
              <table:table-cell office:value-type="float" office:value="-3.44761561295171">
                <text:p>-3.44761561295171</text:p>
              </table:table-cell>
              <table:table-cell office:value-type="float" office:value="-2.98598952989037">
                <text:p>-2.985989529890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66157462116668">
                <text:p>3.66157462116668</text:p>
              </table:table-cell>
              <table:table-cell office:value-type="float" office:value="-1.40440137930541">
                <text:p>-1.40440137930541</text:p>
              </table:table-cell>
              <table:table-cell office:value-type="float" office:value="1.50701268265727">
                <text:p>1.50701268265727</text:p>
              </table:table-cell>
              <table:table-cell office:value-type="float" office:value="3.22938149134009">
                <text:p>3.22938149134009</text:p>
              </table:table-cell>
              <table:table-cell office:value-type="float" office:value="-3.45140614580753">
                <text:p>-3.45140614580753</text:p>
              </table:table-cell>
              <table:table-cell office:value-type="float" office:value="-3.01409369857614">
                <text:p>-3.014093698576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66709179541271">
                <text:p>3.66709179541271</text:p>
              </table:table-cell>
              <table:table-cell office:value-type="float" office:value="-1.39743172956914">
                <text:p>-1.39743172956914</text:p>
              </table:table-cell>
              <table:table-cell office:value-type="float" office:value="1.49841640661826">
                <text:p>1.49841640661826</text:p>
              </table:table-cell>
              <table:table-cell office:value-type="float" office:value="3.25877280677672">
                <text:p>3.25877280677672</text:p>
              </table:table-cell>
              <table:table-cell office:value-type="float" office:value="-3.45515136882447">
                <text:p>-3.45515136882447</text:p>
              </table:table-cell>
              <table:table-cell office:value-type="float" office:value="-3.04267527036613">
                <text:p>-3.042675270366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67259440106777">
                <text:p>3.67259440106777</text:p>
              </table:table-cell>
              <table:table-cell office:value-type="float" office:value="-1.39044836950588">
                <text:p>-1.39044836950588</text:p>
              </table:table-cell>
              <table:table-cell office:value-type="float" office:value="1.48982204862816">
                <text:p>1.48982204862816</text:p>
              </table:table-cell>
              <table:table-cell office:value-type="float" office:value="3.28864240004714">
                <text:p>3.28864240004714</text:p>
              </table:table-cell>
              <table:table-cell office:value-type="float" office:value="-3.45885044139337">
                <text:p>-3.45885044139337</text:p>
              </table:table-cell>
              <table:table-cell office:value-type="float" office:value="-3.07174319337001">
                <text:p>-3.07174319337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67808223213605">
                <text:p>3.67808223213605</text:p>
              </table:table-cell>
              <table:table-cell office:value-type="float" office:value="-1.3834512973705">
                <text:p>-1.3834512973705</text:p>
              </table:table-cell>
              <table:table-cell office:value-type="float" office:value="1.48122956944962">
                <text:p>1.48122956944962</text:p>
              </table:table-cell>
              <table:table-cell office:value-type="float" office:value="3.31899947723314">
                <text:p>3.31899947723314</text:p>
              </table:table-cell>
              <table:table-cell office:value-type="float" office:value="-3.46250250714585">
                <text:p>-3.46250250714585</text:p>
              </table:table-cell>
              <table:table-cell office:value-type="float" office:value="-3.10130662399713">
                <text:p>-3.101306623997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68355508214051">
                <text:p>3.68355508214051</text:p>
              </table:table-cell>
              <table:table-cell office:value-type="float" office:value="-1.37644051240147">
                <text:p>-1.37644051240147</text:p>
              </table:table-cell>
              <table:table-cell office:value-type="float" office:value="1.47263893031506">
                <text:p>1.47263893031506</text:p>
              </table:table-cell>
              <table:table-cell office:value-type="float" office:value="3.34985345834175">
                <text:p>3.34985345834175</text:p>
              </table:table-cell>
              <table:table-cell office:value-type="float" office:value="-3.46610669352407">
                <text:p>-3.46610669352407</text:p>
              </table:table-cell>
              <table:table-cell office:value-type="float" office:value="-3.13137493249326">
                <text:p>-3.131374932493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68901274413656">
                <text:p>3.68901274413656</text:p>
              </table:table-cell>
              <table:table-cell office:value-type="float" office:value="-1.36941601482239">
                <text:p>-1.36941601482239</text:p>
              </table:table-cell>
              <table:table-cell office:value-type="float" office:value="1.46405009292304">
                <text:p>1.46405009292304</text:p>
              </table:table-cell>
              <table:table-cell office:value-type="float" office:value="3.38121398299828">
                <text:p>3.38121398299828</text:p>
              </table:table-cell>
              <table:table-cell office:value-type="float" office:value="-3.46966211133584">
                <text:p>-3.46966211133584</text:p>
              </table:table-cell>
              <table:table-cell office:value-type="float" office:value="-3.16195770863191">
                <text:p>-3.161957708631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69445501072636">
                <text:p>3.69445501072636</text:p>
              </table:table-cell>
              <table:table-cell office:value-type="float" office:value="-1.36237780584292">
                <text:p>-1.36237780584292</text:p>
              </table:table-cell>
              <table:table-cell office:value-type="float" office:value="1.45546301943379">
                <text:p>1.45546301943379</text:p>
              </table:table-cell>
              <table:table-cell office:value-type="float" office:value="3.4130909162978">
                <text:p>3.4130909162978</text:p>
              </table:table-cell>
              <table:table-cell office:value-type="float" office:value="-3.47316785429535">
                <text:p>-3.47316785429535</text:p>
              </table:table-cell>
              <table:table-cell office:value-type="float" office:value="-3.19306476757629">
                <text:p>-3.193064767576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69988167407294">
                <text:p>3.69988167407294</text:p>
              </table:table-cell>
              <table:table-cell office:value-type="float" office:value="-1.35532588766022">
                <text:p>-1.35532588766022</text:p>
              </table:table-cell>
              <table:table-cell office:value-type="float" office:value="1.44687767246537">
                <text:p>1.44687767246537</text:p>
              </table:table-cell>
              <table:table-cell office:value-type="float" office:value="3.44549435482982">
                <text:p>3.44549435482982</text:p>
              </table:table-cell>
              <table:table-cell office:value-type="float" office:value="-3.47662299854829">
                <text:p>-3.47662299854829</text:p>
              </table:table-cell>
              <table:table-cell office:value-type="float" office:value="-3.22470615590882">
                <text:p>-3.224706155908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70529252591417">
                <text:p>3.70529252591417</text:p>
              </table:table-cell>
              <table:table-cell office:value-type="float" office:value="-1.34826026346114">
                <text:p>-1.34826026346114</text:p>
              </table:table-cell>
              <table:table-cell office:value-type="float" office:value="1.43829401509156">
                <text:p>1.43829401509156</text:p>
              </table:table-cell>
              <table:table-cell office:value-type="float" office:value="3.47843463288185">
                <text:p>3.47843463288185</text:p>
              </table:table-cell>
              <table:table-cell office:value-type="float" office:value="-3.48002660218016">
                <text:p>-3.48002660218016</text:p>
              </table:table-cell>
              <table:table-cell office:value-type="float" office:value="-3.25689215783569">
                <text:p>-3.256892157835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71068735757801">
                <text:p>3.71068735757801</text:p>
              </table:table-cell>
              <table:table-cell office:value-type="float" office:value="-1.34118093742248">
                <text:p>-1.34118093742248</text:p>
              </table:table-cell>
              <table:table-cell office:value-type="float" office:value="1.42971201083626">
                <text:p>1.42971201083626</text:p>
              </table:table-cell>
              <table:table-cell office:value-type="float" office:value="3.5119223288142">
                <text:p>3.5119223288142</text:p>
              </table:table-cell>
              <table:table-cell office:value-type="float" office:value="-3.48337770470954">
                <text:p>-3.48337770470954</text:p>
              </table:table-cell>
              <table:table-cell office:value-type="float" office:value="-3.28963330157153">
                <text:p>-3.289633301571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71606595999649">
                <text:p>3.71606595999649</text:p>
              </table:table-cell>
              <table:table-cell office:value-type="float" office:value="-1.33408791471286">
                <text:p>-1.33408791471286</text:p>
              </table:table-cell>
              <table:table-cell office:value-type="float" office:value="1.42113162367121">
                <text:p>1.42113162367121</text:p>
              </table:table-cell>
              <table:table-cell office:value-type="float" office:value="3.54596827162765">
                <text:p>3.54596827162765</text:p>
              </table:table-cell>
              <table:table-cell office:value-type="float" office:value="-3.48667532656251">
                <text:p>-3.48667532656251</text:p>
              </table:table-cell>
              <table:table-cell office:value-type="float" office:value="-3.32294036590912">
                <text:p>-3.322940365909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7214281237214">
                <text:p>3.7214281237214</text:p>
              </table:table-cell>
              <table:table-cell office:value-type="float" office:value="-1.32698120149341">
                <text:p>-1.32698120149341</text:p>
              </table:table-cell>
              <table:table-cell office:value-type="float" office:value="1.4125528180115">
                <text:p>1.4125528180115</text:p>
              </table:table-cell>
              <table:table-cell office:value-type="float" office:value="3.58058354771866">
                <text:p>3.58058354771866</text:p>
              </table:table-cell>
              <table:table-cell office:value-type="float" office:value="-3.48991846853115">
                <text:p>-3.48991846853115</text:p>
              </table:table-cell>
              <table:table-cell office:value-type="float" office:value="-3.35682438698432">
                <text:p>-3.356824386984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72677363893839">
                <text:p>3.72677363893839</text:p>
              </table:table-cell>
              <table:table-cell office:value-type="float" office:value="-1.31986080491978">
                <text:p>-1.31986080491978</text:p>
              </table:table-cell>
              <table:table-cell office:value-type="float" office:value="1.4039755587129">
                <text:p>1.4039755587129</text:p>
              </table:table-cell>
              <table:table-cell office:value-type="float" office:value="3.61577950782799">
                <text:p>3.61577950782799</text:p>
              </table:table-cell>
              <table:table-cell office:value-type="float" office:value="-3.49310611121054">
                <text:p>-3.49310611121054</text:p>
              </table:table-cell>
              <table:table-cell office:value-type="float" office:value="-3.39129666522858">
                <text:p>-3.391296665228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73210229548334">
                <text:p>3.73210229548334</text:p>
              </table:table-cell>
              <table:table-cell office:value-type="float" office:value="-1.31272673314151">
                <text:p>-1.31272673314151</text:p>
              </table:table-cell>
              <table:table-cell office:value-type="float" office:value="1.3953998110664">
                <text:p>1.3953998110664</text:p>
              </table:table-cell>
              <table:table-cell office:value-type="float" office:value="3.65156777419885">
                <text:p>3.65156777419885</text:p>
              </table:table-cell>
              <table:table-cell office:value-type="float" office:value="-3.49623721442063">
                <text:p>-3.49623721442063</text:p>
              </table:table-cell>
              <table:table-cell office:value-type="float" office:value="-3.42636877253219">
                <text:p>-3.426368772532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73741388285626">
                <text:p>3.73741388285626</text:p>
              </table:table-cell>
              <table:table-cell office:value-type="float" office:value="-1.30557899530537">
                <text:p>-1.30557899530537</text:p>
              </table:table-cell>
              <table:table-cell office:value-type="float" office:value="1.38682554079748">
                <text:p>1.38682554079748</text:p>
              </table:table-cell>
              <table:table-cell office:value-type="float" office:value="3.68796024793235">
                <text:p>3.68796024793235</text:p>
              </table:table-cell>
              <table:table-cell office:value-type="float" office:value="-3.49931071660412">
                <text:p>-3.49931071660412</text:p>
              </table:table-cell>
              <table:table-cell office:value-type="float" office:value="-3.46205255960909">
                <text:p>-3.462052559609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74270819023844">
                <text:p>3.74270819023844</text:p>
              </table:table-cell>
              <table:table-cell office:value-type="float" office:value="-1.29841760155405">
                <text:p>-1.29841760155405</text:p>
              </table:table-cell>
              <table:table-cell office:value-type="float" office:value="1.37825271405977">
                <text:p>1.37825271405977</text:p>
              </table:table-cell>
              <table:table-cell office:value-type="float" office:value="3.72496911656677">
                <text:p>3.72496911656677</text:p>
              </table:table-cell>
              <table:table-cell office:value-type="float" office:value="-3.50232553420708">
                <text:p>-3.50232553420708</text:p>
              </table:table-cell>
              <table:table-cell office:value-type="float" office:value="-3.49836016358003">
                <text:p>-3.498360163580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74798500650658">
                <text:p>3.74798500650658</text:p>
              </table:table-cell>
              <table:table-cell office:value-type="float" office:value="-1.29124256302821">
                <text:p>-1.29124256302821</text:p>
              </table:table-cell>
              <table:table-cell office:value-type="float" office:value="1.36968129743308">
                <text:p>1.36968129743308</text:p>
              </table:table-cell>
              <table:table-cell office:value-type="float" office:value="3.76260686186781">
                <text:p>3.76260686186781</text:p>
              </table:table-cell>
              <table:table-cell office:value-type="float" office:value="-3.50528056103552">
                <text:p>-3.50528056103552</text:p>
              </table:table-cell>
              <table:table-cell office:value-type="float" office:value="-3.53530401577248">
                <text:p>-3.535304015772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75324412025012">
                <text:p>3.75324412025012</text:p>
              </table:table-cell>
              <table:table-cell office:value-type="float" office:value="-1.28405389186699">
                <text:p>-1.28405389186699</text:p>
              </table:table-cell>
              <table:table-cell office:value-type="float" office:value="1.36111125791908">
                <text:p>1.36111125791908</text:p>
              </table:table-cell>
              <table:table-cell office:value-type="float" office:value="3.80088626784822">
                <text:p>3.80088626784822</text:p>
              </table:table-cell>
              <table:table-cell office:value-type="float" office:value="-3.50817466759226">
                <text:p>-3.50817466759226</text:p>
              </table:table-cell>
              <table:table-cell office:value-type="float" office:value="-3.57289684974541">
                <text:p>-3.572896849745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75848531978625">
                <text:p>3.75848531978625</text:p>
              </table:table-cell>
              <table:table-cell office:value-type="float" office:value="-1.27685160120867">
                <text:p>-1.27685160120867</text:p>
              </table:table-cell>
              <table:table-cell office:value-type="float" office:value="1.35254256293831">
                <text:p>1.35254256293831</text:p>
              </table:table-cell>
              <table:table-cell office:value-type="float" office:value="3.83982042902133">
                <text:p>3.83982042902133</text:p>
              </table:table-cell>
              <table:table-cell office:value-type="float" office:value="-3.51100670038827">
                <text:p>-3.51100670038827</text:p>
              </table:table-cell>
              <table:table-cell office:value-type="float" office:value="-3.61115170955307">
                <text:p>-3.611151709553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76370839317587">
                <text:p>3.76370839317587</text:p>
              </table:table-cell>
              <table:table-cell office:value-type="float" office:value="-1.26963570519149">
                <text:p>-1.26963570519149</text:p>
              </table:table-cell>
              <table:table-cell office:value-type="float" office:value="1.34397518032609">
                <text:p>1.34397518032609</text:p>
              </table:table-cell>
              <table:table-cell office:value-type="float" office:value="3.87942275888759">
                <text:p>3.87942275888759</text:p>
              </table:table-cell>
              <table:table-cell office:value-type="float" office:value="-3.51377548123183">
                <text:p>-3.51377548123183</text:p>
              </table:table-cell>
              <table:table-cell office:value-type="float" office:value="-3.65008195823474">
                <text:p>-3.650081958234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76891312824117">
                <text:p>3.76891312824117</text:p>
              </table:table-cell>
              <table:table-cell office:value-type="float" office:value="-1.26240621895381">
                <text:p>-1.26240621895381</text:p>
              </table:table-cell>
              <table:table-cell office:value-type="float" office:value="1.33540907832929">
                <text:p>1.33540907832929</text:p>
              </table:table-cell>
              <table:table-cell office:value-type="float" office:value="3.91970699867348">
                <text:p>3.91970699867348</text:p>
              </table:table-cell>
              <table:table-cell office:value-type="float" office:value="-3.51647980649309">
                <text:p>-3.51647980649309</text:p>
              </table:table-cell>
              <table:table-cell office:value-type="float" office:value="-3.68970128656677">
                <text:p>-3.689701286566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77409931258066">
                <text:p>3.77409931258066</text:p>
              </table:table-cell>
              <table:table-cell office:value-type="float" office:value="-1.25516315863489">
                <text:p>-1.25516315863489</text:p>
              </table:table-cell>
              <table:table-cell office:value-type="float" office:value="1.32684422560269">
                <text:p>1.32684422560269</text:p>
              </table:table-cell>
              <table:table-cell office:value-type="float" office:value="3.96068722631119">
                <text:p>3.96068722631119</text:p>
              </table:table-cell>
              <table:table-cell office:value-type="float" office:value="-3.51911844634108">
                <text:p>-3.51911844634108</text:p>
              </table:table-cell>
              <table:table-cell office:value-type="float" office:value="-3.73002372204688">
                <text:p>-3.730023722046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7792667335865">
                <text:p>3.7792667335865</text:p>
              </table:table-cell>
              <table:table-cell office:value-type="float" office:value="-1.24790654137554">
                <text:p>-1.24790654137554</text:p>
              </table:table-cell>
              <table:table-cell office:value-type="float" office:value="1.31828059120583">
                <text:p>1.31828059120583</text:p>
              </table:table-cell>
              <table:table-cell office:value-type="float" office:value="4.00237786568967">
                <text:p>4.00237786568967</text:p>
              </table:table-cell>
              <table:table-cell office:value-type="float" office:value="-3.52169014395608">
                <text:p>-3.52169014395608</text:p>
              </table:table-cell>
              <table:table-cell office:value-type="float" office:value="-3.77106363815724">
                <text:p>-3.771063638157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78441517846112">
                <text:p>3.78441517846112</text:p>
              </table:table-cell>
              <table:table-cell office:value-type="float" office:value="-1.24063638531771">
                <text:p>-1.24063638531771</text:p>
              </table:table-cell>
              <table:table-cell office:value-type="float" office:value="1.30971814459858">
                <text:p>1.30971814459858</text:p>
              </table:table-cell>
              <table:table-cell office:value-type="float" office:value="4.04479369615924">
                <text:p>4.04479369615924</text:p>
              </table:table-cell>
              <table:table-cell office:value-type="float" office:value="-3.52419361471362">
                <text:p>-3.52419361471362</text:p>
              </table:table-cell>
              <table:table-cell office:value-type="float" office:value="-3.81283576387333">
                <text:p>-3.81283576387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78954443423377">
                <text:p>3.78954443423377</text:p>
              </table:table-cell>
              <table:table-cell office:value-type="float" office:value="-1.23335270960573">
                <text:p>-1.23335270960573</text:p>
              </table:table-cell>
              <table:table-cell office:value-type="float" office:value="1.30115685563868">
                <text:p>1.30115685563868</text:p>
              </table:table-cell>
              <table:table-cell office:value-type="float" office:value="4.08794986231317">
                <text:p>4.08794986231317</text:p>
              </table:table-cell>
              <table:table-cell office:value-type="float" office:value="-3.5266275453391">
                <text:p>-3.5266275453391</text:p>
              </table:table-cell>
              <table:table-cell office:value-type="float" office:value="-3.85535519346052">
                <text:p>-3.855355193460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79465428777834">
                <text:p>3.79465428777834</text:p>
              </table:table-cell>
              <table:table-cell office:value-type="float" office:value="-1.22605553438511">
                <text:p>-1.22605553438511</text:p>
              </table:table-cell>
              <table:table-cell office:value-type="float" office:value="1.29259669457706">
                <text:p>1.29259669457706</text:p>
              </table:table-cell>
              <table:table-cell office:value-type="float" office:value="4.13186188405063">
                <text:p>4.13186188405063</text:p>
              </table:table-cell>
              <table:table-cell office:value-type="float" office:value="-3.52899059303386">
                <text:p>-3.52899059303386</text:p>
              </table:table-cell>
              <table:table-cell office:value-type="float" office:value="-3.89863739654277">
                <text:p>-3.898637396542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9974452582922">
                <text:p>3.79974452582922</text:p>
              </table:table-cell>
              <table:table-cell office:value-type="float" office:value="-1.21874488080427">
                <text:p>-1.21874488080427</text:p>
              </table:table-cell>
              <table:table-cell office:value-type="float" office:value="1.28403763205575">
                <text:p>1.28403763205575</text:p>
              </table:table-cell>
              <table:table-cell office:value-type="float" office:value="4.17654566692222">
                <text:p>4.17654566692222</text:p>
              </table:table-cell>
              <table:table-cell office:value-type="float" office:value="-3.5312813845693">
                <text:p>-3.5312813845693</text:p>
              </table:table-cell>
              <table:table-cell office:value-type="float" office:value="-3.94269822845759">
                <text:p>-3.942698228457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80481493499975">
                <text:p>3.80481493499975</text:p>
              </table:table-cell>
              <table:table-cell office:value-type="float" office:value="-1.21142077101308">
                <text:p>-1.21142077101308</text:p>
              </table:table-cell>
              <table:table-cell office:value-type="float" office:value="1.27547963910305">
                <text:p>1.27547963910305</text:p>
              </table:table-cell>
              <table:table-cell office:value-type="float" office:value="4.22201751276844">
                <text:p>4.22201751276844</text:p>
              </table:table-cell>
              <table:table-cell office:value-type="float" office:value="-3.53349851534972">
                <text:p>-3.53349851534972</text:p>
              </table:table-cell>
              <table:table-cell office:value-type="float" office:value="-3.98755394090843">
                <text:p>-3.987553940908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0986530179891">
                <text:p>3.80986530179891</text:p>
              </table:table-cell>
              <table:table-cell office:value-type="float" office:value="-1.20408322816371">
                <text:p>-1.20408322816371</text:p>
              </table:table-cell>
              <table:table-cell office:value-type="float" office:value="1.26692268713063">
                <text:p>1.26692268713063</text:p>
              </table:table-cell>
              <table:table-cell office:value-type="float" office:value="4.26829413066037">
                <text:p>4.26829413066037</text:p>
              </table:table-cell>
              <table:table-cell office:value-type="float" office:value="-3.53564054844154">
                <text:p>-3.53564054844154</text:p>
              </table:table-cell>
              <table:table-cell office:value-type="float" office:value="-4.03322119291335">
                <text:p>-4.033221192913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81489541264889">
                <text:p>3.81489541264889</text:p>
              </table:table-cell>
              <table:table-cell office:value-type="float" office:value="-1.1967322764101">
                <text:p>-1.1967322764101</text:p>
              </table:table-cell>
              <table:table-cell office:value-type="float" office:value="1.2583667479303">
                <text:p>1.2583667479303</text:p>
              </table:table-cell>
              <table:table-cell office:value-type="float" office:value="4.31539264814941">
                <text:p>4.31539264814941</text:p>
              </table:table-cell>
              <table:table-cell office:value-type="float" office:value="-3.53770601356775">
                <text:p>-3.53770601356775</text:p>
              </table:table-cell>
              <table:table-cell office:value-type="float" office:value="-4.07971706206597">
                <text:p>-4.079717062065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81990505390307">
                <text:p>3.81990505390307</text:p>
              </table:table-cell>
              <table:table-cell office:value-type="float" office:value="-1.1893679409075">
                <text:p>-1.1893679409075</text:p>
              </table:table-cell>
              <table:table-cell office:value-type="float" office:value="1.2498117936695">
                <text:p>1.2498117936695</text:p>
              </table:table-cell>
              <table:table-cell office:value-type="float" office:value="4.363330622826">
                <text:p>4.363330622826</text:p>
              </table:table-cell>
              <table:table-cell office:value-type="float" office:value="-3.5396934060673">
                <text:p>-3.5396934060673</text:p>
              </table:table-cell>
              <table:table-cell office:value-type="float" office:value="-4.12705905610873">
                <text:p>-4.127059056108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8248940118631">
                <text:p>3.8248940118631</text:p>
              </table:table-cell>
              <table:table-cell office:value-type="float" office:value="-1.18199024781209">
                <text:p>-1.18199024781209</text:p>
              </table:table-cell>
              <table:table-cell office:value-type="float" office:value="1.24125779688865">
                <text:p>1.24125779688865</text:p>
              </table:table-cell>
              <table:table-cell office:value-type="float" office:value="4.41212605421233">
                <text:p>4.41212605421233</text:p>
              </table:table-cell>
              <table:table-cell office:value-type="float" office:value="-3.54160118581669">
                <text:p>-3.54160118581669</text:p>
              </table:table-cell>
              <table:table-cell office:value-type="float" office:value="-4.17526512483175">
                <text:p>-4.175265124831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2986207279724">
                <text:p>3.82986207279724</text:p>
              </table:table-cell>
              <table:table-cell office:value-type="float" office:value="-1.17459922428162">
                <text:p>-1.17459922428162</text:p>
              </table:table-cell>
              <table:table-cell office:value-type="float" office:value="1.23270473049781">
                <text:p>1.23270473049781</text:p>
              </table:table-cell>
              <table:table-cell office:value-type="float" office:value="4.46179739596669">
                <text:p>4.46179739596669</text:p>
              </table:table-cell>
              <table:table-cell office:value-type="float" office:value="-3.54342777611318">
                <text:p>-3.54342777611318</text:p>
              </table:table-cell>
              <table:table-cell office:value-type="float" office:value="-4.22435367229479">
                <text:p>-4.224353672294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3480902295831">
                <text:p>3.83480902295831</text:p>
              </table:table-cell>
              <table:table-cell office:value-type="float" office:value="-1.16719489847313">
                <text:p>-1.16719489847313</text:p>
              </table:table-cell>
              <table:table-cell office:value-type="float" office:value="1.2241525677722">
                <text:p>1.2241525677722</text:p>
              </table:table-cell>
              <table:table-cell office:value-type="float" office:value="4.51236356844571">
                <text:p>4.51236356844571</text:p>
              </table:table-cell>
              <table:table-cell office:value-type="float" office:value="-3.54517156251842">
                <text:p>-3.54517156251842</text:p>
              </table:table-cell>
              <table:table-cell office:value-type="float" office:value="-4.27434356939996">
                <text:p>-4.274343569399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3973464860119">
                <text:p>3.83973464860119</text:p>
              </table:table-cell>
              <table:table-cell office:value-type="float" office:value="-1.15977729954335">
                <text:p>-1.15977729954335</text:p>
              </table:table-cell>
              <table:table-cell office:value-type="float" office:value="1.21560128234921">
                <text:p>1.21560128234921</text:p>
              </table:table-cell>
              <table:table-cell office:value-type="float" office:value="4.56384397158925">
                <text:p>4.56384397158925</text:p>
              </table:table-cell>
              <table:table-cell office:value-type="float" office:value="-3.5468308916597">
                <text:p>-3.5468308916597</text:p>
              </table:table-cell>
              <table:table-cell office:value-type="float" office:value="-4.32525416679036">
                <text:p>-4.325254166790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84463873600153">
                <text:p>3.84463873600153</text:p>
              </table:table-cell>
              <table:table-cell office:value-type="float" office:value="-1.15234645764771">
                <text:p>-1.15234645764771</text:p>
              </table:table-cell>
              <table:table-cell office:value-type="float" office:value="1.2070508482251">
                <text:p>1.2070508482251</text:p>
              </table:table-cell>
              <table:table-cell office:value-type="float" office:value="4.61625849817512">
                <text:p>4.61625849817512</text:p>
              </table:table-cell>
              <table:table-cell office:value-type="float" office:value="-3.54840406998894">
                <text:p>-3.54840406998894</text:p>
              </table:table-cell>
              <table:table-cell office:value-type="float" office:value="-4.3771053081174">
                <text:p>-4.37710530811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84952107147346">
                <text:p>3.84952107147346</text:p>
              </table:table-cell>
              <table:table-cell office:value-type="float" office:value="-1.14490240393994">
                <text:p>-1.14490240393994</text:p>
              </table:table-cell>
              <table:table-cell office:value-type="float" office:value="1.19850123975136">
                <text:p>1.19850123975136</text:p>
              </table:table-cell>
              <table:table-cell office:value-type="float" office:value="4.669627547416">
                <text:p>4.669627547416</text:p>
              </table:table-cell>
              <table:table-cell office:value-type="float" office:value="-3.54988936249676">
                <text:p>-3.54988936249676</text:p>
              </table:table-cell>
              <table:table-cell office:value-type="float" office:value="-4.42991734365458">
                <text:p>-4.429917343654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85438144138819">
                <text:p>3.85438144138819</text:p>
              </table:table-cell>
              <table:table-cell office:value-type="float" office:value="-1.13744517057021">
                <text:p>-1.13744517057021</text:p>
              </table:table-cell>
              <table:table-cell office:value-type="float" office:value="1.18995243163048">
                <text:p>1.18995243163048</text:p>
              </table:table-cell>
              <table:table-cell office:value-type="float" office:value="4.72397203892766">
                <text:p>4.72397203892766</text:p>
              </table:table-cell>
              <table:table-cell office:value-type="float" office:value="-3.55128499138007">
                <text:p>-3.55128499138007</text:p>
              </table:table-cell>
              <table:table-cell office:value-type="float" office:value="-4.48371114427919">
                <text:p>-4.483711144279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85921963219236">
                <text:p>3.85921963219236</text:p>
              </table:table-cell>
              <table:table-cell office:value-type="float" office:value="-1.12997479068485">
                <text:p>-1.12997479068485</text:p>
              </table:table-cell>
              <table:table-cell office:value-type="float" office:value="1.18140439891369">
                <text:p>1.18140439891369</text:p>
              </table:table-cell>
              <table:table-cell office:value-type="float" office:value="4.77931342707366">
                <text:p>4.77931342707366</text:p>
              </table:table-cell>
              <table:table-cell office:value-type="float" office:value="-3.55258913466146">
                <text:p>-3.55258913466146</text:p>
              </table:table-cell>
              <table:table-cell office:value-type="float" office:value="-4.5385081158294">
                <text:p>-4.53850811582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86403543042641">
                <text:p>3.86403543042641</text:p>
              </table:table-cell>
              <table:table-cell office:value-type="float" office:value="-1.12249129842423">
                <text:p>-1.12249129842423</text:p>
              </table:table-cell>
              <table:table-cell office:value-type="float" office:value="1.17285711699516">
                <text:p>1.17285711699516</text:p>
              </table:table-cell>
              <table:table-cell office:value-type="float" office:value="4.83567371567003">
                <text:p>4.83567371567003</text:p>
              </table:table-cell>
              <table:table-cell office:value-type="float" office:value="-3.55379992475955">
                <text:p>-3.55379992475955</text:p>
              </table:table-cell>
              <table:table-cell office:value-type="float" office:value="-4.59433021383158">
                <text:p>-4.594330213831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86882862274248">
                <text:p>3.86882862274248</text:p>
              </table:table-cell>
              <table:table-cell office:value-type="float" office:value="-1.11499472892341">
                <text:p>-1.11499472892341</text:p>
              </table:table-cell>
              <table:table-cell office:value-type="float" office:value="1.16431056161205">
                <text:p>1.16431056161205</text:p>
              </table:table-cell>
              <table:table-cell office:value-type="float" office:value="4.89307547309429">
                <text:p>4.89307547309429</text:p>
              </table:table-cell>
              <table:table-cell office:value-type="float" office:value="-3.55491544700518">
                <text:p>-3.55491544700518</text:p>
              </table:table-cell>
              <table:table-cell office:value-type="float" office:value="-4.65119995861633">
                <text:p>-4.651199958616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87359899592436">
                <text:p>3.87359899592436</text:p>
              </table:table-cell>
              <table:table-cell office:value-type="float" office:value="-1.10748511830846">
                <text:p>-1.10748511830846</text:p>
              </table:table-cell>
              <table:table-cell office:value-type="float" office:value="1.15576470883687">
                <text:p>1.15576470883687</text:p>
              </table:table-cell>
              <table:table-cell office:value-type="float" office:value="4.9515418477621">
                <text:p>4.9515418477621</text:p>
              </table:table-cell>
              <table:table-cell office:value-type="float" office:value="-3.55593373810822">
                <text:p>-3.55593373810822</text:p>
              </table:table-cell>
              <table:table-cell office:value-type="float" office:value="-4.70914045082401">
                <text:p>-4.709140450824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87834633690444">
                <text:p>3.87834633690444</text:p>
              </table:table-cell>
              <table:table-cell office:value-type="float" office:value="-1.0999625036966">
                <text:p>-1.0999625036966</text:p>
              </table:table-cell>
              <table:table-cell office:value-type="float" office:value="1.14721953507672">
                <text:p>1.14721953507672</text:p>
              </table:table-cell>
              <table:table-cell office:value-type="float" office:value="5.0110965840151">
                <text:p>5.0110965840151</text:p>
              </table:table-cell>
              <table:table-cell office:value-type="float" office:value="-3.55685278456352">
                <text:p>-3.55685278456352</text:p>
              </table:table-cell>
              <table:table-cell office:value-type="float" office:value="-4.76817538729843">
                <text:p>-4.768175387298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88307043278352">
                <text:p>3.88307043278352</text:p>
              </table:table-cell>
              <table:table-cell office:value-type="float" office:value="-1.09242692319428">
                <text:p>-1.09242692319428</text:p>
              </table:table-cell>
              <table:table-cell office:value-type="float" office:value="1.13867501706903">
                <text:p>1.13867501706903</text:p>
              </table:table-cell>
              <table:table-cell office:value-type="float" office:value="5.07176403839196">
                <text:p>5.07176403839196</text:p>
              </table:table-cell>
              <table:table-cell office:value-type="float" office:value="-3.55767052100332">
                <text:p>-3.55767052100332</text:p>
              </table:table-cell>
              <table:table-cell office:value-type="float" office:value="-4.82832907738607">
                <text:p>-4.828329077386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8777107084925">
                <text:p>3.88777107084925</text:p>
              </table:table-cell>
              <table:table-cell office:value-type="float" office:value="-1.08487841589416">
                <text:p>-1.08487841589416</text:p>
              </table:table-cell>
              <table:table-cell office:value-type="float" office:value="1.13013113187641">
                <text:p>1.13013113187641</text:p>
              </table:table-cell>
              <table:table-cell office:value-type="float" office:value="5.13356919631389">
                <text:p>5.13356919631389</text:p>
              </table:table-cell>
              <table:table-cell office:value-type="float" office:value="-3.55838482848718">
                <text:p>-3.55838482848718</text:p>
              </table:table-cell>
              <table:table-cell office:value-type="float" office:value="-4.88962645963389">
                <text:p>-4.889626459633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244803859427">
                <text:p>3.89244803859427</text:p>
              </table:table-cell>
              <table:table-cell office:value-type="float" office:value="-1.07731702187551">
                <text:p>-1.07731702187551</text:p>
              </table:table-cell>
              <table:table-cell office:value-type="float" office:value="1.12158785688548">
                <text:p>1.12158785688548</text:p>
              </table:table-cell>
              <table:table-cell office:value-type="float" office:value="5.19653768916565">
                <text:p>5.19653768916565</text:p>
              </table:table-cell>
              <table:table-cell office:value-type="float" office:value="-3.55899353273097">
                <text:p>-3.55899353273097</text:p>
              </table:table-cell>
              <table:table-cell office:value-type="float" office:value="-4.95209311889225">
                <text:p>-4.952093118892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89710112373548">
                <text:p>3.89710112373548</text:p>
              </table:table-cell>
              <table:table-cell office:value-type="float" office:value="-1.06974278220076">
                <text:p>-1.06974278220076</text:p>
              </table:table-cell>
              <table:table-cell office:value-type="float" office:value="1.11304516980152">
                <text:p>1.11304516980152</text:p>
              </table:table-cell>
              <table:table-cell office:value-type="float" office:value="5.26069581178728">
                <text:p>5.26069581178728</text:p>
              </table:table-cell>
              <table:table-cell office:value-type="float" office:value="-3.559494402271">
                <text:p>-3.559494402271</text:p>
              </table:table-cell>
              <table:table-cell office:value-type="float" office:value="-5.01575530383076">
                <text:p>-5.015755303830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90173011423292">
                <text:p>3.90173011423292</text:p>
              </table:table-cell>
              <table:table-cell office:value-type="float" office:value="-1.06215573891363">
                <text:p>-1.06215573891363</text:p>
              </table:table-cell>
              <table:table-cell office:value-type="float" office:value="1.10450304864493">
                <text:p>1.10450304864493</text:p>
              </table:table-cell>
              <table:table-cell office:value-type="float" office:value="5.32607054038243">
                <text:p>5.32607054038243</text:p>
              </table:table-cell>
              <table:table-cell office:value-type="float" office:value="-3.55988514656202">
                <text:p>-3.55988514656202</text:p>
              </table:table-cell>
              <table:table-cell office:value-type="float" office:value="-5.08063994486229">
                <text:p>-5.080639944862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90633479830791">
                <text:p>3.90633479830791</text:p>
              </table:table-cell>
              <table:table-cell office:value-type="float" office:value="-1.05455593503763">
                <text:p>-1.05455593503763</text:p>
              </table:table-cell>
              <table:table-cell office:value-type="float" office:value="1.09596147174873">
                <text:p>1.09596147174873</text:p>
              </table:table-cell>
              <table:table-cell office:value-type="float" office:value="5.39268955082606">
                <text:p>5.39268955082606</text:p>
              </table:table-cell>
              <table:table-cell office:value-type="float" office:value="-3.56016341400449">
                <text:p>-3.56016341400449</text:p>
              </table:table-cell>
              <table:table-cell office:value-type="float" office:value="-5.14677467247673">
                <text:p>-5.146774672476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91091496446223">
                <text:p>3.91091496446223</text:p>
              </table:table-cell>
              <table:table-cell office:value-type="float" office:value="-1.04694341457273">
                <text:p>-1.04694341457273</text:p>
              </table:table-cell>
              <table:table-cell office:value-type="float" office:value="1.08742041775296">
                <text:p>1.08742041775296</text:p>
              </table:table-cell>
              <table:table-cell office:value-type="float" office:value="5.46058123738866">
                <text:p>5.46058123738866</text:p>
              </table:table-cell>
              <table:table-cell office:value-type="float" office:value="-3.56032678990185">
                <text:p>-3.56032678990185</text:p>
              </table:table-cell>
              <table:table-cell office:value-type="float" office:value="-5.21418783598594">
                <text:p>-5.214187835985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91547040149676">
                <text:p>3.91547040149676</text:p>
              </table:table-cell>
              <table:table-cell office:value-type="float" office:value="-1.03931822249396">
                <text:p>-1.03931822249396</text:p>
              </table:table-cell>
              <table:table-cell office:value-type="float" office:value="1.07887986560296">
                <text:p>1.07887986560296</text:p>
              </table:table-cell>
              <table:table-cell office:value-type="float" office:value="5.52977473186728">
                <text:p>5.52977473186728</text:p>
              </table:table-cell>
              <table:table-cell office:value-type="float" office:value="-3.56037279434199">
                <text:p>-3.56037279434199</text:p>
              </table:table-cell>
              <table:table-cell office:value-type="float" office:value="-5.28290852268219">
                <text:p>-5.282908522682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92000089853018">
                <text:p>3.92000089853018</text:p>
              </table:table-cell>
              <table:table-cell office:value-type="float" office:value="-1.03168040474812">
                <text:p>-1.03168040474812</text:p>
              </table:table-cell>
              <table:table-cell office:value-type="float" office:value="1.07033979454375">
                <text:p>1.07033979454375</text:p>
              </table:table-cell>
              <table:table-cell office:value-type="float" office:value="5.60029992312641">
                <text:p>5.60029992312641</text:p>
              </table:table-cell>
              <table:table-cell office:value-type="float" office:value="-3.56029888000346">
                <text:p>-3.56029888000346</text:p>
              </table:table-cell>
              <table:table-cell office:value-type="float" office:value="-5.35296657739805">
                <text:p>-5.352966577398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92450624501743">
                <text:p>3.92450624501743</text:p>
              </table:table-cell>
              <table:table-cell office:value-type="float" office:value="-1.02403000825194">
                <text:p>-1.02403000825194</text:p>
              </table:table-cell>
              <table:table-cell office:value-type="float" office:value="1.0618001841184">
                <text:p>1.0618001841184</text:p>
              </table:table-cell>
              <table:table-cell office:value-type="float" office:value="5.67218747703133">
                <text:p>5.67218747703133</text:p>
              </table:table-cell>
              <table:table-cell office:value-type="float" office:value="-3.56010242987921">
                <text:p>-3.56010242987921</text:p>
              </table:table-cell>
              <table:table-cell office:value-type="float" office:value="-5.42439262247067">
                <text:p>-5.424392622470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92898623076899">
                <text:p>3.92898623076899</text:p>
              </table:table-cell>
              <table:table-cell office:value-type="float" office:value="-1.01636708088766">
                <text:p>-1.01636708088766</text:p>
              </table:table-cell>
              <table:table-cell office:value-type="float" office:value="1.0532610141613">
                <text:p>1.0532610141613</text:p>
              </table:table-cell>
              <table:table-cell office:value-type="float" office:value="5.74546885678654">
                <text:p>5.74546885678654</text:p>
              </table:table-cell>
              <table:table-cell office:value-type="float" office:value="-3.55978075492107">
                <text:p>-3.55978075492107</text:p>
              </table:table-cell>
              <table:table-cell office:value-type="float" office:value="-5.4972180781067">
                <text:p>-5.49721807810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93344064596837">
                <text:p>3.93344064596837</text:p>
              </table:table-cell>
              <table:table-cell office:value-type="float" office:value="-1.00869167150246">
                <text:p>-1.00869167150246</text:p>
              </table:table-cell>
              <table:table-cell office:value-type="float" office:value="1.04472226479737">
                <text:p>1.04472226479737</text:p>
              </table:table-cell>
              <table:table-cell office:value-type="float" office:value="5.82017634365347">
                <text:p>5.82017634365347</text:p>
              </table:table-cell>
              <table:table-cell office:value-type="float" office:value="-3.55933109159509">
                <text:p>-3.55933109159509</text:p>
              </table:table-cell>
              <table:table-cell office:value-type="float" office:value="-5.57147518312232">
                <text:p>-5.571475183122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93786928119177">
                <text:p>3.93786928119177</text:p>
              </table:table-cell>
              <table:table-cell office:value-type="float" office:value="-1.00100382990346">
                <text:p>-1.00100382990346</text:p>
              </table:table-cell>
              <table:table-cell office:value-type="float" office:value="1.0361839164366">
                <text:p>1.0361839164366</text:p>
              </table:table-cell>
              <table:table-cell office:value-type="float" office:value="5.89634305805353">
                <text:p>5.89634305805353</text:p>
              </table:table-cell>
              <table:table-cell office:value-type="float" office:value="-3.55875059935119">
                <text:p>-3.55875059935119</text:p>
              </table:table-cell>
              <table:table-cell office:value-type="float" office:value="-5.64719701608402">
                <text:p>-5.647197016084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94227192742574">
                <text:p>3.94227192742574</text:p>
              </table:table-cell>
              <table:table-cell office:value-type="float" office:value="-0.993303606855512">
                <text:p>-0.993303606855512</text:p>
              </table:table-cell>
              <table:table-cell office:value-type="float" office:value="1.02764594977035">
                <text:p>1.02764594977035</text:p>
              </table:table-cell>
              <table:table-cell office:value-type="float" office:value="5.97400298102971">
                <text:p>5.97400298102971</text:p>
              </table:table-cell>
              <table:table-cell office:value-type="float" office:value="-3.55803635800015">
                <text:p>-3.55803635800015</text:p>
              </table:table-cell>
              <table:table-cell office:value-type="float" office:value="-5.72441751679088">
                <text:p>-5.724417516790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94664837608574">
                <text:p>3.94664837608574</text:p>
              </table:table-cell>
              <table:table-cell office:value-type="float" office:value="-0.98559105407721">
                <text:p>-0.98559105407721</text:p>
              </table:table-cell>
              <table:table-cell office:value-type="float" office:value="1.01910834576736">
                <text:p>1.01910834576736</text:p>
              </table:table-cell>
              <table:table-cell office:value-type="float" office:value="6.05319097606059">
                <text:p>6.05319097606059</text:p>
              </table:table-cell>
              <table:table-cell office:value-type="float" office:value="-3.5571853649949">
                <text:p>-3.5571853649949</text:p>
              </table:table-cell>
              <table:table-cell office:value-type="float" office:value="-5.80317150812589">
                <text:p>-5.803171508125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95099841903471">
                <text:p>3.95099841903471</text:p>
              </table:table-cell>
              <table:table-cell office:value-type="float" office:value="-0.977866224238341">
                <text:p>-0.977866224238341</text:p>
              </table:table-cell>
              <table:table-cell office:value-type="float" office:value="1.01057108567068">
                <text:p>1.01057108567068</text:p>
              </table:table-cell>
              <table:table-cell office:value-type="float" office:value="6.13394281120732">
                <text:p>6.13394281120732</text:p>
              </table:table-cell>
              <table:table-cell office:value-type="float" office:value="-3.55619453261571">
                <text:p>-3.55619453261571</text:p>
              </table:table-cell>
              <table:table-cell office:value-type="float" office:value="-5.88349471823568">
                <text:p>-5.883494718235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95532184860061">
                <text:p>3.95532184860061</text:p>
              </table:table-cell>
              <table:table-cell office:value-type="float" office:value="-0.970129170955737">
                <text:p>-0.970129170955737</text:p>
              </table:table-cell>
              <table:table-cell office:value-type="float" office:value="1.0020341509926">
                <text:p>1.0020341509926</text:p>
              </table:table-cell>
              <table:table-cell office:value-type="float" office:value="6.2162951815745">
                <text:p>6.2162951815745</text:p>
              </table:table-cell>
              <table:table-cell office:value-type="float" office:value="-3.55506068505213">
                <text:p>-3.55506068505213</text:p>
              </table:table-cell>
              <table:table-cell office:value-type="float" office:value="-5.96542380301946">
                <text:p>-5.965423803019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95961845759495">
                <text:p>3.95961845759495</text:p>
              </table:table-cell>
              <table:table-cell office:value-type="float" office:value="-0.962379948789087">
                <text:p>-0.962379948789087</text:p>
              </table:table-cell>
              <table:table-cell office:value-type="float" office:value="0.993497523511169">
                <text:p>0.993497523511169</text:p>
              </table:table-cell>
              <table:table-cell office:value-type="float" office:value="6.30028573205637">
                <text:p>6.30028573205637</text:p>
              </table:table-cell>
              <table:table-cell office:value-type="float" office:value="-3.55378055538156">
                <text:p>-3.55378055538156</text:p>
              </table:table-cell>
              <table:table-cell office:value-type="float" office:value="-6.04899636891396">
                <text:p>-6.048996368913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96388803933026">
                <text:p>3.96388803933026</text:p>
              </table:table-cell>
              <table:table-cell office:value-type="float" office:value="-0.954618613238554">
                <text:p>-0.954618613238554</text:p>
              </table:table-cell>
              <table:table-cell office:value-type="float" office:value="0.984961185266831">
                <text:p>0.984961185266831</text:p>
              </table:table-cell>
              <table:table-cell office:value-type="float" office:value="6.38595308034226">
                <text:p>6.38595308034226</text:p>
              </table:table-cell>
              <table:table-cell office:value-type="float" office:value="-3.55235078243899">
                <text:p>-3.55235078243899</text:p>
              </table:table-cell>
              <table:table-cell office:value-type="float" office:value="-6.13425099593554">
                <text:p>-6.134250995935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96813038763828">
                <text:p>3.96813038763828</text:p>
              </table:table-cell>
              <table:table-cell office:value-type="float" office:value="-0.946845220738949">
                <text:p>-0.946845220738949</text:p>
              </table:table-cell>
              <table:table-cell office:value-type="float" office:value="0.976425118556706">
                <text:p>0.976425118556706</text:p>
              </table:table-cell>
              <table:table-cell office:value-type="float" office:value="6.47333684015326">
                <text:p>6.47333684015326</text:p>
              </table:table-cell>
              <table:table-cell office:value-type="float" office:value="-3.55076790757549">
                <text:p>-3.55076790757549</text:p>
              </table:table-cell>
              <table:table-cell office:value-type="float" office:value="-6.22122726095278">
                <text:p>-6.221227260952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97234529688692">
                <text:p>3.97234529688692</text:p>
              </table:table-cell>
              <table:table-cell office:value-type="float" office:value="-0.939059828656795">
                <text:p>-0.939059828656795</text:p>
              </table:table-cell>
              <table:table-cell office:value-type="float" office:value="0.967889305932196">
                <text:p>0.967889305932196</text:p>
              </table:table-cell>
              <table:table-cell office:value-type="float" office:value="6.56247764466676">
                <text:p>6.56247764466676</text:p>
              </table:table-cell>
              <table:table-cell office:value-type="float" office:value="-3.54902837130089">
                <text:p>-3.54902837130089</text:p>
              </table:table-cell>
              <table:table-cell office:value-type="float" office:value="-6.30996576115482">
                <text:p>-6.309965761154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97653256199795">
                <text:p>3.97653256199795</text:p>
              </table:table-cell>
              <table:table-cell office:value-type="float" office:value="-0.931262495286319">
                <text:p>-0.931262495286319</text:p>
              </table:table-cell>
              <table:table-cell office:value-type="float" office:value="0.959353730194772">
                <text:p>0.959353730194772</text:p>
              </table:table-cell>
              <table:table-cell office:value-type="float" office:value="6.65341717009614">
                <text:p>6.65341717009614</text:p>
              </table:table-cell>
              <table:table-cell office:value-type="float" office:value="-3.5471285098089">
                <text:p>-3.5471285098089</text:p>
              </table:table-cell>
              <table:table-cell office:value-type="float" office:value="-6.4005081376601">
                <text:p>-6.40050813766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98069197846431">
                <text:p>3.98069197846431</text:p>
              </table:table-cell>
              <table:table-cell office:value-type="float" office:value="-0.923453279843623">
                <text:p>-0.923453279843623</text:p>
              </table:table-cell>
              <table:table-cell office:value-type="float" office:value="0.950818374390384">
                <text:p>0.950818374390384</text:p>
              </table:table-cell>
              <table:table-cell office:value-type="float" office:value="6.7461981593693">
                <text:p>6.7461981593693</text:p>
              </table:table-cell>
              <table:table-cell office:value-type="float" office:value="-3.54506455137796">
                <text:p>-3.54506455137796</text:p>
              </table:table-cell>
              <table:table-cell office:value-type="float" office:value="-6.4928970992478">
                <text:p>-6.49289709924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98482334236656">
                <text:p>3.98482334236656</text:p>
              </table:table-cell>
              <table:table-cell office:value-type="float" office:value="-0.91563224246346">
                <text:p>-0.91563224246346</text:p>
              </table:table-cell>
              <table:table-cell office:value-type="float" office:value="0.942283221806933">
                <text:p>0.942283221806933</text:p>
              </table:table-cell>
              <table:table-cell office:value-type="float" office:value="6.84086444585759">
                <text:p>6.84086444585759</text:p>
              </table:table-cell>
              <table:table-cell office:value-type="float" office:value="-3.54283261264814">
                <text:p>-3.54283261264814</text:p>
              </table:table-cell>
              <table:table-cell office:value-type="float" office:value="-6.58717644612929">
                <text:p>-6.587176446129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98892645039006">
                <text:p>3.98892645039006</text:p>
              </table:table-cell>
              <table:table-cell office:value-type="float" office:value="-0.907799444193721">
                <text:p>-0.907799444193721</text:p>
              </table:table-cell>
              <table:table-cell office:value-type="float" office:value="0.933748255968729">
                <text:p>0.933748255968729</text:p>
              </table:table-cell>
              <table:table-cell office:value-type="float" office:value="6.93746097709714">
                <text:p>6.93746097709714</text:p>
              </table:table-cell>
              <table:table-cell office:value-type="float" office:value="-3.54042869476608">
                <text:p>-3.54042869476608</text:p>
              </table:table-cell>
              <table:table-cell office:value-type="float" office:value="-6.68339109370852">
                <text:p>-6.683391093708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9930010998411">
                <text:p>3.9930010998411</text:p>
              </table:table-cell>
              <table:table-cell office:value-type="float" office:value="-0.899954946991355">
                <text:p>-0.899954946991355</text:p>
              </table:table-cell>
              <table:table-cell office:value-type="float" office:value="0.92521346063351">
                <text:p>0.92521346063351</text:p>
              </table:table-cell>
              <table:table-cell office:value-type="float" office:value="7.03603383843664">
                <text:p>7.03603383843664</text:p>
              </table:table-cell>
              <table:table-cell office:value-type="float" office:value="-3.53784867939849">
                <text:p>-3.53784867939849</text:p>
              </table:table-cell>
              <table:table-cell office:value-type="float" office:value="-6.78158709628268">
                <text:p>-6.781587096282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9970470886632">
                <text:p>3.9970470886632</text:p>
              </table:table-cell>
              <table:table-cell office:value-type="float" office:value="-0.892098813716724">
                <text:p>-0.892098813716724</text:p>
              </table:table-cell>
              <table:table-cell office:value-type="float" office:value="0.916678819787614">
                <text:p>0.916678819787614</text:p>
              </table:table-cell>
              <table:table-cell office:value-type="float" office:value="7.13663027653291">
                <text:p>7.13663027653291</text:p>
              </table:table-cell>
              <table:table-cell office:value-type="float" office:value="-3.53508832460643">
                <text:p>-3.53508832460643</text:p>
              </table:table-cell>
              <table:table-cell office:value-type="float" office:value="-6.88181167058366">
                <text:p>-6.881811670583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00106421545294">
                <text:p>4.00106421545294</text:p>
              </table:table-cell>
              <table:table-cell office:value-type="float" office:value="-0.884231108128289">
                <text:p>-0.884231108128289</text:p>
              </table:table-cell>
              <table:table-cell office:value-type="float" office:value="0.90814431764118">
                <text:p>0.90814431764118</text:p>
              </table:table-cell>
              <table:table-cell office:value-type="float" office:value="7.23929872261557">
                <text:p>7.23929872261557</text:p>
              </table:table-cell>
              <table:table-cell office:value-type="float" office:value="-3.53214326058083">
                <text:p>-3.53214326058083</text:p>
              </table:table-cell>
              <table:table-cell office:value-type="float" office:value="-6.98411321909342">
                <text:p>-6.984113219093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00505227947538">
                <text:p>4.00505227947538</text:p>
              </table:table-cell>
              <table:table-cell office:value-type="float" office:value="-0.876351894878446">
                <text:p>-0.876351894878446</text:p>
              </table:table-cell>
              <table:table-cell office:value-type="float" office:value="0.899609938624537">
                <text:p>0.899609938624537</text:p>
              </table:table-cell>
              <table:table-cell office:value-type="float" office:value="7.34408881542452">
                <text:p>7.34408881542452</text:p>
              </table:table-cell>
              <table:table-cell office:value-type="float" office:value="-3.52900898523201">
                <text:p>-3.52900898523201</text:p>
              </table:table-cell>
              <table:table-cell office:value-type="float" office:value="-7.08854135303646">
                <text:p>-7.088541353036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00901108067958">
                <text:p>4.00901108067958</text:p>
              </table:table-cell>
              <table:table-cell office:value-type="float" office:value="-0.868461239507001">
                <text:p>-0.868461239507001</text:p>
              </table:table-cell>
              <table:table-cell office:value-type="float" office:value="0.891075667383876">
                <text:p>0.891075667383876</text:p>
              </table:table-cell>
              <table:table-cell office:value-type="float" office:value="7.45105142372976">
                <text:p>7.45105142372976</text:p>
              </table:table-cell>
              <table:table-cell office:value-type="float" office:value="-3.5256808596315">
                <text:p>-3.5256808596315</text:p>
              </table:table-cell>
              <table:table-cell office:value-type="float" office:value="-7.195146914948">
                <text:p>-7.1951469149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01294041971318">
                <text:p>4.01294041971318</text:p>
              </table:table-cell>
              <table:table-cell office:value-type="float" office:value="-0.860559208436274">
                <text:p>-0.860559208436274</text:p>
              </table:table-cell>
              <table:table-cell office:value-type="float" office:value="0.882541488776595">
                <text:p>0.882541488776595</text:p>
              </table:table-cell>
              <table:table-cell office:value-type="float" office:value="7.56023866830033">
                <text:p>7.56023866830033</text:p>
              </table:table-cell>
              <table:table-cell office:value-type="float" office:value="-3.52215410330368">
                <text:p>-3.52215410330368</text:p>
              </table:table-cell>
              <table:table-cell office:value-type="float" office:value="-7.30398200070784">
                <text:p>-7.303982000707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0168400979372">
                <text:p>4.0168400979372</text:p>
              </table:table-cell>
              <table:table-cell office:value-type="float" office:value="-0.852645868964488">
                <text:p>-0.852645868964488</text:p>
              </table:table-cell>
              <table:table-cell office:value-type="float" office:value="0.874007387866024">
                <text:p>0.874007387866024</text:p>
              </table:table-cell>
              <table:table-cell office:value-type="float" office:value="7.67170394322504">
                <text:p>7.67170394322504</text:p>
              </table:table-cell>
              <table:table-cell office:value-type="float" office:value="-3.51842378936096">
                <text:p>-3.51842378936096</text:p>
              </table:table-cell>
              <table:table-cell office:value-type="float" office:value="-7.4150999809047">
                <text:p>-7.41509998090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02070991743969">
                <text:p>4.02070991743969</text:p>
              </table:table-cell>
              <table:table-cell office:value-type="float" office:value="-0.844721289261311">
                <text:p>-0.844721289261311</text:p>
              </table:table-cell>
              <table:table-cell office:value-type="float" office:value="0.865473349918845">
                <text:p>0.865473349918845</text:p>
              </table:table-cell>
              <table:table-cell office:value-type="float" office:value="7.78550193641261">
                <text:p>7.78550193641261</text:p>
              </table:table-cell>
              <table:table-cell office:value-type="float" office:value="-3.51448483948172">
                <text:p>-3.51448483948172</text:p>
              </table:table-cell>
              <table:table-cell office:value-type="float" office:value="-7.52855552141742">
                <text:p>-7.528555521417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02454968104974">
                <text:p>4.02454968104974</text:p>
              </table:table-cell>
              <table:table-cell office:value-type="float" office:value="-0.836785538360653">
                <text:p>-0.836785538360653</text:p>
              </table:table-cell>
              <table:table-cell office:value-type="float" office:value="0.856939360399123">
                <text:p>0.856939360399123</text:p>
              </table:table-cell>
              <table:table-cell office:value-type="float" office:value="7.90168864916335">
                <text:p>7.90168864916335</text:p>
              </table:table-cell>
              <table:table-cell office:value-type="float" office:value="-3.51033201872779">
                <text:p>-3.51033201872779</text:p>
              </table:table-cell>
              <table:table-cell office:value-type="float" office:value="-7.64440460302549">
                <text:p>-7.644404603025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02835919235049">
                <text:p>4.02835919235049</text:p>
              </table:table-cell>
              <table:table-cell office:value-type="float" office:value="-0.828838686155167">
                <text:p>-0.828838686155167</text:p>
              </table:table-cell>
              <table:table-cell office:value-type="float" office:value="0.848405404964113">
                <text:p>0.848405404964113</text:p>
              </table:table-cell>
              <table:table-cell office:value-type="float" office:value="8.02032141459801">
                <text:p>8.02032141459801</text:p>
              </table:table-cell>
              <table:table-cell office:value-type="float" office:value="-3.50595993019785">
                <text:p>-3.50595993019785</text:p>
              </table:table-cell>
              <table:table-cell office:value-type="float" office:value="-7.76270453992019">
                <text:p>-7.762704539920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03213825569196">
                <text:p>4.03213825569196</text:p>
              </table:table-cell>
              <table:table-cell office:value-type="float" office:value="-0.820880803390089">
                <text:p>-0.820880803390089</text:p>
              </table:table-cell>
              <table:table-cell office:value-type="float" office:value="0.839871469460478">
                <text:p>0.839871469460478</text:p>
              </table:table-cell>
              <table:table-cell office:value-type="float" office:value="8.14145891479666">
                <text:p>8.14145891479666</text:p>
              </table:table-cell>
              <table:table-cell office:value-type="float" office:value="-3.50136300951382">
                <text:p>-3.50136300951382</text:p>
              </table:table-cell>
              <table:table-cell office:value-type="float" office:value="-7.8835139969035">
                <text:p>-7.88351399690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03588667620313">
                <text:p>4.03588667620313</text:p>
              </table:table-cell>
              <table:table-cell office:value-type="float" office:value="-0.8129119616562">
                <text:p>-0.8129119616562</text:p>
              </table:table-cell>
              <table:table-cell office:value-type="float" office:value="0.831337539918341">
                <text:p>0.831337539918341</text:p>
              </table:table-cell>
              <table:table-cell office:value-type="float" office:value="8.26516119643376">
                <text:p>8.26516119643376</text:p>
              </table:table-cell>
              <table:table-cell office:value-type="float" office:value="-3.49653551914095">
                <text:p>-3.49653551914095</text:p>
              </table:table-cell>
              <table:table-cell office:value-type="float" office:value="-8.00689300508529">
                <text:p>-8.006893005085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03960425980405">
                <text:p>4.03960425980405</text:p>
              </table:table-cell>
              <table:table-cell office:value-type="float" office:value="-0.804932233383694">
                <text:p>-0.804932233383694</text:p>
              </table:table-cell>
              <table:table-cell office:value-type="float" office:value="0.822803602547934">
                <text:p>0.822803602547934</text:p>
              </table:table-cell>
              <table:table-cell office:value-type="float" office:value="8.39148968468902">
                <text:p>8.39148968468902</text:p>
              </table:table-cell>
              <table:table-cell office:value-type="float" office:value="-3.49147154253545">
                <text:p>-3.49147154253545</text:p>
              </table:table-cell>
              <table:table-cell office:value-type="float" office:value="-8.13290297587334">
                <text:p>-8.132902975873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04329081321623">
                <text:p>4.04329081321623</text:p>
              </table:table-cell>
              <table:table-cell office:value-type="float" office:value="-0.796941691835983">
                <text:p>-0.796941691835983</text:p>
              </table:table-cell>
              <table:table-cell office:value-type="float" office:value="0.814269643734643">
                <text:p>0.814269643734643</text:p>
              </table:table-cell>
              <table:table-cell office:value-type="float" office:value="8.52050719517865">
                <text:p>8.52050719517865</text:p>
              </table:table-cell>
              <table:table-cell office:value-type="float" office:value="-3.48616497812205">
                <text:p>-3.48616497812205</text:p>
              </table:table-cell>
              <table:table-cell office:value-type="float" office:value="-8.2616067129768">
                <text:p>-8.26160671297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04694614397402">
                <text:p>4.04694614397402</text:p>
              </table:table-cell>
              <table:table-cell office:value-type="float" office:value="-0.788940411101995">
                <text:p>-0.788940411101995</text:p>
              </table:table-cell>
              <table:table-cell office:value-type="float" office:value="0.805735650033694">
                <text:p>0.805735650033694</text:p>
              </table:table-cell>
              <table:table-cell office:value-type="float" office:value="8.65227794368306">
                <text:p>8.65227794368306</text:p>
              </table:table-cell>
              <table:table-cell office:value-type="float" office:value="-3.48060953309884">
                <text:p>-3.48060953309884</text:p>
              </table:table-cell>
              <table:table-cell office:value-type="float" office:value="-8.39306842219653">
                <text:p>-8.393068422196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05057006043413">
                <text:p>4.05057006043413</text:p>
              </table:table-cell>
              <table:table-cell office:value-type="float" office:value="-0.780928466089805">
                <text:p>-0.780928466089805</text:p>
              </table:table-cell>
              <table:table-cell office:value-type="float" office:value="0.797201608166768">
                <text:p>0.797201608166768</text:p>
              </table:table-cell>
              <table:table-cell office:value-type="float" office:value="8.78686755333229">
                <text:p>8.78686755333229</text:p>
              </table:table-cell>
              <table:table-cell office:value-type="float" office:value="-3.47479871706906">
                <text:p>-3.47479871706906</text:p>
              </table:table-cell>
              <table:table-cell office:value-type="float" office:value="-8.5273537187077">
                <text:p>-8.52735371870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05416237178476">
                <text:p>4.05416237178476</text:p>
              </table:table-cell>
              <table:table-cell office:value-type="float" office:value="-0.772905932519814">
                <text:p>-0.772905932519814</text:p>
              </table:table-cell>
              <table:table-cell office:value-type="float" office:value="0.788667505016583">
                <text:p>0.788667505016583</text:p>
              </table:table-cell>
              <table:table-cell office:value-type="float" office:value="8.92434305897413">
                <text:p>8.92434305897413</text:p>
              </table:table-cell>
              <table:table-cell office:value-type="float" office:value="-3.46872583550081">
                <text:p>-3.46872583550081</text:p>
              </table:table-cell>
              <table:table-cell office:value-type="float" office:value="-8.66452963148538">
                <text:p>-8.664529631485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0577228880547">
                <text:p>4.0577228880547</text:p>
              </table:table-cell>
              <table:table-cell office:value-type="float" office:value="-0.76487288691707">
                <text:p>-0.76487288691707</text:p>
              </table:table-cell>
              <table:table-cell office:value-type="float" office:value="0.780133327622174">
                <text:p>0.780133327622174</text:p>
              </table:table-cell>
              <table:table-cell office:value-type="float" office:value="9.06477290836653">
                <text:p>9.06477290836653</text:p>
              </table:table-cell>
              <table:table-cell office:value-type="float" office:value="-3.46238398301591">
                <text:p>-3.46238398301591</text:p>
              </table:table-cell>
              <table:table-cell office:value-type="float" office:value="-8.80466460459173">
                <text:p>-8.804664604591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06125142012111">
                <text:p>4.06125142012111</text:p>
              </table:table-cell>
              <table:table-cell office:value-type="float" office:value="-0.75682940660427">
                <text:p>-0.75682940660427</text:p>
              </table:table-cell>
              <table:table-cell office:value-type="float" office:value="0.771599063174554">
                <text:p>0.771599063174554</text:p>
              </table:table-cell>
              <table:table-cell office:value-type="float" office:value="9.20822695981525">
                <text:p>9.20822695981525</text:p>
              </table:table-cell>
              <table:table-cell office:value-type="float" office:value="-3.45576603650885">
                <text:p>-3.45576603650885</text:p>
              </table:table-cell>
              <table:table-cell office:value-type="float" office:value="-8.94782849489109">
                <text:p>-8.947828494891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06474777971626">
                <text:p>4.06474777971626</text:p>
              </table:table-cell>
              <table:table-cell office:value-type="float" office:value="-0.748775569695572">
                <text:p>-0.748775569695572</text:p>
              </table:table-cell>
              <table:table-cell office:value-type="float" office:value="0.763064699013437">
                <text:p>0.763064699013437</text:p>
              </table:table-cell>
              <table:table-cell office:value-type="float" office:value="9.3547764758696">
                <text:p>9.3547764758696</text:p>
              </table:table-cell>
              <table:table-cell office:value-type="float" office:value="-3.44886464809926">
                <text:p>-3.44886464809926</text:p>
              </table:table-cell>
              <table:table-cell office:value-type="float" office:value="-9.0940925658265">
                <text:p>-9.09409256582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06821177943498">
                <text:p>4.06821177943498</text:p>
              </table:table-cell>
              <table:table-cell office:value-type="float" office:value="-0.7407114550864">
                <text:p>-0.7407114550864</text:p>
              </table:table-cell>
              <table:table-cell office:value-type="float" office:value="0.754530222618694">
                <text:p>0.754530222618694</text:p>
              </table:table-cell>
              <table:table-cell office:value-type="float" office:value="9.50449411261324">
                <text:p>9.50449411261324</text:p>
              </table:table-cell>
              <table:table-cell office:value-type="float" office:value="-3.44167223792412">
                <text:p>-3.44167223792412</text:p>
              </table:table-cell>
              <table:table-cell office:value-type="float" office:value="-9.24352947680832">
                <text:p>-9.243529476808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07164323273942">
                <text:p>4.07164323273942</text:p>
              </table:table-cell>
              <table:table-cell office:value-type="float" office:value="-0.732637142449315">
                <text:p>-0.732637142449315</text:p>
              </table:table-cell>
              <table:table-cell office:value-type="float" office:value="0.745995621611097">
                <text:p>0.745995621611097</text:p>
              </table:table-cell>
              <table:table-cell office:value-type="float" office:value="9.65745390410263">
                <text:p>9.65745390410263</text:p>
              </table:table-cell>
              <table:table-cell office:value-type="float" office:value="-3.43418098676938">
                <text:p>-3.43418098676938</text:p>
              </table:table-cell>
              <table:table-cell office:value-type="float" office:value="-9.39621326772606">
                <text:p>-9.396213267726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07504195396445">
                <text:p>4.07504195396445</text:p>
              </table:table-cell>
              <table:table-cell office:value-type="float" office:value="-0.724552712223666">
                <text:p>-0.724552712223666</text:p>
              </table:table-cell>
              <table:table-cell office:value-type="float" office:value="0.737460883743405">
                <text:p>0.737460883743405</text:p>
              </table:table-cell>
              <table:table-cell office:value-type="float" office:value="9.81373124140389">
                <text:p>9.81373124140389</text:p>
              </table:table-cell>
              <table:table-cell office:value-type="float" office:value="-3.42638282855425">
                <text:p>-3.42638282855425</text:p>
              </table:table-cell>
              <table:table-cell office:value-type="float" office:value="-9.55221933808017">
                <text:p>-9.552219338080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07840775832135">
                <text:p>4.07840775832135</text:p>
              </table:table-cell>
              <table:table-cell office:value-type="float" office:value="-0.716458245610278">
                <text:p>-0.716458245610278</text:p>
              </table:table-cell>
              <table:table-cell office:value-type="float" office:value="0.728925996898655">
                <text:p>0.728925996898655</text:p>
              </table:table-cell>
              <table:table-cell office:value-type="float" office:value="9.97340284568052">
                <text:p>9.97340284568052</text:p>
              </table:table-cell>
              <table:table-cell office:value-type="float" office:value="-3.41826944267114">
                <text:p>-3.41826944267114</text:p>
              </table:table-cell>
              <table:table-cell office:value-type="float" office:value="-9.7116244201631">
                <text:p>-9.71162442016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08174046190146">
                <text:p>4.08174046190146</text:p>
              </table:table-cell>
              <table:table-cell office:value-type="float" office:value="-0.708353824561546">
                <text:p>-0.708353824561546</text:p>
              </table:table-cell>
              <table:table-cell office:value-type="float" office:value="0.720390949084221">
                <text:p>0.720390949084221</text:p>
              </table:table-cell>
              <table:table-cell office:value-type="float" office:value="10.1365467347428">
                <text:p>10.1365467347428</text:p>
              </table:table-cell>
              <table:table-cell office:value-type="float" office:value="-3.40983224619418">
                <text:p>-3.40983224619418</text:p>
              </table:table-cell>
              <table:table-cell office:value-type="float" office:value="-9.87450654569263">
                <text:p>-9.874506545692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0850398816781">
                <text:p>4.0850398816781</text:p>
              </table:table-cell>
              <table:table-cell office:value-type="float" office:value="-0.700239531775148">
                <text:p>-0.700239531775148</text:p>
              </table:table-cell>
              <table:table-cell office:value-type="float" office:value="0.711855728427775">
                <text:p>0.711855728427775</text:p>
              </table:table-cell>
              <table:table-cell office:value-type="float" office:value="10.3032421823744">
                <text:p>10.3032421823744</text:p>
              </table:table-cell>
              <table:table-cell office:value-type="float" office:value="-3.401062385966">
                <text:p>-3.401062385966</text:p>
              </table:table-cell>
              <table:table-cell office:value-type="float" office:value="-10.0409450052351">
                <text:p>-10.04094500523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08830583550787">
                <text:p>4.08830583550787</text:p>
              </table:table-cell>
              <table:table-cell office:value-type="float" office:value="-0.692115450687067">
                <text:p>-0.692115450687067</text:p>
              </table:table-cell>
              <table:table-cell office:value-type="float" office:value="0.703320323174633">
                <text:p>0.703320323174633</text:p>
              </table:table-cell>
              <table:table-cell office:value-type="float" office:value="10.473569669754">
                <text:p>10.473569669754</text:p>
              </table:table-cell>
              <table:table-cell office:value-type="float" office:value="-3.39195073057727">
                <text:p>-3.39195073057727</text:p>
              </table:table-cell>
              <table:table-cell office:value-type="float" office:value="-10.2110202997212">
                <text:p>-10.21102029972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09153814213127">
                <text:p>4.09153814213127</text:p>
              </table:table-cell>
              <table:table-cell office:value-type="float" office:value="-0.683981665462117">
                <text:p>-0.683981665462117</text:p>
              </table:table-cell>
              <table:table-cell office:value-type="float" office:value="0.694784721681441">
                <text:p>0.694784721681441</text:p>
              </table:table-cell>
              <table:table-cell office:value-type="float" office:value="10.6476108282009">
                <text:p>10.6476108282009</text:p>
              </table:table-cell>
              <table:table-cell office:value-type="float" office:value="-3.38248786225606">
                <text:p>-3.38248786225606</text:p>
              </table:table-cell>
              <table:table-cell office:value-type="float" office:value="-10.3848140832729">
                <text:p>-10.38481408327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09473662117245">
                <text:p>4.09473662117245</text:p>
              </table:table-cell>
              <table:table-cell office:value-type="float" office:value="-0.675838260987074">
                <text:p>-0.675838260987074</text:p>
              </table:table-cell>
              <table:table-cell office:value-type="float" office:value="0.686248912413035">
                <text:p>0.686248912413035</text:p>
              </table:table-cell>
              <table:table-cell office:value-type="float" office:value="10.8254483724418">
                <text:p>10.8254483724418</text:p>
              </table:table-cell>
              <table:table-cell office:value-type="float" office:value="-3.37266406868432">
                <text:p>-3.37266406868432</text:p>
              </table:table-cell>
              <table:table-cell office:value-type="float" office:value="-10.5624090965707">
                <text:p>-10.56240909657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09790109313715">
                <text:p>4.09790109313715</text:p>
              </table:table-cell>
              <table:table-cell office:value-type="float" office:value="-0.667685322863266">
                <text:p>-0.667685322863266</text:p>
              </table:table-cell>
              <table:table-cell office:value-type="float" office:value="0.677712883939378">
                <text:p>0.677712883939378</text:p>
              </table:table-cell>
              <table:table-cell office:value-type="float" office:value="11.0071660234864">
                <text:p>11.0071660234864</text:p>
              </table:table-cell>
              <table:table-cell office:value-type="float" office:value="-3.36246933476276">
                <text:p>-3.36246933476276</text:p>
              </table:table-cell>
              <table:table-cell office:value-type="float" office:value="-10.7438890898211">
                <text:p>-10.74388908982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10103137941087">
                <text:p>4.10103137941087</text:p>
              </table:table-cell>
              <table:table-cell office:value-type="float" office:value="-0.659522937398434">
                <text:p>-0.659522937398434</text:p>
              </table:table-cell>
              <table:table-cell office:value-type="float" office:value="0.669176624929724">
                <text:p>0.669176624929724</text:p>
              </table:table-cell>
              <table:table-cell office:value-type="float" office:value="11.1928484202173">
                <text:p>11.1928484202173</text:p>
              </table:table-cell>
              <table:table-cell office:value-type="float" office:value="-3.35189333435087">
                <text:p>-3.35189333435087</text:p>
              </table:table-cell>
              <table:table-cell office:value-type="float" office:value="-10.9293387344209">
                <text:p>-10.92933873442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10412730225487">
                <text:p>4.10412730225487</text:p>
              </table:table-cell>
              <table:table-cell office:value-type="float" office:value="-0.651351191600314">
                <text:p>-0.651351191600314</text:p>
              </table:table-cell>
              <table:table-cell office:value-type="float" office:value="0.660640124152721">
                <text:p>0.660640124152721</text:p>
              </table:table-cell>
              <table:table-cell office:value-type="float" office:value="11.3825810186515">
                <text:p>11.3825810186515</text:p>
              </table:table-cell>
              <table:table-cell office:value-type="float" office:value="-3.34092542200682">
                <text:p>-3.34092542200682</text:p>
              </table:table-cell>
              <table:table-cell office:value-type="float" office:value="-11.1188435223289">
                <text:p>-11.11884352232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10718868480213">
                <text:p>4.10718868480213</text:p>
              </table:table-cell>
              <table:table-cell office:value-type="float" office:value="-0.643170173168054">
                <text:p>-0.643170173168054</text:p>
              </table:table-cell>
              <table:table-cell office:value-type="float" office:value="0.652103370469714">
                <text:p>0.652103370469714</text:p>
              </table:table-cell>
              <table:table-cell office:value-type="float" office:value="11.5764499778027">
                <text:p>11.5764499778027</text:p>
              </table:table-cell>
              <table:table-cell office:value-type="float" office:value="-3.32955462476243">
                <text:p>-3.32955462476243</text:p>
              </table:table-cell>
              <table:table-cell office:value-type="float" office:value="-11.3124896519865">
                <text:p>-11.31248965198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11021535105189">
                <text:p>4.11021535105189</text:p>
              </table:table-cell>
              <table:table-cell office:value-type="float" office:value="-0.634979970485478">
                <text:p>-0.634979970485478</text:p>
              </table:table-cell>
              <table:table-cell office:value-type="float" office:value="0.643566352833112">
                <text:p>0.643566352833112</text:p>
              </table:table-cell>
              <table:table-cell office:value-type="float" office:value="11.7745420310054">
                <text:p>11.7745420310054</text:p>
              </table:table-cell>
              <table:table-cell office:value-type="float" office:value="-3.3177696339671">
                <text:p>-3.3177696339671</text:p>
              </table:table-cell>
              <table:table-cell office:value-type="float" office:value="-11.5103638997355">
                <text:p>-11.51036389973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11320712586302">
                <text:p>4.11320712586302</text:p>
              </table:table-cell>
              <table:table-cell office:value-type="float" office:value="-0.626780672614881">
                <text:p>-0.626780672614881</text:p>
              </table:table-cell>
              <table:table-cell office:value-type="float" office:value="0.63502906028476">
                <text:p>0.63502906028476</text:p>
              </table:table-cell>
              <table:table-cell office:value-type="float" office:value="11.9769443414542">
                <text:p>11.9769443414542</text:p>
              </table:table-cell>
              <table:table-cell office:value-type="float" office:value="-3.3055587972403">
                <text:p>-3.3055587972403</text:p>
              </table:table-cell>
              <table:table-cell office:value-type="float" office:value="-11.7125534754341">
                <text:p>-11.71255347543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11616383494709">
                <text:p>4.11616383494709</text:p>
              </table:table-cell>
              <table:table-cell office:value-type="float" office:value="-0.618572369288034">
                <text:p>-0.618572369288034</text:p>
              </table:table-cell>
              <table:table-cell office:value-type="float" office:value="0.626491481950388">
                <text:p>0.626491481950388</text:p>
              </table:table-cell>
              <table:table-cell office:value-type="float" office:value="12.1837443406684">
                <text:p>12.1837443406684</text:p>
              </table:table-cell>
              <table:table-cell office:value-type="float" office:value="-3.29291011058161">
                <text:p>-3.29291011058161</text:p>
              </table:table-cell>
              <table:table-cell office:value-type="float" office:value="-11.9191458609903">
                <text:p>-11.91914586099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11908530485968">
                <text:p>4.11908530485968</text:p>
              </table:table-cell>
              <table:table-cell office:value-type="float" office:value="-0.61035515090221">
                <text:p>-0.61035515090221</text:p>
              </table:table-cell>
              <table:table-cell office:value-type="float" office:value="0.617953607041255">
                <text:p>0.617953607041255</text:p>
              </table:table-cell>
              <table:table-cell office:value-type="float" office:value="12.3950295485148">
                <text:p>12.3950295485148</text:p>
              </table:table-cell>
              <table:table-cell office:value-type="float" office:value="-3.27981121068326">
                <text:p>-3.27981121068326</text:p>
              </table:table-cell>
              <table:table-cell office:value-type="float" office:value="-12.1302286304328">
                <text:p>-12.13022863043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12197136299144">
                <text:p>4.12197136299144</text:p>
              </table:table-cell>
              <table:table-cell office:value-type="float" office:value="-0.602129108512317">
                <text:p>-0.602129108512317</text:p>
              </table:table-cell>
              <table:table-cell office:value-type="float" office:value="0.609415424850973">
                <text:p>0.609415424850973</text:p>
              </table:table-cell>
              <table:table-cell office:value-type="float" office:value="12.6108873732825">
                <text:p>12.6108873732825</text:p>
              </table:table-cell>
              <table:table-cell office:value-type="float" office:value="-3.26624936750696">
                <text:p>-3.26624936750696</text:p>
              </table:table-cell>
              <table:table-cell office:value-type="float" office:value="-12.3458892500657">
                <text:p>-12.34588925006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1248218375581">
                <text:p>4.1248218375581</text:p>
              </table:table-cell>
              <table:table-cell office:value-type="float" office:value="-0.593894333825039">
                <text:p>-0.593894333825039</text:p>
              </table:table-cell>
              <table:table-cell office:value-type="float" office:value="0.600876924752228">
                <text:p>0.600876924752228</text:p>
              </table:table-cell>
              <table:table-cell office:value-type="float" office:value="12.8314048902915">
                <text:p>12.8314048902915</text:p>
              </table:table-cell>
              <table:table-cell office:value-type="float" office:value="-3.25221147718602">
                <text:p>-3.25221147718602</text:p>
              </table:table-cell>
              <table:table-cell office:value-type="float" office:value="-12.566214857113">
                <text:p>-12.5662148571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12763655758942">
                <text:p>4.12763655758942</text:p>
              </table:table-cell>
              <table:table-cell office:value-type="float" office:value="-0.585650919193727">
                <text:p>-0.585650919193727</text:p>
              </table:table-cell>
              <table:table-cell office:value-type="float" office:value="0.592338096199033">
                <text:p>0.592338096199033</text:p>
              </table:table-cell>
              <table:table-cell office:value-type="float" office:value="13.0566685974429">
                <text:p>13.0566685974429</text:p>
              </table:table-cell>
              <table:table-cell office:value-type="float" office:value="-3.23768405531883">
                <text:p>-3.23768405531883</text:p>
              </table:table-cell>
              <table:table-cell office:value-type="float" office:value="-12.7912920152833">
                <text:p>-12.79129201528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1304153529179">
                <text:p>4.1304153529179</text:p>
              </table:table-cell>
              <table:table-cell office:value-type="float" office:value="-0.577398957613408">
                <text:p>-0.577398957613408</text:p>
              </table:table-cell>
              <table:table-cell office:value-type="float" office:value="0.583798928725828">
                <text:p>0.583798928725828</text:p>
              </table:table-cell>
              <table:table-cell office:value-type="float" office:value="13.2867641459121">
                <text:p>13.2867641459121</text:p>
              </table:table-cell>
              <table:table-cell office:value-type="float" office:value="-3.22265323073577">
                <text:p>-3.22265323073577</text:p>
              </table:table-cell>
              <table:table-cell office:value-type="float" office:value="-13.0212064455274">
                <text:p>-13.02120644552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13315805416658">
                <text:p>4.13315805416658</text:p>
              </table:table-cell>
              <table:table-cell office:value-type="float" office:value="-0.569138542715576">
                <text:p>-0.569138542715576</text:p>
              </table:table-cell>
              <table:table-cell office:value-type="float" office:value="0.575259411946395">
                <text:p>0.575259411946395</text:p>
              </table:table-cell>
              <table:table-cell office:value-type="float" office:value="13.5217760442938">
                <text:p>13.5217760442938</text:p>
              </table:table-cell>
              <table:table-cell office:value-type="float" office:value="-3.20710473982148">
                <text:p>-3.20710473982148</text:p>
              </table:table-cell>
              <table:table-cell office:value-type="float" office:value="-13.2560427301604">
                <text:p>-13.25604273016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13586449273628">
                <text:p>4.13586449273628</text:p>
              </table:table-cell>
              <table:table-cell office:value-type="float" office:value="-0.560869768763756">
                <text:p>-0.560869768763756</text:p>
              </table:table-cell>
              <table:table-cell office:value-type="float" office:value="0.566719535556012">
                <text:p>0.566719535556012</text:p>
              </table:table-cell>
              <table:table-cell office:value-type="float" office:value="13.7617873342944">
                <text:p>13.7617873342944</text:p>
              </table:table-cell>
              <table:table-cell office:value-type="float" office:value="-3.1910239214849">
                <text:p>-3.1910239214849</text:p>
              </table:table-cell>
              <table:table-cell office:value-type="float" office:value="-13.4958839885564">
                <text:p>-13.49588398855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13853450079257">
                <text:p>4.13853450079257</text:p>
              </table:table-cell>
              <table:table-cell office:value-type="float" office:value="-0.552592730651236">
                <text:p>-0.552592730651236</text:p>
              </table:table-cell>
              <table:table-cell office:value-type="float" office:value="0.558179289331951">
                <text:p>0.558179289331951</text:p>
              </table:table-cell>
              <table:table-cell office:value-type="float" office:value="14.0068792360291">
                <text:p>14.0068792360291</text:p>
              </table:table-cell>
              <table:table-cell office:value-type="float" office:value="-3.17439571288162">
                <text:p>-3.17439571288162</text:p>
              </table:table-cell>
              <table:table-cell office:value-type="float" office:value="-13.7408115224198">
                <text:p>-13.74081152241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14116791125231">
                <text:p>4.14116791125231</text:p>
              </table:table-cell>
              <table:table-cell office:value-type="float" office:value="-0.544307523897739">
                <text:p>-0.544307523897739</text:p>
              </table:table-cell>
              <table:table-cell office:value-type="float" office:value="0.54963866313863">
                <text:p>0.54963866313863</text:p>
              </table:table-cell>
              <table:table-cell office:value-type="float" office:value="14.2571307609536">
                <text:p>14.2571307609536</text:p>
              </table:table-cell>
              <table:table-cell office:value-type="float" office:value="-3.1572046459965">
                <text:p>-3.1572046459965</text:p>
              </table:table-cell>
              <table:table-cell office:value-type="float" office:value="-13.9909044286764">
                <text:p>-13.99090442867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14376455777066">
                <text:p>4.14376455777066</text:p>
              </table:table-cell>
              <table:table-cell office:value-type="float" office:value="-0.536014244646102">
                <text:p>-0.536014244646102</text:p>
              </table:table-cell>
              <table:table-cell office:value-type="float" office:value="0.541097646927142">
                <text:p>0.541097646927142</text:p>
              </table:table-cell>
              <table:table-cell office:value-type="float" office:value="14.5126182903717">
                <text:p>14.5126182903717</text:p>
              </table:table-cell>
              <table:table-cell office:value-type="float" office:value="-3.13943484521375">
                <text:p>-3.13943484521375</text:p>
              </table:table-cell>
              <table:table-cell office:value-type="float" office:value="-14.2462391779085">
                <text:p>-14.24623917790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14632427472716">
                <text:p>4.14632427472716</text:p>
              </table:table-cell>
              <table:table-cell office:value-type="float" office:value="-0.527712989663193">
                <text:p>-0.527712989663193</text:p>
              </table:table-cell>
              <table:table-cell office:value-type="float" office:value="0.532556230742298">
                <text:p>0.532556230742298</text:p>
              </table:table-cell>
              <table:table-cell office:value-type="float" office:value="14.7734151174206">
                <text:p>14.7734151174206</text:p>
              </table:table-cell>
              <table:table-cell office:value-type="float" office:value="-3.12107002600251">
                <text:p>-3.12107002600251</text:p>
              </table:table-cell>
              <table:table-cell office:value-type="float" office:value="-14.5068891562419">
                <text:p>-14.50688915624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14884689721352">
                <text:p>4.14884689721352</text:p>
              </table:table-cell>
              <table:table-cell office:value-type="float" office:value="-0.519403856337995">
                <text:p>-0.519403856337995</text:p>
              </table:table-cell>
              <table:table-cell office:value-type="float" office:value="0.524014404727215">
                <text:p>0.524014404727215</text:p>
              </table:table-cell>
              <table:table-cell office:value-type="float" office:value="15.0395909504018">
                <text:p>15.0395909504018</text:p>
              </table:table-cell>
              <table:table-cell office:value-type="float" office:value="-3.10209349486366">
                <text:p>-3.10209349486366</text:p>
              </table:table-cell>
              <table:table-cell office:value-type="float" office:value="-14.7729241685716">
                <text:p>-14.77292416857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15133226102059">
                <text:p>4.15133226102059</text:p>
              </table:table-cell>
              <table:table-cell office:value-type="float" office:value="-0.511086942683022">
                <text:p>-0.511086942683022</text:p>
              </table:table-cell>
              <table:table-cell office:value-type="float" office:value="0.51547215912789">
                <text:p>0.51547215912789</text:p>
              </table:table-cell>
              <table:table-cell office:value-type="float" office:value="15.3112113753308">
                <text:p>15.3112113753308</text:p>
              </table:table-cell>
              <table:table-cell office:value-type="float" office:value="-3.08248815069633">
                <text:p>-3.08248815069633</text:p>
              </table:table-cell>
              <table:table-cell office:value-type="float" office:value="-15.044409900933">
                <text:p>-15.0444099009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15378020262763">
                <text:p>4.15378020262763</text:p>
              </table:table-cell>
              <table:table-cell office:value-type="float" office:value="-0.502762347334554">
                <text:p>-0.502762347334554</text:p>
              </table:table-cell>
              <table:table-cell office:value-type="float" office:value="0.506929484301849">
                <text:p>0.506929484301849</text:p>
              </table:table-cell>
              <table:table-cell office:value-type="float" office:value="15.5883372755715">
                <text:p>15.5883372755715</text:p>
              </table:table-cell>
              <table:table-cell office:value-type="float" office:value="-3.06223648774784">
                <text:p>-3.06223648774784</text:p>
              </table:table-cell>
              <table:table-cell office:value-type="float" office:value="-15.3214073399719">
                <text:p>-15.32140733997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15619055919134">
                <text:p>4.15619055919134</text:p>
              </table:table-cell>
              <table:table-cell office:value-type="float" office:value="-0.494430169558379">
                <text:p>-0.494430169558379</text:p>
              </table:table-cell>
              <table:table-cell office:value-type="float" office:value="0.498386370728456">
                <text:p>0.498386370728456</text:p>
              </table:table-cell>
              <table:table-cell office:value-type="float" office:value="15.8710242064414">
                <text:p>15.8710242064414</text:p>
              </table:table-cell>
              <table:table-cell office:value-type="float" office:value="-3.04132060033292">
                <text:p>-3.04132060033292</text:p>
              </table:table-cell>
              <table:table-cell office:value-type="float" office:value="-15.6039721473085">
                <text:p>-15.60397214730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15856316853783">
                <text:p>4.15856316853783</text:p>
              </table:table-cell>
              <table:table-cell office:value-type="float" office:value="-0.486090509250997">
                <text:p>-0.486090509250997</text:p>
              </table:table-cell>
              <table:table-cell office:value-type="float" office:value="0.48984280901543">
                <text:p>0.48984280901543</text:p>
              </table:table-cell>
              <table:table-cell office:value-type="float" office:value="16.1593217227477">
                <text:p>16.1593217227477</text:p>
              </table:table-cell>
              <table:table-cell office:value-type="float" office:value="-3.01972218951607">
                <text:p>-3.01972218951607</text:p>
              </table:table-cell>
              <table:table-cell office:value-type="float" office:value="-15.8921539868174">
                <text:p>-15.89215398681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16089786915591">
                <text:p>4.16089786915591</text:p>
              </table:table-cell>
              <table:table-cell office:value-type="float" office:value="-0.477743466946508">
                <text:p>-0.477743466946508</text:p>
              </table:table-cell>
              <table:table-cell office:value-type="float" office:value="0.481298789913294">
                <text:p>0.481298789913294</text:p>
              </table:table-cell>
              <table:table-cell office:value-type="float" office:value="16.4532726573236">
                <text:p>16.4532726573236</text:p>
              </table:table-cell>
              <table:table-cell office:value-type="float" office:value="-2.9974225719631">
                <text:p>-2.9974225719631</text:p>
              </table:table-cell>
              <table:table-cell office:value-type="float" office:value="-16.1859958028341">
                <text:p>-16.18599580283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16319450019275">
                <text:p>4.16319450019275</text:p>
              </table:table-cell>
              <table:table-cell office:value-type="float" office:value="-0.469389143822861">
                <text:p>-0.469389143822861</text:p>
              </table:table-cell>
              <table:table-cell office:value-type="float" office:value="0.472754304324876">
                <text:p>0.472754304324876</text:p>
              </table:table-cell>
              <table:table-cell office:value-type="float" office:value="16.7529123486819">
                <text:p>16.7529123486819</text:p>
              </table:table-cell>
              <table:table-cell office:value-type="float" office:value="-2.97440269118891">
                <text:p>-2.97440269118891</text:p>
              </table:table-cell>
              <table:table-cell office:value-type="float" office:value="-16.4855330474687">
                <text:p>-16.48553304746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16545290145239">
                <text:p>4.16545290145239</text:p>
              </table:table-cell>
              <table:table-cell office:value-type="float" office:value="-0.46102764171191">
                <text:p>-0.46102764171191</text:p>
              </table:table-cell>
              <table:table-cell office:value-type="float" office:value="0.464209343324068">
                <text:p>0.464209343324068</text:p>
              </table:table-cell>
              <table:table-cell office:value-type="float" office:value="17.0582678162371">
                <text:p>17.0582678162371</text:p>
              </table:table-cell>
              <table:table-cell office:value-type="float" office:value="-2.95064313143146">
                <text:p>-2.95064313143146</text:p>
              </table:table-cell>
              <table:table-cell office:value-type="float" office:value="-16.7907928553959">
                <text:p>-16.79079285539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16767291339878">
                <text:p>4.16767291339878</text:p>
              </table:table-cell>
              <table:table-cell office:value-type="float" office:value="-0.452659063108388">
                <text:p>-0.452659063108388</text:p>
              </table:table-cell>
              <table:table-cell office:value-type="float" office:value="0.455663898170197">
                <text:p>0.455663898170197</text:p>
              </table:table-cell>
              <table:table-cell office:value-type="float" office:value="17.3693568815825">
                <text:p>17.3693568815825</text:p>
              </table:table-cell>
              <table:table-cell office:value-type="float" office:value="-2.92612413440875">
                <text:p>-2.92612413440875</text:p>
              </table:table-cell>
              <table:table-cell office:value-type="float" office:value="-17.1017931646655">
                <text:p>-17.10179316466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16985437716149">
                <text:p>4.16985437716149</text:p>
              </table:table-cell>
              <table:table-cell office:value-type="float" office:value="-0.444283511180557">
                <text:p>-0.444283511180557</text:p>
              </table:table-cell>
              <table:table-cell office:value-type="float" office:value="0.447117960323554">
                <text:p>0.447117960323554</text:p>
              </table:table-cell>
              <table:table-cell office:value-type="float" office:value="17.6861872347228">
                <text:p>17.6861872347228</text:p>
              </table:table-cell>
              <table:table-cell office:value-type="float" office:value="-2.90082561921744">
                <text:p>-2.90082561921744</text:p>
              </table:table-cell>
              <table:table-cell office:value-type="float" office:value="-17.4185417823971">
                <text:p>-17.41854178239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17199713454722">
                <text:p>4.17199713454722</text:p>
              </table:table-cell>
              <table:table-cell office:value-type="float" office:value="-0.435901089786651">
                <text:p>-0.435901089786651</text:p>
              </table:table-cell>
              <table:table-cell office:value-type="float" office:value="0.438571521469872">
                <text:p>0.438571521469872</text:p>
              </table:table-cell>
              <table:table-cell office:value-type="float" office:value="18.0087554444754">
                <text:p>18.0087554444754</text:p>
              </table:table-cell>
              <table:table-cell office:value-type="float" office:value="-2.87472720565061">
                <text:p>-2.87472720565061</text:p>
              </table:table-cell>
              <table:table-cell office:value-type="float" office:value="-17.7410353945883">
                <text:p>-17.74103539458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17410102805607">
                <text:p>4.17410102805607</text:p>
              </table:table-cell>
              <table:table-cell office:value-type="float" office:value="-0.427511903489763">
                <text:p>-0.427511903489763</text:p>
              </table:table-cell>
              <table:table-cell office:value-type="float" office:value="0.430024573540853">
                <text:p>0.430024573540853</text:p>
              </table:table-cell>
              <table:table-cell office:value-type="float" office:value="18.3370459126478">
                <text:p>18.3370459126478</text:p>
              </table:table-cell>
              <table:table-cell office:value-type="float" office:value="-2.84780824122444">
                <text:p>-2.84780824122444</text:p>
              </table:table-cell>
              <table:table-cell office:value-type="float" office:value="-18.0692585196138">
                <text:p>-18.06925851961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17616590090485">
                <text:p>4.17616590090485</text:p>
              </table:table-cell>
              <table:table-cell office:value-type="float" office:value="-0.419116057573971">
                <text:p>-0.419116057573971</text:p>
              </table:table-cell>
              <table:table-cell office:value-type="float" office:value="0.421477108736331">
                <text:p>0.421477108736331</text:p>
              </table:table-cell>
              <table:table-cell office:value-type="float" office:value="18.6710297721103">
                <text:p>18.6710297721103</text:p>
              </table:table-cell>
              <table:table-cell office:value-type="float" office:value="-2.8200478322118">
                <text:p>-2.8200478322118</text:p>
              </table:table-cell>
              <table:table-cell office:value-type="float" office:value="-18.4031824055558">
                <text:p>-18.40318240555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1781915970568">
                <text:p>4.1781915970568</text:p>
              </table:table-cell>
              <table:table-cell office:value-type="float" office:value="-0.410713658066822">
                <text:p>-0.410713658066822</text:p>
              </table:table-cell>
              <table:table-cell office:value-type="float" office:value="0.412929119553532">
                <text:p>0.412929119553532</text:p>
              </table:table-cell>
              <table:table-cell office:value-type="float" office:value="19.0106637294756">
                <text:p>19.0106637294756</text:p>
              </table:table-cell>
              <table:table-cell office:value-type="float" office:value="-2.79142487899117">
                <text:p>-2.79142487899117</text:p>
              </table:table-cell>
              <table:table-cell office:value-type="float" office:value="-18.7427638720625">
                <text:p>-18.74276387206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18017796125898">
                <text:p>4.18017796125898</text:p>
              </table:table-cell>
              <table:table-cell office:value-type="float" office:value="-0.40230481176125">
                <text:p>-0.40230481176125</text:p>
              </table:table-cell>
              <table:table-cell office:value-type="float" office:value="0.404380598815087">
                <text:p>0.404380598815087</text:p>
              </table:table-cell>
              <table:table-cell office:value-type="float" office:value="19.3558888537475">
                <text:p>19.3558888537475</text:p>
              </table:table-cell>
              <table:table-cell office:value-type="float" office:value="-2.76191811602651">
                <text:p>-2.76191811602651</text:p>
              </table:table-cell>
              <table:table-cell office:value-type="float" office:value="-19.087944098094">
                <text:p>-19.0879440980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18212483908989">
                <text:p>4.18212483908989</text:p>
              </table:table-cell>
              <table:table-cell office:value-type="float" office:value="-0.393889626238347">
                <text:p>-0.393889626238347</text:p>
              </table:table-cell>
              <table:table-cell office:value-type="float" office:value="0.395831539700094">
                <text:p>0.395831539700094</text:p>
              </table:table-cell>
              <table:table-cell office:value-type="float" office:value="19.7066293131283">
                <text:p>19.7066293131283</text:p>
              </table:table-cell>
              <table:table-cell office:value-type="float" office:value="-2.73150615679913">
                <text:p>-2.73150615679913</text:p>
              </table:table-cell>
              <table:table-cell office:value-type="float" office:value="-19.4386473577352">
                <text:p>-19.43864735773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18403207701518">
                <text:p>4.18403207701518</text:p>
              </table:table-cell>
              <table:table-cell office:value-type="float" office:value="-0.38546820989784">
                <text:p>-0.38546820989784</text:p>
              </table:table-cell>
              <table:table-cell office:value-type="float" office:value="0.387281935777918">
                <text:p>0.387281935777918</text:p>
              </table:table-cell>
              <table:table-cell office:value-type="float" office:value="20.06279106298">
                <text:p>20.06279106298</text:p>
              </table:table-cell>
              <table:table-cell office:value-type="float" office:value="-2.70016754401597">
                <text:p>-2.70016754401597</text:p>
              </table:table-cell>
              <table:table-cell office:value-type="float" office:value="-19.7947797070811">
                <text:p>-19.79477970708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18589952245569">
                <text:p>4.18589952245569</text:p>
              </table:table-cell>
              <table:table-cell office:value-type="float" office:value="-0.377040671984026">
                <text:p>-0.377040671984026</text:p>
              </table:table-cell>
              <table:table-cell office:value-type="float" office:value="0.378731781044383">
                <text:p>0.378731781044383</text:p>
              </table:table-cell>
              <table:table-cell office:value-type="float" office:value="20.424260489012">
                <text:p>20.424260489012</text:p>
              </table:table-cell>
              <table:table-cell office:value-type="float" office:value="-2.66788080540827">
                <text:p>-2.66788080540827</text:p>
              </table:table-cell>
              <table:table-cell office:value-type="float" office:value="-20.1562276262699">
                <text:p>-20.15622762626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18772702386647">
                <text:p>4.18772702386647</text:p>
              </table:table-cell>
              <table:table-cell office:value-type="float" office:value="-0.368607122620206">
                <text:p>-0.368607122620206</text:p>
              </table:table-cell>
              <table:table-cell office:value-type="float" office:value="0.370181069960993">
                <text:p>0.370181069960993</text:p>
              </table:table-cell>
              <table:table-cell office:value-type="float" office:value="20.7909030108873">
                <text:p>20.7909030108873</text:p>
              </table:table-cell>
              <table:table-cell office:value-type="float" office:value="-2.63462451544367">
                <text:p>-2.63462451544367</text:p>
              </table:table-cell>
              <table:table-cell office:value-type="float" office:value="-20.5228566218125">
                <text:p>-20.52285662181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18951443082948">
                <text:p>4.18951443082948</text:p>
              </table:table-cell>
              <table:table-cell office:value-type="float" office:value="-0.360167672842518">
                <text:p>-0.360167672842518</text:p>
              </table:table-cell>
              <table:table-cell office:value-type="float" office:value="0.361629797495">
                <text:p>0.361629797495</text:p>
              </table:table-cell>
              <table:table-cell office:value-type="float" office:value="21.1625616525845">
                <text:p>21.1625616525845</text:p>
              </table:table-cell>
              <table:table-cell office:value-type="float" office:value="-2.6003773632498">
                <text:p>-2.6003773632498</text:p>
              </table:table-cell>
              <table:table-cell office:value-type="float" office:value="-20.8945097956249">
                <text:p>-20.89450979562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19126159415984">
                <text:p>4.19126159415984</text:p>
              </table:table-cell>
              <table:table-cell office:value-type="float" office:value="-0.351722434637474">
                <text:p>-0.351722434637474</text:p>
              </table:table-cell>
              <table:table-cell office:value-type="float" office:value="0.353077959165742">
                <text:p>0.353077959165742</text:p>
              </table:table-cell>
              <table:table-cell office:value-type="float" office:value="21.5390555873802">
                <text:p>21.5390555873802</text:p>
              </table:table-cell>
              <table:table-cell office:value-type="float" office:value="-2.56511822703519">
                <text:p>-2.56511822703519</text:p>
              </table:table-cell>
              <table:table-cell office:value-type="float" office:value="-21.2710063885616">
                <text:p>-21.27100638856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19296836602759">
                <text:p>4.19296836602759</text:p>
              </table:table-cell>
              <table:table-cell office:value-type="float" office:value="-0.343271520982085">
                <text:p>-0.343271520982085</text:p>
              </table:table-cell>
              <table:table-cell office:value-type="float" office:value="0.34452555108952">
                <text:p>0.34452555108952</text:p>
              </table:table-cell>
              <table:table-cell office:value-type="float" office:value="21.9201786666593">
                <text:p>21.9201786666593</text:p>
              </table:table-cell>
              <table:table-cell office:value-type="float" office:value="-2.52882625527714">
                <text:p>-2.52882625527714</text:p>
              </table:table-cell>
              <table:table-cell office:value-type="float" office:value="-21.6521403076961">
                <text:p>-21.65214030769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19463460009621">
                <text:p>4.19463460009621</text:p>
              </table:table-cell>
              <table:table-cell office:value-type="float" office:value="-0.334815045884094">
                <text:p>-0.334815045884094</text:p>
              </table:table-cell>
              <table:table-cell office:value-type="float" office:value="0.335972570029223">
                <text:p>0.335972570029223</text:p>
              </table:table-cell>
              <table:table-cell office:value-type="float" office:value="22.3056979434799">
                <text:p>22.3056979434799</text:p>
              </table:table-cell>
              <table:table-cell office:value-type="float" office:value="-2.49148095490142">
                <text:p>-2.49148095490142</text:p>
              </table:table-cell>
              <table:table-cell office:value-type="float" office:value="-22.0376786482864">
                <text:p>-22.03767864828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19626015167798">
                <text:p>4.19626015167798</text:p>
              </table:table-cell>
              <table:table-cell office:value-type="float" office:value="-0.3263531244277">
                <text:p>-0.3263531244277</text:p>
              </table:table-cell>
              <table:table-cell office:value-type="float" office:value="0.32741901344445">
                <text:p>0.32741901344445</text:p>
              </table:table-cell>
              <table:table-cell office:value-type="float" office:value="22.6953522034799">
                <text:p>22.6953522034799</text:p>
              </table:table-cell>
              <table:table-cell office:value-type="float" office:value="-2.45306228665703">
                <text:p>-2.45306228665703</text:p>
              </table:table-cell>
              <table:table-cell office:value-type="float" office:value="-22.4273602229801">
                <text:p>-22.42736022298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19784487790788">
                <text:p>4.19784487790788</text:p>
              </table:table-cell>
              <table:table-cell office:value-type="float" office:value="-0.317885872820241">
                <text:p>-0.317885872820241</text:p>
              </table:table-cell>
              <table:table-cell office:value-type="float" office:value="0.31886487954663">
                <text:p>0.31886487954663</text:p>
              </table:table-cell>
              <table:table-cell office:value-type="float" office:value="23.08885051757">
                <text:p>23.08885051757</text:p>
              </table:table-cell>
              <table:table-cell office:value-type="float" office:value="-2.41355076782447">
                <text:p>-2.41355076782447</text:p>
              </table:table-cell>
              <table:table-cell office:value-type="float" office:value="-22.8208941127516">
                <text:p>-22.82089411275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19938863793742">
                <text:p>4.19938863793742</text:p>
              </table:table-cell>
              <table:table-cell office:value-type="float" office:value="-0.309413408440326">
                <text:p>-0.309413408440326</text:p>
              </table:table-cell>
              <table:table-cell office:value-type="float" office:value="0.310310167354138">
                <text:p>0.310310167354138</text:p>
              </table:table-cell>
              <table:table-cell office:value-type="float" office:value="23.4858708327723">
                <text:p>23.4858708327723</text:p>
              </table:table-cell>
              <table:table-cell office:value-type="float" office:value="-2.37292758235376">
                <text:p>-2.37292758235376</text:p>
              </table:table-cell>
              <table:table-cell office:value-type="float" office:value="-23.2179582559161">
                <text:p>-23.21795825591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20089129314798">
                <text:p>4.20089129314798</text:p>
              </table:table-cell>
              <table:table-cell office:value-type="float" office:value="-0.300935849887275">
                <text:p>-0.300935849887275</text:p>
              </table:table-cell>
              <table:table-cell office:value-type="float" office:value="0.301754876749987">
                <text:p>0.301754876749987</text:p>
              </table:table-cell>
              <table:table-cell office:value-type="float" office:value="23.8860586194944">
                <text:p>23.8860586194944</text:p>
              </table:table-cell>
              <table:table-cell office:value-type="float" office:value="-2.33117469844924">
                <text:p>-2.33117469844924</text:p>
              </table:table-cell>
              <table:table-cell office:value-type="float" office:value="-23.6181980935203">
                <text:p>-23.61819809352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20235270738566">
                <text:p>4.20235270738566</text:p>
              </table:table-cell>
              <table:table-cell office:value-type="float" office:value="-0.292453317034316">
                <text:p>-0.292453317034316</text:p>
              </table:table-cell>
              <table:table-cell office:value-type="float" office:value="0.293199008538521">
                <text:p>0.293199008538521</text:p>
              </table:table-cell>
              <table:table-cell office:value-type="float" office:value="24.2890255955328">
                <text:p>24.2890255955328</text:p>
              </table:table-cell>
              <table:table-cell office:value-type="float" office:value="-2.28827499355117">
                <text:p>-2.28827499355117</text:p>
              </table:table-cell>
              <table:table-cell office:value-type="float" office:value="-24.0212252914533">
                <text:p>-24.02122529145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20377274721751">
                <text:p>4.20377274721751</text:p>
              </table:table-cell>
              <table:table-cell office:value-type="float" office:value="-0.283965931080221">
                <text:p>-0.283965931080221</text:p>
              </table:table-cell>
              <table:table-cell office:value-type="float" office:value="0.284642564509485">
                <text:p>0.284642564509485</text:p>
              </table:table-cell>
              <table:table-cell office:value-type="float" office:value="24.6943485491834">
                <text:p>24.6943485491834</text:p>
              </table:table-cell>
              <table:table-cell office:value-type="float" office:value="-2.24421238655581">
                <text:p>-2.24421238655581</text:p>
              </table:table-cell>
              <table:table-cell office:value-type="float" office:value="-24.4266165616184">
                <text:p>-24.42661656161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20515128220946">
                <text:p>4.20515128220946</text:p>
              </table:table-cell>
              <table:table-cell office:value-type="float" office:value="-0.27547381460322">
                <text:p>-0.27547381460322</text:p>
              </table:table-cell>
              <table:table-cell office:value-type="float" office:value="0.276085547495243">
                <text:p>0.276085547495243</text:p>
              </table:table-cell>
              <table:table-cell office:value-type="float" office:value="25.1015682856148">
                <text:p>25.1015682856148</text:p>
              </table:table-cell>
              <table:table-cell office:value-type="float" office:value="-2.19897197703633">
                <text:p>-2.19897197703633</text:p>
              </table:table-cell>
              <table:table-cell office:value-type="float" office:value="-24.8339126063764">
                <text:p>-24.83391260637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20648818522615">
                <text:p>4.20648818522615</text:p>
              </table:table-cell>
              <table:table-cell office:value-type="float" office:value="-0.266977091614619">
                <text:p>-0.266977091614619</text:p>
              </table:table-cell>
              <table:table-cell office:value-type="float" office:value="0.26752796143367">
                <text:p>0.26752796143367</text:p>
              </table:table-cell>
              <table:table-cell office:value-type="float" office:value="25.5101887226399">
                <text:p>25.5101887226399</text:p>
              </table:table-cell>
              <table:table-cell office:value-type="float" office:value="-2.15254019109227">
                <text:p>-2.15254019109227</text:p>
              </table:table-cell>
              <table:table-cell office:value-type="float" office:value="-25.2426172124341">
                <text:p>-25.24261721243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20778333275291">
                <text:p>4.20778333275291</text:p>
              </table:table-cell>
              <table:table-cell office:value-type="float" office:value="-0.258475887609597">
                <text:p>-0.258475887609597</text:p>
              </table:table-cell>
              <table:table-cell office:value-type="float" office:value="0.258969811426008">
                <text:p>0.258969811426008</text:p>
              </table:table-cell>
              <table:table-cell office:value-type="float" office:value="25.919676163678">
                <text:p>25.919676163678</text:p>
              </table:table-cell>
              <table:table-cell office:value-type="float" office:value="-2.10490493334">
                <text:p>-2.10490493334</text:p>
              </table:table-cell>
              <table:table-cell office:value-type="float" office:value="-25.6521965219417">
                <text:p>-25.65219652194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20903660523807">
                <text:p>4.20903660523807</text:p>
              </table:table-cell>
              <table:table-cell office:value-type="float" office:value="-0.249970329625285">
                <text:p>-0.249970329625285</text:p>
              </table:table-cell>
              <table:table-cell office:value-type="float" office:value="0.250411103802935">
                <text:p>0.250411103802935</text:p>
              </table:table-cell>
              <table:table-cell office:value-type="float" office:value="26.3294587770921">
                <text:p>26.3294587770921</text:p>
              </table:table-cell>
              <table:table-cell office:value-type="float" office:value="-2.05605574441458">
                <text:p>-2.05605574441458</text:p>
              </table:table-cell>
              <table:table-cell office:value-type="float" office:value="-26.0620785100793">
                <text:p>-26.06207851007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21024788745621">
                <text:p>4.21024788745621</text:p>
              </table:table-cell>
              <table:table-cell office:value-type="float" office:value="-0.241460546284481">
                <text:p>-0.241460546284481</text:p>
              </table:table-cell>
              <table:table-cell office:value-type="float" office:value="0.241851846173937">
                <text:p>0.241851846173937</text:p>
              </table:table-cell>
              <table:table-cell office:value-type="float" office:value="26.7389263123105">
                <text:p>26.7389263123105</text:p>
              </table:table-cell>
              <table:table-cell office:value-type="float" office:value="-2.00598396320898">
                <text:p>-2.00598396320898</text:p>
              </table:table-cell>
              <table:table-cell office:value-type="float" office:value="-26.47165269951">
                <text:p>-26.471652699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21141706889017">
                <text:p>4.21141706889017</text:p>
              </table:table-cell>
              <table:table-cell office:value-type="float" office:value="-0.232946667848615">
                <text:p>-0.232946667848615</text:p>
              </table:table-cell>
              <table:table-cell office:value-type="float" office:value="0.2332920474919">
                <text:p>0.2332920474919</text:p>
              </table:table-cell>
              <table:table-cell office:value-type="float" office:value="27.1474300839297">
                <text:p>27.1474300839297</text:p>
              </table:table-cell>
              <table:table-cell office:value-type="float" office:value="-1.95468289290716">
                <text:p>-1.95468289290716</text:p>
              </table:table-cell>
              <table:table-cell office:value-type="float" office:value="-26.8802701429954">
                <text:p>-26.88027014299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21254404413007">
                <text:p>4.21254404413007</text:p>
              </table:table-cell>
              <table:table-cell office:value-type="float" office:value="-0.224428826258279">
                <text:p>-0.224428826258279</text:p>
              </table:table-cell>
              <table:table-cell office:value-type="float" office:value="0.22473171809695">
                <text:p>0.22473171809695</text:p>
              </table:table-cell>
              <table:table-cell office:value-type="float" office:value="27.5542832552004">
                <text:p>27.5542832552004</text:p>
              </table:table-cell>
              <table:table-cell office:value-type="float" office:value="-1.90214796972341">
                <text:p>-1.90214796972341</text:p>
              </table:table-cell>
              <table:table-cell office:value-type="float" office:value="-27.2872437055558">
                <text:p>-27.28724370555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21362871328687">
                <text:p>4.21362871328687</text:p>
              </table:table-cell>
              <table:table-cell office:value-type="float" office:value="-0.215907155180005">
                <text:p>-0.215907155180005</text:p>
              </table:table-cell>
              <table:table-cell office:value-type="float" office:value="0.216170869775001">
                <text:p>0.216170869775001</text:p>
              </table:table-cell>
              <table:table-cell office:value-type="float" office:value="27.9587614522132">
                <text:p>27.9587614522132</text:p>
              </table:table-cell>
              <table:table-cell office:value-type="float" office:value="-1.84837693306036">
                <text:p>-1.84837693306036</text:p>
              </table:table-cell>
              <table:table-cell office:value-type="float" office:value="-27.6918486775732">
                <text:p>-27.69184867757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21467098241865">
                <text:p>4.21467098241865</text:p>
              </table:table-cell>
              <table:table-cell office:value-type="float" office:value="-0.207381790034449">
                <text:p>-0.207381790034449</text:p>
              </table:table-cell>
              <table:table-cell office:value-type="float" office:value="0.207609515791812">
                <text:p>0.207609515791812</text:p>
              </table:table-cell>
              <table:table-cell office:value-type="float" office:value="28.3601037390858">
                <text:p>28.3601037390858</text:p>
              </table:table-cell>
              <table:table-cell office:value-type="float" office:value="-1.79336999565403">
                <text:p>-1.79336999565403</text:p>
              </table:table-cell>
              <table:table-cell office:value-type="float" office:value="-28.0933237491454">
                <text:p>-28.09332374914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21567076396464">
                <text:p>4.21567076396464</text:p>
              </table:table-cell>
              <table:table-cell office:value-type="float" office:value="-0.198852868032436">
                <text:p>-0.198852868032436</text:p>
              </table:table-cell>
              <table:table-cell office:value-type="float" office:value="0.199047670937129">
                <text:p>0.199047670937129</text:p>
              </table:table-cell>
              <table:table-cell office:value-type="float" office:value="28.7575139828998">
                <text:p>28.7575139828998</text:p>
              </table:table-cell>
              <table:table-cell office:value-type="float" office:value="-1.73713001207731">
                <text:p>-1.73713001207731</text:p>
              </table:table-cell>
              <table:table-cell office:value-type="float" office:value="-28.4908723745262">
                <text:p>-28.49087237452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21662797718473">
                <text:p>4.21662797718473</text:p>
              </table:table-cell>
              <table:table-cell office:value-type="float" office:value="-0.190320528194213">
                <text:p>-0.190320528194213</text:p>
              </table:table-cell>
              <table:table-cell office:value-type="float" office:value="0.190485351553815">
                <text:p>0.190485351553815</text:p>
              </table:table-cell>
              <table:table-cell office:value-type="float" office:value="29.1501626347859">
                <text:p>29.1501626347859</text:p>
              </table:table-cell>
              <table:table-cell office:value-type="float" office:value="-1.67966264381801">
                <text:p>-1.67966264381801</text:p>
              </table:table-cell>
              <table:table-cell office:value-type="float" office:value="-28.8836645530341">
                <text:p>-28.88366455303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21754254859889">
                <text:p>4.21754254859889</text:p>
              </table:table-cell>
              <table:table-cell office:value-type="float" office:value="-0.181784911363483">
                <text:p>-0.181784911363483</text:p>
              </table:table-cell>
              <table:table-cell office:value-type="float" office:value="0.181922575558949">
                <text:p>0.181922575558949</text:p>
              </table:table-cell>
              <table:table-cell office:value-type="float" office:value="29.5371889501283">
                <text:p>29.5371889501283</text:p>
              </table:table-cell>
              <table:table-cell office:value-type="float" office:value="-1.62097651898598">
                <text:p>-1.62097651898598</text:p>
              </table:table-cell>
              <table:table-cell office:value-type="float" office:value="-29.2708390494986">
                <text:p>-29.27083904949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21841441242153">
                <text:p>4.21841441242153</text:p>
              </table:table-cell>
              <table:table-cell office:value-type="float" office:value="-0.173246160215239">
                <text:p>-0.173246160215239</text:p>
              </table:table-cell>
              <table:table-cell office:value-type="float" office:value="0.173359362460742">
                <text:p>0.173359362460742</text:p>
              </table:table-cell>
              <table:table-cell office:value-type="float" office:value="29.9177036668191">
                <text:p>29.9177036668191</text:p>
              </table:table-cell>
              <table:table-cell office:value-type="float" office:value="-1.56108338455598">
                <text:p>-1.56108338455598</text:p>
              </table:table-cell>
              <table:table-cell office:value-type="float" office:value="-29.6515060731663">
                <text:p>-29.65150607316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21924351098604">
                <text:p>4.21924351098604</text:p>
              </table:table-cell>
              <table:table-cell office:value-type="float" office:value="-0.164704419250139">
                <text:p>-0.164704419250139</text:p>
              </table:table-cell>
              <table:table-cell office:value-type="float" office:value="0.164795733361624">
                <text:p>0.164795733361624</text:p>
              </table:table-cell>
              <table:table-cell office:value-type="float" office:value="30.2907921552199">
                <text:p>30.2907921552199</text:p>
              </table:table-cell>
              <table:table-cell office:value-type="float" office:value="-1.49999824892837">
                <text:p>-1.49999824892837</text:p>
              </table:table-cell>
              <table:table-cell office:value-type="float" office:value="-30.0247504288003">
                <text:p>-30.02475042880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22002979515277">
                <text:p>4.22002979515277</text:p>
              </table:table-cell>
              <table:table-cell office:value-type="float" office:value="-0.156159834777681">
                <text:p>-0.156159834777681</text:p>
              </table:table-cell>
              <table:table-cell office:value-type="float" office:value="0.156231710949461">
                <text:p>0.156231710949461</text:p>
              </table:table-cell>
              <table:table-cell office:value-type="float" office:value="30.6555180474294">
                <text:p>30.6555180474294</text:p>
              </table:table-cell>
              <table:table-cell office:value-type="float" office:value="-1.43773951249232">
                <text:p>-1.43773951249232</text:p>
              </table:table-cell>
              <table:table-cell office:value-type="float" office:value="-30.3896351475688">
                <text:p>-30.38963514756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22077322469404">
                <text:p>4.22077322469404</text:p>
              </table:table-cell>
              <table:table-cell office:value-type="float" office:value="-0.147612554892573">
                <text:p>-0.147612554892573</text:p>
              </table:table-cell>
              <table:table-cell office:value-type="float" office:value="0.147667319486753">
                <text:p>0.147667319486753</text:p>
              </table:table-cell>
              <table:table-cell office:value-type="float" office:value="31.0109273463715">
                <text:p>31.0109273463715</text:p>
              </table:table-cell>
              <table:table-cell office:value-type="float" office:value="-1.37432908379556">
                <text:p>-1.37432908379556</text:p>
              </table:table-cell>
              <table:table-cell office:value-type="float" office:value="-30.745205598283">
                <text:p>-30.7452055982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22147376865035">
                <text:p>4.22147376865035</text:p>
              </table:table-cell>
              <table:table-cell office:value-type="float" office:value="-0.139062729427118">
                <text:p>-0.139062729427118</text:p>
              </table:table-cell>
              <table:table-cell office:value-type="float" office:value="0.139102584764904">
                <text:p>0.139102584764904</text:p>
              </table:table-cell>
              <table:table-cell office:value-type="float" office:value="31.3560530072775">
                <text:p>31.3560530072775</text:p>
              </table:table-cell>
              <table:table-cell office:value-type="float" office:value="-1.30979247891469">
                <text:p>-1.30979247891469</text:p>
              </table:table-cell>
              <table:table-cell office:value-type="float" office:value="-31.0904940715618">
                <text:p>-31.09049407156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22213140564918">
                <text:p>4.22213140564918</text:p>
              </table:table-cell>
              <table:table-cell office:value-type="float" office:value="-0.130510509907216">
                <text:p>-0.130510509907216</text:p>
              </table:table-cell>
              <table:table-cell office:value-type="float" office:value="0.13053753407902">
                <text:p>0.13053753407902</text:p>
              </table:table-cell>
              <table:table-cell office:value-type="float" office:value="31.6899199754338">
                <text:p>31.6899199754338</text:p>
              </table:table-cell>
              <table:table-cell office:value-type="float" office:value="-1.24415890158855">
                <text:p>-1.24415890158855</text:p>
              </table:table-cell>
              <table:table-cell office:value-type="float" office:value="-31.4245248208293">
                <text:p>-31.42452482082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22274612418154">
                <text:p>4.22274612418154</text:p>
              </table:table-cell>
              <table:table-cell office:value-type="float" office:value="-0.121956049479215">
                <text:p>-0.121956049479215</text:p>
              </table:table-cell>
              <table:table-cell office:value-type="float" office:value="0.121972196155705">
                <text:p>0.121972196155705</text:p>
              </table:table-cell>
              <table:table-cell office:value-type="float" office:value="32.0115506546714">
                <text:p>32.0115506546714</text:p>
              </table:table-cell>
              <table:table-cell office:value-type="float" office:value="-1.17746130178762">
                <text:p>-1.17746130178762</text:p>
              </table:table-cell>
              <table:table-cell office:value-type="float" office:value="-31.7463195345839">
                <text:p>-31.74631953458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22331792282749">
                <text:p>4.22331792282749</text:p>
              </table:table-cell>
              <table:table-cell office:value-type="float" office:value="-0.113399502827699">
                <text:p>-0.113399502827699</text:p>
              </table:table-cell>
              <table:table-cell office:value-type="float" office:value="0.113406601087919">
                <text:p>0.113406601087919</text:p>
              </table:table-cell>
              <table:table-cell office:value-type="float" office:value="32.3199707712496">
                <text:p>32.3199707712496</text:p>
              </table:table-cell>
              <table:table-cell office:value-type="float" office:value="-1.10973641043799">
                <text:p>-1.10973641043799</text:p>
              </table:table-cell>
              <table:table-cell office:value-type="float" office:value="-32.0549032045938">
                <text:p>-32.05490320459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22384681042474">
                <text:p>4.22384681042474</text:p>
              </table:table-cell>
              <table:table-cell office:value-type="float" office:value="-0.104841026084031">
                <text:p>-0.104841026084031</text:p>
              </table:table-cell>
              <table:table-cell office:value-type="float" office:value="0.10484078024897">
                <text:p>0.10484078024897</text:p>
              </table:table-cell>
              <table:table-cell office:value-type="float" office:value="32.6142155876288">
                <text:p>32.6142155876288</text:p>
              </table:table-cell>
              <table:table-cell office:value-type="float" office:value="-1.04102474823767">
                <text:p>-1.04102474823767</text:p>
              </table:table-cell>
              <table:table-cell office:value-type="float" office:value="-32.3493103445246">
                <text:p>-32.34931034452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22433280617422">
                <text:p>4.22433280617422</text:p>
              </table:table-cell>
              <table:table-cell office:value-type="float" office:value="-0.096280776713065">
                <text:p>-0.096280776713065</text:p>
              </table:table-cell>
              <table:table-cell office:value-type="float" office:value="0.096274766190049">
                <text:p>0.096274766190049</text:p>
              </table:table-cell>
              <table:table-cell office:value-type="float" office:value="32.8933364106301">
                <text:p>32.8933364106301</text:p>
              </table:table-cell>
              <table:table-cell office:value-type="float" office:value="-0.97137060667667">
                <text:p>-0.97137060667667</text:p>
              </table:table-cell>
              <table:table-cell office:value-type="float" office:value="-32.6285915033914">
                <text:p>-32.62859150339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22477593967645">
                <text:p>4.22477593967645</text:p>
              </table:table-cell>
              <table:table-cell office:value-type="float" office:value="-0.0877189133889904">
                <text:p>-0.0877189133889904</text:p>
              </table:table-cell>
              <table:table-cell office:value-type="float" office:value="0.0877085925308869">
                <text:p>0.0877085925308869</text:p>
              </table:table-cell>
              <table:table-cell office:value-type="float" office:value="33.1564073285401">
                <text:p>33.1564073285401</text:p>
              </table:table-cell>
              <table:table-cell office:value-type="float" office:value="-0.900821999666059">
                <text:p>-0.900821999666059</text:p>
              </table:table-cell>
              <table:table-cell office:value-type="float" office:value="-32.8918200084239">
                <text:p>-32.89182000842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22517625089391">
                <text:p>4.22517625089391</text:p>
              </table:table-cell>
              <table:table-cell office:value-type="float" office:value="-0.0791555958570704">
                <text:p>-0.0791555958570704</text:p>
              </table:table-cell>
              <table:table-cell office:value-type="float" office:value="0.079142293827665">
                <text:p>0.079142293827665</text:p>
              </table:table-cell>
              <table:table-cell office:value-type="float" office:value="33.4025321026036">
                <text:p>33.4025321026036</text:p>
              </table:table-cell>
              <table:table-cell office:value-type="float" office:value="-0.829430584519455">
                <text:p>-0.829430584519455</text:p>
              </table:table-cell>
              <table:table-cell office:value-type="float" office:value="-33.1380988626539">
                <text:p>-33.13809886265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22553379003547">
                <text:p>4.22553379003547</text:p>
              </table:table-cell>
              <table:table-cell office:value-type="float" office:value="-0.0705909847862919">
                <text:p>-0.0705909847862919</text:p>
              </table:table-cell>
              <table:table-cell office:value-type="float" office:value="0.0705759054359423">
                <text:p>0.0705759054359423</text:p>
              </table:table-cell>
              <table:table-cell office:value-type="float" office:value="33.6308511299757">
                <text:p>33.6308511299757</text:p>
              </table:table-cell>
              <table:table-cell office:value-type="float" office:value="-0.757251551391672">
                <text:p>-0.757251551391672</text:p>
              </table:table-cell>
              <table:table-cell office:value-type="float" office:value="-33.3665677142504">
                <text:p>-33.36656771425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22584861736002">
                <text:p>4.22584861736002</text:p>
              </table:table-cell>
              <table:table-cell office:value-type="float" office:value="-0.0620252416032249">
                <text:p>-0.0620252416032249</text:p>
              </table:table-cell>
              <table:table-cell office:value-type="float" office:value="0.0620094633623513">
                <text:p>0.0620094633623513</text:p>
              </table:table-cell>
              <table:table-cell office:value-type="float" office:value="33.8405483881909">
                <text:p>33.8405483881909</text:p>
              </table:table-cell>
              <table:table-cell office:value-type="float" office:value="-0.684343480712872">
                <text:p>-0.684343480712872</text:p>
              </table:table-cell>
              <table:table-cell office:value-type="float" office:value="-33.5764098076235">
                <text:p>-33.57640980762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22612080289768">
                <text:p>4.22612080289768</text:p>
              </table:table-cell>
              <table:table-cell office:value-type="float" office:value="-0.0534585283189131">
                <text:p>-0.0534585283189131</text:p>
              </table:table-cell>
              <table:table-cell office:value-type="float" office:value="0.0534430040956247">
                <text:p>0.0534430040956247</text:p>
              </table:table-cell>
              <table:table-cell office:value-type="float" office:value="34.0308582657134">
                <text:p>34.0308582657134</text:p>
              </table:table-cell>
              <table:table-cell office:value-type="float" office:value="-0.610768168652025">
                <text:p>-0.610768168652025</text:p>
              </table:table-cell>
              <table:table-cell office:value-type="float" office:value="-33.7668588206644">
                <text:p>-33.76685882066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22635042608799">
                <text:p>4.22635042608799</text:p>
              </table:table-cell>
              <table:table-cell office:value-type="float" office:value="-0.0448910073510235">
                <text:p>-0.0448910073510235</text:p>
              </table:table-cell>
              <table:table-cell office:value-type="float" office:value="0.044876564445021">
                <text:p>0.044876564445021</text:p>
              </table:table-cell>
              <table:table-cell office:value-type="float" office:value="34.2010721794651">
                <text:p>34.2010721794651</text:p>
              </table:table-cell>
              <table:table-cell office:value-type="float" office:value="-0.536590421096955">
                <text:p>-0.536590421096955</text:p>
              </table:table-cell>
              <table:table-cell office:value-type="float" office:value="-33.9372054890036">
                <text:p>-33.93720548900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22653757533701">
                <text:p>4.22653757533701</text:p>
              </table:table-cell>
              <table:table-cell office:value-type="float" office:value="-0.0363228413306478">
                <text:p>-0.0363228413306478</text:p>
              </table:table-cell>
              <table:table-cell office:value-type="float" office:value="0.036310181356092">
                <text:p>0.036310181356092</text:p>
              </table:table-cell>
              <table:table-cell office:value-type="float" office:value="34.3505448787215">
                <text:p>34.3505448787215</text:p>
              </table:table-cell>
              <table:table-cell office:value-type="float" office:value="-0.461877817198026">
                <text:p>-0.461877817198026</text:p>
              </table:table-cell>
              <table:table-cell office:value-type="float" office:value="-34.0868039165253">
                <text:p>-34.08680391652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22668234749566">
                <text:p>4.22668234749566</text:p>
              </table:table-cell>
              <table:table-cell office:value-type="float" office:value="-0.0277541929097862">
                <text:p>-0.0277541929097862</text:p>
              </table:table-cell>
              <table:table-cell office:value-type="float" office:value="0.0277438917348987">
                <text:p>0.0277438917348987</text:p>
              </table:table-cell>
              <table:table-cell office:value-type="float" office:value="34.4787003354825">
                <text:p>34.4787003354825</text:p>
              </table:table-cell>
              <table:table-cell office:value-type="float" office:value="-0.386700444021338">
                <text:p>-0.386700444021338</text:p>
              </table:table-cell>
              <table:table-cell office:value-type="float" office:value="-34.2150774721418">
                <text:p>-34.21507747214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22678484726377">
                <text:p>4.22678484726377</text:p>
              </table:table-cell>
              <table:table-cell office:value-type="float" office:value="-0.0191852245608293">
                <text:p>-0.0191852245608293</text:p>
              </table:table-cell>
              <table:table-cell office:value-type="float" office:value="0.0191777322536043">
                <text:p>0.0191777322536043</text:p>
              </table:table-cell>
              <table:table-cell office:value-type="float" office:value="34.5850371245747">
                <text:p>34.5850371245747</text:p>
              </table:table-cell>
              <table:table-cell office:value-type="float" office:value="-0.311130604403214">
                <text:p>-0.311130604403214</text:p>
              </table:table-cell>
              <table:table-cell office:value-type="float" office:value="-34.3215241759712">
                <text:p>-34.32152417597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22684518652566">
                <text:p>4.22684518652566</text:p>
              </table:table-cell>
              <table:table-cell office:value-type="float" office:value="-0.0106160983829332">
                <text:p>-0.0106160983829332</text:p>
              </table:table-cell>
              <table:table-cell office:value-type="float" office:value="0.0106117391739475">
                <text:p>0.0106117391739475</text:p>
              </table:table-cell>
              <table:table-cell office:value-type="float" office:value="34.6691332023804">
                <text:p>34.6691332023804</text:p>
              </table:table-cell>
              <table:table-cell office:value-type="float" office:value="-0.23524250056455">
                <text:p>-0.23524250056455</text:p>
              </table:table-cell>
              <table:table-cell office:value-type="float" office:value="-34.4057214836936">
                <text:p>-34.40572148369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22686348362504">
                <text:p>4.22686348362504</text:p>
              </table:table-cell>
              <table:table-cell office:value-type="float" office:value="-0.00204697589787603">
                <text:p>-0.00204697589787603</text:p>
              </table:table-cell>
              <table:table-cell office:value-type="float" office:value="0.00204594815177534">
                <text:p>0.00204594815177534</text:p>
              </table:table-cell>
              <table:table-cell office:value-type="float" office:value="34.7306500010224">
                <text:p>34.7306500010224</text:p>
              </table:table-cell>
              <table:table-cell office:value-type="float" office:value="-0.159111896546919">
                <text:p>-0.159111896546919</text:p>
              </table:table-cell>
              <table:table-cell office:value-type="float" office:value="-34.4673303858458">
                <text:p>-34.46733038584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22683986258733">
                <text:p>4.22683986258733</text:p>
              </table:table-cell>
              <table:table-cell office:value-type="float" office:value="0.00652198213988901">
                <text:p>0.00652198213988901</text:p>
              </table:table-cell>
              <table:table-cell office:value-type="float" office:value="-0.00651960593554192">
                <text:p>-0.00651960593554192</text:p>
              </table:table-cell>
              <table:table-cell office:value-type="float" office:value="34.7693357652452">
                <text:p>34.7693357652452</text:p>
              </table:table-cell>
              <table:table-cell office:value-type="float" office:value="-0.0828157629147541">
                <text:p>-0.0828157629147541</text:p>
              </table:table-cell>
              <table:table-cell office:value-type="float" office:value="-34.5060987491236">
                <text:p>-34.50609874912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22677445229964">
                <text:p>4.22677445229964</text:p>
              </table:table-cell>
              <table:table-cell office:value-type="float" office:value="0.0150906159330476">
                <text:p>0.0150906159330476</text:p>
              </table:table-cell>
              <table:table-cell office:value-type="float" office:value="-0.015084889171551">
                <text:p>-0.015084889171551</text:p>
              </table:table-cell>
              <table:table-cell office:value-type="float" office:value="34.785028071338">
                <text:p>34.785028071338</text:p>
              </table:table-cell>
              <table:table-cell office:value-type="float" office:value="-0.0064319075631419">
                <text:p>-0.0064319075631419</text:p>
              </table:table-cell>
              <table:table-cell office:value-type="float" office:value="-34.5218638390542">
                <text:p>-34.52186383905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22666738565925">
                <text:p>4.22666738565925</text:p>
              </table:table-cell>
              <table:table-cell office:value-type="float" office:value="0.0236587668236741">
                <text:p>0.0236587668236741</text:p>
              </table:table-cell>
              <table:table-cell office:value-type="float" office:value="-0.0236498687658563">
                <text:p>-0.0236498687658563</text:p>
              </table:table-cell>
              <table:table-cell office:value-type="float" office:value="34.7776554818134">
                <text:p>34.7776554818134</text:p>
              </table:table-cell>
              <table:table-cell office:value-type="float" office:value="0.069961403287098">
                <text:p>0.069961403287098</text:p>
              </table:table-cell>
              <table:table-cell office:value-type="float" office:value="-34.5145539775889">
                <text:p>-34.514553977588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22651879870187">
                <text:p>4.22651879870187</text:p>
              </table:table-cell>
              <table:table-cell office:value-type="float" office:value="0.0322262774626698">
                <text:p>0.0322262774626698</text:p>
              </table:table-cell>
              <table:table-cell office:value-type="float" office:value="-0.0322145132155204">
                <text:p>-0.0322145132155204</text:p>
              </table:table-cell>
              <table:table-cell office:value-type="float" office:value="34.747238304708">
                <text:p>34.747238304708</text:p>
              </table:table-cell>
              <table:table-cell office:value-type="float" office:value="0.146285829575666">
                <text:p>0.146285829575666</text:p>
              </table:table-cell>
              <table:table-cell office:value-type="float" office:value="-34.4841893044714">
                <text:p>-34.48418930447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22632882972198">
                <text:p>4.22632882972198</text:p>
              </table:table-cell>
              <table:table-cell office:value-type="float" office:value="0.0407929919690037">
                <text:p>0.0407929919690037</text:p>
              </table:table-cell>
              <table:table-cell office:value-type="float" office:value="-0.0407787924470079">
                <text:p>-0.0407787924470079</text:p>
              </table:table-cell>
              <table:table-cell office:value-type="float" office:value="34.6938884428645">
                <text:p>34.6938884428645</text:p>
              </table:table-cell>
              <table:table-cell office:value-type="float" office:value="0.222463342965364">
                <text:p>0.222463342965364</text:p>
              </table:table-cell>
              <table:table-cell office:value-type="float" office:value="-34.4308816277229">
                <text:p>-34.43088162772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22609761839727">
                <text:p>4.22609761839727</text:p>
              </table:table-cell>
              <table:table-cell office:value-type="float" office:value="0.0493587560749714">
                <text:p>0.0493587560749714</text:p>
              </table:table-cell>
              <table:table-cell office:value-type="float" office:value="-0.0493426779530427">
                <text:p>-0.0493426779530427</text:p>
              </table:table-cell>
              <table:table-cell office:value-type="float" office:value="34.6178083353741">
                <text:p>34.6178083353741</text:p>
              </table:table-cell>
              <table:table-cell office:value-type="float" office:value="0.298416609009267">
                <text:p>0.298416609009267</text:p>
              </table:table-cell>
              <table:table-cell office:value-type="float" office:value="-34.3548333653596">
                <text:p>-34.35483336535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22582530492913">
                <text:p>4.22582530492913</text:p>
              </table:table-cell>
              <table:table-cell office:value-type="float" office:value="0.0579234172584311">
                <text:p>0.0579234172584311</text:p>
              </table:table-cell>
              <table:table-cell office:value-type="float" office:value="-0.0579061429086425">
                <text:p>-0.0579061429086425</text:p>
              </table:table-cell>
              <table:table-cell office:value-type="float" office:value="34.5192890100359">
                <text:p>34.5192890100359</text:p>
              </table:table-cell>
              <table:table-cell office:value-type="float" office:value="0.374069361556335">
                <text:p>0.374069361556335</text:p>
              </table:table-cell>
              <table:table-cell office:value-type="float" office:value="-34.2563355972365">
                <text:p>-34.25633559723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2255120292112">
                <text:p>4.2255120292112</text:p>
              </table:table-cell>
              <table:table-cell office:value-type="float" office:value="0.0664868248536176">
                <text:p>0.0664868248536176</text:p>
              </table:table-cell>
              <table:table-cell office:value-type="float" office:value="-0.0664691622753624">
                <text:p>-0.0664691622753624</text:p>
              </table:table-cell>
              <table:table-cell office:value-type="float" office:value="34.3987072819705">
                <text:p>34.3987072819705</text:p>
              </table:table-cell>
              <table:table-cell office:value-type="float" office:value="0.449346765149999">
                <text:p>0.449346765149999</text:p>
              </table:table-cell>
              <table:table-cell office:value-type="float" office:value="-34.1357652621561">
                <text:p>-34.13576526215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22515793003645">
                <text:p>4.22515793003645</text:p>
              </table:table-cell>
              <table:table-cell office:value-type="float" office:value="0.0750488301519875">
                <text:p>0.0750488301519875</text:p>
              </table:table-cell>
              <table:table-cell office:value-type="float" office:value="-0.0750317128846134">
                <text:p>-0.0750317128846134</text:p>
              </table:table-cell>
              <table:table-cell office:value-type="float" office:value="34.2565221486513">
                <text:p>34.2565221486513</text:p>
              </table:table-cell>
              <table:table-cell office:value-type="float" office:value="0.524175761455475">
                <text:p>0.524175761455475</text:p>
              </table:table-cell>
              <table:table-cell office:value-type="float" office:value="-33.9935815505669">
                <text:p>-33.99358155056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22476314435341">
                <text:p>4.22476314435341</text:p>
              </table:table-cell>
              <table:table-cell office:value-type="float" office:value="0.0836092864796983">
                <text:p>0.0836092864796983</text:p>
              </table:table-cell>
              <table:table-cell office:value-type="float" office:value="-0.0835937735073385">
                <text:p>-0.0835937735073385</text:p>
              </table:table-cell>
              <table:table-cell office:value-type="float" office:value="34.0932704454332">
                <text:p>34.0932704454332</text:p>
              </table:table-cell>
              <table:table-cell office:value-type="float" office:value="0.598485396031442">
                <text:p>0.598485396031442</text:p>
              </table:table-cell>
              <table:table-cell office:value-type="float" office:value="-33.8303215569717">
                <text:p>-33.83032155697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22432780657999">
                <text:p>4.22432780657999</text:p>
              </table:table-cell>
              <table:table-cell office:value-type="float" office:value="0.092168049259526">
                <text:p>0.092168049259526</text:p>
              </table:table-cell>
              <table:table-cell office:value-type="float" office:value="-0.092155324902052">
                <text:p>-0.092155324902052</text:p>
              </table:table-cell>
              <table:table-cell office:value-type="float" office:value="33.9095618375652">
                <text:p>33.9095618375652</text:p>
              </table:table-cell>
              <table:table-cell office:value-type="float" office:value="0.672207122184737">
                <text:p>0.672207122184737</text:p>
              </table:table-cell>
              <table:table-cell office:value-type="float" office:value="-33.6465952680872">
                <text:p>-33.64659526808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22385204798283">
                <text:p>4.22385204798283</text:p>
              </table:table-cell>
              <table:table-cell office:value-type="float" office:value="0.100724976055808">
                <text:p>0.100724976055808</text:p>
              </table:table-cell>
              <table:table-cell office:value-type="float" office:value="-0.100716349851713">
                <text:p>-0.100716349851713</text:p>
              </table:table-cell>
              <table:table-cell office:value-type="float" office:value="33.7060732344393">
                <text:p>33.7060732344393</text:p>
              </table:table-cell>
              <table:table-cell office:value-type="float" office:value="0.745275079063348">
                <text:p>0.745275079063348</text:p>
              </table:table-cell>
              <table:table-cell office:value-type="float" office:value="-33.4430799726551">
                <text:p>-33.44307997265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22333599612826">
                <text:p>4.22333599612826</text:p>
              </table:table-cell>
              <table:table-cell office:value-type="float" office:value="0.109279926599237">
                <text:p>0.109279926599237</text:p>
              </table:table-cell>
              <table:table-cell office:value-type="float" office:value="-0.109276833173285">
                <text:p>-0.109276833173285</text:p>
              </table:table-cell>
              <table:table-cell office:value-type="float" office:value="33.4835427194604">
                <text:p>33.4835427194604</text:p>
              </table:table-cell>
              <table:table-cell office:value-type="float" office:value="0.817626341654073">
                <text:p>0.817626341654073</text:p>
              </table:table-cell>
              <table:table-cell office:value-type="float" office:value="-33.2205141862968">
                <text:p>-33.22051418629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22277977440971">
                <text:p>4.22277977440971</text:p>
              </table:table-cell>
              <table:table-cell office:value-type="float" office:value="0.117832762795603">
                <text:p>0.117832762795603</text:p>
              </table:table-cell>
              <table:table-cell office:value-type="float" office:value="-0.117836761721045">
                <text:p>-0.117836761721045</text:p>
              </table:table-cell>
              <table:table-cell office:value-type="float" office:value="33.2427630938744">
                <text:p>33.2427630938744</text:p>
              </table:table-cell>
              <table:table-cell office:value-type="float" office:value="0.889201140834624">
                <text:p>0.889201140834624</text:p>
              </table:table-cell>
              <table:table-cell office:value-type="float" office:value="-32.9796911899275">
                <text:p>-32.97969118992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22218350165414">
                <text:p>4.22218350165414</text:p>
              </table:table-cell>
              <table:table-cell office:value-type="float" office:value="0.126383348720798">
                <text:p>0.126383348720798</text:p>
              </table:table-cell>
              <table:table-cell office:value-type="float" office:value="-0.126396124367342">
                <text:p>-0.126396124367342</text:p>
              </table:table-cell>
              <table:table-cell office:value-type="float" office:value="32.984575135514">
                <text:p>32.984575135514</text:p>
              </table:table-cell>
              <table:table-cell office:value-type="float" office:value="0.959943052193863">
                <text:p>0.959943052193863</text:p>
              </table:table-cell>
              <table:table-cell office:value-type="float" office:value="-32.7214522827439">
                <text:p>-32.72145228274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22154729181004">
                <text:p>4.22154729181004</text:p>
              </table:table-cell>
              <table:table-cell office:value-type="float" office:value="0.134931550597163">
                <text:p>0.134931550597163</text:p>
              </table:table-cell>
              <table:table-cell office:value-type="float" office:value="-0.134954911973146">
                <text:p>-0.134954911973146</text:p>
              </table:table-cell>
              <table:table-cell office:value-type="float" office:value="32.7098606737241">
                <text:p>32.7098606737241</text:p>
              </table:table-cell>
              <table:table-cell office:value-type="float" office:value="1.02979915282936">
                <text:p>1.02979915282936</text:p>
              </table:table-cell>
              <table:table-cell office:value-type="float" office:value="-32.4466798511868">
                <text:p>-32.44667985118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22087125371606">
                <text:p>4.22087125371606</text:p>
              </table:table-cell>
              <table:table-cell office:value-type="float" office:value="0.143477236756708">
                <text:p>0.143477236756708</text:p>
              </table:table-cell>
              <table:table-cell office:value-type="float" office:value="-0.143513117336441">
                <text:p>-0.143513117336441</text:p>
              </table:table-cell>
              <table:table-cell office:value-type="float" office:value="32.4195355794571">
                <text:p>32.4195355794571</text:p>
              </table:table-cell>
              <table:table-cell office:value-type="float" office:value="1.09872014587687">
                <text:p>1.09872014587687</text:p>
              </table:table-cell>
              <table:table-cell office:value-type="float" office:value="-32.1562903529454">
                <text:p>-32.15629035294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22015549094938">
                <text:p>4.22015549094938</text:p>
              </table:table-cell>
              <table:table-cell office:value-type="float" office:value="0.152020277594983">
                <text:p>0.152020277594983</text:p>
              </table:table-cell>
              <table:table-cell office:value-type="float" office:value="-0.152070735142892">
                <text:p>-0.152070735142892</text:p>
              </table:table-cell>
              <table:table-cell office:value-type="float" office:value="32.1145427655738">
                <text:p>32.1145427655738</text:p>
              </table:table-cell>
              <table:table-cell office:value-type="float" office:value="1.16666045298356">
                <text:p>1.16666045298356</text:p>
              </table:table-cell>
              <table:table-cell office:value-type="float" office:value="-31.8512273111585">
                <text:p>-31.85122731115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2194001017516">
                <text:p>4.2194001017516</text:p>
              </table:table-cell>
              <table:table-cell office:value-type="float" office:value="0.160560545507569">
                <text:p>0.160560545507569</text:p>
              </table:table-cell>
              <table:table-cell office:value-type="float" office:value="-0.160627761888945">
                <text:p>-0.160627761888945</text:p>
              </table:table-cell>
              <table:table-cell office:value-type="float" office:value="31.7958452862846">
                <text:p>31.7958452862846</text:p>
              </table:table-cell>
              <table:table-cell office:value-type="float" office:value="1.23357827543097">
                <text:p>1.23357827543097</text:p>
              </table:table-cell>
              <table:table-cell office:value-type="float" office:value="-31.5324544078494">
                <text:p>-31.53245440784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21860517902753">
                <text:p>4.21860517902753</text:p>
              </table:table-cell>
              <table:table-cell office:value-type="float" office:value="0.169097914823973">
                <text:p>0.169097914823973</text:p>
              </table:table-cell>
              <table:table-cell office:value-type="float" office:value="-0.169184195809315">
                <text:p>-0.169184195809315</text:p>
              </table:table-cell>
              <table:table-cell office:value-type="float" office:value="31.4644196172759">
                <text:p>31.4644196172759</text:p>
              </table:table-cell>
              <table:table-cell office:value-type="float" office:value="1.2994356249887">
                <text:p>1.2994356249887</text:p>
              </table:table-cell>
              <table:table-cell office:value-type="float" office:value="-31.2009487581931">
                <text:p>-31.20094875819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21777081041289">
                <text:p>4.21777081041289</text:p>
              </table:table-cell>
              <table:table-cell office:value-type="float" office:value="0.177632261726588">
                <text:p>0.177632261726588</text:p>
              </table:table-cell>
              <table:table-cell office:value-type="float" office:value="-0.177740036786496">
                <text:p>-0.177740036786496</text:p>
              </table:table-cell>
              <table:table-cell office:value-type="float" office:value="31.1212491893837">
                <text:p>31.1212491893837</text:p>
              </table:table-cell>
              <table:table-cell office:value-type="float" office:value="1.36419832596821">
                <text:p>1.36419832596821</text:p>
              </table:table-cell>
              <table:table-cell office:value-type="float" office:value="-30.8576944385898">
                <text:p>-30.85769443858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21689707840492">
                <text:p>4.21689707840492</text:p>
              </table:table-cell>
              <table:table-cell office:value-type="float" office:value="0.186163464169387">
                <text:p>0.186163464169387</text:p>
              </table:table-cell>
              <table:table-cell office:value-type="float" office:value="-0.186295286265074">
                <text:p>-0.186295286265074</text:p>
              </table:table-cell>
              <table:table-cell office:value-type="float" office:value="30.7673182391223">
                <text:p>30.7673182391223</text:p>
              </table:table-cell>
              <table:table-cell office:value-type="float" office:value="1.4278359902339">
                <text:p>1.4278359902339</text:p>
              </table:table-cell>
              <table:table-cell office:value-type="float" office:value="-30.5036763318935">
                <text:p>-30.50367633189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21598406055016">
                <text:p>4.21598406055016</text:p>
              </table:table-cell>
              <table:table-cell office:value-type="float" office:value="0.194691401788108">
                <text:p>0.194691401788108</text:p>
              </table:table-cell>
              <table:table-cell office:value-type="float" office:value="-0.194849947147463">
                <text:p>-0.194849947147463</text:p>
              </table:table-cell>
              <table:table-cell office:value-type="float" office:value="30.4036060294007">
                <text:p>30.4036060294007</text:p>
              </table:table-cell>
              <table:table-cell office:value-type="float" office:value="1.49032196720229">
                <text:p>1.49032196720229</text:p>
              </table:table-cell>
              <table:table-cell office:value-type="float" office:value="-30.1398743431858">
                <text:p>-30.13987434318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21503182968269">
                <text:p>4.21503182968269</text:p>
              </table:table-cell>
              <table:table-cell office:value-type="float" office:value="0.203215955805772">
                <text:p>0.203215955805772</text:p>
              </table:table-cell>
              <table:table-cell office:value-type="float" office:value="-0.203404023697914">
                <text:p>-0.203404023697914</text:p>
              </table:table-cell>
              <table:table-cell office:value-type="float" office:value="30.0310814834039">
                <text:p>30.0310814834039</text:p>
              </table:table-cell>
              <table:table-cell office:value-type="float" office:value="1.55163327101576">
                <text:p>1.55163327101576</text:p>
              </table:table-cell>
              <table:table-cell office:value-type="float" office:value="-29.7672580291453">
                <text:p>-29.76725802914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21404045420564">
                <text:p>4.21404045420564</text:p>
              </table:table-cell>
              <table:table-cell office:value-type="float" office:value="0.211737008939081">
                <text:p>0.211737008939081</text:p>
              </table:table-cell>
              <table:table-cell office:value-type="float" office:value="-0.211957521438406">
                <text:p>-0.211957521438406</text:p>
              </table:table-cell>
              <table:table-cell office:value-type="float" office:value="29.6506982644873">
                <text:p>29.6506982644873</text:p>
              </table:table-cell>
              <table:table-cell office:value-type="float" office:value="1.61175048725558">
                <text:p>1.61175048725558</text:p>
              </table:table-cell>
              <table:table-cell office:value-type="float" office:value="-29.3867816738284">
                <text:p>-29.38678167382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2130099984098">
                <text:p>4.2130099984098</text:p>
              </table:table-cell>
              <table:table-cell office:value-type="float" office:value="0.220254445302839">
                <text:p>0.220254445302839</text:p>
              </table:table-cell>
              <table:table-cell office:value-type="float" office:value="-0.220510447047572">
                <text:p>-0.220510447047572</text:p>
              </table:table-cell>
              <table:table-cell office:value-type="float" office:value="29.2633903249777">
                <text:p>29.2633903249777</text:p>
              </table:table-cell>
              <table:table-cell office:value-type="float" office:value="1.67065766160768">
                <text:p>1.67065766160768</text:p>
              </table:table-cell>
              <table:table-cell office:value-type="float" office:value="-28.9993798338443">
                <text:p>-28.99937983384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21194052282207">
                <text:p>4.21194052282207</text:p>
              </table:table-cell>
              <table:table-cell office:value-type="float" office:value="0.228768150311038">
                <text:p>0.228768150311038</text:p>
              </table:table-cell>
              <table:table-cell office:value-type="float" office:value="-0.229062808251874">
                <text:p>-0.229062808251874</text:p>
              </table:table-cell>
              <table:table-cell office:value-type="float" office:value="28.8700679374514">
                <text:p>28.8700679374514</text:p>
              </table:table-cell>
              <table:table-cell office:value-type="float" office:value="1.72834217294666">
                <text:p>1.72834217294666</text:p>
              </table:table-cell>
              <table:table-cell office:value-type="float" office:value="-28.6059633664699">
                <text:p>-28.60596336646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21083208457646">
                <text:p>4.21083208457646</text:p>
              </table:table-cell>
              <table:table-cell office:value-type="float" office:value="0.237278010588181">
                <text:p>0.237278010588181</text:p>
              </table:table-cell>
              <table:table-cell office:value-type="float" office:value="-0.237614613735025">
                <text:p>-0.237614613735025</text:p>
              </table:table-cell>
              <table:table-cell office:value-type="float" office:value="28.4716142134243">
                <text:p>28.4716142134243</text:p>
              </table:table-cell>
              <table:table-cell office:value-type="float" office:value="1.78479459327109">
                <text:p>1.78479459327109</text:p>
              </table:table-cell>
              <table:table-cell office:value-type="float" office:value="-28.2074159456194">
                <text:p>-28.20741594561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20968473780287">
                <text:p>4.20968473780287</text:p>
              </table:table-cell>
              <table:table-cell office:value-type="float" office:value="0.24578391387191">
                <text:p>0.24578391387191</text:p>
              </table:table-cell>
              <table:table-cell office:value-type="float" office:value="-0.246165873026569">
                <text:p>-0.246165873026569</text:p>
              </table:table-cell>
              <table:table-cell office:value-type="float" office:value="28.0688821064567">
                <text:p>28.0688821064567</text:p>
              </table:table-cell>
              <table:table-cell office:value-type="float" office:value="1.84000853689954">
                <text:p>1.84000853689954</text:p>
              </table:table-cell>
              <table:table-cell office:value-type="float" office:value="-27.8045910627133">
                <text:p>-27.80459106271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20849853402609">
                <text:p>4.20849853402609</text:p>
              </table:table-cell>
              <table:table-cell office:value-type="float" office:value="0.254285748925995">
                <text:p>0.254285748925995</text:p>
              </table:table-cell>
              <table:table-cell office:value-type="float" office:value="-0.254716596413362">
                <text:p>-0.254716596413362</text:p>
              </table:table-cell>
              <table:table-cell office:value-type="float" office:value="27.6626918899082">
                <text:p>27.6626918899082</text:p>
              </table:table-cell>
              <table:table-cell office:value-type="float" office:value="1.89398050120472">
                <text:p>1.89398050120472</text:p>
              </table:table-cell>
              <table:table-cell office:value-type="float" office:value="-27.3983095026385">
                <text:p>-27.39830950263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20727352257027">
                <text:p>4.20727352257027</text:p>
              </table:table-cell>
              <table:table-cell office:value-type="float" office:value="0.262783405452937">
                <text:p>0.262783405452937</text:p>
              </table:table-cell>
              <table:table-cell office:value-type="float" office:value="-0.263266794846904">
                <text:p>-0.263266794846904</text:p>
              </table:table-cell>
              <table:table-cell office:value-type="float" office:value="27.2538290934964">
                <text:p>27.2538290934964</text:p>
              </table:table-cell>
              <table:table-cell office:value-type="float" office:value="1.94670970108699">
                <text:p>1.94670970108699</text:p>
              </table:table-cell>
              <table:table-cell office:value-type="float" office:value="-26.9893572789275">
                <text:p>-26.98935727892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20600975096353">
                <text:p>4.20600975096353</text:p>
              </table:table-cell>
              <table:table-cell office:value-type="float" office:value="0.271276774015262">
                <text:p>0.271276774015262</text:p>
              </table:table-cell>
              <table:table-cell office:value-type="float" office:value="-0.27181647985162">
                <text:p>-0.27181647985162</text:p>
              </table:table-cell>
              <table:table-cell office:value-type="float" office:value="26.8430428779092">
                <text:p>26.8430428779092</text:p>
              </table:table-cell>
              <table:table-cell office:value-type="float" office:value="1.99819789923535">
                <text:p>1.99819789923535</text:p>
              </table:table-cell>
              <table:table-cell office:value-type="float" office:value="-26.578484007392">
                <text:p>-26.5784840073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20470726533862">
                <text:p>4.20470726533862</text:p>
              </table:table-cell>
              <table:table-cell office:value-type="float" office:value="0.279765745957435">
                <text:p>0.279765745957435</text:p>
              </table:table-cell>
              <table:table-cell office:value-type="float" office:value="-0.280365663443458">
                <text:p>-0.280365663443458</text:p>
              </table:table-cell>
              <table:table-cell office:value-type="float" office:value="26.4310448227492">
                <text:p>26.4310448227492</text:p>
              </table:table-cell>
              <table:table-cell office:value-type="float" office:value="2.04844923404877">
                <text:p>2.04844923404877</text:p>
              </table:table-cell>
              <table:table-cell office:value-type="float" office:value="-26.1664016934616">
                <text:p>-26.16640169346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20336611082507">
                <text:p>4.20336611082507</text:p>
              </table:table-cell>
              <table:table-cell office:value-type="float" office:value="0.288250213333461">
                <text:p>0.288250213333461</text:p>
              </table:table-cell>
              <table:table-cell office:value-type="float" office:value="-0.288914358053449">
                <text:p>-0.288914358053449</text:p>
              </table:table-cell>
              <table:table-cell office:value-type="float" office:value="26.0185080999933">
                <text:p>26.0185080999933</text:p>
              </table:table-cell>
              <table:table-cell office:value-type="float" office:value="2.09747004694894">
                <text:p>2.09747004694894</text:p>
              </table:table-cell>
              <table:table-cell office:value-type="float" office:value="-25.7537839053715">
                <text:p>-25.75378390537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20198633193004">
                <text:p>4.20198633193004</text:p>
              </table:table-cell>
              <table:table-cell office:value-type="float" office:value="0.296730068842165">
                <text:p>0.296730068842165</text:p>
              </table:table-cell>
              <table:table-cell office:value-type="float" office:value="-0.297462576449949">
                <text:p>-0.297462576449949</text:p>
              </table:table-cell>
              <table:table-cell office:value-type="float" office:value="25.6060670029172">
                <text:p>25.6060670029172</text:p>
              </table:table-cell>
              <table:table-cell office:value-type="float" office:value="2.14526871063542">
                <text:p>2.14526871063542</text:p>
              </table:table-cell>
              <table:table-cell office:value-type="float" office:value="-25.3412653031187">
                <text:p>-25.341265303118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20056797290484">
                <text:p>4.20056797290484</text:p>
              </table:table-cell>
              <table:table-cell office:value-type="float" office:value="0.305205205762237">
                <text:p>0.305205205762237</text:p>
              </table:table-cell>
              <table:table-cell office:value-type="float" office:value="-0.30601033167378">
                <text:p>-0.30601033167378</text:p>
              </table:table-cell>
              <table:table-cell office:value-type="float" office:value="25.1943167991779">
                <text:p>25.1943167991779</text:p>
              </table:table-cell>
              <table:table-cell office:value-type="float" office:value="2.19185545963299">
                <text:p>2.19185545963299</text:p>
              </table:table-cell>
              <table:table-cell office:value-type="float" office:value="-24.9294414918498">
                <text:p>-24.92944149184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19911107809434">
                <text:p>4.19911107809434</text:p>
              </table:table-cell>
              <table:table-cell office:value-type="float" office:value="0.31367551790287">
                <text:p>0.31367551790287</text:p>
              </table:table-cell>
              <table:table-cell office:value-type="float" office:value="-0.314557636975911">
                <text:p>-0.314557636975911</text:p>
              </table:table-cell>
              <table:table-cell office:value-type="float" office:value="24.7838138758902">
                <text:p>24.7838138758902</text:p>
              </table:table-cell>
              <table:table-cell office:value-type="float" office:value="2.23724222434451">
                <text:p>2.23724222434451</text:p>
              </table:table-cell>
              <table:table-cell office:value-type="float" office:value="-24.5188691674695">
                <text:p>-24.51886916746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19761569226823">
                <text:p>4.19761569226823</text:p>
              </table:table-cell>
              <table:table-cell office:value-type="float" office:value="0.322140899546731">
                <text:p>0.322140899546731</text:p>
              </table:table-cell>
              <table:table-cell office:value-type="float" office:value="-0.323104505759359">
                <text:p>-0.323104505759359</text:p>
              </table:table-cell>
              <table:table-cell office:value-type="float" office:value="24.3750761446795">
                <text:p>24.3750761446795</text:p>
              </table:table-cell>
              <table:table-cell office:value-type="float" office:value="2.28144246960564">
                <text:p>2.28144246960564</text:p>
              </table:table-cell>
              <table:table-cell office:value-type="float" office:value="-24.1100665224392">
                <text:p>-24.11006652243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19608186093229">
                <text:p>4.19608186093229</text:p>
              </table:table-cell>
              <table:table-cell office:value-type="float" office:value="0.330601245408287">
                <text:p>0.330601245408287</text:p>
              </table:table-cell>
              <table:table-cell office:value-type="float" office:value="-0.331650951526114">
                <text:p>-0.331650951526114</text:p>
              </table:table-cell>
              <table:table-cell office:value-type="float" office:value="23.9685836750231">
                <text:p>23.9685836750231</text:p>
              </table:table-cell>
              <table:table-cell office:value-type="float" office:value="2.32447103861725">
                <text:p>2.32447103861725</text:p>
              </table:table-cell>
              <table:table-cell office:value-type="float" office:value="-23.7035138800292">
                <text:p>-23.70351388002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19450963061871">
                <text:p>4.19450963061871</text:p>
              </table:table-cell>
              <table:table-cell office:value-type="float" office:value="0.339056450591989">
                <text:p>0.339056450591989</text:p>
              </table:table-cell>
              <table:table-cell office:value-type="float" office:value="-0.340196987831383">
                <text:p>-0.340196987831383</text:p>
              </table:table-cell>
              <table:table-cell office:value-type="float" office:value="23.5647795252571">
                <text:p>23.5647795252571</text:p>
              </table:table-cell>
              <table:table-cell office:value-type="float" office:value="2.36634400293331">
                <text:p>2.36634400293331</text:p>
              </table:table-cell>
              <table:table-cell office:value-type="float" office:value="-23.2996545263684">
                <text:p>-23.29965452636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19289904915466">
                <text:p>4.19289904915466</text:p>
              </table:table-cell>
              <table:table-cell office:value-type="float" office:value="0.347506410560537">
                <text:p>0.347506410560537</text:p>
              </table:table-cell>
              <table:table-cell office:value-type="float" office:value="-0.348742628242197">
                <text:p>-0.348742628242197</text:p>
              </table:table-cell>
              <table:table-cell office:value-type="float" office:value="23.164070741855">
                <text:p>23.164070741855</text:p>
              </table:table-cell>
              <table:table-cell office:value-type="float" office:value="2.4070785190708">
                <text:p>2.4070785190708</text:p>
              </table:table-cell>
              <table:table-cell office:value-type="float" office:value="-22.898895710893">
                <text:p>-22.8988957108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19125016590972">
                <text:p>4.19125016590972</text:p>
              </table:table-cell>
              <table:table-cell office:value-type="float" office:value="0.355951021101183">
                <text:p>0.355951021101183</text:p>
              </table:table-cell>
              <table:table-cell office:value-type="float" office:value="-0.357287886300604">
                <text:p>-0.357287886300604</text:p>
              </table:table-cell>
              <table:table-cell office:value-type="float" office:value="22.7668294992423">
                <text:p>22.7668294992423</text:p>
              </table:table-cell>
              <table:table-cell office:value-type="float" office:value="2.44669269214523">
                <text:p>2.44669269214523</text:p>
              </table:table-cell>
              <table:table-cell office:value-type="float" office:value="-22.5016097874076">
                <text:p>-22.50160978740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18956303202134">
                <text:p>4.18956303202134</text:p>
              </table:table-cell>
              <table:table-cell office:value-type="float" office:value="0.364390178301674">
                <text:p>0.364390178301674</text:p>
              </table:table-cell>
              <table:table-cell office:value-type="float" office:value="-0.365832775491166">
                <text:p>-0.365832775491166</text:p>
              </table:table-cell>
              <table:table-cell office:value-type="float" office:value="22.3733943541301">
                <text:p>22.3733943541301</text:p>
              </table:table-cell>
              <table:table-cell office:value-type="float" office:value="2.48520544683926">
                <text:p>2.48520544683926</text:p>
              </table:table-cell>
              <table:table-cell office:value-type="float" office:value="-22.1081354697176">
                <text:p>-22.10813546971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18783770059896">
                <text:p>4.18783770059896</text:p>
              </table:table-cell>
              <table:table-cell office:value-type="float" office:value="0.372823778529211">
                <text:p>0.372823778529211</text:p>
              </table:table-cell>
              <table:table-cell office:value-type="float" office:value="-0.374377309209704">
                <text:p>-0.374377309209704</text:p>
              </table:table-cell>
              <table:table-cell office:value-type="float" office:value="21.9840715903522">
                <text:p>21.9840715903522</text:p>
              </table:table-cell>
              <table:table-cell office:value-type="float" office:value="2.52263640588337">
                <text:p>2.52263640588337</text:p>
              </table:table-cell>
              <table:table-cell office:value-type="float" office:value="-21.7187791778297">
                <text:p>-21.718779177829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18607422690737">
                <text:p>4.18607422690737</text:p>
              </table:table-cell>
              <table:table-cell office:value-type="float" office:value="0.381251718411386">
                <text:p>0.381251718411386</text:p>
              </table:table-cell>
              <table:table-cell office:value-type="float" office:value="-0.382921500743255">
                <text:p>-0.382921500743255</text:p>
              </table:table-cell>
              <table:table-cell office:value-type="float" office:value="21.599136632234">
                <text:p>21.599136632234</text:p>
              </table:table-cell>
              <table:table-cell office:value-type="float" office:value="2.55900577612963">
                <text:p>2.55900577612963</text:p>
              </table:table-cell>
              <table:table-cell office:value-type="float" office:value="-21.3338164526708">
                <text:p>-21.33381645267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18427266852966">
                <text:p>4.18427266852966</text:p>
              </table:table-cell>
              <table:table-cell office:value-type="float" office:value="0.389673894825383">
                <text:p>0.389673894825383</text:p>
              </table:table-cell>
              <table:table-cell office:value-type="float" office:value="-0.39146536324739">
                <text:p>-0.39146536324739</text:p>
              </table:table-cell>
              <table:table-cell office:value-type="float" office:value="21.2188355064609">
                <text:p>21.2188355064609</text:p>
              </table:table-cell>
              <table:table-cell office:value-type="float" office:value="2.59433424223584">
                <text:p>2.59433424223584</text:p>
              </table:table-cell>
              <table:table-cell office:value-type="float" office:value="-20.9534934193487">
                <text:p>-20.953493419348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18243308551103">
                <text:p>4.18243308551103</text:p>
              </table:table-cell>
              <table:table-cell office:value-type="float" office:value="0.398090204885636">
                <text:p>0.398090204885636</text:p>
              </table:table-cell>
              <table:table-cell office:value-type="float" office:value="-0.400008909730279">
                <text:p>-0.400008909730279</text:p>
              </table:table-cell>
              <table:table-cell office:value-type="float" office:value="20.8433863346346">
                <text:p>20.8433863346346</text:p>
              </table:table-cell>
              <table:table-cell office:value-type="float" office:value="2.62864286787348">
                <text:p>2.62864286787348</text:p>
              </table:table-cell>
              <table:table-cell office:value-type="float" office:value="-20.5780282810531">
                <text:p>-20.57802828105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1805555404841">
                <text:p>4.1805555404841</text:p>
              </table:table-cell>
              <table:table-cell office:value-type="float" office:value="0.406500545938037">
                <text:p>0.406500545938037</text:p>
              </table:table-cell>
              <table:table-cell office:value-type="float" office:value="-0.408552153037036">
                <text:p>-0.408552153037036</text:p>
              </table:table-cell>
              <table:table-cell office:value-type="float" office:value="20.4729808405487">
                <text:p>20.4729808405487</text:p>
              </table:table-cell>
              <table:table-cell office:value-type="float" office:value="2.6619530043372">
                <text:p>2.6619530043372</text:p>
              </table:table-cell>
              <table:table-cell office:value-type="float" office:value="-20.2076128276846">
                <text:p>-20.20761282768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17864009877686">
                <text:p>4.17864009877686</text:p>
              </table:table-cell>
              <table:table-cell office:value-type="float" office:value="0.414904815556163">
                <text:p>0.414904815556163</text:p>
              </table:table-cell>
              <table:table-cell office:value-type="float" office:value="-0.417095105842392">
                <text:p>-0.417095105842392</text:p>
              </table:table-cell>
              <table:table-cell office:value-type="float" office:value="20.1077858582774">
                <text:p>20.1077858582774</text:p>
              </table:table-cell>
              <table:table-cell office:value-type="float" office:value="2.69428620636039">
                <text:p>2.69428620636039</text:p>
              </table:table-cell>
              <table:table-cell office:value-type="float" office:value="-19.8424139452373">
                <text:p>-19.842413945237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17668682850377">
                <text:p>4.17668682850377</text:p>
              </table:table-cell>
              <table:table-cell office:value-type="float" office:value="0.423302911539667">
                <text:p>0.423302911539667</text:p>
              </table:table-cell>
              <table:table-cell office:value-type="float" office:value="-0.425637780638925">
                <text:p>-0.425637780638925</text:p>
              </table:table-cell>
              <table:table-cell office:value-type="float" office:value="19.7479448288821">
                <text:p>19.7479448288821</text:p>
              </table:table-cell>
              <table:table-cell office:value-type="float" office:value="2.72566415491697">
                <text:p>2.72566415491697</text:p>
              </table:table-cell>
              <table:table-cell office:value-type="float" office:value="-19.4825751137848">
                <text:p>-19.48257511378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174695800642">
                <text:p>4.174695800642</text:p>
              </table:table-cell>
              <table:table-cell office:value-type="float" office:value="0.431694731916316">
                <text:p>0.431694731916316</text:p>
              </table:table-cell>
              <table:table-cell office:value-type="float" office:value="-0.434180189735056">
                <text:p>-0.434180189735056</text:p>
              </table:table-cell>
              <table:table-cell office:value-type="float" office:value="19.3935792754351">
                <text:p>19.3935792754351</text:p>
              </table:table-cell>
              <table:table-cell office:value-type="float" office:value="2.75610858673778">
                <text:p>2.75610858673778</text:p>
              </table:table-cell>
              <table:table-cell office:value-type="float" office:value="-19.128217883708">
                <text:p>-19.1282178837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17266708909348">
                <text:p>4.17266708909348</text:p>
              </table:table-cell>
              <table:table-cell office:value-type="float" office:value="0.440080174944155">
                <text:p>0.440080174944155</text:p>
              </table:table-cell>
              <table:table-cell office:value-type="float" office:value="-0.442722345248173">
                <text:p>-0.442722345248173</text:p>
              </table:table-cell>
              <table:table-cell office:value-type="float" office:value="19.0447902474821">
                <text:p>19.0447902474821</text:p>
              </table:table-cell>
              <table:table-cell office:value-type="float" office:value="2.78564123026093">
                <text:p>2.78564123026093</text:p>
              </table:table-cell>
              <table:table-cell office:value-type="float" office:value="-18.7794433213287">
                <text:p>-18.77944332132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17060077073311">
                <text:p>4.17060077073311</text:p>
              </table:table-cell>
              <table:table-cell office:value-type="float" office:value="0.448459139119299">
                <text:p>0.448459139119299</text:p>
              </table:table-cell>
              <table:table-cell office:value-type="float" office:value="-0.451264259106683">
                <text:p>-0.451264259106683</text:p>
              </table:table-cell>
              <table:table-cell office:value-type="float" office:value="18.7016597277134">
                <text:p>18.7016597277134</text:p>
              </table:table-cell>
              <table:table-cell office:value-type="float" office:value="2.81428374770108">
                <text:p>2.81428374770108</text:p>
              </table:table-cell>
              <table:table-cell office:value-type="float" office:value="-18.4363334166821">
                <text:p>-18.43633341668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1684969254458">
                <text:p>4.1684969254458</text:p>
              </table:table-cell>
              <table:table-cell office:value-type="float" office:value="0.456831523180881">
                <text:p>0.456831523180881</text:p>
              </table:table-cell>
              <table:table-cell office:value-type="float" office:value="-0.459805943048328">
                <text:p>-0.459805943048328</text:p>
              </table:table-cell>
              <table:table-cell office:value-type="float" office:value="18.3642519948586">
                <text:p>18.3642519948586</text:p>
              </table:table-cell>
              <table:table-cell office:value-type="float" office:value="2.84205768292137">
                <text:p>2.84205768292137</text:p>
              </table:table-cell>
              <table:table-cell office:value-type="float" office:value="-18.0989524474674">
                <text:p>-18.09895244746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16635563615188">
                <text:p>4.16635563615188</text:p>
              </table:table-cell>
              <table:table-cell office:value-type="float" office:value="0.465197226119673">
                <text:p>0.465197226119673</text:p>
              </table:table-cell>
              <table:table-cell office:value-type="float" office:value="-0.46834740862154">
                <text:p>-0.46834740862154</text:p>
              </table:table-cell>
              <table:table-cell office:value-type="float" office:value="18.0326149381137">
                <text:p>18.0326149381137</text:p>
              </table:table-cell>
              <table:table-cell office:value-type="float" office:value="2.86898441477659">
                <text:p>2.86898441477659</text:p>
              </table:table-cell>
              <table:table-cell office:value-type="float" office:value="-17.7673482944508">
                <text:p>-17.76734829445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16417698882222">
                <text:p>4.16417698882222</text:p>
              </table:table-cell>
              <table:table-cell office:value-type="float" office:value="0.473556147191545">
                <text:p>0.473556147191545</text:p>
              </table:table-cell>
              <table:table-cell office:value-type="float" office:value="-0.476888667192125">
                <text:p>-0.476888667192125</text:p>
              </table:table-cell>
              <table:table-cell office:value-type="float" office:value="17.7067813194617">
                <text:p>17.7067813194617</text:p>
              </table:table-cell>
              <table:table-cell office:value-type="float" office:value="2.89508511559724">
                <text:p>2.89508511559724</text:p>
              </table:table-cell>
              <table:table-cell office:value-type="float" office:value="-17.4415537047203">
                <text:p>-17.44155370472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16196107248552">
                <text:p>4.16196107248552</text:p>
              </table:table-cell>
              <table:table-cell office:value-type="float" office:value="0.481908185923521">
                <text:p>0.481908185923521</text:p>
              </table:table-cell>
              <table:table-cell office:value-type="float" office:value="-0.485429729944485">
                <text:p>-0.485429729944485</text:p>
              </table:table-cell>
              <table:table-cell office:value-type="float" office:value="17.3867699812722">
                <text:p>17.3867699812722</text:p>
              </table:table-cell>
              <table:table-cell office:value-type="float" office:value="2.92038071448228">
                <text:p>2.92038071448228</text:p>
              </table:table-cell>
              <table:table-cell office:value-type="float" office:value="-17.1215875001373">
                <text:p>-17.121587500137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15970797922521">
                <text:p>4.15970797922521</text:p>
              </table:table-cell>
              <table:table-cell office:value-type="float" office:value="0.49025324213211">
                <text:p>0.49025324213211</text:p>
              </table:table-cell>
              <table:table-cell office:value-type="float" office:value="-0.493970607890833">
                <text:p>-0.493970607890833</text:p>
              </table:table-cell>
              <table:table-cell office:value-type="float" office:value="17.0725869973546">
                <text:p>17.0725869973546</text:p>
              </table:table-cell>
              <table:table-cell office:value-type="float" office:value="2.94489186507629">
                <text:p>2.94489186507629</text:p>
              </table:table-cell>
              <table:table-cell office:value-type="float" office:value="-16.8074557291981">
                <text:p>-16.80745572919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15741780417184">
                <text:p>4.15741780417184</text:p>
              </table:table-cell>
              <table:table-cell office:value-type="float" office:value="0.498591215930406">
                <text:p>0.498591215930406</text:p>
              </table:table-cell>
              <table:table-cell office:value-type="float" office:value="-0.502511311872411">
                <text:p>-0.502511311872411</text:p>
              </table:table-cell>
              <table:table-cell office:value-type="float" office:value="16.7642267664924">
                <text:p>16.7642267664924</text:p>
              </table:table-cell>
              <table:table-cell office:value-type="float" office:value="2.96863891750992">
                <text:p>2.96863891750992</text:p>
              </table:table-cell>
              <table:table-cell office:value-type="float" office:value="-16.4991527613102">
                <text:p>-16.49915276131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15509064548602">
                <text:p>4.15509064548602</text:p>
              </table:table-cell>
              <table:table-cell office:value-type="float" office:value="0.506922007747798">
                <text:p>0.506922007747798</text:p>
              </table:table-cell>
              <table:table-cell office:value-type="float" office:value="-0.51105185257463">
                <text:p>-0.51105185257463</text:p>
              </table:table-cell>
              <table:table-cell office:value-type="float" office:value="16.461673048053">
                <text:p>16.461673048053</text:p>
              </table:table-cell>
              <table:table-cell office:value-type="float" office:value="2.99164189419052">
                <text:p>2.99164189419052</text:p>
              </table:table-cell>
              <table:table-cell office:value-type="float" office:value="-16.196662323085">
                <text:p>-16.1966623230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15272660433825">
                <text:p>4.15272660433825</text:p>
              </table:table-cell>
              <table:table-cell office:value-type="float" office:value="0.515245518339817">
                <text:p>0.515245518339817</text:p>
              </table:table-cell>
              <table:table-cell office:value-type="float" office:value="-0.519592240527838">
                <text:p>-0.519592240527838</text:p>
              </table:table-cell>
              <table:table-cell office:value-type="float" office:value="16.1648999398382">
                <text:p>16.1648999398382</text:p>
              </table:table-cell>
              <table:table-cell office:value-type="float" office:value="3.01392046915122">
                <text:p>3.01392046915122</text:p>
              </table:table-cell>
              <table:table-cell office:value-type="float" office:value="-15.899958476818">
                <text:p>-15.8999584768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1503257848817">
                <text:p>4.1503257848817</text:p>
              </table:table-cell>
              <table:table-cell office:value-type="float" office:value="0.523561648805707">
                <text:p>0.523561648805707</text:p>
              </table:table-cell>
              <table:table-cell office:value-type="float" office:value="-0.528132486121776">
                <text:p>-0.528132486121776</text:p>
              </table:table-cell>
              <table:table-cell office:value-type="float" office:value="15.8738727988643">
                <text:p>15.8738727988643</text:p>
              </table:table-cell>
              <table:table-cell office:value-type="float" office:value="3.03549395065985">
                <text:p>3.03549395065985</text:p>
              </table:table-cell>
              <table:table-cell office:value-type="float" office:value="-15.6090065418412">
                <text:p>-15.60900654184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14788829422178">
                <text:p>4.14788829422178</text:p>
              </table:table-cell>
              <table:table-cell office:value-type="float" office:value="0.531870300603172">
                <text:p>0.531870300603172</text:p>
              </table:table-cell>
              <table:table-cell office:value-type="float" office:value="-0.536672599610058">
                <text:p>-0.536672599610058</text:p>
              </table:table-cell>
              <table:table-cell office:value-type="float" office:value="15.5885491060585">
                <text:p>15.5885491060585</text:p>
              </table:table-cell>
              <table:table-cell office:value-type="float" office:value="3.05638126682664">
                <text:p>3.05638126682664</text:p>
              </table:table-cell>
              <table:table-cell office:value-type="float" office:value="-15.3237639597453">
                <text:p>-15.323763959745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14541424238134">
                <text:p>4.14541424238134</text:p>
              </table:table-cell>
              <table:table-cell office:value-type="float" office:value="0.540171375564417">
                <text:p>0.540171375564417</text:p>
              </table:table-cell>
              <table:table-cell office:value-type="float" office:value="-0.545212591124545">
                <text:p>-0.545212591124545</text:p>
              </table:table-cell>
              <table:table-cell office:value-type="float" office:value="15.3088792762846">
                <text:p>15.3088792762846</text:p>
              </table:table-cell>
              <table:table-cell office:value-type="float" office:value="3.07660095393655">
                <text:p>3.07660095393655</text:p>
              </table:table-cell>
              <table:table-cell office:value-type="float" office:value="-15.0441811048838">
                <text:p>-15.04418110488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14290374226269">
                <text:p>4.14290374226269</text:p>
              </table:table-cell>
              <table:table-cell office:value-type="float" office:value="0.548464775911347">
                <text:p>0.548464775911347</text:p>
              </table:table-cell>
              <table:table-cell office:value-type="float" office:value="-0.553752470680194">
                <text:p>-0.553752470680194</text:p>
              </table:table-cell>
              <table:table-cell office:value-type="float" office:value="15.0348074152756">
                <text:p>15.0348074152756</text:p>
              </table:table-cell>
              <table:table-cell office:value-type="float" office:value="3.0961711472728">
                <text:p>3.0961711472728</text:p>
              </table:table-cell>
              <table:table-cell office:value-type="float" office:value="-14.7702020417304">
                <text:p>-14.77020204173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14035690960658">
                <text:p>4.14035690960658</text:p>
              </table:table-cell>
              <table:table-cell office:value-type="float" office:value="0.556750404273327">
                <text:p>0.556750404273327</text:p>
              </table:table-cell>
              <table:table-cell office:value-type="float" office:value="-0.562292248190848">
                <text:p>-0.562292248190848</text:p>
              </table:table-cell>
              <table:table-cell office:value-type="float" office:value="14.7662720253302">
                <text:p>14.7662720253302</text:p>
              </table:table-cell>
              <table:table-cell office:value-type="float" office:value="3.11510957418912">
                <text:p>3.11510957418912</text:p>
              </table:table-cell>
              <table:table-cell office:value-type="float" office:value="-14.5017652309699">
                <text:p>-14.501765230969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13777386294982">
                <text:p>4.13777386294982</text:p>
              </table:table-cell>
              <table:table-cell office:value-type="float" office:value="0.565028163700311">
                <text:p>0.565028163700311</text:p>
              </table:table-cell>
              <table:table-cell office:value-type="float" office:value="-0.570831933472705">
                <text:p>-0.570831933472705</text:p>
              </table:table-cell>
              <table:table-cell office:value-type="float" office:value="14.5032066617205">
                <text:p>14.5032066617205</text:p>
              </table:table-cell>
              <table:table-cell office:value-type="float" office:value="3.13343354922385">
                <text:p>3.13343354922385</text:p>
              </table:table-cell>
              <table:table-cell office:value-type="float" office:value="-14.2388041862451">
                <text:p>-14.23880418624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13515472357971">
                <text:p>4.13515472357971</text:p>
              </table:table-cell>
              <table:table-cell office:value-type="float" office:value="0.573297957682359">
                <text:p>0.573297957682359</text:p>
              </table:table-cell>
              <table:table-cell office:value-type="float" office:value="-0.579371536261393">
                <text:p>-0.579371536261393</text:p>
              </table:table-cell>
              <table:table-cell office:value-type="float" office:value="14.2455405419204">
                <text:p>14.2455405419204</text:p>
              </table:table-cell>
              <table:table-cell office:value-type="float" office:value="3.15115997104167">
                <text:p>3.15115997104167</text:p>
              </table:table-cell>
              <table:table-cell office:value-type="float" office:value="-13.9812480837057">
                <text:p>-13.98124808370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13249961548747">
                <text:p>4.13249961548747</text:p>
              </table:table-cell>
              <table:table-cell office:value-type="float" office:value="0.581559690163259">
                <text:p>0.581559690163259</text:p>
              </table:table-cell>
              <table:table-cell office:value-type="float" office:value="-0.587911066217319">
                <text:p>-0.587911066217319</text:p>
              </table:table-cell>
              <table:table-cell office:value-type="float" office:value="13.9931991098073">
                <text:p>13.9931991098073</text:p>
              </table:table-cell>
              <table:table-cell office:value-type="float" office:value="3.16830532102384">
                <text:p>3.16830532102384</text:p>
              </table:table-cell>
              <table:table-cell office:value-type="float" office:value="-13.7290223264764">
                <text:p>-13.72902232647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12980866532054">
                <text:p>4.12980866532054</text:p>
              </table:table-cell>
              <table:table-cell office:value-type="float" office:value="0.589813265557911">
                <text:p>0.589813265557911</text:p>
              </table:table-cell>
              <table:table-cell office:value-type="float" office:value="-0.596450532939458">
                <text:p>-0.596450532939458</text:p>
              </table:table-cell>
              <table:table-cell office:value-type="float" office:value="13.7461045570476">
                <text:p>13.7461045570476</text:p>
              </table:table-cell>
              <table:table-cell office:value-type="float" office:value="3.1848856633246">
                <text:p>3.1848856633246</text:p>
              </table:table-cell>
              <table:table-cell office:value-type="float" office:value="-13.4820490662884">
                <text:p>-13.48204906628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12708200233367">
                <text:p>4.12708200233367</text:p>
              </table:table-cell>
              <table:table-cell office:value-type="float" office:value="0.598058588768627">
                <text:p>0.598058588768627</text:p>
              </table:table-cell>
              <table:table-cell office:value-type="float" office:value="-0.60498994597359">
                <text:p>-0.60498994597359</text:p>
              </table:table-cell>
              <table:table-cell office:value-type="float" office:value="13.5041763038729">
                <text:p>13.5041763038729</text:p>
              </table:table-cell>
              <table:table-cell office:value-type="float" office:value="3.20091664623484">
                <text:p>3.20091664623484</text:p>
              </table:table-cell>
              <table:table-cell office:value-type="float" office:value="-13.2402476844696">
                <text:p>-13.240247684469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12431975833953">
                <text:p>4.12431975833953</text:p>
              </table:table-cell>
              <table:table-cell office:value-type="float" office:value="0.606295565199132">
                <text:p>0.606295565199132</text:p>
              </table:table-cell>
              <table:table-cell office:value-type="float" office:value="-0.613529314824384">
                <text:p>-0.613529314824384</text:p>
              </table:table-cell>
              <table:table-cell office:value-type="float" office:value="13.2673314414923">
                <text:p>13.2673314414923</text:p>
              </table:table-cell>
              <table:table-cell office:value-type="float" office:value="3.21641350469882">
                <text:p>3.21641350469882</text:p>
              </table:table-cell>
              <table:table-cell office:value-type="float" office:value="-13.0035352345443">
                <text:p>-13.00353523454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12152206765884">
                <text:p>4.12152206765884</text:p>
              </table:table-cell>
              <table:table-cell office:value-type="float" office:value="0.614524100771672">
                <text:p>0.614524100771672</text:p>
              </table:table-cell>
              <table:table-cell office:value-type="float" office:value="-0.622068648963462">
                <text:p>-0.622068648963462</text:p>
              </table:table-cell>
              <table:table-cell office:value-type="float" office:value="13.035485138287">
                <text:p>13.035485138287</text:p>
              </table:table-cell>
              <table:table-cell office:value-type="float" office:value="3.23139106385245">
                <text:p>3.23139106385245</text:p>
              </table:table-cell>
              <table:table-cell office:value-type="float" office:value="-12.7718268485882">
                <text:p>-12.771826848588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11868906706942">
                <text:p>4.11868906706942</text:p>
              </table:table-cell>
              <table:table-cell office:value-type="float" office:value="0.622744101942069">
                <text:p>0.622744101942069</text:p>
              </table:table-cell>
              <table:table-cell office:value-type="float" office:value="-0.630607957842579">
                <text:p>-0.630607957842579</text:p>
              </table:table-cell>
              <table:table-cell office:value-type="float" office:value="12.8085510119695">
                <text:p>12.8085510119695</text:p>
              </table:table-cell>
              <table:table-cell office:value-type="float" office:value="3.24586374344713">
                <text:p>3.24586374344713</text:p>
              </table:table-cell>
              <table:table-cell office:value-type="float" office:value="-12.5450361095232">
                <text:p>-12.54503610952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1158208957569">
                <text:p>4.1158208957569</text:p>
              </table:table-cell>
              <table:table-cell office:value-type="float" office:value="0.630955475714707">
                <text:p>0.630955475714707</text:p>
              </table:table-cell>
              <table:table-cell office:value-type="float" office:value="-0.639147250900325">
                <text:p>-0.639147250900325</text:p>
              </table:table-cell>
              <table:table-cell office:value-type="float" office:value="12.5864414697721">
                <text:p>12.5864414697721</text:p>
              </table:table-cell>
              <table:table-cell office:value-type="float" office:value="3.25984556305281">
                <text:p>3.25984556305281</text:p>
              </table:table-cell>
              <table:table-cell office:value-type="float" office:value="-12.3230753914274">
                <text:p>-12.32307539142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11291769526357">
                <text:p>4.11291769526357</text:p>
              </table:table-cell>
              <table:table-cell office:value-type="float" office:value="0.639158129657319">
                <text:p>0.639158129657319</text:p>
              </table:table-cell>
              <table:table-cell office:value-type="float" office:value="-0.647686537574959">
                <text:p>-0.647686537574959</text:p>
              </table:table-cell>
              <table:table-cell office:value-type="float" office:value="12.3690680187214">
                <text:p>12.3690680187214</text:p>
              </table:table-cell>
              <table:table-cell office:value-type="float" office:value="3.27335014792424">
                <text:p>3.27335014792424</text:p>
              </table:table-cell>
              <table:table-cell office:value-type="float" office:value="-12.1058561699044">
                <text:p>-12.10585616990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10997960943856">
                <text:p>4.10997960943856</text:p>
              </table:table-cell>
              <table:table-cell office:value-type="float" office:value="0.647351971916183">
                <text:p>0.647351971916183</text:p>
              </table:table-cell>
              <table:table-cell office:value-type="float" office:value="-0.656225827312116">
                <text:p>-0.656225827312116</text:p>
              </table:table-cell>
              <table:table-cell office:value-type="float" office:value="12.1563415479216">
                <text:p>12.1563415479216</text:p>
              </table:table-cell>
              <table:table-cell office:value-type="float" office:value="3.28639073544292">
                <text:p>3.28639073544292</text:p>
              </table:table-cell>
              <table:table-cell office:value-type="float" office:value="-11.8932893044502">
                <text:p>-11.89328930445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10700678438805">
                <text:p>4.10700678438805</text:p>
              </table:table-cell>
              <table:table-cell office:value-type="float" office:value="0.65553691122968">
                <text:p>0.65553691122968</text:p>
              </table:table-cell>
              <table:table-cell office:value-type="float" office:value="-0.664765129575205">
                <text:p>-0.664765129575205</text:p>
              </table:table-cell>
              <table:table-cell office:value-type="float" office:value="11.9481725847583">
                <text:p>11.9481725847583</text:p>
              </table:table-cell>
              <table:table-cell office:value-type="float" office:value="3.29898018203905">
                <text:p>3.29898018203905</text:p>
              </table:table-cell>
              <table:table-cell office:value-type="float" office:value="-11.6852852947199">
                <text:p>-11.68528529471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10399936842553">
                <text:p>4.10399936842553</text:p>
              </table:table-cell>
              <table:table-cell office:value-type="float" office:value="0.663712856943879">
                <text:p>0.663712856943879</text:p>
              </table:table-cell>
              <table:table-cell office:value-type="float" office:value="-0.673304453854789">
                <text:p>-0.673304453854789</text:p>
              </table:table-cell>
              <table:table-cell office:value-type="float" office:value="11.7444715267903">
                <text:p>11.7444715267903</text:p>
              </table:table-cell>
              <table:table-cell office:value-type="float" office:value="3.31113097051965">
                <text:p>3.31113097051965</text:p>
              </table:table-cell>
              <table:table-cell office:value-type="float" office:value="-11.4817545124729">
                <text:p>-11.481754512472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10095751202351">
                <text:p>4.10095751202351</text:p>
              </table:table-cell>
              <table:table-cell office:value-type="float" office:value="0.67187971902355">
                <text:p>0.67187971902355</text:p>
              </table:table-cell>
              <table:table-cell office:value-type="float" office:value="-0.681843809677452">
                <text:p>-0.681843809677452</text:p>
              </table:table-cell>
              <table:table-cell office:value-type="float" office:value="11.5451488510808">
                <text:p>11.5451488510808</text:p>
              </table:table-cell>
              <table:table-cell office:value-type="float" office:value="3.32285521772588">
                <text:p>3.32285521772588</text:p>
              </table:table-cell>
              <table:table-cell office:value-type="float" office:value="-11.2826074109428">
                <text:p>-11.282607410942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09788136776402">
                <text:p>4.09788136776402</text:p>
              </table:table-cell>
              <table:table-cell office:value-type="float" office:value="0.680037408070089">
                <text:p>0.680037408070089</text:p>
              </table:table-cell>
              <table:table-cell office:value-type="float" office:value="-0.690383206615717">
                <text:p>-0.690383206615717</text:p>
              </table:table-cell>
              <table:table-cell office:value-type="float" office:value="11.3501153025453">
                <text:p>11.3501153025453</text:p>
              </table:table-cell>
              <table:table-cell office:value-type="float" office:value="3.33416468246034">
                <text:p>3.33416468246034</text:p>
              </table:table-cell>
              <table:table-cell office:value-type="float" office:value="-11.0877547132096">
                <text:p>-11.08775471320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09477109029181">
                <text:p>4.09477109029181</text:p>
              </table:table-cell>
              <table:table-cell office:value-type="float" office:value="0.688185835328984">
                <text:p>0.688185835328984</text:p>
              </table:table-cell>
              <table:table-cell office:value-type="float" office:value="-0.698922654294693">
                <text:p>-0.698922654294693</text:p>
              </table:table-cell>
              <table:table-cell office:value-type="float" office:value="11.1592820629225">
                <text:p>11.1592820629225</text:p>
              </table:table-cell>
              <table:table-cell office:value-type="float" office:value="3.34507077361936">
                <text:p>3.34507077361936</text:p>
              </table:table-cell>
              <table:table-cell office:value-type="float" office:value="-10.8971075811915">
                <text:p>-10.89710758119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09162683626639">
                <text:p>4.09162683626639</text:p>
              </table:table-cell>
              <table:table-cell office:value-type="float" office:value="0.696324912708477">
                <text:p>0.696324912708477</text:p>
              </table:table-cell>
              <table:table-cell office:value-type="float" office:value="-0.707462162404373">
                <text:p>-0.707462162404373</text:p>
              </table:table-cell>
              <table:table-cell office:value-type="float" office:value="10.9725609017673">
                <text:p>10.9725609017673</text:p>
              </table:table-cell>
              <table:table-cell office:value-type="float" office:value="3.35558455848337">
                <text:p>3.35558455848337</text:p>
              </table:table-cell>
              <table:table-cell office:value-type="float" office:value="-10.7105777666452">
                <text:p>-10.71057776664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08844876431574">
                <text:p>4.08844876431574</text:p>
              </table:table-cell>
              <table:table-cell office:value-type="float" office:value="0.704454552788367">
                <text:p>0.704454552788367</text:p>
              </table:table-cell>
              <table:table-cell office:value-type="float" office:value="-0.716001740704005">
                <text:p>-0.716001740704005</text:p>
              </table:table-cell>
              <table:table-cell office:value-type="float" office:value="10.7898643108786">
                <text:p>10.7898643108786</text:p>
              </table:table-cell>
              <table:table-cell office:value-type="float" office:value="3.36571677111662">
                <text:p>3.36571677111662</text:p>
              </table:table-cell>
              <table:table-cell office:value-type="float" office:value="-10.528077745592">
                <text:p>-10.52807774559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08523703499079">
                <text:p>4.08523703499079</text:p>
              </table:table-cell>
              <table:table-cell office:value-type="float" office:value="0.712574668832906">
                <text:p>0.712574668832906</text:p>
              </table:table-cell>
              <table:table-cell office:value-type="float" office:value="-0.724541399032142">
                <text:p>-0.724541399032142</text:p>
              </table:table-cell>
              <table:table-cell office:value-type="float" office:value="10.6111056234544">
                <text:p>10.6111056234544</text:p>
              </table:table-cell>
              <table:table-cell office:value-type="float" office:value="3.37547782083288">
                <text:p>3.37547782083288</text:p>
              </table:table-cell>
              <table:table-cell office:value-type="float" office:value="-10.3495208374672">
                <text:p>-10.349520837467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08199181071928">
                <text:p>4.08199181071928</text:p>
              </table:table-cell>
              <table:table-cell office:value-type="float" office:value="0.720685174805415">
                <text:p>0.720685174805415</text:p>
              </table:table-cell>
              <table:table-cell office:value-type="float" office:value="-0.733081147316692">
                <text:p>-0.733081147316692</text:p>
              </table:table-cell>
              <table:table-cell office:value-type="float" office:value="10.4361991191639">
                <text:p>10.4361991191639</text:p>
              </table:table-cell>
              <table:table-cell office:value-type="float" office:value="3.38487780069255">
                <text:p>3.38487780069255</text:p>
              </table:table-cell>
              <table:table-cell office:value-type="float" office:value="-10.1748213101798">
                <text:p>-10.174821310179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07871325576265">
                <text:p>4.07871325576265</text:p>
              </table:table-cell>
              <table:table-cell office:value-type="float" office:value="0.728785985375209">
                <text:p>0.728785985375209</text:p>
              </table:table-cell>
              <table:table-cell office:value-type="float" office:value="-0.741620995577516">
                <text:p>-0.741620995577516</text:p>
              </table:table-cell>
              <table:table-cell office:value-type="float" office:value="10.2650601163025">
                <text:p>10.2650601163025</text:p>
              </table:table-cell>
              <table:table-cell office:value-type="float" office:value="3.39392649599913">
                <text:p>3.39392649599913</text:p>
              </table:table-cell>
              <table:table-cell office:value-type="float" office:value="-10.0038944722503">
                <text:p>-10.003894472250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07540153617119">
                <text:p>4.07540153617119</text:p>
              </table:table-cell>
              <table:table-cell office:value-type="float" office:value="0.736877015933876">
                <text:p>0.736877015933876</text:p>
              </table:table-cell>
              <table:table-cell office:value-type="float" office:value="-0.750160953940912">
                <text:p>-0.750160953940912</text:p>
              </table:table-cell>
              <table:table-cell office:value-type="float" office:value="10.0976050520824">
                <text:p>10.0976050520824</text:p>
              </table:table-cell>
              <table:table-cell office:value-type="float" office:value="3.40263339276082">
                <text:p>3.40263339276082</text:p>
              </table:table-cell>
              <table:table-cell office:value-type="float" office:value="-9.83665675307521">
                <text:p>-9.836656753075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07205681974169">
                <text:p>4.07205681974169</text:p>
              </table:table-cell>
              <table:table-cell office:value-type="float" office:value="0.744958182603354">
                <text:p>0.744958182603354</text:p>
              </table:table-cell>
              <table:table-cell office:value-type="float" office:value="-0.758701032640625">
                <text:p>-0.758701032640625</text:p>
              </table:table-cell>
              <table:table-cell office:value-type="float" office:value="9.93375155204121">
                <text:p>9.93375155204121</text:p>
              </table:table-cell>
              <table:table-cell office:value-type="float" office:value="3.41100768610109">
                <text:p>3.41100768610109</text:p>
              </table:table-cell>
              <table:table-cell office:value-type="float" office:value="-9.67302577230802">
                <text:p>-9.673025772308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06867927597531">
                <text:p>4.06867927597531</text:p>
              </table:table-cell>
              <table:table-cell office:value-type="float" office:value="0.753029402247692">
                <text:p>0.753029402247692</text:p>
              </table:table-cell>
              <table:table-cell office:value-type="float" office:value="-0.767241242029878">
                <text:p>-0.767241242029878</text:p>
              </table:table-cell>
              <table:table-cell office:value-type="float" office:value="9.77341848952229">
                <text:p>9.77341848952229</text:p>
              </table:table-cell>
              <table:table-cell office:value-type="float" office:value="3.4190582885865">
                <text:p>3.4190582885865</text:p>
              </table:table-cell>
              <table:table-cell office:value-type="float" office:value="-9.5129203993142">
                <text:p>-9.51292039931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06526907603536">
                <text:p>4.06526907603536</text:p>
              </table:table-cell>
              <table:table-cell office:value-type="float" office:value="0.761090592484083">
                <text:p>0.761090592484083</text:p>
              </table:table-cell>
              <table:table-cell office:value-type="float" office:value="-0.775781592585936">
                <text:p>-0.775781592585936</text:p>
              </table:table-cell>
              <table:table-cell office:value-type="float" office:value="9.61652603605695">
                <text:p>9.61652603605695</text:p>
              </table:table-cell>
              <table:table-cell office:value-type="float" office:value="3.42679383845993">
                <text:p>3.42679383845993</text:p>
              </table:table-cell>
              <table:table-cell office:value-type="float" office:value="-9.35626080351415">
                <text:p>-9.356260803514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06182639270735">
                <text:p>4.06182639270735</text:p>
              </table:table-cell>
              <table:table-cell office:value-type="float" office:value="0.76914167169183">
                <text:p>0.76914167169183</text:p>
              </table:table-cell>
              <table:table-cell office:value-type="float" office:value="-0.784322094917935">
                <text:p>-0.784322094917935</text:p>
              </table:table-cell>
              <table:table-cell office:value-type="float" office:value="9.46299570347748">
                <text:p>9.46299570347748</text:p>
              </table:table-cell>
              <table:table-cell office:value-type="float" office:value="3.43422270775894">
                <text:p>3.43422270775894</text:p>
              </table:table-cell>
              <table:table-cell office:value-type="float" office:value="-9.20296849646245">
                <text:p>-9.202968496462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05835140035852">
                <text:p>4.05835140035852</text:p>
              </table:table-cell>
              <table:table-cell office:value-type="float" office:value="0.77718255902262">
                <text:p>0.77718255902262</text:p>
              </table:table-cell>
              <table:table-cell office:value-type="float" office:value="-0.792862759772171">
                <text:p>-0.792862759772171</text:p>
              </table:table-cell>
              <table:table-cell office:value-type="float" office:value="9.31275037848282">
                <text:p>9.31275037848282</text:p>
              </table:table-cell>
              <table:table-cell office:value-type="float" office:value="3.44135301030756">
                <text:p>3.44135301030756</text:p>
              </table:table-cell>
              <table:table-cell office:value-type="float" office:value="-9.05296636637563">
                <text:p>-9.052966366375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05484427489828">
                <text:p>4.05484427489828</text:p>
              </table:table-cell>
              <table:table-cell office:value-type="float" office:value="0.785213174412632">
                <text:p>0.785213174412632</text:p>
              </table:table-cell>
              <table:table-cell office:value-type="float" office:value="-0.80140359804316">
                <text:p>-0.80140359804316</text:p>
              </table:table-cell>
              <table:table-cell office:value-type="float" office:value="9.16571435036202">
                <text:p>9.16571435036202</text:p>
              </table:table-cell>
              <table:table-cell office:value-type="float" office:value="3.44819260956668">
                <text:p>3.44819260956668</text:p>
              </table:table-cell>
              <table:table-cell office:value-type="float" office:value="-8.90617870581674">
                <text:p>-8.9061787058167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05130519373993">
                <text:p>4.05130519373993</text:p>
              </table:table-cell>
              <table:table-cell office:value-type="float" office:value="0.79323343858762">
                <text:p>0.79323343858762</text:p>
              </table:table-cell>
              <table:table-cell office:value-type="float" office:value="-0.809944620773889">
                <text:p>-0.809944620773889</text:p>
              </table:table-cell>
              <table:table-cell office:value-type="float" office:value="9.02181333250007">
                <text:p>9.02181333250007</text:p>
              </table:table-cell>
              <table:table-cell office:value-type="float" office:value="3.45474912633753">
                <text:p>3.45474912633753</text:p>
              </table:table-cell>
              <table:table-cell office:value-type="float" office:value="-8.76253123315676">
                <text:p>-8.762531233156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04773433576241">
                <text:p>4.04773433576241</text:p>
              </table:table-cell>
              <table:table-cell office:value-type="float" office:value="0.801243273075199">
                <text:p>0.801243273075199</text:p>
              </table:table-cell>
              <table:table-cell office:value-type="float" office:value="-0.818485839166065">
                <text:p>-0.818485839166065</text:p>
              </table:table-cell>
              <table:table-cell office:value-type="float" office:value="8.88097447826315">
                <text:p>8.88097447826315</text:p>
              </table:table-cell>
              <table:table-cell office:value-type="float" office:value="3.46102994630496">
                <text:p>3.46102994630496</text:p>
              </table:table-cell>
              <table:table-cell office:value-type="float" office:value="-8.62195110842072">
                <text:p>-8.6219511084207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04413188127274">
                <text:p>4.04413188127274</text:p>
              </table:table-cell>
              <table:table-cell office:value-type="float" office:value="0.809242600213814">
                <text:p>0.809242600213814</text:p>
              </table:table-cell>
              <table:table-cell office:value-type="float" office:value="-0.827027264586129">
                <text:p>-0.827027264586129</text:p>
              </table:table-cell>
              <table:table-cell office:value-type="float" office:value="8.74312639180986">
                <text:p>8.74312639180986</text:p>
              </table:table-cell>
              <table:table-cell office:value-type="float" office:value="3.4670422274189">
                <text:p>3.4670422274189</text:p>
              </table:table-cell>
              <table:table-cell office:value-type="float" office:value="-8.48436694405474">
                <text:p>-8.4843669440547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0404980119695">
                <text:p>4.0404980119695</text:p>
              </table:table-cell>
              <table:table-cell office:value-type="float" office:value="0.817231343159349">
                <text:p>0.817231343159349</text:p>
              </table:table-cell>
              <table:table-cell office:value-type="float" office:value="-0.835568908569999">
                <text:p>-0.835568908569999</text:p>
              </table:table-cell>
              <table:table-cell office:value-type="float" office:value="8.6081991343244">
                <text:p>8.6081991343244</text:p>
              </table:table-cell>
              <table:table-cell office:value-type="float" office:value="3.47279290710424">
                <text:p>3.47279290710424</text:p>
              </table:table-cell>
              <table:table-cell office:value-type="float" office:value="-8.34970881111767">
                <text:p>-8.349708811117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03683291090675">
                <text:p>4.03683291090675</text:p>
              </table:table-cell>
              <table:table-cell office:value-type="float" office:value="0.825209425895249">
                <text:p>0.825209425895249</text:p>
              </table:table-cell>
              <table:table-cell office:value-type="float" office:value="-0.844110782829646">
                <text:p>-0.844110782829646</text:p>
              </table:table-cell>
              <table:table-cell office:value-type="float" office:value="8.47612422613461">
                <text:p>8.47612422613461</text:p>
              </table:table-cell>
              <table:table-cell office:value-type="float" office:value="3.47828870929971">
                <text:p>3.47828870929971</text:p>
              </table:table-cell>
              <table:table-cell office:value-type="float" office:value="-8.21790824135242">
                <text:p>-8.2179082413524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03313676245813">
                <text:p>4.03313676245813</text:p>
              </table:table-cell>
              <table:table-cell office:value-type="float" office:value="0.833176773239967">
                <text:p>0.833176773239967</text:p>
              </table:table-cell>
              <table:table-cell office:value-type="float" office:value="-0.85265289925882">
                <text:p>-0.85265289925882</text:p>
              </table:table-cell>
              <table:table-cell office:value-type="float" office:value="8.34683464514564">
                <text:p>8.34683464514564</text:p>
              </table:table-cell>
              <table:table-cell office:value-type="float" office:value="3.48353615131881">
                <text:p>3.48353615131881</text:p>
              </table:table-cell>
              <table:table-cell office:value-type="float" office:value="-8.08889822557826">
                <text:p>-8.088898225578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.0294097522825">
                <text:p>4.0294097522825</text:p>
              </table:table-cell>
              <table:table-cell office:value-type="float" office:value="0.841133310854967">
                <text:p>0.841133310854967</text:p>
              </table:table-cell>
              <table:table-cell office:value-type="float" office:value="-0.861195269938057">
                <text:p>-0.861195269938057</text:p>
              </table:table-cell>
              <table:table-cell office:value-type="float" office:value="8.22026482197495">
                <text:p>8.22026482197495</text:p>
              </table:table-cell>
              <table:table-cell office:value-type="float" office:value="3.48854155053439">
                <text:p>3.48854155053439</text:p>
              </table:table-cell>
              <table:table-cell office:value-type="float" office:value="-7.96261320878003">
                <text:p>-7.962613208780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.02565206728887">
                <text:p>4.02565206728887</text:p>
              </table:table-cell>
              <table:table-cell office:value-type="float" office:value="0.849078965252339">
                <text:p>0.849078965252339</text:p>
              </table:table-cell>
              <table:table-cell office:value-type="float" office:value="-0.869737907140912">
                <text:p>-0.869737907140912</text:p>
              </table:table-cell>
              <table:table-cell office:value-type="float" office:value="8.09635063215256">
                <text:p>8.09635063215256</text:p>
              </table:table-cell>
              <table:table-cell office:value-type="float" office:value="3.49331103088279">
                <text:p>3.49331103088279</text:p>
              </table:table-cell>
              <table:table-cell office:value-type="float" office:value="-7.83898908226853">
                <text:p>-7.838989082268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.021863895603">
                <text:p>4.021863895603</text:p>
              </table:table-cell>
              <table:table-cell office:value-type="float" office:value="0.857013663802678">
                <text:p>0.857013663802678</text:p>
              </table:table-cell>
              <table:table-cell office:value-type="float" office:value="-0.878280823339764">
                <text:p>-0.878280823339764</text:p>
              </table:table-cell>
              <table:table-cell office:value-type="float" office:value="7.97502938571349">
                <text:p>7.97502938571349</text:p>
              </table:table-cell>
              <table:table-cell office:value-type="float" office:value="3.49785052918984">
                <text:p>3.49785052918984</text:p>
              </table:table-cell>
              <table:table-cell office:value-type="float" office:value="-7.71796317322339">
                <text:p>-7.7179631732233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01804542653397">
                <text:p>4.01804542653397</text:p>
              </table:table-cell>
              <table:table-cell office:value-type="float" office:value="0.864937334741157">
                <text:p>0.864937334741157</text:p>
              </table:table-cell>
              <table:table-cell office:value-type="float" office:value="-0.886824031209281">
                <text:p>-0.886824031209281</text:p>
              </table:table-cell>
              <table:table-cell office:value-type="float" office:value="7.85623981448027">
                <text:p>7.85623981448027</text:p>
              </table:table-cell>
              <table:table-cell office:value-type="float" office:value="3.50216580131827">
                <text:p>3.50216580131827</text:p>
              </table:table-cell>
              <table:table-cell office:value-type="float" office:value="-7.59947423194094">
                <text:p>-7.599474231940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.01419685054116">
                <text:p>4.01419685054116</text:p>
              </table:table-cell>
              <table:table-cell office:value-type="float" office:value="0.872849907176347">
                <text:p>0.872849907176347</text:p>
              </table:table-cell>
              <table:table-cell office:value-type="float" office:value="-0.895367543633635">
                <text:p>-0.895367543633635</text:p>
              </table:table-cell>
              <table:table-cell office:value-type="float" office:value="7.73992205731943">
                <text:p>7.73992205731943</text:p>
              </table:table-cell>
              <table:table-cell office:value-type="float" office:value="3.50626242813747">
                <text:p>3.50626242813747</text:p>
              </table:table-cell>
              <table:table-cell office:value-type="float" office:value="-7.48346241704104">
                <text:p>-7.483462417041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01031835920216">
                <text:p>4.01031835920216</text:p>
              </table:table-cell>
              <table:table-cell office:value-type="float" office:value="0.880751311095312">
                <text:p>0.880751311095312</text:p>
              </table:table-cell>
              <table:table-cell office:value-type="float" office:value="-0.903911373710252">
                <text:p>-0.903911373710252</text:p>
              </table:table-cell>
              <table:table-cell office:value-type="float" office:value="7.62601764362106">
                <text:p>7.62601764362106</text:p>
              </table:table-cell>
              <table:table-cell office:value-type="float" office:value="3.51014582131664">
                <text:p>3.51014582131664</text:p>
              </table:table-cell>
              <table:table-cell office:value-type="float" office:value="-7.36986927890846">
                <text:p>-7.369869278908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00641014518082">
                <text:p>4.00641014518082</text:p>
              </table:table-cell>
              <table:table-cell office:value-type="float" office:value="0.888641477370875">
                <text:p>0.888641477370875</text:p>
              </table:table-cell>
              <table:table-cell office:value-type="float" office:value="-0.9124555347557">
                <text:p>-0.9124555347557</text:p>
              </table:table-cell>
              <table:table-cell office:value-type="float" office:value="7.51446947523004">
                <text:p>7.51446947523004</text:p>
              </table:table-cell>
              <table:table-cell office:value-type="float" office:value="3.51382122894472">
                <text:p>3.51382122894472</text:p>
              </table:table-cell>
              <table:table-cell office:value-type="float" office:value="-7.25863774158334">
                <text:p>-7.258637741583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00247240219605">
                <text:p>4.00247240219605</text:p>
              </table:table-cell>
              <table:table-cell office:value-type="float" office:value="0.896520337767689">
                <text:p>0.896520337767689</text:p>
              </table:table-cell>
              <table:table-cell office:value-type="float" office:value="-0.921000040308696">
                <text:p>-0.921000040308696</text:p>
              </table:table-cell>
              <table:table-cell office:value-type="float" office:value="7.4052218070324">
                <text:p>7.4052218070324</text:p>
              </table:table-cell>
              <table:table-cell office:value-type="float" office:value="3.51729374097903">
                <text:p>3.51729374097903</text:p>
              </table:table-cell>
              <table:table-cell office:value-type="float" office:value="-7.1497120833069">
                <text:p>-7.14971208330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99850532499021">
                <text:p>3.99850532499021</text:p>
              </table:table-cell>
              <table:table-cell office:value-type="float" office:value="0.904387824949397">
                <text:p>0.904387824949397</text:p>
              </table:table-cell>
              <table:table-cell office:value-type="float" office:value="-0.929544904138148">
                <text:p>-0.929544904138148</text:p>
              </table:table-cell>
              <table:table-cell office:value-type="float" office:value="7.29822022641284">
                <text:p>7.29822022641284</text:p>
              </table:table-cell>
              <table:table-cell office:value-type="float" office:value="3.52056829452298">
                <text:p>3.52056829452298</text:p>
              </table:table-cell>
              <table:table-cell office:value-type="float" office:value="-7.04303791593786">
                <text:p>-7.043037915937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99450910929965">
                <text:p>3.99450910929965</text:p>
              </table:table-cell>
              <table:table-cell office:value-type="float" office:value="0.912243872483037">
                <text:p>0.912243872483037</text:p>
              </table:table-cell>
              <table:table-cell office:value-type="float" office:value="-0.938090140244499">
                <text:p>-0.938090140244499</text:p>
              </table:table-cell>
              <table:table-cell office:value-type="float" office:value="7.19341163172303">
                <text:p>7.19341163172303</text:p>
              </table:table-cell>
              <table:table-cell office:value-type="float" office:value="3.52364967894091">
                <text:p>3.52364967894091</text:p>
              </table:table-cell>
              <table:table-cell office:value-type="float" office:value="-6.93856216338389">
                <text:p>-6.938562163383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99048395182356">
                <text:p>3.99048395182356</text:p>
              </table:table-cell>
              <table:table-cell office:value-type="float" office:value="0.920088414845736">
                <text:p>0.920088414845736</text:p>
              </table:table-cell>
              <table:table-cell office:value-type="float" office:value="-0.946635762866029">
                <text:p>-0.946635762866029</text:p>
              </table:table-cell>
              <table:table-cell office:value-type="float" office:value="7.09074420994351">
                <text:p>7.09074420994351</text:p>
              </table:table-cell>
              <table:table-cell office:value-type="float" office:value="3.52654254080722">
                <text:p>3.52654254080722</text:p>
              </table:table-cell>
              <table:table-cell office:value-type="float" office:value="-6.8362330392247">
                <text:p>-6.836233039224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9864300501947">
                <text:p>3.9864300501947</text:p>
              </table:table-cell>
              <table:table-cell office:value-type="float" office:value="0.927921387431162">
                <text:p>0.927921387431162</text:p>
              </table:table-cell>
              <table:table-cell office:value-type="float" office:value="-0.955181786484508">
                <text:p>-0.955181786484508</text:p>
              </table:table-cell>
              <table:table-cell office:value-type="float" office:value="6.99016741367674">
                <text:p>6.99016741367674</text:p>
              </table:table-cell>
              <table:table-cell office:value-type="float" office:value="3.52925138869821">
                <text:p>3.52925138869821</text:p>
              </table:table-cell>
              <table:table-cell office:value-type="float" office:value="-6.73600002366839">
                <text:p>-6.7360000236683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98234760295058">
                <text:p>3.98234760295058</text:p>
              </table:table-cell>
              <table:table-cell office:value-type="float" office:value="0.935742726551729">
                <text:p>0.935742726551729</text:p>
              </table:table-cell>
              <table:table-cell office:value-type="float" office:value="-0.963728225825543">
                <text:p>-0.963728225825543</text:p>
              </table:table-cell>
              <table:table-cell office:value-type="float" office:value="6.89163193758845">
                <text:p>6.89163193758845</text:p>
              </table:table-cell>
              <table:table-cell office:value-type="float" office:value="3.53178059782731">
                <text:p>3.53178059782731</text:p>
              </table:table-cell>
              <table:table-cell office:value-type="float" office:value="-6.63781383995638">
                <text:p>-6.6378138399563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97823680950337">
                <text:p>3.97823680950337</text:p>
              </table:table-cell>
              <table:table-cell office:value-type="float" office:value="0.943552369448618">
                <text:p>0.943552369448618</text:p>
              </table:table-cell>
              <table:table-cell office:value-type="float" office:value="-0.972275095868898">
                <text:p>-0.972275095868898</text:p>
              </table:table-cell>
              <table:table-cell office:value-type="float" office:value="6.79508969443732">
                <text:p>6.79508969443732</text:p>
              </table:table-cell>
              <table:table-cell office:value-type="float" office:value="3.53413441452746">
                <text:p>3.53413441452746</text:p>
              </table:table-cell>
              <table:table-cell office:value-type="float" office:value="-6.54162643035746">
                <text:p>-6.5416264303574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97409787011236">
                <text:p>3.97409787011236</text:p>
              </table:table-cell>
              <table:table-cell office:value-type="float" office:value="0.95135025429167">
                <text:p>0.95135025429167</text:p>
              </table:table-cell>
              <table:table-cell office:value-type="float" office:value="-0.980822411847143">
                <text:p>-0.980822411847143</text:p>
              </table:table-cell>
              <table:table-cell office:value-type="float" office:value="6.7004937907765">
                <text:p>6.7004937907765</text:p>
              </table:table-cell>
              <table:table-cell office:value-type="float" office:value="3.5363169605863">
                <text:p>3.5363169605863</text:p>
              </table:table-cell>
              <table:table-cell office:value-type="float" office:value="-6.44739093183623">
                <text:p>-6.447390931836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96993098585517">
                <text:p>3.96993098585517</text:p>
              </table:table-cell>
              <table:table-cell office:value-type="float" office:value="0.959136320188722">
                <text:p>0.959136320188722</text:p>
              </table:table-cell>
              <table:table-cell office:value-type="float" office:value="-0.989370189253683">
                <text:p>-0.989370189253683</text:p>
              </table:table-cell>
              <table:table-cell office:value-type="float" office:value="6.60779850243254">
                <text:p>6.60779850243254</text:p>
              </table:table-cell>
              <table:table-cell office:value-type="float" office:value="3.53833223743638">
                <text:p>3.53833223743638</text:p>
              </table:table-cell>
              <table:table-cell office:value-type="float" office:value="-6.35506165149648">
                <text:p>-6.355061651496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96573635859981">
                <text:p>3.96573635859981</text:p>
              </table:table-cell>
              <table:table-cell office:value-type="float" office:value="0.96691050718674">
                <text:p>0.96691050718674</text:p>
              </table:table-cell>
              <table:table-cell office:value-type="float" office:value="-0.997918443845649">
                <text:p>-0.997918443845649</text:p>
              </table:table-cell>
              <table:table-cell office:value-type="float" office:value="6.516959249853">
                <text:p>6.516959249853</text:p>
              </table:table-cell>
              <table:table-cell office:value-type="float" office:value="3.54018413020254">
                <text:p>3.54018413020254</text:p>
              </table:table-cell>
              <table:table-cell office:value-type="float" office:value="-6.26459404189797">
                <text:p>-6.264594041897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96151419097789">
                <text:p>3.96151419097789</text:p>
              </table:table-cell>
              <table:table-cell office:value-type="float" office:value="0.974672756278882">
                <text:p>0.974672756278882</text:p>
              </table:table-cell>
              <table:table-cell office:value-type="float" office:value="-1.00646719164722">
                <text:p>-1.00646719164722</text:p>
              </table:table-cell>
              <table:table-cell office:value-type="float" office:value="6.42793257337929">
                <text:p>6.42793257337929</text:p>
              </table:table-cell>
              <table:table-cell office:value-type="float" office:value="3.54187641161717">
                <text:p>3.54187641161717</text:p>
              </table:table-cell>
              <table:table-cell office:value-type="float" office:value="-6.17594467629628">
                <text:p>-6.175944676296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95726468635576">
                <text:p>3.95726468635576</text:p>
              </table:table-cell>
              <table:table-cell office:value-type="float" office:value="0.982423009407681">
                <text:p>0.982423009407681</text:p>
              </table:table-cell>
              <table:table-cell office:value-type="float" office:value="-1.01501644895583">
                <text:p>-1.01501644895583</text:p>
              </table:table-cell>
              <table:table-cell office:value-type="float" office:value="6.34067610854013">
                <text:p>6.34067610854013</text:p>
              </table:table-cell>
              <table:table-cell office:value-type="float" office:value="3.54341274579535">
                <text:p>3.54341274579535</text:p>
              </table:table-cell>
              <table:table-cell office:value-type="float" office:value="-6.08907122390601">
                <text:p>-6.089071223906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95298804880985">
                <text:p>3.95298804880985</text:p>
              </table:table-cell>
              <table:table-cell office:value-type="float" office:value="0.99016120946847">
                <text:p>0.99016120946847</text:p>
              </table:table-cell>
              <table:table-cell office:value-type="float" office:value="-1.02356623234389">
                <text:p>-1.02356623234389</text:p>
              </table:table-cell>
              <table:table-cell office:value-type="float" office:value="6.25514856140571">
                <text:p>6.25514856140571</text:p>
              </table:table-cell>
              <table:table-cell office:value-type="float" office:value="3.54479669188802">
                <text:p>3.54479669188802</text:p>
              </table:table-cell>
              <table:table-cell office:value-type="float" office:value="-6.00393242522546">
                <text:p>-6.0039324252254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94868448309763">
                <text:p>3.94868448309763</text:p>
              </table:table-cell>
              <table:table-cell office:value-type="float" office:value="0.997887300315406">
                <text:p>0.997887300315406</text:p>
              </table:table-cell>
              <table:table-cell office:value-type="float" office:value="-1.03211655866392">
                <text:p>-1.03211655866392</text:p>
              </table:table-cell>
              <table:table-cell office:value-type="float" office:value="6.17130968405814">
                <text:p>6.17130968405814</text:p>
              </table:table-cell>
              <table:table-cell office:value-type="float" office:value="3.54603170760391">
                <text:p>3.54603170760391</text:p>
              </table:table-cell>
              <table:table-cell office:value-type="float" office:value="-5.92048806747506">
                <text:p>-5.9204880674750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94435419463298">
                <text:p>3.94435419463298</text:p>
              </table:table-cell>
              <table:table-cell office:value-type="float" office:value="1.00560122676396">
                <text:p>1.00560122676396</text:p>
              </table:table-cell>
              <table:table-cell office:value-type="float" office:value="-1.04066744505349">
                <text:p>-1.04066744505349</text:p>
              </table:table-cell>
              <table:table-cell office:value-type="float" office:value="6.08912025024864">
                <text:p>6.08912025024864</text:p>
              </table:table-cell>
              <table:table-cell office:value-type="float" office:value="3.54712115261349">
                <text:p>3.54712115261349</text:p>
              </table:table-cell>
              <table:table-cell office:value-type="float" office:value="-5.83869896023129">
                <text:p>-5.8386989602312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93999738945931">
                <text:p>3.93999738945931</text:p>
              </table:table-cell>
              <table:table-cell office:value-type="float" office:value="1.01330293459449">
                <text:p>1.01330293459449</text:p>
              </table:table-cell>
              <table:table-cell office:value-type="float" office:value="-1.0492189089366">
                <text:p>-1.0492189089366</text:p>
              </table:table-cell>
              <table:table-cell office:value-type="float" office:value="6.00854203124808">
                <text:p>6.00854203124808</text:p>
              </table:table-cell>
              <table:table-cell office:value-type="float" office:value="3.54806829183306">
                <text:p>3.54806829183306</text:p>
              </table:table-cell>
              <table:table-cell office:value-type="float" office:value="-5.758526911244">
                <text:p>-5.7585269112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93561427422421">
                <text:p>3.93561427422421</text:p>
              </table:table-cell>
              <table:table-cell office:value-type="float" office:value="1.02099237055643">
                <text:p>1.02099237055643</text:p>
              </table:table-cell>
              <table:table-cell office:value-type="float" office:value="-1.05777096802944">
                <text:p>-1.05777096802944</text:p>
              </table:table-cell>
              <table:table-cell office:value-type="float" office:value="5.92953777196134">
                <text:p>5.92953777196134</text:p>
              </table:table-cell>
              <table:table-cell office:value-type="float" office:value="3.54887629859604">
                <text:p>3.54887629859604</text:p>
              </table:table-cell>
              <table:table-cell office:value-type="float" office:value="-5.67993470252825">
                <text:p>-5.679934702528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93120505615358">
                <text:p>3.93120505615358</text:p>
              </table:table-cell>
              <table:table-cell office:value-type="float" office:value="1.0286694823719">
                <text:p>1.0286694823719</text:p>
              </table:table-cell>
              <table:table-cell office:value-type="float" office:value="-1.06632364034454">
                <text:p>-1.06632364034454</text:p>
              </table:table-cell>
              <table:table-cell office:value-type="float" office:value="5.85207116731956">
                <text:p>5.85207116731956</text:p>
              </table:table-cell>
              <table:table-cell office:value-type="float" office:value="3.54954825771187">
                <text:p>3.54954825771187</text:p>
              </table:table-cell>
              <table:table-cell office:value-type="float" office:value="-5.60288606672826">
                <text:p>-5.602886066728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9267699430266">
                <text:p>3.9267699430266</text:p>
              </table:table-cell>
              <table:table-cell office:value-type="float" office:value="1.0363342187378">
                <text:p>1.0363342187378</text:p>
              </table:table-cell>
              <table:table-cell office:value-type="float" office:value="-1.0748769441925">
                <text:p>-1.0748769441925</text:p>
              </table:table-cell>
              <table:table-cell office:value-type="float" office:value="5.7761068389788">
                <text:p>5.7761068389788</text:p>
              </table:table-cell>
              <table:table-cell office:value-type="float" office:value="3.55008716842005">
                <text:p>3.55008716842005</text:p>
              </table:table-cell>
              <table:table-cell office:value-type="float" office:value="-5.52734566379333">
                <text:p>-5.527345663793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92230914315045">
                <text:p>3.92230914315045</text:p>
              </table:table-cell>
              <table:table-cell office:value-type="float" office:value="1.04398652933045">
                <text:p>1.04398652933045</text:p>
              </table:table-cell>
              <table:table-cell office:value-type="float" office:value="-1.08343089818755">
                <text:p>-1.08343089818755</text:p>
              </table:table-cell>
              <table:table-cell office:value-type="float" office:value="5.70161031235948">
                <text:p>5.70161031235948</text:p>
              </table:table-cell>
              <table:table-cell office:value-type="float" office:value="3.55049594723918">
                <text:p>3.55049594723918</text:p>
              </table:table-cell>
              <table:table-cell office:value-type="float" office:value="-5.45327905798957">
                <text:p>-5.4532790579895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91782286533624">
                <text:p>3.91782286533624</text:p>
              </table:table-cell>
              <table:table-cell office:value-type="float" office:value="1.05162636480702">
                <text:p>1.05162636480702</text:p>
              </table:table-cell>
              <table:table-cell office:value-type="float" office:value="-1.09198552125059">
                <text:p>-1.09198552125059</text:p>
              </table:table-cell>
              <table:table-cell office:value-type="float" office:value="5.62854799404229">
                <text:p>5.62854799404229</text:p>
              </table:table-cell>
              <table:table-cell office:value-type="float" office:value="3.55077743071587">
                <text:p>3.55077743071587</text:p>
              </table:table-cell>
              <table:table-cell office:value-type="float" office:value="-5.38065269527457">
                <text:p>-5.3806526952745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91331131887353">
                <text:p>3.91331131887353</text:p>
              </table:table-cell>
              <table:table-cell office:value-type="float" office:value="1.0592536768102">
                <text:p>1.0592536768102</text:p>
              </table:table-cell>
              <table:table-cell office:value-type="float" office:value="-1.10054083261305">
                <text:p>-1.10054083261305</text:p>
              </table:table-cell>
              <table:table-cell office:value-type="float" office:value="5.55688714953079">
                <text:p>5.55688714953079</text:p>
              </table:table-cell>
              <table:table-cell office:value-type="float" office:value="3.55093437807875">
                <text:p>3.55093437807875</text:p>
              </table:table-cell>
              <table:table-cell office:value-type="float" office:value="-5.30943388103746">
                <text:p>-5.309433881037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908774713507">
                <text:p>3.908774713507</text:p>
              </table:table-cell>
              <table:table-cell office:value-type="float" office:value="1.06686841796889">
                <text:p>1.06686841796889</text:p>
              </table:table-cell>
              <table:table-cell office:value-type="float" office:value="-1.1090968518203">
                <text:p>-1.1090968518203</text:p>
              </table:table-cell>
              <table:table-cell office:value-type="float" office:value="5.48659588141119">
                <text:p>5.48659588141119</text:p>
              </table:table-cell>
              <table:table-cell office:value-type="float" office:value="3.55096947379584">
                <text:p>3.55096947379584</text:p>
              </table:table-cell>
              <table:table-cell office:value-type="float" office:value="-5.23959075823334">
                <text:p>-5.2395907582333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90421325941202">
                <text:p>3.90421325941202</text:p>
              </table:table-cell>
              <table:table-cell office:value-type="float" office:value="1.0744705419024">
                <text:p>1.0744705419024</text:p>
              </table:table-cell>
              <table:table-cell office:value-type="float" office:value="-1.11765359873545">
                <text:p>-1.11765359873545</text:p>
              </table:table-cell>
              <table:table-cell office:value-type="float" office:value="5.41764310790534">
                <text:p>5.41764310790534</text:p>
              </table:table-cell>
              <table:table-cell office:value-type="float" office:value="3.55088533004506">
                <text:p>3.55088533004506</text:p>
              </table:table-cell>
              <table:table-cell office:value-type="float" office:value="-5.17109228591846">
                <text:p>-5.1710922859184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89962716717083">
                <text:p>3.89962716717083</text:p>
              </table:table-cell>
              <table:table-cell office:value-type="float" office:value="1.0820600032219">
                <text:p>1.0820600032219</text:p>
              </table:table-cell>
              <table:table-cell office:value-type="float" office:value="-1.12621109354289">
                <text:p>-1.12621109354289</text:p>
              </table:table-cell>
              <table:table-cell office:value-type="float" office:value="5.34999854183847">
                <text:p>5.34999854183847</text:p>
              </table:table-cell>
              <table:table-cell office:value-type="float" office:value="3.55068448909456">
                <text:p>3.55068448909456</text:p>
              </table:table-cell>
              <table:table-cell office:value-type="float" office:value="-5.10390821819437">
                <text:p>-5.103908218194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89501664774913">
                <text:p>3.89501664774913</text:p>
              </table:table-cell>
              <table:table-cell office:value-type="float" office:value="1.08963675753404">
                <text:p>1.08963675753404</text:p>
              </table:table-cell>
              <table:table-cell office:value-type="float" office:value="-1.13476935675205">
                <text:p>-1.13476935675205</text:p>
              </table:table-cell>
              <table:table-cell office:value-type="float" office:value="5.28363267002231">
                <text:p>5.28363267002231</text:p>
              </table:table-cell>
              <table:table-cell office:value-type="float" office:value="3.55036942560188">
                <text:p>3.55036942560188</text:p>
              </table:table-cell>
              <table:table-cell office:value-type="float" office:value="-5.0380090835722">
                <text:p>-5.038009083572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89038191247258">
                <text:p>3.89038191247258</text:p>
              </table:table-cell>
              <table:table-cell office:value-type="float" office:value="1.09720076144109">
                <text:p>1.09720076144109</text:p>
              </table:table-cell>
              <table:table-cell office:value-type="float" office:value="-1.1433284092006">
                <text:p>-1.1433284092006</text:p>
              </table:table-cell>
              <table:table-cell office:value-type="float" office:value="5.21851673306582">
                <text:p>5.21851673306582</text:p>
              </table:table-cell>
              <table:table-cell office:value-type="float" office:value="3.54994254882788">
                <text:p>3.54994254882788</text:p>
              </table:table-cell>
              <table:table-cell office:value-type="float" office:value="-4.97336616476288">
                <text:p>-4.973366164762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88572317300427">
                <text:p>3.88572317300427</text:p>
              </table:table-cell>
              <table:table-cell office:value-type="float" office:value="1.10475197254435">
                <text:p>1.10475197254435</text:p>
              </table:table-cell>
              <table:table-cell office:value-type="float" office:value="-1.15188827205787">
                <text:p>-1.15188827205787</text:p>
              </table:table-cell>
              <table:table-cell office:value-type="float" office:value="5.15462270560892">
                <text:p>5.15462270560892</text:p>
              </table:table-cell>
              <table:table-cell office:value-type="float" office:value="3.54940620477693">
                <text:p>3.54940620477693</text:p>
              </table:table-cell>
              <table:table-cell office:value-type="float" office:value="-4.90995147889272">
                <text:p>-4.909951478892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88104064132084">
                <text:p>3.88104064132084</text:p>
              </table:table-cell>
              <table:table-cell office:value-type="float" office:value="1.11229034944677">
                <text:p>1.11229034944677</text:p>
              </table:table-cell>
              <table:table-cell office:value-type="float" office:value="-1.16044896682945">
                <text:p>-1.16044896682945</text:p>
              </table:table-cell>
              <table:table-cell office:value-type="float" office:value="5.09192327698828">
                <text:p>5.09192327698828</text:p>
              </table:table-cell>
              <table:table-cell office:value-type="float" office:value="3.54876267825722">
                <text:p>3.54876267825722</text:p>
              </table:table-cell>
              <table:table-cell office:value-type="float" office:value="-4.84773775814951">
                <text:p>-4.8477377581495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87633452969083">
                <text:p>3.87633452969083</text:p>
              </table:table-cell>
              <table:table-cell office:value-type="float" office:value="1.11981585175317">
                <text:p>1.11981585175317</text:p>
              </table:table-cell>
              <table:table-cell office:value-type="float" office:value="-1.16901051535953">
                <text:p>-1.16901051535953</text:p>
              </table:table-cell>
              <table:table-cell office:value-type="float" office:value="5.03039183233605">
                <text:p>5.03039183233605</text:p>
              </table:table-cell>
              <table:table-cell office:value-type="float" office:value="3.5480141948709">
                <text:p>3.5480141948709</text:p>
              </table:table-cell>
              <table:table-cell office:value-type="float" office:value="-4.78669843086467">
                <text:p>-4.786698430864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87160505065172">
                <text:p>3.87160505065172</text:p>
              </table:table-cell>
              <table:table-cell office:value-type="float" office:value="1.1273284400728">
                <text:p>1.1273284400728</text:p>
              </table:table-cell>
              <table:table-cell office:value-type="float" office:value="-1.17757293983431">
                <text:p>-1.17757293983431</text:p>
              </table:table-cell>
              <table:table-cell office:value-type="float" office:value="4.9700024341061">
                <text:p>4.9700024341061</text:p>
              </table:table-cell>
              <table:table-cell office:value-type="float" office:value="3.54716292293278">
                <text:p>3.54716292293278</text:p>
              </table:table-cell>
              <table:table-cell office:value-type="float" office:value="-4.72680760302163">
                <text:p>-4.726807603021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86685241698774">
                <text:p>3.86685241698774</text:p>
              </table:table-cell>
              <table:table-cell office:value-type="float" office:value="1.13482807602118">
                <text:p>1.13482807602118</text:p>
              </table:table-cell>
              <table:table-cell office:value-type="float" office:value="-1.18613626278673">
                <text:p>-1.18613626278673</text:p>
              </table:table-cell>
              <table:table-cell office:value-type="float" office:value="4.91072980403473">
                <text:p>4.91072980403473</text:p>
              </table:table-cell>
              <table:table-cell office:value-type="float" office:value="3.54621097532079">
                <text:p>3.54621097532079</text:p>
              </table:table-cell>
              <table:table-cell office:value-type="float" office:value="-4.66804004019923">
                <text:p>-4.668040040199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8620768417078">
                <text:p>3.8620768417078</text:p>
              </table:table-cell>
              <table:table-cell office:value-type="float" office:value="1.14231472222124">
                <text:p>1.14231472222124</text:p>
              </table:table-cell>
              <table:table-cell office:value-type="float" office:value="-1.19470050709869">
                <text:p>-1.19470050709869</text:p>
              </table:table-cell>
              <table:table-cell office:value-type="float" office:value="4.8525493055242">
                <text:p>4.8525493055242</text:p>
              </table:table-cell>
              <table:table-cell office:value-type="float" office:value="3.54516041126196">
                <text:p>3.54516041126196</text:p>
              </table:table-cell>
              <table:table-cell office:value-type="float" office:value="-4.61037114993933">
                <text:p>-4.610371149939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8572785380243">
                <text:p>3.8572785380243</text:p>
              </table:table-cell>
              <table:table-cell office:value-type="float" office:value="1.14978834230411">
                <text:p>1.14978834230411</text:p>
              </table:table-cell>
              <table:table-cell office:value-type="float" office:value="-1.20326569600468">
                <text:p>-1.20326569600468</text:p>
              </table:table-cell>
              <table:table-cell office:value-type="float" office:value="4.79543692645441">
                <text:p>4.79543692645441</text:p>
              </table:table-cell>
              <table:table-cell office:value-type="float" office:value="3.54401323805433">
                <text:p>3.54401323805433</text:p>
              </table:table-cell>
              <table:table-cell office:value-type="float" office:value="-4.55377696454322">
                <text:p>-4.5537769645432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85245771933039">
                <text:p>3.85245771933039</text:p>
              </table:table-cell>
              <table:table-cell office:value-type="float" office:value="1.15724890091156">
                <text:p>1.15724890091156</text:p>
              </table:table-cell>
              <table:table-cell office:value-type="float" office:value="-1.21183185309589">
                <text:p>-1.21183185309589</text:p>
              </table:table-cell>
              <table:table-cell office:value-type="float" office:value="4.73936926241285">
                <text:p>4.73936926241285</text:p>
              </table:table-cell>
              <table:table-cell office:value-type="float" office:value="3.54277141272874">
                <text:p>3.54277141272874</text:p>
              </table:table-cell>
              <table:table-cell office:value-type="float" office:value="-4.49823412428564">
                <text:p>-4.498234124285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84761459917965">
                <text:p>3.84761459917965</text:p>
              </table:table-cell>
              <table:table-cell office:value-type="float" office:value="1.16469636369654">
                <text:p>1.16469636369654</text:p>
              </table:table-cell>
              <table:table-cell office:value-type="float" office:value="-1.22039900232278">
                <text:p>-1.22039900232278</text:p>
              </table:table-cell>
              <table:table-cell office:value-type="float" office:value="4.68432350034147">
                <text:p>4.68432350034147</text:p>
              </table:table-cell>
              <table:table-cell office:value-type="float" office:value="3.54143684365166">
                <text:p>3.54143684365166</text:p>
              </table:table-cell>
              <table:table-cell office:value-type="float" office:value="-4.44371986104656">
                <text:p>-4.443719861046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84274939126422">
                <text:p>3.84274939126422</text:p>
              </table:table-cell>
              <table:table-cell office:value-type="float" office:value="1.1721306973244">
                <text:p>1.1721306973244</text:p>
              </table:table-cell>
              <table:table-cell office:value-type="float" office:value="-1.22896716799958">
                <text:p>-1.22896716799958</text:p>
              </table:table-cell>
              <table:table-cell office:value-type="float" office:value="4.63027740259534">
                <text:p>4.63027740259534</text:p>
              </table:table-cell>
              <table:table-cell office:value-type="float" office:value="3.54001139207111">
                <text:p>3.54001139207111</text:p>
              </table:table-cell>
              <table:table-cell office:value-type="float" office:value="-4.39021198235691">
                <text:p>-4.390211982356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83786230939437">
                <text:p>3.83786230939437</text:p>
              </table:table-cell>
              <table:table-cell office:value-type="float" office:value="1.17955186947316">
                <text:p>1.17955186947316</text:p>
              </table:table-cell>
              <table:table-cell office:value-type="float" office:value="-1.23753637480642">
                <text:p>-1.23753637480642</text:p>
              </table:table-cell>
              <table:table-cell office:value-type="float" office:value="4.57720929140738">
                <text:p>4.57720929140738</text:p>
              </table:table-cell>
              <table:table-cell office:value-type="float" office:value="3.53849687360967">
                <text:p>3.53849687360967</text:p>
              </table:table-cell>
              <table:table-cell office:value-type="float" office:value="-4.33768885584734">
                <text:p>-4.337688855847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83295356747687">
                <text:p>3.83295356747687</text:p>
              </table:table-cell>
              <table:table-cell office:value-type="float" office:value="1.18695984883565">
                <text:p>1.18695984883565</text:p>
              </table:table-cell>
              <table:table-cell office:value-type="float" office:value="-1.24610664779354">
                <text:p>-1.24610664779354</text:p>
              </table:table-cell>
              <table:table-cell office:value-type="float" office:value="4.52509803374599">
                <text:p>4.52509803374599</text:p>
              </table:table-cell>
              <table:table-cell office:value-type="float" office:value="3.53689505970247">
                <text:p>3.53689505970247</text:p>
              </table:table-cell>
              <table:table-cell office:value-type="float" office:value="-4.28612939409375">
                <text:p>-4.286129394093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82802337949566">
                <text:p>3.82802337949566</text:p>
              </table:table-cell>
              <table:table-cell office:value-type="float" office:value="1.19435460511883">
                <text:p>1.19435460511883</text:p>
              </table:table-cell>
              <table:table-cell office:value-type="float" office:value="-1.25467801238458">
                <text:p>-1.25467801238458</text:p>
              </table:table-cell>
              <table:table-cell office:value-type="float" office:value="4.47392302657776">
                <text:p>4.47392302657776</text:p>
              </table:table-cell>
              <table:table-cell office:value-type="float" office:value="3.53520767898729">
                <text:p>3.53520767898729</text:p>
              </table:table-cell>
              <table:table-cell office:value-type="float" office:value="-4.23551303986665">
                <text:p>-4.235513039866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82307195949002">
                <text:p>3.82307195949002</text:p>
              </table:table-cell>
              <table:table-cell office:value-type="float" office:value="1.20173610904604">
                <text:p>1.20173610904604</text:p>
              </table:table-cell>
              <table:table-cell office:value-type="float" office:value="-1.26325049438012">
                <text:p>-1.26325049438012</text:p>
              </table:table-cell>
              <table:table-cell office:value-type="float" office:value="4.42366418250382">
                <text:p>4.42366418250382</text:p>
              </table:table-cell>
              <table:table-cell office:value-type="float" office:value="3.53343641864386">
                <text:p>3.53343641864386</text:p>
              </table:table-cell>
              <table:table-cell office:value-type="float" office:value="-4.18581975175435">
                <text:p>-4.185819751754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81809952153565">
                <text:p>3.81809952153565</text:p>
              </table:table-cell>
              <table:table-cell office:value-type="float" office:value="1.2091043323554">
                <text:p>1.2091043323554</text:p>
              </table:table-cell>
              <table:table-cell office:value-type="float" office:value="-1.27182411995981">
                <text:p>-1.27182411995981</text:p>
              </table:table-cell>
              <table:table-cell office:value-type="float" office:value="4.37430191578355">
                <text:p>4.37430191578355</text:p>
              </table:table-cell>
              <table:table-cell office:value-type="float" office:value="3.53158292568772">
                <text:p>3.53158292568772</text:p>
              </table:table-cell>
              <table:table-cell office:value-type="float" office:value="-4.13702999017495">
                <text:p>-4.1370299901749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8131062797237">
                <text:p>3.8131062797237</text:p>
              </table:table-cell>
              <table:table-cell office:value-type="float" office:value="1.2164592478028">
                <text:p>1.2164592478028</text:p>
              </table:table-cell>
              <table:table-cell office:value-type="float" office:value="-1.28039891568865">
                <text:p>-1.28039891568865</text:p>
              </table:table-cell>
              <table:table-cell office:value-type="float" office:value="4.32581712872893">
                <text:p>4.32581712872893</text:p>
              </table:table-cell>
              <table:table-cell office:value-type="float" office:value="3.52964880821707">
                <text:p>3.52964880821707</text:p>
              </table:table-cell>
              <table:table-cell office:value-type="float" office:value="-4.08912470375818">
                <text:p>-4.089124703758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80809244814203">
                <text:p>3.80809244814203</text:p>
              </table:table-cell>
              <table:table-cell office:value-type="float" office:value="1.22380082916006">
                <text:p>1.22380082916006</text:p>
              </table:table-cell>
              <table:table-cell office:value-type="float" office:value="-1.28897490851683">
                <text:p>-1.28897490851683</text:p>
              </table:table-cell>
              <table:table-cell office:value-type="float" office:value="4.27819119845994">
                <text:p>4.27819119845994</text:p>
              </table:table-cell>
              <table:table-cell office:value-type="float" office:value="3.52763563661873">
                <text:p>3.52763563661873</text:p>
              </table:table-cell>
              <table:table-cell office:value-type="float" office:value="-4.04208531609041">
                <text:p>-4.0420853160904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80305824085437">
                <text:p>3.80305824085437</text:p>
              </table:table-cell>
              <table:table-cell office:value-type="float" office:value="1.23112905121645">
                <text:p>1.23112905121645</text:p>
              </table:table-cell>
              <table:table-cell office:value-type="float" office:value="-1.29755212578562">
                <text:p>-1.29755212578562</text:p>
              </table:table-cell>
              <table:table-cell office:value-type="float" office:value="4.23140596402232">
                <text:p>4.23140596402232</text:p>
              </table:table-cell>
              <table:table-cell office:value-type="float" office:value="3.52554494472863">
                <text:p>3.52554494472863</text:p>
              </table:table-cell>
              <table:table-cell office:value-type="float" office:value="-3.99589371281844">
                <text:p>-3.995893712818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9800387188206">
                <text:p>3.79800387188206</text:p>
              </table:table-cell>
              <table:table-cell office:value-type="float" office:value="1.23844388977837">
                <text:p>1.23844388977837</text:p>
              </table:table-cell>
              <table:table-cell office:value-type="float" office:value="-1.3061305952297">
                <text:p>-1.3061305952297</text:p>
              </table:table-cell>
              <table:table-cell office:value-type="float" office:value="4.18544371385114">
                <text:p>4.18544371385114</text:p>
              </table:table-cell>
              <table:table-cell office:value-type="float" office:value="3.5233782309555">
                <text:p>3.5233782309555</text:p>
              </table:table-cell>
              <table:table-cell office:value-type="float" office:value="-3.95053222910613">
                <text:p>-3.9505322291061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9292955518391">
                <text:p>3.79292955518391</text:p>
              </table:table-cell>
              <table:table-cell office:value-type="float" office:value="1.24574532167002">
                <text:p>1.24574532167002</text:p>
              </table:table-cell>
              <table:table-cell office:value-type="float" office:value="-1.31471034498129">
                <text:p>-1.31471034498129</text:p>
              </table:table-cell>
              <table:table-cell office:value-type="float" office:value="4.14028717357955">
                <text:p>4.14028717357955</text:p>
              </table:table-cell>
              <table:table-cell office:value-type="float" office:value="3.52113695936224">
                <text:p>3.52113695936224</text:p>
              </table:table-cell>
              <table:table-cell office:value-type="float" office:value="-3.90598363742908">
                <text:p>-3.905983637429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8783550463814">
                <text:p>3.78783550463814</text:p>
              </table:table-cell>
              <table:table-cell office:value-type="float" office:value="1.25303332473289">
                <text:p>1.25303332473289</text:p>
              </table:table-cell>
              <table:table-cell office:value-type="float" office:value="-1.32329140357308">
                <text:p>-1.32329140357308</text:p>
              </table:table-cell>
              <table:table-cell office:value-type="float" office:value="4.09591949417895">
                <text:p>4.09591949417895</text:p>
              </table:table-cell>
              <table:table-cell office:value-type="float" office:value="3.51882256071222">
                <text:p>3.51882256071222</text:p>
              </table:table-cell>
              <table:table-cell office:value-type="float" office:value="-3.86223113570691">
                <text:p>-3.862231135706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827219340228">
                <text:p>3.7827219340228</text:p>
              </table:table-cell>
              <table:table-cell office:value-type="float" office:value="1.26030787782514">
                <text:p>1.26030787782514</text:p>
              </table:table-cell>
              <table:table-cell office:value-type="float" office:value="-1.33187379994095">
                <text:p>-1.33187379994095</text:p>
              </table:table-cell>
              <table:table-cell office:value-type="float" office:value="4.05232424042862">
                <text:p>4.05232424042862</text:p>
              </table:table-cell>
              <table:table-cell office:value-type="float" office:value="3.5164364334782">
                <text:p>3.5164364334782</text:p>
              </table:table-cell>
              <table:table-cell office:value-type="float" office:value="-3.81925833576113">
                <text:p>-3.819258335761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7758905699749">
                <text:p>3.77758905699749</text:p>
              </table:table-cell>
              <table:table-cell office:value-type="float" office:value="1.26756896082253">
                <text:p>1.26756896082253</text:p>
              </table:table-cell>
              <table:table-cell office:value-type="float" office:value="-1.34045756342855">
                <text:p>-1.34045756342855</text:p>
              </table:table-cell>
              <table:table-cell office:value-type="float" office:value="4.00948537970073">
                <text:p>4.00948537970073</text:p>
              </table:table-cell>
              <table:table-cell office:value-type="float" office:value="3.51397994481654">
                <text:p>3.51397994481654</text:p>
              </table:table-cell>
              <table:table-cell office:value-type="float" office:value="-3.77704925209252">
                <text:p>-3.777049252092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7243708708505">
                <text:p>3.77243708708505</text:p>
              </table:table-cell>
              <table:table-cell office:value-type="float" office:value="1.27481655461799">
                <text:p>1.27481655461799</text:p>
              </table:table-cell>
              <table:table-cell office:value-type="float" office:value="-1.34904272379043">
                <text:p>-1.34904272379043</text:p>
              </table:table-cell>
              <table:table-cell office:value-type="float" office:value="3.96738727106158">
                <text:p>3.96738727106158</text:p>
              </table:table-cell>
              <table:table-cell office:value-type="float" office:value="3.51145443150831">
                <text:p>3.51145443150831</text:p>
              </table:table-cell>
              <table:table-cell office:value-type="float" office:value="-3.73558829097113">
                <text:p>-3.735588290971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6726623765301">
                <text:p>3.76726623765301</text:p>
              </table:table-cell>
              <table:table-cell office:value-type="float" office:value="1.2820506411205">
                <text:p>1.2820506411205</text:p>
              </table:table-cell>
              <table:table-cell office:value-type="float" office:value="-1.35762931119482">
                <text:p>-1.35762931119482</text:p>
              </table:table-cell>
              <table:table-cell office:value-type="float" office:value="3.92601465467242">
                <text:p>3.92601465467242</text:p>
              </table:table-cell>
              <table:table-cell office:value-type="float" office:value="3.50886120086704">
                <text:p>3.50886120086704</text:p>
              </table:table-cell>
              <table:table-cell office:value-type="float" office:value="-3.69486023982931">
                <text:p>-3.6948602398293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76207672189576">
                <text:p>3.76207672189576</text:p>
              </table:table-cell>
              <table:table-cell office:value-type="float" office:value="1.28927120325592">
                <text:p>1.28927120325592</text:p>
              </table:table-cell>
              <table:table-cell office:value-type="float" office:value="-1.3662173562287">
                <text:p>-1.3662173562287</text:p>
              </table:table-cell>
              <table:table-cell office:value-type="float" office:value="3.8853526414891">
                <text:p>3.8853526414891</text:p>
              </table:table-cell>
              <table:table-cell office:value-type="float" office:value="3.50620153161578">
                <text:p>3.50620153161578</text:p>
              </table:table-cell>
              <table:table-cell office:value-type="float" office:value="-3.65485025695203">
                <text:p>-3.6548502569520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75686875281712">
                <text:p>3.75686875281712</text:p>
              </table:table-cell>
              <table:table-cell office:value-type="float" office:value="1.29647822496459">
                <text:p>1.29647822496459</text:p>
              </table:table-cell>
              <table:table-cell office:value-type="float" office:value="-1.37480688989786">
                <text:p>-1.37480688989786</text:p>
              </table:table-cell>
              <table:table-cell office:value-type="float" office:value="3.84538670324794">
                <text:p>3.84538670324794</text:p>
              </table:table-cell>
              <table:table-cell office:value-type="float" office:value="3.50347667473624">
                <text:p>3.50347667473624</text:p>
              </table:table-cell>
              <table:table-cell office:value-type="float" office:value="-3.61554386145409">
                <text:p>-3.615543861454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75164254321195">
                <text:p>3.75164254321195</text:p>
              </table:table-cell>
              <table:table-cell office:value-type="float" office:value="1.3036716912033">
                <text:p>1.3036716912033</text:p>
              </table:table-cell>
              <table:table-cell office:value-type="float" office:value="-1.38339794363501">
                <text:p>-1.38339794363501</text:p>
              </table:table-cell>
              <table:table-cell office:value-type="float" office:value="3.80610266273602">
                <text:p>3.80610266273602</text:p>
              </table:table-cell>
              <table:table-cell office:value-type="float" office:value="3.50068785428396">
                <text:p>3.50068785428396</text:p>
              </table:table-cell>
              <table:table-cell office:value-type="float" office:value="-3.5769269235433">
                <text:p>-3.57692692354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74639830564917">
                <text:p>3.74639830564917</text:p>
              </table:table-cell>
              <table:table-cell office:value-type="float" office:value="1.31085158794224">
                <text:p>1.31085158794224</text:p>
              </table:table-cell>
              <table:table-cell office:value-type="float" office:value="-1.39199054929899">
                <text:p>-1.39199054929899</text:p>
              </table:table-cell>
              <table:table-cell office:value-type="float" office:value="3.76748668433217">
                <text:p>3.76748668433217</text:p>
              </table:table-cell>
              <table:table-cell office:value-type="float" office:value="3.49783626818078">
                <text:p>3.49783626818078</text:p>
              </table:table-cell>
              <table:table-cell office:value-type="float" office:value="-3.53898565505163">
                <text:p>-3.538985655051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74113625245453">
                <text:p>3.74113625245453</text:p>
              </table:table-cell>
              <table:table-cell office:value-type="float" office:value="1.31801790216636">
                <text:p>1.31801790216636</text:p>
              </table:table-cell>
              <table:table-cell office:value-type="float" office:value="-1.40058473918111">
                <text:p>-1.40058473918111</text:p>
              </table:table-cell>
              <table:table-cell office:value-type="float" office:value="3.72952526481799">
                <text:p>3.72952526481799</text:p>
              </table:table-cell>
              <table:table-cell office:value-type="float" office:value="3.49492308897779">
                <text:p>3.49492308897779</text:p>
              </table:table-cell>
              <table:table-cell office:value-type="float" office:value="-3.50170660023988">
                <text:p>-3.5017066002398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73585659569348">
                <text:p>3.73585659569348</text:p>
              </table:table-cell>
              <table:table-cell office:value-type="float" office:value="1.32517062187276">
                <text:p>1.32517062187276</text:p>
              </table:table-cell>
              <table:table-cell office:value-type="float" office:value="-1.40918054600666">
                <text:p>-1.40918054600666</text:p>
              </table:table-cell>
              <table:table-cell office:value-type="float" office:value="3.69220522444611">
                <text:p>3.69220522444611</text:p>
              </table:table-cell>
              <table:table-cell office:value-type="float" office:value="3.49194946459259">
                <text:p>3.49194946459259</text:p>
              </table:table-cell>
              <table:table-cell office:value-type="float" office:value="-3.46507662685787">
                <text:p>-3.4650766268578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73055954715424">
                <text:p>3.73055954715424</text:p>
              </table:table-cell>
              <table:table-cell office:value-type="float" office:value="1.33230973607136">
                <text:p>1.33230973607136</text:p>
              </table:table-cell>
              <table:table-cell office:value-type="float" office:value="-1.41777800294029">
                <text:p>-1.41777800294029</text:p>
              </table:table-cell>
              <table:table-cell office:value-type="float" office:value="3.65551369826312">
                <text:p>3.65551369826312</text:p>
              </table:table-cell>
              <table:table-cell office:value-type="float" office:value="3.48891651902171">
                <text:p>3.48891651902171</text:p>
              </table:table-cell>
              <table:table-cell office:value-type="float" office:value="-3.42908291746089">
                <text:p>-3.429082917460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72524531833149">
                <text:p>3.72524531833149</text:p>
              </table:table-cell>
              <table:table-cell office:value-type="float" office:value="1.33943523478264">
                <text:p>1.33943523478264</text:p>
              </table:table-cell>
              <table:table-cell office:value-type="float" office:value="-1.42637714358762">
                <text:p>-1.42637714358762</text:p>
              </table:table-cell>
              <table:table-cell office:value-type="float" office:value="3.6194381276777">
                <text:p>3.6194381276777</text:p>
              </table:table-cell>
              <table:table-cell office:value-type="float" office:value="3.4858253530299">
                <text:p>3.4858253530299</text:p>
              </table:table-cell>
              <table:table-cell office:value-type="float" office:value="-3.39371296096902">
                <text:p>-3.393712960969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7199141204093">
                <text:p>3.7199141204093</text:p>
              </table:table-cell>
              <table:table-cell office:value-type="float" office:value="1.34654710903804">
                <text:p>1.34654710903804</text:p>
              </table:table-cell>
              <table:table-cell office:value-type="float" office:value="-1.43497800199997">
                <text:p>-1.43497800199997</text:p>
              </table:table-cell>
              <table:table-cell office:value-type="float" office:value="3.58396625226624">
                <text:p>3.58396625226624</text:p>
              </table:table-cell>
              <table:table-cell office:value-type="float" office:value="3.48267704481491">
                <text:p>3.48267704481491</text:p>
              </table:table-cell>
              <table:table-cell office:value-type="float" office:value="-3.35895454446752">
                <text:p>-3.358954544467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71456616424573">
                <text:p>3.71456616424573</text:p>
              </table:table-cell>
              <table:table-cell office:value-type="float" office:value="1.35364535087792">
                <text:p>1.35364535087792</text:p>
              </table:table-cell>
              <table:table-cell office:value-type="float" office:value="-1.44358061267788">
                <text:p>-1.44358061267788</text:p>
              </table:table-cell>
              <table:table-cell office:value-type="float" office:value="3.54908610181617">
                <text:p>3.54908610181617</text:p>
              </table:table-cell>
              <table:table-cell office:value-type="float" office:value="3.47947265065057">
                <text:p>3.47947265065057</text:p>
              </table:table-cell>
              <table:table-cell office:value-type="float" office:value="-3.32479574524347">
                <text:p>-3.3247957452434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70920166035625">
                <text:p>3.70920166035625</text:p>
              </table:table-cell>
              <table:table-cell office:value-type="float" office:value="1.36072995335025">
                <text:p>1.36072995335025</text:p>
              </table:table-cell>
              <table:table-cell office:value-type="float" office:value="-1.45218501057334">
                <text:p>-1.45218501057334</text:p>
              </table:table-cell>
              <table:table-cell office:value-type="float" office:value="3.51478598858915">
                <text:p>3.51478598858915</text:p>
              </table:table-cell>
              <table:table-cell office:value-type="float" office:value="3.47621320550838">
                <text:p>3.47621320550838</text:p>
              </table:table-cell>
              <table:table-cell office:value-type="float" office:value="-3.29122492304063">
                <text:p>-3.291224923040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70382081889732">
                <text:p>3.70382081889732</text:p>
              </table:table-cell>
              <table:table-cell office:value-type="float" office:value="1.36780091051111">
                <text:p>1.36780091051111</text:p>
              </table:table-cell>
              <table:table-cell office:value-type="float" office:value="-1.46079123109611">
                <text:p>-1.46079123109611</text:p>
              </table:table-cell>
              <table:table-cell office:value-type="float" office:value="3.48105449980996">
                <text:p>3.48105449980996</text:p>
              </table:table-cell>
              <table:table-cell office:value-type="float" office:value="3.47289972365771">
                <text:p>3.47289972365771</text:p>
              </table:table-cell>
              <table:table-cell office:value-type="float" office:value="-3.25823071254525">
                <text:p>-3.258230712545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69842384965219">
                <text:p>3.69842384965219</text:p>
              </table:table-cell>
              <table:table-cell office:value-type="float" office:value="1.3748582174211">
                <text:p>1.3748582174211</text:p>
              </table:table-cell>
              <table:table-cell office:value-type="float" office:value="-1.46939931011379">
                <text:p>-1.46939931011379</text:p>
              </table:table-cell>
              <table:table-cell office:value-type="float" office:value="3.44788049036462">
                <text:p>3.44788049036462</text:p>
              </table:table-cell>
              <table:table-cell office:value-type="float" office:value="3.4695331992475">
                <text:p>3.4695331992475</text:p>
              </table:table-cell>
              <table:table-cell office:value-type="float" office:value="-3.22580201607521">
                <text:p>-3.2258020160752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69301096201398">
                <text:p>3.69301096201398</text:p>
              </table:table-cell>
              <table:table-cell office:value-type="float" office:value="1.38190187014615">
                <text:p>1.38190187014615</text:p>
              </table:table-cell>
              <table:table-cell office:value-type="float" office:value="-1.47800928395821">
                <text:p>-1.47800928395821</text:p>
              </table:table-cell>
              <table:table-cell office:value-type="float" office:value="3.41525307570899">
                <text:p>3.41525307570899</text:p>
              </table:table-cell>
              <table:table-cell office:value-type="float" office:value="3.4661146068665">
                <text:p>3.4661146068665</text:p>
              </table:table-cell>
              <table:table-cell office:value-type="float" office:value="-3.193927996484">
                <text:p>-3.1939279964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68758236497137">
                <text:p>3.68758236497137</text:p>
              </table:table-cell>
              <table:table-cell office:value-type="float" office:value="1.38893186575456">
                <text:p>1.38893186575456</text:p>
              </table:table-cell>
              <table:table-cell office:value-type="float" office:value="-1.48662118942755">
                <text:p>-1.48662118942755</text:p>
              </table:table-cell>
              <table:table-cell office:value-type="float" office:value="3.3831616249793">
                <text:p>3.3831616249793</text:p>
              </table:table-cell>
              <table:table-cell office:value-type="float" office:value="3.46264490208703">
                <text:p>3.46264490208703</text:p>
              </table:table-cell>
              <table:table-cell office:value-type="float" office:value="-3.16259807026637">
                <text:p>-3.1625980702663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68213826709301">
                <text:p>3.68213826709301</text:p>
              </table:table-cell>
              <table:table-cell office:value-type="float" office:value="1.39594820231647">
                <text:p>1.39594820231647</text:p>
              </table:table-cell>
              <table:table-cell office:value-type="float" office:value="-1.49523506379032">
                <text:p>-1.49523506379032</text:p>
              </table:table-cell>
              <table:table-cell office:value-type="float" office:value="3.35159575429686">
                <text:p>3.35159575429686</text:p>
              </table:table-cell>
              <table:table-cell office:value-type="float" office:value="3.45912502198886">
                <text:p>3.45912502198886</text:p>
              </table:table-cell>
              <table:table-cell office:value-type="float" office:value="-3.13180190085628">
                <text:p>-3.1318019008562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67667887651307">
                <text:p>3.67667887651307</text:p>
              </table:table-cell>
              <table:table-cell office:value-type="float" office:value="1.40295087890245">
                <text:p>1.40295087890245</text:p>
              </table:table-cell>
              <table:table-cell office:value-type="float" office:value="-1.5038509447895">
                <text:p>-1.5038509447895</text:p>
              </table:table-cell>
              <table:table-cell office:value-type="float" office:value="3.32054532026542">
                <text:p>3.32054532026542</text:p>
              </table:table-cell>
              <table:table-cell office:value-type="float" office:value="3.45555588566798">
                <text:p>3.45555588566798</text:p>
              </table:table-cell>
              <table:table-cell office:value-type="float" office:value="-3.10152939211982">
                <text:p>-3.1015293921198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67120440091568">
                <text:p>3.67120440091568</text:p>
              </table:table-cell>
              <table:table-cell office:value-type="float" office:value="1.4099398955818">
                <text:p>1.4099398955818</text:p>
              </table:table-cell>
              <table:table-cell office:value-type="float" office:value="-1.51246887064601">
                <text:p>-1.51246887064601</text:p>
              </table:table-cell>
              <table:table-cell office:value-type="float" office:value="3.29000041365224">
                <text:p>3.29000041365224</text:p>
              </table:table-cell>
              <table:table-cell office:value-type="float" office:value="3.45193839472594">
                <text:p>3.45193839472594</text:p>
              </table:table-cell>
              <table:table-cell office:value-type="float" office:value="-3.07177068203056">
                <text:p>-3.0717706820305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66571504752203">
                <text:p>3.66571504752203</text:p>
              </table:table-cell>
              <table:table-cell office:value-type="float" office:value="1.41691525342031">
                <text:p>1.41691525342031</text:p>
              </table:table-cell>
              <table:table-cell office:value-type="float" office:value="-1.52108888006088">
                <text:p>-1.52108888006088</text:p>
              </table:table-cell>
              <table:table-cell office:value-type="float" office:value="3.25995135324865">
                <text:p>3.25995135324865</text:p>
              </table:table-cell>
              <table:table-cell office:value-type="float" office:value="3.4482734337464">
                <text:p>3.4482734337464</text:p>
              </table:table-cell>
              <table:table-cell office:value-type="float" office:value="-3.04251613652486">
                <text:p>-3.0425161365248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66021102307419">
                <text:p>3.66021102307419</text:p>
              </table:table-cell>
              <table:table-cell office:value-type="float" office:value="1.42387695448042">
                <text:p>1.42387695448042</text:p>
              </table:table-cell>
              <table:table-cell office:value-type="float" office:value="-1.52971101222245">
                <text:p>-1.52971101222245</text:p>
              </table:table-cell>
              <table:table-cell office:value-type="float" office:value="3.23038867990742">
                <text:p>3.23038867990742</text:p>
              </table:table-cell>
              <table:table-cell office:value-type="float" office:value="3.4445618707527">
                <text:p>3.4445618707527</text:p>
              </table:table-cell>
              <table:table-cell office:value-type="float" office:value="-3.01375634353669">
                <text:p>-3.0137563435366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65469253382275">
                <text:p>3.65469253382275</text:p>
              </table:table-cell>
              <table:table-cell office:value-type="float" office:value="1.4308250018171">
                <text:p>1.4308250018171</text:p>
              </table:table-cell>
              <table:table-cell office:value-type="float" office:value="-1.53833530680581">
                <text:p>-1.53833530680581</text:p>
              </table:table-cell>
              <table:table-cell office:value-type="float" office:value="3.20130315074625">
                <text:p>3.20130315074625</text:p>
              </table:table-cell>
              <table:table-cell office:value-type="float" office:value="3.44080455765347">
                <text:p>3.44080455765347</text:p>
              </table:table-cell>
              <table:table-cell office:value-type="float" office:value="-2.9854821071931">
                <text:p>-2.985482107193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.64915978551156">
                <text:p>3.64915978551156</text:p>
              </table:table-cell>
              <table:table-cell office:value-type="float" office:value="1.43775939947856">
                <text:p>1.43775939947856</text:p>
              </table:table-cell>
              <table:table-cell office:value-type="float" office:value="-1.54696180398023">
                <text:p>-1.54696180398023</text:p>
              </table:table-cell>
              <table:table-cell office:value-type="float" office:value="3.17268573351853">
                <text:p>3.17268573351853</text:p>
              </table:table-cell>
              <table:table-cell office:value-type="float" office:value="3.43700233067182">
                <text:p>3.43700233067182</text:p>
              </table:table-cell>
              <table:table-cell office:value-type="float" office:value="-2.95768444218328">
                <text:p>-2.957684442183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.64361298336508">
                <text:p>3.64361298336508</text:p>
              </table:table-cell>
              <table:table-cell office:value-type="float" office:value="1.44468015250257">
                <text:p>1.44468015250257</text:p>
              </table:table-cell>
              <table:table-cell office:value-type="float" office:value="-1.55559054441033">
                <text:p>-1.55559054441033</text:p>
              </table:table-cell>
              <table:table-cell office:value-type="float" office:value="3.14452760114239">
                <text:p>3.14452760114239</text:p>
              </table:table-cell>
              <table:table-cell office:value-type="float" office:value="3.43315601076147">
                <text:p>3.43315601076147</text:p>
              </table:table-cell>
              <table:table-cell office:value-type="float" office:value="-2.93035456828189">
                <text:p>-2.9303545682818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63805233207405">
                <text:p>3.63805233207405</text:p>
              </table:table-cell>
              <table:table-cell office:value-type="float" office:value="1.45158726691619">
                <text:p>1.45158726691619</text:p>
              </table:table-cell>
              <table:table-cell office:value-type="float" office:value="-1.56422156926175">
                <text:p>-1.56422156926175</text:p>
              </table:table-cell>
              <table:table-cell office:value-type="float" office:value="3.11682012638488">
                <text:p>3.11682012638488</text:p>
              </table:table-cell>
              <table:table-cell office:value-type="float" office:value="3.42926640400943">
                <text:p>3.42926640400943</text:p>
              </table:table-cell>
              <table:table-cell office:value-type="float" office:value="-2.90348390502965">
                <text:p>-2.903483905029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.63247803578298">
                <text:p>3.63247803578298</text:p>
              </table:table-cell>
              <table:table-cell office:value-type="float" office:value="1.45848074973263">
                <text:p>1.45848074973263</text:p>
              </table:table-cell>
              <table:table-cell office:value-type="float" office:value="-1.57285492020354">
                <text:p>-1.57285492020354</text:p>
              </table:table-cell>
              <table:table-cell office:value-type="float" office:value="3.08955487669785">
                <text:p>3.08955487669785</text:p>
              </table:table-cell>
              <table:table-cell office:value-type="float" office:value="3.42533430202554">
                <text:p>3.42533430202554</text:p>
              </table:table-cell>
              <table:table-cell office:value-type="float" office:value="-2.8770640665654">
                <text:p>-2.877064066565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62689029807638">
                <text:p>3.62689029807638</text:p>
              </table:table-cell>
              <table:table-cell office:value-type="float" office:value="1.4653606089502">
                <text:p>1.4653606089502</text:p>
              </table:table-cell>
              <table:table-cell office:value-type="float" office:value="-1.58149063941302">
                <text:p>-1.58149063941302</text:p>
              </table:table-cell>
              <table:table-cell office:value-type="float" office:value="3.06272360919876">
                <text:p>3.06272360919876</text:p>
              </table:table-cell>
              <table:table-cell office:value-type="float" office:value="3.42136048231944">
                <text:p>3.42136048231944</text:p>
              </table:table-cell>
              <table:table-cell office:value-type="float" office:value="-2.85108685660197">
                <text:p>-2.8510868566019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62128932196626">
                <text:p>3.62128932196626</text:p>
              </table:table-cell>
              <table:table-cell office:value-type="float" office:value="1.47222685355014">
                <text:p>1.47222685355014</text:p>
              </table:table-cell>
              <table:table-cell office:value-type="float" office:value="-1.59012876957912">
                <text:p>-1.59012876957912</text:p>
              </table:table-cell>
              <table:table-cell office:value-type="float" office:value="3.03631826579338">
                <text:p>3.03631826579338</text:p>
              </table:table-cell>
              <table:table-cell office:value-type="float" office:value="3.4173457086657">
                <text:p>3.4173457086657</text:p>
              </table:table-cell>
              <table:table-cell office:value-type="float" office:value="-2.82554426354671">
                <text:p>-2.8255442635467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61567530987901">
                <text:p>3.61567530987901</text:p>
              </table:table-cell>
              <table:table-cell office:value-type="float" office:value="1.47907949349498">
                <text:p>1.47907949349498</text:p>
              </table:table-cell>
              <table:table-cell office:value-type="float" office:value="-1.59876935390681">
                <text:p>-1.59876935390681</text:p>
              </table:table-cell>
              <table:table-cell office:value-type="float" office:value="3.01033096843685">
                <text:p>3.01033096843685</text:p>
              </table:table-cell>
              <table:table-cell office:value-type="float" office:value="3.41329073145714">
                <text:p>3.41329073145714</text:p>
              </table:table-cell>
              <table:table-cell office:value-type="float" office:value="-2.8004284557576">
                <text:p>-2.800428455757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61004846364381">
                <text:p>3.61004846364381</text:p>
              </table:table-cell>
              <table:table-cell office:value-type="float" office:value="1.48591853972545">
                <text:p>1.48591853972545</text:p>
              </table:table-cell>
              <table:table-cell office:value-type="float" office:value="-1.60741243612001">
                <text:p>-1.60741243612001</text:p>
              </table:table-cell>
              <table:table-cell office:value-type="float" office:value="2.98475401452826">
                <text:p>2.98475401452826</text:p>
              </table:table-cell>
              <table:table-cell office:value-type="float" office:value="3.4091962880471">
                <text:p>3.4091962880471</text:p>
              </table:table-cell>
              <table:table-cell office:value-type="float" office:value="-2.77573177693503">
                <text:p>-2.775731776935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60440898447899">
                <text:p>3.60440898447899</text:p>
              </table:table-cell>
              <table:table-cell office:value-type="float" office:value="1.49274400415992">
                <text:p>1.49274400415992</text:p>
              </table:table-cell>
              <table:table-cell office:value-type="float" office:value="-1.61605806046693">
                <text:p>-1.61605806046693</text:p>
              </table:table-cell>
              <table:table-cell office:value-type="float" office:value="2.95957987243312">
                <text:p>2.95957987243312</text:p>
              </table:table-cell>
              <table:table-cell office:value-type="float" office:value="3.40506310308046">
                <text:p>3.40506310308046</text:p>
              </table:table-cell>
              <table:table-cell office:value-type="float" office:value="-2.75144674164141">
                <text:p>-2.7514467416414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59875707298101">
                <text:p>3.59875707298101</text:p>
              </table:table-cell>
              <table:table-cell office:value-type="float" office:value="1.49955589969123">
                <text:p>1.49955589969123</text:p>
              </table:table-cell>
              <table:table-cell office:value-type="float" office:value="-1.6247062717228">
                <text:p>-1.6247062717228</text:p>
              </table:table-cell>
              <table:table-cell office:value-type="float" office:value="2.93480117713482">
                <text:p>2.93480117713482</text:p>
              </table:table-cell>
              <table:table-cell office:value-type="float" office:value="3.40089188881512">
                <text:p>3.40089188881512</text:p>
              </table:table-cell>
              <table:table-cell office:value-type="float" office:value="-2.72756603094903">
                <text:p>-2.7275660309490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59309292911191">
                <text:p>3.59309292911191</text:p>
              </table:table-cell>
              <table:table-cell office:value-type="float" office:value="1.50635424018515">
                <text:p>1.50635424018515</text:p>
              </table:table-cell>
              <table:table-cell office:value-type="float" office:value="-1.63335711519457">
                <text:p>-1.63335711519457</text:p>
              </table:table-cell>
              <table:table-cell office:value-type="float" office:value="2.91041072600489">
                <text:p>2.91041072600489</text:p>
              </table:table-cell>
              <table:table-cell office:value-type="float" office:value="3.39668334543177">
                <text:p>3.39668334543177</text:p>
              </table:table-cell>
              <table:table-cell office:value-type="float" office:value="-2.70408248820645">
                <text:p>-2.7040824882064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58741675218815">
                <text:p>3.58741675218815</text:p>
              </table:table-cell>
              <table:table-cell office:value-type="float" office:value="1.51313904047798">
                <text:p>1.51313904047798</text:p>
              </table:table-cell>
              <table:table-cell office:value-type="float" office:value="-1.6420106367249">
                <text:p>-1.6420106367249</text:p>
              </table:table-cell>
              <table:table-cell office:value-type="float" office:value="2.88640147469501">
                <text:p>2.88640147469501</text:p>
              </table:table-cell>
              <table:table-cell office:value-type="float" office:value="3.39243816133624">
                <text:p>3.39243816133624</text:p>
              </table:table-cell>
              <table:table-cell office:value-type="float" office:value="-2.68098911492914">
                <text:p>-2.6809891149291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58172874086818">
                <text:p>3.58172874086818</text:p>
              </table:table-cell>
              <table:table-cell office:value-type="float" office:value="1.5199103163747">
                <text:p>1.5199103163747</text:p>
              </table:table-cell>
              <table:table-cell office:value-type="float" office:value="-1.65066688269625">
                <text:p>-1.65066688269625</text:p>
              </table:table-cell>
              <table:table-cell office:value-type="float" office:value="2.86276653314154">
                <text:p>2.86276653314154</text:p>
              </table:table-cell>
              <table:table-cell office:value-type="float" office:value="3.38815701344958">
                <text:p>3.38815701344958</text:p>
              </table:table-cell>
              <table:table-cell office:value-type="float" office:value="-2.6582790667999">
                <text:p>-2.658279066799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57602909314211">
                <text:p>3.57602909314211</text:p>
              </table:table-cell>
              <table:table-cell office:value-type="float" office:value="1.52666808464615">
                <text:p>1.52666808464615</text:p>
              </table:table-cell>
              <table:table-cell office:value-type="float" office:value="-1.65932590003447">
                <text:p>-1.65932590003447</text:p>
              </table:table-cell>
              <table:table-cell office:value-type="float" office:value="2.8394991616816">
                <text:p>2.8394991616816</text:p>
              </table:table-cell>
              <table:table-cell office:value-type="float" office:value="3.38384056749181">
                <text:p>3.38384056749181</text:p>
              </table:table-cell>
              <table:table-cell office:value-type="float" office:value="-2.63594564978388">
                <text:p>-2.6359456497838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57031800631985">
                <text:p>3.57031800631985</text:p>
              </table:table-cell>
              <table:table-cell office:value-type="float" office:value="1.53341236302756">
                <text:p>1.53341236302756</text:p>
              </table:table-cell>
              <table:table-cell office:value-type="float" office:value="-1.66798773621375">
                <text:p>-1.66798773621375</text:p>
              </table:table-cell>
              <table:table-cell office:value-type="float" office:value="2.81659276728015">
                <text:p>2.81659276728015</text:p>
              </table:table-cell>
              <table:table-cell office:value-type="float" office:value="3.37948947825498">
                <text:p>3.37948947825498</text:p>
              </table:table-cell>
              <table:table-cell office:value-type="float" office:value="-2.61398231635121">
                <text:p>-2.613982316351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56459567702075">
                <text:p>3.56459567702075</text:p>
              </table:table-cell>
              <table:table-cell office:value-type="float" office:value="1.540143170216">
                <text:p>1.540143170216</text:p>
              </table:table-cell>
              <table:table-cell office:value-type="float" office:value="-1.67665243926072">
                <text:p>-1.67665243926072</text:p>
              </table:table-cell>
              <table:table-cell office:value-type="float" office:value="2.79404089986">
                <text:p>2.79404089986</text:p>
              </table:table-cell>
              <table:table-cell office:value-type="float" office:value="3.37510438986873">
                <text:p>3.37510438986873</text:p>
              </table:table-cell>
              <table:table-cell office:value-type="float" office:value="-2.59238266180577">
                <text:p>-2.592382661805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55886230116195">
                <text:p>3.55886230116195</text:p>
              </table:table-cell>
              <table:table-cell office:value-type="float" office:value="1.54686052586747">
                <text:p>1.54686052586747</text:p>
              </table:table-cell>
              <table:table-cell office:value-type="float" office:value="-1.68532005775717">
                <text:p>-1.68532005775717</text:p>
              </table:table-cell>
              <table:table-cell office:value-type="float" office:value="2.77183724873178">
                <text:p>2.77183724873178</text:p>
              </table:table-cell>
              <table:table-cell office:value-type="float" office:value="3.37068593605693">
                <text:p>3.37068593605693</text:p>
              </table:table-cell>
              <table:table-cell office:value-type="float" office:value="-2.571140420713">
                <text:p>-2.57114042071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55311807394885">
                <text:p>3.55311807394885</text:p>
              </table:table-cell>
              <table:table-cell office:value-type="float" office:value="1.55356445059618">
                <text:p>1.55356445059618</text:p>
              </table:table-cell>
              <table:table-cell office:value-type="float" office:value="-1.69399064084695">
                <text:p>-1.69399064084695</text:p>
              </table:table-cell>
              <table:table-cell office:value-type="float" office:value="2.74997563912904">
                <text:p>2.74997563912904</text:p>
              </table:table-cell>
              <table:table-cell office:value-type="float" office:value="3.36623474038762">
                <text:p>3.36623474038762</text:p>
              </table:table-cell>
              <table:table-cell office:value-type="float" office:value="-2.55024946343205">
                <text:p>-2.550249463432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.54736318986431">
                <text:p>3.54736318986431</text:p>
              </table:table-cell>
              <table:table-cell office:value-type="float" office:value="1.56025496597045">
                <text:p>1.56025496597045</text:p>
              </table:table-cell>
              <table:table-cell office:value-type="float" office:value="-1.70266423823768">
                <text:p>-1.70266423823768</text:p>
              </table:table-cell>
              <table:table-cell office:value-type="float" office:value="2.72845002883297">
                <text:p>2.72845002883297</text:p>
              </table:table-cell>
              <table:table-cell office:value-type="float" office:value="3.36175141651416">
                <text:p>3.36175141651416</text:p>
              </table:table-cell>
              <table:table-cell office:value-type="float" office:value="-2.52970379273892">
                <text:p>-2.5297037927389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.54159784265794">
                <text:p>3.54159784265794</text:p>
              </table:table-cell>
              <table:table-cell office:value-type="float" office:value="1.56693209451153">
                <text:p>1.56693209451153</text:p>
              </table:table-cell>
              <table:table-cell office:value-type="float" office:value="-1.71134090020671">
                <text:p>-1.71134090020671</text:p>
              </table:table-cell>
              <table:table-cell office:value-type="float" office:value="2.70725450489414">
                <text:p>2.70725450489414</text:p>
              </table:table-cell>
              <table:table-cell office:value-type="float" office:value="3.35723656840874">
                <text:p>3.35723656840874</text:p>
              </table:table-cell>
              <table:table-cell office:value-type="float" office:value="-2.50949754054664">
                <text:p>-2.509497540546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.53582222533706">
                <text:p>3.53582222533706</text:p>
              </table:table-cell>
              <table:table-cell office:value-type="float" office:value="1.57359585969092">
                <text:p>1.57359585969092</text:p>
              </table:table-cell>
              <table:table-cell office:value-type="float" office:value="-1.72002067760471">
                <text:p>-1.72002067760471</text:p>
              </table:table-cell>
              <table:table-cell office:value-type="float" office:value="2.68638328044296">
                <text:p>2.68638328044296</text:p>
              </table:table-cell>
              <table:table-cell office:value-type="float" office:value="3.3526907905906">
                <text:p>3.3526907905906</text:p>
              </table:table-cell>
              <table:table-cell office:value-type="float" office:value="-2.48962496471281">
                <text:p>-2.4896249647128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.53003653015601">
                <text:p>3.53003653015601</text:p>
              </table:table-cell>
              <table:table-cell office:value-type="float" office:value="1.58024628592811">
                <text:p>1.58024628592811</text:p>
              </table:table-cell>
              <table:table-cell office:value-type="float" office:value="-1.72870362186056">
                <text:p>-1.72870362186056</text:p>
              </table:table-cell>
              <table:table-cell office:value-type="float" office:value="2.66583069158945">
                <text:p>2.66583069158945</text:p>
              </table:table-cell>
              <table:table-cell office:value-type="float" office:value="3.3481146683456">
                <text:p>3.3481146683456</text:p>
              </table:table-cell>
              <table:table-cell office:value-type="float" office:value="-2.47008044593882">
                <text:p>-2.4700804459388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52424094860743">
                <text:p>3.52424094860743</text:p>
              </table:table-cell>
              <table:table-cell office:value-type="float" office:value="1.5868833985876">
                <text:p>1.5868833985876</text:p>
              </table:table-cell>
              <table:table-cell office:value-type="float" office:value="-1.73738978498486">
                <text:p>-1.73738978498486</text:p>
              </table:table-cell>
              <table:table-cell office:value-type="float" office:value="2.64559119440635">
                <text:p>2.64559119440635</text:p>
              </table:table-cell>
              <table:table-cell office:value-type="float" office:value="3.34350877793976">
                <text:p>3.34350877793976</text:p>
              </table:table-cell>
              <table:table-cell office:value-type="float" office:value="-2.45085848475046">
                <text:p>-2.4508584847504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51843567141227">
                <text:p>3.51843567141227</text:p>
              </table:table-cell>
              <table:table-cell office:value-type="float" office:value="1.59350722397746">
                <text:p>1.59350722397746</text:p>
              </table:table-cell>
              <table:table-cell office:value-type="float" office:value="-1.74607921957579">
                <text:p>-1.74607921957579</text:p>
              </table:table-cell>
              <table:table-cell office:value-type="float" office:value="2.62565936199693">
                <text:p>2.62565936199693</text:p>
              </table:table-cell>
              <table:table-cell office:value-type="float" office:value="3.33887368682639">
                <text:p>3.33887368682639</text:p>
              </table:table-cell>
              <table:table-cell office:value-type="float" office:value="-2.43195369856485">
                <text:p>-2.4319536985648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5126208885103">
                <text:p>3.5126208885103</text:p>
              </table:table-cell>
              <table:table-cell office:value-type="float" office:value="1.60011778934622">
                <text:p>1.60011778934622</text:p>
              </table:table-cell>
              <table:table-cell office:value-type="float" office:value="-1.75477197882239">
                <text:p>-1.75477197882239</text:p>
              </table:table-cell>
              <table:table-cell office:value-type="float" office:value="2.60602988164114">
                <text:p>2.60602988164114</text:p>
              </table:table-cell>
              <table:table-cell office:value-type="float" office:value="3.33420995384705">
                <text:p>3.33420995384705</text:p>
              </table:table-cell>
              <table:table-cell office:value-type="float" office:value="-2.41336081883476">
                <text:p>-2.413360818834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50679678905169">
                <text:p>3.50679678905169</text:p>
              </table:table-cell>
              <table:table-cell office:value-type="float" office:value="1.60671512288073">
                <text:p>1.60671512288073</text:p>
              </table:table-cell>
              <table:table-cell office:value-type="float" office:value="-1.76346811650975">
                <text:p>-1.76346811650975</text:p>
              </table:table-cell>
              <table:table-cell office:value-type="float" office:value="2.58669755202066">
                <text:p>2.58669755202066</text:p>
              </table:table-cell>
              <table:table-cell office:value-type="float" office:value="3.32951812942637">
                <text:p>3.32951812942637</text:p>
              </table:table-cell>
              <table:table-cell office:value-type="float" office:value="-2.39507468827294">
                <text:p>-2.3950746882729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50096356138818">
                <text:p>3.50096356138818</text:p>
              </table:table-cell>
              <table:table-cell office:value-type="float" office:value="1.61329925370364">
                <text:p>1.61329925370364</text:p>
              </table:table-cell>
              <table:table-cell office:value-type="float" office:value="-1.7721676870233">
                <text:p>-1.7721676870233</text:p>
              </table:table-cell>
              <table:table-cell office:value-type="float" office:value="2.56765728051993">
                <text:p>2.56765728051993</text:p>
              </table:table-cell>
              <table:table-cell office:value-type="float" office:value="3.32479875576123">
                <text:p>3.32479875576123</text:p>
              </table:table-cell>
              <table:table-cell office:value-type="float" office:value="-2.37709025815094">
                <text:p>-2.3770902581509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.49512139306339">
                <text:p>3.49512139306339</text:p>
              </table:table-cell>
              <table:table-cell office:value-type="float" office:value="1.61987021187119">
                <text:p>1.61987021187119</text:p>
              </table:table-cell>
              <table:table-cell office:value-type="float" office:value="-1.78087074535417">
                <text:p>-1.78087074535417</text:p>
              </table:table-cell>
              <table:table-cell office:value-type="float" office:value="2.54890408060029">
                <text:p>2.54890408060029</text:p>
              </table:table-cell>
              <table:table-cell office:value-type="float" office:value="3.32005236700418">
                <text:p>3.32005236700418</text:p>
              </table:table-cell>
              <table:table-cell office:value-type="float" office:value="-2.35940258567342">
                <text:p>-2.3594025856734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48927047080604">
                <text:p>3.48927047080604</text:p>
              </table:table-cell>
              <table:table-cell office:value-type="float" office:value="1.6264280283697">
                <text:p>1.6264280283697</text:p>
              </table:table-cell>
              <table:table-cell office:value-type="float" office:value="-1.78957734710184">
                <text:p>-1.78957734710184</text:p>
              </table:table-cell>
              <table:table-cell office:value-type="float" office:value="2.53043306924375">
                <text:p>2.53043306924375</text:p>
              </table:table-cell>
              <table:table-cell office:value-type="float" office:value="3.31527948944201">
                <text:p>3.31527948944201</text:p>
              </table:table-cell>
              <table:table-cell office:value-type="float" office:value="-2.3420068314199">
                <text:p>-2.342006831419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48341098051982">
                <text:p>3.48341098051982</text:p>
              </table:table-cell>
              <table:table-cell office:value-type="float" office:value="1.63297273511524">
                <text:p>1.63297273511524</text:p>
              </table:table-cell>
              <table:table-cell office:value-type="float" office:value="-1.79828754848199">
                <text:p>-1.79828754848199</text:p>
              </table:table-cell>
              <table:table-cell office:value-type="float" office:value="2.51223946446883">
                <text:p>2.51223946446883</text:p>
              </table:table-cell>
              <table:table-cell office:value-type="float" office:value="3.31048064166748">
                <text:p>3.31048064166748</text:p>
              </table:table-cell>
              <table:table-cell office:value-type="float" office:value="-2.32489825686061">
                <text:p>-2.3248982568606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47754310727678">
                <text:p>3.47754310727678</text:p>
              </table:table-cell>
              <table:table-cell office:value-type="float" office:value="1.63950436494863">
                <text:p>1.63950436494863</text:p>
              </table:table-cell>
              <table:table-cell office:value-type="float" office:value="-1.80700140632837">
                <text:p>-1.80700140632837</text:p>
              </table:table-cell>
              <table:table-cell office:value-type="float" office:value="2.49431858291202">
                <text:p>2.49431858291202</text:p>
              </table:table-cell>
              <table:table-cell office:value-type="float" office:value="3.30565633474858">
                <text:p>3.30565633474858</text:p>
              </table:table-cell>
              <table:table-cell office:value-type="float" office:value="-2.30807222193595">
                <text:p>-2.308072221935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47166703530821">
                <text:p>3.47166703530821</text:p>
              </table:table-cell>
              <table:table-cell office:value-type="float" office:value="1.64602295163537">
                <text:p>1.64602295163537</text:p>
              </table:table-cell>
              <table:table-cell office:value-type="float" office:value="-1.81571897809953">
                <text:p>-1.81571897809953</text:p>
              </table:table-cell>
              <table:table-cell office:value-type="float" office:value="2.47666583747237">
                <text:p>2.47666583747237</text:p>
              </table:table-cell>
              <table:table-cell office:value-type="float" office:value="3.30080707238999">
                <text:p>3.30080707238999</text:p>
              </table:table-cell>
              <table:table-cell office:value-type="float" office:value="-2.29152418270206">
                <text:p>-2.2915241827020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.46578294799791">
                <text:p>3.46578294799791</text:p>
              </table:table-cell>
              <table:table-cell office:value-type="float" office:value="1.65252852986116">
                <text:p>1.65252852986116</text:p>
              </table:table-cell>
              <table:table-cell office:value-type="float" office:value="-1.82444032188262">
                <text:p>-1.82444032188262</text:p>
              </table:table-cell>
              <table:table-cell office:value-type="float" office:value="2.45927673502438">
                <text:p>2.45927673502438</text:p>
              </table:table-cell>
              <table:table-cell office:value-type="float" office:value="3.2959333510924">
                <text:p>3.2959333510924</text:p>
              </table:table-cell>
              <table:table-cell office:value-type="float" office:value="-2.27524968904141">
                <text:p>-2.275249689041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459891027874">
                <text:p>3.459891027874</text:p>
              </table:table-cell>
              <table:table-cell office:value-type="float" office:value="1.65902113523073">
                <text:p>1.65902113523073</text:p>
              </table:table-cell>
              <table:table-cell office:value-type="float" office:value="-1.83316549639867">
                <text:p>-1.83316549639867</text:p>
              </table:table-cell>
              <table:table-cell office:value-type="float" office:value="2.44214687418677">
                <text:p>2.44214687418677</text:p>
              </table:table-cell>
              <table:table-cell office:value-type="float" office:value="3.29103566030564">
                <text:p>3.29103566030564</text:p>
              </table:table-cell>
              <table:table-cell office:value-type="float" office:value="-2.25924438243276">
                <text:p>-2.2592443824327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45399145660134">
                <text:p>3.45399145660134</text:p>
              </table:table-cell>
              <table:table-cell office:value-type="float" office:value="1.66550080426505">
                <text:p>1.66550080426505</text:p>
              </table:table-cell>
              <table:table-cell office:value-type="float" office:value="-1.84189456100758">
                <text:p>-1.84189456100758</text:p>
              </table:table-cell>
              <table:table-cell office:value-type="float" office:value="2.42527194315441">
                <text:p>2.42527194315441</text:p>
              </table:table-cell>
              <table:table-cell office:value-type="float" office:value="3.28611448257764">
                <text:p>3.28611448257764</text:p>
              </table:table-cell>
              <table:table-cell office:value-type="float" office:value="-2.24350399378066">
                <text:p>-2.243503993780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.44808441497545">
                <text:p>3.44808441497545</text:p>
              </table:table-cell>
              <table:table-cell office:value-type="float" office:value="1.67196757439831">
                <text:p>1.67196757439831</text:p>
              </table:table-cell>
              <table:table-cell office:value-type="float" office:value="-1.85062757571301">
                <text:p>-1.85062757571301</text:p>
              </table:table-cell>
              <table:table-cell office:value-type="float" office:value="2.40864771758785">
                <text:p>2.40864771758785</text:p>
              </table:table-cell>
              <table:table-cell office:value-type="float" office:value="3.28117029370003">
                <text:p>3.28117029370003</text:p>
              </table:table-cell>
              <table:table-cell office:value-type="float" office:value="-2.22802434130714">
                <text:p>-2.2280243413071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.44217008291404">
                <text:p>3.44217008291404</text:p>
              </table:table-cell>
              <table:table-cell office:value-type="float" office:value="1.67842148397606">
                <text:p>1.67842148397606</text:p>
              </table:table-cell>
              <table:table-cell office:value-type="float" office:value="-1.85936460116715">
                <text:p>-1.85936460116715</text:p>
              </table:table-cell>
              <table:table-cell office:value-type="float" office:value="2.39227005855686">
                <text:p>2.39227005855686</text:p>
              </table:table-cell>
              <table:table-cell office:value-type="float" office:value="3.27620356284797">
                <text:p>3.27620356284797</text:p>
              </table:table-cell>
              <table:table-cell office:value-type="float" office:value="-2.21280132849282">
                <text:p>-2.2128013284928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.43624863945112">
                <text:p>3.43624863945112</text:p>
              </table:table-cell>
              <table:table-cell office:value-type="float" office:value="1.68486257225313">
                <text:p>1.68486257225313</text:p>
              </table:table-cell>
              <table:table-cell office:value-type="float" office:value="-1.86810569867689">
                <text:p>-1.86810569867689</text:p>
              </table:table-cell>
              <table:table-cell office:value-type="float" office:value="2.37613491054136">
                <text:p>2.37613491054136</text:p>
              </table:table-cell>
              <table:table-cell office:value-type="float" office:value="3.27121475271788">
                <text:p>3.27121475271788</text:p>
              </table:table-cell>
              <table:table-cell office:value-type="float" office:value="-2.19783094207885">
                <text:p>-2.1978309420788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43032026272962">
                <text:p>3.43032026272962</text:p>
              </table:table-cell>
              <table:table-cell office:value-type="float" office:value="1.69129087939007">
                <text:p>1.69129087939007</text:p>
              </table:table-cell>
              <table:table-cell office:value-type="float" office:value="-1.87685093020764">
                <text:p>-1.87685093020764</text:p>
              </table:table-cell>
              <table:table-cell office:value-type="float" office:value="2.36023829948309">
                <text:p>2.36023829948309</text:p>
              </table:table-cell>
              <table:table-cell office:value-type="float" office:value="3.2662043196593">
                <text:p>3.2662043196593</text:p>
              </table:table-cell>
              <table:table-cell office:value-type="float" office:value="-2.18310925011883">
                <text:p>-2.1831092501188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42438512999597">
                <text:p>3.42438512999597</text:p>
              </table:table-cell>
              <table:table-cell office:value-type="float" office:value="1.69770644645164">
                <text:p>1.69770644645164</text:p>
              </table:table-cell>
              <table:table-cell office:value-type="float" office:value="-1.88560035838958">
                <text:p>-1.88560035838958</text:p>
              </table:table-cell>
              <table:table-cell office:value-type="float" office:value="2.34457633089092">
                <text:p>2.34457633089092</text:p>
              </table:table-cell>
              <table:table-cell office:value-type="float" office:value="3.26117271380507">
                <text:p>3.26117271380507</text:p>
              </table:table-cell>
              <table:table-cell office:value-type="float" office:value="-2.16863240008314">
                <text:p>-2.168632400083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41844341759257">
                <text:p>3.41844341759257</text:p>
              </table:table-cell>
              <table:table-cell office:value-type="float" office:value="1.70410931540392">
                <text:p>1.70410931540392</text:p>
              </table:table-cell>
              <table:table-cell office:value-type="float" office:value="-1.89435404652213">
                <text:p>-1.89435404652213</text:p>
              </table:table-cell>
              <table:table-cell office:value-type="float" office:value="2.32914518799355">
                <text:p>2.32914518799355</text:p>
              </table:table-cell>
              <table:table-cell office:value-type="float" office:value="3.25612037919632">
                <text:p>3.25612037919632</text:p>
              </table:table-cell>
              <table:table-cell office:value-type="float" office:value="-2.15439661701296">
                <text:p>-2.1543966170129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.41249530095237">
                <text:p>3.41249530095237</text:p>
              </table:table-cell>
              <table:table-cell office:value-type="float" office:value="1.71049952911215">
                <text:p>1.71049952911215</text:p>
              </table:table-cell>
              <table:table-cell office:value-type="float" office:value="-1.90311205857987">
                <text:p>-1.90311205857987</text:p>
              </table:table-cell>
              <table:table-cell office:value-type="float" office:value="2.31394112994365">
                <text:p>2.31394112994365</text:p>
              </table:table-cell>
              <table:table-cell office:value-type="float" office:value="3.25104775390474">
                <text:p>3.25104775390474</text:p>
              </table:table-cell>
              <table:table-cell office:value-type="float" office:value="-2.14039820172346">
                <text:p>-2.140398201723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40654095459261">
                <text:p>3.40654095459261</text:p>
              </table:table-cell>
              <table:table-cell office:value-type="float" office:value="1.71687713133794">
                <text:p>1.71687713133794</text:p>
              </table:table-cell>
              <table:table-cell office:value-type="float" office:value="-1.91187445921763">
                <text:p>-1.91187445921763</text:p>
              </table:table-cell>
              <table:table-cell office:value-type="float" office:value="2.29896049006668">
                <text:p>2.29896049006668</text:p>
              </table:table-cell>
              <table:table-cell office:value-type="float" office:value="3.2459552701506">
                <text:p>3.2459552701506</text:p>
              </table:table-cell>
              <table:table-cell office:value-type="float" office:value="-2.12663352905424">
                <text:p>-2.1266335290542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.40058055210918">
                <text:p>3.40058055210918</text:p>
              </table:table-cell>
              <table:table-cell office:value-type="float" office:value="1.72324216673736">
                <text:p>1.72324216673736</text:p>
              </table:table-cell>
              <table:table-cell office:value-type="float" office:value="-1.9206413137758">
                <text:p>-1.9206413137758</text:p>
              </table:table-cell>
              <table:table-cell office:value-type="float" office:value="2.28419967415661">
                <text:p>2.28419967415661</text:p>
              </table:table-cell>
              <table:table-cell office:value-type="float" office:value="3.24084335441895">
                <text:p>3.24084335441895</text:p>
              </table:table-cell>
              <table:table-cell office:value-type="float" office:value="-2.11309904616434">
                <text:p>-2.113099046164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